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3.2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n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9.331281" calcext:value-type="float">
            <text:p>9.331281</text:p>
          </table:table-cell>
          <table:table-cell office:value-type="float" office:value="455.7317" calcext:value-type="float">
            <text:p>455.7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8783" calcext:value-type="float">
            <text:p>0.04658783</text:p>
          </table:table-cell>
          <table:table-cell office:value-type="float" office:value="8.879803" calcext:value-type="float">
            <text:p>8.879803</text:p>
          </table:table-cell>
          <table:table-cell office:value-type="float" office:value="0" calcext:value-type="float">
            <text:p>0</text:p>
          </table:table-cell>
          <table:table-cell office:value-type="float" office:value="0.00007506401" calcext:value-type="float">
            <text:p>7.506401E-05</text:p>
          </table:table-cell>
          <table:table-cell office:value-type="float" office:value="0" calcext:value-type="float">
            <text:p>0</text:p>
          </table:table-cell>
          <table:table-cell office:value-type="float" office:value="0.005446883" calcext:value-type="float">
            <text:p>0.005446883</text:p>
          </table:table-cell>
          <table:table-cell office:value-type="float" office:value="-0.0000002891229" calcext:value-type="float">
            <text:p>-2.891229E-07</text:p>
          </table:table-cell>
          <table:table-cell office:value-type="float" office:value="0.000001977357" calcext:value-type="float">
            <text:p>1.977357E-06</text:p>
          </table:table-cell>
          <table:table-cell office:value-type="float" office:value="0.000003302699" calcext:value-type="float">
            <text:p>3.302699E-06</text:p>
          </table:table-cell>
          <table:table-cell office:value-type="float" office:value="7.927289" calcext:value-type="float">
            <text:p>7.927289</text:p>
          </table:table-cell>
          <table:table-cell office:value-type="float" office:value="0.009301507" calcext:value-type="float">
            <text:p>0.009301507</text:p>
          </table:table-cell>
          <table:table-cell office:value-type="float" office:value="0.02881106" calcext:value-type="float">
            <text:p>0.02881106</text:p>
          </table:table-cell>
          <table:table-cell office:value-type="float" office:value="0.03748238" calcext:value-type="float">
            <text:p>0.03748238</text:p>
          </table:table-cell>
          <table:table-cell office:value-type="float" office:value="0.03163229" calcext:value-type="float">
            <text:p>0.03163229</text:p>
          </table:table-cell>
          <table:table-cell office:value-type="float" office:value="0.02366026" calcext:value-type="float">
            <text:p>0.02366026</text:p>
          </table:table-cell>
          <table:table-cell office:value-type="float" office:value="0.02197563" calcext:value-type="float">
            <text:p>0.02197563</text:p>
          </table:table-cell>
          <table:table-cell office:value-type="float" office:value="0.02212519" calcext:value-type="float">
            <text:p>0.02212519</text:p>
          </table:table-cell>
          <table:table-cell office:value-type="float" office:value="0.01888985" calcext:value-type="float">
            <text:p>0.01888985</text:p>
          </table:table-cell>
          <table:table-cell office:value-type="float" office:value="6.444826" calcext:value-type="float">
            <text:p>6.444826</text:p>
          </table:table-cell>
          <table:table-cell office:value-type="float" office:value="6.623576" calcext:value-type="float">
            <text:p>6.623576</text:p>
          </table:table-cell>
          <table:table-cell office:value-type="float" office:value="9.584848" calcext:value-type="float">
            <text:p>9.584848</text:p>
          </table:table-cell>
          <table:table-cell office:value-type="float" office:value="11.33826" calcext:value-type="float">
            <text:p>11.33826</text:p>
          </table:table-cell>
          <table:table-cell office:value-type="float" office:value="11.25554" calcext:value-type="float">
            <text:p>11.25554</text:p>
          </table:table-cell>
          <table:table-cell office:value-type="float" office:value="7.525843" calcext:value-type="float">
            <text:p>7.525843</text:p>
          </table:table-cell>
          <table:table-cell office:value-type="float" office:value="4.30629" calcext:value-type="float">
            <text:p>4.30629</text:p>
          </table:table-cell>
          <table:table-cell office:value-type="float" office:value="6.418363" calcext:value-type="float">
            <text:p>6.418363</text:p>
          </table:table-cell>
          <table:table-cell office:value-type="float" office:value="14.48455" calcext:value-type="float">
            <text:p>14.48455</text:p>
          </table:table-cell>
          <table:table-cell office:value-type="float" office:value="0" calcext:value-type="float">
            <text:p>0</text:p>
          </table:table-cell>
          <table:table-cell office:value-type="float" office:value="-0.000000586024" calcext:value-type="float">
            <text:p>-5.8602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9.331139" calcext:value-type="float">
            <text:p>9.331139</text:p>
          </table:table-cell>
          <table:table-cell office:value-type="float" office:value="455.7289" calcext:value-type="float">
            <text:p>455.7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3979" calcext:value-type="float">
            <text:p>0.04643979</text:p>
          </table:table-cell>
          <table:table-cell office:value-type="float" office:value="8.876401" calcext:value-type="float">
            <text:p>8.876401</text:p>
          </table:table-cell>
          <table:table-cell office:value-type="float" office:value="0" calcext:value-type="float">
            <text:p>0</text:p>
          </table:table-cell>
          <table:table-cell office:value-type="float" office:value="0.0001497012" calcext:value-type="float">
            <text:p>0.0001497012</text:p>
          </table:table-cell>
          <table:table-cell office:value-type="float" office:value="0" calcext:value-type="float">
            <text:p>0</text:p>
          </table:table-cell>
          <table:table-cell office:value-type="float" office:value="0.01069024" calcext:value-type="float">
            <text:p>0.01069024</text:p>
          </table:table-cell>
          <table:table-cell office:value-type="float" office:value="-0.0000006618047" calcext:value-type="float">
            <text:p>-6.618047E-07</text:p>
          </table:table-cell>
          <table:table-cell office:value-type="float" office:value="0.00000408386" calcext:value-type="float">
            <text:p>4.08386E-06</text:p>
          </table:table-cell>
          <table:table-cell office:value-type="float" office:value="0.000006547961" calcext:value-type="float">
            <text:p>6.547961E-06</text:p>
          </table:table-cell>
          <table:table-cell office:value-type="float" office:value="7.922637" calcext:value-type="float">
            <text:p>7.922637</text:p>
          </table:table-cell>
          <table:table-cell office:value-type="float" office:value="0.008958889" calcext:value-type="float">
            <text:p>0.008958889</text:p>
          </table:table-cell>
          <table:table-cell office:value-type="float" office:value="0.02864802" calcext:value-type="float">
            <text:p>0.02864802</text:p>
          </table:table-cell>
          <table:table-cell office:value-type="float" office:value="0.03737871" calcext:value-type="float">
            <text:p>0.03737871</text:p>
          </table:table-cell>
          <table:table-cell office:value-type="float" office:value="0.03151333" calcext:value-type="float">
            <text:p>0.03151333</text:p>
          </table:table-cell>
          <table:table-cell office:value-type="float" office:value="0.02355177" calcext:value-type="float">
            <text:p>0.02355177</text:p>
          </table:table-cell>
          <table:table-cell office:value-type="float" office:value="0.02190201" calcext:value-type="float">
            <text:p>0.02190201</text:p>
          </table:table-cell>
          <table:table-cell office:value-type="float" office:value="0.02217091" calcext:value-type="float">
            <text:p>0.02217091</text:p>
          </table:table-cell>
          <table:table-cell office:value-type="float" office:value="0.01887635" calcext:value-type="float">
            <text:p>0.01887635</text:p>
          </table:table-cell>
          <table:table-cell office:value-type="float" office:value="6.611621" calcext:value-type="float">
            <text:p>6.611621</text:p>
          </table:table-cell>
          <table:table-cell office:value-type="float" office:value="6.674319" calcext:value-type="float">
            <text:p>6.674319</text:p>
          </table:table-cell>
          <table:table-cell office:value-type="float" office:value="9.729736" calcext:value-type="float">
            <text:p>9.729736</text:p>
          </table:table-cell>
          <table:table-cell office:value-type="float" office:value="11.28384" calcext:value-type="float">
            <text:p>11.28384</text:p>
          </table:table-cell>
          <table:table-cell office:value-type="float" office:value="11.16111" calcext:value-type="float">
            <text:p>11.16111</text:p>
          </table:table-cell>
          <table:table-cell office:value-type="float" office:value="7.484579" calcext:value-type="float">
            <text:p>7.484579</text:p>
          </table:table-cell>
          <table:table-cell office:value-type="float" office:value="4.31181" calcext:value-type="float">
            <text:p>4.31181</text:p>
          </table:table-cell>
          <table:table-cell office:value-type="float" office:value="6.409682" calcext:value-type="float">
            <text:p>6.409682</text:p>
          </table:table-cell>
          <table:table-cell office:value-type="float" office:value="14.30712" calcext:value-type="float">
            <text:p>14.30712</text:p>
          </table:table-cell>
          <table:table-cell office:value-type="float" office:value="0" calcext:value-type="float">
            <text:p>0</text:p>
          </table:table-cell>
          <table:table-cell office:value-type="float" office:value="-0.000001161918" calcext:value-type="float">
            <text:p>-1.161918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9.332488" calcext:value-type="float">
            <text:p>9.332488</text:p>
          </table:table-cell>
          <table:table-cell office:value-type="float" office:value="455.7262" calcext:value-type="float">
            <text:p>455.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23759" calcext:value-type="float">
            <text:p>0.04623759</text:p>
          </table:table-cell>
          <table:table-cell office:value-type="float" office:value="8.871639" calcext:value-type="float">
            <text:p>8.871639</text:p>
          </table:table-cell>
          <table:table-cell office:value-type="float" office:value="0" calcext:value-type="float">
            <text:p>0</text:p>
          </table:table-cell>
          <table:table-cell office:value-type="float" office:value="0.0002238769" calcext:value-type="float">
            <text:p>0.0002238769</text:p>
          </table:table-cell>
          <table:table-cell office:value-type="float" office:value="0" calcext:value-type="float">
            <text:p>0</text:p>
          </table:table-cell>
          <table:table-cell office:value-type="float" office:value="0.01566787" calcext:value-type="float">
            <text:p>0.01566787</text:p>
          </table:table-cell>
          <table:table-cell office:value-type="float" office:value="-0.000001468115" calcext:value-type="float">
            <text:p>-1.468115E-06</text:p>
          </table:table-cell>
          <table:table-cell office:value-type="float" office:value="0.000006244948" calcext:value-type="float">
            <text:p>6.244948E-06</text:p>
          </table:table-cell>
          <table:table-cell office:value-type="float" office:value="0.0000104525" calcext:value-type="float">
            <text:p>1.04525E-05</text:p>
          </table:table-cell>
          <table:table-cell office:value-type="float" office:value="7.919846" calcext:value-type="float">
            <text:p>7.919846</text:p>
          </table:table-cell>
          <table:table-cell office:value-type="float" office:value="0.00800041" calcext:value-type="float">
            <text:p>0.00800041</text:p>
          </table:table-cell>
          <table:table-cell office:value-type="float" office:value="0.02861802" calcext:value-type="float">
            <text:p>0.02861802</text:p>
          </table:table-cell>
          <table:table-cell office:value-type="float" office:value="0.03726559" calcext:value-type="float">
            <text:p>0.03726559</text:p>
          </table:table-cell>
          <table:table-cell office:value-type="float" office:value="0.03141483" calcext:value-type="float">
            <text:p>0.03141483</text:p>
          </table:table-cell>
          <table:table-cell office:value-type="float" office:value="0.02344435" calcext:value-type="float">
            <text:p>0.02344435</text:p>
          </table:table-cell>
          <table:table-cell office:value-type="float" office:value="0.02182084" calcext:value-type="float">
            <text:p>0.02182084</text:p>
          </table:table-cell>
          <table:table-cell office:value-type="float" office:value="0.02221218" calcext:value-type="float">
            <text:p>0.02221218</text:p>
          </table:table-cell>
          <table:table-cell office:value-type="float" office:value="0.01886394" calcext:value-type="float">
            <text:p>0.01886394</text:p>
          </table:table-cell>
          <table:table-cell office:value-type="float" office:value="6.764946" calcext:value-type="float">
            <text:p>6.764946</text:p>
          </table:table-cell>
          <table:table-cell office:value-type="float" office:value="6.765213" calcext:value-type="float">
            <text:p>6.765213</text:p>
          </table:table-cell>
          <table:table-cell office:value-type="float" office:value="9.839936" calcext:value-type="float">
            <text:p>9.839936</text:p>
          </table:table-cell>
          <table:table-cell office:value-type="float" office:value="11.2619" calcext:value-type="float">
            <text:p>11.2619</text:p>
          </table:table-cell>
          <table:table-cell office:value-type="float" office:value="11.06675" calcext:value-type="float">
            <text:p>11.06675</text:p>
          </table:table-cell>
          <table:table-cell office:value-type="float" office:value="7.436364" calcext:value-type="float">
            <text:p>7.436364</text:p>
          </table:table-cell>
          <table:table-cell office:value-type="float" office:value="4.318271" calcext:value-type="float">
            <text:p>4.318271</text:p>
          </table:table-cell>
          <table:table-cell office:value-type="float" office:value="6.40078" calcext:value-type="float">
            <text:p>6.40078</text:p>
          </table:table-cell>
          <table:table-cell office:value-type="float" office:value="13.9745" calcext:value-type="float">
            <text:p>13.9745</text:p>
          </table:table-cell>
          <table:table-cell office:value-type="float" office:value="0" calcext:value-type="float">
            <text:p>0</text:p>
          </table:table-cell>
          <table:table-cell office:value-type="float" office:value="-0.000001766721" calcext:value-type="float">
            <text:p>-1.766721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9.332791" calcext:value-type="float">
            <text:p>9.332791</text:p>
          </table:table-cell>
          <table:table-cell office:value-type="float" office:value="455.7234" calcext:value-type="float">
            <text:p>455.7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8617" calcext:value-type="float">
            <text:p>0.04608617</text:p>
          </table:table-cell>
          <table:table-cell office:value-type="float" office:value="8.868213" calcext:value-type="float">
            <text:p>8.868213</text:p>
          </table:table-cell>
          <table:table-cell office:value-type="float" office:value="0" calcext:value-type="float">
            <text:p>0</text:p>
          </table:table-cell>
          <table:table-cell office:value-type="float" office:value="0.000297662" calcext:value-type="float">
            <text:p>0.000297662</text:p>
          </table:table-cell>
          <table:table-cell office:value-type="float" office:value="0" calcext:value-type="float">
            <text:p>0</text:p>
          </table:table-cell>
          <table:table-cell office:value-type="float" office:value="0.02043788" calcext:value-type="float">
            <text:p>0.02043788</text:p>
          </table:table-cell>
          <table:table-cell office:value-type="float" office:value="-0.000002000522" calcext:value-type="float">
            <text:p>-2.000522E-06</text:p>
          </table:table-cell>
          <table:table-cell office:value-type="float" office:value="0.000008512501" calcext:value-type="float">
            <text:p>8.512501E-06</text:p>
          </table:table-cell>
          <table:table-cell office:value-type="float" office:value="0.00001396708" calcext:value-type="float">
            <text:p>1.396708E-05</text:p>
          </table:table-cell>
          <table:table-cell office:value-type="float" office:value="7.915782" calcext:value-type="float">
            <text:p>7.915782</text:p>
          </table:table-cell>
          <table:table-cell office:value-type="float" office:value="0.007686232" calcext:value-type="float">
            <text:p>0.007686232</text:p>
          </table:table-cell>
          <table:table-cell office:value-type="float" office:value="0.02852811" calcext:value-type="float">
            <text:p>0.02852811</text:p>
          </table:table-cell>
          <table:table-cell office:value-type="float" office:value="0.03717983" calcext:value-type="float">
            <text:p>0.03717983</text:p>
          </table:table-cell>
          <table:table-cell office:value-type="float" office:value="0.03132576" calcext:value-type="float">
            <text:p>0.03132576</text:p>
          </table:table-cell>
          <table:table-cell office:value-type="float" office:value="0.02334984" calcext:value-type="float">
            <text:p>0.02334984</text:p>
          </table:table-cell>
          <table:table-cell office:value-type="float" office:value="0.02174772" calcext:value-type="float">
            <text:p>0.02174772</text:p>
          </table:table-cell>
          <table:table-cell office:value-type="float" office:value="0.02224635" calcext:value-type="float">
            <text:p>0.02224635</text:p>
          </table:table-cell>
          <table:table-cell office:value-type="float" office:value="0.01885246" calcext:value-type="float">
            <text:p>0.01885246</text:p>
          </table:table-cell>
          <table:table-cell office:value-type="float" office:value="6.849989" calcext:value-type="float">
            <text:p>6.849989</text:p>
          </table:table-cell>
          <table:table-cell office:value-type="float" office:value="6.843531" calcext:value-type="float">
            <text:p>6.843531</text:p>
          </table:table-cell>
          <table:table-cell office:value-type="float" office:value="9.942622" calcext:value-type="float">
            <text:p>9.942622</text:p>
          </table:table-cell>
          <table:table-cell office:value-type="float" office:value="11.2365" calcext:value-type="float">
            <text:p>11.2365</text:p>
          </table:table-cell>
          <table:table-cell office:value-type="float" office:value="10.98339" calcext:value-type="float">
            <text:p>10.98339</text:p>
          </table:table-cell>
          <table:table-cell office:value-type="float" office:value="7.390761" calcext:value-type="float">
            <text:p>7.390761</text:p>
          </table:table-cell>
          <table:table-cell office:value-type="float" office:value="4.323168" calcext:value-type="float">
            <text:p>4.323168</text:p>
          </table:table-cell>
          <table:table-cell office:value-type="float" office:value="6.39178" calcext:value-type="float">
            <text:p>6.39178</text:p>
          </table:table-cell>
          <table:table-cell office:value-type="float" office:value="13.76702" calcext:value-type="float">
            <text:p>13.76702</text:p>
          </table:table-cell>
          <table:table-cell office:value-type="float" office:value="0" calcext:value-type="float">
            <text:p>0</text:p>
          </table:table-cell>
          <table:table-cell office:value-type="float" office:value="-0.000002340698" calcext:value-type="float">
            <text:p>-2.340698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9.334587" calcext:value-type="float">
            <text:p>9.334587</text:p>
          </table:table-cell>
          <table:table-cell office:value-type="float" office:value="455.7206" calcext:value-type="float">
            <text:p>455.7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9007" calcext:value-type="float">
            <text:p>0.04589007</text:p>
          </table:table-cell>
          <table:table-cell office:value-type="float" office:value="8.863403" calcext:value-type="float">
            <text:p>8.863403</text:p>
          </table:table-cell>
          <table:table-cell office:value-type="float" office:value="0" calcext:value-type="float">
            <text:p>0</text:p>
          </table:table-cell>
          <table:table-cell office:value-type="float" office:value="0.0003710381" calcext:value-type="float">
            <text:p>0.0003710381</text:p>
          </table:table-cell>
          <table:table-cell office:value-type="float" office:value="0" calcext:value-type="float">
            <text:p>0</text:p>
          </table:table-cell>
          <table:table-cell office:value-type="float" office:value="0.02496281" calcext:value-type="float">
            <text:p>0.02496281</text:p>
          </table:table-cell>
          <table:table-cell office:value-type="float" office:value="-0.000002994249" calcext:value-type="float">
            <text:p>-2.994249E-06</text:p>
          </table:table-cell>
          <table:table-cell office:value-type="float" office:value="0.0000108514" calcext:value-type="float">
            <text:p>1.08514E-05</text:p>
          </table:table-cell>
          <table:table-cell office:value-type="float" office:value="0.00001795383" calcext:value-type="float">
            <text:p>1.795383E-05</text:p>
          </table:table-cell>
          <table:table-cell office:value-type="float" office:value="7.913568" calcext:value-type="float">
            <text:p>7.913568</text:p>
          </table:table-cell>
          <table:table-cell office:value-type="float" office:value="0.007312185" calcext:value-type="float">
            <text:p>0.007312185</text:p>
          </table:table-cell>
          <table:table-cell office:value-type="float" office:value="0.02849544" calcext:value-type="float">
            <text:p>0.02849544</text:p>
          </table:table-cell>
          <table:table-cell office:value-type="float" office:value="0.03707677" calcext:value-type="float">
            <text:p>0.03707677</text:p>
          </table:table-cell>
          <table:table-cell office:value-type="float" office:value="0.03123309" calcext:value-type="float">
            <text:p>0.03123309</text:p>
          </table:table-cell>
          <table:table-cell office:value-type="float" office:value="0.02325665" calcext:value-type="float">
            <text:p>0.02325665</text:p>
          </table:table-cell>
          <table:table-cell office:value-type="float" office:value="0.02168173" calcext:value-type="float">
            <text:p>0.02168173</text:p>
          </table:table-cell>
          <table:table-cell office:value-type="float" office:value="0.02227852" calcext:value-type="float">
            <text:p>0.02227852</text:p>
          </table:table-cell>
          <table:table-cell office:value-type="float" office:value="0.01884196" calcext:value-type="float">
            <text:p>0.01884196</text:p>
          </table:table-cell>
          <table:table-cell office:value-type="float" office:value="7.010084" calcext:value-type="float">
            <text:p>7.010084</text:p>
          </table:table-cell>
          <table:table-cell office:value-type="float" office:value="6.945663" calcext:value-type="float">
            <text:p>6.945663</text:p>
          </table:table-cell>
          <table:table-cell office:value-type="float" office:value="10.03527" calcext:value-type="float">
            <text:p>10.03527</text:p>
          </table:table-cell>
          <table:table-cell office:value-type="float" office:value="11.21067" calcext:value-type="float">
            <text:p>11.21067</text:p>
          </table:table-cell>
          <table:table-cell office:value-type="float" office:value="10.90189" calcext:value-type="float">
            <text:p>10.90189</text:p>
          </table:table-cell>
          <table:table-cell office:value-type="float" office:value="7.34936" calcext:value-type="float">
            <text:p>7.34936</text:p>
          </table:table-cell>
          <table:table-cell office:value-type="float" office:value="4.329522" calcext:value-type="float">
            <text:p>4.329522</text:p>
          </table:table-cell>
          <table:table-cell office:value-type="float" office:value="6.382599" calcext:value-type="float">
            <text:p>6.382599</text:p>
          </table:table-cell>
          <table:table-cell office:value-type="float" office:value="13.41917" calcext:value-type="float">
            <text:p>13.41917</text:p>
          </table:table-cell>
          <table:table-cell office:value-type="float" office:value="0" calcext:value-type="float">
            <text:p>0</text:p>
          </table:table-cell>
          <table:table-cell office:value-type="float" office:value="-0.000002939137" calcext:value-type="float">
            <text:p>-2.939137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9.340273" calcext:value-type="float">
            <text:p>9.340273</text:p>
          </table:table-cell>
          <table:table-cell office:value-type="float" office:value="455.7183" calcext:value-type="float">
            <text:p>455.7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5437" calcext:value-type="float">
            <text:p>0.04565437</text:p>
          </table:table-cell>
          <table:table-cell office:value-type="float" office:value="8.854034" calcext:value-type="float">
            <text:p>8.854034</text:p>
          </table:table-cell>
          <table:table-cell office:value-type="float" office:value="0" calcext:value-type="float">
            <text:p>0</text:p>
          </table:table-cell>
          <table:table-cell office:value-type="float" office:value="0.0004446677" calcext:value-type="float">
            <text:p>0.0004446677</text:p>
          </table:table-cell>
          <table:table-cell office:value-type="float" office:value="0" calcext:value-type="float">
            <text:p>0</text:p>
          </table:table-cell>
          <table:table-cell office:value-type="float" office:value="0.02994088" calcext:value-type="float">
            <text:p>0.02994088</text:p>
          </table:table-cell>
          <table:table-cell office:value-type="float" office:value="-0.000005077174" calcext:value-type="float">
            <text:p>-5.077174E-06</text:p>
          </table:table-cell>
          <table:table-cell office:value-type="float" office:value="0.00001296977" calcext:value-type="float">
            <text:p>1.296977E-05</text:p>
          </table:table-cell>
          <table:table-cell office:value-type="float" office:value="0.00002349095" calcext:value-type="float">
            <text:p>2.349095E-05</text:p>
          </table:table-cell>
          <table:table-cell office:value-type="float" office:value="7.916379" calcext:value-type="float">
            <text:p>7.916379</text:p>
          </table:table-cell>
          <table:table-cell office:value-type="float" office:value="0.006931474" calcext:value-type="float">
            <text:p>0.006931474</text:p>
          </table:table-cell>
          <table:table-cell office:value-type="float" office:value="0.02865123" calcext:value-type="float">
            <text:p>0.02865123</text:p>
          </table:table-cell>
          <table:table-cell office:value-type="float" office:value="0.03703289" calcext:value-type="float">
            <text:p>0.03703289</text:p>
          </table:table-cell>
          <table:table-cell office:value-type="float" office:value="0.03119315" calcext:value-type="float">
            <text:p>0.03119315</text:p>
          </table:table-cell>
          <table:table-cell office:value-type="float" office:value="0.02318848" calcext:value-type="float">
            <text:p>0.02318848</text:p>
          </table:table-cell>
          <table:table-cell office:value-type="float" office:value="0.02167888" calcext:value-type="float">
            <text:p>0.02167888</text:p>
          </table:table-cell>
          <table:table-cell office:value-type="float" office:value="0.02226037" calcext:value-type="float">
            <text:p>0.02226037</text:p>
          </table:table-cell>
          <table:table-cell office:value-type="float" office:value="0.01883314" calcext:value-type="float">
            <text:p>0.01883314</text:p>
          </table:table-cell>
          <table:table-cell office:value-type="float" office:value="5.829056" calcext:value-type="float">
            <text:p>5.829056</text:p>
          </table:table-cell>
          <table:table-cell office:value-type="float" office:value="7.049575" calcext:value-type="float">
            <text:p>7.049575</text:p>
          </table:table-cell>
          <table:table-cell office:value-type="float" office:value="10.07869" calcext:value-type="float">
            <text:p>10.07869</text:p>
          </table:table-cell>
          <table:table-cell office:value-type="float" office:value="11.23756" calcext:value-type="float">
            <text:p>11.23756</text:p>
          </table:table-cell>
          <table:table-cell office:value-type="float" office:value="10.84714" calcext:value-type="float">
            <text:p>10.84714</text:p>
          </table:table-cell>
          <table:table-cell office:value-type="float" office:value="7.333431" calcext:value-type="float">
            <text:p>7.333431</text:p>
          </table:table-cell>
          <table:table-cell office:value-type="float" office:value="4.306332" calcext:value-type="float">
            <text:p>4.306332</text:p>
          </table:table-cell>
          <table:table-cell office:value-type="float" office:value="6.37356" calcext:value-type="float">
            <text:p>6.37356</text:p>
          </table:table-cell>
          <table:table-cell office:value-type="float" office:value="12.90951" calcext:value-type="float">
            <text:p>12.90951</text:p>
          </table:table-cell>
          <table:table-cell office:value-type="float" office:value="0" calcext:value-type="float">
            <text:p>0</text:p>
          </table:table-cell>
          <table:table-cell office:value-type="float" office:value="-0.000003630578" calcext:value-type="float">
            <text:p>-3.630578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9.346496" calcext:value-type="float">
            <text:p>9.346496</text:p>
          </table:table-cell>
          <table:table-cell office:value-type="float" office:value="455.716" calcext:value-type="float">
            <text:p>455.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4491" calcext:value-type="float">
            <text:p>0.04544491</text:p>
          </table:table-cell>
          <table:table-cell office:value-type="float" office:value="8.842365" calcext:value-type="float">
            <text:p>8.842365</text:p>
          </table:table-cell>
          <table:table-cell office:value-type="float" office:value="0" calcext:value-type="float">
            <text:p>0</text:p>
          </table:table-cell>
          <table:table-cell office:value-type="float" office:value="0.000519703" calcext:value-type="float">
            <text:p>0.000519703</text:p>
          </table:table-cell>
          <table:table-cell office:value-type="float" office:value="0" calcext:value-type="float">
            <text:p>0</text:p>
          </table:table-cell>
          <table:table-cell office:value-type="float" office:value="0.03662438" calcext:value-type="float">
            <text:p>0.03662438</text:p>
          </table:table-cell>
          <table:table-cell office:value-type="float" office:value="-0.000007469849" calcext:value-type="float">
            <text:p>-7.469849E-06</text:p>
          </table:table-cell>
          <table:table-cell office:value-type="float" office:value="0.00001499005" calcext:value-type="float">
            <text:p>1.499005E-05</text:p>
          </table:table-cell>
          <table:table-cell office:value-type="float" office:value="0.00002951756" calcext:value-type="float">
            <text:p>2.951756E-05</text:p>
          </table:table-cell>
          <table:table-cell office:value-type="float" office:value="7.919874" calcext:value-type="float">
            <text:p>7.919874</text:p>
          </table:table-cell>
          <table:table-cell office:value-type="float" office:value="0.006977014" calcext:value-type="float">
            <text:p>0.006977014</text:p>
          </table:table-cell>
          <table:table-cell office:value-type="float" office:value="0.02897256" calcext:value-type="float">
            <text:p>0.02897256</text:p>
          </table:table-cell>
          <table:table-cell office:value-type="float" office:value="0.03700995" calcext:value-type="float">
            <text:p>0.03700995</text:p>
          </table:table-cell>
          <table:table-cell office:value-type="float" office:value="0.03125809" calcext:value-type="float">
            <text:p>0.03125809</text:p>
          </table:table-cell>
          <table:table-cell office:value-type="float" office:value="0.02323871" calcext:value-type="float">
            <text:p>0.02323871</text:p>
          </table:table-cell>
          <table:table-cell office:value-type="float" office:value="0.02171807" calcext:value-type="float">
            <text:p>0.02171807</text:p>
          </table:table-cell>
          <table:table-cell office:value-type="float" office:value="0.02217864" calcext:value-type="float">
            <text:p>0.02217864</text:p>
          </table:table-cell>
          <table:table-cell office:value-type="float" office:value="0.01882717" calcext:value-type="float">
            <text:p>0.01882717</text:p>
          </table:table-cell>
          <table:table-cell office:value-type="float" office:value="5.961233" calcext:value-type="float">
            <text:p>5.961233</text:p>
          </table:table-cell>
          <table:table-cell office:value-type="float" office:value="7.097323" calcext:value-type="float">
            <text:p>7.097323</text:p>
          </table:table-cell>
          <table:table-cell office:value-type="float" office:value="9.998967" calcext:value-type="float">
            <text:p>9.998967</text:p>
          </table:table-cell>
          <table:table-cell office:value-type="float" office:value="11.34747" calcext:value-type="float">
            <text:p>11.34747</text:p>
          </table:table-cell>
          <table:table-cell office:value-type="float" office:value="10.86355" calcext:value-type="float">
            <text:p>10.86355</text:p>
          </table:table-cell>
          <table:table-cell office:value-type="float" office:value="7.27211" calcext:value-type="float">
            <text:p>7.27211</text:p>
          </table:table-cell>
          <table:table-cell office:value-type="float" office:value="4.229825" calcext:value-type="float">
            <text:p>4.229825</text:p>
          </table:table-cell>
          <table:table-cell office:value-type="float" office:value="6.365005" calcext:value-type="float">
            <text:p>6.365005</text:p>
          </table:table-cell>
          <table:table-cell office:value-type="float" office:value="12.41322" calcext:value-type="float">
            <text:p>12.41322</text:p>
          </table:table-cell>
          <table:table-cell office:value-type="float" office:value="0" calcext:value-type="float">
            <text:p>0</text:p>
          </table:table-cell>
          <table:table-cell office:value-type="float" office:value="-0.0000043327" calcext:value-type="float">
            <text:p>-4.3327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9.34677" calcext:value-type="float">
            <text:p>9.34677</text:p>
          </table:table-cell>
          <table:table-cell office:value-type="float" office:value="455.7132" calcext:value-type="float">
            <text:p>455.7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3666" calcext:value-type="float">
            <text:p>0.04533666</text:p>
          </table:table-cell>
          <table:table-cell office:value-type="float" office:value="8.837934" calcext:value-type="float">
            <text:p>8.837934</text:p>
          </table:table-cell>
          <table:table-cell office:value-type="float" office:value="0" calcext:value-type="float">
            <text:p>0</text:p>
          </table:table-cell>
          <table:table-cell office:value-type="float" office:value="0.000593724" calcext:value-type="float">
            <text:p>0.000593724</text:p>
          </table:table-cell>
          <table:table-cell office:value-type="float" office:value="0" calcext:value-type="float">
            <text:p>0</text:p>
          </table:table-cell>
          <table:table-cell office:value-type="float" office:value="0.04236148" calcext:value-type="float">
            <text:p>0.04236148</text:p>
          </table:table-cell>
          <table:table-cell office:value-type="float" office:value="-0.000008175682" calcext:value-type="float">
            <text:p>-8.175682E-06</text:p>
          </table:table-cell>
          <table:table-cell office:value-type="float" office:value="0.00001731685" calcext:value-type="float">
            <text:p>1.731685E-05</text:p>
          </table:table-cell>
          <table:table-cell office:value-type="float" office:value="0.00003307801" calcext:value-type="float">
            <text:p>3.307801E-05</text:p>
          </table:table-cell>
          <table:table-cell office:value-type="float" office:value="7.915818" calcext:value-type="float">
            <text:p>7.915818</text:p>
          </table:table-cell>
          <table:table-cell office:value-type="float" office:value="0.007074985" calcext:value-type="float">
            <text:p>0.007074985</text:p>
          </table:table-cell>
          <table:table-cell office:value-type="float" office:value="0.02872101" calcext:value-type="float">
            <text:p>0.02872101</text:p>
          </table:table-cell>
          <table:table-cell office:value-type="float" office:value="0.03706285" calcext:value-type="float">
            <text:p>0.03706285</text:p>
          </table:table-cell>
          <table:table-cell office:value-type="float" office:value="0.03127785" calcext:value-type="float">
            <text:p>0.03127785</text:p>
          </table:table-cell>
          <table:table-cell office:value-type="float" office:value="0.02324419" calcext:value-type="float">
            <text:p>0.02324419</text:p>
          </table:table-cell>
          <table:table-cell office:value-type="float" office:value="0.02171793" calcext:value-type="float">
            <text:p>0.02171793</text:p>
          </table:table-cell>
          <table:table-cell office:value-type="float" office:value="0.0221801" calcext:value-type="float">
            <text:p>0.0221801</text:p>
          </table:table-cell>
          <table:table-cell office:value-type="float" office:value="0.01882068" calcext:value-type="float">
            <text:p>0.01882068</text:p>
          </table:table-cell>
          <table:table-cell office:value-type="float" office:value="6.395668" calcext:value-type="float">
            <text:p>6.395668</text:p>
          </table:table-cell>
          <table:table-cell office:value-type="float" office:value="7.113935" calcext:value-type="float">
            <text:p>7.113935</text:p>
          </table:table-cell>
          <table:table-cell office:value-type="float" office:value="10.05365" calcext:value-type="float">
            <text:p>10.05365</text:p>
          </table:table-cell>
          <table:table-cell office:value-type="float" office:value="11.35769" calcext:value-type="float">
            <text:p>11.35769</text:p>
          </table:table-cell>
          <table:table-cell office:value-type="float" office:value="10.80884" calcext:value-type="float">
            <text:p>10.80884</text:p>
          </table:table-cell>
          <table:table-cell office:value-type="float" office:value="7.20741" calcext:value-type="float">
            <text:p>7.20741</text:p>
          </table:table-cell>
          <table:table-cell office:value-type="float" office:value="4.201343" calcext:value-type="float">
            <text:p>4.201343</text:p>
          </table:table-cell>
          <table:table-cell office:value-type="float" office:value="6.356568" calcext:value-type="float">
            <text:p>6.356568</text:p>
          </table:table-cell>
          <table:table-cell office:value-type="float" office:value="12.2495" calcext:value-type="float">
            <text:p>12.2495</text:p>
          </table:table-cell>
          <table:table-cell office:value-type="float" office:value="0" calcext:value-type="float">
            <text:p>0</text:p>
          </table:table-cell>
          <table:table-cell office:value-type="float" office:value="-0.000004895524" calcext:value-type="float">
            <text:p>-4.895524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9.350023" calcext:value-type="float">
            <text:p>9.350023</text:p>
          </table:table-cell>
          <table:table-cell office:value-type="float" office:value="455.7107" calcext:value-type="float">
            <text:p>455.7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16341" calcext:value-type="float">
            <text:p>0.04516341</text:p>
          </table:table-cell>
          <table:table-cell office:value-type="float" office:value="8.830744" calcext:value-type="float">
            <text:p>8.830744</text:p>
          </table:table-cell>
          <table:table-cell office:value-type="float" office:value="0" calcext:value-type="float">
            <text:p>0</text:p>
          </table:table-cell>
          <table:table-cell office:value-type="float" office:value="0.0006671965" calcext:value-type="float">
            <text:p>0.0006671965</text:p>
          </table:table-cell>
          <table:table-cell office:value-type="float" office:value="0" calcext:value-type="float">
            <text:p>0</text:p>
          </table:table-cell>
          <table:table-cell office:value-type="float" office:value="0.04764257" calcext:value-type="float">
            <text:p>0.04764257</text:p>
          </table:table-cell>
          <table:table-cell office:value-type="float" office:value="-0.000009633557" calcext:value-type="float">
            <text:p>-9.633557E-06</text:p>
          </table:table-cell>
          <table:table-cell office:value-type="float" office:value="0.00001959605" calcext:value-type="float">
            <text:p>1.959605E-05</text:p>
          </table:table-cell>
          <table:table-cell office:value-type="float" office:value="0.00003751844" calcext:value-type="float">
            <text:p>3.751844E-05</text:p>
          </table:table-cell>
          <table:table-cell office:value-type="float" office:value="7.915531" calcext:value-type="float">
            <text:p>7.915531</text:p>
          </table:table-cell>
          <table:table-cell office:value-type="float" office:value="0.006772315" calcext:value-type="float">
            <text:p>0.006772315</text:p>
          </table:table-cell>
          <table:table-cell office:value-type="float" office:value="0.02854291" calcext:value-type="float">
            <text:p>0.02854291</text:p>
          </table:table-cell>
          <table:table-cell office:value-type="float" office:value="0.03709299" calcext:value-type="float">
            <text:p>0.03709299</text:p>
          </table:table-cell>
          <table:table-cell office:value-type="float" office:value="0.03127305" calcext:value-type="float">
            <text:p>0.03127305</text:p>
          </table:table-cell>
          <table:table-cell office:value-type="float" office:value="0.02321892" calcext:value-type="float">
            <text:p>0.02321892</text:p>
          </table:table-cell>
          <table:table-cell office:value-type="float" office:value="0.02172116" calcext:value-type="float">
            <text:p>0.02172116</text:p>
          </table:table-cell>
          <table:table-cell office:value-type="float" office:value="0.02218655" calcext:value-type="float">
            <text:p>0.02218655</text:p>
          </table:table-cell>
          <table:table-cell office:value-type="float" office:value="0.01881474" calcext:value-type="float">
            <text:p>0.01881474</text:p>
          </table:table-cell>
          <table:table-cell office:value-type="float" office:value="6.006217" calcext:value-type="float">
            <text:p>6.006217</text:p>
          </table:table-cell>
          <table:table-cell office:value-type="float" office:value="7.15908" calcext:value-type="float">
            <text:p>7.15908</text:p>
          </table:table-cell>
          <table:table-cell office:value-type="float" office:value="10.16055" calcext:value-type="float">
            <text:p>10.16055</text:p>
          </table:table-cell>
          <table:table-cell office:value-type="float" office:value="11.34875" calcext:value-type="float">
            <text:p>11.34875</text:p>
          </table:table-cell>
          <table:table-cell office:value-type="float" office:value="10.72521" calcext:value-type="float">
            <text:p>10.72521</text:p>
          </table:table-cell>
          <table:table-cell office:value-type="float" office:value="7.159797" calcext:value-type="float">
            <text:p>7.159797</text:p>
          </table:table-cell>
          <table:table-cell office:value-type="float" office:value="4.179559" calcext:value-type="float">
            <text:p>4.179559</text:p>
          </table:table-cell>
          <table:table-cell office:value-type="float" office:value="6.348321" calcext:value-type="float">
            <text:p>6.348321</text:p>
          </table:table-cell>
          <table:table-cell office:value-type="float" office:value="11.90496" calcext:value-type="float">
            <text:p>11.90496</text:p>
          </table:table-cell>
          <table:table-cell office:value-type="float" office:value="0" calcext:value-type="float">
            <text:p>0</text:p>
          </table:table-cell>
          <table:table-cell office:value-type="float" office:value="-0.000005511664" calcext:value-type="float">
            <text:p>-5.511664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9.364784" calcext:value-type="float">
            <text:p>9.364784</text:p>
          </table:table-cell>
          <table:table-cell office:value-type="float" office:value="455.7089" calcext:value-type="float">
            <text:p>455.7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93733" calcext:value-type="float">
            <text:p>0.04493733</text:p>
          </table:table-cell>
          <table:table-cell office:value-type="float" office:value="8.795862" calcext:value-type="float">
            <text:p>8.795862</text:p>
          </table:table-cell>
          <table:table-cell office:value-type="float" office:value="0" calcext:value-type="float">
            <text:p>0</text:p>
          </table:table-cell>
          <table:table-cell office:value-type="float" office:value="0.0007583271" calcext:value-type="float">
            <text:p>0.0007583271</text:p>
          </table:table-cell>
          <table:table-cell office:value-type="float" office:value="0" calcext:value-type="float">
            <text:p>0</text:p>
          </table:table-cell>
          <table:table-cell office:value-type="float" office:value="0.06860292" calcext:value-type="float">
            <text:p>0.06860292</text:p>
          </table:table-cell>
          <table:table-cell office:value-type="float" office:value="-0.00002845127" calcext:value-type="float">
            <text:p>-2.845127E-05</text:p>
          </table:table-cell>
          <table:table-cell office:value-type="float" office:value="0.00001901805" calcext:value-type="float">
            <text:p>1.901805E-05</text:p>
          </table:table-cell>
          <table:table-cell office:value-type="float" office:value="0.00004612545" calcext:value-type="float">
            <text:p>4.612545E-05</text:p>
          </table:table-cell>
          <table:table-cell office:value-type="float" office:value="7.930258" calcext:value-type="float">
            <text:p>7.930258</text:p>
          </table:table-cell>
          <table:table-cell office:value-type="float" office:value="0.005960699" calcext:value-type="float">
            <text:p>0.005960699</text:p>
          </table:table-cell>
          <table:table-cell office:value-type="float" office:value="0.02885644" calcext:value-type="float">
            <text:p>0.02885644</text:p>
          </table:table-cell>
          <table:table-cell office:value-type="float" office:value="0.03746269" calcext:value-type="float">
            <text:p>0.03746269</text:p>
          </table:table-cell>
          <table:table-cell office:value-type="float" office:value="0.03175593" calcext:value-type="float">
            <text:p>0.03175593</text:p>
          </table:table-cell>
          <table:table-cell office:value-type="float" office:value="0.02389327" calcext:value-type="float">
            <text:p>0.02389327</text:p>
          </table:table-cell>
          <table:table-cell office:value-type="float" office:value="0.02227973" calcext:value-type="float">
            <text:p>0.02227973</text:p>
          </table:table-cell>
          <table:table-cell office:value-type="float" office:value="0.02129539" calcext:value-type="float">
            <text:p>0.02129539</text:p>
          </table:table-cell>
          <table:table-cell office:value-type="float" office:value="0.01884624" calcext:value-type="float">
            <text:p>0.01884624</text:p>
          </table:table-cell>
          <table:table-cell office:value-type="float" office:value="2.382951" calcext:value-type="float">
            <text:p>2.382951</text:p>
          </table:table-cell>
          <table:table-cell office:value-type="float" office:value="6.850831" calcext:value-type="float">
            <text:p>6.850831</text:p>
          </table:table-cell>
          <table:table-cell office:value-type="float" office:value="10.30035" calcext:value-type="float">
            <text:p>10.30035</text:p>
          </table:table-cell>
          <table:table-cell office:value-type="float" office:value="11.77354" calcext:value-type="float">
            <text:p>11.77354</text:p>
          </table:table-cell>
          <table:table-cell office:value-type="float" office:value="10.89569" calcext:value-type="float">
            <text:p>10.89569</text:p>
          </table:table-cell>
          <table:table-cell office:value-type="float" office:value="6.88747" calcext:value-type="float">
            <text:p>6.88747</text:p>
          </table:table-cell>
          <table:table-cell office:value-type="float" office:value="3.687832" calcext:value-type="float">
            <text:p>3.687832</text:p>
          </table:table-cell>
          <table:table-cell office:value-type="float" office:value="6.353067" calcext:value-type="float">
            <text:p>6.353067</text:p>
          </table:table-cell>
          <table:table-cell office:value-type="float" office:value="11.21285" calcext:value-type="float">
            <text:p>11.21285</text:p>
          </table:table-cell>
          <table:table-cell office:value-type="float" office:value="0" calcext:value-type="float">
            <text:p>0</text:p>
          </table:table-cell>
          <table:table-cell office:value-type="float" office:value="-0.000006648713" calcext:value-type="float">
            <text:p>-6.648713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9.37466" calcext:value-type="float">
            <text:p>9.37466</text:p>
          </table:table-cell>
          <table:table-cell office:value-type="float" office:value="455.7069" calcext:value-type="float">
            <text:p>455.7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75928" calcext:value-type="float">
            <text:p>0.04475928</text:p>
          </table:table-cell>
          <table:table-cell office:value-type="float" office:value="8.739077" calcext:value-type="float">
            <text:p>8.739077</text:p>
          </table:table-cell>
          <table:table-cell office:value-type="float" office:value="0" calcext:value-type="float">
            <text:p>0</text:p>
          </table:table-cell>
          <table:table-cell office:value-type="float" office:value="0.0008780077" calcext:value-type="float">
            <text:p>0.0008780077</text:p>
          </table:table-cell>
          <table:table-cell office:value-type="float" office:value="0" calcext:value-type="float">
            <text:p>0</text:p>
          </table:table-cell>
          <table:table-cell office:value-type="float" office:value="0.1164133" calcext:value-type="float">
            <text:p>0.1164133</text:p>
          </table:table-cell>
          <table:table-cell office:value-type="float" office:value="-0.00003119517" calcext:value-type="float">
            <text:p>-3.119517E-05</text:p>
          </table:table-cell>
          <table:table-cell office:value-type="float" office:value="0.00002090631" calcext:value-type="float">
            <text:p>2.090631E-05</text:p>
          </table:table-cell>
          <table:table-cell office:value-type="float" office:value="0.00005292565" calcext:value-type="float">
            <text:p>5.292565E-05</text:p>
          </table:table-cell>
          <table:table-cell office:value-type="float" office:value="7.938461" calcext:value-type="float">
            <text:p>7.938461</text:p>
          </table:table-cell>
          <table:table-cell office:value-type="float" office:value="0.006612871" calcext:value-type="float">
            <text:p>0.006612871</text:p>
          </table:table-cell>
          <table:table-cell office:value-type="float" office:value="0.0292695" calcext:value-type="float">
            <text:p>0.0292695</text:p>
          </table:table-cell>
          <table:table-cell office:value-type="float" office:value="0.03778241" calcext:value-type="float">
            <text:p>0.03778241</text:p>
          </table:table-cell>
          <table:table-cell office:value-type="float" office:value="0.03202301" calcext:value-type="float">
            <text:p>0.03202301</text:p>
          </table:table-cell>
          <table:table-cell office:value-type="float" office:value="0.02390485" calcext:value-type="float">
            <text:p>0.02390485</text:p>
          </table:table-cell>
          <table:table-cell office:value-type="float" office:value="0.0221735" calcext:value-type="float">
            <text:p>0.0221735</text:p>
          </table:table-cell>
          <table:table-cell office:value-type="float" office:value="0.02113157" calcext:value-type="float">
            <text:p>0.02113157</text:p>
          </table:table-cell>
          <table:table-cell office:value-type="float" office:value="0.01886236" calcext:value-type="float">
            <text:p>0.01886236</text:p>
          </table:table-cell>
          <table:table-cell office:value-type="float" office:value="4.352914" calcext:value-type="float">
            <text:p>4.352914</text:p>
          </table:table-cell>
          <table:table-cell office:value-type="float" office:value="6.833991" calcext:value-type="float">
            <text:p>6.833991</text:p>
          </table:table-cell>
          <table:table-cell office:value-type="float" office:value="10.3534" calcext:value-type="float">
            <text:p>10.3534</text:p>
          </table:table-cell>
          <table:table-cell office:value-type="float" office:value="11.86546" calcext:value-type="float">
            <text:p>11.86546</text:p>
          </table:table-cell>
          <table:table-cell office:value-type="float" office:value="10.50542" calcext:value-type="float">
            <text:p>10.50542</text:p>
          </table:table-cell>
          <table:table-cell office:value-type="float" office:value="6.475053" calcext:value-type="float">
            <text:p>6.475053</text:p>
          </table:table-cell>
          <table:table-cell office:value-type="float" office:value="3.523574" calcext:value-type="float">
            <text:p>3.523574</text:p>
          </table:table-cell>
          <table:table-cell office:value-type="float" office:value="6.348084" calcext:value-type="float">
            <text:p>6.348084</text:p>
          </table:table-cell>
          <table:table-cell office:value-type="float" office:value="10.71129" calcext:value-type="float">
            <text:p>10.71129</text:p>
          </table:table-cell>
          <table:table-cell office:value-type="float" office:value="0" calcext:value-type="float">
            <text:p>0</text:p>
          </table:table-cell>
          <table:table-cell office:value-type="float" office:value="-0.000007419597" calcext:value-type="float">
            <text:p>-7.419597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9.381154" calcext:value-type="float">
            <text:p>9.381154</text:p>
          </table:table-cell>
          <table:table-cell office:value-type="float" office:value="455.7047" calcext:value-type="float">
            <text:p>455.7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57709" calcext:value-type="float">
            <text:p>0.04457709</text:p>
          </table:table-cell>
          <table:table-cell office:value-type="float" office:value="8.696747" calcext:value-type="float">
            <text:p>8.696747</text:p>
          </table:table-cell>
          <table:table-cell office:value-type="float" office:value="0" calcext:value-type="float">
            <text:p>0</text:p>
          </table:table-cell>
          <table:table-cell office:value-type="float" office:value="0.0009856406" calcext:value-type="float">
            <text:p>0.0009856406</text:p>
          </table:table-cell>
          <table:table-cell office:value-type="float" office:value="0" calcext:value-type="float">
            <text:p>0</text:p>
          </table:table-cell>
          <table:table-cell office:value-type="float" office:value="0.1533376" calcext:value-type="float">
            <text:p>0.1533376</text:p>
          </table:table-cell>
          <table:table-cell office:value-type="float" office:value="-0.00003312659" calcext:value-type="float">
            <text:p>-3.312659E-05</text:p>
          </table:table-cell>
          <table:table-cell office:value-type="float" office:value="0.00002285927" calcext:value-type="float">
            <text:p>2.285927E-05</text:p>
          </table:table-cell>
          <table:table-cell office:value-type="float" office:value="0.0000588979" calcext:value-type="float">
            <text:p>5.88979E-05</text:p>
          </table:table-cell>
          <table:table-cell office:value-type="float" office:value="7.942227" calcext:value-type="float">
            <text:p>7.942227</text:p>
          </table:table-cell>
          <table:table-cell office:value-type="float" office:value="0.00675586" calcext:value-type="float">
            <text:p>0.00675586</text:p>
          </table:table-cell>
          <table:table-cell office:value-type="float" office:value="0.02949933" calcext:value-type="float">
            <text:p>0.02949933</text:p>
          </table:table-cell>
          <table:table-cell office:value-type="float" office:value="0.03783328" calcext:value-type="float">
            <text:p>0.03783328</text:p>
          </table:table-cell>
          <table:table-cell office:value-type="float" office:value="0.03204411" calcext:value-type="float">
            <text:p>0.03204411</text:p>
          </table:table-cell>
          <table:table-cell office:value-type="float" office:value="0.02381497" calcext:value-type="float">
            <text:p>0.02381497</text:p>
          </table:table-cell>
          <table:table-cell office:value-type="float" office:value="0.02210376" calcext:value-type="float">
            <text:p>0.02210376</text:p>
          </table:table-cell>
          <table:table-cell office:value-type="float" office:value="0.0211184" calcext:value-type="float">
            <text:p>0.0211184</text:p>
          </table:table-cell>
          <table:table-cell office:value-type="float" office:value="0.01885805" calcext:value-type="float">
            <text:p>0.01885805</text:p>
          </table:table-cell>
          <table:table-cell office:value-type="float" office:value="5.454283" calcext:value-type="float">
            <text:p>5.454283</text:p>
          </table:table-cell>
          <table:table-cell office:value-type="float" office:value="6.933738" calcext:value-type="float">
            <text:p>6.933738</text:p>
          </table:table-cell>
          <table:table-cell office:value-type="float" office:value="10.2116" calcext:value-type="float">
            <text:p>10.2116</text:p>
          </table:table-cell>
          <table:table-cell office:value-type="float" office:value="11.78421" calcext:value-type="float">
            <text:p>11.78421</text:p>
          </table:table-cell>
          <table:table-cell office:value-type="float" office:value="10.30878" calcext:value-type="float">
            <text:p>10.30878</text:p>
          </table:table-cell>
          <table:table-cell office:value-type="float" office:value="6.313332" calcext:value-type="float">
            <text:p>6.313332</text:p>
          </table:table-cell>
          <table:table-cell office:value-type="float" office:value="3.451491" calcext:value-type="float">
            <text:p>3.451491</text:p>
          </table:table-cell>
          <table:table-cell office:value-type="float" office:value="6.334559" calcext:value-type="float">
            <text:p>6.334559</text:p>
          </table:table-cell>
          <table:table-cell office:value-type="float" office:value="10.31143" calcext:value-type="float">
            <text:p>10.31143</text:p>
          </table:table-cell>
          <table:table-cell office:value-type="float" office:value="0" calcext:value-type="float">
            <text:p>0</text:p>
          </table:table-cell>
          <table:table-cell office:value-type="float" office:value="-0.000008094898" calcext:value-type="float">
            <text:p>-8.094898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9.38606" calcext:value-type="float">
            <text:p>9.38606</text:p>
          </table:table-cell>
          <table:table-cell office:value-type="float" office:value="455.7025" calcext:value-type="float">
            <text:p>455.7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0131" calcext:value-type="float">
            <text:p>0.04440131</text:p>
          </table:table-cell>
          <table:table-cell office:value-type="float" office:value="8.668084" calcext:value-type="float">
            <text:p>8.668084</text:p>
          </table:table-cell>
          <table:table-cell office:value-type="float" office:value="0" calcext:value-type="float">
            <text:p>0</text:p>
          </table:table-cell>
          <table:table-cell office:value-type="float" office:value="0.001080359" calcext:value-type="float">
            <text:p>0.001080359</text:p>
          </table:table-cell>
          <table:table-cell office:value-type="float" office:value="0" calcext:value-type="float">
            <text:p>0</text:p>
          </table:table-cell>
          <table:table-cell office:value-type="float" office:value="0.1782595" calcext:value-type="float">
            <text:p>0.1782595</text:p>
          </table:table-cell>
          <table:table-cell office:value-type="float" office:value="-0.00003482953" calcext:value-type="float">
            <text:p>-3.482953E-05</text:p>
          </table:table-cell>
          <table:table-cell office:value-type="float" office:value="0.00002488505" calcext:value-type="float">
            <text:p>2.488505E-05</text:p>
          </table:table-cell>
          <table:table-cell office:value-type="float" office:value="0.00006414225" calcext:value-type="float">
            <text:p>6.414225E-05</text:p>
          </table:table-cell>
          <table:table-cell office:value-type="float" office:value="7.9439" calcext:value-type="float">
            <text:p>7.9439</text:p>
          </table:table-cell>
          <table:table-cell office:value-type="float" office:value="0.006837062" calcext:value-type="float">
            <text:p>0.006837062</text:p>
          </table:table-cell>
          <table:table-cell office:value-type="float" office:value="0.02949602" calcext:value-type="float">
            <text:p>0.02949602</text:p>
          </table:table-cell>
          <table:table-cell office:value-type="float" office:value="0.03779939" calcext:value-type="float">
            <text:p>0.03779939</text:p>
          </table:table-cell>
          <table:table-cell office:value-type="float" office:value="0.03198798" calcext:value-type="float">
            <text:p>0.03198798</text:p>
          </table:table-cell>
          <table:table-cell office:value-type="float" office:value="0.02370282" calcext:value-type="float">
            <text:p>0.02370282</text:p>
          </table:table-cell>
          <table:table-cell office:value-type="float" office:value="0.02201199" calcext:value-type="float">
            <text:p>0.02201199</text:p>
          </table:table-cell>
          <table:table-cell office:value-type="float" office:value="0.02116081" calcext:value-type="float">
            <text:p>0.02116081</text:p>
          </table:table-cell>
          <table:table-cell office:value-type="float" office:value="0.0188436" calcext:value-type="float">
            <text:p>0.0188436</text:p>
          </table:table-cell>
          <table:table-cell office:value-type="float" office:value="6.11771" calcext:value-type="float">
            <text:p>6.11771</text:p>
          </table:table-cell>
          <table:table-cell office:value-type="float" office:value="7.05121" calcext:value-type="float">
            <text:p>7.05121</text:p>
          </table:table-cell>
          <table:table-cell office:value-type="float" office:value="10.07604" calcext:value-type="float">
            <text:p>10.07604</text:p>
          </table:table-cell>
          <table:table-cell office:value-type="float" office:value="11.71847" calcext:value-type="float">
            <text:p>11.71847</text:p>
          </table:table-cell>
          <table:table-cell office:value-type="float" office:value="10.20844" calcext:value-type="float">
            <text:p>10.20844</text:p>
          </table:table-cell>
          <table:table-cell office:value-type="float" office:value="6.229733" calcext:value-type="float">
            <text:p>6.229733</text:p>
          </table:table-cell>
          <table:table-cell office:value-type="float" office:value="3.415552" calcext:value-type="float">
            <text:p>3.415552</text:p>
          </table:table-cell>
          <table:table-cell office:value-type="float" office:value="6.317312" calcext:value-type="float">
            <text:p>6.317312</text:p>
          </table:table-cell>
          <table:table-cell office:value-type="float" office:value="9.978879" calcext:value-type="float">
            <text:p>9.978879</text:p>
          </table:table-cell>
          <table:table-cell office:value-type="float" office:value="0" calcext:value-type="float">
            <text:p>0</text:p>
          </table:table-cell>
          <table:table-cell office:value-type="float" office:value="-0.000008723295" calcext:value-type="float">
            <text:p>-8.723295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9.385239" calcext:value-type="float">
            <text:p>9.385239</text:p>
          </table:table-cell>
          <table:table-cell office:value-type="float" office:value="455.6997" calcext:value-type="float">
            <text:p>455.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1776" calcext:value-type="float">
            <text:p>0.04431776</text:p>
          </table:table-cell>
          <table:table-cell office:value-type="float" office:value="8.656644" calcext:value-type="float">
            <text:p>8.656644</text:p>
          </table:table-cell>
          <table:table-cell office:value-type="float" office:value="0" calcext:value-type="float">
            <text:p>0</text:p>
          </table:table-cell>
          <table:table-cell office:value-type="float" office:value="0.001163494" calcext:value-type="float">
            <text:p>0.001163494</text:p>
          </table:table-cell>
          <table:table-cell office:value-type="float" office:value="0" calcext:value-type="float">
            <text:p>0</text:p>
          </table:table-cell>
          <table:table-cell office:value-type="float" office:value="0.1921801" calcext:value-type="float">
            <text:p>0.1921801</text:p>
          </table:table-cell>
          <table:table-cell office:value-type="float" office:value="-0.00003481678" calcext:value-type="float">
            <text:p>-3.481678E-05</text:p>
          </table:table-cell>
          <table:table-cell office:value-type="float" office:value="0.00002710735" calcext:value-type="float">
            <text:p>2.710735E-05</text:p>
          </table:table-cell>
          <table:table-cell office:value-type="float" office:value="0.00006708135" calcext:value-type="float">
            <text:p>6.708135E-05</text:p>
          </table:table-cell>
          <table:table-cell office:value-type="float" office:value="7.938536" calcext:value-type="float">
            <text:p>7.938536</text:p>
          </table:table-cell>
          <table:table-cell office:value-type="float" office:value="0.007263297" calcext:value-type="float">
            <text:p>0.007263297</text:p>
          </table:table-cell>
          <table:table-cell office:value-type="float" office:value="0.02883093" calcext:value-type="float">
            <text:p>0.02883093</text:p>
          </table:table-cell>
          <table:table-cell office:value-type="float" office:value="0.03780173" calcext:value-type="float">
            <text:p>0.03780173</text:p>
          </table:table-cell>
          <table:table-cell office:value-type="float" office:value="0.03186815" calcext:value-type="float">
            <text:p>0.03186815</text:p>
          </table:table-cell>
          <table:table-cell office:value-type="float" office:value="0.02359247" calcext:value-type="float">
            <text:p>0.02359247</text:p>
          </table:table-cell>
          <table:table-cell office:value-type="float" office:value="0.02193374" calcext:value-type="float">
            <text:p>0.02193374</text:p>
          </table:table-cell>
          <table:table-cell office:value-type="float" office:value="0.02122975" calcext:value-type="float">
            <text:p>0.02122975</text:p>
          </table:table-cell>
          <table:table-cell office:value-type="float" office:value="0.01882553" calcext:value-type="float">
            <text:p>0.01882553</text:p>
          </table:table-cell>
          <table:table-cell office:value-type="float" office:value="6.566687" calcext:value-type="float">
            <text:p>6.566687</text:p>
          </table:table-cell>
          <table:table-cell office:value-type="float" office:value="7.039714" calcext:value-type="float">
            <text:p>7.039714</text:p>
          </table:table-cell>
          <table:table-cell office:value-type="float" office:value="10.14025" calcext:value-type="float">
            <text:p>10.14025</text:p>
          </table:table-cell>
          <table:table-cell office:value-type="float" office:value="11.60202" calcext:value-type="float">
            <text:p>11.60202</text:p>
          </table:table-cell>
          <table:table-cell office:value-type="float" office:value="10.14621" calcext:value-type="float">
            <text:p>10.14621</text:p>
          </table:table-cell>
          <table:table-cell office:value-type="float" office:value="6.191056" calcext:value-type="float">
            <text:p>6.191056</text:p>
          </table:table-cell>
          <table:table-cell office:value-type="float" office:value="3.398629" calcext:value-type="float">
            <text:p>3.398629</text:p>
          </table:table-cell>
          <table:table-cell office:value-type="float" office:value="6.299085" calcext:value-type="float">
            <text:p>6.299085</text:p>
          </table:table-cell>
          <table:table-cell office:value-type="float" office:value="9.957567" calcext:value-type="float">
            <text:p>9.957567</text:p>
          </table:table-cell>
          <table:table-cell office:value-type="float" office:value="0" calcext:value-type="float">
            <text:p>0</text:p>
          </table:table-cell>
          <table:table-cell office:value-type="float" office:value="-0.000009228753" calcext:value-type="float">
            <text:p>-9.228753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9.384307" calcext:value-type="float">
            <text:p>9.384307</text:p>
          </table:table-cell>
          <table:table-cell office:value-type="float" office:value="455.6968" calcext:value-type="float">
            <text:p>455.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21926" calcext:value-type="float">
            <text:p>0.04421926</text:p>
          </table:table-cell>
          <table:table-cell office:value-type="float" office:value="8.652778" calcext:value-type="float">
            <text:p>8.652778</text:p>
          </table:table-cell>
          <table:table-cell office:value-type="float" office:value="0" calcext:value-type="float">
            <text:p>0</text:p>
          </table:table-cell>
          <table:table-cell office:value-type="float" office:value="0.001237427" calcext:value-type="float">
            <text:p>0.001237427</text:p>
          </table:table-cell>
          <table:table-cell office:value-type="float" office:value="0" calcext:value-type="float">
            <text:p>0</text:p>
          </table:table-cell>
          <table:table-cell office:value-type="float" office:value="0.1986416" calcext:value-type="float">
            <text:p>0.1986416</text:p>
          </table:table-cell>
          <table:table-cell office:value-type="float" office:value="-0.00003489972" calcext:value-type="float">
            <text:p>-3.489972E-05</text:p>
          </table:table-cell>
          <table:table-cell office:value-type="float" office:value="0.00002945564" calcext:value-type="float">
            <text:p>2.945564E-05</text:p>
          </table:table-cell>
          <table:table-cell office:value-type="float" office:value="0.00006952974" calcext:value-type="float">
            <text:p>6.952974E-05</text:p>
          </table:table-cell>
          <table:table-cell office:value-type="float" office:value="7.932991" calcext:value-type="float">
            <text:p>7.932991</text:p>
          </table:table-cell>
          <table:table-cell office:value-type="float" office:value="0.007360309" calcext:value-type="float">
            <text:p>0.007360309</text:p>
          </table:table-cell>
          <table:table-cell office:value-type="float" office:value="0.02826207" calcext:value-type="float">
            <text:p>0.02826207</text:p>
          </table:table-cell>
          <table:table-cell office:value-type="float" office:value="0.03763878" calcext:value-type="float">
            <text:p>0.03763878</text:p>
          </table:table-cell>
          <table:table-cell office:value-type="float" office:value="0.03164895" calcext:value-type="float">
            <text:p>0.03164895</text:p>
          </table:table-cell>
          <table:table-cell office:value-type="float" office:value="0.02346966" calcext:value-type="float">
            <text:p>0.02346966</text:p>
          </table:table-cell>
          <table:table-cell office:value-type="float" office:value="0.02187111" calcext:value-type="float">
            <text:p>0.02187111</text:p>
          </table:table-cell>
          <table:table-cell office:value-type="float" office:value="0.02133418" calcext:value-type="float">
            <text:p>0.02133418</text:p>
          </table:table-cell>
          <table:table-cell office:value-type="float" office:value="0.01880676" calcext:value-type="float">
            <text:p>0.01880676</text:p>
          </table:table-cell>
          <table:table-cell office:value-type="float" office:value="7.050173" calcext:value-type="float">
            <text:p>7.050173</text:p>
          </table:table-cell>
          <table:table-cell office:value-type="float" office:value="7.018785" calcext:value-type="float">
            <text:p>7.018785</text:p>
          </table:table-cell>
          <table:table-cell office:value-type="float" office:value="10.42229" calcext:value-type="float">
            <text:p>10.42229</text:p>
          </table:table-cell>
          <table:table-cell office:value-type="float" office:value="11.4151" calcext:value-type="float">
            <text:p>11.4151</text:p>
          </table:table-cell>
          <table:table-cell office:value-type="float" office:value="10.03877" calcext:value-type="float">
            <text:p>10.03877</text:p>
          </table:table-cell>
          <table:table-cell office:value-type="float" office:value="6.164543" calcext:value-type="float">
            <text:p>6.164543</text:p>
          </table:table-cell>
          <table:table-cell office:value-type="float" office:value="3.40162" calcext:value-type="float">
            <text:p>3.40162</text:p>
          </table:table-cell>
          <table:table-cell office:value-type="float" office:value="6.281182" calcext:value-type="float">
            <text:p>6.281182</text:p>
          </table:table-cell>
          <table:table-cell office:value-type="float" office:value="9.936706" calcext:value-type="float">
            <text:p>9.936706</text:p>
          </table:table-cell>
          <table:table-cell office:value-type="float" office:value="0" calcext:value-type="float">
            <text:p>0</text:p>
          </table:table-cell>
          <table:table-cell office:value-type="float" office:value="-0.000009703411" calcext:value-type="float">
            <text:p>-9.703411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9.383835" calcext:value-type="float">
            <text:p>9.383835</text:p>
          </table:table-cell>
          <table:table-cell office:value-type="float" office:value="455.6942" calcext:value-type="float">
            <text:p>455.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10296" calcext:value-type="float">
            <text:p>0.04410296</text:p>
          </table:table-cell>
          <table:table-cell office:value-type="float" office:value="8.650407" calcext:value-type="float">
            <text:p>8.650407</text:p>
          </table:table-cell>
          <table:table-cell office:value-type="float" office:value="0" calcext:value-type="float">
            <text:p>0</text:p>
          </table:table-cell>
          <table:table-cell office:value-type="float" office:value="0.001309374" calcext:value-type="float">
            <text:p>0.001309374</text:p>
          </table:table-cell>
          <table:table-cell office:value-type="float" office:value="0" calcext:value-type="float">
            <text:p>0</text:p>
          </table:table-cell>
          <table:table-cell office:value-type="float" office:value="0.203097" calcext:value-type="float">
            <text:p>0.203097</text:p>
          </table:table-cell>
          <table:table-cell office:value-type="float" office:value="-0.00003515977" calcext:value-type="float">
            <text:p>-3.515977E-05</text:p>
          </table:table-cell>
          <table:table-cell office:value-type="float" office:value="0.0000318581" calcext:value-type="float">
            <text:p>3.18581E-05</text:p>
          </table:table-cell>
          <table:table-cell office:value-type="float" office:value="0.0000721715" calcext:value-type="float">
            <text:p>7.21715E-05</text:p>
          </table:table-cell>
          <table:table-cell office:value-type="float" office:value="7.927975" calcext:value-type="float">
            <text:p>7.927975</text:p>
          </table:table-cell>
          <table:table-cell office:value-type="float" office:value="0.007384233" calcext:value-type="float">
            <text:p>0.007384233</text:p>
          </table:table-cell>
          <table:table-cell office:value-type="float" office:value="0.02796064" calcext:value-type="float">
            <text:p>0.02796064</text:p>
          </table:table-cell>
          <table:table-cell office:value-type="float" office:value="0.03734414" calcext:value-type="float">
            <text:p>0.03734414</text:p>
          </table:table-cell>
          <table:table-cell office:value-type="float" office:value="0.03138568" calcext:value-type="float">
            <text:p>0.03138568</text:p>
          </table:table-cell>
          <table:table-cell office:value-type="float" office:value="0.02331504" calcext:value-type="float">
            <text:p>0.02331504</text:p>
          </table:table-cell>
          <table:table-cell office:value-type="float" office:value="0.02177099" calcext:value-type="float">
            <text:p>0.02177099</text:p>
          </table:table-cell>
          <table:table-cell office:value-type="float" office:value="0.02143472" calcext:value-type="float">
            <text:p>0.02143472</text:p>
          </table:table-cell>
          <table:table-cell office:value-type="float" office:value="0.01879876" calcext:value-type="float">
            <text:p>0.01879876</text:p>
          </table:table-cell>
          <table:table-cell office:value-type="float" office:value="7.402347" calcext:value-type="float">
            <text:p>7.402347</text:p>
          </table:table-cell>
          <table:table-cell office:value-type="float" office:value="7.070571" calcext:value-type="float">
            <text:p>7.070571</text:p>
          </table:table-cell>
          <table:table-cell office:value-type="float" office:value="10.76028" calcext:value-type="float">
            <text:p>10.76028</text:p>
          </table:table-cell>
          <table:table-cell office:value-type="float" office:value="11.22805" calcext:value-type="float">
            <text:p>11.22805</text:p>
          </table:table-cell>
          <table:table-cell office:value-type="float" office:value="9.891207" calcext:value-type="float">
            <text:p>9.891207</text:p>
          </table:table-cell>
          <table:table-cell office:value-type="float" office:value="6.116483" calcext:value-type="float">
            <text:p>6.116483</text:p>
          </table:table-cell>
          <table:table-cell office:value-type="float" office:value="3.407665" calcext:value-type="float">
            <text:p>3.407665</text:p>
          </table:table-cell>
          <table:table-cell office:value-type="float" office:value="6.26998" calcext:value-type="float">
            <text:p>6.26998</text:p>
          </table:table-cell>
          <table:table-cell office:value-type="float" office:value="9.886027" calcext:value-type="float">
            <text:p>9.886027</text:p>
          </table:table-cell>
          <table:table-cell office:value-type="float" office:value="0" calcext:value-type="float">
            <text:p>0</text:p>
          </table:table-cell>
          <table:table-cell office:value-type="float" office:value="-0.00001017571" calcext:value-type="float">
            <text:p>-1.017571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9.383448" calcext:value-type="float">
            <text:p>9.383448</text:p>
          </table:table-cell>
          <table:table-cell office:value-type="float" office:value="455.6915" calcext:value-type="float">
            <text:p>455.6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7132" calcext:value-type="float">
            <text:p>0.04397132</text:p>
          </table:table-cell>
          <table:table-cell office:value-type="float" office:value="8.648911" calcext:value-type="float">
            <text:p>8.648911</text:p>
          </table:table-cell>
          <table:table-cell office:value-type="float" office:value="0" calcext:value-type="float">
            <text:p>0</text:p>
          </table:table-cell>
          <table:table-cell office:value-type="float" office:value="0.001380321" calcext:value-type="float">
            <text:p>0.001380321</text:p>
          </table:table-cell>
          <table:table-cell office:value-type="float" office:value="0" calcext:value-type="float">
            <text:p>0</text:p>
          </table:table-cell>
          <table:table-cell office:value-type="float" office:value="0.2065937" calcext:value-type="float">
            <text:p>0.2065937</text:p>
          </table:table-cell>
          <table:table-cell office:value-type="float" office:value="-0.00003555234" calcext:value-type="float">
            <text:p>-3.555234E-05</text:p>
          </table:table-cell>
          <table:table-cell office:value-type="float" office:value="0.00003435029" calcext:value-type="float">
            <text:p>3.435029E-05</text:p>
          </table:table-cell>
          <table:table-cell office:value-type="float" office:value="0.00007471609" calcext:value-type="float">
            <text:p>7.471609E-05</text:p>
          </table:table-cell>
          <table:table-cell office:value-type="float" office:value="7.923096" calcext:value-type="float">
            <text:p>7.923096</text:p>
          </table:table-cell>
          <table:table-cell office:value-type="float" office:value="0.007342599" calcext:value-type="float">
            <text:p>0.007342599</text:p>
          </table:table-cell>
          <table:table-cell office:value-type="float" office:value="0.02775408" calcext:value-type="float">
            <text:p>0.02775408</text:p>
          </table:table-cell>
          <table:table-cell office:value-type="float" office:value="0.03695187" calcext:value-type="float">
            <text:p>0.03695187</text:p>
          </table:table-cell>
          <table:table-cell office:value-type="float" office:value="0.03109586" calcext:value-type="float">
            <text:p>0.03109586</text:p>
          </table:table-cell>
          <table:table-cell office:value-type="float" office:value="0.02314653" calcext:value-type="float">
            <text:p>0.02314653</text:p>
          </table:table-cell>
          <table:table-cell office:value-type="float" office:value="0.02164899" calcext:value-type="float">
            <text:p>0.02164899</text:p>
          </table:table-cell>
          <table:table-cell office:value-type="float" office:value="0.02152021" calcext:value-type="float">
            <text:p>0.02152021</text:p>
          </table:table-cell>
          <table:table-cell office:value-type="float" office:value="0.01879497" calcext:value-type="float">
            <text:p>0.01879497</text:p>
          </table:table-cell>
          <table:table-cell office:value-type="float" office:value="7.704575" calcext:value-type="float">
            <text:p>7.704575</text:p>
          </table:table-cell>
          <table:table-cell office:value-type="float" office:value="7.170393" calcext:value-type="float">
            <text:p>7.170393</text:p>
          </table:table-cell>
          <table:table-cell office:value-type="float" office:value="11.12831" calcext:value-type="float">
            <text:p>11.12831</text:p>
          </table:table-cell>
          <table:table-cell office:value-type="float" office:value="11.04316" calcext:value-type="float">
            <text:p>11.04316</text:p>
          </table:table-cell>
          <table:table-cell office:value-type="float" office:value="9.725628" calcext:value-type="float">
            <text:p>9.725628</text:p>
          </table:table-cell>
          <table:table-cell office:value-type="float" office:value="6.053801" calcext:value-type="float">
            <text:p>6.053801</text:p>
          </table:table-cell>
          <table:table-cell office:value-type="float" office:value="3.411501" calcext:value-type="float">
            <text:p>3.411501</text:p>
          </table:table-cell>
          <table:table-cell office:value-type="float" office:value="6.261401" calcext:value-type="float">
            <text:p>6.261401</text:p>
          </table:table-cell>
          <table:table-cell office:value-type="float" office:value="9.815097" calcext:value-type="float">
            <text:p>9.815097</text:p>
          </table:table-cell>
          <table:table-cell office:value-type="float" office:value="0" calcext:value-type="float">
            <text:p>0</text:p>
          </table:table-cell>
          <table:table-cell office:value-type="float" office:value="-0.00001064003" calcext:value-type="float">
            <text:p>-1.064003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9.383406" calcext:value-type="float">
            <text:p>9.383406</text:p>
          </table:table-cell>
          <table:table-cell office:value-type="float" office:value="455.6888" calcext:value-type="float">
            <text:p>455.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3523" calcext:value-type="float">
            <text:p>0.04383523</text:p>
          </table:table-cell>
          <table:table-cell office:value-type="float" office:value="8.647427" calcext:value-type="float">
            <text:p>8.647427</text:p>
          </table:table-cell>
          <table:table-cell office:value-type="float" office:value="0" calcext:value-type="float">
            <text:p>0</text:p>
          </table:table-cell>
          <table:table-cell office:value-type="float" office:value="0.001450797" calcext:value-type="float">
            <text:p>0.001450797</text:p>
          </table:table-cell>
          <table:table-cell office:value-type="float" office:value="0" calcext:value-type="float">
            <text:p>0</text:p>
          </table:table-cell>
          <table:table-cell office:value-type="float" office:value="0.2096955" calcext:value-type="float">
            <text:p>0.2096955</text:p>
          </table:table-cell>
          <table:table-cell office:value-type="float" office:value="-0.00003602727" calcext:value-type="float">
            <text:p>-3.602727E-05</text:p>
          </table:table-cell>
          <table:table-cell office:value-type="float" office:value="0.00003687916" calcext:value-type="float">
            <text:p>3.687916E-05</text:p>
          </table:table-cell>
          <table:table-cell office:value-type="float" office:value="0.00007750236" calcext:value-type="float">
            <text:p>7.750236E-05</text:p>
          </table:table-cell>
          <table:table-cell office:value-type="float" office:value="7.918598" calcext:value-type="float">
            <text:p>7.918598</text:p>
          </table:table-cell>
          <table:table-cell office:value-type="float" office:value="0.007350603" calcext:value-type="float">
            <text:p>0.007350603</text:p>
          </table:table-cell>
          <table:table-cell office:value-type="float" office:value="0.02759944" calcext:value-type="float">
            <text:p>0.02759944</text:p>
          </table:table-cell>
          <table:table-cell office:value-type="float" office:value="0.03653158" calcext:value-type="float">
            <text:p>0.03653158</text:p>
          </table:table-cell>
          <table:table-cell office:value-type="float" office:value="0.03082142" calcext:value-type="float">
            <text:p>0.03082142</text:p>
          </table:table-cell>
          <table:table-cell office:value-type="float" office:value="0.02296481" calcext:value-type="float">
            <text:p>0.02296481</text:p>
          </table:table-cell>
          <table:table-cell office:value-type="float" office:value="0.02152346" calcext:value-type="float">
            <text:p>0.02152346</text:p>
          </table:table-cell>
          <table:table-cell office:value-type="float" office:value="0.02159481" calcext:value-type="float">
            <text:p>0.02159481</text:p>
          </table:table-cell>
          <table:table-cell office:value-type="float" office:value="0.01879128" calcext:value-type="float">
            <text:p>0.01879128</text:p>
          </table:table-cell>
          <table:table-cell office:value-type="float" office:value="7.909934" calcext:value-type="float">
            <text:p>7.909934</text:p>
          </table:table-cell>
          <table:table-cell office:value-type="float" office:value="7.310457" calcext:value-type="float">
            <text:p>7.310457</text:p>
          </table:table-cell>
          <table:table-cell office:value-type="float" office:value="11.44496" calcext:value-type="float">
            <text:p>11.44496</text:p>
          </table:table-cell>
          <table:table-cell office:value-type="float" office:value="10.89647" calcext:value-type="float">
            <text:p>10.89647</text:p>
          </table:table-cell>
          <table:table-cell office:value-type="float" office:value="9.559499" calcext:value-type="float">
            <text:p>9.559499</text:p>
          </table:table-cell>
          <table:table-cell office:value-type="float" office:value="5.992556" calcext:value-type="float">
            <text:p>5.992556</text:p>
          </table:table-cell>
          <table:table-cell office:value-type="float" office:value="3.415024" calcext:value-type="float">
            <text:p>3.415024</text:p>
          </table:table-cell>
          <table:table-cell office:value-type="float" office:value="6.253024" calcext:value-type="float">
            <text:p>6.253024</text:p>
          </table:table-cell>
          <table:table-cell office:value-type="float" office:value="9.732355" calcext:value-type="float">
            <text:p>9.732355</text:p>
          </table:table-cell>
          <table:table-cell office:value-type="float" office:value="0" calcext:value-type="float">
            <text:p>0</text:p>
          </table:table-cell>
          <table:table-cell office:value-type="float" office:value="-0.0000111043" calcext:value-type="float">
            <text:p>-1.11043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9.381351" calcext:value-type="float">
            <text:p>9.381351</text:p>
          </table:table-cell>
          <table:table-cell office:value-type="float" office:value="455.6858" calcext:value-type="float">
            <text:p>455.6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5522" calcext:value-type="float">
            <text:p>0.04375522</text:p>
          </table:table-cell>
          <table:table-cell office:value-type="float" office:value="8.648594" calcext:value-type="float">
            <text:p>8.648594</text:p>
          </table:table-cell>
          <table:table-cell office:value-type="float" office:value="0" calcext:value-type="float">
            <text:p>0</text:p>
          </table:table-cell>
          <table:table-cell office:value-type="float" office:value="0.001520856" calcext:value-type="float">
            <text:p>0.001520856</text:p>
          </table:table-cell>
          <table:table-cell office:value-type="float" office:value="0" calcext:value-type="float">
            <text:p>0</text:p>
          </table:table-cell>
          <table:table-cell office:value-type="float" office:value="0.212443" calcext:value-type="float">
            <text:p>0.212443</text:p>
          </table:table-cell>
          <table:table-cell office:value-type="float" office:value="-0.00003604493" calcext:value-type="float">
            <text:p>-3.604493E-05</text:p>
          </table:table-cell>
          <table:table-cell office:value-type="float" office:value="0.00003953073" calcext:value-type="float">
            <text:p>3.953073E-05</text:p>
          </table:table-cell>
          <table:table-cell office:value-type="float" office:value="0.00007928083" calcext:value-type="float">
            <text:p>7.928083E-05</text:p>
          </table:table-cell>
          <table:table-cell office:value-type="float" office:value="7.911841" calcext:value-type="float">
            <text:p>7.911841</text:p>
          </table:table-cell>
          <table:table-cell office:value-type="float" office:value="0.008447501" calcext:value-type="float">
            <text:p>0.008447501</text:p>
          </table:table-cell>
          <table:table-cell office:value-type="float" office:value="0.02764904" calcext:value-type="float">
            <text:p>0.02764904</text:p>
          </table:table-cell>
          <table:table-cell office:value-type="float" office:value="0.03599146" calcext:value-type="float">
            <text:p>0.03599146</text:p>
          </table:table-cell>
          <table:table-cell office:value-type="float" office:value="0.03056052" calcext:value-type="float">
            <text:p>0.03056052</text:p>
          </table:table-cell>
          <table:table-cell office:value-type="float" office:value="0.0228044" calcext:value-type="float">
            <text:p>0.0228044</text:p>
          </table:table-cell>
          <table:table-cell office:value-type="float" office:value="0.02139691" calcext:value-type="float">
            <text:p>0.02139691</text:p>
          </table:table-cell>
          <table:table-cell office:value-type="float" office:value="0.02165833" calcext:value-type="float">
            <text:p>0.02165833</text:p>
          </table:table-cell>
          <table:table-cell office:value-type="float" office:value="0.01878797" calcext:value-type="float">
            <text:p>0.01878797</text:p>
          </table:table-cell>
          <table:table-cell office:value-type="float" office:value="8.089055" calcext:value-type="float">
            <text:p>8.089055</text:p>
          </table:table-cell>
          <table:table-cell office:value-type="float" office:value="7.396401" calcext:value-type="float">
            <text:p>7.396401</text:p>
          </table:table-cell>
          <table:table-cell office:value-type="float" office:value="11.78818" calcext:value-type="float">
            <text:p>11.78818</text:p>
          </table:table-cell>
          <table:table-cell office:value-type="float" office:value="10.73723" calcext:value-type="float">
            <text:p>10.73723</text:p>
          </table:table-cell>
          <table:table-cell office:value-type="float" office:value="9.403189" calcext:value-type="float">
            <text:p>9.403189</text:p>
          </table:table-cell>
          <table:table-cell office:value-type="float" office:value="5.924343" calcext:value-type="float">
            <text:p>5.924343</text:p>
          </table:table-cell>
          <table:table-cell office:value-type="float" office:value="3.41955" calcext:value-type="float">
            <text:p>3.41955</text:p>
          </table:table-cell>
          <table:table-cell office:value-type="float" office:value="6.24402" calcext:value-type="float">
            <text:p>6.24402</text:p>
          </table:table-cell>
          <table:table-cell office:value-type="float" office:value="9.788711" calcext:value-type="float">
            <text:p>9.788711</text:p>
          </table:table-cell>
          <table:table-cell office:value-type="float" office:value="0" calcext:value-type="float">
            <text:p>0</text:p>
          </table:table-cell>
          <table:table-cell office:value-type="float" office:value="-0.00001152449" calcext:value-type="float">
            <text:p>-1.152449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9.380712" calcext:value-type="float">
            <text:p>9.380712</text:p>
          </table:table-cell>
          <table:table-cell office:value-type="float" office:value="455.6831" calcext:value-type="float">
            <text:p>455.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9505" calcext:value-type="float">
            <text:p>0.04359505</text:p>
          </table:table-cell>
          <table:table-cell office:value-type="float" office:value="8.648545" calcext:value-type="float">
            <text:p>8.648545</text:p>
          </table:table-cell>
          <table:table-cell office:value-type="float" office:value="0" calcext:value-type="float">
            <text:p>0</text:p>
          </table:table-cell>
          <table:table-cell office:value-type="float" office:value="0.001590489" calcext:value-type="float">
            <text:p>0.001590489</text:p>
          </table:table-cell>
          <table:table-cell office:value-type="float" office:value="0" calcext:value-type="float">
            <text:p>0</text:p>
          </table:table-cell>
          <table:table-cell office:value-type="float" office:value="0.214826" calcext:value-type="float">
            <text:p>0.214826</text:p>
          </table:table-cell>
          <table:table-cell office:value-type="float" office:value="-0.00003649011" calcext:value-type="float">
            <text:p>-3.649011E-05</text:p>
          </table:table-cell>
          <table:table-cell office:value-type="float" office:value="0.00004224922" calcext:value-type="float">
            <text:p>4.224922E-05</text:p>
          </table:table-cell>
          <table:table-cell office:value-type="float" office:value="0.00008142645" calcext:value-type="float">
            <text:p>8.142645E-05</text:p>
          </table:table-cell>
          <table:table-cell office:value-type="float" office:value="7.906641" calcext:value-type="float">
            <text:p>7.906641</text:p>
          </table:table-cell>
          <table:table-cell office:value-type="float" office:value="0.008273848" calcext:value-type="float">
            <text:p>0.008273848</text:p>
          </table:table-cell>
          <table:table-cell office:value-type="float" office:value="0.02761867" calcext:value-type="float">
            <text:p>0.02761867</text:p>
          </table:table-cell>
          <table:table-cell office:value-type="float" office:value="0.03504781" calcext:value-type="float">
            <text:p>0.03504781</text:p>
          </table:table-cell>
          <table:table-cell office:value-type="float" office:value="0.03027906" calcext:value-type="float">
            <text:p>0.03027906</text:p>
          </table:table-cell>
          <table:table-cell office:value-type="float" office:value="0.02262963" calcext:value-type="float">
            <text:p>0.02262963</text:p>
          </table:table-cell>
          <table:table-cell office:value-type="float" office:value="0.02126699" calcext:value-type="float">
            <text:p>0.02126699</text:p>
          </table:table-cell>
          <table:table-cell office:value-type="float" office:value="0.02172065" calcext:value-type="float">
            <text:p>0.02172065</text:p>
          </table:table-cell>
          <table:table-cell office:value-type="float" office:value="0.01878562" calcext:value-type="float">
            <text:p>0.01878562</text:p>
          </table:table-cell>
          <table:table-cell office:value-type="float" office:value="8.352128" calcext:value-type="float">
            <text:p>8.352128</text:p>
          </table:table-cell>
          <table:table-cell office:value-type="float" office:value="7.610763" calcext:value-type="float">
            <text:p>7.610763</text:p>
          </table:table-cell>
          <table:table-cell office:value-type="float" office:value="12.11206" calcext:value-type="float">
            <text:p>12.11206</text:p>
          </table:table-cell>
          <table:table-cell office:value-type="float" office:value="10.58405" calcext:value-type="float">
            <text:p>10.58405</text:p>
          </table:table-cell>
          <table:table-cell office:value-type="float" office:value="9.234789" calcext:value-type="float">
            <text:p>9.234789</text:p>
          </table:table-cell>
          <table:table-cell office:value-type="float" office:value="5.854982" calcext:value-type="float">
            <text:p>5.854982</text:p>
          </table:table-cell>
          <table:table-cell office:value-type="float" office:value="3.429414" calcext:value-type="float">
            <text:p>3.429414</text:p>
          </table:table-cell>
          <table:table-cell office:value-type="float" office:value="6.234203" calcext:value-type="float">
            <text:p>6.234203</text:p>
          </table:table-cell>
          <table:table-cell office:value-type="float" office:value="9.734354" calcext:value-type="float">
            <text:p>9.734354</text:p>
          </table:table-cell>
          <table:table-cell office:value-type="float" office:value="0" calcext:value-type="float">
            <text:p>0</text:p>
          </table:table-cell>
          <table:table-cell office:value-type="float" office:value="-0.00001194821" calcext:value-type="float">
            <text:p>-1.194821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9.382483" calcext:value-type="float">
            <text:p>9.382483</text:p>
          </table:table-cell>
          <table:table-cell office:value-type="float" office:value="455.6806" calcext:value-type="float">
            <text:p>455.6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39035" calcext:value-type="float">
            <text:p>0.04339035</text:p>
          </table:table-cell>
          <table:table-cell office:value-type="float" office:value="8.646194" calcext:value-type="float">
            <text:p>8.646194</text:p>
          </table:table-cell>
          <table:table-cell office:value-type="float" office:value="0" calcext:value-type="float">
            <text:p>0</text:p>
          </table:table-cell>
          <table:table-cell office:value-type="float" office:value="0.00165966" calcext:value-type="float">
            <text:p>0.00165966</text:p>
          </table:table-cell>
          <table:table-cell office:value-type="float" office:value="0" calcext:value-type="float">
            <text:p>0</text:p>
          </table:table-cell>
          <table:table-cell office:value-type="float" office:value="0.2168206" calcext:value-type="float">
            <text:p>0.2168206</text:p>
          </table:table-cell>
          <table:table-cell office:value-type="float" office:value="-0.00003755387" calcext:value-type="float">
            <text:p>-3.755387E-05</text:p>
          </table:table-cell>
          <table:table-cell office:value-type="float" office:value="0.00004494539" calcext:value-type="float">
            <text:p>4.494539E-05</text:p>
          </table:table-cell>
          <table:table-cell office:value-type="float" office:value="0.00008474458" calcext:value-type="float">
            <text:p>8.474458E-05</text:p>
          </table:table-cell>
          <table:table-cell office:value-type="float" office:value="7.904226" calcext:value-type="float">
            <text:p>7.904226</text:p>
          </table:table-cell>
          <table:table-cell office:value-type="float" office:value="0.007659495" calcext:value-type="float">
            <text:p>0.007659495</text:p>
          </table:table-cell>
          <table:table-cell office:value-type="float" office:value="0.0274651" calcext:value-type="float">
            <text:p>0.0274651</text:p>
          </table:table-cell>
          <table:table-cell office:value-type="float" office:value="0.03427833" calcext:value-type="float">
            <text:p>0.03427833</text:p>
          </table:table-cell>
          <table:table-cell office:value-type="float" office:value="0.03003052" calcext:value-type="float">
            <text:p>0.03003052</text:p>
          </table:table-cell>
          <table:table-cell office:value-type="float" office:value="0.02245057" calcext:value-type="float">
            <text:p>0.02245057</text:p>
          </table:table-cell>
          <table:table-cell office:value-type="float" office:value="0.02112563" calcext:value-type="float">
            <text:p>0.02112563</text:p>
          </table:table-cell>
          <table:table-cell office:value-type="float" office:value="0.02177284" calcext:value-type="float">
            <text:p>0.02177284</text:p>
          </table:table-cell>
          <table:table-cell office:value-type="float" office:value="0.01878357" calcext:value-type="float">
            <text:p>0.01878357</text:p>
          </table:table-cell>
          <table:table-cell office:value-type="float" office:value="8.523368" calcext:value-type="float">
            <text:p>8.523368</text:p>
          </table:table-cell>
          <table:table-cell office:value-type="float" office:value="7.895551" calcext:value-type="float">
            <text:p>7.895551</text:p>
          </table:table-cell>
          <table:table-cell office:value-type="float" office:value="12.32703" calcext:value-type="float">
            <text:p>12.32703</text:p>
          </table:table-cell>
          <table:table-cell office:value-type="float" office:value="10.50292" calcext:value-type="float">
            <text:p>10.50292</text:p>
          </table:table-cell>
          <table:table-cell office:value-type="float" office:value="9.083931" calcext:value-type="float">
            <text:p>9.083931</text:p>
          </table:table-cell>
          <table:table-cell office:value-type="float" office:value="5.786067" calcext:value-type="float">
            <text:p>5.786067</text:p>
          </table:table-cell>
          <table:table-cell office:value-type="float" office:value="3.442206" calcext:value-type="float">
            <text:p>3.442206</text:p>
          </table:table-cell>
          <table:table-cell office:value-type="float" office:value="6.223486" calcext:value-type="float">
            <text:p>6.223486</text:p>
          </table:table-cell>
          <table:table-cell office:value-type="float" office:value="9.527699" calcext:value-type="float">
            <text:p>9.527699</text:p>
          </table:table-cell>
          <table:table-cell office:value-type="float" office:value="0" calcext:value-type="float">
            <text:p>0</text:p>
          </table:table-cell>
          <table:table-cell office:value-type="float" office:value="-0.00001241179" calcext:value-type="float">
            <text:p>-1.241179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9.384086" calcext:value-type="float">
            <text:p>9.384086</text:p>
          </table:table-cell>
          <table:table-cell office:value-type="float" office:value="455.678" calcext:value-type="float">
            <text:p>455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21696" calcext:value-type="float">
            <text:p>0.04321696</text:p>
          </table:table-cell>
          <table:table-cell office:value-type="float" office:value="8.644345" calcext:value-type="float">
            <text:p>8.644345</text:p>
          </table:table-cell>
          <table:table-cell office:value-type="float" office:value="0" calcext:value-type="float">
            <text:p>0</text:p>
          </table:table-cell>
          <table:table-cell office:value-type="float" office:value="0.001728446" calcext:value-type="float">
            <text:p>0.001728446</text:p>
          </table:table-cell>
          <table:table-cell office:value-type="float" office:value="0" calcext:value-type="float">
            <text:p>0</text:p>
          </table:table-cell>
          <table:table-cell office:value-type="float" office:value="0.2184797" calcext:value-type="float">
            <text:p>0.2184797</text:p>
          </table:table-cell>
          <table:table-cell office:value-type="float" office:value="-0.0000385757" calcext:value-type="float">
            <text:p>-3.85757E-05</text:p>
          </table:table-cell>
          <table:table-cell office:value-type="float" office:value="0.00004768215" calcext:value-type="float">
            <text:p>4.768215E-05</text:p>
          </table:table-cell>
          <table:table-cell office:value-type="float" office:value="0.00008806143" calcext:value-type="float">
            <text:p>8.806143E-05</text:p>
          </table:table-cell>
          <table:table-cell office:value-type="float" office:value="7.901611" calcext:value-type="float">
            <text:p>7.901611</text:p>
          </table:table-cell>
          <table:table-cell office:value-type="float" office:value="0.007393715" calcext:value-type="float">
            <text:p>0.007393715</text:p>
          </table:table-cell>
          <table:table-cell office:value-type="float" office:value="0.02733757" calcext:value-type="float">
            <text:p>0.02733757</text:p>
          </table:table-cell>
          <table:table-cell office:value-type="float" office:value="0.03374399" calcext:value-type="float">
            <text:p>0.03374399</text:p>
          </table:table-cell>
          <table:table-cell office:value-type="float" office:value="0.02980374" calcext:value-type="float">
            <text:p>0.02980374</text:p>
          </table:table-cell>
          <table:table-cell office:value-type="float" office:value="0.02228498" calcext:value-type="float">
            <text:p>0.02228498</text:p>
          </table:table-cell>
          <table:table-cell office:value-type="float" office:value="0.02099373" calcext:value-type="float">
            <text:p>0.02099373</text:p>
          </table:table-cell>
          <table:table-cell office:value-type="float" office:value="0.02181293" calcext:value-type="float">
            <text:p>0.02181293</text:p>
          </table:table-cell>
          <table:table-cell office:value-type="float" office:value="0.01878151" calcext:value-type="float">
            <text:p>0.01878151</text:p>
          </table:table-cell>
          <table:table-cell office:value-type="float" office:value="8.644694" calcext:value-type="float">
            <text:p>8.644694</text:p>
          </table:table-cell>
          <table:table-cell office:value-type="float" office:value="8.168643" calcext:value-type="float">
            <text:p>8.168643</text:p>
          </table:table-cell>
          <table:table-cell office:value-type="float" office:value="12.51145" calcext:value-type="float">
            <text:p>12.51145</text:p>
          </table:table-cell>
          <table:table-cell office:value-type="float" office:value="10.42165" calcext:value-type="float">
            <text:p>10.42165</text:p>
          </table:table-cell>
          <table:table-cell office:value-type="float" office:value="8.949007" calcext:value-type="float">
            <text:p>8.949007</text:p>
          </table:table-cell>
          <table:table-cell office:value-type="float" office:value="5.721776" calcext:value-type="float">
            <text:p>5.721776</text:p>
          </table:table-cell>
          <table:table-cell office:value-type="float" office:value="3.455635" calcext:value-type="float">
            <text:p>3.455635</text:p>
          </table:table-cell>
          <table:table-cell office:value-type="float" office:value="6.212004" calcext:value-type="float">
            <text:p>6.212004</text:p>
          </table:table-cell>
          <table:table-cell office:value-type="float" office:value="9.350295" calcext:value-type="float">
            <text:p>9.350295</text:p>
          </table:table-cell>
          <table:table-cell office:value-type="float" office:value="0" calcext:value-type="float">
            <text:p>0</text:p>
          </table:table-cell>
          <table:table-cell office:value-type="float" office:value="-0.00001286978" calcext:value-type="float">
            <text:p>-1.286978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9.390649" calcext:value-type="float">
            <text:p>9.390649</text:p>
          </table:table-cell>
          <table:table-cell office:value-type="float" office:value="455.676" calcext:value-type="float">
            <text:p>455.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1972" calcext:value-type="float">
            <text:p>0.04301972</text:p>
          </table:table-cell>
          <table:table-cell office:value-type="float" office:value="8.634902" calcext:value-type="float">
            <text:p>8.634902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1799366" calcext:value-type="float">
            <text:p>0.001799366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218905" calcext:value-type="float">
            <text:p>0.2218905</text:p>
          </table:table-cell>
          <table:table-cell office:value-type="float" office:value="-0.00004835959" calcext:value-type="float">
            <text:p>-4.835959E-05</text:p>
          </table:table-cell>
          <table:table-cell office:value-type="float" office:value="0.00004815366" calcext:value-type="float">
            <text:p>4.815366E-05</text:p>
          </table:table-cell>
          <table:table-cell office:value-type="float" office:value="0.00009466631" calcext:value-type="float">
            <text:p>9.466631E-05</text:p>
          </table:table-cell>
          <table:table-cell office:value-type="float" office:value="7.90565" calcext:value-type="float">
            <text:p>7.90565</text:p>
          </table:table-cell>
          <table:table-cell office:value-type="float" office:value="0.007940443" calcext:value-type="float">
            <text:p>0.007940443</text:p>
          </table:table-cell>
          <table:table-cell office:value-type="float" office:value="0.02717078" calcext:value-type="float">
            <text:p>0.02717078</text:p>
          </table:table-cell>
          <table:table-cell office:value-type="float" office:value="0.03340283" calcext:value-type="float">
            <text:p>0.03340283</text:p>
          </table:table-cell>
          <table:table-cell office:value-type="float" office:value="0.02958351" calcext:value-type="float">
            <text:p>0.02958351</text:p>
          </table:table-cell>
          <table:table-cell office:value-type="float" office:value="0.02222452" calcext:value-type="float">
            <text:p>0.02222452</text:p>
          </table:table-cell>
          <table:table-cell office:value-type="float" office:value="0.02122305" calcext:value-type="float">
            <text:p>0.02122305</text:p>
          </table:table-cell>
          <table:table-cell office:value-type="float" office:value="0.02156695" calcext:value-type="float">
            <text:p>0.02156695</text:p>
          </table:table-cell>
          <table:table-cell office:value-type="float" office:value="0.01878816" calcext:value-type="float">
            <text:p>0.01878816</text:p>
          </table:table-cell>
          <table:table-cell office:value-type="float" office:value="6.519969" calcext:value-type="float">
            <text:p>6.519969</text:p>
          </table:table-cell>
          <table:table-cell office:value-type="float" office:value="8.190585" calcext:value-type="float">
            <text:p>8.190585</text:p>
          </table:table-cell>
          <table:table-cell office:value-type="float" office:value="12.74648" calcext:value-type="float">
            <text:p>12.74648</text:p>
          </table:table-cell>
          <table:table-cell office:value-type="float" office:value="10.33496" calcext:value-type="float">
            <text:p>10.33496</text:p>
          </table:table-cell>
          <table:table-cell office:value-type="float" office:value="8.882862" calcext:value-type="float">
            <text:p>8.882862</text:p>
          </table:table-cell>
          <table:table-cell office:value-type="float" office:value="5.771104" calcext:value-type="float">
            <text:p>5.771104</text:p>
          </table:table-cell>
          <table:table-cell office:value-type="float" office:value="3.435569" calcext:value-type="float">
            <text:p>3.435569</text:p>
          </table:table-cell>
          <table:table-cell office:value-type="float" office:value="6.203474" calcext:value-type="float">
            <text:p>6.203474</text:p>
          </table:table-cell>
          <table:table-cell office:value-type="float" office:value="9.014117" calcext:value-type="float">
            <text:p>9.014117</text:p>
          </table:table-cell>
          <table:table-cell office:value-type="float" office:value="0" calcext:value-type="float">
            <text:p>0</text:p>
          </table:table-cell>
          <table:table-cell office:value-type="float" office:value="-0.00001382378" calcext:value-type="float">
            <text:p>-1.382378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9.40409" calcext:value-type="float">
            <text:p>9.40409</text:p>
          </table:table-cell>
          <table:table-cell office:value-type="float" office:value="455.6741" calcext:value-type="float">
            <text:p>455.6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7744" calcext:value-type="float">
            <text:p>0.04287744</text:p>
          </table:table-cell>
          <table:table-cell office:value-type="float" office:value="8.603" calcext:value-type="float">
            <text:p>8.603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189291" calcext:value-type="float">
            <text:p>0.00189291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411894" calcext:value-type="float">
            <text:p>0.2411894</text:p>
          </table:table-cell>
          <table:table-cell office:value-type="float" office:value="-0.00006960893" calcext:value-type="float">
            <text:p>-6.960893E-05</text:p>
          </table:table-cell>
          <table:table-cell office:value-type="float" office:value="0.00004671684" calcext:value-type="float">
            <text:p>4.671684E-05</text:p>
          </table:table-cell>
          <table:table-cell office:value-type="float" office:value="0.0001016748" calcext:value-type="float">
            <text:p>0.0001016748</text:p>
          </table:table-cell>
          <table:table-cell office:value-type="float" office:value="7.918303" calcext:value-type="float">
            <text:p>7.918303</text:p>
          </table:table-cell>
          <table:table-cell office:value-type="float" office:value="0.006619186" calcext:value-type="float">
            <text:p>0.006619186</text:p>
          </table:table-cell>
          <table:table-cell office:value-type="float" office:value="0.02754482" calcext:value-type="float">
            <text:p>0.02754482</text:p>
          </table:table-cell>
          <table:table-cell office:value-type="float" office:value="0.03377016" calcext:value-type="float">
            <text:p>0.03377016</text:p>
          </table:table-cell>
          <table:table-cell office:value-type="float" office:value="0.03002973" calcext:value-type="float">
            <text:p>0.03002973</text:p>
          </table:table-cell>
          <table:table-cell office:value-type="float" office:value="0.02300093" calcext:value-type="float">
            <text:p>0.02300093</text:p>
          </table:table-cell>
          <table:table-cell office:value-type="float" office:value="0.02161902" calcext:value-type="float">
            <text:p>0.02161902</text:p>
          </table:table-cell>
          <table:table-cell office:value-type="float" office:value="0.02072067" calcext:value-type="float">
            <text:p>0.02072067</text:p>
          </table:table-cell>
          <table:table-cell office:value-type="float" office:value="0.01882488" calcext:value-type="float">
            <text:p>0.01882488</text:p>
          </table:table-cell>
          <table:table-cell office:value-type="float" office:value="3.701673" calcext:value-type="float">
            <text:p>3.701673</text:p>
          </table:table-cell>
          <table:table-cell office:value-type="float" office:value="8.08012" calcext:value-type="float">
            <text:p>8.08012</text:p>
          </table:table-cell>
          <table:table-cell office:value-type="float" office:value="12.98014" calcext:value-type="float">
            <text:p>12.98014</text:p>
          </table:table-cell>
          <table:table-cell office:value-type="float" office:value="10.65831" calcext:value-type="float">
            <text:p>10.65831</text:p>
          </table:table-cell>
          <table:table-cell office:value-type="float" office:value="8.969136" calcext:value-type="float">
            <text:p>8.969136</text:p>
          </table:table-cell>
          <table:table-cell office:value-type="float" office:value="5.409963" calcext:value-type="float">
            <text:p>5.409963</text:p>
          </table:table-cell>
          <table:table-cell office:value-type="float" office:value="3.019322" calcext:value-type="float">
            <text:p>3.019322</text:p>
          </table:table-cell>
          <table:table-cell office:value-type="float" office:value="6.202909" calcext:value-type="float">
            <text:p>6.202909</text:p>
          </table:table-cell>
          <table:table-cell office:value-type="float" office:value="8.574545" calcext:value-type="float">
            <text:p>8.574545</text:p>
          </table:table-cell>
          <table:table-cell office:value-type="float" office:value="0" calcext:value-type="float">
            <text:p>0</text:p>
          </table:table-cell>
          <table:table-cell office:value-type="float" office:value="-0.00001468581" calcext:value-type="float">
            <text:p>-1.46858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9.403898" calcext:value-type="float">
            <text:p>9.403898</text:p>
          </table:table-cell>
          <table:table-cell office:value-type="float" office:value="455.6715" calcext:value-type="float">
            <text:p>455.6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3892" calcext:value-type="float">
            <text:p>0.04283892</text:p>
          </table:table-cell>
          <table:table-cell office:value-type="float" office:value="8.583392" calcext:value-type="float">
            <text:p>8.583392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1988631" calcext:value-type="float">
            <text:p>0.001988631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-0.00006941627" calcext:value-type="float">
            <text:p>-6.941627E-05</text:p>
          </table:table-cell>
          <table:table-cell office:value-type="float" office:value="0.0000489035" calcext:value-type="float">
            <text:p>4.89035E-05</text:p>
          </table:table-cell>
          <table:table-cell office:value-type="float" office:value="0.0001042897" calcext:value-type="float">
            <text:p>0.0001042897</text:p>
          </table:table-cell>
          <table:table-cell office:value-type="float" office:value="7.913648" calcext:value-type="float">
            <text:p>7.913648</text:p>
          </table:table-cell>
          <table:table-cell office:value-type="float" office:value="0.006854825" calcext:value-type="float">
            <text:p>0.006854825</text:p>
          </table:table-cell>
          <table:table-cell office:value-type="float" office:value="0.02720238" calcext:value-type="float">
            <text:p>0.02720238</text:p>
          </table:table-cell>
          <table:table-cell office:value-type="float" office:value="0.03410797" calcext:value-type="float">
            <text:p>0.03410797</text:p>
          </table:table-cell>
          <table:table-cell office:value-type="float" office:value="0.0303937" calcext:value-type="float">
            <text:p>0.0303937</text:p>
          </table:table-cell>
          <table:table-cell office:value-type="float" office:value="0.02296805" calcext:value-type="float">
            <text:p>0.02296805</text:p>
          </table:table-cell>
          <table:table-cell office:value-type="float" office:value="0.02152187" calcext:value-type="float">
            <text:p>0.02152187</text:p>
          </table:table-cell>
          <table:table-cell office:value-type="float" office:value="0.02063837" calcext:value-type="float">
            <text:p>0.02063837</text:p>
          </table:table-cell>
          <table:table-cell office:value-type="float" office:value="0.01883482" calcext:value-type="float">
            <text:p>0.01883482</text:p>
          </table:table-cell>
          <table:table-cell office:value-type="float" office:value="5.514557" calcext:value-type="float">
            <text:p>5.514557</text:p>
          </table:table-cell>
          <table:table-cell office:value-type="float" office:value="8.048621" calcext:value-type="float">
            <text:p>8.048621</text:p>
          </table:table-cell>
          <table:table-cell office:value-type="float" office:value="13.405" calcext:value-type="float">
            <text:p>13.405</text:p>
          </table:table-cell>
          <table:table-cell office:value-type="float" office:value="10.72436" calcext:value-type="float">
            <text:p>10.72436</text:p>
          </table:table-cell>
          <table:table-cell office:value-type="float" office:value="8.556079" calcext:value-type="float">
            <text:p>8.556079</text:p>
          </table:table-cell>
          <table:table-cell office:value-type="float" office:value="5.108281" calcext:value-type="float">
            <text:p>5.108281</text:p>
          </table:table-cell>
          <table:table-cell office:value-type="float" office:value="2.914255" calcext:value-type="float">
            <text:p>2.914255</text:p>
          </table:table-cell>
          <table:table-cell office:value-type="float" office:value="6.191072" calcext:value-type="float">
            <text:p>6.191072</text:p>
          </table:table-cell>
          <table:table-cell office:value-type="float" office:value="8.510008" calcext:value-type="float">
            <text:p>8.510008</text:p>
          </table:table-cell>
          <table:table-cell office:value-type="float" office:value="0" calcext:value-type="float">
            <text:p>0</text:p>
          </table:table-cell>
          <table:table-cell office:value-type="float" office:value="-0.00001508892" calcext:value-type="float">
            <text:p>-1.508892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9.409803" calcext:value-type="float">
            <text:p>9.409803</text:p>
          </table:table-cell>
          <table:table-cell office:value-type="float" office:value="455.6694" calcext:value-type="float">
            <text:p>455.6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1924" calcext:value-type="float">
            <text:p>0.04271924</text:p>
          </table:table-cell>
          <table:table-cell office:value-type="float" office:value="8.56673" calcext:value-type="float">
            <text:p>8.56673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071397" calcext:value-type="float">
            <text:p>0.002071397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741814" calcext:value-type="float">
            <text:p>0.2741814</text:p>
          </table:table-cell>
          <table:table-cell office:value-type="float" office:value="-0.00007116264" calcext:value-type="float">
            <text:p>-7.116264E-05</text:p>
          </table:table-cell>
          <table:table-cell office:value-type="float" office:value="0.0000509095" calcext:value-type="float">
            <text:p>5.09095E-05</text:p>
          </table:table-cell>
          <table:table-cell office:value-type="float" office:value="0.0001087859" calcext:value-type="float">
            <text:p>0.0001087859</text:p>
          </table:table-cell>
          <table:table-cell office:value-type="float" office:value="7.916544" calcext:value-type="float">
            <text:p>7.916544</text:p>
          </table:table-cell>
          <table:table-cell office:value-type="float" office:value="0.006589512" calcext:value-type="float">
            <text:p>0.006589512</text:p>
          </table:table-cell>
          <table:table-cell office:value-type="float" office:value="0.027154" calcext:value-type="float">
            <text:p>0.027154</text:p>
          </table:table-cell>
          <table:table-cell office:value-type="float" office:value="0.03436787" calcext:value-type="float">
            <text:p>0.03436787</text:p>
          </table:table-cell>
          <table:table-cell office:value-type="float" office:value="0.03039062" calcext:value-type="float">
            <text:p>0.03039062</text:p>
          </table:table-cell>
          <table:table-cell office:value-type="float" office:value="0.0228766" calcext:value-type="float">
            <text:p>0.0228766</text:p>
          </table:table-cell>
          <table:table-cell office:value-type="float" office:value="0.02147364" calcext:value-type="float">
            <text:p>0.02147364</text:p>
          </table:table-cell>
          <table:table-cell office:value-type="float" office:value="0.02066248" calcext:value-type="float">
            <text:p>0.02066248</text:p>
          </table:table-cell>
          <table:table-cell office:value-type="float" office:value="0.0188266" calcext:value-type="float">
            <text:p>0.0188266</text:p>
          </table:table-cell>
          <table:table-cell office:value-type="float" office:value="6.294256" calcext:value-type="float">
            <text:p>6.294256</text:p>
          </table:table-cell>
          <table:table-cell office:value-type="float" office:value="8.198606" calcext:value-type="float">
            <text:p>8.198606</text:p>
          </table:table-cell>
          <table:table-cell office:value-type="float" office:value="13.83385" calcext:value-type="float">
            <text:p>13.83385</text:p>
          </table:table-cell>
          <table:table-cell office:value-type="float" office:value="10.5382" calcext:value-type="float">
            <text:p>10.5382</text:p>
          </table:table-cell>
          <table:table-cell office:value-type="float" office:value="8.319484" calcext:value-type="float">
            <text:p>8.319484</text:p>
          </table:table-cell>
          <table:table-cell office:value-type="float" office:value="4.988319" calcext:value-type="float">
            <text:p>4.988319</text:p>
          </table:table-cell>
          <table:table-cell office:value-type="float" office:value="2.866862" calcext:value-type="float">
            <text:p>2.866862</text:p>
          </table:table-cell>
          <table:table-cell office:value-type="float" office:value="6.173747" calcext:value-type="float">
            <text:p>6.173747</text:p>
          </table:table-cell>
          <table:table-cell office:value-type="float" office:value="8.265915" calcext:value-type="float">
            <text:p>8.265915</text:p>
          </table:table-cell>
          <table:table-cell office:value-type="float" office:value="0" calcext:value-type="float">
            <text:p>0</text:p>
          </table:table-cell>
          <table:table-cell office:value-type="float" office:value="-0.00001559588" calcext:value-type="float">
            <text:p>-1.559588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9.41411" calcext:value-type="float">
            <text:p>9.41411</text:p>
          </table:table-cell>
          <table:table-cell office:value-type="float" office:value="455.6672" calcext:value-type="float">
            <text:p>455.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128" calcext:value-type="float">
            <text:p>0.0426128</text:p>
          </table:table-cell>
          <table:table-cell office:value-type="float" office:value="8.555973" calcext:value-type="float">
            <text:p>8.555973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147761" calcext:value-type="float">
            <text:p>0.002147761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817301" calcext:value-type="float">
            <text:p>0.2817301</text:p>
          </table:table-cell>
          <table:table-cell office:value-type="float" office:value="-0.00007260684" calcext:value-type="float">
            <text:p>-7.260684E-05</text:p>
          </table:table-cell>
          <table:table-cell office:value-type="float" office:value="0.00005286764" calcext:value-type="float">
            <text:p>5.286764E-05</text:p>
          </table:table-cell>
          <table:table-cell office:value-type="float" office:value="0.0001131305" calcext:value-type="float">
            <text:p>0.0001131305</text:p>
          </table:table-cell>
          <table:table-cell office:value-type="float" office:value="7.917398" calcext:value-type="float">
            <text:p>7.917398</text:p>
          </table:table-cell>
          <table:table-cell office:value-type="float" office:value="0.006579635" calcext:value-type="float">
            <text:p>0.006579635</text:p>
          </table:table-cell>
          <table:table-cell office:value-type="float" office:value="0.02716419" calcext:value-type="float">
            <text:p>0.02716419</text:p>
          </table:table-cell>
          <table:table-cell office:value-type="float" office:value="0.03464605" calcext:value-type="float">
            <text:p>0.03464605</text:p>
          </table:table-cell>
          <table:table-cell office:value-type="float" office:value="0.03033172" calcext:value-type="float">
            <text:p>0.03033172</text:p>
          </table:table-cell>
          <table:table-cell office:value-type="float" office:value="0.02276868" calcext:value-type="float">
            <text:p>0.02276868</text:p>
          </table:table-cell>
          <table:table-cell office:value-type="float" office:value="0.02140934" calcext:value-type="float">
            <text:p>0.02140934</text:p>
          </table:table-cell>
          <table:table-cell office:value-type="float" office:value="0.02072673" calcext:value-type="float">
            <text:p>0.02072673</text:p>
          </table:table-cell>
          <table:table-cell office:value-type="float" office:value="0.01881186" calcext:value-type="float">
            <text:p>0.01881186</text:p>
          </table:table-cell>
          <table:table-cell office:value-type="float" office:value="7.03338" calcext:value-type="float">
            <text:p>7.03338</text:p>
          </table:table-cell>
          <table:table-cell office:value-type="float" office:value="8.374089" calcext:value-type="float">
            <text:p>8.374089</text:p>
          </table:table-cell>
          <table:table-cell office:value-type="float" office:value="14.07982" calcext:value-type="float">
            <text:p>14.07982</text:p>
          </table:table-cell>
          <table:table-cell office:value-type="float" office:value="10.40348" calcext:value-type="float">
            <text:p>10.40348</text:p>
          </table:table-cell>
          <table:table-cell office:value-type="float" office:value="8.149575" calcext:value-type="float">
            <text:p>8.149575</text:p>
          </table:table-cell>
          <table:table-cell office:value-type="float" office:value="4.915189" calcext:value-type="float">
            <text:p>4.915189</text:p>
          </table:table-cell>
          <table:table-cell office:value-type="float" office:value="2.841743" calcext:value-type="float">
            <text:p>2.841743</text:p>
          </table:table-cell>
          <table:table-cell office:value-type="float" office:value="6.155164" calcext:value-type="float">
            <text:p>6.155164</text:p>
          </table:table-cell>
          <table:table-cell office:value-type="float" office:value="8.055771" calcext:value-type="float">
            <text:p>8.055771</text:p>
          </table:table-cell>
          <table:table-cell office:value-type="float" office:value="0" calcext:value-type="float">
            <text:p>0</text:p>
          </table:table-cell>
          <table:table-cell office:value-type="float" office:value="-0.00001608024" calcext:value-type="float">
            <text:p>-1.60802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9.416392" calcext:value-type="float">
            <text:p>9.416392</text:p>
          </table:table-cell>
          <table:table-cell office:value-type="float" office:value="455.6648" calcext:value-type="float">
            <text:p>455.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153" calcext:value-type="float">
            <text:p>0.0425153</text:p>
          </table:table-cell>
          <table:table-cell office:value-type="float" office:value="8.549672" calcext:value-type="float">
            <text:p>8.549672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21977" calcext:value-type="float">
            <text:p>0.00221977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869781" calcext:value-type="float">
            <text:p>0.2869781</text:p>
          </table:table-cell>
          <table:table-cell office:value-type="float" office:value="-0.0000736689" calcext:value-type="float">
            <text:p>-7.36689E-05</text:p>
          </table:table-cell>
          <table:table-cell office:value-type="float" office:value="0.00005490233" calcext:value-type="float">
            <text:p>5.490233E-05</text:p>
          </table:table-cell>
          <table:table-cell office:value-type="float" office:value="0.0001163577" calcext:value-type="float">
            <text:p>0.0001163577</text:p>
          </table:table-cell>
          <table:table-cell office:value-type="float" office:value="7.91582" calcext:value-type="float">
            <text:p>7.91582</text:p>
          </table:table-cell>
          <table:table-cell office:value-type="float" office:value="0.006578698" calcext:value-type="float">
            <text:p>0.006578698</text:p>
          </table:table-cell>
          <table:table-cell office:value-type="float" office:value="0.02693958" calcext:value-type="float">
            <text:p>0.02693958</text:p>
          </table:table-cell>
          <table:table-cell office:value-type="float" office:value="0.03472725" calcext:value-type="float">
            <text:p>0.03472725</text:p>
          </table:table-cell>
          <table:table-cell office:value-type="float" office:value="0.03024069" calcext:value-type="float">
            <text:p>0.03024069</text:p>
          </table:table-cell>
          <table:table-cell office:value-type="float" office:value="0.02264773" calcext:value-type="float">
            <text:p>0.02264773</text:p>
          </table:table-cell>
          <table:table-cell office:value-type="float" office:value="0.02131366" calcext:value-type="float">
            <text:p>0.02131366</text:p>
          </table:table-cell>
          <table:table-cell office:value-type="float" office:value="0.02083447" calcext:value-type="float">
            <text:p>0.02083447</text:p>
          </table:table-cell>
          <table:table-cell office:value-type="float" office:value="0.01879323" calcext:value-type="float">
            <text:p>0.01879323</text:p>
          </table:table-cell>
          <table:table-cell office:value-type="float" office:value="7.674339" calcext:value-type="float">
            <text:p>7.674339</text:p>
          </table:table-cell>
          <table:table-cell office:value-type="float" office:value="8.53862" calcext:value-type="float">
            <text:p>8.53862</text:p>
          </table:table-cell>
          <table:table-cell office:value-type="float" office:value="14.3044" calcext:value-type="float">
            <text:p>14.3044</text:p>
          </table:table-cell>
          <table:table-cell office:value-type="float" office:value="10.28609" calcext:value-type="float">
            <text:p>10.28609</text:p>
          </table:table-cell>
          <table:table-cell office:value-type="float" office:value="8.000971" calcext:value-type="float">
            <text:p>8.000971</text:p>
          </table:table-cell>
          <table:table-cell office:value-type="float" office:value="4.849232" calcext:value-type="float">
            <text:p>4.849232</text:p>
          </table:table-cell>
          <table:table-cell office:value-type="float" office:value="2.838565" calcext:value-type="float">
            <text:p>2.838565</text:p>
          </table:table-cell>
          <table:table-cell office:value-type="float" office:value="6.136376" calcext:value-type="float">
            <text:p>6.136376</text:p>
          </table:table-cell>
          <table:table-cell office:value-type="float" office:value="7.931201" calcext:value-type="float">
            <text:p>7.931201</text:p>
          </table:table-cell>
          <table:table-cell office:value-type="float" office:value="0" calcext:value-type="float">
            <text:p>0</text:p>
          </table:table-cell>
          <table:table-cell office:value-type="float" office:value="-0.00001653193" calcext:value-type="float">
            <text:p>-1.653193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9.419268" calcext:value-type="float">
            <text:p>9.419268</text:p>
          </table:table-cell>
          <table:table-cell office:value-type="float" office:value="455.6625" calcext:value-type="float">
            <text:p>455.6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112" calcext:value-type="float">
            <text:p>0.0424112</text:p>
          </table:table-cell>
          <table:table-cell office:value-type="float" office:value="8.545109" calcext:value-type="float">
            <text:p>8.545109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289297" calcext:value-type="float">
            <text:p>0.002289297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898842" calcext:value-type="float">
            <text:p>0.2898842</text:p>
          </table:table-cell>
          <table:table-cell office:value-type="float" office:value="-0.00007495212" calcext:value-type="float">
            <text:p>-7.495212E-05</text:p>
          </table:table-cell>
          <table:table-cell office:value-type="float" office:value="0.00005692286" calcext:value-type="float">
            <text:p>5.692286E-05</text:p>
          </table:table-cell>
          <table:table-cell office:value-type="float" office:value="0.0001200073" calcext:value-type="float">
            <text:p>0.0001200073</text:p>
          </table:table-cell>
          <table:table-cell office:value-type="float" office:value="7.91493" calcext:value-type="float">
            <text:p>7.91493</text:p>
          </table:table-cell>
          <table:table-cell office:value-type="float" office:value="0.006777111" calcext:value-type="float">
            <text:p>0.006777111</text:p>
          </table:table-cell>
          <table:table-cell office:value-type="float" office:value="0.02688232" calcext:value-type="float">
            <text:p>0.02688232</text:p>
          </table:table-cell>
          <table:table-cell office:value-type="float" office:value="0.03469648" calcext:value-type="float">
            <text:p>0.03469648</text:p>
          </table:table-cell>
          <table:table-cell office:value-type="float" office:value="0.03013903" calcext:value-type="float">
            <text:p>0.03013903</text:p>
          </table:table-cell>
          <table:table-cell office:value-type="float" office:value="0.02252387" calcext:value-type="float">
            <text:p>0.02252387</text:p>
          </table:table-cell>
          <table:table-cell office:value-type="float" office:value="0.02121031" calcext:value-type="float">
            <text:p>0.02121031</text:p>
          </table:table-cell>
          <table:table-cell office:value-type="float" office:value="0.02093718" calcext:value-type="float">
            <text:p>0.02093718</text:p>
          </table:table-cell>
          <table:table-cell office:value-type="float" office:value="0.01878557" calcext:value-type="float">
            <text:p>0.01878557</text:p>
          </table:table-cell>
          <table:table-cell office:value-type="float" office:value="8.080446" calcext:value-type="float">
            <text:p>8.080446</text:p>
          </table:table-cell>
          <table:table-cell office:value-type="float" office:value="8.707162" calcext:value-type="float">
            <text:p>8.707162</text:p>
          </table:table-cell>
          <table:table-cell office:value-type="float" office:value="14.44824" calcext:value-type="float">
            <text:p>14.44824</text:p>
          </table:table-cell>
          <table:table-cell office:value-type="float" office:value="10.20228" calcext:value-type="float">
            <text:p>10.20228</text:p>
          </table:table-cell>
          <table:table-cell office:value-type="float" office:value="7.884727" calcext:value-type="float">
            <text:p>7.884727</text:p>
          </table:table-cell>
          <table:table-cell office:value-type="float" office:value="4.795694" calcext:value-type="float">
            <text:p>4.795694</text:p>
          </table:table-cell>
          <table:table-cell office:value-type="float" office:value="2.839438" calcext:value-type="float">
            <text:p>2.839438</text:p>
          </table:table-cell>
          <table:table-cell office:value-type="float" office:value="6.124993" calcext:value-type="float">
            <text:p>6.124993</text:p>
          </table:table-cell>
          <table:table-cell office:value-type="float" office:value="7.785488" calcext:value-type="float">
            <text:p>7.785488</text:p>
          </table:table-cell>
          <table:table-cell office:value-type="float" office:value="0" calcext:value-type="float">
            <text:p>0</text:p>
          </table:table-cell>
          <table:table-cell office:value-type="float" office:value="-0.00001699395" calcext:value-type="float">
            <text:p>-1.699395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9.41741" calcext:value-type="float">
            <text:p>9.41741</text:p>
          </table:table-cell>
          <table:table-cell office:value-type="float" office:value="455.6596" calcext:value-type="float">
            <text:p>455.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535" calcext:value-type="float">
            <text:p>0.0423535</text:p>
          </table:table-cell>
          <table:table-cell office:value-type="float" office:value="8.546971" calcext:value-type="float">
            <text:p>8.546971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357602" calcext:value-type="float">
            <text:p>0.002357602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91601" calcext:value-type="float">
            <text:p>0.291601</text:p>
          </table:table-cell>
          <table:table-cell office:value-type="float" office:value="-0.00007504314" calcext:value-type="float">
            <text:p>-7.504314E-05</text:p>
          </table:table-cell>
          <table:table-cell office:value-type="float" office:value="0.00005904089" calcext:value-type="float">
            <text:p>5.904089E-05</text:p>
          </table:table-cell>
          <table:table-cell office:value-type="float" office:value="0.000121541" calcext:value-type="float">
            <text:p>0.000121541</text:p>
          </table:table-cell>
          <table:table-cell office:value-type="float" office:value="7.908436" calcext:value-type="float">
            <text:p>7.908436</text:p>
          </table:table-cell>
          <table:table-cell office:value-type="float" office:value="0.007759141" calcext:value-type="float">
            <text:p>0.007759141</text:p>
          </table:table-cell>
          <table:table-cell office:value-type="float" office:value="0.02693174" calcext:value-type="float">
            <text:p>0.02693174</text:p>
          </table:table-cell>
          <table:table-cell office:value-type="float" office:value="0.03425831" calcext:value-type="float">
            <text:p>0.03425831</text:p>
          </table:table-cell>
          <table:table-cell office:value-type="float" office:value="0.03000283" calcext:value-type="float">
            <text:p>0.03000283</text:p>
          </table:table-cell>
          <table:table-cell office:value-type="float" office:value="0.02240263" calcext:value-type="float">
            <text:p>0.02240263</text:p>
          </table:table-cell>
          <table:table-cell office:value-type="float" office:value="0.02110872" calcext:value-type="float">
            <text:p>0.02110872</text:p>
          </table:table-cell>
          <table:table-cell office:value-type="float" office:value="0.02103524" calcext:value-type="float">
            <text:p>0.02103524</text:p>
          </table:table-cell>
          <table:table-cell office:value-type="float" office:value="0.01878328" calcext:value-type="float">
            <text:p>0.01878328</text:p>
          </table:table-cell>
          <table:table-cell office:value-type="float" office:value="8.580526" calcext:value-type="float">
            <text:p>8.580526</text:p>
          </table:table-cell>
          <table:table-cell office:value-type="float" office:value="8.777717" calcext:value-type="float">
            <text:p>8.777717</text:p>
          </table:table-cell>
          <table:table-cell office:value-type="float" office:value="14.68229" calcext:value-type="float">
            <text:p>14.68229</text:p>
          </table:table-cell>
          <table:table-cell office:value-type="float" office:value="10.07288" calcext:value-type="float">
            <text:p>10.07288</text:p>
          </table:table-cell>
          <table:table-cell office:value-type="float" office:value="7.761732" calcext:value-type="float">
            <text:p>7.761732</text:p>
          </table:table-cell>
          <table:table-cell office:value-type="float" office:value="4.742744" calcext:value-type="float">
            <text:p>4.742744</text:p>
          </table:table-cell>
          <table:table-cell office:value-type="float" office:value="2.84594" calcext:value-type="float">
            <text:p>2.84594</text:p>
          </table:table-cell>
          <table:table-cell office:value-type="float" office:value="6.115763" calcext:value-type="float">
            <text:p>6.115763</text:p>
          </table:table-cell>
          <table:table-cell office:value-type="float" office:value="7.831433" calcext:value-type="float">
            <text:p>7.831433</text:p>
          </table:table-cell>
          <table:table-cell office:value-type="float" office:value="0" calcext:value-type="float">
            <text:p>0</text:p>
          </table:table-cell>
          <table:table-cell office:value-type="float" office:value="-0.00001736882" calcext:value-type="float">
            <text:p>-1.736882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9.41509" calcext:value-type="float">
            <text:p>9.41509</text:p>
          </table:table-cell>
          <table:table-cell office:value-type="float" office:value="455.6567" calcext:value-type="float">
            <text:p>455.6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7704" calcext:value-type="float">
            <text:p>0.04227704</text:p>
          </table:table-cell>
          <table:table-cell office:value-type="float" office:value="8.549828" calcext:value-type="float">
            <text:p>8.549828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425497" calcext:value-type="float">
            <text:p>0.002425497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929358" calcext:value-type="float">
            <text:p>0.2929358</text:p>
          </table:table-cell>
          <table:table-cell office:value-type="float" office:value="-0.00007552682" calcext:value-type="float">
            <text:p>-7.552682E-05</text:p>
          </table:table-cell>
          <table:table-cell office:value-type="float" office:value="0.00006110314" calcext:value-type="float">
            <text:p>6.110314E-05</text:p>
          </table:table-cell>
          <table:table-cell office:value-type="float" office:value="0.0001221951" calcext:value-type="float">
            <text:p>0.0001221951</text:p>
          </table:table-cell>
          <table:table-cell office:value-type="float" office:value="7.901434" calcext:value-type="float">
            <text:p>7.901434</text:p>
          </table:table-cell>
          <table:table-cell office:value-type="float" office:value="0.009216955" calcext:value-type="float">
            <text:p>0.009216955</text:p>
          </table:table-cell>
          <table:table-cell office:value-type="float" office:value="0.02741604" calcext:value-type="float">
            <text:p>0.02741604</text:p>
          </table:table-cell>
          <table:table-cell office:value-type="float" office:value="0.03295475" calcext:value-type="float">
            <text:p>0.03295475</text:p>
          </table:table-cell>
          <table:table-cell office:value-type="float" office:value="0.02991009" calcext:value-type="float">
            <text:p>0.02991009</text:p>
          </table:table-cell>
          <table:table-cell office:value-type="float" office:value="0.0222797" calcext:value-type="float">
            <text:p>0.0222797</text:p>
          </table:table-cell>
          <table:table-cell office:value-type="float" office:value="0.02101669" calcext:value-type="float">
            <text:p>0.02101669</text:p>
          </table:table-cell>
          <table:table-cell office:value-type="float" office:value="0.02113212" calcext:value-type="float">
            <text:p>0.02113212</text:p>
          </table:table-cell>
          <table:table-cell office:value-type="float" office:value="0.01878194" calcext:value-type="float">
            <text:p>0.01878194</text:p>
          </table:table-cell>
          <table:table-cell office:value-type="float" office:value="9.010342" calcext:value-type="float">
            <text:p>9.010342</text:p>
          </table:table-cell>
          <table:table-cell office:value-type="float" office:value="8.928617" calcext:value-type="float">
            <text:p>8.928617</text:p>
          </table:table-cell>
          <table:table-cell office:value-type="float" office:value="14.82122" calcext:value-type="float">
            <text:p>14.82122</text:p>
          </table:table-cell>
          <table:table-cell office:value-type="float" office:value="10.01501" calcext:value-type="float">
            <text:p>10.01501</text:p>
          </table:table-cell>
          <table:table-cell office:value-type="float" office:value="7.641486" calcext:value-type="float">
            <text:p>7.641486</text:p>
          </table:table-cell>
          <table:table-cell office:value-type="float" office:value="4.695686" calcext:value-type="float">
            <text:p>4.695686</text:p>
          </table:table-cell>
          <table:table-cell office:value-type="float" office:value="2.859304" calcext:value-type="float">
            <text:p>2.859304</text:p>
          </table:table-cell>
          <table:table-cell office:value-type="float" office:value="6.105467" calcext:value-type="float">
            <text:p>6.105467</text:p>
          </table:table-cell>
          <table:table-cell office:value-type="float" office:value="7.934427" calcext:value-type="float">
            <text:p>7.934427</text:p>
          </table:table-cell>
          <table:table-cell office:value-type="float" office:value="0" calcext:value-type="float">
            <text:p>0</text:p>
          </table:table-cell>
          <table:table-cell office:value-type="float" office:value="-0.00001772082" calcext:value-type="float">
            <text:p>-1.772082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9.413732" calcext:value-type="float">
            <text:p>9.413732</text:p>
          </table:table-cell>
          <table:table-cell office:value-type="float" office:value="455.6539" calcext:value-type="float">
            <text:p>455.6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2232" calcext:value-type="float">
            <text:p>0.04212232</text:p>
          </table:table-cell>
          <table:table-cell office:value-type="float" office:value="8.55197" calcext:value-type="float">
            <text:p>8.55197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492928" calcext:value-type="float">
            <text:p>0.002492928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938847" calcext:value-type="float">
            <text:p>0.2938847</text:p>
          </table:table-cell>
          <table:table-cell office:value-type="float" office:value="-0.00007599252" calcext:value-type="float">
            <text:p>-7.599252E-05</text:p>
          </table:table-cell>
          <table:table-cell office:value-type="float" office:value="0.00006318752" calcext:value-type="float">
            <text:p>6.318752E-05</text:p>
          </table:table-cell>
          <table:table-cell office:value-type="float" office:value="0.0001234673" calcext:value-type="float">
            <text:p>0.0001234673</text:p>
          </table:table-cell>
          <table:table-cell office:value-type="float" office:value="7.895319" calcext:value-type="float">
            <text:p>7.895319</text:p>
          </table:table-cell>
          <table:table-cell office:value-type="float" office:value="0.009353718" calcext:value-type="float">
            <text:p>0.009353718</text:p>
          </table:table-cell>
          <table:table-cell office:value-type="float" office:value="0.02754123" calcext:value-type="float">
            <text:p>0.02754123</text:p>
          </table:table-cell>
          <table:table-cell office:value-type="float" office:value="0.03104389" calcext:value-type="float">
            <text:p>0.03104389</text:p>
          </table:table-cell>
          <table:table-cell office:value-type="float" office:value="0.02991583" calcext:value-type="float">
            <text:p>0.02991583</text:p>
          </table:table-cell>
          <table:table-cell office:value-type="float" office:value="0.02216255" calcext:value-type="float">
            <text:p>0.02216255</text:p>
          </table:table-cell>
          <table:table-cell office:value-type="float" office:value="0.02091444" calcext:value-type="float">
            <text:p>0.02091444</text:p>
          </table:table-cell>
          <table:table-cell office:value-type="float" office:value="0.0212191" calcext:value-type="float">
            <text:p>0.0212191</text:p>
          </table:table-cell>
          <table:table-cell office:value-type="float" office:value="0.01878155" calcext:value-type="float">
            <text:p>0.01878155</text:p>
          </table:table-cell>
          <table:table-cell office:value-type="float" office:value="9.391872" calcext:value-type="float">
            <text:p>9.391872</text:p>
          </table:table-cell>
          <table:table-cell office:value-type="float" office:value="9.269959" calcext:value-type="float">
            <text:p>9.269959</text:p>
          </table:table-cell>
          <table:table-cell office:value-type="float" office:value="14.73175" calcext:value-type="float">
            <text:p>14.73175</text:p>
          </table:table-cell>
          <table:table-cell office:value-type="float" office:value="10.13752" calcext:value-type="float">
            <text:p>10.13752</text:p>
          </table:table-cell>
          <table:table-cell office:value-type="float" office:value="7.533617" calcext:value-type="float">
            <text:p>7.533617</text:p>
          </table:table-cell>
          <table:table-cell office:value-type="float" office:value="4.645391" calcext:value-type="float">
            <text:p>4.645391</text:p>
          </table:table-cell>
          <table:table-cell office:value-type="float" office:value="2.876328" calcext:value-type="float">
            <text:p>2.876328</text:p>
          </table:table-cell>
          <table:table-cell office:value-type="float" office:value="6.094158" calcext:value-type="float">
            <text:p>6.094158</text:p>
          </table:table-cell>
          <table:table-cell office:value-type="float" office:value="7.968337" calcext:value-type="float">
            <text:p>7.968337</text:p>
          </table:table-cell>
          <table:table-cell office:value-type="float" office:value="0" calcext:value-type="float">
            <text:p>0</text:p>
          </table:table-cell>
          <table:table-cell office:value-type="float" office:value="-0.00001807225" calcext:value-type="float">
            <text:p>-1.807225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9.412227" calcext:value-type="float">
            <text:p>9.412227</text:p>
          </table:table-cell>
          <table:table-cell office:value-type="float" office:value="455.6511" calcext:value-type="float">
            <text:p>455.6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9257" calcext:value-type="float">
            <text:p>0.04199257</text:p>
          </table:table-cell>
          <table:table-cell office:value-type="float" office:value="8.554592" calcext:value-type="float">
            <text:p>8.554592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559972" calcext:value-type="float">
            <text:p>0.002559972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944734" calcext:value-type="float">
            <text:p>0.2944734</text:p>
          </table:table-cell>
          <table:table-cell office:value-type="float" office:value="-0.00007622362" calcext:value-type="float">
            <text:p>-7.622362E-05</text:p>
          </table:table-cell>
          <table:table-cell office:value-type="float" office:value="0.00006532062" calcext:value-type="float">
            <text:p>6.532062E-05</text:p>
          </table:table-cell>
          <table:table-cell office:value-type="float" office:value="0.0001251154" calcext:value-type="float">
            <text:p>0.0001251154</text:p>
          </table:table-cell>
          <table:table-cell office:value-type="float" office:value="7.888931" calcext:value-type="float">
            <text:p>7.888931</text:p>
          </table:table-cell>
          <table:table-cell office:value-type="float" office:value="0.009496856" calcext:value-type="float">
            <text:p>0.009496856</text:p>
          </table:table-cell>
          <table:table-cell office:value-type="float" office:value="0.02759583" calcext:value-type="float">
            <text:p>0.02759583</text:p>
          </table:table-cell>
          <table:table-cell office:value-type="float" office:value="0.02963308" calcext:value-type="float">
            <text:p>0.02963308</text:p>
          </table:table-cell>
          <table:table-cell office:value-type="float" office:value="0.02986783" calcext:value-type="float">
            <text:p>0.02986783</text:p>
          </table:table-cell>
          <table:table-cell office:value-type="float" office:value="0.02204621" calcext:value-type="float">
            <text:p>0.02204621</text:p>
          </table:table-cell>
          <table:table-cell office:value-type="float" office:value="0.02082476" calcext:value-type="float">
            <text:p>0.02082476</text:p>
          </table:table-cell>
          <table:table-cell office:value-type="float" office:value="0.02129786" calcext:value-type="float">
            <text:p>0.02129786</text:p>
          </table:table-cell>
          <table:table-cell office:value-type="float" office:value="0.01878169" calcext:value-type="float">
            <text:p>0.01878169</text:p>
          </table:table-cell>
          <table:table-cell office:value-type="float" office:value="9.699487" calcext:value-type="float">
            <text:p>9.699487</text:p>
          </table:table-cell>
          <table:table-cell office:value-type="float" office:value="9.563392" calcext:value-type="float">
            <text:p>9.563392</text:p>
          </table:table-cell>
          <table:table-cell office:value-type="float" office:value="14.59054" calcext:value-type="float">
            <text:p>14.59054</text:p>
          </table:table-cell>
          <table:table-cell office:value-type="float" office:value="10.29874" calcext:value-type="float">
            <text:p>10.29874</text:p>
          </table:table-cell>
          <table:table-cell office:value-type="float" office:value="7.437937" calcext:value-type="float">
            <text:p>7.437937</text:p>
          </table:table-cell>
          <table:table-cell office:value-type="float" office:value="4.603739" calcext:value-type="float">
            <text:p>4.603739</text:p>
          </table:table-cell>
          <table:table-cell office:value-type="float" office:value="2.897187" calcext:value-type="float">
            <text:p>2.897187</text:p>
          </table:table-cell>
          <table:table-cell office:value-type="float" office:value="6.08186" calcext:value-type="float">
            <text:p>6.08186</text:p>
          </table:table-cell>
          <table:table-cell office:value-type="float" office:value="7.993588" calcext:value-type="float">
            <text:p>7.993588</text:p>
          </table:table-cell>
          <table:table-cell office:value-type="float" office:value="0" calcext:value-type="float">
            <text:p>0</text:p>
          </table:table-cell>
          <table:table-cell office:value-type="float" office:value="-0.00001841641" calcext:value-type="float">
            <text:p>-1.841641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9.410393" calcext:value-type="float">
            <text:p>9.410393</text:p>
          </table:table-cell>
          <table:table-cell office:value-type="float" office:value="455.6483" calcext:value-type="float">
            <text:p>455.6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0895" calcext:value-type="float">
            <text:p>0.04190895</text:p>
          </table:table-cell>
          <table:table-cell office:value-type="float" office:value="8.557724" calcext:value-type="float">
            <text:p>8.557724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626803" calcext:value-type="float">
            <text:p>0.002626803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949127" calcext:value-type="float">
            <text:p>0.2949127</text:p>
          </table:table-cell>
          <table:table-cell office:value-type="float" office:value="-0.00007657963" calcext:value-type="float">
            <text:p>-7.657963E-05</text:p>
          </table:table-cell>
          <table:table-cell office:value-type="float" office:value="0.00006752479" calcext:value-type="float">
            <text:p>6.752479E-05</text:p>
          </table:table-cell>
          <table:table-cell office:value-type="float" office:value="0.0001260532" calcext:value-type="float">
            <text:p>0.0001260532</text:p>
          </table:table-cell>
          <table:table-cell office:value-type="float" office:value="7.882241" calcext:value-type="float">
            <text:p>7.882241</text:p>
          </table:table-cell>
          <table:table-cell office:value-type="float" office:value="0.01011754" calcext:value-type="float">
            <text:p>0.01011754</text:p>
          </table:table-cell>
          <table:table-cell office:value-type="float" office:value="0.02806837" calcext:value-type="float">
            <text:p>0.02806837</text:p>
          </table:table-cell>
          <table:table-cell office:value-type="float" office:value="0.02873506" calcext:value-type="float">
            <text:p>0.02873506</text:p>
          </table:table-cell>
          <table:table-cell office:value-type="float" office:value="0.02966916" calcext:value-type="float">
            <text:p>0.02966916</text:p>
          </table:table-cell>
          <table:table-cell office:value-type="float" office:value="0.02188733" calcext:value-type="float">
            <text:p>0.02188733</text:p>
          </table:table-cell>
          <table:table-cell office:value-type="float" office:value="0.02071463" calcext:value-type="float">
            <text:p>0.02071463</text:p>
          </table:table-cell>
          <table:table-cell office:value-type="float" office:value="0.02137796" calcext:value-type="float">
            <text:p>0.02137796</text:p>
          </table:table-cell>
          <table:table-cell office:value-type="float" office:value="0.01878245" calcext:value-type="float">
            <text:p>0.01878245</text:p>
          </table:table-cell>
          <table:table-cell office:value-type="float" office:value="10.03482" calcext:value-type="float">
            <text:p>10.03482</text:p>
          </table:table-cell>
          <table:table-cell office:value-type="float" office:value="9.74058" calcext:value-type="float">
            <text:p>9.74058</text:p>
          </table:table-cell>
          <table:table-cell office:value-type="float" office:value="14.47226" calcext:value-type="float">
            <text:p>14.47226</text:p>
          </table:table-cell>
          <table:table-cell office:value-type="float" office:value="10.52621" calcext:value-type="float">
            <text:p>10.52621</text:p>
          </table:table-cell>
          <table:table-cell office:value-type="float" office:value="7.304536" calcext:value-type="float">
            <text:p>7.304536</text:p>
          </table:table-cell>
          <table:table-cell office:value-type="float" office:value="4.551829" calcext:value-type="float">
            <text:p>4.551829</text:p>
          </table:table-cell>
          <table:table-cell office:value-type="float" office:value="2.921797" calcext:value-type="float">
            <text:p>2.921797</text:p>
          </table:table-cell>
          <table:table-cell office:value-type="float" office:value="6.069284" calcext:value-type="float">
            <text:p>6.069284</text:p>
          </table:table-cell>
          <table:table-cell office:value-type="float" office:value="8.058373" calcext:value-type="float">
            <text:p>8.058373</text:p>
          </table:table-cell>
          <table:table-cell office:value-type="float" office:value="0" calcext:value-type="float">
            <text:p>0</text:p>
          </table:table-cell>
          <table:table-cell office:value-type="float" office:value="-0.00001873966" calcext:value-type="float">
            <text:p>-1.873966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9.409802" calcext:value-type="float">
            <text:p>9.409802</text:p>
          </table:table-cell>
          <table:table-cell office:value-type="float" office:value="455.6456" calcext:value-type="float">
            <text:p>455.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702" calcext:value-type="float">
            <text:p>0.0417702</text:p>
          </table:table-cell>
          <table:table-cell office:value-type="float" office:value="8.559567" calcext:value-type="float">
            <text:p>8.559567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693468" calcext:value-type="float">
            <text:p>0.002693468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952081" calcext:value-type="float">
            <text:p>0.2952081</text:p>
          </table:table-cell>
          <table:table-cell office:value-type="float" office:value="-0.00007684698" calcext:value-type="float">
            <text:p>-7.684698E-05</text:p>
          </table:table-cell>
          <table:table-cell office:value-type="float" office:value="0.00006978592" calcext:value-type="float">
            <text:p>6.978592E-05</text:p>
          </table:table-cell>
          <table:table-cell office:value-type="float" office:value="0.0001278873" calcext:value-type="float">
            <text:p>0.0001278873</text:p>
          </table:table-cell>
          <table:table-cell office:value-type="float" office:value="7.876831" calcext:value-type="float">
            <text:p>7.876831</text:p>
          </table:table-cell>
          <table:table-cell office:value-type="float" office:value="0.009582003" calcext:value-type="float">
            <text:p>0.009582003</text:p>
          </table:table-cell>
          <table:table-cell office:value-type="float" office:value="0.02796681" calcext:value-type="float">
            <text:p>0.02796681</text:p>
          </table:table-cell>
          <table:table-cell office:value-type="float" office:value="0.02814025" calcext:value-type="float">
            <text:p>0.02814025</text:p>
          </table:table-cell>
          <table:table-cell office:value-type="float" office:value="0.02921896" calcext:value-type="float">
            <text:p>0.02921896</text:p>
          </table:table-cell>
          <table:table-cell office:value-type="float" office:value="0.02171035" calcext:value-type="float">
            <text:p>0.02171035</text:p>
          </table:table-cell>
          <table:table-cell office:value-type="float" office:value="0.02059391" calcext:value-type="float">
            <text:p>0.02059391</text:p>
          </table:table-cell>
          <table:table-cell office:value-type="float" office:value="0.02144403" calcext:value-type="float">
            <text:p>0.02144403</text:p>
          </table:table-cell>
          <table:table-cell office:value-type="float" office:value="0.01878286" calcext:value-type="float">
            <text:p>0.01878286</text:p>
          </table:table-cell>
          <table:table-cell office:value-type="float" office:value="10.31017" calcext:value-type="float">
            <text:p>10.31017</text:p>
          </table:table-cell>
          <table:table-cell office:value-type="float" office:value="9.839125" calcext:value-type="float">
            <text:p>9.839125</text:p>
          </table:table-cell>
          <table:table-cell office:value-type="float" office:value="14.40166" calcext:value-type="float">
            <text:p>14.40166</text:p>
          </table:table-cell>
          <table:table-cell office:value-type="float" office:value="10.75453" calcext:value-type="float">
            <text:p>10.75453</text:p>
          </table:table-cell>
          <table:table-cell office:value-type="float" office:value="7.172565" calcext:value-type="float">
            <text:p>7.172565</text:p>
          </table:table-cell>
          <table:table-cell office:value-type="float" office:value="4.495706" calcext:value-type="float">
            <text:p>4.495706</text:p>
          </table:table-cell>
          <table:table-cell office:value-type="float" office:value="2.946563" calcext:value-type="float">
            <text:p>2.946563</text:p>
          </table:table-cell>
          <table:table-cell office:value-type="float" office:value="6.05539" calcext:value-type="float">
            <text:p>6.05539</text:p>
          </table:table-cell>
          <table:table-cell office:value-type="float" office:value="8.028518" calcext:value-type="float">
            <text:p>8.028518</text:p>
          </table:table-cell>
          <table:table-cell office:value-type="float" office:value="0" calcext:value-type="float">
            <text:p>0</text:p>
          </table:table-cell>
          <table:table-cell office:value-type="float" office:value="-0.00001907086" calcext:value-type="float">
            <text:p>-1.907086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9.40776" calcext:value-type="float">
            <text:p>9.40776</text:p>
          </table:table-cell>
          <table:table-cell office:value-type="float" office:value="455.6428" calcext:value-type="float">
            <text:p>455.6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4666" calcext:value-type="float">
            <text:p>0.04174666</text:p>
          </table:table-cell>
          <table:table-cell office:value-type="float" office:value="8.567759" calcext:value-type="float">
            <text:p>8.567759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735295" calcext:value-type="float">
            <text:p>0.002735295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907858" calcext:value-type="float">
            <text:p>0.2907858</text:p>
          </table:table-cell>
          <table:table-cell office:value-type="float" office:value="-0.00007880594" calcext:value-type="float">
            <text:p>-7.880594E-05</text:p>
          </table:table-cell>
          <table:table-cell office:value-type="float" office:value="0.00007177803" calcext:value-type="float">
            <text:p>7.177803E-05</text:p>
          </table:table-cell>
          <table:table-cell office:value-type="float" office:value="0.000128432" calcext:value-type="float">
            <text:p>0.000128432</text:p>
          </table:table-cell>
          <table:table-cell office:value-type="float" office:value="7.869966" calcext:value-type="float">
            <text:p>7.869966</text:p>
          </table:table-cell>
          <table:table-cell office:value-type="float" office:value="0.01071741" calcext:value-type="float">
            <text:p>0.01071741</text:p>
          </table:table-cell>
          <table:table-cell office:value-type="float" office:value="0.02871977" calcext:value-type="float">
            <text:p>0.02871977</text:p>
          </table:table-cell>
          <table:table-cell office:value-type="float" office:value="0.02788203" calcext:value-type="float">
            <text:p>0.02788203</text:p>
          </table:table-cell>
          <table:table-cell office:value-type="float" office:value="0.0285365" calcext:value-type="float">
            <text:p>0.0285365</text:p>
          </table:table-cell>
          <table:table-cell office:value-type="float" office:value="0.02155708" calcext:value-type="float">
            <text:p>0.02155708</text:p>
          </table:table-cell>
          <table:table-cell office:value-type="float" office:value="0.02048787" calcext:value-type="float">
            <text:p>0.02048787</text:p>
          </table:table-cell>
          <table:table-cell office:value-type="float" office:value="0.02150217" calcext:value-type="float">
            <text:p>0.02150217</text:p>
          </table:table-cell>
          <table:table-cell office:value-type="float" office:value="0.01878224" calcext:value-type="float">
            <text:p>0.01878224</text:p>
          </table:table-cell>
          <table:table-cell office:value-type="float" office:value="10.59739" calcext:value-type="float">
            <text:p>10.59739</text:p>
          </table:table-cell>
          <table:table-cell office:value-type="float" office:value="9.954379" calcext:value-type="float">
            <text:p>9.954379</text:p>
          </table:table-cell>
          <table:table-cell office:value-type="float" office:value="14.32015" calcext:value-type="float">
            <text:p>14.32015</text:p>
          </table:table-cell>
          <table:table-cell office:value-type="float" office:value="10.94618" calcext:value-type="float">
            <text:p>10.94618</text:p>
          </table:table-cell>
          <table:table-cell office:value-type="float" office:value="7.070035" calcext:value-type="float">
            <text:p>7.070035</text:p>
          </table:table-cell>
          <table:table-cell office:value-type="float" office:value="4.445211" calcext:value-type="float">
            <text:p>4.445211</text:p>
          </table:table-cell>
          <table:table-cell office:value-type="float" office:value="2.973706" calcext:value-type="float">
            <text:p>2.973706</text:p>
          </table:table-cell>
          <table:table-cell office:value-type="float" office:value="6.039709" calcext:value-type="float">
            <text:p>6.039709</text:p>
          </table:table-cell>
          <table:table-cell office:value-type="float" office:value="8.120396" calcext:value-type="float">
            <text:p>8.120396</text:p>
          </table:table-cell>
          <table:table-cell office:value-type="float" office:value="0" calcext:value-type="float">
            <text:p>0</text:p>
          </table:table-cell>
          <table:table-cell office:value-type="float" office:value="-0.00001937013" calcext:value-type="float">
            <text:p>-1.937013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9.405963" calcext:value-type="float">
            <text:p>9.405963</text:p>
          </table:table-cell>
          <table:table-cell office:value-type="float" office:value="455.64" calcext:value-type="float">
            <text:p>455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2145" calcext:value-type="float">
            <text:p>0.04172145</text:p>
          </table:table-cell>
          <table:table-cell office:value-type="float" office:value="8.579003" calcext:value-type="float">
            <text:p>8.579003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75673" calcext:value-type="float">
            <text:p>0.00275673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829729" calcext:value-type="float">
            <text:p>0.2829729</text:p>
          </table:table-cell>
          <table:table-cell office:value-type="float" office:value="-0.00008805307" calcext:value-type="float">
            <text:p>-8.805307E-05</text:p>
          </table:table-cell>
          <table:table-cell office:value-type="float" office:value="0.00007225719" calcext:value-type="float">
            <text:p>7.225719E-05</text:p>
          </table:table-cell>
          <table:table-cell office:value-type="float" office:value="0.0001291065" calcext:value-type="float">
            <text:p>0.0001291065</text:p>
          </table:table-cell>
          <table:table-cell office:value-type="float" office:value="7.863314" calcext:value-type="float">
            <text:p>7.863314</text:p>
          </table:table-cell>
          <table:table-cell office:value-type="float" office:value="0.01130507" calcext:value-type="float">
            <text:p>0.01130507</text:p>
          </table:table-cell>
          <table:table-cell office:value-type="float" office:value="0.02917808" calcext:value-type="float">
            <text:p>0.02917808</text:p>
          </table:table-cell>
          <table:table-cell office:value-type="float" office:value="0.02778799" calcext:value-type="float">
            <text:p>0.02778799</text:p>
          </table:table-cell>
          <table:table-cell office:value-type="float" office:value="0.0274583" calcext:value-type="float">
            <text:p>0.0274583</text:p>
          </table:table-cell>
          <table:table-cell office:value-type="float" office:value="0.02150219" calcext:value-type="float">
            <text:p>0.02150219</text:p>
          </table:table-cell>
          <table:table-cell office:value-type="float" office:value="0.02041756" calcext:value-type="float">
            <text:p>0.02041756</text:p>
          </table:table-cell>
          <table:table-cell office:value-type="float" office:value="0.02155194" calcext:value-type="float">
            <text:p>0.02155194</text:p>
          </table:table-cell>
          <table:table-cell office:value-type="float" office:value="0.01878211" calcext:value-type="float">
            <text:p>0.01878211</text:p>
          </table:table-cell>
          <table:table-cell office:value-type="float" office:value="10.91084" calcext:value-type="float">
            <text:p>10.91084</text:p>
          </table:table-cell>
          <table:table-cell office:value-type="float" office:value="10.06731" calcext:value-type="float">
            <text:p>10.06731</text:p>
          </table:table-cell>
          <table:table-cell office:value-type="float" office:value="14.26825" calcext:value-type="float">
            <text:p>14.26825</text:p>
          </table:table-cell>
          <table:table-cell office:value-type="float" office:value="11.04001" calcext:value-type="float">
            <text:p>11.04001</text:p>
          </table:table-cell>
          <table:table-cell office:value-type="float" office:value="7.046012" calcext:value-type="float">
            <text:p>7.046012</text:p>
          </table:table-cell>
          <table:table-cell office:value-type="float" office:value="4.402065" calcext:value-type="float">
            <text:p>4.402065</text:p>
          </table:table-cell>
          <table:table-cell office:value-type="float" office:value="3.004072" calcext:value-type="float">
            <text:p>3.004072</text:p>
          </table:table-cell>
          <table:table-cell office:value-type="float" office:value="6.022297" calcext:value-type="float">
            <text:p>6.022297</text:p>
          </table:table-cell>
          <table:table-cell office:value-type="float" office:value="8.186993" calcext:value-type="float">
            <text:p>8.186993</text:p>
          </table:table-cell>
          <table:table-cell office:value-type="float" office:value="0" calcext:value-type="float">
            <text:p>0</text:p>
          </table:table-cell>
          <table:table-cell office:value-type="float" office:value="-0.00001964793" calcext:value-type="float">
            <text:p>-1.964793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9.405947" calcext:value-type="float">
            <text:p>9.405947</text:p>
          </table:table-cell>
          <table:table-cell office:value-type="float" office:value="455.6375" calcext:value-type="float">
            <text:p>455.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2485" calcext:value-type="float">
            <text:p>0.04162485</text:p>
          </table:table-cell>
          <table:table-cell office:value-type="float" office:value="8.589663" calcext:value-type="float">
            <text:p>8.589663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775942" calcext:value-type="float">
            <text:p>0.002775942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73746" calcext:value-type="float">
            <text:p>0.273746</text:p>
          </table:table-cell>
          <table:table-cell office:value-type="float" office:value="-0.00009669059" calcext:value-type="float">
            <text:p>-9.669059E-05</text:p>
          </table:table-cell>
          <table:table-cell office:value-type="float" office:value="0.00007361453" calcext:value-type="float">
            <text:p>7.361453E-05</text:p>
          </table:table-cell>
          <table:table-cell office:value-type="float" office:value="0.0001304929" calcext:value-type="float">
            <text:p>0.0001304929</text:p>
          </table:table-cell>
          <table:table-cell office:value-type="float" office:value="7.858654" calcext:value-type="float">
            <text:p>7.858654</text:p>
          </table:table-cell>
          <table:table-cell office:value-type="float" office:value="0.01024686" calcext:value-type="float">
            <text:p>0.01024686</text:p>
          </table:table-cell>
          <table:table-cell office:value-type="float" office:value="0.02902815" calcext:value-type="float">
            <text:p>0.02902815</text:p>
          </table:table-cell>
          <table:table-cell office:value-type="float" office:value="0.02765096" calcext:value-type="float">
            <text:p>0.02765096</text:p>
          </table:table-cell>
          <table:table-cell office:value-type="float" office:value="0.02627604" calcext:value-type="float">
            <text:p>0.02627604</text:p>
          </table:table-cell>
          <table:table-cell office:value-type="float" office:value="0.02151381" calcext:value-type="float">
            <text:p>0.02151381</text:p>
          </table:table-cell>
          <table:table-cell office:value-type="float" office:value="0.02035751" calcext:value-type="float">
            <text:p>0.02035751</text:p>
          </table:table-cell>
          <table:table-cell office:value-type="float" office:value="0.02160154" calcext:value-type="float">
            <text:p>0.02160154</text:p>
          </table:table-cell>
          <table:table-cell office:value-type="float" office:value="0.01878388" calcext:value-type="float">
            <text:p>0.01878388</text:p>
          </table:table-cell>
          <table:table-cell office:value-type="float" office:value="11.13923" calcext:value-type="float">
            <text:p>11.13923</text:p>
          </table:table-cell>
          <table:table-cell office:value-type="float" office:value="10.17008" calcext:value-type="float">
            <text:p>10.17008</text:p>
          </table:table-cell>
          <table:table-cell office:value-type="float" office:value="14.23354" calcext:value-type="float">
            <text:p>14.23354</text:p>
          </table:table-cell>
          <table:table-cell office:value-type="float" office:value="11.05984" calcext:value-type="float">
            <text:p>11.05984</text:p>
          </table:table-cell>
          <table:table-cell office:value-type="float" office:value="7.09128" calcext:value-type="float">
            <text:p>7.09128</text:p>
          </table:table-cell>
          <table:table-cell office:value-type="float" office:value="4.3601" calcext:value-type="float">
            <text:p>4.3601</text:p>
          </table:table-cell>
          <table:table-cell office:value-type="float" office:value="3.036407" calcext:value-type="float">
            <text:p>3.036407</text:p>
          </table:table-cell>
          <table:table-cell office:value-type="float" office:value="6.004789" calcext:value-type="float">
            <text:p>6.004789</text:p>
          </table:table-cell>
          <table:table-cell office:value-type="float" office:value="8.142537" calcext:value-type="float">
            <text:p>8.142537</text:p>
          </table:table-cell>
          <table:table-cell office:value-type="float" office:value="0" calcext:value-type="float">
            <text:p>0</text:p>
          </table:table-cell>
          <table:table-cell office:value-type="float" office:value="-0.00001993046" calcext:value-type="float">
            <text:p>-1.993046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9.407307" calcext:value-type="float">
            <text:p>9.407307</text:p>
          </table:table-cell>
          <table:table-cell office:value-type="float" office:value="455.6351" calcext:value-type="float">
            <text:p>455.6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2584" calcext:value-type="float">
            <text:p>0.04152584</text:p>
          </table:table-cell>
          <table:table-cell office:value-type="float" office:value="8.599915" calcext:value-type="float">
            <text:p>8.599915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795452" calcext:value-type="float">
            <text:p>0.002795452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634263" calcext:value-type="float">
            <text:p>0.2634263</text:p>
          </table:table-cell>
          <table:table-cell office:value-type="float" office:value="-0.0001084674" calcext:value-type="float">
            <text:p>-0.0001084674</text:p>
          </table:table-cell>
          <table:table-cell office:value-type="float" office:value="0.00007320984" calcext:value-type="float">
            <text:p>7.320984E-05</text:p>
          </table:table-cell>
          <table:table-cell office:value-type="float" office:value="0.00013281" calcext:value-type="float">
            <text:p>0.00013281</text:p>
          </table:table-cell>
          <table:table-cell office:value-type="float" office:value="7.855521" calcext:value-type="float">
            <text:p>7.855521</text:p>
          </table:table-cell>
          <table:table-cell office:value-type="float" office:value="0.009797025" calcext:value-type="float">
            <text:p>0.009797025</text:p>
          </table:table-cell>
          <table:table-cell office:value-type="float" office:value="0.02854651" calcext:value-type="float">
            <text:p>0.02854651</text:p>
          </table:table-cell>
          <table:table-cell office:value-type="float" office:value="0.02742027" calcext:value-type="float">
            <text:p>0.02742027</text:p>
          </table:table-cell>
          <table:table-cell office:value-type="float" office:value="0.02541729" calcext:value-type="float">
            <text:p>0.02541729</text:p>
          </table:table-cell>
          <table:table-cell office:value-type="float" office:value="0.02151811" calcext:value-type="float">
            <text:p>0.02151811</text:p>
          </table:table-cell>
          <table:table-cell office:value-type="float" office:value="0.02032106" calcext:value-type="float">
            <text:p>0.02032106</text:p>
          </table:table-cell>
          <table:table-cell office:value-type="float" office:value="0.02164487" calcext:value-type="float">
            <text:p>0.02164487</text:p>
          </table:table-cell>
          <table:table-cell office:value-type="float" office:value="0.01878502" calcext:value-type="float">
            <text:p>0.01878502</text:p>
          </table:table-cell>
          <table:table-cell office:value-type="float" office:value="11.23497" calcext:value-type="float">
            <text:p>11.23497</text:p>
          </table:table-cell>
          <table:table-cell office:value-type="float" office:value="10.22839" calcext:value-type="float">
            <text:p>10.22839</text:p>
          </table:table-cell>
          <table:table-cell office:value-type="float" office:value="14.20375" calcext:value-type="float">
            <text:p>14.20375</text:p>
          </table:table-cell>
          <table:table-cell office:value-type="float" office:value="11.06759" calcext:value-type="float">
            <text:p>11.06759</text:p>
          </table:table-cell>
          <table:table-cell office:value-type="float" office:value="7.151259" calcext:value-type="float">
            <text:p>7.151259</text:p>
          </table:table-cell>
          <table:table-cell office:value-type="float" office:value="4.326618" calcext:value-type="float">
            <text:p>4.326618</text:p>
          </table:table-cell>
          <table:table-cell office:value-type="float" office:value="3.068835" calcext:value-type="float">
            <text:p>3.068835</text:p>
          </table:table-cell>
          <table:table-cell office:value-type="float" office:value="5.987022" calcext:value-type="float">
            <text:p>5.987022</text:p>
          </table:table-cell>
          <table:table-cell office:value-type="float" office:value="8.049436" calcext:value-type="float">
            <text:p>8.049436</text:p>
          </table:table-cell>
          <table:table-cell office:value-type="float" office:value="0" calcext:value-type="float">
            <text:p>0</text:p>
          </table:table-cell>
          <table:table-cell office:value-type="float" office:value="-0.00002021757" calcext:value-type="float">
            <text:p>-2.021757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9.405772" calcext:value-type="float">
            <text:p>9.405772</text:p>
          </table:table-cell>
          <table:table-cell office:value-type="float" office:value="455.6325" calcext:value-type="float">
            <text:p>455.6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4314" calcext:value-type="float">
            <text:p>0.04154314</text:p>
          </table:table-cell>
          <table:table-cell office:value-type="float" office:value="8.612574" calcext:value-type="float">
            <text:p>8.612574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816343" calcext:value-type="float">
            <text:p>0.002816343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538202" calcext:value-type="float">
            <text:p>0.2538202</text:p>
          </table:table-cell>
          <table:table-cell office:value-type="float" office:value="-0.0001185909" calcext:value-type="float">
            <text:p>-0.0001185909</text:p>
          </table:table-cell>
          <table:table-cell office:value-type="float" office:value="0.00007289559" calcext:value-type="float">
            <text:p>7.289559E-05</text:p>
          </table:table-cell>
          <table:table-cell office:value-type="float" office:value="0.0001335763" calcext:value-type="float">
            <text:p>0.0001335763</text:p>
          </table:table-cell>
          <table:table-cell office:value-type="float" office:value="7.849119" calcext:value-type="float">
            <text:p>7.849119</text:p>
          </table:table-cell>
          <table:table-cell office:value-type="float" office:value="0.01044228" calcext:value-type="float">
            <text:p>0.01044228</text:p>
          </table:table-cell>
          <table:table-cell office:value-type="float" office:value="0.02917052" calcext:value-type="float">
            <text:p>0.02917052</text:p>
          </table:table-cell>
          <table:table-cell office:value-type="float" office:value="0.02753446" calcext:value-type="float">
            <text:p>0.02753446</text:p>
          </table:table-cell>
          <table:table-cell office:value-type="float" office:value="0.02484071" calcext:value-type="float">
            <text:p>0.02484071</text:p>
          </table:table-cell>
          <table:table-cell office:value-type="float" office:value="0.02151798" calcext:value-type="float">
            <text:p>0.02151798</text:p>
          </table:table-cell>
          <table:table-cell office:value-type="float" office:value="0.0202895" calcext:value-type="float">
            <text:p>0.0202895</text:p>
          </table:table-cell>
          <table:table-cell office:value-type="float" office:value="0.02168" calcext:value-type="float">
            <text:p>0.02168</text:p>
          </table:table-cell>
          <table:table-cell office:value-type="float" office:value="0.01878737" calcext:value-type="float">
            <text:p>0.01878737</text:p>
          </table:table-cell>
          <table:table-cell office:value-type="float" office:value="11.45293" calcext:value-type="float">
            <text:p>11.45293</text:p>
          </table:table-cell>
          <table:table-cell office:value-type="float" office:value="10.29792" calcext:value-type="float">
            <text:p>10.29792</text:p>
          </table:table-cell>
          <table:table-cell office:value-type="float" office:value="14.15222" calcext:value-type="float">
            <text:p>14.15222</text:p>
          </table:table-cell>
          <table:table-cell office:value-type="float" office:value="11.06872" calcext:value-type="float">
            <text:p>11.06872</text:p>
          </table:table-cell>
          <table:table-cell office:value-type="float" office:value="7.231206" calcext:value-type="float">
            <text:p>7.231206</text:p>
          </table:table-cell>
          <table:table-cell office:value-type="float" office:value="4.287323" calcext:value-type="float">
            <text:p>4.287323</text:p>
          </table:table-cell>
          <table:table-cell office:value-type="float" office:value="3.098819" calcext:value-type="float">
            <text:p>3.098819</text:p>
          </table:table-cell>
          <table:table-cell office:value-type="float" office:value="5.969042" calcext:value-type="float">
            <text:p>5.969042</text:p>
          </table:table-cell>
          <table:table-cell office:value-type="float" office:value="8.09351" calcext:value-type="float">
            <text:p>8.09351</text:p>
          </table:table-cell>
          <table:table-cell office:value-type="float" office:value="0" calcext:value-type="float">
            <text:p>0</text:p>
          </table:table-cell>
          <table:table-cell office:value-type="float" office:value="-0.00002044681" calcext:value-type="float">
            <text:p>-2.044681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9.404742" calcext:value-type="float">
            <text:p>9.404742</text:p>
          </table:table-cell>
          <table:table-cell office:value-type="float" office:value="455.6299" calcext:value-type="float">
            <text:p>455.6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5542" calcext:value-type="float">
            <text:p>0.04155542</text:p>
          </table:table-cell>
          <table:table-cell office:value-type="float" office:value="8.624023" calcext:value-type="float">
            <text:p>8.624023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838386" calcext:value-type="float">
            <text:p>0.002838386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448051" calcext:value-type="float">
            <text:p>0.2448051</text:p>
          </table:table-cell>
          <table:table-cell office:value-type="float" office:value="-0.0001269537" calcext:value-type="float">
            <text:p>-0.0001269537</text:p>
          </table:table-cell>
          <table:table-cell office:value-type="float" office:value="0.00007336972" calcext:value-type="float">
            <text:p>7.336972E-05</text:p>
          </table:table-cell>
          <table:table-cell office:value-type="float" office:value="0.0001344848" calcext:value-type="float">
            <text:p>0.0001344848</text:p>
          </table:table-cell>
          <table:table-cell office:value-type="float" office:value="7.843304" calcext:value-type="float">
            <text:p>7.843304</text:p>
          </table:table-cell>
          <table:table-cell office:value-type="float" office:value="0.01054865" calcext:value-type="float">
            <text:p>0.01054865</text:p>
          </table:table-cell>
          <table:table-cell office:value-type="float" office:value="0.0297044" calcext:value-type="float">
            <text:p>0.0297044</text:p>
          </table:table-cell>
          <table:table-cell office:value-type="float" office:value="0.02779652" calcext:value-type="float">
            <text:p>0.02779652</text:p>
          </table:table-cell>
          <table:table-cell office:value-type="float" office:value="0.02447046" calcext:value-type="float">
            <text:p>0.02447046</text:p>
          </table:table-cell>
          <table:table-cell office:value-type="float" office:value="0.02146628" calcext:value-type="float">
            <text:p>0.02146628</text:p>
          </table:table-cell>
          <table:table-cell office:value-type="float" office:value="0.0202314" calcext:value-type="float">
            <text:p>0.0202314</text:p>
          </table:table-cell>
          <table:table-cell office:value-type="float" office:value="0.02170487" calcext:value-type="float">
            <text:p>0.02170487</text:p>
          </table:table-cell>
          <table:table-cell office:value-type="float" office:value="0.01878932" calcext:value-type="float">
            <text:p>0.01878932</text:p>
          </table:table-cell>
          <table:table-cell office:value-type="float" office:value="11.68494" calcext:value-type="float">
            <text:p>11.68494</text:p>
          </table:table-cell>
          <table:table-cell office:value-type="float" office:value="10.37016" calcext:value-type="float">
            <text:p>10.37016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1.06771" calcext:value-type="float">
            <text:p>11.06771</text:p>
          </table:table-cell>
          <table:table-cell office:value-type="float" office:value="7.337216" calcext:value-type="float">
            <text:p>7.337216</text:p>
          </table:table-cell>
          <table:table-cell office:value-type="float" office:value="4.233547" calcext:value-type="float">
            <text:p>4.233547</text:p>
          </table:table-cell>
          <table:table-cell office:value-type="float" office:value="3.127098" calcext:value-type="float">
            <text:p>3.127098</text:p>
          </table:table-cell>
          <table:table-cell office:value-type="float" office:value="5.949908" calcext:value-type="float">
            <text:p>5.949908</text:p>
          </table:table-cell>
          <table:table-cell office:value-type="float" office:value="8.100223" calcext:value-type="float">
            <text:p>8.100223</text:p>
          </table:table-cell>
          <table:table-cell office:value-type="float" office:value="0" calcext:value-type="float">
            <text:p>0</text:p>
          </table:table-cell>
          <table:table-cell office:value-type="float" office:value="-0.00002066486" calcext:value-type="float">
            <text:p>-2.066486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9.403284" calcext:value-type="float">
            <text:p>9.403284</text:p>
          </table:table-cell>
          <table:table-cell office:value-type="float" office:value="455.6273" calcext:value-type="float">
            <text:p>455.6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8981" calcext:value-type="float">
            <text:p>0.04158981</text:p>
          </table:table-cell>
          <table:table-cell office:value-type="float" office:value="8.635036" calcext:value-type="float">
            <text:p>8.635036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863087" calcext:value-type="float">
            <text:p>0.002863087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36715" calcext:value-type="float">
            <text:p>0.236715</text:p>
          </table:table-cell>
          <table:table-cell office:value-type="float" office:value="-0.0001343893" calcext:value-type="float">
            <text:p>-0.0001343893</text:p>
          </table:table-cell>
          <table:table-cell office:value-type="float" office:value="0.00007349902" calcext:value-type="float">
            <text:p>7.349902E-05</text:p>
          </table:table-cell>
          <table:table-cell office:value-type="float" office:value="0.0001351591" calcext:value-type="float">
            <text:p>0.0001351591</text:p>
          </table:table-cell>
          <table:table-cell office:value-type="float" office:value="7.837054" calcext:value-type="float">
            <text:p>7.837054</text:p>
          </table:table-cell>
          <table:table-cell office:value-type="float" office:value="0.01138434" calcext:value-type="float">
            <text:p>0.01138434</text:p>
          </table:table-cell>
          <table:table-cell office:value-type="float" office:value="0.0304343" calcext:value-type="float">
            <text:p>0.0304343</text:p>
          </table:table-cell>
          <table:table-cell office:value-type="float" office:value="0.02805313" calcext:value-type="float">
            <text:p>0.02805313</text:p>
          </table:table-cell>
          <table:table-cell office:value-type="float" office:value="0.02425665" calcext:value-type="float">
            <text:p>0.02425665</text:p>
          </table:table-cell>
          <table:table-cell office:value-type="float" office:value="0.02129244" calcext:value-type="float">
            <text:p>0.02129244</text:p>
          </table:table-cell>
          <table:table-cell office:value-type="float" office:value="0.02016838" calcext:value-type="float">
            <text:p>0.02016838</text:p>
          </table:table-cell>
          <table:table-cell office:value-type="float" office:value="0.02172558" calcext:value-type="float">
            <text:p>0.02172558</text:p>
          </table:table-cell>
          <table:table-cell office:value-type="float" office:value="0.01879044" calcext:value-type="float">
            <text:p>0.01879044</text:p>
          </table:table-cell>
          <table:table-cell office:value-type="float" office:value="11.89181" calcext:value-type="float">
            <text:p>11.89181</text:p>
          </table:table-cell>
          <table:table-cell office:value-type="float" office:value="10.41078" calcext:value-type="float">
            <text:p>10.41078</text:p>
          </table:table-cell>
          <table:table-cell office:value-type="float" office:value="14.06996" calcext:value-type="float">
            <text:p>14.06996</text:p>
          </table:table-cell>
          <table:table-cell office:value-type="float" office:value="11.07167" calcext:value-type="float">
            <text:p>11.07167</text:p>
          </table:table-cell>
          <table:table-cell office:value-type="float" office:value="7.440676" calcext:value-type="float">
            <text:p>7.440676</text:p>
          </table:table-cell>
          <table:table-cell office:value-type="float" office:value="4.184659" calcext:value-type="float">
            <text:p>4.184659</text:p>
          </table:table-cell>
          <table:table-cell office:value-type="float" office:value="3.156766" calcext:value-type="float">
            <text:p>3.156766</text:p>
          </table:table-cell>
          <table:table-cell office:value-type="float" office:value="5.929272" calcext:value-type="float">
            <text:p>5.929272</text:p>
          </table:table-cell>
          <table:table-cell office:value-type="float" office:value="8.142191" calcext:value-type="float">
            <text:p>8.142191</text:p>
          </table:table-cell>
          <table:table-cell office:value-type="float" office:value="0" calcext:value-type="float">
            <text:p>0</text:p>
          </table:table-cell>
          <table:table-cell office:value-type="float" office:value="-0.00002086818" calcext:value-type="float">
            <text:p>-2.086818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9.40655" calcext:value-type="float">
            <text:p>9.40655</text:p>
          </table:table-cell>
          <table:table-cell office:value-type="float" office:value="455.625" calcext:value-type="float">
            <text:p>455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3726" calcext:value-type="float">
            <text:p>0.04153726</text:p>
          </table:table-cell>
          <table:table-cell office:value-type="float" office:value="8.631208" calcext:value-type="float">
            <text:p>8.631208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926382" calcext:value-type="float">
            <text:p>0.002926382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383848" calcext:value-type="float">
            <text:p>0.2383848</text:p>
          </table:table-cell>
          <table:table-cell office:value-type="float" office:value="-0.0001366045" calcext:value-type="float">
            <text:p>-0.0001366045</text:p>
          </table:table-cell>
          <table:table-cell office:value-type="float" office:value="0.00007526358" calcext:value-type="float">
            <text:p>7.526358E-05</text:p>
          </table:table-cell>
          <table:table-cell office:value-type="float" office:value="0.0001373998" calcext:value-type="float">
            <text:p>0.0001373998</text:p>
          </table:table-cell>
          <table:table-cell office:value-type="float" office:value="7.836831" calcext:value-type="float">
            <text:p>7.836831</text:p>
          </table:table-cell>
          <table:table-cell office:value-type="float" office:value="0.01014338" calcext:value-type="float">
            <text:p>0.01014338</text:p>
          </table:table-cell>
          <table:table-cell office:value-type="float" office:value="0.03088134" calcext:value-type="float">
            <text:p>0.03088134</text:p>
          </table:table-cell>
          <table:table-cell office:value-type="float" office:value="0.02850984" calcext:value-type="float">
            <text:p>0.02850984</text:p>
          </table:table-cell>
          <table:table-cell office:value-type="float" office:value="0.02421059" calcext:value-type="float">
            <text:p>0.02421059</text:p>
          </table:table-cell>
          <table:table-cell office:value-type="float" office:value="0.02092658" calcext:value-type="float">
            <text:p>0.02092658</text:p>
          </table:table-cell>
          <table:table-cell office:value-type="float" office:value="0.02019897" calcext:value-type="float">
            <text:p>0.02019897</text:p>
          </table:table-cell>
          <table:table-cell office:value-type="float" office:value="0.02169758" calcext:value-type="float">
            <text:p>0.02169758</text:p>
          </table:table-cell>
          <table:table-cell office:value-type="float" office:value="0.01879754" calcext:value-type="float">
            <text:p>0.01879754</text:p>
          </table:table-cell>
          <table:table-cell office:value-type="float" office:value="10.19402" calcext:value-type="float">
            <text:p>10.19402</text:p>
          </table:table-cell>
          <table:table-cell office:value-type="float" office:value="10.71053" calcext:value-type="float">
            <text:p>10.71053</text:p>
          </table:table-cell>
          <table:table-cell office:value-type="float" office:value="14.04386" calcext:value-type="float">
            <text:p>14.04386</text:p>
          </table:table-cell>
          <table:table-cell office:value-type="float" office:value="11.07788" calcext:value-type="float">
            <text:p>11.07788</text:p>
          </table:table-cell>
          <table:table-cell office:value-type="float" office:value="7.529689" calcext:value-type="float">
            <text:p>7.529689</text:p>
          </table:table-cell>
          <table:table-cell office:value-type="float" office:value="4.18186" calcext:value-type="float">
            <text:p>4.18186</text:p>
          </table:table-cell>
          <table:table-cell office:value-type="float" office:value="3.151411" calcext:value-type="float">
            <text:p>3.151411</text:p>
          </table:table-cell>
          <table:table-cell office:value-type="float" office:value="5.91338" calcext:value-type="float">
            <text:p>5.91338</text:p>
          </table:table-cell>
          <table:table-cell office:value-type="float" office:value="8.099833" calcext:value-type="float">
            <text:p>8.099833</text:p>
          </table:table-cell>
          <table:table-cell office:value-type="float" office:value="0" calcext:value-type="float">
            <text:p>0</text:p>
          </table:table-cell>
          <table:table-cell office:value-type="float" office:value="-0.00002114477" calcext:value-type="float">
            <text:p>-2.114477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9.406508" calcext:value-type="float">
            <text:p>9.406508</text:p>
          </table:table-cell>
          <table:table-cell office:value-type="float" office:value="455.6226" calcext:value-type="float">
            <text:p>455.6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9534" calcext:value-type="float">
            <text:p>0.04149534</text:p>
          </table:table-cell>
          <table:table-cell office:value-type="float" office:value="8.640805" calcext:value-type="float">
            <text:p>8.640805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949615" calcext:value-type="float">
            <text:p>0.002949615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301937" calcext:value-type="float">
            <text:p>0.2301937</text:p>
          </table:table-cell>
          <table:table-cell office:value-type="float" office:value="-0.0001429839" calcext:value-type="float">
            <text:p>-0.0001429839</text:p>
          </table:table-cell>
          <table:table-cell office:value-type="float" office:value="0.00007492533" calcext:value-type="float">
            <text:p>7.492533E-05</text:p>
          </table:table-cell>
          <table:table-cell office:value-type="float" office:value="0.0001389539" calcext:value-type="float">
            <text:p>0.0001389539</text:p>
          </table:table-cell>
          <table:table-cell office:value-type="float" office:value="7.832206" calcext:value-type="float">
            <text:p>7.832206</text:p>
          </table:table-cell>
          <table:table-cell office:value-type="float" office:value="0.01045012" calcext:value-type="float">
            <text:p>0.01045012</text:p>
          </table:table-cell>
          <table:table-cell office:value-type="float" office:value="0.03093188" calcext:value-type="float">
            <text:p>0.03093188</text:p>
          </table:table-cell>
          <table:table-cell office:value-type="float" office:value="0.02828933" calcext:value-type="float">
            <text:p>0.02828933</text:p>
          </table:table-cell>
          <table:table-cell office:value-type="float" office:value="0.02404122" calcext:value-type="float">
            <text:p>0.02404122</text:p>
          </table:table-cell>
          <table:table-cell office:value-type="float" office:value="0.02040454" calcext:value-type="float">
            <text:p>0.02040454</text:p>
          </table:table-cell>
          <table:table-cell office:value-type="float" office:value="0.02037301" calcext:value-type="float">
            <text:p>0.02037301</text:p>
          </table:table-cell>
          <table:table-cell office:value-type="float" office:value="0.02162938" calcext:value-type="float">
            <text:p>0.02162938</text:p>
          </table:table-cell>
          <table:table-cell office:value-type="float" office:value="0.01881123" calcext:value-type="float">
            <text:p>0.01881123</text:p>
          </table:table-cell>
          <table:table-cell office:value-type="float" office:value="10.54091" calcext:value-type="float">
            <text:p>10.54091</text:p>
          </table:table-cell>
          <table:table-cell office:value-type="float" office:value="10.65296" calcext:value-type="float">
            <text:p>10.65296</text:p>
          </table:table-cell>
          <table:table-cell office:value-type="float" office:value="14.0136" calcext:value-type="float">
            <text:p>14.0136</text:p>
          </table:table-cell>
          <table:table-cell office:value-type="float" office:value="11.09787" calcext:value-type="float">
            <text:p>11.09787</text:p>
          </table:table-cell>
          <table:table-cell office:value-type="float" office:value="7.587234" calcext:value-type="float">
            <text:p>7.587234</text:p>
          </table:table-cell>
          <table:table-cell office:value-type="float" office:value="4.226858" calcext:value-type="float">
            <text:p>4.226858</text:p>
          </table:table-cell>
          <table:table-cell office:value-type="float" office:value="3.105966" calcext:value-type="float">
            <text:p>3.105966</text:p>
          </table:table-cell>
          <table:table-cell office:value-type="float" office:value="5.905654" calcext:value-type="float">
            <text:p>5.905654</text:p>
          </table:table-cell>
          <table:table-cell office:value-type="float" office:value="8.082944" calcext:value-type="float">
            <text:p>8.082944</text:p>
          </table:table-cell>
          <table:table-cell office:value-type="float" office:value="0" calcext:value-type="float">
            <text:p>0</text:p>
          </table:table-cell>
          <table:table-cell office:value-type="float" office:value="-0.00002136089" calcext:value-type="float">
            <text:p>-2.136089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9.407851" calcext:value-type="float">
            <text:p>9.407851</text:p>
          </table:table-cell>
          <table:table-cell office:value-type="float" office:value="455.6203" calcext:value-type="float">
            <text:p>455.6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6926" calcext:value-type="float">
            <text:p>0.04146926</text:p>
          </table:table-cell>
          <table:table-cell office:value-type="float" office:value="8.641672" calcext:value-type="float">
            <text:p>8.641672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2996151" calcext:value-type="float">
            <text:p>0.002996151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291395" calcext:value-type="float">
            <text:p>0.2291395</text:p>
          </table:table-cell>
          <table:table-cell office:value-type="float" office:value="-0.0001462434" calcext:value-type="float">
            <text:p>-0.0001462434</text:p>
          </table:table-cell>
          <table:table-cell office:value-type="float" office:value="0.00007563969" calcext:value-type="float">
            <text:p>7.563969E-05</text:p>
          </table:table-cell>
          <table:table-cell office:value-type="float" office:value="0.0001402191" calcext:value-type="float">
            <text:p>0.0001402191</text:p>
          </table:table-cell>
          <table:table-cell office:value-type="float" office:value="7.829491" calcext:value-type="float">
            <text:p>7.829491</text:p>
          </table:table-cell>
          <table:table-cell office:value-type="float" office:value="0.009652713" calcext:value-type="float">
            <text:p>0.009652713</text:p>
          </table:table-cell>
          <table:table-cell office:value-type="float" office:value="0.03159961" calcext:value-type="float">
            <text:p>0.03159961</text:p>
          </table:table-cell>
          <table:table-cell office:value-type="float" office:value="0.02867589" calcext:value-type="float">
            <text:p>0.02867589</text:p>
          </table:table-cell>
          <table:table-cell office:value-type="float" office:value="0.0240568" calcext:value-type="float">
            <text:p>0.0240568</text:p>
          </table:table-cell>
          <table:table-cell office:value-type="float" office:value="0.01979873" calcext:value-type="float">
            <text:p>0.01979873</text:p>
          </table:table-cell>
          <table:table-cell office:value-type="float" office:value="0.02050785" calcext:value-type="float">
            <text:p>0.02050785</text:p>
          </table:table-cell>
          <table:table-cell office:value-type="float" office:value="0.02164585" calcext:value-type="float">
            <text:p>0.02164585</text:p>
          </table:table-cell>
          <table:table-cell office:value-type="float" office:value="0.01880985" calcext:value-type="float">
            <text:p>0.01880985</text:p>
          </table:table-cell>
          <table:table-cell office:value-type="float" office:value="10.94283" calcext:value-type="float">
            <text:p>10.94283</text:p>
          </table:table-cell>
          <table:table-cell office:value-type="float" office:value="10.74296" calcext:value-type="float">
            <text:p>10.74296</text:p>
          </table:table-cell>
          <table:table-cell office:value-type="float" office:value="13.98351" calcext:value-type="float">
            <text:p>13.98351</text:p>
          </table:table-cell>
          <table:table-cell office:value-type="float" office:value="11.1137" calcext:value-type="float">
            <text:p>11.1137</text:p>
          </table:table-cell>
          <table:table-cell office:value-type="float" office:value="7.611371" calcext:value-type="float">
            <text:p>7.611371</text:p>
          </table:table-cell>
          <table:table-cell office:value-type="float" office:value="4.255663" calcext:value-type="float">
            <text:p>4.255663</text:p>
          </table:table-cell>
          <table:table-cell office:value-type="float" office:value="3.107719" calcext:value-type="float">
            <text:p>3.107719</text:p>
          </table:table-cell>
          <table:table-cell office:value-type="float" office:value="5.886191" calcext:value-type="float">
            <text:p>5.886191</text:p>
          </table:table-cell>
          <table:table-cell office:value-type="float" office:value="8.050626" calcext:value-type="float">
            <text:p>8.050626</text:p>
          </table:table-cell>
          <table:table-cell office:value-type="float" office:value="0" calcext:value-type="float">
            <text:p>0</text:p>
          </table:table-cell>
          <table:table-cell office:value-type="float" office:value="-0.00002158826" calcext:value-type="float">
            <text:p>-2.158826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9.413552" calcext:value-type="float">
            <text:p>9.413552</text:p>
          </table:table-cell>
          <table:table-cell office:value-type="float" office:value="455.6184" calcext:value-type="float">
            <text:p>455.6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30343" calcext:value-type="float">
            <text:p>0.04130343</text:p>
          </table:table-cell>
          <table:table-cell office:value-type="float" office:value="8.644564" calcext:value-type="float">
            <text:p>8.644564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020146" calcext:value-type="float">
            <text:p>0.003020146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213593" calcext:value-type="float">
            <text:p>0.2213593</text:p>
          </table:table-cell>
          <table:table-cell office:value-type="float" office:value="-0.0001516825" calcext:value-type="float">
            <text:p>-0.0001516825</text:p>
          </table:table-cell>
          <table:table-cell office:value-type="float" office:value="0.00007727689" calcext:value-type="float">
            <text:p>7.727689E-05</text:p>
          </table:table-cell>
          <table:table-cell office:value-type="float" office:value="0.0001433018" calcext:value-type="float">
            <text:p>0.0001433018</text:p>
          </table:table-cell>
          <table:table-cell office:value-type="float" office:value="7.831682" calcext:value-type="float">
            <text:p>7.831682</text:p>
          </table:table-cell>
          <table:table-cell office:value-type="float" office:value="0.008617735" calcext:value-type="float">
            <text:p>0.008617735</text:p>
          </table:table-cell>
          <table:table-cell office:value-type="float" office:value="0.03048397" calcext:value-type="float">
            <text:p>0.03048397</text:p>
          </table:table-cell>
          <table:table-cell office:value-type="float" office:value="0.02815077" calcext:value-type="float">
            <text:p>0.02815077</text:p>
          </table:table-cell>
          <table:table-cell office:value-type="float" office:value="0.0239069" calcext:value-type="float">
            <text:p>0.0239069</text:p>
          </table:table-cell>
          <table:table-cell office:value-type="float" office:value="0.01916196" calcext:value-type="float">
            <text:p>0.01916196</text:p>
          </table:table-cell>
          <table:table-cell office:value-type="float" office:value="0.02061098" calcext:value-type="float">
            <text:p>0.02061098</text:p>
          </table:table-cell>
          <table:table-cell office:value-type="float" office:value="0.02167341" calcext:value-type="float">
            <text:p>0.02167341</text:p>
          </table:table-cell>
          <table:table-cell office:value-type="float" office:value="0.01881576" calcext:value-type="float">
            <text:p>0.01881576</text:p>
          </table:table-cell>
          <table:table-cell office:value-type="float" office:value="11.09319" calcext:value-type="float">
            <text:p>11.09319</text:p>
          </table:table-cell>
          <table:table-cell office:value-type="float" office:value="10.80703" calcext:value-type="float">
            <text:p>10.80703</text:p>
          </table:table-cell>
          <table:table-cell office:value-type="float" office:value="13.97476" calcext:value-type="float">
            <text:p>13.97476</text:p>
          </table:table-cell>
          <table:table-cell office:value-type="float" office:value="11.13704" calcext:value-type="float">
            <text:p>11.13704</text:p>
          </table:table-cell>
          <table:table-cell office:value-type="float" office:value="7.616176" calcext:value-type="float">
            <text:p>7.616176</text:p>
          </table:table-cell>
          <table:table-cell office:value-type="float" office:value="4.296576" calcext:value-type="float">
            <text:p>4.296576</text:p>
          </table:table-cell>
          <table:table-cell office:value-type="float" office:value="3.122903" calcext:value-type="float">
            <text:p>3.122903</text:p>
          </table:table-cell>
          <table:table-cell office:value-type="float" office:value="5.869916" calcext:value-type="float">
            <text:p>5.869916</text:p>
          </table:table-cell>
          <table:table-cell office:value-type="float" office:value="7.841012" calcext:value-type="float">
            <text:p>7.841012</text:p>
          </table:table-cell>
          <table:table-cell office:value-type="float" office:value="0" calcext:value-type="float">
            <text:p>0</text:p>
          </table:table-cell>
          <table:table-cell office:value-type="float" office:value="-0.00002187772" calcext:value-type="float">
            <text:p>-2.187772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9.4219" calcext:value-type="float">
            <text:p>9.4219</text:p>
          </table:table-cell>
          <table:table-cell office:value-type="float" office:value="455.6167" calcext:value-type="float">
            <text:p>455.6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3932" calcext:value-type="float">
            <text:p>0.04113932</text:p>
          </table:table-cell>
          <table:table-cell office:value-type="float" office:value="8.64422" calcext:value-type="float">
            <text:p>8.64422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04496" calcext:value-type="float">
            <text:p>0.00304496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139726" calcext:value-type="float">
            <text:p>0.2139726</text:p>
          </table:table-cell>
          <table:table-cell office:value-type="float" office:value="-0.0001588549" calcext:value-type="float">
            <text:p>-0.0001588549</text:p>
          </table:table-cell>
          <table:table-cell office:value-type="float" office:value="0.0000788531" calcext:value-type="float">
            <text:p>7.88531E-05</text:p>
          </table:table-cell>
          <table:table-cell office:value-type="float" office:value="0.0001471315" calcext:value-type="float">
            <text:p>0.0001471315</text:p>
          </table:table-cell>
          <table:table-cell office:value-type="float" office:value="7.837219" calcext:value-type="float">
            <text:p>7.837219</text:p>
          </table:table-cell>
          <table:table-cell office:value-type="float" office:value="0.007742422" calcext:value-type="float">
            <text:p>0.007742422</text:p>
          </table:table-cell>
          <table:table-cell office:value-type="float" office:value="0.029419" calcext:value-type="float">
            <text:p>0.029419</text:p>
          </table:table-cell>
          <table:table-cell office:value-type="float" office:value="0.02762427" calcext:value-type="float">
            <text:p>0.02762427</text:p>
          </table:table-cell>
          <table:table-cell office:value-type="float" office:value="0.02374373" calcext:value-type="float">
            <text:p>0.02374373</text:p>
          </table:table-cell>
          <table:table-cell office:value-type="float" office:value="0.01865739" calcext:value-type="float">
            <text:p>0.01865739</text:p>
          </table:table-cell>
          <table:table-cell office:value-type="float" office:value="0.02068968" calcext:value-type="float">
            <text:p>0.02068968</text:p>
          </table:table-cell>
          <table:table-cell office:value-type="float" office:value="0.02170609" calcext:value-type="float">
            <text:p>0.02170609</text:p>
          </table:table-cell>
          <table:table-cell office:value-type="float" office:value="0.01881937" calcext:value-type="float">
            <text:p>0.01881937</text:p>
          </table:table-cell>
          <table:table-cell office:value-type="float" office:value="10.83852" calcext:value-type="float">
            <text:p>10.83852</text:p>
          </table:table-cell>
          <table:table-cell office:value-type="float" office:value="10.91778" calcext:value-type="float">
            <text:p>10.91778</text:p>
          </table:table-cell>
          <table:table-cell office:value-type="float" office:value="13.96654" calcext:value-type="float">
            <text:p>13.96654</text:p>
          </table:table-cell>
          <table:table-cell office:value-type="float" office:value="11.15875" calcext:value-type="float">
            <text:p>11.15875</text:p>
          </table:table-cell>
          <table:table-cell office:value-type="float" office:value="7.617761" calcext:value-type="float">
            <text:p>7.617761</text:p>
          </table:table-cell>
          <table:table-cell office:value-type="float" office:value="4.340099" calcext:value-type="float">
            <text:p>4.340099</text:p>
          </table:table-cell>
          <table:table-cell office:value-type="float" office:value="3.146873" calcext:value-type="float">
            <text:p>3.146873</text:p>
          </table:table-cell>
          <table:table-cell office:value-type="float" office:value="5.85131" calcext:value-type="float">
            <text:p>5.85131</text:p>
          </table:table-cell>
          <table:table-cell office:value-type="float" office:value="7.611727" calcext:value-type="float">
            <text:p>7.611727</text:p>
          </table:table-cell>
          <table:table-cell office:value-type="float" office:value="0" calcext:value-type="float">
            <text:p>0</text:p>
          </table:table-cell>
          <table:table-cell office:value-type="float" office:value="-0.00002223538" calcext:value-type="float">
            <text:p>-2.223538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9.427182" calcext:value-type="float">
            <text:p>9.427182</text:p>
          </table:table-cell>
          <table:table-cell office:value-type="float" office:value="455.6147" calcext:value-type="float">
            <text:p>455.6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204" calcext:value-type="float">
            <text:p>0.0410204</text:p>
          </table:table-cell>
          <table:table-cell office:value-type="float" office:value="8.646777" calcext:value-type="float">
            <text:p>8.646777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070679" calcext:value-type="float">
            <text:p>0.003070679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06992" calcext:value-type="float">
            <text:p>0.206992</text:p>
          </table:table-cell>
          <table:table-cell office:value-type="float" office:value="-0.0001650482" calcext:value-type="float">
            <text:p>-0.0001650482</text:p>
          </table:table-cell>
          <table:table-cell office:value-type="float" office:value="0.000079055" calcext:value-type="float">
            <text:p>7.9055E-05</text:p>
          </table:table-cell>
          <table:table-cell office:value-type="float" office:value="0.0001503927" calcext:value-type="float">
            <text:p>0.0001503927</text:p>
          </table:table-cell>
          <table:table-cell office:value-type="float" office:value="7.838824" calcext:value-type="float">
            <text:p>7.838824</text:p>
          </table:table-cell>
          <table:table-cell office:value-type="float" office:value="0.007346977" calcext:value-type="float">
            <text:p>0.007346977</text:p>
          </table:table-cell>
          <table:table-cell office:value-type="float" office:value="0.02874695" calcext:value-type="float">
            <text:p>0.02874695</text:p>
          </table:table-cell>
          <table:table-cell office:value-type="float" office:value="0.02722169" calcext:value-type="float">
            <text:p>0.02722169</text:p>
          </table:table-cell>
          <table:table-cell office:value-type="float" office:value="0.02362075" calcext:value-type="float">
            <text:p>0.02362075</text:p>
          </table:table-cell>
          <table:table-cell office:value-type="float" office:value="0.01828643" calcext:value-type="float">
            <text:p>0.01828643</text:p>
          </table:table-cell>
          <table:table-cell office:value-type="float" office:value="0.0207267" calcext:value-type="float">
            <text:p>0.0207267</text:p>
          </table:table-cell>
          <table:table-cell office:value-type="float" office:value="0.02174593" calcext:value-type="float">
            <text:p>0.02174593</text:p>
          </table:table-cell>
          <table:table-cell office:value-type="float" office:value="0.01882365" calcext:value-type="float">
            <text:p>0.01882365</text:p>
          </table:table-cell>
          <table:table-cell office:value-type="float" office:value="10.82233" calcext:value-type="float">
            <text:p>10.82233</text:p>
          </table:table-cell>
          <table:table-cell office:value-type="float" office:value="10.86675" calcext:value-type="float">
            <text:p>10.86675</text:p>
          </table:table-cell>
          <table:table-cell office:value-type="float" office:value="13.94664" calcext:value-type="float">
            <text:p>13.94664</text:p>
          </table:table-cell>
          <table:table-cell office:value-type="float" office:value="11.17868" calcext:value-type="float">
            <text:p>11.17868</text:p>
          </table:table-cell>
          <table:table-cell office:value-type="float" office:value="7.62143" calcext:value-type="float">
            <text:p>7.62143</text:p>
          </table:table-cell>
          <table:table-cell office:value-type="float" office:value="4.375821" calcext:value-type="float">
            <text:p>4.375821</text:p>
          </table:table-cell>
          <table:table-cell office:value-type="float" office:value="3.174469" calcext:value-type="float">
            <text:p>3.174469</text:p>
          </table:table-cell>
          <table:table-cell office:value-type="float" office:value="5.833187" calcext:value-type="float">
            <text:p>5.833187</text:p>
          </table:table-cell>
          <table:table-cell office:value-type="float" office:value="7.430391" calcext:value-type="float">
            <text:p>7.430391</text:p>
          </table:table-cell>
          <table:table-cell office:value-type="float" office:value="0" calcext:value-type="float">
            <text:p>0</text:p>
          </table:table-cell>
          <table:table-cell office:value-type="float" office:value="-0.00002252558" calcext:value-type="float">
            <text:p>-2.252558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9.426095" calcext:value-type="float">
            <text:p>9.426095</text:p>
          </table:table-cell>
          <table:table-cell office:value-type="float" office:value="455.6122" calcext:value-type="float">
            <text:p>455.6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5487" calcext:value-type="float">
            <text:p>0.04105487</text:p>
          </table:table-cell>
          <table:table-cell office:value-type="float" office:value="8.655815" calcext:value-type="float">
            <text:p>8.655815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097221" calcext:value-type="float">
            <text:p>0.003097221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200384" calcext:value-type="float">
            <text:p>0.200384</text:p>
          </table:table-cell>
          <table:table-cell office:value-type="float" office:value="-0.0001699217" calcext:value-type="float">
            <text:p>-0.0001699217</text:p>
          </table:table-cell>
          <table:table-cell office:value-type="float" office:value="0.0000791584" calcext:value-type="float">
            <text:p>7.91584E-05</text:p>
          </table:table-cell>
          <table:table-cell office:value-type="float" office:value="0.0001511254" calcext:value-type="float">
            <text:p>0.0001511254</text:p>
          </table:table-cell>
          <table:table-cell office:value-type="float" office:value="7.832969" calcext:value-type="float">
            <text:p>7.832969</text:p>
          </table:table-cell>
          <table:table-cell office:value-type="float" office:value="0.008304284" calcext:value-type="float">
            <text:p>0.008304284</text:p>
          </table:table-cell>
          <table:table-cell office:value-type="float" office:value="0.02977241" calcext:value-type="float">
            <text:p>0.02977241</text:p>
          </table:table-cell>
          <table:table-cell office:value-type="float" office:value="0.02735019" calcext:value-type="float">
            <text:p>0.02735019</text:p>
          </table:table-cell>
          <table:table-cell office:value-type="float" office:value="0.02356704" calcext:value-type="float">
            <text:p>0.02356704</text:p>
          </table:table-cell>
          <table:table-cell office:value-type="float" office:value="0.0180048" calcext:value-type="float">
            <text:p>0.0180048</text:p>
          </table:table-cell>
          <table:table-cell office:value-type="float" office:value="0.02074159" calcext:value-type="float">
            <text:p>0.02074159</text:p>
          </table:table-cell>
          <table:table-cell office:value-type="float" office:value="0.02177968" calcext:value-type="float">
            <text:p>0.02177968</text:p>
          </table:table-cell>
          <table:table-cell office:value-type="float" office:value="0.01882732" calcext:value-type="float">
            <text:p>0.01882732</text:p>
          </table:table-cell>
          <table:table-cell office:value-type="float" office:value="11.1217" calcext:value-type="float">
            <text:p>11.1217</text:p>
          </table:table-cell>
          <table:table-cell office:value-type="float" office:value="10.84787" calcext:value-type="float">
            <text:p>10.84787</text:p>
          </table:table-cell>
          <table:table-cell office:value-type="float" office:value="13.89426" calcext:value-type="float">
            <text:p>13.89426</text:p>
          </table:table-cell>
          <table:table-cell office:value-type="float" office:value="11.18761" calcext:value-type="float">
            <text:p>11.18761</text:p>
          </table:table-cell>
          <table:table-cell office:value-type="float" office:value="7.625333" calcext:value-type="float">
            <text:p>7.625333</text:p>
          </table:table-cell>
          <table:table-cell office:value-type="float" office:value="4.411882" calcext:value-type="float">
            <text:p>4.411882</text:p>
          </table:table-cell>
          <table:table-cell office:value-type="float" office:value="3.202389" calcext:value-type="float">
            <text:p>3.202389</text:p>
          </table:table-cell>
          <table:table-cell office:value-type="float" office:value="5.814543" calcext:value-type="float">
            <text:p>5.814543</text:p>
          </table:table-cell>
          <table:table-cell office:value-type="float" office:value="7.448386" calcext:value-type="float">
            <text:p>7.448386</text:p>
          </table:table-cell>
          <table:table-cell office:value-type="float" office:value="0" calcext:value-type="float">
            <text:p>0</text:p>
          </table:table-cell>
          <table:table-cell office:value-type="float" office:value="-0.0000227125" calcext:value-type="float">
            <text:p>-2.27125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9.425041" calcext:value-type="float">
            <text:p>9.425041</text:p>
          </table:table-cell>
          <table:table-cell office:value-type="float" office:value="455.6098" calcext:value-type="float">
            <text:p>455.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4106" calcext:value-type="float">
            <text:p>0.04114106</text:p>
          </table:table-cell>
          <table:table-cell office:value-type="float" office:value="8.664408" calcext:value-type="float">
            <text:p>8.664408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124476" calcext:value-type="float">
            <text:p>0.003124476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940843" calcext:value-type="float">
            <text:p>0.1940843</text:p>
          </table:table-cell>
          <table:table-cell office:value-type="float" office:value="-0.0001741986" calcext:value-type="float">
            <text:p>-0.0001741986</text:p>
          </table:table-cell>
          <table:table-cell office:value-type="float" office:value="0.00007945089" calcext:value-type="float">
            <text:p>7.945089E-05</text:p>
          </table:table-cell>
          <table:table-cell office:value-type="float" office:value="0.0001517048" calcext:value-type="float">
            <text:p>0.0001517048</text:p>
          </table:table-cell>
          <table:table-cell office:value-type="float" office:value="7.827286" calcext:value-type="float">
            <text:p>7.827286</text:p>
          </table:table-cell>
          <table:table-cell office:value-type="float" office:value="0.009069283" calcext:value-type="float">
            <text:p>0.009069283</text:p>
          </table:table-cell>
          <table:table-cell office:value-type="float" office:value="0.0312383" calcext:value-type="float">
            <text:p>0.0312383</text:p>
          </table:table-cell>
          <table:table-cell office:value-type="float" office:value="0.02798493" calcext:value-type="float">
            <text:p>0.02798493</text:p>
          </table:table-cell>
          <table:table-cell office:value-type="float" office:value="0.02370664" calcext:value-type="float">
            <text:p>0.02370664</text:p>
          </table:table-cell>
          <table:table-cell office:value-type="float" office:value="0.01773787" calcext:value-type="float">
            <text:p>0.01773787</text:p>
          </table:table-cell>
          <table:table-cell office:value-type="float" office:value="0.02073418" calcext:value-type="float">
            <text:p>0.02073418</text:p>
          </table:table-cell>
          <table:table-cell office:value-type="float" office:value="0.02180064" calcext:value-type="float">
            <text:p>0.02180064</text:p>
          </table:table-cell>
          <table:table-cell office:value-type="float" office:value="0.01882969" calcext:value-type="float">
            <text:p>0.01882969</text:p>
          </table:table-cell>
          <table:table-cell office:value-type="float" office:value="11.34041" calcext:value-type="float">
            <text:p>11.34041</text:p>
          </table:table-cell>
          <table:table-cell office:value-type="float" office:value="10.84808" calcext:value-type="float">
            <text:p>10.84808</text:p>
          </table:table-cell>
          <table:table-cell office:value-type="float" office:value="13.85905" calcext:value-type="float">
            <text:p>13.85905</text:p>
          </table:table-cell>
          <table:table-cell office:value-type="float" office:value="11.19827" calcext:value-type="float">
            <text:p>11.19827</text:p>
          </table:table-cell>
          <table:table-cell office:value-type="float" office:value="7.624141" calcext:value-type="float">
            <text:p>7.624141</text:p>
          </table:table-cell>
          <table:table-cell office:value-type="float" office:value="4.4582" calcext:value-type="float">
            <text:p>4.4582</text:p>
          </table:table-cell>
          <table:table-cell office:value-type="float" office:value="3.229236" calcext:value-type="float">
            <text:p>3.229236</text:p>
          </table:table-cell>
          <table:table-cell office:value-type="float" office:value="5.794538" calcext:value-type="float">
            <text:p>5.794538</text:p>
          </table:table-cell>
          <table:table-cell office:value-type="float" office:value="7.479913" calcext:value-type="float">
            <text:p>7.479913</text:p>
          </table:table-cell>
          <table:table-cell office:value-type="float" office:value="0" calcext:value-type="float">
            <text:p>0</text:p>
          </table:table-cell>
          <table:table-cell office:value-type="float" office:value="-0.00002288628" calcext:value-type="float">
            <text:p>-2.288628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9.433389" calcext:value-type="float">
            <text:p>9.433389</text:p>
          </table:table-cell>
          <table:table-cell office:value-type="float" office:value="455.6081" calcext:value-type="float">
            <text:p>455.6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3509" calcext:value-type="float">
            <text:p>0.04103509</text:p>
          </table:table-cell>
          <table:table-cell office:value-type="float" office:value="8.662623" calcext:value-type="float">
            <text:p>8.662623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152375" calcext:value-type="float">
            <text:p>0.003152375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880681" calcext:value-type="float">
            <text:p>0.1880681</text:p>
          </table:table-cell>
          <table:table-cell office:value-type="float" office:value="-0.0001829496" calcext:value-type="float">
            <text:p>-0.0001829496</text:p>
          </table:table-cell>
          <table:table-cell office:value-type="float" office:value="0.00007914328" calcext:value-type="float">
            <text:p>7.914328E-05</text:p>
          </table:table-cell>
          <table:table-cell office:value-type="float" office:value="0.0001558498" calcext:value-type="float">
            <text:p>0.0001558498</text:p>
          </table:table-cell>
          <table:table-cell office:value-type="float" office:value="7.833075" calcext:value-type="float">
            <text:p>7.833075</text:p>
          </table:table-cell>
          <table:table-cell office:value-type="float" office:value="0.007802609" calcext:value-type="float">
            <text:p>0.007802609</text:p>
          </table:table-cell>
          <table:table-cell office:value-type="float" office:value="0.03051977" calcext:value-type="float">
            <text:p>0.03051977</text:p>
          </table:table-cell>
          <table:table-cell office:value-type="float" office:value="0.02781634" calcext:value-type="float">
            <text:p>0.02781634</text:p>
          </table:table-cell>
          <table:table-cell office:value-type="float" office:value="0.02378678" calcext:value-type="float">
            <text:p>0.02378678</text:p>
          </table:table-cell>
          <table:table-cell office:value-type="float" office:value="0.01749745" calcext:value-type="float">
            <text:p>0.01749745</text:p>
          </table:table-cell>
          <table:table-cell office:value-type="float" office:value="0.02081855" calcext:value-type="float">
            <text:p>0.02081855</text:p>
          </table:table-cell>
          <table:table-cell office:value-type="float" office:value="0.02171986" calcext:value-type="float">
            <text:p>0.02171986</text:p>
          </table:table-cell>
          <table:table-cell office:value-type="float" office:value="0.01884145" calcext:value-type="float">
            <text:p>0.01884145</text:p>
          </table:table-cell>
          <table:table-cell office:value-type="float" office:value="8.42992" calcext:value-type="float">
            <text:p>8.42992</text:p>
          </table:table-cell>
          <table:table-cell office:value-type="float" office:value="11.08372" calcext:value-type="float">
            <text:p>11.08372</text:p>
          </table:table-cell>
          <table:table-cell office:value-type="float" office:value="13.85551" calcext:value-type="float">
            <text:p>13.85551</text:p>
          </table:table-cell>
          <table:table-cell office:value-type="float" office:value="11.21476" calcext:value-type="float">
            <text:p>11.21476</text:p>
          </table:table-cell>
          <table:table-cell office:value-type="float" office:value="7.623702" calcext:value-type="float">
            <text:p>7.623702</text:p>
          </table:table-cell>
          <table:table-cell office:value-type="float" office:value="4.563982" calcext:value-type="float">
            <text:p>4.563982</text:p>
          </table:table-cell>
          <table:table-cell office:value-type="float" office:value="3.199316" calcext:value-type="float">
            <text:p>3.199316</text:p>
          </table:table-cell>
          <table:table-cell office:value-type="float" office:value="5.781734" calcext:value-type="float">
            <text:p>5.781734</text:p>
          </table:table-cell>
          <table:table-cell office:value-type="float" office:value="7.293113" calcext:value-type="float">
            <text:p>7.293113</text:p>
          </table:table-cell>
          <table:table-cell office:value-type="float" office:value="0" calcext:value-type="float">
            <text:p>0</text:p>
          </table:table-cell>
          <table:table-cell office:value-type="float" office:value="-0.00002323022" calcext:value-type="float">
            <text:p>-2.323022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9.4503" calcext:value-type="float">
            <text:p>9.4503</text:p>
          </table:table-cell>
          <table:table-cell office:value-type="float" office:value="455.607" calcext:value-type="float">
            <text:p>455.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6077" calcext:value-type="float">
            <text:p>0.04086077</text:p>
          </table:table-cell>
          <table:table-cell office:value-type="float" office:value="8.646415" calcext:value-type="float">
            <text:p>8.646415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196385" calcext:value-type="float">
            <text:p>0.003196385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874969" calcext:value-type="float">
            <text:p>0.1874969</text:p>
          </table:table-cell>
          <table:table-cell office:value-type="float" office:value="-0.0001935157" calcext:value-type="float">
            <text:p>-0.0001935157</text:p>
          </table:table-cell>
          <table:table-cell office:value-type="float" office:value="0.00007896209" calcext:value-type="float">
            <text:p>7.896209E-05</text:p>
          </table:table-cell>
          <table:table-cell office:value-type="float" office:value="0.0001628649" calcext:value-type="float">
            <text:p>0.0001628649</text:p>
          </table:table-cell>
          <table:table-cell office:value-type="float" office:value="7.849599" calcext:value-type="float">
            <text:p>7.849599</text:p>
          </table:table-cell>
          <table:table-cell office:value-type="float" office:value="0.006966903" calcext:value-type="float">
            <text:p>0.006966903</text:p>
          </table:table-cell>
          <table:table-cell office:value-type="float" office:value="0.02904363" calcext:value-type="float">
            <text:p>0.02904363</text:p>
          </table:table-cell>
          <table:table-cell office:value-type="float" office:value="0.02724361" calcext:value-type="float">
            <text:p>0.02724361</text:p>
          </table:table-cell>
          <table:table-cell office:value-type="float" office:value="0.02369367" calcext:value-type="float">
            <text:p>0.02369367</text:p>
          </table:table-cell>
          <table:table-cell office:value-type="float" office:value="0.01734924" calcext:value-type="float">
            <text:p>0.01734924</text:p>
          </table:table-cell>
          <table:table-cell office:value-type="float" office:value="0.02127762" calcext:value-type="float">
            <text:p>0.02127762</text:p>
          </table:table-cell>
          <table:table-cell office:value-type="float" office:value="0.02142951" calcext:value-type="float">
            <text:p>0.02142951</text:p>
          </table:table-cell>
          <table:table-cell office:value-type="float" office:value="0.01887635" calcext:value-type="float">
            <text:p>0.01887635</text:p>
          </table:table-cell>
          <table:table-cell office:value-type="float" office:value="6.03041" calcext:value-type="float">
            <text:p>6.03041</text:p>
          </table:table-cell>
          <table:table-cell office:value-type="float" office:value="11.18523" calcext:value-type="float">
            <text:p>11.18523</text:p>
          </table:table-cell>
          <table:table-cell office:value-type="float" office:value="13.87241" calcext:value-type="float">
            <text:p>13.87241</text:p>
          </table:table-cell>
          <table:table-cell office:value-type="float" office:value="11.23503" calcext:value-type="float">
            <text:p>11.23503</text:p>
          </table:table-cell>
          <table:table-cell office:value-type="float" office:value="7.6273" calcext:value-type="float">
            <text:p>7.6273</text:p>
          </table:table-cell>
          <table:table-cell office:value-type="float" office:value="4.773073" calcext:value-type="float">
            <text:p>4.773073</text:p>
          </table:table-cell>
          <table:table-cell office:value-type="float" office:value="3.047372" calcext:value-type="float">
            <text:p>3.047372</text:p>
          </table:table-cell>
          <table:table-cell office:value-type="float" office:value="5.781296" calcext:value-type="float">
            <text:p>5.781296</text:p>
          </table:table-cell>
          <table:table-cell office:value-type="float" office:value="7.030522" calcext:value-type="float">
            <text:p>7.030522</text:p>
          </table:table-cell>
          <table:table-cell office:value-type="float" office:value="0" calcext:value-type="float">
            <text:p>0</text:p>
          </table:table-cell>
          <table:table-cell office:value-type="float" office:value="-0.00002376909" calcext:value-type="float">
            <text:p>-2.376909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9.468131" calcext:value-type="float">
            <text:p>9.468131</text:p>
          </table:table-cell>
          <table:table-cell office:value-type="float" office:value="455.606" calcext:value-type="float">
            <text:p>455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3114" calcext:value-type="float">
            <text:p>0.04073114</text:p>
          </table:table-cell>
          <table:table-cell office:value-type="float" office:value="8.632738" calcext:value-type="float">
            <text:p>8.632738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227443" calcext:value-type="float">
            <text:p>0.003227443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83371" calcext:value-type="float">
            <text:p>0.183371</text:p>
          </table:table-cell>
          <table:table-cell office:value-type="float" office:value="-0.0002006322" calcext:value-type="float">
            <text:p>-0.0002006322</text:p>
          </table:table-cell>
          <table:table-cell office:value-type="float" office:value="0.00007936708" calcext:value-type="float">
            <text:p>7.936708E-05</text:p>
          </table:table-cell>
          <table:table-cell office:value-type="float" office:value="0.0001691812" calcext:value-type="float">
            <text:p>0.0001691812</text:p>
          </table:table-cell>
          <table:table-cell office:value-type="float" office:value="7.867229" calcext:value-type="float">
            <text:p>7.867229</text:p>
          </table:table-cell>
          <table:table-cell office:value-type="float" office:value="0.006475708" calcext:value-type="float">
            <text:p>0.006475708</text:p>
          </table:table-cell>
          <table:table-cell office:value-type="float" office:value="0.02799712" calcext:value-type="float">
            <text:p>0.02799712</text:p>
          </table:table-cell>
          <table:table-cell office:value-type="float" office:value="0.02680188" calcext:value-type="float">
            <text:p>0.02680188</text:p>
          </table:table-cell>
          <table:table-cell office:value-type="float" office:value="0.02356247" calcext:value-type="float">
            <text:p>0.02356247</text:p>
          </table:table-cell>
          <table:table-cell office:value-type="float" office:value="0.0172689" calcext:value-type="float">
            <text:p>0.0172689</text:p>
          </table:table-cell>
          <table:table-cell office:value-type="float" office:value="0.02157007" calcext:value-type="float">
            <text:p>0.02157007</text:p>
          </table:table-cell>
          <table:table-cell office:value-type="float" office:value="0.02134413" calcext:value-type="float">
            <text:p>0.02134413</text:p>
          </table:table-cell>
          <table:table-cell office:value-type="float" office:value="0.01890417" calcext:value-type="float">
            <text:p>0.01890417</text:p>
          </table:table-cell>
          <table:table-cell office:value-type="float" office:value="6.183766" calcext:value-type="float">
            <text:p>6.183766</text:p>
          </table:table-cell>
          <table:table-cell office:value-type="float" office:value="11.05096" calcext:value-type="float">
            <text:p>11.05096</text:p>
          </table:table-cell>
          <table:table-cell office:value-type="float" office:value="13.88553" calcext:value-type="float">
            <text:p>13.88553</text:p>
          </table:table-cell>
          <table:table-cell office:value-type="float" office:value="11.25656" calcext:value-type="float">
            <text:p>11.25656</text:p>
          </table:table-cell>
          <table:table-cell office:value-type="float" office:value="7.636538" calcext:value-type="float">
            <text:p>7.636538</text:p>
          </table:table-cell>
          <table:table-cell office:value-type="float" office:value="4.875734" calcext:value-type="float">
            <text:p>4.875734</text:p>
          </table:table-cell>
          <table:table-cell office:value-type="float" office:value="2.973739" calcext:value-type="float">
            <text:p>2.973739</text:p>
          </table:table-cell>
          <table:table-cell office:value-type="float" office:value="5.778577" calcext:value-type="float">
            <text:p>5.778577</text:p>
          </table:table-cell>
          <table:table-cell office:value-type="float" office:value="6.771714" calcext:value-type="float">
            <text:p>6.771714</text:p>
          </table:table-cell>
          <table:table-cell office:value-type="float" office:value="0" calcext:value-type="float">
            <text:p>0</text:p>
          </table:table-cell>
          <table:table-cell office:value-type="float" office:value="-0.00002433388" calcext:value-type="float">
            <text:p>-2.433388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9.483729" calcext:value-type="float">
            <text:p>9.483729</text:p>
          </table:table-cell>
          <table:table-cell office:value-type="float" office:value="455.6049" calcext:value-type="float">
            <text:p>455.6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2136" calcext:value-type="float">
            <text:p>0.04062136</text:p>
          </table:table-cell>
          <table:table-cell office:value-type="float" office:value="8.621425" calcext:value-type="float">
            <text:p>8.621425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258072" calcext:value-type="float">
            <text:p>0.003258072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-0.0002080717" calcext:value-type="float">
            <text:p>-0.0002080717</text:p>
          </table:table-cell>
          <table:table-cell office:value-type="float" office:value="0.0000796052" calcext:value-type="float">
            <text:p>7.96052E-05</text:p>
          </table:table-cell>
          <table:table-cell office:value-type="float" office:value="0.0001748658" calcext:value-type="float">
            <text:p>0.0001748658</text:p>
          </table:table-cell>
          <table:table-cell office:value-type="float" office:value="7.881852" calcext:value-type="float">
            <text:p>7.881852</text:p>
          </table:table-cell>
          <table:table-cell office:value-type="float" office:value="0.006121568" calcext:value-type="float">
            <text:p>0.006121568</text:p>
          </table:table-cell>
          <table:table-cell office:value-type="float" office:value="0.02719682" calcext:value-type="float">
            <text:p>0.02719682</text:p>
          </table:table-cell>
          <table:table-cell office:value-type="float" office:value="0.02648058" calcext:value-type="float">
            <text:p>0.02648058</text:p>
          </table:table-cell>
          <table:table-cell office:value-type="float" office:value="0.02345459" calcext:value-type="float">
            <text:p>0.02345459</text:p>
          </table:table-cell>
          <table:table-cell office:value-type="float" office:value="0.01724985" calcext:value-type="float">
            <text:p>0.01724985</text:p>
          </table:table-cell>
          <table:table-cell office:value-type="float" office:value="0.02163604" calcext:value-type="float">
            <text:p>0.02163604</text:p>
          </table:table-cell>
          <table:table-cell office:value-type="float" office:value="0.02140612" calcext:value-type="float">
            <text:p>0.02140612</text:p>
          </table:table-cell>
          <table:table-cell office:value-type="float" office:value="0.01891494" calcext:value-type="float">
            <text:p>0.01891494</text:p>
          </table:table-cell>
          <table:table-cell office:value-type="float" office:value="6.379584" calcext:value-type="float">
            <text:p>6.379584</text:p>
          </table:table-cell>
          <table:table-cell office:value-type="float" office:value="10.85642" calcext:value-type="float">
            <text:p>10.85642</text:p>
          </table:table-cell>
          <table:table-cell office:value-type="float" office:value="13.88537" calcext:value-type="float">
            <text:p>13.88537</text:p>
          </table:table-cell>
          <table:table-cell office:value-type="float" office:value="11.27876" calcext:value-type="float">
            <text:p>11.27876</text:p>
          </table:table-cell>
          <table:table-cell office:value-type="float" office:value="7.652507" calcext:value-type="float">
            <text:p>7.652507</text:p>
          </table:table-cell>
          <table:table-cell office:value-type="float" office:value="4.897343" calcext:value-type="float">
            <text:p>4.897343</text:p>
          </table:table-cell>
          <table:table-cell office:value-type="float" office:value="2.970345" calcext:value-type="float">
            <text:p>2.970345</text:p>
          </table:table-cell>
          <table:table-cell office:value-type="float" office:value="5.76831" calcext:value-type="float">
            <text:p>5.76831</text:p>
          </table:table-cell>
          <table:table-cell office:value-type="float" office:value="6.529542" calcext:value-type="float">
            <text:p>6.529542</text:p>
          </table:table-cell>
          <table:table-cell office:value-type="float" office:value="0" calcext:value-type="float">
            <text:p>0</text:p>
          </table:table-cell>
          <table:table-cell office:value-type="float" office:value="-0.0000248661" calcext:value-type="float">
            <text:p>-2.48661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9.490503" calcext:value-type="float">
            <text:p>9.490503</text:p>
          </table:table-cell>
          <table:table-cell office:value-type="float" office:value="455.6033" calcext:value-type="float">
            <text:p>455.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4654" calcext:value-type="float">
            <text:p>0.04054654</text:p>
          </table:table-cell>
          <table:table-cell office:value-type="float" office:value="8.619189" calcext:value-type="float">
            <text:p>8.619189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288984" calcext:value-type="float">
            <text:p>0.003288984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752172" calcext:value-type="float">
            <text:p>0.1752172</text:p>
          </table:table-cell>
          <table:table-cell office:value-type="float" office:value="-0.0002134802" calcext:value-type="float">
            <text:p>-0.0002134802</text:p>
          </table:table-cell>
          <table:table-cell office:value-type="float" office:value="0.00007996189" calcext:value-type="float">
            <text:p>7.996189E-05</text:p>
          </table:table-cell>
          <table:table-cell office:value-type="float" office:value="0.0001785072" calcext:value-type="float">
            <text:p>0.0001785072</text:p>
          </table:table-cell>
          <table:table-cell office:value-type="float" office:value="7.885179" calcext:value-type="float">
            <text:p>7.885179</text:p>
          </table:table-cell>
          <table:table-cell office:value-type="float" office:value="0.005895735" calcext:value-type="float">
            <text:p>0.005895735</text:p>
          </table:table-cell>
          <table:table-cell office:value-type="float" office:value="0.02666527" calcext:value-type="float">
            <text:p>0.02666527</text:p>
          </table:table-cell>
          <table:table-cell office:value-type="float" office:value="0.02622144" calcext:value-type="float">
            <text:p>0.02622144</text:p>
          </table:table-cell>
          <table:table-cell office:value-type="float" office:value="0.02336779" calcext:value-type="float">
            <text:p>0.02336779</text:p>
          </table:table-cell>
          <table:table-cell office:value-type="float" office:value="0.01728129" calcext:value-type="float">
            <text:p>0.01728129</text:p>
          </table:table-cell>
          <table:table-cell office:value-type="float" office:value="0.02162809" calcext:value-type="float">
            <text:p>0.02162809</text:p>
          </table:table-cell>
          <table:table-cell office:value-type="float" office:value="0.02148007" calcext:value-type="float">
            <text:p>0.02148007</text:p>
          </table:table-cell>
          <table:table-cell office:value-type="float" office:value="0.01892038" calcext:value-type="float">
            <text:p>0.01892038</text:p>
          </table:table-cell>
          <table:table-cell office:value-type="float" office:value="6.818589" calcext:value-type="float">
            <text:p>6.818589</text:p>
          </table:table-cell>
          <table:table-cell office:value-type="float" office:value="10.6009" calcext:value-type="float">
            <text:p>10.6009</text:p>
          </table:table-cell>
          <table:table-cell office:value-type="float" office:value="13.85105" calcext:value-type="float">
            <text:p>13.85105</text:p>
          </table:table-cell>
          <table:table-cell office:value-type="float" office:value="11.29725" calcext:value-type="float">
            <text:p>11.29725</text:p>
          </table:table-cell>
          <table:table-cell office:value-type="float" office:value="7.675085" calcext:value-type="float">
            <text:p>7.675085</text:p>
          </table:table-cell>
          <table:table-cell office:value-type="float" office:value="4.900163" calcext:value-type="float">
            <text:p>4.900163</text:p>
          </table:table-cell>
          <table:table-cell office:value-type="float" office:value="2.984454" calcext:value-type="float">
            <text:p>2.984454</text:p>
          </table:table-cell>
          <table:table-cell office:value-type="float" office:value="5.753784" calcext:value-type="float">
            <text:p>5.753784</text:p>
          </table:table-cell>
          <table:table-cell office:value-type="float" office:value="6.365642" calcext:value-type="float">
            <text:p>6.365642</text:p>
          </table:table-cell>
          <table:table-cell office:value-type="float" office:value="0" calcext:value-type="float">
            <text:p>0</text:p>
          </table:table-cell>
          <table:table-cell office:value-type="float" office:value="-0.00002521855" calcext:value-type="float">
            <text:p>-2.521855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9.498518" calcext:value-type="float">
            <text:p>9.498518</text:p>
          </table:table-cell>
          <table:table-cell office:value-type="float" office:value="455.6018" calcext:value-type="float">
            <text:p>455.6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7757" calcext:value-type="float">
            <text:p>0.04047757</text:p>
          </table:table-cell>
          <table:table-cell office:value-type="float" office:value="8.615396" calcext:value-type="float">
            <text:p>8.615396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320362" calcext:value-type="float">
            <text:p>0.003320362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713928" calcext:value-type="float">
            <text:p>0.1713928</text:p>
          </table:table-cell>
          <table:table-cell office:value-type="float" office:value="-0.0002190823" calcext:value-type="float">
            <text:p>-0.0002190823</text:p>
          </table:table-cell>
          <table:table-cell office:value-type="float" office:value="0.00008073627" calcext:value-type="float">
            <text:p>8.073627E-05</text:p>
          </table:table-cell>
          <table:table-cell office:value-type="float" office:value="0.0001823102" calcext:value-type="float">
            <text:p>0.0001823102</text:p>
          </table:table-cell>
          <table:table-cell office:value-type="float" office:value="7.890038" calcext:value-type="float">
            <text:p>7.890038</text:p>
          </table:table-cell>
          <table:table-cell office:value-type="float" office:value="0.005739309" calcext:value-type="float">
            <text:p>0.005739309</text:p>
          </table:table-cell>
          <table:table-cell office:value-type="float" office:value="0.0263267" calcext:value-type="float">
            <text:p>0.0263267</text:p>
          </table:table-cell>
          <table:table-cell office:value-type="float" office:value="0.02600759" calcext:value-type="float">
            <text:p>0.02600759</text:p>
          </table:table-cell>
          <table:table-cell office:value-type="float" office:value="0.02327918" calcext:value-type="float">
            <text:p>0.02327918</text:p>
          </table:table-cell>
          <table:table-cell office:value-type="float" office:value="0.01733005" calcext:value-type="float">
            <text:p>0.01733005</text:p>
          </table:table-cell>
          <table:table-cell office:value-type="float" office:value="0.02157234" calcext:value-type="float">
            <text:p>0.02157234</text:p>
          </table:table-cell>
          <table:table-cell office:value-type="float" office:value="0.02155234" calcext:value-type="float">
            <text:p>0.02155234</text:p>
          </table:table-cell>
          <table:table-cell office:value-type="float" office:value="0.01892361" calcext:value-type="float">
            <text:p>0.01892361</text:p>
          </table:table-cell>
          <table:table-cell office:value-type="float" office:value="6.907479" calcext:value-type="float">
            <text:p>6.907479</text:p>
          </table:table-cell>
          <table:table-cell office:value-type="float" office:value="10.45818" calcext:value-type="float">
            <text:p>10.45818</text:p>
          </table:table-cell>
          <table:table-cell office:value-type="float" office:value="13.82153" calcext:value-type="float">
            <text:p>13.82153</text:p>
          </table:table-cell>
          <table:table-cell office:value-type="float" office:value="11.31515" calcext:value-type="float">
            <text:p>11.31515</text:p>
          </table:table-cell>
          <table:table-cell office:value-type="float" office:value="7.696423" calcext:value-type="float">
            <text:p>7.696423</text:p>
          </table:table-cell>
          <table:table-cell office:value-type="float" office:value="4.894203" calcext:value-type="float">
            <text:p>4.894203</text:p>
          </table:table-cell>
          <table:table-cell office:value-type="float" office:value="3.004349" calcext:value-type="float">
            <text:p>3.004349</text:p>
          </table:table-cell>
          <table:table-cell office:value-type="float" office:value="5.737937" calcext:value-type="float">
            <text:p>5.737937</text:p>
          </table:table-cell>
          <table:table-cell office:value-type="float" office:value="6.207575" calcext:value-type="float">
            <text:p>6.207575</text:p>
          </table:table-cell>
          <table:table-cell office:value-type="float" office:value="0" calcext:value-type="float">
            <text:p>0</text:p>
          </table:table-cell>
          <table:table-cell office:value-type="float" office:value="-0.00002561187" calcext:value-type="float">
            <text:p>-2.561187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9.512487" calcext:value-type="float">
            <text:p>9.512487</text:p>
          </table:table-cell>
          <table:table-cell office:value-type="float" office:value="455.6007" calcext:value-type="float">
            <text:p>455.6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0553" calcext:value-type="float">
            <text:p>0.04040553</text:p>
          </table:table-cell>
          <table:table-cell office:value-type="float" office:value="8.605137" calcext:value-type="float">
            <text:p>8.605137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352141" calcext:value-type="float">
            <text:p>0.003352141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677067" calcext:value-type="float">
            <text:p>0.1677067</text:p>
          </table:table-cell>
          <table:table-cell office:value-type="float" office:value="-0.000227491" calcext:value-type="float">
            <text:p>-0.000227491</text:p>
          </table:table-cell>
          <table:table-cell office:value-type="float" office:value="0.00008192985" calcext:value-type="float">
            <text:p>8.192985E-05</text:p>
          </table:table-cell>
          <table:table-cell office:value-type="float" office:value="0.0001874619" calcext:value-type="float">
            <text:p>0.0001874619</text:p>
          </table:table-cell>
          <table:table-cell office:value-type="float" office:value="7.902467" calcext:value-type="float">
            <text:p>7.902467</text:p>
          </table:table-cell>
          <table:table-cell office:value-type="float" office:value="0.005742935" calcext:value-type="float">
            <text:p>0.005742935</text:p>
          </table:table-cell>
          <table:table-cell office:value-type="float" office:value="0.02604032" calcext:value-type="float">
            <text:p>0.02604032</text:p>
          </table:table-cell>
          <table:table-cell office:value-type="float" office:value="0.02583727" calcext:value-type="float">
            <text:p>0.02583727</text:p>
          </table:table-cell>
          <table:table-cell office:value-type="float" office:value="0.0231995" calcext:value-type="float">
            <text:p>0.0231995</text:p>
          </table:table-cell>
          <table:table-cell office:value-type="float" office:value="0.01739911" calcext:value-type="float">
            <text:p>0.01739911</text:p>
          </table:table-cell>
          <table:table-cell office:value-type="float" office:value="0.02150193" calcext:value-type="float">
            <text:p>0.02150193</text:p>
          </table:table-cell>
          <table:table-cell office:value-type="float" office:value="0.02160314" calcext:value-type="float">
            <text:p>0.02160314</text:p>
          </table:table-cell>
          <table:table-cell office:value-type="float" office:value="0.01892526" calcext:value-type="float">
            <text:p>0.01892526</text:p>
          </table:table-cell>
          <table:table-cell office:value-type="float" office:value="6.280682" calcext:value-type="float">
            <text:p>6.280682</text:p>
          </table:table-cell>
          <table:table-cell office:value-type="float" office:value="10.41303" calcext:value-type="float">
            <text:p>10.41303</text:p>
          </table:table-cell>
          <table:table-cell office:value-type="float" office:value="13.8103" calcext:value-type="float">
            <text:p>13.8103</text:p>
          </table:table-cell>
          <table:table-cell office:value-type="float" office:value="11.33797" calcext:value-type="float">
            <text:p>11.33797</text:p>
          </table:table-cell>
          <table:table-cell office:value-type="float" office:value="7.725994" calcext:value-type="float">
            <text:p>7.725994</text:p>
          </table:table-cell>
          <table:table-cell office:value-type="float" office:value="4.886806" calcext:value-type="float">
            <text:p>4.886806</text:p>
          </table:table-cell>
          <table:table-cell office:value-type="float" office:value="3.021048" calcext:value-type="float">
            <text:p>3.021048</text:p>
          </table:table-cell>
          <table:table-cell office:value-type="float" office:value="5.721367" calcext:value-type="float">
            <text:p>5.721367</text:p>
          </table:table-cell>
          <table:table-cell office:value-type="float" office:value="6.029156" calcext:value-type="float">
            <text:p>6.029156</text:p>
          </table:table-cell>
          <table:table-cell office:value-type="float" office:value="0" calcext:value-type="float">
            <text:p>0</text:p>
          </table:table-cell>
          <table:table-cell office:value-type="float" office:value="-0.00002621078" calcext:value-type="float">
            <text:p>-2.621078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9.532071" calcext:value-type="float">
            <text:p>9.532071</text:p>
          </table:table-cell>
          <table:table-cell office:value-type="float" office:value="455.5999" calcext:value-type="float">
            <text:p>455.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33688" calcext:value-type="float">
            <text:p>0.04033688</text:p>
          </table:table-cell>
          <table:table-cell office:value-type="float" office:value="8.588797" calcext:value-type="float">
            <text:p>8.588797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384311" calcext:value-type="float">
            <text:p>0.003384311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641721" calcext:value-type="float">
            <text:p>0.1641721</text:p>
          </table:table-cell>
          <table:table-cell office:value-type="float" office:value="-0.0002395036" calcext:value-type="float">
            <text:p>-0.0002395036</text:p>
          </table:table-cell>
          <table:table-cell office:value-type="float" office:value="0.0000826551" calcext:value-type="float">
            <text:p>8.26551E-05</text:p>
          </table:table-cell>
          <table:table-cell office:value-type="float" office:value="0.0001938705" calcext:value-type="float">
            <text:p>0.0001938705</text:p>
          </table:table-cell>
          <table:table-cell office:value-type="float" office:value="7.922115" calcext:value-type="float">
            <text:p>7.922115</text:p>
          </table:table-cell>
          <table:table-cell office:value-type="float" office:value="0.005745067" calcext:value-type="float">
            <text:p>0.005745067</text:p>
          </table:table-cell>
          <table:table-cell office:value-type="float" office:value="0.02587033" calcext:value-type="float">
            <text:p>0.02587033</text:p>
          </table:table-cell>
          <table:table-cell office:value-type="float" office:value="0.02573667" calcext:value-type="float">
            <text:p>0.02573667</text:p>
          </table:table-cell>
          <table:table-cell office:value-type="float" office:value="0.02315986" calcext:value-type="float">
            <text:p>0.02315986</text:p>
          </table:table-cell>
          <table:table-cell office:value-type="float" office:value="0.01749728" calcext:value-type="float">
            <text:p>0.01749728</text:p>
          </table:table-cell>
          <table:table-cell office:value-type="float" office:value="0.02142393" calcext:value-type="float">
            <text:p>0.02142393</text:p>
          </table:table-cell>
          <table:table-cell office:value-type="float" office:value="0.02164544" calcext:value-type="float">
            <text:p>0.02164544</text:p>
          </table:table-cell>
          <table:table-cell office:value-type="float" office:value="0.0189275" calcext:value-type="float">
            <text:p>0.0189275</text:p>
          </table:table-cell>
          <table:table-cell office:value-type="float" office:value="5.286561" calcext:value-type="float">
            <text:p>5.286561</text:p>
          </table:table-cell>
          <table:table-cell office:value-type="float" office:value="10.3289" calcext:value-type="float">
            <text:p>10.3289</text:p>
          </table:table-cell>
          <table:table-cell office:value-type="float" office:value="13.81669" calcext:value-type="float">
            <text:p>13.81669</text:p>
          </table:table-cell>
          <table:table-cell office:value-type="float" office:value="11.36526" calcext:value-type="float">
            <text:p>11.36526</text:p>
          </table:table-cell>
          <table:table-cell office:value-type="float" office:value="7.763471" calcext:value-type="float">
            <text:p>7.763471</text:p>
          </table:table-cell>
          <table:table-cell office:value-type="float" office:value="4.87225" calcext:value-type="float">
            <text:p>4.87225</text:p>
          </table:table-cell>
          <table:table-cell office:value-type="float" office:value="3.033186" calcext:value-type="float">
            <text:p>3.033186</text:p>
          </table:table-cell>
          <table:table-cell office:value-type="float" office:value="5.706091" calcext:value-type="float">
            <text:p>5.706091</text:p>
          </table:table-cell>
          <table:table-cell office:value-type="float" office:value="5.832486" calcext:value-type="float">
            <text:p>5.832486</text:p>
          </table:table-cell>
          <table:table-cell office:value-type="float" office:value="0" calcext:value-type="float">
            <text:p>0</text:p>
          </table:table-cell>
          <table:table-cell office:value-type="float" office:value="-0.00002710436" calcext:value-type="float">
            <text:p>-2.710436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9.54957" calcext:value-type="float">
            <text:p>9.54957</text:p>
          </table:table-cell>
          <table:table-cell office:value-type="float" office:value="455.5989" calcext:value-type="float">
            <text:p>455.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7351" calcext:value-type="float">
            <text:p>0.04027351</text:p>
          </table:table-cell>
          <table:table-cell office:value-type="float" office:value="8.574422" calcext:value-type="float">
            <text:p>8.574422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417173" calcext:value-type="float">
            <text:p>0.003417173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608708" calcext:value-type="float">
            <text:p>0.1608708</text:p>
          </table:table-cell>
          <table:table-cell office:value-type="float" office:value="-0.0002527038" calcext:value-type="float">
            <text:p>-0.0002527038</text:p>
          </table:table-cell>
          <table:table-cell office:value-type="float" office:value="0.00008318773" calcext:value-type="float">
            <text:p>8.318773E-05</text:p>
          </table:table-cell>
          <table:table-cell office:value-type="float" office:value="0.0001997081" calcext:value-type="float">
            <text:p>0.0001997081</text:p>
          </table:table-cell>
          <table:table-cell office:value-type="float" office:value="7.938979" calcext:value-type="float">
            <text:p>7.938979</text:p>
          </table:table-cell>
          <table:table-cell office:value-type="float" office:value="0.005666812" calcext:value-type="float">
            <text:p>0.005666812</text:p>
          </table:table-cell>
          <table:table-cell office:value-type="float" office:value="0.02566038" calcext:value-type="float">
            <text:p>0.02566038</text:p>
          </table:table-cell>
          <table:table-cell office:value-type="float" office:value="0.02567852" calcext:value-type="float">
            <text:p>0.02567852</text:p>
          </table:table-cell>
          <table:table-cell office:value-type="float" office:value="0.02315493" calcext:value-type="float">
            <text:p>0.02315493</text:p>
          </table:table-cell>
          <table:table-cell office:value-type="float" office:value="0.01762835" calcext:value-type="float">
            <text:p>0.01762835</text:p>
          </table:table-cell>
          <table:table-cell office:value-type="float" office:value="0.02131291" calcext:value-type="float">
            <text:p>0.02131291</text:p>
          </table:table-cell>
          <table:table-cell office:value-type="float" office:value="0.02169559" calcext:value-type="float">
            <text:p>0.02169559</text:p>
          </table:table-cell>
          <table:table-cell office:value-type="float" office:value="0.0189262" calcext:value-type="float">
            <text:p>0.0189262</text:p>
          </table:table-cell>
          <table:table-cell office:value-type="float" office:value="4.733852" calcext:value-type="float">
            <text:p>4.733852</text:p>
          </table:table-cell>
          <table:table-cell office:value-type="float" office:value="10.08863" calcext:value-type="float">
            <text:p>10.08863</text:p>
          </table:table-cell>
          <table:table-cell office:value-type="float" office:value="13.80991" calcext:value-type="float">
            <text:p>13.80991</text:p>
          </table:table-cell>
          <table:table-cell office:value-type="float" office:value="11.39445" calcext:value-type="float">
            <text:p>11.39445</text:p>
          </table:table-cell>
          <table:table-cell office:value-type="float" office:value="7.809051" calcext:value-type="float">
            <text:p>7.809051</text:p>
          </table:table-cell>
          <table:table-cell office:value-type="float" office:value="4.841734" calcext:value-type="float">
            <text:p>4.841734</text:p>
          </table:table-cell>
          <table:table-cell office:value-type="float" office:value="3.056536" calcext:value-type="float">
            <text:p>3.056536</text:p>
          </table:table-cell>
          <table:table-cell office:value-type="float" office:value="5.688088" calcext:value-type="float">
            <text:p>5.688088</text:p>
          </table:table-cell>
          <table:table-cell office:value-type="float" office:value="5.645001" calcext:value-type="float">
            <text:p>5.645001</text:p>
          </table:table-cell>
          <table:table-cell office:value-type="float" office:value="0" calcext:value-type="float">
            <text:p>0</text:p>
          </table:table-cell>
          <table:table-cell office:value-type="float" office:value="-0.00002805874" calcext:value-type="float">
            <text:p>-2.805874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9.559363" calcext:value-type="float">
            <text:p>9.559363</text:p>
          </table:table-cell>
          <table:table-cell office:value-type="float" office:value="455.5977" calcext:value-type="float">
            <text:p>455.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2188" calcext:value-type="float">
            <text:p>0.04022188</text:p>
          </table:table-cell>
          <table:table-cell office:value-type="float" office:value="8.567768" calcext:value-type="float">
            <text:p>8.567768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451052" calcext:value-type="float">
            <text:p>0.003451052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578982" calcext:value-type="float">
            <text:p>0.1578982</text:p>
          </table:table-cell>
          <table:table-cell office:value-type="float" office:value="-0.0002634801" calcext:value-type="float">
            <text:p>-0.0002634801</text:p>
          </table:table-cell>
          <table:table-cell office:value-type="float" office:value="0.00008385217" calcext:value-type="float">
            <text:p>8.385217E-05</text:p>
          </table:table-cell>
          <table:table-cell office:value-type="float" office:value="0.000203841" calcext:value-type="float">
            <text:p>0.000203841</text:p>
          </table:table-cell>
          <table:table-cell office:value-type="float" office:value="7.9459" calcext:value-type="float">
            <text:p>7.9459</text:p>
          </table:table-cell>
          <table:table-cell office:value-type="float" office:value="0.005565138" calcext:value-type="float">
            <text:p>0.005565138</text:p>
          </table:table-cell>
          <table:table-cell office:value-type="float" office:value="0.02544826" calcext:value-type="float">
            <text:p>0.02544826</text:p>
          </table:table-cell>
          <table:table-cell office:value-type="float" office:value="0.02557513" calcext:value-type="float">
            <text:p>0.02557513</text:p>
          </table:table-cell>
          <table:table-cell office:value-type="float" office:value="0.02315394" calcext:value-type="float">
            <text:p>0.02315394</text:p>
          </table:table-cell>
          <table:table-cell office:value-type="float" office:value="0.01778016" calcext:value-type="float">
            <text:p>0.01778016</text:p>
          </table:table-cell>
          <table:table-cell office:value-type="float" office:value="0.02117843" calcext:value-type="float">
            <text:p>0.02117843</text:p>
          </table:table-cell>
          <table:table-cell office:value-type="float" office:value="0.02174265" calcext:value-type="float">
            <text:p>0.02174265</text:p>
          </table:table-cell>
          <table:table-cell office:value-type="float" office:value="0.0189229" calcext:value-type="float">
            <text:p>0.0189229</text:p>
          </table:table-cell>
          <table:table-cell office:value-type="float" office:value="4.7263" calcext:value-type="float">
            <text:p>4.7263</text:p>
          </table:table-cell>
          <table:table-cell office:value-type="float" office:value="9.827029" calcext:value-type="float">
            <text:p>9.827029</text:p>
          </table:table-cell>
          <table:table-cell office:value-type="float" office:value="13.7664" calcext:value-type="float">
            <text:p>13.7664</text:p>
          </table:table-cell>
          <table:table-cell office:value-type="float" office:value="11.42618" calcext:value-type="float">
            <text:p>11.42618</text:p>
          </table:table-cell>
          <table:table-cell office:value-type="float" office:value="7.855484" calcext:value-type="float">
            <text:p>7.855484</text:p>
          </table:table-cell>
          <table:table-cell office:value-type="float" office:value="4.799449" calcext:value-type="float">
            <text:p>4.799449</text:p>
          </table:table-cell>
          <table:table-cell office:value-type="float" office:value="3.084386" calcext:value-type="float">
            <text:p>3.084386</text:p>
          </table:table-cell>
          <table:table-cell office:value-type="float" office:value="5.668592" calcext:value-type="float">
            <text:p>5.668592</text:p>
          </table:table-cell>
          <table:table-cell office:value-type="float" office:value="5.509322" calcext:value-type="float">
            <text:p>5.509322</text:p>
          </table:table-cell>
          <table:table-cell office:value-type="float" office:value="0" calcext:value-type="float">
            <text:p>0</text:p>
          </table:table-cell>
          <table:table-cell office:value-type="float" office:value="-0.00002875942" calcext:value-type="float">
            <text:p>-2.875942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9.565771" calcext:value-type="float">
            <text:p>9.565771</text:p>
          </table:table-cell>
          <table:table-cell office:value-type="float" office:value="455.5963" calcext:value-type="float">
            <text:p>455.5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7732" calcext:value-type="float">
            <text:p>0.04017732</text:p>
          </table:table-cell>
          <table:table-cell office:value-type="float" office:value="8.564747" calcext:value-type="float">
            <text:p>8.564747</text:p>
          </table:table-cell>
          <table:table-cell office:value-type="float" office:value="0.000006313623" calcext:value-type="float">
            <text:p>6.313623E-06</text:p>
          </table:table-cell>
          <table:table-cell office:value-type="float" office:value="0.003484979" calcext:value-type="float">
            <text:p>0.003484979</text:p>
          </table:table-cell>
          <table:table-cell office:value-type="float" office:value="0.0004723807" calcext:value-type="float">
            <text:p>0.0004723807</text:p>
          </table:table-cell>
          <table:table-cell office:value-type="float" office:value="0.1549032" calcext:value-type="float">
            <text:p>0.1549032</text:p>
          </table:table-cell>
          <table:table-cell office:value-type="float" office:value="-0.0002727747" calcext:value-type="float">
            <text:p>-0.0002727747</text:p>
          </table:table-cell>
          <table:table-cell office:value-type="float" office:value="0.00008430066" calcext:value-type="float">
            <text:p>8.430066E-05</text:p>
          </table:table-cell>
          <table:table-cell office:value-type="float" office:value="0.0002071445" calcext:value-type="float">
            <text:p>0.0002071445</text:p>
          </table:table-cell>
          <table:table-cell office:value-type="float" office:value="7.948591" calcext:value-type="float">
            <text:p>7.948591</text:p>
          </table:table-cell>
          <table:table-cell office:value-type="float" office:value="0.005551702" calcext:value-type="float">
            <text:p>0.005551702</text:p>
          </table:table-cell>
          <table:table-cell office:value-type="float" office:value="0.02543365" calcext:value-type="float">
            <text:p>0.02543365</text:p>
          </table:table-cell>
          <table:table-cell office:value-type="float" office:value="0.02544442" calcext:value-type="float">
            <text:p>0.02544442</text:p>
          </table:table-cell>
          <table:table-cell office:value-type="float" office:value="0.02313107" calcext:value-type="float">
            <text:p>0.02313107</text:p>
          </table:table-cell>
          <table:table-cell office:value-type="float" office:value="0.01793191" calcext:value-type="float">
            <text:p>0.01793191</text:p>
          </table:table-cell>
          <table:table-cell office:value-type="float" office:value="0.02103745" calcext:value-type="float">
            <text:p>0.02103745</text:p>
          </table:table-cell>
          <table:table-cell office:value-type="float" office:value="0.02178285" calcext:value-type="float">
            <text:p>0.02178285</text:p>
          </table:table-cell>
          <table:table-cell office:value-type="float" office:value="0.01891923" calcext:value-type="float">
            <text:p>0.01891923</text:p>
          </table:table-cell>
          <table:table-cell office:value-type="float" office:value="4.857838" calcext:value-type="float">
            <text:p>4.857838</text:p>
          </table:table-cell>
          <table:table-cell office:value-type="float" office:value="9.615658" calcext:value-type="float">
            <text:p>9.615658</text:p>
          </table:table-cell>
          <table:table-cell office:value-type="float" office:value="13.71278" calcext:value-type="float">
            <text:p>13.71278</text:p>
          </table:table-cell>
          <table:table-cell office:value-type="float" office:value="11.45661" calcext:value-type="float">
            <text:p>11.45661</text:p>
          </table:table-cell>
          <table:table-cell office:value-type="float" office:value="7.900364" calcext:value-type="float">
            <text:p>7.900364</text:p>
          </table:table-cell>
          <table:table-cell office:value-type="float" office:value="4.7541" calcext:value-type="float">
            <text:p>4.7541</text:p>
          </table:table-cell>
          <table:table-cell office:value-type="float" office:value="3.112322" calcext:value-type="float">
            <text:p>3.112322</text:p>
          </table:table-cell>
          <table:table-cell office:value-type="float" office:value="5.649035" calcext:value-type="float">
            <text:p>5.649035</text:p>
          </table:table-cell>
          <table:table-cell office:value-type="float" office:value="5.39459" calcext:value-type="float">
            <text:p>5.39459</text:p>
          </table:table-cell>
          <table:table-cell office:value-type="float" office:value="0" calcext:value-type="float">
            <text:p>0</text:p>
          </table:table-cell>
          <table:table-cell office:value-type="float" office:value="-0.000029325" calcext:value-type="float">
            <text:p>-2.9325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9.58874" calcext:value-type="float">
            <text:p>9.58874</text:p>
          </table:table-cell>
          <table:table-cell office:value-type="float" office:value="455.5959" calcext:value-type="float">
            <text:p>455.5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9867" calcext:value-type="float">
            <text:p>0.03999867</text:p>
          </table:table-cell>
          <table:table-cell office:value-type="float" office:value="8.523487" calcext:value-type="float">
            <text:p>8.523487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3574688" calcext:value-type="float">
            <text:p>0.003574688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1702385" calcext:value-type="float">
            <text:p>0.1702385</text:p>
          </table:table-cell>
          <table:table-cell office:value-type="float" office:value="-0.0002922004" calcext:value-type="float">
            <text:p>-0.0002922004</text:p>
          </table:table-cell>
          <table:table-cell office:value-type="float" office:value="0.00008112824" calcext:value-type="float">
            <text:p>8.112824E-05</text:p>
          </table:table-cell>
          <table:table-cell office:value-type="float" office:value="0.0002135555" calcext:value-type="float">
            <text:p>0.0002135555</text:p>
          </table:table-cell>
          <table:table-cell office:value-type="float" office:value="7.973178" calcext:value-type="float">
            <text:p>7.973178</text:p>
          </table:table-cell>
          <table:table-cell office:value-type="float" office:value="0.005479109" calcext:value-type="float">
            <text:p>0.005479109</text:p>
          </table:table-cell>
          <table:table-cell office:value-type="float" office:value="0.02560042" calcext:value-type="float">
            <text:p>0.02560042</text:p>
          </table:table-cell>
          <table:table-cell office:value-type="float" office:value="0.02538791" calcext:value-type="float">
            <text:p>0.02538791</text:p>
          </table:table-cell>
          <table:table-cell office:value-type="float" office:value="0.0231714" calcext:value-type="float">
            <text:p>0.0231714</text:p>
          </table:table-cell>
          <table:table-cell office:value-type="float" office:value="0.01816831" calcext:value-type="float">
            <text:p>0.01816831</text:p>
          </table:table-cell>
          <table:table-cell office:value-type="float" office:value="0.02220033" calcext:value-type="float">
            <text:p>0.02220033</text:p>
          </table:table-cell>
          <table:table-cell office:value-type="float" office:value="0.02088627" calcext:value-type="float">
            <text:p>0.02088627</text:p>
          </table:table-cell>
          <table:table-cell office:value-type="float" office:value="0.01894446" calcext:value-type="float">
            <text:p>0.01894446</text:p>
          </table:table-cell>
          <table:table-cell office:value-type="float" office:value="2.291269" calcext:value-type="float">
            <text:p>2.291269</text:p>
          </table:table-cell>
          <table:table-cell office:value-type="float" office:value="9.542763" calcext:value-type="float">
            <text:p>9.542763</text:p>
          </table:table-cell>
          <table:table-cell office:value-type="float" office:value="13.70755" calcext:value-type="float">
            <text:p>13.70755</text:p>
          </table:table-cell>
          <table:table-cell office:value-type="float" office:value="11.49428" calcext:value-type="float">
            <text:p>11.49428</text:p>
          </table:table-cell>
          <table:table-cell office:value-type="float" office:value="7.960667" calcext:value-type="float">
            <text:p>7.960667</text:p>
          </table:table-cell>
          <table:table-cell office:value-type="float" office:value="5.106916" calcext:value-type="float">
            <text:p>5.106916</text:p>
          </table:table-cell>
          <table:table-cell office:value-type="float" office:value="2.875714" calcext:value-type="float">
            <text:p>2.875714</text:p>
          </table:table-cell>
          <table:table-cell office:value-type="float" office:value="5.641926" calcext:value-type="float">
            <text:p>5.641926</text:p>
          </table:table-cell>
          <table:table-cell office:value-type="float" office:value="4.942226" calcext:value-type="float">
            <text:p>4.942226</text:p>
          </table:table-cell>
          <table:table-cell office:value-type="float" office:value="0" calcext:value-type="float">
            <text:p>0</text:p>
          </table:table-cell>
          <table:table-cell office:value-type="float" office:value="-0.00003770423" calcext:value-type="float">
            <text:p>-3.770423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9.60107" calcext:value-type="float">
            <text:p>9.60107</text:p>
          </table:table-cell>
          <table:table-cell office:value-type="float" office:value="455.5947" calcext:value-type="float">
            <text:p>455.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1218" calcext:value-type="float">
            <text:p>0.04001218</text:p>
          </table:table-cell>
          <table:table-cell office:value-type="float" office:value="8.497993" calcext:value-type="float">
            <text:p>8.497993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3644346" calcext:value-type="float">
            <text:p>0.003644346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1833692" calcext:value-type="float">
            <text:p>0.1833692</text:p>
          </table:table-cell>
          <table:table-cell office:value-type="float" office:value="-0.0003116124" calcext:value-type="float">
            <text:p>-0.0003116124</text:p>
          </table:table-cell>
          <table:table-cell office:value-type="float" office:value="0.00008132581" calcext:value-type="float">
            <text:p>8.132581E-05</text:p>
          </table:table-cell>
          <table:table-cell office:value-type="float" office:value="0.0002189765" calcext:value-type="float">
            <text:p>0.0002189765</text:p>
          </table:table-cell>
          <table:table-cell office:value-type="float" office:value="7.984171" calcext:value-type="float">
            <text:p>7.984171</text:p>
          </table:table-cell>
          <table:table-cell office:value-type="float" office:value="0.005171257" calcext:value-type="float">
            <text:p>0.005171257</text:p>
          </table:table-cell>
          <table:table-cell office:value-type="float" office:value="0.02582938" calcext:value-type="float">
            <text:p>0.02582938</text:p>
          </table:table-cell>
          <table:table-cell office:value-type="float" office:value="0.02551939" calcext:value-type="float">
            <text:p>0.02551939</text:p>
          </table:table-cell>
          <table:table-cell office:value-type="float" office:value="0.02336429" calcext:value-type="float">
            <text:p>0.02336429</text:p>
          </table:table-cell>
          <table:table-cell office:value-type="float" office:value="0.01858796" calcext:value-type="float">
            <text:p>0.01858796</text:p>
          </table:table-cell>
          <table:table-cell office:value-type="float" office:value="0.02282736" calcext:value-type="float">
            <text:p>0.02282736</text:p>
          </table:table-cell>
          <table:table-cell office:value-type="float" office:value="0.02052321" calcext:value-type="float">
            <text:p>0.02052321</text:p>
          </table:table-cell>
          <table:table-cell office:value-type="float" office:value="0.01901129" calcext:value-type="float">
            <text:p>0.01901129</text:p>
          </table:table-cell>
          <table:table-cell office:value-type="float" office:value="2.008791" calcext:value-type="float">
            <text:p>2.008791</text:p>
          </table:table-cell>
          <table:table-cell office:value-type="float" office:value="9.089328" calcext:value-type="float">
            <text:p>9.089328</text:p>
          </table:table-cell>
          <table:table-cell office:value-type="float" office:value="13.69824" calcext:value-type="float">
            <text:p>13.69824</text:p>
          </table:table-cell>
          <table:table-cell office:value-type="float" office:value="11.53371" calcext:value-type="float">
            <text:p>11.53371</text:p>
          </table:table-cell>
          <table:table-cell office:value-type="float" office:value="8.039603" calcext:value-type="float">
            <text:p>8.039603</text:p>
          </table:table-cell>
          <table:table-cell office:value-type="float" office:value="5.044811" calcext:value-type="float">
            <text:p>5.044811</text:p>
          </table:table-cell>
          <table:table-cell office:value-type="float" office:value="2.671412" calcext:value-type="float">
            <text:p>2.671412</text:p>
          </table:table-cell>
          <table:table-cell office:value-type="float" office:value="5.648805" calcext:value-type="float">
            <text:p>5.648805</text:p>
          </table:table-cell>
          <table:table-cell office:value-type="float" office:value="4.791126" calcext:value-type="float">
            <text:p>4.791126</text:p>
          </table:table-cell>
          <table:table-cell office:value-type="float" office:value="0" calcext:value-type="float">
            <text:p>0</text:p>
          </table:table-cell>
          <table:table-cell office:value-type="float" office:value="-0.00004529896" calcext:value-type="float">
            <text:p>-4.529896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9.608383" calcext:value-type="float">
            <text:p>9.608383</text:p>
          </table:table-cell>
          <table:table-cell office:value-type="float" office:value="455.593" calcext:value-type="float">
            <text:p>455.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106" calcext:value-type="float">
            <text:p>0.0400106</text:p>
          </table:table-cell>
          <table:table-cell office:value-type="float" office:value="8.481537" calcext:value-type="float">
            <text:p>8.481537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3701505" calcext:value-type="float">
            <text:p>0.003701505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1929868" calcext:value-type="float">
            <text:p>0.1929868</text:p>
          </table:table-cell>
          <table:table-cell office:value-type="float" office:value="-0.0003207995" calcext:value-type="float">
            <text:p>-0.0003207995</text:p>
          </table:table-cell>
          <table:table-cell office:value-type="float" office:value="0.00008232753" calcext:value-type="float">
            <text:p>8.232753E-05</text:p>
          </table:table-cell>
          <table:table-cell office:value-type="float" office:value="0.0002216197" calcext:value-type="float">
            <text:p>0.0002216197</text:p>
          </table:table-cell>
          <table:table-cell office:value-type="float" office:value="7.987264" calcext:value-type="float">
            <text:p>7.987264</text:p>
          </table:table-cell>
          <table:table-cell office:value-type="float" office:value="0.005242578" calcext:value-type="float">
            <text:p>0.005242578</text:p>
          </table:table-cell>
          <table:table-cell office:value-type="float" office:value="0.02590745" calcext:value-type="float">
            <text:p>0.02590745</text:p>
          </table:table-cell>
          <table:table-cell office:value-type="float" office:value="0.02541757" calcext:value-type="float">
            <text:p>0.02541757</text:p>
          </table:table-cell>
          <table:table-cell office:value-type="float" office:value="0.02335001" calcext:value-type="float">
            <text:p>0.02335001</text:p>
          </table:table-cell>
          <table:table-cell office:value-type="float" office:value="0.01911647" calcext:value-type="float">
            <text:p>0.01911647</text:p>
          </table:table-cell>
          <table:table-cell office:value-type="float" office:value="0.02260874" calcext:value-type="float">
            <text:p>0.02260874</text:p>
          </table:table-cell>
          <table:table-cell office:value-type="float" office:value="0.02046901" calcext:value-type="float">
            <text:p>0.02046901</text:p>
          </table:table-cell>
          <table:table-cell office:value-type="float" office:value="0.01906249" calcext:value-type="float">
            <text:p>0.01906249</text:p>
          </table:table-cell>
          <table:table-cell office:value-type="float" office:value="2.345394" calcext:value-type="float">
            <text:p>2.345394</text:p>
          </table:table-cell>
          <table:table-cell office:value-type="float" office:value="8.855524" calcext:value-type="float">
            <text:p>8.855524</text:p>
          </table:table-cell>
          <table:table-cell office:value-type="float" office:value="13.62589" calcext:value-type="float">
            <text:p>13.62589</text:p>
          </table:table-cell>
          <table:table-cell office:value-type="float" office:value="11.56715" calcext:value-type="float">
            <text:p>11.56715</text:p>
          </table:table-cell>
          <table:table-cell office:value-type="float" office:value="8.198448" calcext:value-type="float">
            <text:p>8.198448</text:p>
          </table:table-cell>
          <table:table-cell office:value-type="float" office:value="4.759055" calcext:value-type="float">
            <text:p>4.759055</text:p>
          </table:table-cell>
          <table:table-cell office:value-type="float" office:value="2.590213" calcext:value-type="float">
            <text:p>2.590213</text:p>
          </table:table-cell>
          <table:table-cell office:value-type="float" office:value="5.649614" calcext:value-type="float">
            <text:p>5.649614</text:p>
          </table:table-cell>
          <table:table-cell office:value-type="float" office:value="4.712259" calcext:value-type="float">
            <text:p>4.712259</text:p>
          </table:table-cell>
          <table:table-cell office:value-type="float" office:value="0" calcext:value-type="float">
            <text:p>0</text:p>
          </table:table-cell>
          <table:table-cell office:value-type="float" office:value="-0.00004699295" calcext:value-type="float">
            <text:p>-4.699295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9.612889" calcext:value-type="float">
            <text:p>9.612889</text:p>
          </table:table-cell>
          <table:table-cell office:value-type="float" office:value="455.5916" calcext:value-type="float">
            <text:p>455.5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9183" calcext:value-type="float">
            <text:p>0.03999183</text:p>
          </table:table-cell>
          <table:table-cell office:value-type="float" office:value="8.46913" calcext:value-type="float">
            <text:p>8.46913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3750229" calcext:value-type="float">
            <text:p>0.003750229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2013302" calcext:value-type="float">
            <text:p>0.2013302</text:p>
          </table:table-cell>
          <table:table-cell office:value-type="float" office:value="-0.000331253" calcext:value-type="float">
            <text:p>-0.000331253</text:p>
          </table:table-cell>
          <table:table-cell office:value-type="float" office:value="0.00008337378" calcext:value-type="float">
            <text:p>8.337378E-05</text:p>
          </table:table-cell>
          <table:table-cell office:value-type="float" office:value="0.0002241752" calcext:value-type="float">
            <text:p>0.0002241752</text:p>
          </table:table-cell>
          <table:table-cell office:value-type="float" office:value="7.987575" calcext:value-type="float">
            <text:p>7.987575</text:p>
          </table:table-cell>
          <table:table-cell office:value-type="float" office:value="0.005373576" calcext:value-type="float">
            <text:p>0.005373576</text:p>
          </table:table-cell>
          <table:table-cell office:value-type="float" office:value="0.02605311" calcext:value-type="float">
            <text:p>0.02605311</text:p>
          </table:table-cell>
          <table:table-cell office:value-type="float" office:value="0.02527925" calcext:value-type="float">
            <text:p>0.02527925</text:p>
          </table:table-cell>
          <table:table-cell office:value-type="float" office:value="0.02324762" calcext:value-type="float">
            <text:p>0.02324762</text:p>
          </table:table-cell>
          <table:table-cell office:value-type="float" office:value="0.01984859" calcext:value-type="float">
            <text:p>0.01984859</text:p>
          </table:table-cell>
          <table:table-cell office:value-type="float" office:value="0.02210211" calcext:value-type="float">
            <text:p>0.02210211</text:p>
          </table:table-cell>
          <table:table-cell office:value-type="float" office:value="0.02042607" calcext:value-type="float">
            <text:p>0.02042607</text:p>
          </table:table-cell>
          <table:table-cell office:value-type="float" office:value="0.01908072" calcext:value-type="float">
            <text:p>0.01908072</text:p>
          </table:table-cell>
          <table:table-cell office:value-type="float" office:value="2.653172" calcext:value-type="float">
            <text:p>2.653172</text:p>
          </table:table-cell>
          <table:table-cell office:value-type="float" office:value="8.681513" calcext:value-type="float">
            <text:p>8.681513</text:p>
          </table:table-cell>
          <table:table-cell office:value-type="float" office:value="13.57406" calcext:value-type="float">
            <text:p>13.57406</text:p>
          </table:table-cell>
          <table:table-cell office:value-type="float" office:value="11.60507" calcext:value-type="float">
            <text:p>11.60507</text:p>
          </table:table-cell>
          <table:table-cell office:value-type="float" office:value="8.444429" calcext:value-type="float">
            <text:p>8.444429</text:p>
          </table:table-cell>
          <table:table-cell office:value-type="float" office:value="4.452558" calcext:value-type="float">
            <text:p>4.452558</text:p>
          </table:table-cell>
          <table:table-cell office:value-type="float" office:value="2.527004" calcext:value-type="float">
            <text:p>2.527004</text:p>
          </table:table-cell>
          <table:table-cell office:value-type="float" office:value="5.640921" calcext:value-type="float">
            <text:p>5.640921</text:p>
          </table:table-cell>
          <table:table-cell office:value-type="float" office:value="4.638877" calcext:value-type="float">
            <text:p>4.638877</text:p>
          </table:table-cell>
          <table:table-cell office:value-type="float" office:value="0" calcext:value-type="float">
            <text:p>0</text:p>
          </table:table-cell>
          <table:table-cell office:value-type="float" office:value="-0.00004820541" calcext:value-type="float">
            <text:p>-4.820541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9.619843" calcext:value-type="float">
            <text:p>9.619843</text:p>
          </table:table-cell>
          <table:table-cell office:value-type="float" office:value="455.5903" calcext:value-type="float">
            <text:p>455.5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6482" calcext:value-type="float">
            <text:p>0.03996482</text:p>
          </table:table-cell>
          <table:table-cell office:value-type="float" office:value="8.458787" calcext:value-type="float">
            <text:p>8.458787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3789315" calcext:value-type="float">
            <text:p>0.003789315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2049277" calcext:value-type="float">
            <text:p>0.2049277</text:p>
          </table:table-cell>
          <table:table-cell office:value-type="float" office:value="-0.0003485691" calcext:value-type="float">
            <text:p>-0.0003485691</text:p>
          </table:table-cell>
          <table:table-cell office:value-type="float" office:value="0.00008444333" calcext:value-type="float">
            <text:p>8.444333E-05</text:p>
          </table:table-cell>
          <table:table-cell office:value-type="float" office:value="0.000227281" calcext:value-type="float">
            <text:p>0.000227281</text:p>
          </table:table-cell>
          <table:table-cell office:value-type="float" office:value="7.990849" calcext:value-type="float">
            <text:p>7.990849</text:p>
          </table:table-cell>
          <table:table-cell office:value-type="float" office:value="0.005394576" calcext:value-type="float">
            <text:p>0.005394576</text:p>
          </table:table-cell>
          <table:table-cell office:value-type="float" office:value="0.02603662" calcext:value-type="float">
            <text:p>0.02603662</text:p>
          </table:table-cell>
          <table:table-cell office:value-type="float" office:value="0.0251603" calcext:value-type="float">
            <text:p>0.0251603</text:p>
          </table:table-cell>
          <table:table-cell office:value-type="float" office:value="0.0231155" calcext:value-type="float">
            <text:p>0.0231155</text:p>
          </table:table-cell>
          <table:table-cell office:value-type="float" office:value="0.02051963" calcext:value-type="float">
            <text:p>0.02051963</text:p>
          </table:table-cell>
          <table:table-cell office:value-type="float" office:value="0.02165045" calcext:value-type="float">
            <text:p>0.02165045</text:p>
          </table:table-cell>
          <table:table-cell office:value-type="float" office:value="0.02044008" calcext:value-type="float">
            <text:p>0.02044008</text:p>
          </table:table-cell>
          <table:table-cell office:value-type="float" office:value="0.01907374" calcext:value-type="float">
            <text:p>0.01907374</text:p>
          </table:table-cell>
          <table:table-cell office:value-type="float" office:value="2.667908" calcext:value-type="float">
            <text:p>2.667908</text:p>
          </table:table-cell>
          <table:table-cell office:value-type="float" office:value="8.506132" calcext:value-type="float">
            <text:p>8.506132</text:p>
          </table:table-cell>
          <table:table-cell office:value-type="float" office:value="13.54169" calcext:value-type="float">
            <text:p>13.54169</text:p>
          </table:table-cell>
          <table:table-cell office:value-type="float" office:value="11.64871" calcext:value-type="float">
            <text:p>11.64871</text:p>
          </table:table-cell>
          <table:table-cell office:value-type="float" office:value="8.657989" calcext:value-type="float">
            <text:p>8.657989</text:p>
          </table:table-cell>
          <table:table-cell office:value-type="float" office:value="4.237989" calcext:value-type="float">
            <text:p>4.237989</text:p>
          </table:table-cell>
          <table:table-cell office:value-type="float" office:value="2.491851" calcext:value-type="float">
            <text:p>2.491851</text:p>
          </table:table-cell>
          <table:table-cell office:value-type="float" office:value="5.62545" calcext:value-type="float">
            <text:p>5.62545</text:p>
          </table:table-cell>
          <table:table-cell office:value-type="float" office:value="4.562366" calcext:value-type="float">
            <text:p>4.562366</text:p>
          </table:table-cell>
          <table:table-cell office:value-type="float" office:value="0" calcext:value-type="float">
            <text:p>0</text:p>
          </table:table-cell>
          <table:table-cell office:value-type="float" office:value="-0.0000498655" calcext:value-type="float">
            <text:p>-4.98655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9.626448" calcext:value-type="float">
            <text:p>9.626448</text:p>
          </table:table-cell>
          <table:table-cell office:value-type="float" office:value="455.5891" calcext:value-type="float">
            <text:p>455.5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3443" calcext:value-type="float">
            <text:p>0.03993443</text:p>
          </table:table-cell>
          <table:table-cell office:value-type="float" office:value="8.449935" calcext:value-type="float">
            <text:p>8.449935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3826123" calcext:value-type="float">
            <text:p>0.003826123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2074177" calcext:value-type="float">
            <text:p>0.2074177</text:p>
          </table:table-cell>
          <table:table-cell office:value-type="float" office:value="-0.0003713676" calcext:value-type="float">
            <text:p>-0.0003713676</text:p>
          </table:table-cell>
          <table:table-cell office:value-type="float" office:value="0.00008548724" calcext:value-type="float">
            <text:p>8.548724E-05</text:p>
          </table:table-cell>
          <table:table-cell office:value-type="float" office:value="0.0002302769" calcext:value-type="float">
            <text:p>0.0002302769</text:p>
          </table:table-cell>
          <table:table-cell office:value-type="float" office:value="7.99369" calcext:value-type="float">
            <text:p>7.99369</text:p>
          </table:table-cell>
          <table:table-cell office:value-type="float" office:value="0.005434202" calcext:value-type="float">
            <text:p>0.005434202</text:p>
          </table:table-cell>
          <table:table-cell office:value-type="float" office:value="0.02602904" calcext:value-type="float">
            <text:p>0.02602904</text:p>
          </table:table-cell>
          <table:table-cell office:value-type="float" office:value="0.0250543" calcext:value-type="float">
            <text:p>0.0250543</text:p>
          </table:table-cell>
          <table:table-cell office:value-type="float" office:value="0.02299271" calcext:value-type="float">
            <text:p>0.02299271</text:p>
          </table:table-cell>
          <table:table-cell office:value-type="float" office:value="0.02087493" calcext:value-type="float">
            <text:p>0.02087493</text:p>
          </table:table-cell>
          <table:table-cell office:value-type="float" office:value="0.0213758" calcext:value-type="float">
            <text:p>0.0213758</text:p>
          </table:table-cell>
          <table:table-cell office:value-type="float" office:value="0.0205147" calcext:value-type="float">
            <text:p>0.0205147</text:p>
          </table:table-cell>
          <table:table-cell office:value-type="float" office:value="0.01905659" calcext:value-type="float">
            <text:p>0.01905659</text:p>
          </table:table-cell>
          <table:table-cell office:value-type="float" office:value="2.691948" calcext:value-type="float">
            <text:p>2.691948</text:p>
          </table:table-cell>
          <table:table-cell office:value-type="float" office:value="8.343077" calcext:value-type="float">
            <text:p>8.343077</text:p>
          </table:table-cell>
          <table:table-cell office:value-type="float" office:value="13.5064" calcext:value-type="float">
            <text:p>13.5064</text:p>
          </table:table-cell>
          <table:table-cell office:value-type="float" office:value="11.68807" calcext:value-type="float">
            <text:p>11.68807</text:p>
          </table:table-cell>
          <table:table-cell office:value-type="float" office:value="8.749327" calcext:value-type="float">
            <text:p>8.749327</text:p>
          </table:table-cell>
          <table:table-cell office:value-type="float" office:value="4.135932" calcext:value-type="float">
            <text:p>4.135932</text:p>
          </table:table-cell>
          <table:table-cell office:value-type="float" office:value="2.494991" calcext:value-type="float">
            <text:p>2.494991</text:p>
          </table:table-cell>
          <table:table-cell office:value-type="float" office:value="5.602998" calcext:value-type="float">
            <text:p>5.602998</text:p>
          </table:table-cell>
          <table:table-cell office:value-type="float" office:value="4.489132" calcext:value-type="float">
            <text:p>4.489132</text:p>
          </table:table-cell>
          <table:table-cell office:value-type="float" office:value="0" calcext:value-type="float">
            <text:p>0</text:p>
          </table:table-cell>
          <table:table-cell office:value-type="float" office:value="-0.00005200511" calcext:value-type="float">
            <text:p>-5.200511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9.63449" calcext:value-type="float">
            <text:p>9.63449</text:p>
          </table:table-cell>
          <table:table-cell office:value-type="float" office:value="455.5883" calcext:value-type="float">
            <text:p>455.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6588" calcext:value-type="float">
            <text:p>0.03986588</text:p>
          </table:table-cell>
          <table:table-cell office:value-type="float" office:value="8.433182" calcext:value-type="float">
            <text:p>8.433182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3888181" calcext:value-type="float">
            <text:p>0.003888181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2157189" calcext:value-type="float">
            <text:p>0.2157189</text:p>
          </table:table-cell>
          <table:table-cell office:value-type="float" office:value="-0.0004336741" calcext:value-type="float">
            <text:p>-0.0004336741</text:p>
          </table:table-cell>
          <table:table-cell office:value-type="float" office:value="0.0000863082" calcext:value-type="float">
            <text:p>8.63082E-05</text:p>
          </table:table-cell>
          <table:table-cell office:value-type="float" office:value="0.0002349976" calcext:value-type="float">
            <text:p>0.0002349976</text:p>
          </table:table-cell>
          <table:table-cell office:value-type="float" office:value="8.000564" calcext:value-type="float">
            <text:p>8.000564</text:p>
          </table:table-cell>
          <table:table-cell office:value-type="float" office:value="0.005376604" calcext:value-type="float">
            <text:p>0.005376604</text:p>
          </table:table-cell>
          <table:table-cell office:value-type="float" office:value="0.02586572" calcext:value-type="float">
            <text:p>0.02586572</text:p>
          </table:table-cell>
          <table:table-cell office:value-type="float" office:value="0.02494378" calcext:value-type="float">
            <text:p>0.02494378</text:p>
          </table:table-cell>
          <table:table-cell office:value-type="float" office:value="0.02287804" calcext:value-type="float">
            <text:p>0.02287804</text:p>
          </table:table-cell>
          <table:table-cell office:value-type="float" office:value="0.02109889" calcext:value-type="float">
            <text:p>0.02109889</text:p>
          </table:table-cell>
          <table:table-cell office:value-type="float" office:value="0.02128611" calcext:value-type="float">
            <text:p>0.02128611</text:p>
          </table:table-cell>
          <table:table-cell office:value-type="float" office:value="0.02047384" calcext:value-type="float">
            <text:p>0.02047384</text:p>
          </table:table-cell>
          <table:table-cell office:value-type="float" office:value="0.01903894" calcext:value-type="float">
            <text:p>0.01903894</text:p>
          </table:table-cell>
          <table:table-cell office:value-type="float" office:value="2.328571" calcext:value-type="float">
            <text:p>2.328571</text:p>
          </table:table-cell>
          <table:table-cell office:value-type="float" office:value="8.265356" calcext:value-type="float">
            <text:p>8.265356</text:p>
          </table:table-cell>
          <table:table-cell office:value-type="float" office:value="13.4886" calcext:value-type="float">
            <text:p>13.4886</text:p>
          </table:table-cell>
          <table:table-cell office:value-type="float" office:value="11.72705" calcext:value-type="float">
            <text:p>11.72705</text:p>
          </table:table-cell>
          <table:table-cell office:value-type="float" office:value="8.816635" calcext:value-type="float">
            <text:p>8.816635</text:p>
          </table:table-cell>
          <table:table-cell office:value-type="float" office:value="4.099557" calcext:value-type="float">
            <text:p>4.099557</text:p>
          </table:table-cell>
          <table:table-cell office:value-type="float" office:value="2.461654" calcext:value-type="float">
            <text:p>2.461654</text:p>
          </table:table-cell>
          <table:table-cell office:value-type="float" office:value="5.578928" calcext:value-type="float">
            <text:p>5.578928</text:p>
          </table:table-cell>
          <table:table-cell office:value-type="float" office:value="4.412394" calcext:value-type="float">
            <text:p>4.412394</text:p>
          </table:table-cell>
          <table:table-cell office:value-type="float" office:value="0" calcext:value-type="float">
            <text:p>0</text:p>
          </table:table-cell>
          <table:table-cell office:value-type="float" office:value="-0.00006262233" calcext:value-type="float">
            <text:p>-6.262233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9.640853" calcext:value-type="float">
            <text:p>9.640853</text:p>
          </table:table-cell>
          <table:table-cell office:value-type="float" office:value="455.588" calcext:value-type="float">
            <text:p>455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75728" calcext:value-type="float">
            <text:p>0.03975728</text:p>
          </table:table-cell>
          <table:table-cell office:value-type="float" office:value="8.404371" calcext:value-type="float">
            <text:p>8.404371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3995215" calcext:value-type="float">
            <text:p>0.003995215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2373558" calcext:value-type="float">
            <text:p>0.2373558</text:p>
          </table:table-cell>
          <table:table-cell office:value-type="float" office:value="-0.0004988895" calcext:value-type="float">
            <text:p>-0.0004988895</text:p>
          </table:table-cell>
          <table:table-cell office:value-type="float" office:value="0.00008576952" calcext:value-type="float">
            <text:p>8.576952E-05</text:p>
          </table:table-cell>
          <table:table-cell office:value-type="float" office:value="0.0002419736" calcext:value-type="float">
            <text:p>0.0002419736</text:p>
          </table:table-cell>
          <table:table-cell office:value-type="float" office:value="8.009381" calcext:value-type="float">
            <text:p>8.009381</text:p>
          </table:table-cell>
          <table:table-cell office:value-type="float" office:value="0.005249712" calcext:value-type="float">
            <text:p>0.005249712</text:p>
          </table:table-cell>
          <table:table-cell office:value-type="float" office:value="0.02588459" calcext:value-type="float">
            <text:p>0.02588459</text:p>
          </table:table-cell>
          <table:table-cell office:value-type="float" office:value="0.02498673" calcext:value-type="float">
            <text:p>0.02498673</text:p>
          </table:table-cell>
          <table:table-cell office:value-type="float" office:value="0.02300341" calcext:value-type="float">
            <text:p>0.02300341</text:p>
          </table:table-cell>
          <table:table-cell office:value-type="float" office:value="0.02151613" calcext:value-type="float">
            <text:p>0.02151613</text:p>
          </table:table-cell>
          <table:table-cell office:value-type="float" office:value="0.02211882" calcext:value-type="float">
            <text:p>0.02211882</text:p>
          </table:table-cell>
          <table:table-cell office:value-type="float" office:value="0.01967618" calcext:value-type="float">
            <text:p>0.01967618</text:p>
          </table:table-cell>
          <table:table-cell office:value-type="float" office:value="0.01907008" calcext:value-type="float">
            <text:p>0.01907008</text:p>
          </table:table-cell>
          <table:table-cell office:value-type="float" office:value="1.74293" calcext:value-type="float">
            <text:p>1.74293</text:p>
          </table:table-cell>
          <table:table-cell office:value-type="float" office:value="8.069711" calcext:value-type="float">
            <text:p>8.069711</text:p>
          </table:table-cell>
          <table:table-cell office:value-type="float" office:value="13.5049" calcext:value-type="float">
            <text:p>13.5049</text:p>
          </table:table-cell>
          <table:table-cell office:value-type="float" office:value="11.77035" calcext:value-type="float">
            <text:p>11.77035</text:p>
          </table:table-cell>
          <table:table-cell office:value-type="float" office:value="8.94503" calcext:value-type="float">
            <text:p>8.94503</text:p>
          </table:table-cell>
          <table:table-cell office:value-type="float" office:value="4.194467" calcext:value-type="float">
            <text:p>4.194467</text:p>
          </table:table-cell>
          <table:table-cell office:value-type="float" office:value="2.197785" calcext:value-type="float">
            <text:p>2.197785</text:p>
          </table:table-cell>
          <table:table-cell office:value-type="float" office:value="5.568149" calcext:value-type="float">
            <text:p>5.568149</text:p>
          </table:table-cell>
          <table:table-cell office:value-type="float" office:value="4.171622" calcext:value-type="float">
            <text:p>4.171622</text:p>
          </table:table-cell>
          <table:table-cell office:value-type="float" office:value="0" calcext:value-type="float">
            <text:p>0</text:p>
          </table:table-cell>
          <table:table-cell office:value-type="float" office:value="-0.00009007005" calcext:value-type="float">
            <text:p>-9.007005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9.648147" calcext:value-type="float">
            <text:p>9.648147</text:p>
          </table:table-cell>
          <table:table-cell office:value-type="float" office:value="455.5868" calcext:value-type="float">
            <text:p>455.5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70083" calcext:value-type="float">
            <text:p>0.03970083</text:p>
          </table:table-cell>
          <table:table-cell office:value-type="float" office:value="8.376311" calcext:value-type="float">
            <text:p>8.376311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098308" calcext:value-type="float">
            <text:p>0.004098308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2579445" calcext:value-type="float">
            <text:p>0.2579445</text:p>
          </table:table-cell>
          <table:table-cell office:value-type="float" office:value="-0.0005636029" calcext:value-type="float">
            <text:p>-0.0005636029</text:p>
          </table:table-cell>
          <table:table-cell office:value-type="float" office:value="0.00008691588" calcext:value-type="float">
            <text:p>8.691588E-05</text:p>
          </table:table-cell>
          <table:table-cell office:value-type="float" office:value="0.0002464065" calcext:value-type="float">
            <text:p>0.0002464065</text:p>
          </table:table-cell>
          <table:table-cell office:value-type="float" office:value="8.014544" calcext:value-type="float">
            <text:p>8.014544</text:p>
          </table:table-cell>
          <table:table-cell office:value-type="float" office:value="0.005056921" calcext:value-type="float">
            <text:p>0.005056921</text:p>
          </table:table-cell>
          <table:table-cell office:value-type="float" office:value="0.02562628" calcext:value-type="float">
            <text:p>0.02562628</text:p>
          </table:table-cell>
          <table:table-cell office:value-type="float" office:value="0.02500846" calcext:value-type="float">
            <text:p>0.02500846</text:p>
          </table:table-cell>
          <table:table-cell office:value-type="float" office:value="0.02316384" calcext:value-type="float">
            <text:p>0.02316384</text:p>
          </table:table-cell>
          <table:table-cell office:value-type="float" office:value="0.02143237" calcext:value-type="float">
            <text:p>0.02143237</text:p>
          </table:table-cell>
          <table:table-cell office:value-type="float" office:value="0.02216615" calcext:value-type="float">
            <text:p>0.02216615</text:p>
          </table:table-cell>
          <table:table-cell office:value-type="float" office:value="0.01974118" calcext:value-type="float">
            <text:p>0.01974118</text:p>
          </table:table-cell>
          <table:table-cell office:value-type="float" office:value="0.01908312" calcext:value-type="float">
            <text:p>0.01908312</text:p>
          </table:table-cell>
          <table:table-cell office:value-type="float" office:value="1.710559" calcext:value-type="float">
            <text:p>1.710559</text:p>
          </table:table-cell>
          <table:table-cell office:value-type="float" office:value="7.82248" calcext:value-type="float">
            <text:p>7.82248</text:p>
          </table:table-cell>
          <table:table-cell office:value-type="float" office:value="13.47172" calcext:value-type="float">
            <text:p>13.47172</text:p>
          </table:table-cell>
          <table:table-cell office:value-type="float" office:value="11.83053" calcext:value-type="float">
            <text:p>11.83053</text:p>
          </table:table-cell>
          <table:table-cell office:value-type="float" office:value="8.867839" calcext:value-type="float">
            <text:p>8.867839</text:p>
          </table:table-cell>
          <table:table-cell office:value-type="float" office:value="4.09577" calcext:value-type="float">
            <text:p>4.09577</text:p>
          </table:table-cell>
          <table:table-cell office:value-type="float" office:value="2.159077" calcext:value-type="float">
            <text:p>2.159077</text:p>
          </table:table-cell>
          <table:table-cell office:value-type="float" office:value="5.553235" calcext:value-type="float">
            <text:p>5.553235</text:p>
          </table:table-cell>
          <table:table-cell office:value-type="float" office:value="4.10311" calcext:value-type="float">
            <text:p>4.10311</text:p>
          </table:table-cell>
          <table:table-cell office:value-type="float" office:value="0" calcext:value-type="float">
            <text:p>0</text:p>
          </table:table-cell>
          <table:table-cell office:value-type="float" office:value="-0.0001001306" calcext:value-type="float">
            <text:p>-0.00010013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9.650409" calcext:value-type="float">
            <text:p>9.650409</text:p>
          </table:table-cell>
          <table:table-cell office:value-type="float" office:value="455.5857" calcext:value-type="float">
            <text:p>455.5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2408" calcext:value-type="float">
            <text:p>0.03962408</text:p>
          </table:table-cell>
          <table:table-cell office:value-type="float" office:value="8.35594" calcext:value-type="float">
            <text:p>8.35594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195156" calcext:value-type="float">
            <text:p>0.004195156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2760203" calcext:value-type="float">
            <text:p>0.2760203</text:p>
          </table:table-cell>
          <table:table-cell office:value-type="float" office:value="-0.0006129793" calcext:value-type="float">
            <text:p>-0.0006129793</text:p>
          </table:table-cell>
          <table:table-cell office:value-type="float" office:value="0.00008798422" calcext:value-type="float">
            <text:p>8.798422E-05</text:p>
          </table:table-cell>
          <table:table-cell office:value-type="float" office:value="0.0002501543" calcext:value-type="float">
            <text:p>0.0002501543</text:p>
          </table:table-cell>
          <table:table-cell office:value-type="float" office:value="8.014119" calcext:value-type="float">
            <text:p>8.014119</text:p>
          </table:table-cell>
          <table:table-cell office:value-type="float" office:value="0.004993577" calcext:value-type="float">
            <text:p>0.004993577</text:p>
          </table:table-cell>
          <table:table-cell office:value-type="float" office:value="0.02551103" calcext:value-type="float">
            <text:p>0.02551103</text:p>
          </table:table-cell>
          <table:table-cell office:value-type="float" office:value="0.02492924" calcext:value-type="float">
            <text:p>0.02492924</text:p>
          </table:table-cell>
          <table:table-cell office:value-type="float" office:value="0.02323568" calcext:value-type="float">
            <text:p>0.02323568</text:p>
          </table:table-cell>
          <table:table-cell office:value-type="float" office:value="0.02126289" calcext:value-type="float">
            <text:p>0.02126289</text:p>
          </table:table-cell>
          <table:table-cell office:value-type="float" office:value="0.02207217" calcext:value-type="float">
            <text:p>0.02207217</text:p>
          </table:table-cell>
          <table:table-cell office:value-type="float" office:value="0.01983333" calcext:value-type="float">
            <text:p>0.01983333</text:p>
          </table:table-cell>
          <table:table-cell office:value-type="float" office:value="0.01907733" calcext:value-type="float">
            <text:p>0.01907733</text:p>
          </table:table-cell>
          <table:table-cell office:value-type="float" office:value="1.989914" calcext:value-type="float">
            <text:p>1.989914</text:p>
          </table:table-cell>
          <table:table-cell office:value-type="float" office:value="7.738986" calcext:value-type="float">
            <text:p>7.738986</text:p>
          </table:table-cell>
          <table:table-cell office:value-type="float" office:value="13.41936" calcext:value-type="float">
            <text:p>13.41936</text:p>
          </table:table-cell>
          <table:table-cell office:value-type="float" office:value="11.88975" calcext:value-type="float">
            <text:p>11.88975</text:p>
          </table:table-cell>
          <table:table-cell office:value-type="float" office:value="8.78362" calcext:value-type="float">
            <text:p>8.78362</text:p>
          </table:table-cell>
          <table:table-cell office:value-type="float" office:value="4.01134" calcext:value-type="float">
            <text:p>4.01134</text:p>
          </table:table-cell>
          <table:table-cell office:value-type="float" office:value="2.138547" calcext:value-type="float">
            <text:p>2.138547</text:p>
          </table:table-cell>
          <table:table-cell office:value-type="float" office:value="5.53457" calcext:value-type="float">
            <text:p>5.53457</text:p>
          </table:table-cell>
          <table:table-cell office:value-type="float" office:value="4.044299" calcext:value-type="float">
            <text:p>4.044299</text:p>
          </table:table-cell>
          <table:table-cell office:value-type="float" office:value="0" calcext:value-type="float">
            <text:p>0</text:p>
          </table:table-cell>
          <table:table-cell office:value-type="float" office:value="-0.0001093646" calcext:value-type="float">
            <text:p>-0.00010936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9.654008" calcext:value-type="float">
            <text:p>9.654008</text:p>
          </table:table-cell>
          <table:table-cell office:value-type="float" office:value="455.5848" calcext:value-type="float">
            <text:p>455.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331" calcext:value-type="float">
            <text:p>0.0395331</text:p>
          </table:table-cell>
          <table:table-cell office:value-type="float" office:value="8.335498" calcext:value-type="float">
            <text:p>8.335498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288894" calcext:value-type="float">
            <text:p>0.004288894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2925293" calcext:value-type="float">
            <text:p>0.2925293</text:p>
          </table:table-cell>
          <table:table-cell office:value-type="float" office:value="-0.0006597704" calcext:value-type="float">
            <text:p>-0.0006597704</text:p>
          </table:table-cell>
          <table:table-cell office:value-type="float" office:value="0.00008907152" calcext:value-type="float">
            <text:p>8.907152E-05</text:p>
          </table:table-cell>
          <table:table-cell office:value-type="float" office:value="0.0002548305" calcext:value-type="float">
            <text:p>0.0002548305</text:p>
          </table:table-cell>
          <table:table-cell office:value-type="float" office:value="8.016412" calcext:value-type="float">
            <text:p>8.016412</text:p>
          </table:table-cell>
          <table:table-cell office:value-type="float" office:value="0.005056906" calcext:value-type="float">
            <text:p>0.005056906</text:p>
          </table:table-cell>
          <table:table-cell office:value-type="float" office:value="0.02544841" calcext:value-type="float">
            <text:p>0.02544841</text:p>
          </table:table-cell>
          <table:table-cell office:value-type="float" office:value="0.02485406" calcext:value-type="float">
            <text:p>0.02485406</text:p>
          </table:table-cell>
          <table:table-cell office:value-type="float" office:value="0.02323383" calcext:value-type="float">
            <text:p>0.02323383</text:p>
          </table:table-cell>
          <table:table-cell office:value-type="float" office:value="0.02102555" calcext:value-type="float">
            <text:p>0.02102555</text:p>
          </table:table-cell>
          <table:table-cell office:value-type="float" office:value="0.02194251" calcext:value-type="float">
            <text:p>0.02194251</text:p>
          </table:table-cell>
          <table:table-cell office:value-type="float" office:value="0.0199274" calcext:value-type="float">
            <text:p>0.0199274</text:p>
          </table:table-cell>
          <table:table-cell office:value-type="float" office:value="0.01905877" calcext:value-type="float">
            <text:p>0.01905877</text:p>
          </table:table-cell>
          <table:table-cell office:value-type="float" office:value="1.971556" calcext:value-type="float">
            <text:p>1.971556</text:p>
          </table:table-cell>
          <table:table-cell office:value-type="float" office:value="7.700739" calcext:value-type="float">
            <text:p>7.700739</text:p>
          </table:table-cell>
          <table:table-cell office:value-type="float" office:value="13.38819" calcext:value-type="float">
            <text:p>13.38819</text:p>
          </table:table-cell>
          <table:table-cell office:value-type="float" office:value="11.94052" calcext:value-type="float">
            <text:p>11.94052</text:p>
          </table:table-cell>
          <table:table-cell office:value-type="float" office:value="8.704298" calcext:value-type="float">
            <text:p>8.704298</text:p>
          </table:table-cell>
          <table:table-cell office:value-type="float" office:value="3.955303" calcext:value-type="float">
            <text:p>3.955303</text:p>
          </table:table-cell>
          <table:table-cell office:value-type="float" office:value="2.124372" calcext:value-type="float">
            <text:p>2.124372</text:p>
          </table:table-cell>
          <table:table-cell office:value-type="float" office:value="5.513395" calcext:value-type="float">
            <text:p>5.513395</text:p>
          </table:table-cell>
          <table:table-cell office:value-type="float" office:value="3.982478" calcext:value-type="float">
            <text:p>3.982478</text:p>
          </table:table-cell>
          <table:table-cell office:value-type="float" office:value="0" calcext:value-type="float">
            <text:p>0</text:p>
          </table:table-cell>
          <table:table-cell office:value-type="float" office:value="-0.000122683" calcext:value-type="float">
            <text:p>-0.0001226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9.657258" calcext:value-type="float">
            <text:p>9.657258</text:p>
          </table:table-cell>
          <table:table-cell office:value-type="float" office:value="455.5843" calcext:value-type="float">
            <text:p>455.5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377" calcext:value-type="float">
            <text:p>0.0394377</text:p>
          </table:table-cell>
          <table:table-cell office:value-type="float" office:value="8.315513" calcext:value-type="float">
            <text:p>8.315513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382508" calcext:value-type="float">
            <text:p>0.004382508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3084871" calcext:value-type="float">
            <text:p>0.3084871</text:p>
          </table:table-cell>
          <table:table-cell office:value-type="float" office:value="-0.0007032553" calcext:value-type="float">
            <text:p>-0.0007032553</text:p>
          </table:table-cell>
          <table:table-cell office:value-type="float" office:value="0.00009024098" calcext:value-type="float">
            <text:p>9.024098E-05</text:p>
          </table:table-cell>
          <table:table-cell office:value-type="float" office:value="0.0002613041" calcext:value-type="float">
            <text:p>0.0002613041</text:p>
          </table:table-cell>
          <table:table-cell office:value-type="float" office:value="8.021081" calcext:value-type="float">
            <text:p>8.021081</text:p>
          </table:table-cell>
          <table:table-cell office:value-type="float" office:value="0.005209327" calcext:value-type="float">
            <text:p>0.005209327</text:p>
          </table:table-cell>
          <table:table-cell office:value-type="float" office:value="0.02542496" calcext:value-type="float">
            <text:p>0.02542496</text:p>
          </table:table-cell>
          <table:table-cell office:value-type="float" office:value="0.02487154" calcext:value-type="float">
            <text:p>0.02487154</text:p>
          </table:table-cell>
          <table:table-cell office:value-type="float" office:value="0.02323014" calcext:value-type="float">
            <text:p>0.02323014</text:p>
          </table:table-cell>
          <table:table-cell office:value-type="float" office:value="0.0207479" calcext:value-type="float">
            <text:p>0.0207479</text:p>
          </table:table-cell>
          <table:table-cell office:value-type="float" office:value="0.02178741" calcext:value-type="float">
            <text:p>0.02178741</text:p>
          </table:table-cell>
          <table:table-cell office:value-type="float" office:value="0.02001029" calcext:value-type="float">
            <text:p>0.02001029</text:p>
          </table:table-cell>
          <table:table-cell office:value-type="float" office:value="0.01903423" calcext:value-type="float">
            <text:p>0.01903423</text:p>
          </table:table-cell>
          <table:table-cell office:value-type="float" office:value="1.80399" calcext:value-type="float">
            <text:p>1.80399</text:p>
          </table:table-cell>
          <table:table-cell office:value-type="float" office:value="7.646493" calcext:value-type="float">
            <text:p>7.646493</text:p>
          </table:table-cell>
          <table:table-cell office:value-type="float" office:value="13.3927" calcext:value-type="float">
            <text:p>13.3927</text:p>
          </table:table-cell>
          <table:table-cell office:value-type="float" office:value="12.01125" calcext:value-type="float">
            <text:p>12.01125</text:p>
          </table:table-cell>
          <table:table-cell office:value-type="float" office:value="8.612062" calcext:value-type="float">
            <text:p>8.612062</text:p>
          </table:table-cell>
          <table:table-cell office:value-type="float" office:value="3.909888" calcext:value-type="float">
            <text:p>3.909888</text:p>
          </table:table-cell>
          <table:table-cell office:value-type="float" office:value="2.110708" calcext:value-type="float">
            <text:p>2.110708</text:p>
          </table:table-cell>
          <table:table-cell office:value-type="float" office:value="5.491107" calcext:value-type="float">
            <text:p>5.491107</text:p>
          </table:table-cell>
          <table:table-cell office:value-type="float" office:value="3.913625" calcext:value-type="float">
            <text:p>3.913625</text:p>
          </table:table-cell>
          <table:table-cell office:value-type="float" office:value="0" calcext:value-type="float">
            <text:p>0</text:p>
          </table:table-cell>
          <table:table-cell office:value-type="float" office:value="-0.0001445358" calcext:value-type="float">
            <text:p>-0.00014453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9.662561" calcext:value-type="float">
            <text:p>9.662561</text:p>
          </table:table-cell>
          <table:table-cell office:value-type="float" office:value="455.5837" calcext:value-type="float">
            <text:p>455.5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4972" calcext:value-type="float">
            <text:p>0.03934972</text:p>
          </table:table-cell>
          <table:table-cell office:value-type="float" office:value="8.297443" calcext:value-type="float">
            <text:p>8.297443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466757" calcext:value-type="float">
            <text:p>0.004466757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3205525" calcext:value-type="float">
            <text:p>0.3205525</text:p>
          </table:table-cell>
          <table:table-cell office:value-type="float" office:value="-0.0007339076" calcext:value-type="float">
            <text:p>-0.0007339076</text:p>
          </table:table-cell>
          <table:table-cell office:value-type="float" office:value="0.00009143345" calcext:value-type="float">
            <text:p>9.143345E-05</text:p>
          </table:table-cell>
          <table:table-cell office:value-type="float" office:value="0.0002676913" calcext:value-type="float">
            <text:p>0.0002676913</text:p>
          </table:table-cell>
          <table:table-cell office:value-type="float" office:value="8.028147" calcext:value-type="float">
            <text:p>8.028147</text:p>
          </table:table-cell>
          <table:table-cell office:value-type="float" office:value="0.005193393" calcext:value-type="float">
            <text:p>0.005193393</text:p>
          </table:table-cell>
          <table:table-cell office:value-type="float" office:value="0.02530274" calcext:value-type="float">
            <text:p>0.02530274</text:p>
          </table:table-cell>
          <table:table-cell office:value-type="float" office:value="0.02494279" calcext:value-type="float">
            <text:p>0.02494279</text:p>
          </table:table-cell>
          <table:table-cell office:value-type="float" office:value="0.02327046" calcext:value-type="float">
            <text:p>0.02327046</text:p>
          </table:table-cell>
          <table:table-cell office:value-type="float" office:value="0.02045913" calcext:value-type="float">
            <text:p>0.02045913</text:p>
          </table:table-cell>
          <table:table-cell office:value-type="float" office:value="0.02162039" calcext:value-type="float">
            <text:p>0.02162039</text:p>
          </table:table-cell>
          <table:table-cell office:value-type="float" office:value="0.02012781" calcext:value-type="float">
            <text:p>0.02012781</text:p>
          </table:table-cell>
          <table:table-cell office:value-type="float" office:value="0.01900881" calcext:value-type="float">
            <text:p>0.01900881</text:p>
          </table:table-cell>
          <table:table-cell office:value-type="float" office:value="1.659383" calcext:value-type="float">
            <text:p>1.659383</text:p>
          </table:table-cell>
          <table:table-cell office:value-type="float" office:value="7.498087" calcext:value-type="float">
            <text:p>7.498087</text:p>
          </table:table-cell>
          <table:table-cell office:value-type="float" office:value="13.39583" calcext:value-type="float">
            <text:p>13.39583</text:p>
          </table:table-cell>
          <table:table-cell office:value-type="float" office:value="12.08268" calcext:value-type="float">
            <text:p>12.08268</text:p>
          </table:table-cell>
          <table:table-cell office:value-type="float" office:value="8.516178" calcext:value-type="float">
            <text:p>8.516178</text:p>
          </table:table-cell>
          <table:table-cell office:value-type="float" office:value="3.875431" calcext:value-type="float">
            <text:p>3.875431</text:p>
          </table:table-cell>
          <table:table-cell office:value-type="float" office:value="2.110217" calcext:value-type="float">
            <text:p>2.110217</text:p>
          </table:table-cell>
          <table:table-cell office:value-type="float" office:value="5.471213" calcext:value-type="float">
            <text:p>5.471213</text:p>
          </table:table-cell>
          <table:table-cell office:value-type="float" office:value="3.842508" calcext:value-type="float">
            <text:p>3.842508</text:p>
          </table:table-cell>
          <table:table-cell office:value-type="float" office:value="0" calcext:value-type="float">
            <text:p>0</text:p>
          </table:table-cell>
          <table:table-cell office:value-type="float" office:value="-0.0001666021" calcext:value-type="float">
            <text:p>-0.00016660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9.665876" calcext:value-type="float">
            <text:p>9.665876</text:p>
          </table:table-cell>
          <table:table-cell office:value-type="float" office:value="455.5826" calcext:value-type="float">
            <text:p>455.5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5194" calcext:value-type="float">
            <text:p>0.03925194</text:p>
          </table:table-cell>
          <table:table-cell office:value-type="float" office:value="8.281726" calcext:value-type="float">
            <text:p>8.281726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553225" calcext:value-type="float">
            <text:p>0.004553225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3327872" calcext:value-type="float">
            <text:p>0.3327872</text:p>
          </table:table-cell>
          <table:table-cell office:value-type="float" office:value="-0.0007542433" calcext:value-type="float">
            <text:p>-0.0007542433</text:p>
          </table:table-cell>
          <table:table-cell office:value-type="float" office:value="0.00009249313" calcext:value-type="float">
            <text:p>9.249313E-05</text:p>
          </table:table-cell>
          <table:table-cell office:value-type="float" office:value="0.0002722007" calcext:value-type="float">
            <text:p>0.0002722007</text:p>
          </table:table-cell>
          <table:table-cell office:value-type="float" office:value="8.030198" calcext:value-type="float">
            <text:p>8.030198</text:p>
          </table:table-cell>
          <table:table-cell office:value-type="float" office:value="0.00504659" calcext:value-type="float">
            <text:p>0.00504659</text:p>
          </table:table-cell>
          <table:table-cell office:value-type="float" office:value="0.02503895" calcext:value-type="float">
            <text:p>0.02503895</text:p>
          </table:table-cell>
          <table:table-cell office:value-type="float" office:value="0.02492461" calcext:value-type="float">
            <text:p>0.02492461</text:p>
          </table:table-cell>
          <table:table-cell office:value-type="float" office:value="0.02331465" calcext:value-type="float">
            <text:p>0.02331465</text:p>
          </table:table-cell>
          <table:table-cell office:value-type="float" office:value="0.02017413" calcext:value-type="float">
            <text:p>0.02017413</text:p>
          </table:table-cell>
          <table:table-cell office:value-type="float" office:value="0.02145332" calcext:value-type="float">
            <text:p>0.02145332</text:p>
          </table:table-cell>
          <table:table-cell office:value-type="float" office:value="0.02025112" calcext:value-type="float">
            <text:p>0.02025112</text:p>
          </table:table-cell>
          <table:table-cell office:value-type="float" office:value="0.0189757" calcext:value-type="float">
            <text:p>0.0189757</text:p>
          </table:table-cell>
          <table:table-cell office:value-type="float" office:value="1.910396" calcext:value-type="float">
            <text:p>1.910396</text:p>
          </table:table-cell>
          <table:table-cell office:value-type="float" office:value="7.410478" calcext:value-type="float">
            <text:p>7.410478</text:p>
          </table:table-cell>
          <table:table-cell office:value-type="float" office:value="13.35099" calcext:value-type="float">
            <text:p>13.35099</text:p>
          </table:table-cell>
          <table:table-cell office:value-type="float" office:value="12.15011" calcext:value-type="float">
            <text:p>12.15011</text:p>
          </table:table-cell>
          <table:table-cell office:value-type="float" office:value="8.416607" calcext:value-type="float">
            <text:p>8.416607</text:p>
          </table:table-cell>
          <table:table-cell office:value-type="float" office:value="3.848785" calcext:value-type="float">
            <text:p>3.848785</text:p>
          </table:table-cell>
          <table:table-cell office:value-type="float" office:value="2.117198" calcext:value-type="float">
            <text:p>2.117198</text:p>
          </table:table-cell>
          <table:table-cell office:value-type="float" office:value="5.448706" calcext:value-type="float">
            <text:p>5.448706</text:p>
          </table:table-cell>
          <table:table-cell office:value-type="float" office:value="3.790007" calcext:value-type="float">
            <text:p>3.790007</text:p>
          </table:table-cell>
          <table:table-cell office:value-type="float" office:value="0" calcext:value-type="float">
            <text:p>0</text:p>
          </table:table-cell>
          <table:table-cell office:value-type="float" office:value="-0.0001802998" calcext:value-type="float">
            <text:p>-0.00018029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9.674063" calcext:value-type="float">
            <text:p>9.674063</text:p>
          </table:table-cell>
          <table:table-cell office:value-type="float" office:value="455.5815" calcext:value-type="float">
            <text:p>455.5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5576" calcext:value-type="float">
            <text:p>0.03915576</text:p>
          </table:table-cell>
          <table:table-cell office:value-type="float" office:value="8.263206" calcext:value-type="float">
            <text:p>8.263206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635727" calcext:value-type="float">
            <text:p>0.004635727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3430298" calcext:value-type="float">
            <text:p>0.3430298</text:p>
          </table:table-cell>
          <table:table-cell office:value-type="float" office:value="-0.0007722483" calcext:value-type="float">
            <text:p>-0.0007722483</text:p>
          </table:table-cell>
          <table:table-cell office:value-type="float" office:value="0.00009352277" calcext:value-type="float">
            <text:p>9.352277E-05</text:p>
          </table:table-cell>
          <table:table-cell office:value-type="float" office:value="0.0002763812" calcext:value-type="float">
            <text:p>0.0002763812</text:p>
          </table:table-cell>
          <table:table-cell office:value-type="float" office:value="8.036635" calcext:value-type="float">
            <text:p>8.036635</text:p>
          </table:table-cell>
          <table:table-cell office:value-type="float" office:value="0.005004862" calcext:value-type="float">
            <text:p>0.005004862</text:p>
          </table:table-cell>
          <table:table-cell office:value-type="float" office:value="0.02487097" calcext:value-type="float">
            <text:p>0.02487097</text:p>
          </table:table-cell>
          <table:table-cell office:value-type="float" office:value="0.02482713" calcext:value-type="float">
            <text:p>0.02482713</text:p>
          </table:table-cell>
          <table:table-cell office:value-type="float" office:value="0.02330171" calcext:value-type="float">
            <text:p>0.02330171</text:p>
          </table:table-cell>
          <table:table-cell office:value-type="float" office:value="0.01989583" calcext:value-type="float">
            <text:p>0.01989583</text:p>
          </table:table-cell>
          <table:table-cell office:value-type="float" office:value="0.0213197" calcext:value-type="float">
            <text:p>0.0213197</text:p>
          </table:table-cell>
          <table:table-cell office:value-type="float" office:value="0.02038234" calcext:value-type="float">
            <text:p>0.02038234</text:p>
          </table:table-cell>
          <table:table-cell office:value-type="float" office:value="0.01894519" calcext:value-type="float">
            <text:p>0.01894519</text:p>
          </table:table-cell>
          <table:table-cell office:value-type="float" office:value="1.725702" calcext:value-type="float">
            <text:p>1.725702</text:p>
          </table:table-cell>
          <table:table-cell office:value-type="float" office:value="7.389238" calcext:value-type="float">
            <text:p>7.389238</text:p>
          </table:table-cell>
          <table:table-cell office:value-type="float" office:value="13.29702" calcext:value-type="float">
            <text:p>13.29702</text:p>
          </table:table-cell>
          <table:table-cell office:value-type="float" office:value="12.20615" calcext:value-type="float">
            <text:p>12.20615</text:p>
          </table:table-cell>
          <table:table-cell office:value-type="float" office:value="8.32516" calcext:value-type="float">
            <text:p>8.32516</text:p>
          </table:table-cell>
          <table:table-cell office:value-type="float" office:value="3.835666" calcext:value-type="float">
            <text:p>3.835666</text:p>
          </table:table-cell>
          <table:table-cell office:value-type="float" office:value="2.13211" calcext:value-type="float">
            <text:p>2.13211</text:p>
          </table:table-cell>
          <table:table-cell office:value-type="float" office:value="5.427402" calcext:value-type="float">
            <text:p>5.427402</text:p>
          </table:table-cell>
          <table:table-cell office:value-type="float" office:value="3.745525" calcext:value-type="float">
            <text:p>3.745525</text:p>
          </table:table-cell>
          <table:table-cell office:value-type="float" office:value="0" calcext:value-type="float">
            <text:p>0</text:p>
          </table:table-cell>
          <table:table-cell office:value-type="float" office:value="-0.0001927389" calcext:value-type="float">
            <text:p>-0.0001927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9.679332" calcext:value-type="float">
            <text:p>9.679332</text:p>
          </table:table-cell>
          <table:table-cell office:value-type="float" office:value="455.5805" calcext:value-type="float">
            <text:p>455.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06052" calcext:value-type="float">
            <text:p>0.03906052</text:p>
          </table:table-cell>
          <table:table-cell office:value-type="float" office:value="8.248404" calcext:value-type="float">
            <text:p>8.248404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716558" calcext:value-type="float">
            <text:p>0.004716558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3523848" calcext:value-type="float">
            <text:p>0.3523848</text:p>
          </table:table-cell>
          <table:table-cell office:value-type="float" office:value="-0.000790107" calcext:value-type="float">
            <text:p>-0.000790107</text:p>
          </table:table-cell>
          <table:table-cell office:value-type="float" office:value="0.00009456591" calcext:value-type="float">
            <text:p>9.456591E-05</text:p>
          </table:table-cell>
          <table:table-cell office:value-type="float" office:value="0.0002806681" calcext:value-type="float">
            <text:p>0.0002806681</text:p>
          </table:table-cell>
          <table:table-cell office:value-type="float" office:value="8.040612" calcext:value-type="float">
            <text:p>8.040612</text:p>
          </table:table-cell>
          <table:table-cell office:value-type="float" office:value="0.004933942" calcext:value-type="float">
            <text:p>0.004933942</text:p>
          </table:table-cell>
          <table:table-cell office:value-type="float" office:value="0.02478357" calcext:value-type="float">
            <text:p>0.02478357</text:p>
          </table:table-cell>
          <table:table-cell office:value-type="float" office:value="0.02473081" calcext:value-type="float">
            <text:p>0.02473081</text:p>
          </table:table-cell>
          <table:table-cell office:value-type="float" office:value="0.02325397" calcext:value-type="float">
            <text:p>0.02325397</text:p>
          </table:table-cell>
          <table:table-cell office:value-type="float" office:value="0.01962572" calcext:value-type="float">
            <text:p>0.01962572</text:p>
          </table:table-cell>
          <table:table-cell office:value-type="float" office:value="0.02119601" calcext:value-type="float">
            <text:p>0.02119601</text:p>
          </table:table-cell>
          <table:table-cell office:value-type="float" office:value="0.02051426" calcext:value-type="float">
            <text:p>0.02051426</text:p>
          </table:table-cell>
          <table:table-cell office:value-type="float" office:value="0.01891754" calcext:value-type="float">
            <text:p>0.01891754</text:p>
          </table:table-cell>
          <table:table-cell office:value-type="float" office:value="1.742072" calcext:value-type="float">
            <text:p>1.742072</text:p>
          </table:table-cell>
          <table:table-cell office:value-type="float" office:value="7.339813" calcext:value-type="float">
            <text:p>7.339813</text:p>
          </table:table-cell>
          <table:table-cell office:value-type="float" office:value="13.25522" calcext:value-type="float">
            <text:p>13.25522</text:p>
          </table:table-cell>
          <table:table-cell office:value-type="float" office:value="12.25651" calcext:value-type="float">
            <text:p>12.25651</text:p>
          </table:table-cell>
          <table:table-cell office:value-type="float" office:value="8.238836" calcext:value-type="float">
            <text:p>8.238836</text:p>
          </table:table-cell>
          <table:table-cell office:value-type="float" office:value="3.824417" calcext:value-type="float">
            <text:p>3.824417</text:p>
          </table:table-cell>
          <table:table-cell office:value-type="float" office:value="2.149331" calcext:value-type="float">
            <text:p>2.149331</text:p>
          </table:table-cell>
          <table:table-cell office:value-type="float" office:value="5.408401" calcext:value-type="float">
            <text:p>5.408401</text:p>
          </table:table-cell>
          <table:table-cell office:value-type="float" office:value="3.70049" calcext:value-type="float">
            <text:p>3.70049</text:p>
          </table:table-cell>
          <table:table-cell office:value-type="float" office:value="0" calcext:value-type="float">
            <text:p>0</text:p>
          </table:table-cell>
          <table:table-cell office:value-type="float" office:value="-0.0002058426" calcext:value-type="float">
            <text:p>-0.00020584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9.679643" calcext:value-type="float">
            <text:p>9.679643</text:p>
          </table:table-cell>
          <table:table-cell office:value-type="float" office:value="455.5796" calcext:value-type="float">
            <text:p>455.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6664" calcext:value-type="float">
            <text:p>0.03896664</text:p>
          </table:table-cell>
          <table:table-cell office:value-type="float" office:value="8.240275" calcext:value-type="float">
            <text:p>8.240275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794909" calcext:value-type="float">
            <text:p>0.004794909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3598415" calcext:value-type="float">
            <text:p>0.3598415</text:p>
          </table:table-cell>
          <table:table-cell office:value-type="float" office:value="-0.0008066825" calcext:value-type="float">
            <text:p>-0.0008066825</text:p>
          </table:table-cell>
          <table:table-cell office:value-type="float" office:value="0.00009559888" calcext:value-type="float">
            <text:p>9.559888E-05</text:p>
          </table:table-cell>
          <table:table-cell office:value-type="float" office:value="0.0002850143" calcext:value-type="float">
            <text:p>0.0002850143</text:p>
          </table:table-cell>
          <table:table-cell office:value-type="float" office:value="8.040334" calcext:value-type="float">
            <text:p>8.040334</text:p>
          </table:table-cell>
          <table:table-cell office:value-type="float" office:value="0.004988271" calcext:value-type="float">
            <text:p>0.004988271</text:p>
          </table:table-cell>
          <table:table-cell office:value-type="float" office:value="0.02472038" calcext:value-type="float">
            <text:p>0.02472038</text:p>
          </table:table-cell>
          <table:table-cell office:value-type="float" office:value="0.024603" calcext:value-type="float">
            <text:p>0.024603</text:p>
          </table:table-cell>
          <table:table-cell office:value-type="float" office:value="0.02315812" calcext:value-type="float">
            <text:p>0.02315812</text:p>
          </table:table-cell>
          <table:table-cell office:value-type="float" office:value="0.01936273" calcext:value-type="float">
            <text:p>0.01936273</text:p>
          </table:table-cell>
          <table:table-cell office:value-type="float" office:value="0.02108248" calcext:value-type="float">
            <text:p>0.02108248</text:p>
          </table:table-cell>
          <table:table-cell office:value-type="float" office:value="0.02063376" calcext:value-type="float">
            <text:p>0.02063376</text:p>
          </table:table-cell>
          <table:table-cell office:value-type="float" office:value="0.01890181" calcext:value-type="float">
            <text:p>0.01890181</text:p>
          </table:table-cell>
          <table:table-cell office:value-type="float" office:value="2.051325" calcext:value-type="float">
            <text:p>2.051325</text:p>
          </table:table-cell>
          <table:table-cell office:value-type="float" office:value="7.356189" calcext:value-type="float">
            <text:p>7.356189</text:p>
          </table:table-cell>
          <table:table-cell office:value-type="float" office:value="13.21851" calcext:value-type="float">
            <text:p>13.21851</text:p>
          </table:table-cell>
          <table:table-cell office:value-type="float" office:value="12.296" calcext:value-type="float">
            <text:p>12.296</text:p>
          </table:table-cell>
          <table:table-cell office:value-type="float" office:value="8.15429" calcext:value-type="float">
            <text:p>8.15429</text:p>
          </table:table-cell>
          <table:table-cell office:value-type="float" office:value="3.814826" calcext:value-type="float">
            <text:p>3.814826</text:p>
          </table:table-cell>
          <table:table-cell office:value-type="float" office:value="2.164522" calcext:value-type="float">
            <text:p>2.164522</text:p>
          </table:table-cell>
          <table:table-cell office:value-type="float" office:value="5.396191" calcext:value-type="float">
            <text:p>5.396191</text:p>
          </table:table-cell>
          <table:table-cell office:value-type="float" office:value="3.658005" calcext:value-type="float">
            <text:p>3.658005</text:p>
          </table:table-cell>
          <table:table-cell office:value-type="float" office:value="0" calcext:value-type="float">
            <text:p>0</text:p>
          </table:table-cell>
          <table:table-cell office:value-type="float" office:value="-0.0002207823" calcext:value-type="float">
            <text:p>-0.00022078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9.682081" calcext:value-type="float">
            <text:p>9.682081</text:p>
          </table:table-cell>
          <table:table-cell office:value-type="float" office:value="455.5793" calcext:value-type="float">
            <text:p>455.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6017" calcext:value-type="float">
            <text:p>0.03886017</text:p>
          </table:table-cell>
          <table:table-cell office:value-type="float" office:value="8.23009" calcext:value-type="float">
            <text:p>8.23009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87269" calcext:value-type="float">
            <text:p>0.00487269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3666362" calcext:value-type="float">
            <text:p>0.3666362</text:p>
          </table:table-cell>
          <table:table-cell office:value-type="float" office:value="-0.0008128163" calcext:value-type="float">
            <text:p>-0.0008128163</text:p>
          </table:table-cell>
          <table:table-cell office:value-type="float" office:value="0.00009626593" calcext:value-type="float">
            <text:p>9.626593E-05</text:p>
          </table:table-cell>
          <table:table-cell office:value-type="float" office:value="0.0002906256" calcext:value-type="float">
            <text:p>0.0002906256</text:p>
          </table:table-cell>
          <table:table-cell office:value-type="float" office:value="8.046934" calcext:value-type="float">
            <text:p>8.046934</text:p>
          </table:table-cell>
          <table:table-cell office:value-type="float" office:value="0.004904049" calcext:value-type="float">
            <text:p>0.004904049</text:p>
          </table:table-cell>
          <table:table-cell office:value-type="float" office:value="0.02470187" calcext:value-type="float">
            <text:p>0.02470187</text:p>
          </table:table-cell>
          <table:table-cell office:value-type="float" office:value="0.02454964" calcext:value-type="float">
            <text:p>0.02454964</text:p>
          </table:table-cell>
          <table:table-cell office:value-type="float" office:value="0.02305874" calcext:value-type="float">
            <text:p>0.02305874</text:p>
          </table:table-cell>
          <table:table-cell office:value-type="float" office:value="0.01910963" calcext:value-type="float">
            <text:p>0.01910963</text:p>
          </table:table-cell>
          <table:table-cell office:value-type="float" office:value="0.02127679" calcext:value-type="float">
            <text:p>0.02127679</text:p>
          </table:table-cell>
          <table:table-cell office:value-type="float" office:value="0.02054491" calcext:value-type="float">
            <text:p>0.02054491</text:p>
          </table:table-cell>
          <table:table-cell office:value-type="float" office:value="0.01890085" calcext:value-type="float">
            <text:p>0.01890085</text:p>
          </table:table-cell>
          <table:table-cell office:value-type="float" office:value="1.85059" calcext:value-type="float">
            <text:p>1.85059</text:p>
          </table:table-cell>
          <table:table-cell office:value-type="float" office:value="7.363477" calcext:value-type="float">
            <text:p>7.363477</text:p>
          </table:table-cell>
          <table:table-cell office:value-type="float" office:value="13.20443" calcext:value-type="float">
            <text:p>13.20443</text:p>
          </table:table-cell>
          <table:table-cell office:value-type="float" office:value="12.33887" calcext:value-type="float">
            <text:p>12.33887</text:p>
          </table:table-cell>
          <table:table-cell office:value-type="float" office:value="8.072615" calcext:value-type="float">
            <text:p>8.072615</text:p>
          </table:table-cell>
          <table:table-cell office:value-type="float" office:value="3.880166" calcext:value-type="float">
            <text:p>3.880166</text:p>
          </table:table-cell>
          <table:table-cell office:value-type="float" office:value="2.141703" calcext:value-type="float">
            <text:p>2.141703</text:p>
          </table:table-cell>
          <table:table-cell office:value-type="float" office:value="5.388155" calcext:value-type="float">
            <text:p>5.388155</text:p>
          </table:table-cell>
          <table:table-cell office:value-type="float" office:value="3.548529" calcext:value-type="float">
            <text:p>3.548529</text:p>
          </table:table-cell>
          <table:table-cell office:value-type="float" office:value="0" calcext:value-type="float">
            <text:p>0</text:p>
          </table:table-cell>
          <table:table-cell office:value-type="float" office:value="-0.000245343" calcext:value-type="float">
            <text:p>-0.0002453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9.690212" calcext:value-type="float">
            <text:p>9.690212</text:p>
          </table:table-cell>
          <table:table-cell office:value-type="float" office:value="455.579" calcext:value-type="float">
            <text:p>455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0187" calcext:value-type="float">
            <text:p>0.03880187</text:p>
          </table:table-cell>
          <table:table-cell office:value-type="float" office:value="8.208723" calcext:value-type="float">
            <text:p>8.208723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4961049" calcext:value-type="float">
            <text:p>0.004961049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3788875" calcext:value-type="float">
            <text:p>0.3788875</text:p>
          </table:table-cell>
          <table:table-cell office:value-type="float" office:value="-0.0008352245" calcext:value-type="float">
            <text:p>-0.0008352245</text:p>
          </table:table-cell>
          <table:table-cell office:value-type="float" office:value="0.0000969428" calcext:value-type="float">
            <text:p>9.69428E-05</text:p>
          </table:table-cell>
          <table:table-cell office:value-type="float" office:value="0.0002974951" calcext:value-type="float">
            <text:p>0.0002974951</text:p>
          </table:table-cell>
          <table:table-cell office:value-type="float" office:value="8.059519" calcext:value-type="float">
            <text:p>8.059519</text:p>
          </table:table-cell>
          <table:table-cell office:value-type="float" office:value="0.005206027" calcext:value-type="float">
            <text:p>0.005206027</text:p>
          </table:table-cell>
          <table:table-cell office:value-type="float" office:value="0.02485581" calcext:value-type="float">
            <text:p>0.02485581</text:p>
          </table:table-cell>
          <table:table-cell office:value-type="float" office:value="0.02458836" calcext:value-type="float">
            <text:p>0.02458836</text:p>
          </table:table-cell>
          <table:table-cell office:value-type="float" office:value="0.02305904" calcext:value-type="float">
            <text:p>0.02305904</text:p>
          </table:table-cell>
          <table:table-cell office:value-type="float" office:value="0.0188711" calcext:value-type="float">
            <text:p>0.0188711</text:p>
          </table:table-cell>
          <table:table-cell office:value-type="float" office:value="0.0217616" calcext:value-type="float">
            <text:p>0.0217616</text:p>
          </table:table-cell>
          <table:table-cell office:value-type="float" office:value="0.02030491" calcext:value-type="float">
            <text:p>0.02030491</text:p>
          </table:table-cell>
          <table:table-cell office:value-type="float" office:value="0.01892307" calcext:value-type="float">
            <text:p>0.01892307</text:p>
          </table:table-cell>
          <table:table-cell office:value-type="float" office:value="1.372713" calcext:value-type="float">
            <text:p>1.372713</text:p>
          </table:table-cell>
          <table:table-cell office:value-type="float" office:value="7.283107" calcext:value-type="float">
            <text:p>7.283107</text:p>
          </table:table-cell>
          <table:table-cell office:value-type="float" office:value="13.21543" calcext:value-type="float">
            <text:p>13.21543</text:p>
          </table:table-cell>
          <table:table-cell office:value-type="float" office:value="12.36716" calcext:value-type="float">
            <text:p>12.36716</text:p>
          </table:table-cell>
          <table:table-cell office:value-type="float" office:value="7.990507" calcext:value-type="float">
            <text:p>7.990507</text:p>
          </table:table-cell>
          <table:table-cell office:value-type="float" office:value="3.946055" calcext:value-type="float">
            <text:p>3.946055</text:p>
          </table:table-cell>
          <table:table-cell office:value-type="float" office:value="2.049034" calcext:value-type="float">
            <text:p>2.049034</text:p>
          </table:table-cell>
          <table:table-cell office:value-type="float" office:value="5.381044" calcext:value-type="float">
            <text:p>5.381044</text:p>
          </table:table-cell>
          <table:table-cell office:value-type="float" office:value="3.491406" calcext:value-type="float">
            <text:p>3.491406</text:p>
          </table:table-cell>
          <table:table-cell office:value-type="float" office:value="0" calcext:value-type="float">
            <text:p>0</text:p>
          </table:table-cell>
          <table:table-cell office:value-type="float" office:value="-0.0002715916" calcext:value-type="float">
            <text:p>-0.00027159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9.697433" calcext:value-type="float">
            <text:p>9.697433</text:p>
          </table:table-cell>
          <table:table-cell office:value-type="float" office:value="455.5781" calcext:value-type="float">
            <text:p>455.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2146" calcext:value-type="float">
            <text:p>0.03872146</text:p>
          </table:table-cell>
          <table:table-cell office:value-type="float" office:value="8.185866" calcext:value-type="float">
            <text:p>8.185866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05679" calcext:value-type="float">
            <text:p>0.00505679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3942519" calcext:value-type="float">
            <text:p>0.3942519</text:p>
          </table:table-cell>
          <table:table-cell office:value-type="float" office:value="-0.0008474195" calcext:value-type="float">
            <text:p>-0.0008474195</text:p>
          </table:table-cell>
          <table:table-cell office:value-type="float" office:value="0.00009807359" calcext:value-type="float">
            <text:p>9.807359E-05</text:p>
          </table:table-cell>
          <table:table-cell office:value-type="float" office:value="0.0003021183" calcext:value-type="float">
            <text:p>0.0003021183</text:p>
          </table:table-cell>
          <table:table-cell office:value-type="float" office:value="8.066734" calcext:value-type="float">
            <text:p>8.066734</text:p>
          </table:table-cell>
          <table:table-cell office:value-type="float" office:value="0.004993625" calcext:value-type="float">
            <text:p>0.004993625</text:p>
          </table:table-cell>
          <table:table-cell office:value-type="float" office:value="0.02477293" calcext:value-type="float">
            <text:p>0.02477293</text:p>
          </table:table-cell>
          <table:table-cell office:value-type="float" office:value="0.02458611" calcext:value-type="float">
            <text:p>0.02458611</text:p>
          </table:table-cell>
          <table:table-cell office:value-type="float" office:value="0.02305108" calcext:value-type="float">
            <text:p>0.02305108</text:p>
          </table:table-cell>
          <table:table-cell office:value-type="float" office:value="0.01866426" calcext:value-type="float">
            <text:p>0.01866426</text:p>
          </table:table-cell>
          <table:table-cell office:value-type="float" office:value="0.02164575" calcext:value-type="float">
            <text:p>0.02164575</text:p>
          </table:table-cell>
          <table:table-cell office:value-type="float" office:value="0.0203247" calcext:value-type="float">
            <text:p>0.0203247</text:p>
          </table:table-cell>
          <table:table-cell office:value-type="float" office:value="0.01892833" calcext:value-type="float">
            <text:p>0.01892833</text:p>
          </table:table-cell>
          <table:table-cell office:value-type="float" office:value="1.338712" calcext:value-type="float">
            <text:p>1.338712</text:p>
          </table:table-cell>
          <table:table-cell office:value-type="float" office:value="7.17062" calcext:value-type="float">
            <text:p>7.17062</text:p>
          </table:table-cell>
          <table:table-cell office:value-type="float" office:value="13.17438" calcext:value-type="float">
            <text:p>13.17438</text:p>
          </table:table-cell>
          <table:table-cell office:value-type="float" office:value="12.38466" calcext:value-type="float">
            <text:p>12.38466</text:p>
          </table:table-cell>
          <table:table-cell office:value-type="float" office:value="7.917694" calcext:value-type="float">
            <text:p>7.917694</text:p>
          </table:table-cell>
          <table:table-cell office:value-type="float" office:value="3.8664" calcext:value-type="float">
            <text:p>3.8664</text:p>
          </table:table-cell>
          <table:table-cell office:value-type="float" office:value="2.024818" calcext:value-type="float">
            <text:p>2.024818</text:p>
          </table:table-cell>
          <table:table-cell office:value-type="float" office:value="5.36977" calcext:value-type="float">
            <text:p>5.36977</text:p>
          </table:table-cell>
          <table:table-cell office:value-type="float" office:value="3.452445" calcext:value-type="float">
            <text:p>3.452445</text:p>
          </table:table-cell>
          <table:table-cell office:value-type="float" office:value="0" calcext:value-type="float">
            <text:p>0</text:p>
          </table:table-cell>
          <table:table-cell office:value-type="float" office:value="-0.0002850323" calcext:value-type="float">
            <text:p>-0.00028503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9.696193" calcext:value-type="float">
            <text:p>9.696193</text:p>
          </table:table-cell>
          <table:table-cell office:value-type="float" office:value="455.5768" calcext:value-type="float">
            <text:p>455.5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2728" calcext:value-type="float">
            <text:p>0.03862728</text:p>
          </table:table-cell>
          <table:table-cell office:value-type="float" office:value="8.173779" calcext:value-type="float">
            <text:p>8.173779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147894" calcext:value-type="float">
            <text:p>0.005147894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077163" calcext:value-type="float">
            <text:p>0.4077163</text:p>
          </table:table-cell>
          <table:table-cell office:value-type="float" office:value="-0.0008577011" calcext:value-type="float">
            <text:p>-0.0008577011</text:p>
          </table:table-cell>
          <table:table-cell office:value-type="float" office:value="0.00009906264" calcext:value-type="float">
            <text:p>9.906264E-05</text:p>
          </table:table-cell>
          <table:table-cell office:value-type="float" office:value="0.0003052626" calcext:value-type="float">
            <text:p>0.0003052626</text:p>
          </table:table-cell>
          <table:table-cell office:value-type="float" office:value="8.063288" calcext:value-type="float">
            <text:p>8.063288</text:p>
          </table:table-cell>
          <table:table-cell office:value-type="float" office:value="0.004928088" calcext:value-type="float">
            <text:p>0.004928088</text:p>
          </table:table-cell>
          <table:table-cell office:value-type="float" office:value="0.0247609" calcext:value-type="float">
            <text:p>0.0247609</text:p>
          </table:table-cell>
          <table:table-cell office:value-type="float" office:value="0.02440737" calcext:value-type="float">
            <text:p>0.02440737</text:p>
          </table:table-cell>
          <table:table-cell office:value-type="float" office:value="0.02296956" calcext:value-type="float">
            <text:p>0.02296956</text:p>
          </table:table-cell>
          <table:table-cell office:value-type="float" office:value="0.01847254" calcext:value-type="float">
            <text:p>0.01847254</text:p>
          </table:table-cell>
          <table:table-cell office:value-type="float" office:value="0.02147342" calcext:value-type="float">
            <text:p>0.02147342</text:p>
          </table:table-cell>
          <table:table-cell office:value-type="float" office:value="0.02037259" calcext:value-type="float">
            <text:p>0.02037259</text:p>
          </table:table-cell>
          <table:table-cell office:value-type="float" office:value="0.01891665" calcext:value-type="float">
            <text:p>0.01891665</text:p>
          </table:table-cell>
          <table:table-cell office:value-type="float" office:value="1.931148" calcext:value-type="float">
            <text:p>1.931148</text:p>
          </table:table-cell>
          <table:table-cell office:value-type="float" office:value="7.222548" calcext:value-type="float">
            <text:p>7.222548</text:p>
          </table:table-cell>
          <table:table-cell office:value-type="float" office:value="13.10372" calcext:value-type="float">
            <text:p>13.10372</text:p>
          </table:table-cell>
          <table:table-cell office:value-type="float" office:value="12.39986" calcext:value-type="float">
            <text:p>12.39986</text:p>
          </table:table-cell>
          <table:table-cell office:value-type="float" office:value="7.845737" calcext:value-type="float">
            <text:p>7.845737</text:p>
          </table:table-cell>
          <table:table-cell office:value-type="float" office:value="3.810029" calcext:value-type="float">
            <text:p>3.810029</text:p>
          </table:table-cell>
          <table:table-cell office:value-type="float" office:value="2.013169" calcext:value-type="float">
            <text:p>2.013169</text:p>
          </table:table-cell>
          <table:table-cell office:value-type="float" office:value="5.354893" calcext:value-type="float">
            <text:p>5.354893</text:p>
          </table:table-cell>
          <table:table-cell office:value-type="float" office:value="3.425537" calcext:value-type="float">
            <text:p>3.425537</text:p>
          </table:table-cell>
          <table:table-cell office:value-type="float" office:value="0" calcext:value-type="float">
            <text:p>0</text:p>
          </table:table-cell>
          <table:table-cell office:value-type="float" office:value="-0.0002937657" calcext:value-type="float">
            <text:p>-0.00029376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9.701264" calcext:value-type="float">
            <text:p>9.701264</text:p>
          </table:table-cell>
          <table:table-cell office:value-type="float" office:value="455.5757" calcext:value-type="float">
            <text:p>455.5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2833" calcext:value-type="float">
            <text:p>0.03852833</text:p>
          </table:table-cell>
          <table:table-cell office:value-type="float" office:value="8.158042" calcext:value-type="float">
            <text:p>8.158042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232348" calcext:value-type="float">
            <text:p>0.005232348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183722" calcext:value-type="float">
            <text:p>0.4183722</text:p>
          </table:table-cell>
          <table:table-cell office:value-type="float" office:value="-0.0008685294" calcext:value-type="float">
            <text:p>-0.0008685294</text:p>
          </table:table-cell>
          <table:table-cell office:value-type="float" office:value="0.0001000614" calcext:value-type="float">
            <text:p>0.0001000614</text:p>
          </table:table-cell>
          <table:table-cell office:value-type="float" office:value="0.0003086963" calcext:value-type="float">
            <text:p>0.0003086963</text:p>
          </table:table-cell>
          <table:table-cell office:value-type="float" office:value="8.066713" calcext:value-type="float">
            <text:p>8.066713</text:p>
          </table:table-cell>
          <table:table-cell office:value-type="float" office:value="0.004885059" calcext:value-type="float">
            <text:p>0.004885059</text:p>
          </table:table-cell>
          <table:table-cell office:value-type="float" office:value="0.02473848" calcext:value-type="float">
            <text:p>0.02473848</text:p>
          </table:table-cell>
          <table:table-cell office:value-type="float" office:value="0.02421308" calcext:value-type="float">
            <text:p>0.02421308</text:p>
          </table:table-cell>
          <table:table-cell office:value-type="float" office:value="0.02280134" calcext:value-type="float">
            <text:p>0.02280134</text:p>
          </table:table-cell>
          <table:table-cell office:value-type="float" office:value="0.01828261" calcext:value-type="float">
            <text:p>0.01828261</text:p>
          </table:table-cell>
          <table:table-cell office:value-type="float" office:value="0.02131466" calcext:value-type="float">
            <text:p>0.02131466</text:p>
          </table:table-cell>
          <table:table-cell office:value-type="float" office:value="0.02044811" calcext:value-type="float">
            <text:p>0.02044811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1.93741" calcext:value-type="float">
            <text:p>1.93741</text:p>
          </table:table-cell>
          <table:table-cell office:value-type="float" office:value="7.217086" calcext:value-type="float">
            <text:p>7.217086</text:p>
          </table:table-cell>
          <table:table-cell office:value-type="float" office:value="13.05489" calcext:value-type="float">
            <text:p>13.05489</text:p>
          </table:table-cell>
          <table:table-cell office:value-type="float" office:value="12.41533" calcext:value-type="float">
            <text:p>12.41533</text:p>
          </table:table-cell>
          <table:table-cell office:value-type="float" office:value="7.782886" calcext:value-type="float">
            <text:p>7.782886</text:p>
          </table:table-cell>
          <table:table-cell office:value-type="float" office:value="3.784512" calcext:value-type="float">
            <text:p>3.784512</text:p>
          </table:table-cell>
          <table:table-cell office:value-type="float" office:value="2.012281" calcext:value-type="float">
            <text:p>2.012281</text:p>
          </table:table-cell>
          <table:table-cell office:value-type="float" office:value="5.339035" calcext:value-type="float">
            <text:p>5.339035</text:p>
          </table:table-cell>
          <table:table-cell office:value-type="float" office:value="3.398475" calcext:value-type="float">
            <text:p>3.398475</text:p>
          </table:table-cell>
          <table:table-cell office:value-type="float" office:value="0" calcext:value-type="float">
            <text:p>0</text:p>
          </table:table-cell>
          <table:table-cell office:value-type="float" office:value="-0.0003040566" calcext:value-type="float">
            <text:p>-0.00030405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9.707732" calcext:value-type="float">
            <text:p>9.707732</text:p>
          </table:table-cell>
          <table:table-cell office:value-type="float" office:value="455.5744" calcext:value-type="float">
            <text:p>455.5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3382" calcext:value-type="float">
            <text:p>0.03843382</text:p>
          </table:table-cell>
          <table:table-cell office:value-type="float" office:value="8.144297" calcext:value-type="float">
            <text:p>8.144297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309277" calcext:value-type="float">
            <text:p>0.005309277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258597" calcext:value-type="float">
            <text:p>0.4258597</text:p>
          </table:table-cell>
          <table:table-cell office:value-type="float" office:value="-0.0008774889" calcext:value-type="float">
            <text:p>-0.0008774889</text:p>
          </table:table-cell>
          <table:table-cell office:value-type="float" office:value="0.0001010269" calcext:value-type="float">
            <text:p>0.0001010269</text:p>
          </table:table-cell>
          <table:table-cell office:value-type="float" office:value="0.0003115934" calcext:value-type="float">
            <text:p>0.0003115934</text:p>
          </table:table-cell>
          <table:table-cell office:value-type="float" office:value="8.070752" calcext:value-type="float">
            <text:p>8.070752</text:p>
          </table:table-cell>
          <table:table-cell office:value-type="float" office:value="0.004898298" calcext:value-type="float">
            <text:p>0.004898298</text:p>
          </table:table-cell>
          <table:table-cell office:value-type="float" office:value="0.0247254" calcext:value-type="float">
            <text:p>0.0247254</text:p>
          </table:table-cell>
          <table:table-cell office:value-type="float" office:value="0.02402839" calcext:value-type="float">
            <text:p>0.02402839</text:p>
          </table:table-cell>
          <table:table-cell office:value-type="float" office:value="0.02256295" calcext:value-type="float">
            <text:p>0.02256295</text:p>
          </table:table-cell>
          <table:table-cell office:value-type="float" office:value="0.01808389" calcext:value-type="float">
            <text:p>0.01808389</text:p>
          </table:table-cell>
          <table:table-cell office:value-type="float" office:value="0.0212159" calcext:value-type="float">
            <text:p>0.0212159</text:p>
          </table:table-cell>
          <table:table-cell office:value-type="float" office:value="0.02055929" calcext:value-type="float">
            <text:p>0.02055929</text:p>
          </table:table-cell>
          <table:table-cell office:value-type="float" office:value="0.01887296" calcext:value-type="float">
            <text:p>0.01887296</text:p>
          </table:table-cell>
          <table:table-cell office:value-type="float" office:value="1.864109" calcext:value-type="float">
            <text:p>1.864109</text:p>
          </table:table-cell>
          <table:table-cell office:value-type="float" office:value="7.190648" calcext:value-type="float">
            <text:p>7.190648</text:p>
          </table:table-cell>
          <table:table-cell office:value-type="float" office:value="13.00693" calcext:value-type="float">
            <text:p>13.00693</text:p>
          </table:table-cell>
          <table:table-cell office:value-type="float" office:value="12.42459" calcext:value-type="float">
            <text:p>12.42459</text:p>
          </table:table-cell>
          <table:table-cell office:value-type="float" office:value="7.725794" calcext:value-type="float">
            <text:p>7.725794</text:p>
          </table:table-cell>
          <table:table-cell office:value-type="float" office:value="3.789361" calcext:value-type="float">
            <text:p>3.789361</text:p>
          </table:table-cell>
          <table:table-cell office:value-type="float" office:value="2.022962" calcext:value-type="float">
            <text:p>2.022962</text:p>
          </table:table-cell>
          <table:table-cell office:value-type="float" office:value="5.323563" calcext:value-type="float">
            <text:p>5.323563</text:p>
          </table:table-cell>
          <table:table-cell office:value-type="float" office:value="3.373855" calcext:value-type="float">
            <text:p>3.373855</text:p>
          </table:table-cell>
          <table:table-cell office:value-type="float" office:value="0" calcext:value-type="float">
            <text:p>0</text:p>
          </table:table-cell>
          <table:table-cell office:value-type="float" office:value="-0.0003124634" calcext:value-type="float">
            <text:p>-0.00031246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9.708922" calcext:value-type="float">
            <text:p>9.708922</text:p>
          </table:table-cell>
          <table:table-cell office:value-type="float" office:value="455.5731" calcext:value-type="float">
            <text:p>455.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34001" calcext:value-type="float">
            <text:p>0.03834001</text:p>
          </table:table-cell>
          <table:table-cell office:value-type="float" office:value="8.138041" calcext:value-type="float">
            <text:p>8.138041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383627" calcext:value-type="float">
            <text:p>0.005383627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312595" calcext:value-type="float">
            <text:p>0.4312595</text:p>
          </table:table-cell>
          <table:table-cell office:value-type="float" office:value="-0.0008858646" calcext:value-type="float">
            <text:p>-0.0008858646</text:p>
          </table:table-cell>
          <table:table-cell office:value-type="float" office:value="0.0001019555" calcext:value-type="float">
            <text:p>0.0001019555</text:p>
          </table:table-cell>
          <table:table-cell office:value-type="float" office:value="0.0003141156" calcext:value-type="float">
            <text:p>0.0003141156</text:p>
          </table:table-cell>
          <table:table-cell office:value-type="float" office:value="8.069008" calcext:value-type="float">
            <text:p>8.069008</text:p>
          </table:table-cell>
          <table:table-cell office:value-type="float" office:value="0.004925617" calcext:value-type="float">
            <text:p>0.004925617</text:p>
          </table:table-cell>
          <table:table-cell office:value-type="float" office:value="0.02477048" calcext:value-type="float">
            <text:p>0.02477048</text:p>
          </table:table-cell>
          <table:table-cell office:value-type="float" office:value="0.02385306" calcext:value-type="float">
            <text:p>0.02385306</text:p>
          </table:table-cell>
          <table:table-cell office:value-type="float" office:value="0.02224973" calcext:value-type="float">
            <text:p>0.02224973</text:p>
          </table:table-cell>
          <table:table-cell office:value-type="float" office:value="0.01786408" calcext:value-type="float">
            <text:p>0.01786408</text:p>
          </table:table-cell>
          <table:table-cell office:value-type="float" office:value="0.02112128" calcext:value-type="float">
            <text:p>0.02112128</text:p>
          </table:table-cell>
          <table:table-cell office:value-type="float" office:value="0.02066781" calcext:value-type="float">
            <text:p>0.02066781</text:p>
          </table:table-cell>
          <table:table-cell office:value-type="float" office:value="0.0188632" calcext:value-type="float">
            <text:p>0.0188632</text:p>
          </table:table-cell>
          <table:table-cell office:value-type="float" office:value="2.131331" calcext:value-type="float">
            <text:p>2.131331</text:p>
          </table:table-cell>
          <table:table-cell office:value-type="float" office:value="7.197847" calcext:value-type="float">
            <text:p>7.197847</text:p>
          </table:table-cell>
          <table:table-cell office:value-type="float" office:value="12.95835" calcext:value-type="float">
            <text:p>12.95835</text:p>
          </table:table-cell>
          <table:table-cell office:value-type="float" office:value="12.42879" calcext:value-type="float">
            <text:p>12.42879</text:p>
          </table:table-cell>
          <table:table-cell office:value-type="float" office:value="7.676085" calcext:value-type="float">
            <text:p>7.676085</text:p>
          </table:table-cell>
          <table:table-cell office:value-type="float" office:value="3.79737" calcext:value-type="float">
            <text:p>3.79737</text:p>
          </table:table-cell>
          <table:table-cell office:value-type="float" office:value="2.035521" calcext:value-type="float">
            <text:p>2.035521</text:p>
          </table:table-cell>
          <table:table-cell office:value-type="float" office:value="5.315192" calcext:value-type="float">
            <text:p>5.315192</text:p>
          </table:table-cell>
          <table:table-cell office:value-type="float" office:value="3.351812" calcext:value-type="float">
            <text:p>3.351812</text:p>
          </table:table-cell>
          <table:table-cell office:value-type="float" office:value="0" calcext:value-type="float">
            <text:p>0</text:p>
          </table:table-cell>
          <table:table-cell office:value-type="float" office:value="-0.0003195926" calcext:value-type="float">
            <text:p>-0.00031959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9.713364" calcext:value-type="float">
            <text:p>9.713364</text:p>
          </table:table-cell>
          <table:table-cell office:value-type="float" office:value="455.5721" calcext:value-type="float">
            <text:p>455.5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4116" calcext:value-type="float">
            <text:p>0.03824116</text:p>
          </table:table-cell>
          <table:table-cell office:value-type="float" office:value="8.128752" calcext:value-type="float">
            <text:p>8.128752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457113" calcext:value-type="float">
            <text:p>0.005457113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360653" calcext:value-type="float">
            <text:p>0.4360653</text:p>
          </table:table-cell>
          <table:table-cell office:value-type="float" office:value="-0.0008984819" calcext:value-type="float">
            <text:p>-0.0008984819</text:p>
          </table:table-cell>
          <table:table-cell office:value-type="float" office:value="0.0001029056" calcext:value-type="float">
            <text:p>0.0001029056</text:p>
          </table:table-cell>
          <table:table-cell office:value-type="float" office:value="0.0003173812" calcext:value-type="float">
            <text:p>0.0003173812</text:p>
          </table:table-cell>
          <table:table-cell office:value-type="float" office:value="8.071676" calcext:value-type="float">
            <text:p>8.071676</text:p>
          </table:table-cell>
          <table:table-cell office:value-type="float" office:value="0.004908104" calcext:value-type="float">
            <text:p>0.004908104</text:p>
          </table:table-cell>
          <table:table-cell office:value-type="float" office:value="0.02463192" calcext:value-type="float">
            <text:p>0.02463192</text:p>
          </table:table-cell>
          <table:table-cell office:value-type="float" office:value="0.02371329" calcext:value-type="float">
            <text:p>0.02371329</text:p>
          </table:table-cell>
          <table:table-cell office:value-type="float" office:value="0.02190502" calcext:value-type="float">
            <text:p>0.02190502</text:p>
          </table:table-cell>
          <table:table-cell office:value-type="float" office:value="0.01761637" calcext:value-type="float">
            <text:p>0.01761637</text:p>
          </table:table-cell>
          <table:table-cell office:value-type="float" office:value="0.02103512" calcext:value-type="float">
            <text:p>0.02103512</text:p>
          </table:table-cell>
          <table:table-cell office:value-type="float" office:value="0.02076917" calcext:value-type="float">
            <text:p>0.02076917</text:p>
          </table:table-cell>
          <table:table-cell office:value-type="float" office:value="0.01885506" calcext:value-type="float">
            <text:p>0.01885506</text:p>
          </table:table-cell>
          <table:table-cell office:value-type="float" office:value="2.077262" calcext:value-type="float">
            <text:p>2.077262</text:p>
          </table:table-cell>
          <table:table-cell office:value-type="float" office:value="7.151221" calcext:value-type="float">
            <text:p>7.151221</text:p>
          </table:table-cell>
          <table:table-cell office:value-type="float" office:value="12.92754" calcext:value-type="float">
            <text:p>12.92754</text:p>
          </table:table-cell>
          <table:table-cell office:value-type="float" office:value="12.42727" calcext:value-type="float">
            <text:p>12.42727</text:p>
          </table:table-cell>
          <table:table-cell office:value-type="float" office:value="7.633821" calcext:value-type="float">
            <text:p>7.633821</text:p>
          </table:table-cell>
          <table:table-cell office:value-type="float" office:value="3.810713" calcext:value-type="float">
            <text:p>3.810713</text:p>
          </table:table-cell>
          <table:table-cell office:value-type="float" office:value="2.04852" calcext:value-type="float">
            <text:p>2.04852</text:p>
          </table:table-cell>
          <table:table-cell office:value-type="float" office:value="5.308156" calcext:value-type="float">
            <text:p>5.308156</text:p>
          </table:table-cell>
          <table:table-cell office:value-type="float" office:value="3.329674" calcext:value-type="float">
            <text:p>3.329674</text:p>
          </table:table-cell>
          <table:table-cell office:value-type="float" office:value="0" calcext:value-type="float">
            <text:p>0</text:p>
          </table:table-cell>
          <table:table-cell office:value-type="float" office:value="-0.000330135" calcext:value-type="float">
            <text:p>-0.0003301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9.716552" calcext:value-type="float">
            <text:p>9.716552</text:p>
          </table:table-cell>
          <table:table-cell office:value-type="float" office:value="455.5714" calcext:value-type="float">
            <text:p>455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4764" calcext:value-type="float">
            <text:p>0.03814764</text:p>
          </table:table-cell>
          <table:table-cell office:value-type="float" office:value="8.120628" calcext:value-type="float">
            <text:p>8.120628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530046" calcext:value-type="float">
            <text:p>0.005530046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405443" calcext:value-type="float">
            <text:p>0.4405443</text:p>
          </table:table-cell>
          <table:table-cell office:value-type="float" office:value="-0.0009128555" calcext:value-type="float">
            <text:p>-0.0009128555</text:p>
          </table:table-cell>
          <table:table-cell office:value-type="float" office:value="0.0001039106" calcext:value-type="float">
            <text:p>0.0001039106</text:p>
          </table:table-cell>
          <table:table-cell office:value-type="float" office:value="0.0003215343" calcext:value-type="float">
            <text:p>0.0003215343</text:p>
          </table:table-cell>
          <table:table-cell office:value-type="float" office:value="8.07487" calcext:value-type="float">
            <text:p>8.07487</text:p>
          </table:table-cell>
          <table:table-cell office:value-type="float" office:value="0.004924837" calcext:value-type="float">
            <text:p>0.004924837</text:p>
          </table:table-cell>
          <table:table-cell office:value-type="float" office:value="0.02449288" calcext:value-type="float">
            <text:p>0.02449288</text:p>
          </table:table-cell>
          <table:table-cell office:value-type="float" office:value="0.0236195" calcext:value-type="float">
            <text:p>0.0236195</text:p>
          </table:table-cell>
          <table:table-cell office:value-type="float" office:value="0.02162782" calcext:value-type="float">
            <text:p>0.02162782</text:p>
          </table:table-cell>
          <table:table-cell office:value-type="float" office:value="0.01735459" calcext:value-type="float">
            <text:p>0.01735459</text:p>
          </table:table-cell>
          <table:table-cell office:value-type="float" office:value="0.02094783" calcext:value-type="float">
            <text:p>0.02094783</text:p>
          </table:table-cell>
          <table:table-cell office:value-type="float" office:value="0.02086179" calcext:value-type="float">
            <text:p>0.02086179</text:p>
          </table:table-cell>
          <table:table-cell office:value-type="float" office:value="0.01884662" calcext:value-type="float">
            <text:p>0.01884662</text:p>
          </table:table-cell>
          <table:table-cell office:value-type="float" office:value="2.026504" calcext:value-type="float">
            <text:p>2.026504</text:p>
          </table:table-cell>
          <table:table-cell office:value-type="float" office:value="7.081805" calcext:value-type="float">
            <text:p>7.081805</text:p>
          </table:table-cell>
          <table:table-cell office:value-type="float" office:value="12.90615" calcext:value-type="float">
            <text:p>12.90615</text:p>
          </table:table-cell>
          <table:table-cell office:value-type="float" office:value="12.4331" calcext:value-type="float">
            <text:p>12.4331</text:p>
          </table:table-cell>
          <table:table-cell office:value-type="float" office:value="7.592975" calcext:value-type="float">
            <text:p>7.592975</text:p>
          </table:table-cell>
          <table:table-cell office:value-type="float" office:value="3.826131" calcext:value-type="float">
            <text:p>3.826131</text:p>
          </table:table-cell>
          <table:table-cell office:value-type="float" office:value="2.061596" calcext:value-type="float">
            <text:p>2.061596</text:p>
          </table:table-cell>
          <table:table-cell office:value-type="float" office:value="5.301409" calcext:value-type="float">
            <text:p>5.301409</text:p>
          </table:table-cell>
          <table:table-cell office:value-type="float" office:value="3.305423" calcext:value-type="float">
            <text:p>3.305423</text:p>
          </table:table-cell>
          <table:table-cell office:value-type="float" office:value="0" calcext:value-type="float">
            <text:p>0</text:p>
          </table:table-cell>
          <table:table-cell office:value-type="float" office:value="-0.0003449955" calcext:value-type="float">
            <text:p>-0.00034499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9.718779" calcext:value-type="float">
            <text:p>9.718779</text:p>
          </table:table-cell>
          <table:table-cell office:value-type="float" office:value="455.5712" calcext:value-type="float">
            <text:p>455.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6372" calcext:value-type="float">
            <text:p>0.03806372</text:p>
          </table:table-cell>
          <table:table-cell office:value-type="float" office:value="8.113357" calcext:value-type="float">
            <text:p>8.113357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602446" calcext:value-type="float">
            <text:p>0.005602446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447022" calcext:value-type="float">
            <text:p>0.4447022</text:p>
          </table:table-cell>
          <table:table-cell office:value-type="float" office:value="-0.0009250253" calcext:value-type="float">
            <text:p>-0.0009250253</text:p>
          </table:table-cell>
          <table:table-cell office:value-type="float" office:value="0.0001049863" calcext:value-type="float">
            <text:p>0.0001049863</text:p>
          </table:table-cell>
          <table:table-cell office:value-type="float" office:value="0.0003267446" calcext:value-type="float">
            <text:p>0.0003267446</text:p>
          </table:table-cell>
          <table:table-cell office:value-type="float" office:value="8.079675" calcext:value-type="float">
            <text:p>8.079675</text:p>
          </table:table-cell>
          <table:table-cell office:value-type="float" office:value="0.00498495" calcext:value-type="float">
            <text:p>0.00498495</text:p>
          </table:table-cell>
          <table:table-cell office:value-type="float" office:value="0.02444061" calcext:value-type="float">
            <text:p>0.02444061</text:p>
          </table:table-cell>
          <table:table-cell office:value-type="float" office:value="0.02357043" calcext:value-type="float">
            <text:p>0.02357043</text:p>
          </table:table-cell>
          <table:table-cell office:value-type="float" office:value="0.02143968" calcext:value-type="float">
            <text:p>0.02143968</text:p>
          </table:table-cell>
          <table:table-cell office:value-type="float" office:value="0.01710222" calcext:value-type="float">
            <text:p>0.01710222</text:p>
          </table:table-cell>
          <table:table-cell office:value-type="float" office:value="0.0208614" calcext:value-type="float">
            <text:p>0.0208614</text:p>
          </table:table-cell>
          <table:table-cell office:value-type="float" office:value="0.02094519" calcext:value-type="float">
            <text:p>0.02094519</text:p>
          </table:table-cell>
          <table:table-cell office:value-type="float" office:value="0.01883798" calcext:value-type="float">
            <text:p>0.01883798</text:p>
          </table:table-cell>
          <table:table-cell office:value-type="float" office:value="1.958552" calcext:value-type="float">
            <text:p>1.958552</text:p>
          </table:table-cell>
          <table:table-cell office:value-type="float" office:value="7.019222" calcext:value-type="float">
            <text:p>7.019222</text:p>
          </table:table-cell>
          <table:table-cell office:value-type="float" office:value="12.89089" calcext:value-type="float">
            <text:p>12.89089</text:p>
          </table:table-cell>
          <table:table-cell office:value-type="float" office:value="12.4379" calcext:value-type="float">
            <text:p>12.4379</text:p>
          </table:table-cell>
          <table:table-cell office:value-type="float" office:value="7.556189" calcext:value-type="float">
            <text:p>7.556189</text:p>
          </table:table-cell>
          <table:table-cell office:value-type="float" office:value="3.843961" calcext:value-type="float">
            <text:p>3.843961</text:p>
          </table:table-cell>
          <table:table-cell office:value-type="float" office:value="2.076329" calcext:value-type="float">
            <text:p>2.076329</text:p>
          </table:table-cell>
          <table:table-cell office:value-type="float" office:value="5.294298" calcext:value-type="float">
            <text:p>5.294298</text:p>
          </table:table-cell>
          <table:table-cell office:value-type="float" office:value="3.278149" calcext:value-type="float">
            <text:p>3.278149</text:p>
          </table:table-cell>
          <table:table-cell office:value-type="float" office:value="0" calcext:value-type="float">
            <text:p>0</text:p>
          </table:table-cell>
          <table:table-cell office:value-type="float" office:value="-0.0003649209" calcext:value-type="float">
            <text:p>-0.00036492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9.718741" calcext:value-type="float">
            <text:p>9.718741</text:p>
          </table:table-cell>
          <table:table-cell office:value-type="float" office:value="455.5716" calcext:value-type="float">
            <text:p>455.5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9583" calcext:value-type="float">
            <text:p>0.03799583</text:p>
          </table:table-cell>
          <table:table-cell office:value-type="float" office:value="8.103032" calcext:value-type="float">
            <text:p>8.103032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683661" calcext:value-type="float">
            <text:p>0.005683661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533929" calcext:value-type="float">
            <text:p>0.4533929</text:p>
          </table:table-cell>
          <table:table-cell office:value-type="float" office:value="-0.0009339469" calcext:value-type="float">
            <text:p>-0.0009339469</text:p>
          </table:table-cell>
          <table:table-cell office:value-type="float" office:value="0.0001039467" calcext:value-type="float">
            <text:p>0.0001039467</text:p>
          </table:table-cell>
          <table:table-cell office:value-type="float" office:value="0.0003339298" calcext:value-type="float">
            <text:p>0.0003339298</text:p>
          </table:table-cell>
          <table:table-cell office:value-type="float" office:value="8.090563" calcext:value-type="float">
            <text:p>8.090563</text:p>
          </table:table-cell>
          <table:table-cell office:value-type="float" office:value="0.005148868" calcext:value-type="float">
            <text:p>0.005148868</text:p>
          </table:table-cell>
          <table:table-cell office:value-type="float" office:value="0.02448409" calcext:value-type="float">
            <text:p>0.02448409</text:p>
          </table:table-cell>
          <table:table-cell office:value-type="float" office:value="0.02358063" calcext:value-type="float">
            <text:p>0.02358063</text:p>
          </table:table-cell>
          <table:table-cell office:value-type="float" office:value="0.02141752" calcext:value-type="float">
            <text:p>0.02141752</text:p>
          </table:table-cell>
          <table:table-cell office:value-type="float" office:value="0.0168793" calcext:value-type="float">
            <text:p>0.0168793</text:p>
          </table:table-cell>
          <table:table-cell office:value-type="float" office:value="0.02204812" calcext:value-type="float">
            <text:p>0.02204812</text:p>
          </table:table-cell>
          <table:table-cell office:value-type="float" office:value="0.0202674" calcext:value-type="float">
            <text:p>0.0202674</text:p>
          </table:table-cell>
          <table:table-cell office:value-type="float" office:value="0.01885864" calcext:value-type="float">
            <text:p>0.01885864</text:p>
          </table:table-cell>
          <table:table-cell office:value-type="float" office:value="1.727997" calcext:value-type="float">
            <text:p>1.727997</text:p>
          </table:table-cell>
          <table:table-cell office:value-type="float" office:value="6.975484" calcext:value-type="float">
            <text:p>6.975484</text:p>
          </table:table-cell>
          <table:table-cell office:value-type="float" office:value="12.89031" calcext:value-type="float">
            <text:p>12.89031</text:p>
          </table:table-cell>
          <table:table-cell office:value-type="float" office:value="12.43995" calcext:value-type="float">
            <text:p>12.43995</text:p>
          </table:table-cell>
          <table:table-cell office:value-type="float" office:value="7.51885" calcext:value-type="float">
            <text:p>7.51885</text:p>
          </table:table-cell>
          <table:table-cell office:value-type="float" office:value="4.101271" calcext:value-type="float">
            <text:p>4.101271</text:p>
          </table:table-cell>
          <table:table-cell office:value-type="float" office:value="1.909022" calcext:value-type="float">
            <text:p>1.909022</text:p>
          </table:table-cell>
          <table:table-cell office:value-type="float" office:value="5.287336" calcext:value-type="float">
            <text:p>5.287336</text:p>
          </table:table-cell>
          <table:table-cell office:value-type="float" office:value="3.192633" calcext:value-type="float">
            <text:p>3.192633</text:p>
          </table:table-cell>
          <table:table-cell office:value-type="float" office:value="0" calcext:value-type="float">
            <text:p>0</text:p>
          </table:table-cell>
          <table:table-cell office:value-type="float" office:value="-0.0004009232" calcext:value-type="float">
            <text:p>-0.00040092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9.721586" calcext:value-type="float">
            <text:p>9.721586</text:p>
          </table:table-cell>
          <table:table-cell office:value-type="float" office:value="455.5718" calcext:value-type="float">
            <text:p>455.5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5473" calcext:value-type="float">
            <text:p>0.03795473</text:p>
          </table:table-cell>
          <table:table-cell office:value-type="float" office:value="8.080745" calcext:value-type="float">
            <text:p>8.080745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788324" calcext:value-type="float">
            <text:p>0.005788324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712835" calcext:value-type="float">
            <text:p>0.4712835</text:p>
          </table:table-cell>
          <table:table-cell office:value-type="float" office:value="-0.0009426338" calcext:value-type="float">
            <text:p>-0.0009426338</text:p>
          </table:table-cell>
          <table:table-cell office:value-type="float" office:value="0.0001049049" calcext:value-type="float">
            <text:p>0.0001049049</text:p>
          </table:table-cell>
          <table:table-cell office:value-type="float" office:value="0.0003417433" calcext:value-type="float">
            <text:p>0.0003417433</text:p>
          </table:table-cell>
          <table:table-cell office:value-type="float" office:value="8.102389" calcext:value-type="float">
            <text:p>8.102389</text:p>
          </table:table-cell>
          <table:table-cell office:value-type="float" office:value="0.005340056" calcext:value-type="float">
            <text:p>0.005340056</text:p>
          </table:table-cell>
          <table:table-cell office:value-type="float" office:value="0.02460162" calcext:value-type="float">
            <text:p>0.02460162</text:p>
          </table:table-cell>
          <table:table-cell office:value-type="float" office:value="0.02365836" calcext:value-type="float">
            <text:p>0.02365836</text:p>
          </table:table-cell>
          <table:table-cell office:value-type="float" office:value="0.02149466" calcext:value-type="float">
            <text:p>0.02149466</text:p>
          </table:table-cell>
          <table:table-cell office:value-type="float" office:value="0.01670901" calcext:value-type="float">
            <text:p>0.01670901</text:p>
          </table:table-cell>
          <table:table-cell office:value-type="float" office:value="0.0225741" calcext:value-type="float">
            <text:p>0.0225741</text:p>
          </table:table-cell>
          <table:table-cell office:value-type="float" office:value="0.01993295" calcext:value-type="float">
            <text:p>0.01993295</text:p>
          </table:table-cell>
          <table:table-cell office:value-type="float" office:value="0.01888625" calcext:value-type="float">
            <text:p>0.01888625</text:p>
          </table:table-cell>
          <table:table-cell office:value-type="float" office:value="1.473671" calcext:value-type="float">
            <text:p>1.473671</text:p>
          </table:table-cell>
          <table:table-cell office:value-type="float" office:value="6.864855" calcext:value-type="float">
            <text:p>6.864855</text:p>
          </table:table-cell>
          <table:table-cell office:value-type="float" office:value="12.89579" calcext:value-type="float">
            <text:p>12.89579</text:p>
          </table:table-cell>
          <table:table-cell office:value-type="float" office:value="12.44263" calcext:value-type="float">
            <text:p>12.44263</text:p>
          </table:table-cell>
          <table:table-cell office:value-type="float" office:value="7.475869" calcext:value-type="float">
            <text:p>7.475869</text:p>
          </table:table-cell>
          <table:table-cell office:value-type="float" office:value="4.106773" calcext:value-type="float">
            <text:p>4.106773</text:p>
          </table:table-cell>
          <table:table-cell office:value-type="float" office:value="1.802703" calcext:value-type="float">
            <text:p>1.802703</text:p>
          </table:table-cell>
          <table:table-cell office:value-type="float" office:value="5.278424" calcext:value-type="float">
            <text:p>5.278424</text:p>
          </table:table-cell>
          <table:table-cell office:value-type="float" office:value="3.161576" calcext:value-type="float">
            <text:p>3.161576</text:p>
          </table:table-cell>
          <table:table-cell office:value-type="float" office:value="0" calcext:value-type="float">
            <text:p>0</text:p>
          </table:table-cell>
          <table:table-cell office:value-type="float" office:value="-0.0004340123" calcext:value-type="float">
            <text:p>-0.00043401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9.722294" calcext:value-type="float">
            <text:p>9.722294</text:p>
          </table:table-cell>
          <table:table-cell office:value-type="float" office:value="455.5723" calcext:value-type="float">
            <text:p>455.5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0256" calcext:value-type="float">
            <text:p>0.03790256</text:p>
          </table:table-cell>
          <table:table-cell office:value-type="float" office:value="8.059164" calcext:value-type="float">
            <text:p>8.059164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5897865" calcext:value-type="float">
            <text:p>0.005897865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4902592" calcext:value-type="float">
            <text:p>0.4902592</text:p>
          </table:table-cell>
          <table:table-cell office:value-type="float" office:value="-0.0009460656" calcext:value-type="float">
            <text:p>-0.0009460656</text:p>
          </table:table-cell>
          <table:table-cell office:value-type="float" office:value="0.0001050733" calcext:value-type="float">
            <text:p>0.0001050733</text:p>
          </table:table-cell>
          <table:table-cell office:value-type="float" office:value="0.0003501465" calcext:value-type="float">
            <text:p>0.0003501465</text:p>
          </table:table-cell>
          <table:table-cell office:value-type="float" office:value="8.11657" calcext:value-type="float">
            <text:p>8.11657</text:p>
          </table:table-cell>
          <table:table-cell office:value-type="float" office:value="0.005346983" calcext:value-type="float">
            <text:p>0.005346983</text:p>
          </table:table-cell>
          <table:table-cell office:value-type="float" office:value="0.02466341" calcext:value-type="float">
            <text:p>0.02466341</text:p>
          </table:table-cell>
          <table:table-cell office:value-type="float" office:value="0.02376828" calcext:value-type="float">
            <text:p>0.02376828</text:p>
          </table:table-cell>
          <table:table-cell office:value-type="float" office:value="0.02158695" calcext:value-type="float">
            <text:p>0.02158695</text:p>
          </table:table-cell>
          <table:table-cell office:value-type="float" office:value="0.01658553" calcext:value-type="float">
            <text:p>0.01658553</text:p>
          </table:table-cell>
          <table:table-cell office:value-type="float" office:value="0.02353094" calcext:value-type="float">
            <text:p>0.02353094</text:p>
          </table:table-cell>
          <table:table-cell office:value-type="float" office:value="0.01936639" calcext:value-type="float">
            <text:p>0.01936639</text:p>
          </table:table-cell>
          <table:table-cell office:value-type="float" office:value="0.01890643" calcext:value-type="float">
            <text:p>0.01890643</text:p>
          </table:table-cell>
          <table:table-cell office:value-type="float" office:value="1.235141" calcext:value-type="float">
            <text:p>1.235141</text:p>
          </table:table-cell>
          <table:table-cell office:value-type="float" office:value="6.730592" calcext:value-type="float">
            <text:p>6.730592</text:p>
          </table:table-cell>
          <table:table-cell office:value-type="float" office:value="12.90505" calcext:value-type="float">
            <text:p>12.90505</text:p>
          </table:table-cell>
          <table:table-cell office:value-type="float" office:value="12.44665" calcext:value-type="float">
            <text:p>12.44665</text:p>
          </table:table-cell>
          <table:table-cell office:value-type="float" office:value="7.429111" calcext:value-type="float">
            <text:p>7.429111</text:p>
          </table:table-cell>
          <table:table-cell office:value-type="float" office:value="4.178936" calcext:value-type="float">
            <text:p>4.178936</text:p>
          </table:table-cell>
          <table:table-cell office:value-type="float" office:value="1.670914" calcext:value-type="float">
            <text:p>1.670914</text:p>
          </table:table-cell>
          <table:table-cell office:value-type="float" office:value="5.265353" calcext:value-type="float">
            <text:p>5.265353</text:p>
          </table:table-cell>
          <table:table-cell office:value-type="float" office:value="3.075238" calcext:value-type="float">
            <text:p>3.075238</text:p>
          </table:table-cell>
          <table:table-cell office:value-type="float" office:value="0" calcext:value-type="float">
            <text:p>0</text:p>
          </table:table-cell>
          <table:table-cell office:value-type="float" office:value="-0.0004925064" calcext:value-type="float">
            <text:p>-0.00049250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9.724337" calcext:value-type="float">
            <text:p>9.724337</text:p>
          </table:table-cell>
          <table:table-cell office:value-type="float" office:value="455.5728" calcext:value-type="float">
            <text:p>455.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9198" calcext:value-type="float">
            <text:p>0.03789198</text:p>
          </table:table-cell>
          <table:table-cell office:value-type="float" office:value="8.03598" calcext:value-type="float">
            <text:p>8.03598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6008188" calcext:value-type="float">
            <text:p>0.006008188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5095782" calcext:value-type="float">
            <text:p>0.5095782</text:p>
          </table:table-cell>
          <table:table-cell office:value-type="float" office:value="-0.0009592255" calcext:value-type="float">
            <text:p>-0.0009592255</text:p>
          </table:table-cell>
          <table:table-cell office:value-type="float" office:value="0.0001063328" calcext:value-type="float">
            <text:p>0.0001063328</text:p>
          </table:table-cell>
          <table:table-cell office:value-type="float" office:value="0.0003589532" calcext:value-type="float">
            <text:p>0.0003589532</text:p>
          </table:table-cell>
          <table:table-cell office:value-type="float" office:value="8.130203" calcext:value-type="float">
            <text:p>8.130203</text:p>
          </table:table-cell>
          <table:table-cell office:value-type="float" office:value="0.005638338" calcext:value-type="float">
            <text:p>0.005638338</text:p>
          </table:table-cell>
          <table:table-cell office:value-type="float" office:value="0.02482582" calcext:value-type="float">
            <text:p>0.02482582</text:p>
          </table:table-cell>
          <table:table-cell office:value-type="float" office:value="0.02390929" calcext:value-type="float">
            <text:p>0.02390929</text:p>
          </table:table-cell>
          <table:table-cell office:value-type="float" office:value="0.02172792" calcext:value-type="float">
            <text:p>0.02172792</text:p>
          </table:table-cell>
          <table:table-cell office:value-type="float" office:value="0.01651353" calcext:value-type="float">
            <text:p>0.01651353</text:p>
          </table:table-cell>
          <table:table-cell office:value-type="float" office:value="0.02385232" calcext:value-type="float">
            <text:p>0.02385232</text:p>
          </table:table-cell>
          <table:table-cell office:value-type="float" office:value="0.01925617" calcext:value-type="float">
            <text:p>0.01925617</text:p>
          </table:table-cell>
          <table:table-cell office:value-type="float" office:value="0.01893617" calcext:value-type="float">
            <text:p>0.01893617</text:p>
          </table:table-cell>
          <table:table-cell office:value-type="float" office:value="1.101377" calcext:value-type="float">
            <text:p>1.101377</text:p>
          </table:table-cell>
          <table:table-cell office:value-type="float" office:value="6.558466" calcext:value-type="float">
            <text:p>6.558466</text:p>
          </table:table-cell>
          <table:table-cell office:value-type="float" office:value="12.91421" calcext:value-type="float">
            <text:p>12.91421</text:p>
          </table:table-cell>
          <table:table-cell office:value-type="float" office:value="12.45292" calcext:value-type="float">
            <text:p>12.45292</text:p>
          </table:table-cell>
          <table:table-cell office:value-type="float" office:value="7.377311" calcext:value-type="float">
            <text:p>7.377311</text:p>
          </table:table-cell>
          <table:table-cell office:value-type="float" office:value="4.114128" calcext:value-type="float">
            <text:p>4.114128</text:p>
          </table:table-cell>
          <table:table-cell office:value-type="float" office:value="1.610636" calcext:value-type="float">
            <text:p>1.610636</text:p>
          </table:table-cell>
          <table:table-cell office:value-type="float" office:value="5.250708" calcext:value-type="float">
            <text:p>5.250708</text:p>
          </table:table-cell>
          <table:table-cell office:value-type="float" office:value="3.054242" calcext:value-type="float">
            <text:p>3.054242</text:p>
          </table:table-cell>
          <table:table-cell office:value-type="float" office:value="0" calcext:value-type="float">
            <text:p>0</text:p>
          </table:table-cell>
          <table:table-cell office:value-type="float" office:value="-0.0005295253" calcext:value-type="float">
            <text:p>-0.00052952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9.726318" calcext:value-type="float">
            <text:p>9.726318</text:p>
          </table:table-cell>
          <table:table-cell office:value-type="float" office:value="455.5736" calcext:value-type="float">
            <text:p>455.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6507" calcext:value-type="float">
            <text:p>0.03786507</text:p>
          </table:table-cell>
          <table:table-cell office:value-type="float" office:value="8.011127" calcext:value-type="float">
            <text:p>8.011127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6125204" calcext:value-type="float">
            <text:p>0.006125204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5302843" calcext:value-type="float">
            <text:p>0.5302843</text:p>
          </table:table-cell>
          <table:table-cell office:value-type="float" office:value="-0.0009690588" calcext:value-type="float">
            <text:p>-0.0009690588</text:p>
          </table:table-cell>
          <table:table-cell office:value-type="float" office:value="0.0001066653" calcext:value-type="float">
            <text:p>0.0001066653</text:p>
          </table:table-cell>
          <table:table-cell office:value-type="float" office:value="0.000368189" calcext:value-type="float">
            <text:p>0.000368189</text:p>
          </table:table-cell>
          <table:table-cell office:value-type="float" office:value="8.148374" calcext:value-type="float">
            <text:p>8.148374</text:p>
          </table:table-cell>
          <table:table-cell office:value-type="float" office:value="0.005684508" calcext:value-type="float">
            <text:p>0.005684508</text:p>
          </table:table-cell>
          <table:table-cell office:value-type="float" office:value="0.02495602" calcext:value-type="float">
            <text:p>0.02495602</text:p>
          </table:table-cell>
          <table:table-cell office:value-type="float" office:value="0.02407556" calcext:value-type="float">
            <text:p>0.02407556</text:p>
          </table:table-cell>
          <table:table-cell office:value-type="float" office:value="0.02187342" calcext:value-type="float">
            <text:p>0.02187342</text:p>
          </table:table-cell>
          <table:table-cell office:value-type="float" office:value="0.01647658" calcext:value-type="float">
            <text:p>0.01647658</text:p>
          </table:table-cell>
          <table:table-cell office:value-type="float" office:value="0.02441779" calcext:value-type="float">
            <text:p>0.02441779</text:p>
          </table:table-cell>
          <table:table-cell office:value-type="float" office:value="0.01885543" calcext:value-type="float">
            <text:p>0.01885543</text:p>
          </table:table-cell>
          <table:table-cell office:value-type="float" office:value="0.01902817" calcext:value-type="float">
            <text:p>0.01902817</text:p>
          </table:table-cell>
          <table:table-cell office:value-type="float" office:value="0.837162" calcext:value-type="float">
            <text:p>0.837162</text:p>
          </table:table-cell>
          <table:table-cell office:value-type="float" office:value="6.366364" calcext:value-type="float">
            <text:p>6.366364</text:p>
          </table:table-cell>
          <table:table-cell office:value-type="float" office:value="12.92926" calcext:value-type="float">
            <text:p>12.92926</text:p>
          </table:table-cell>
          <table:table-cell office:value-type="float" office:value="12.45834" calcext:value-type="float">
            <text:p>12.45834</text:p>
          </table:table-cell>
          <table:table-cell office:value-type="float" office:value="7.321629" calcext:value-type="float">
            <text:p>7.321629</text:p>
          </table:table-cell>
          <table:table-cell office:value-type="float" office:value="3.956069" calcext:value-type="float">
            <text:p>3.956069</text:p>
          </table:table-cell>
          <table:table-cell office:value-type="float" office:value="1.607172" calcext:value-type="float">
            <text:p>1.607172</text:p>
          </table:table-cell>
          <table:table-cell office:value-type="float" office:value="5.2351" calcext:value-type="float">
            <text:p>5.2351</text:p>
          </table:table-cell>
          <table:table-cell office:value-type="float" office:value="2.96364" calcext:value-type="float">
            <text:p>2.96364</text:p>
          </table:table-cell>
          <table:table-cell office:value-type="float" office:value="0" calcext:value-type="float">
            <text:p>0</text:p>
          </table:table-cell>
          <table:table-cell office:value-type="float" office:value="-0.0006139096" calcext:value-type="float">
            <text:p>-0.00061390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9.731783" calcext:value-type="float">
            <text:p>9.731783</text:p>
          </table:table-cell>
          <table:table-cell office:value-type="float" office:value="455.5743" calcext:value-type="float">
            <text:p>455.5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5259" calcext:value-type="float">
            <text:p>0.03785259</text:p>
          </table:table-cell>
          <table:table-cell office:value-type="float" office:value="7.983353" calcext:value-type="float">
            <text:p>7.983353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623807" calcext:value-type="float">
            <text:p>0.00623807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5506103" calcext:value-type="float">
            <text:p>0.5506103</text:p>
          </table:table-cell>
          <table:table-cell office:value-type="float" office:value="-0.0009882445" calcext:value-type="float">
            <text:p>-0.0009882445</text:p>
          </table:table-cell>
          <table:table-cell office:value-type="float" office:value="0.0001080456" calcext:value-type="float">
            <text:p>0.0001080456</text:p>
          </table:table-cell>
          <table:table-cell office:value-type="float" office:value="0.0003768191" calcext:value-type="float">
            <text:p>0.0003768191</text:p>
          </table:table-cell>
          <table:table-cell office:value-type="float" office:value="8.167184" calcext:value-type="float">
            <text:p>8.167184</text:p>
          </table:table-cell>
          <table:table-cell office:value-type="float" office:value="0.005742266" calcext:value-type="float">
            <text:p>0.005742266</text:p>
          </table:table-cell>
          <table:table-cell office:value-type="float" office:value="0.02502496" calcext:value-type="float">
            <text:p>0.02502496</text:p>
          </table:table-cell>
          <table:table-cell office:value-type="float" office:value="0.02422431" calcext:value-type="float">
            <text:p>0.02422431</text:p>
          </table:table-cell>
          <table:table-cell office:value-type="float" office:value="0.02199959" calcext:value-type="float">
            <text:p>0.02199959</text:p>
          </table:table-cell>
          <table:table-cell office:value-type="float" office:value="0.01647589" calcext:value-type="float">
            <text:p>0.01647589</text:p>
          </table:table-cell>
          <table:table-cell office:value-type="float" office:value="0.02441472" calcext:value-type="float">
            <text:p>0.02441472</text:p>
          </table:table-cell>
          <table:table-cell office:value-type="float" office:value="0.01889323" calcext:value-type="float">
            <text:p>0.01889323</text:p>
          </table:table-cell>
          <table:table-cell office:value-type="float" office:value="0.01905304" calcext:value-type="float">
            <text:p>0.01905304</text:p>
          </table:table-cell>
          <table:table-cell office:value-type="float" office:value="0.5133367" calcext:value-type="float">
            <text:p>0.5133367</text:p>
          </table:table-cell>
          <table:table-cell office:value-type="float" office:value="6.15113" calcext:value-type="float">
            <text:p>6.15113</text:p>
          </table:table-cell>
          <table:table-cell office:value-type="float" office:value="12.92941" calcext:value-type="float">
            <text:p>12.92941</text:p>
          </table:table-cell>
          <table:table-cell office:value-type="float" office:value="12.46658" calcext:value-type="float">
            <text:p>12.46658</text:p>
          </table:table-cell>
          <table:table-cell office:value-type="float" office:value="7.268971" calcext:value-type="float">
            <text:p>7.268971</text:p>
          </table:table-cell>
          <table:table-cell office:value-type="float" office:value="3.858176" calcext:value-type="float">
            <text:p>3.858176</text:p>
          </table:table-cell>
          <table:table-cell office:value-type="float" office:value="1.5737" calcext:value-type="float">
            <text:p>1.5737</text:p>
          </table:table-cell>
          <table:table-cell office:value-type="float" office:value="5.206806" calcext:value-type="float">
            <text:p>5.206806</text:p>
          </table:table-cell>
          <table:table-cell office:value-type="float" office:value="2.951119" calcext:value-type="float">
            <text:p>2.951119</text:p>
          </table:table-cell>
          <table:table-cell office:value-type="float" office:value="0" calcext:value-type="float">
            <text:p>0</text:p>
          </table:table-cell>
          <table:table-cell office:value-type="float" office:value="-0.0006500339" calcext:value-type="float">
            <text:p>-0.00065003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9.727734" calcext:value-type="float">
            <text:p>9.727734</text:p>
          </table:table-cell>
          <table:table-cell office:value-type="float" office:value="455.5752" calcext:value-type="float">
            <text:p>455.5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1721" calcext:value-type="float">
            <text:p>0.03781721</text:p>
          </table:table-cell>
          <table:table-cell office:value-type="float" office:value="7.965217" calcext:value-type="float">
            <text:p>7.965217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6348582" calcext:value-type="float">
            <text:p>0.006348582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5706653" calcext:value-type="float">
            <text:p>0.5706653</text:p>
          </table:table-cell>
          <table:table-cell office:value-type="float" office:value="-0.0009942143" calcext:value-type="float">
            <text:p>-0.0009942143</text:p>
          </table:table-cell>
          <table:table-cell office:value-type="float" office:value="0.0001094531" calcext:value-type="float">
            <text:p>0.0001094531</text:p>
          </table:table-cell>
          <table:table-cell office:value-type="float" office:value="0.0003856212" calcext:value-type="float">
            <text:p>0.0003856212</text:p>
          </table:table-cell>
          <table:table-cell office:value-type="float" office:value="8.178283" calcext:value-type="float">
            <text:p>8.178283</text:p>
          </table:table-cell>
          <table:table-cell office:value-type="float" office:value="0.005814456" calcext:value-type="float">
            <text:p>0.005814456</text:p>
          </table:table-cell>
          <table:table-cell office:value-type="float" office:value="0.02518467" calcext:value-type="float">
            <text:p>0.02518467</text:p>
          </table:table-cell>
          <table:table-cell office:value-type="float" office:value="0.02434414" calcext:value-type="float">
            <text:p>0.02434414</text:p>
          </table:table-cell>
          <table:table-cell office:value-type="float" office:value="0.02209073" calcext:value-type="float">
            <text:p>0.02209073</text:p>
          </table:table-cell>
          <table:table-cell office:value-type="float" office:value="0.01649936" calcext:value-type="float">
            <text:p>0.01649936</text:p>
          </table:table-cell>
          <table:table-cell office:value-type="float" office:value="0.02411629" calcext:value-type="float">
            <text:p>0.02411629</text:p>
          </table:table-cell>
          <table:table-cell office:value-type="float" office:value="0.01891086" calcext:value-type="float">
            <text:p>0.01891086</text:p>
          </table:table-cell>
          <table:table-cell office:value-type="float" office:value="0.0190707" calcext:value-type="float">
            <text:p>0.0190707</text:p>
          </table:table-cell>
          <table:table-cell office:value-type="float" office:value="0.7941158" calcext:value-type="float">
            <text:p>0.7941158</text:p>
          </table:table-cell>
          <table:table-cell office:value-type="float" office:value="6.054955" calcext:value-type="float">
            <text:p>6.054955</text:p>
          </table:table-cell>
          <table:table-cell office:value-type="float" office:value="12.92614" calcext:value-type="float">
            <text:p>12.92614</text:p>
          </table:table-cell>
          <table:table-cell office:value-type="float" office:value="12.46866" calcext:value-type="float">
            <text:p>12.46866</text:p>
          </table:table-cell>
          <table:table-cell office:value-type="float" office:value="7.224644" calcext:value-type="float">
            <text:p>7.224644</text:p>
          </table:table-cell>
          <table:table-cell office:value-type="float" office:value="3.753536" calcext:value-type="float">
            <text:p>3.753536</text:p>
          </table:table-cell>
          <table:table-cell office:value-type="float" office:value="1.544223" calcext:value-type="float">
            <text:p>1.544223</text:p>
          </table:table-cell>
          <table:table-cell office:value-type="float" office:value="5.175892" calcext:value-type="float">
            <text:p>5.175892</text:p>
          </table:table-cell>
          <table:table-cell office:value-type="float" office:value="2.937934" calcext:value-type="float">
            <text:p>2.937934</text:p>
          </table:table-cell>
          <table:table-cell office:value-type="float" office:value="0" calcext:value-type="float">
            <text:p>0</text:p>
          </table:table-cell>
          <table:table-cell office:value-type="float" office:value="-0.0006847655" calcext:value-type="float">
            <text:p>-0.00068476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9.726228" calcext:value-type="float">
            <text:p>9.726228</text:p>
          </table:table-cell>
          <table:table-cell office:value-type="float" office:value="455.5761" calcext:value-type="float">
            <text:p>455.5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6289" calcext:value-type="float">
            <text:p>0.03776289</text:p>
          </table:table-cell>
          <table:table-cell office:value-type="float" office:value="7.945783" calcext:value-type="float">
            <text:p>7.945783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6454543" calcext:value-type="float">
            <text:p>0.006454543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5895145" calcext:value-type="float">
            <text:p>0.5895145</text:p>
          </table:table-cell>
          <table:table-cell office:value-type="float" office:value="-0.0009913146" calcext:value-type="float">
            <text:p>-0.0009913146</text:p>
          </table:table-cell>
          <table:table-cell office:value-type="float" office:value="0.0001108881" calcext:value-type="float">
            <text:p>0.0001108881</text:p>
          </table:table-cell>
          <table:table-cell office:value-type="float" office:value="0.0003942999" calcext:value-type="float">
            <text:p>0.0003942999</text:p>
          </table:table-cell>
          <table:table-cell office:value-type="float" office:value="8.192381" calcext:value-type="float">
            <text:p>8.192381</text:p>
          </table:table-cell>
          <table:table-cell office:value-type="float" office:value="0.005821744" calcext:value-type="float">
            <text:p>0.005821744</text:p>
          </table:table-cell>
          <table:table-cell office:value-type="float" office:value="0.02525002" calcext:value-type="float">
            <text:p>0.02525002</text:p>
          </table:table-cell>
          <table:table-cell office:value-type="float" office:value="0.02443659" calcext:value-type="float">
            <text:p>0.02443659</text:p>
          </table:table-cell>
          <table:table-cell office:value-type="float" office:value="0.02216542" calcext:value-type="float">
            <text:p>0.02216542</text:p>
          </table:table-cell>
          <table:table-cell office:value-type="float" office:value="0.01653792" calcext:value-type="float">
            <text:p>0.01653792</text:p>
          </table:table-cell>
          <table:table-cell office:value-type="float" office:value="0.02366004" calcext:value-type="float">
            <text:p>0.02366004</text:p>
          </table:table-cell>
          <table:table-cell office:value-type="float" office:value="0.01895249" calcext:value-type="float">
            <text:p>0.01895249</text:p>
          </table:table-cell>
          <table:table-cell office:value-type="float" office:value="0.01906289" calcext:value-type="float">
            <text:p>0.01906289</text:p>
          </table:table-cell>
          <table:table-cell office:value-type="float" office:value="0.9340734" calcext:value-type="float">
            <text:p>0.9340734</text:p>
          </table:table-cell>
          <table:table-cell office:value-type="float" office:value="5.963739" calcext:value-type="float">
            <text:p>5.963739</text:p>
          </table:table-cell>
          <table:table-cell office:value-type="float" office:value="12.91281" calcext:value-type="float">
            <text:p>12.91281</text:p>
          </table:table-cell>
          <table:table-cell office:value-type="float" office:value="12.46798" calcext:value-type="float">
            <text:p>12.46798</text:p>
          </table:table-cell>
          <table:table-cell office:value-type="float" office:value="7.187306" calcext:value-type="float">
            <text:p>7.187306</text:p>
          </table:table-cell>
          <table:table-cell office:value-type="float" office:value="3.659292" calcext:value-type="float">
            <text:p>3.659292</text:p>
          </table:table-cell>
          <table:table-cell office:value-type="float" office:value="1.522866" calcext:value-type="float">
            <text:p>1.522866</text:p>
          </table:table-cell>
          <table:table-cell office:value-type="float" office:value="5.142613" calcext:value-type="float">
            <text:p>5.142613</text:p>
          </table:table-cell>
          <table:table-cell office:value-type="float" office:value="2.924165" calcext:value-type="float">
            <text:p>2.924165</text:p>
          </table:table-cell>
          <table:table-cell office:value-type="float" office:value="0" calcext:value-type="float">
            <text:p>0</text:p>
          </table:table-cell>
          <table:table-cell office:value-type="float" office:value="-0.0007188665" calcext:value-type="float">
            <text:p>-0.00071886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9.737399" calcext:value-type="float">
            <text:p>9.737399</text:p>
          </table:table-cell>
          <table:table-cell office:value-type="float" office:value="455.5765" calcext:value-type="float">
            <text:p>455.5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8314" calcext:value-type="float">
            <text:p>0.03768314</text:p>
          </table:table-cell>
          <table:table-cell office:value-type="float" office:value="7.916265" calcext:value-type="float">
            <text:p>7.916265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6554247" calcext:value-type="float">
            <text:p>0.006554247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6062489" calcext:value-type="float">
            <text:p>0.6062489</text:p>
          </table:table-cell>
          <table:table-cell office:value-type="float" office:value="-0.0009897404" calcext:value-type="float">
            <text:p>-0.0009897404</text:p>
          </table:table-cell>
          <table:table-cell office:value-type="float" office:value="0.0001121239" calcext:value-type="float">
            <text:p>0.0001121239</text:p>
          </table:table-cell>
          <table:table-cell office:value-type="float" office:value="0.0004010465" calcext:value-type="float">
            <text:p>0.0004010465</text:p>
          </table:table-cell>
          <table:table-cell office:value-type="float" office:value="8.2139" calcext:value-type="float">
            <text:p>8.2139</text:p>
          </table:table-cell>
          <table:table-cell office:value-type="float" office:value="0.005553026" calcext:value-type="float">
            <text:p>0.005553026</text:p>
          </table:table-cell>
          <table:table-cell office:value-type="float" office:value="0.02495351" calcext:value-type="float">
            <text:p>0.02495351</text:p>
          </table:table-cell>
          <table:table-cell office:value-type="float" office:value="0.02441409" calcext:value-type="float">
            <text:p>0.02441409</text:p>
          </table:table-cell>
          <table:table-cell office:value-type="float" office:value="0.02220756" calcext:value-type="float">
            <text:p>0.02220756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02314864" calcext:value-type="float">
            <text:p>0.02314864</text:p>
          </table:table-cell>
          <table:table-cell office:value-type="float" office:value="0.01903433" calcext:value-type="float">
            <text:p>0.01903433</text:p>
          </table:table-cell>
          <table:table-cell office:value-type="float" office:value="0.01903017" calcext:value-type="float">
            <text:p>0.01903017</text:p>
          </table:table-cell>
          <table:table-cell office:value-type="float" office:value="0.3856003" calcext:value-type="float">
            <text:p>0.3856003</text:p>
          </table:table-cell>
          <table:table-cell office:value-type="float" office:value="5.956018" calcext:value-type="float">
            <text:p>5.956018</text:p>
          </table:table-cell>
          <table:table-cell office:value-type="float" office:value="12.83148" calcext:value-type="float">
            <text:p>12.83148</text:p>
          </table:table-cell>
          <table:table-cell office:value-type="float" office:value="12.45338" calcext:value-type="float">
            <text:p>12.45338</text:p>
          </table:table-cell>
          <table:table-cell office:value-type="float" office:value="7.156498" calcext:value-type="float">
            <text:p>7.156498</text:p>
          </table:table-cell>
          <table:table-cell office:value-type="float" office:value="3.586535" calcext:value-type="float">
            <text:p>3.586535</text:p>
          </table:table-cell>
          <table:table-cell office:value-type="float" office:value="1.511734" calcext:value-type="float">
            <text:p>1.511734</text:p>
          </table:table-cell>
          <table:table-cell office:value-type="float" office:value="5.109258" calcext:value-type="float">
            <text:p>5.109258</text:p>
          </table:table-cell>
          <table:table-cell office:value-type="float" office:value="2.910841" calcext:value-type="float">
            <text:p>2.910841</text:p>
          </table:table-cell>
          <table:table-cell office:value-type="float" office:value="0" calcext:value-type="float">
            <text:p>0</text:p>
          </table:table-cell>
          <table:table-cell office:value-type="float" office:value="-0.0007456578" calcext:value-type="float">
            <text:p>-0.00074565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9.733187" calcext:value-type="float">
            <text:p>9.733187</text:p>
          </table:table-cell>
          <table:table-cell office:value-type="float" office:value="455.5776" calcext:value-type="float">
            <text:p>455.5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0372" calcext:value-type="float">
            <text:p>0.03760372</text:p>
          </table:table-cell>
          <table:table-cell office:value-type="float" office:value="7.902166" calcext:value-type="float">
            <text:p>7.902166</text:p>
          </table:table-cell>
          <table:table-cell office:value-type="float" office:value="0.0001951863" calcext:value-type="float">
            <text:p>0.0001951863</text:p>
          </table:table-cell>
          <table:table-cell office:value-type="float" office:value="0.00665374" calcext:value-type="float">
            <text:p>0.00665374</text:p>
          </table:table-cell>
          <table:table-cell office:value-type="float" office:value="0.002598061" calcext:value-type="float">
            <text:p>0.002598061</text:p>
          </table:table-cell>
          <table:table-cell office:value-type="float" office:value="0.6222717" calcext:value-type="float">
            <text:p>0.6222717</text:p>
          </table:table-cell>
          <table:table-cell office:value-type="float" office:value="-0.0009853611" calcext:value-type="float">
            <text:p>-0.0009853611</text:p>
          </table:table-cell>
          <table:table-cell office:value-type="float" office:value="0.0001125041" calcext:value-type="float">
            <text:p>0.0001125041</text:p>
          </table:table-cell>
          <table:table-cell office:value-type="float" office:value="0.0004083415" calcext:value-type="float">
            <text:p>0.0004083415</text:p>
          </table:table-cell>
          <table:table-cell office:value-type="float" office:value="8.226409" calcext:value-type="float">
            <text:p>8.226409</text:p>
          </table:table-cell>
          <table:table-cell office:value-type="float" office:value="0.005450251" calcext:value-type="float">
            <text:p>0.005450251</text:p>
          </table:table-cell>
          <table:table-cell office:value-type="float" office:value="0.02485444" calcext:value-type="float">
            <text:p>0.02485444</text:p>
          </table:table-cell>
          <table:table-cell office:value-type="float" office:value="0.02434227" calcext:value-type="float">
            <text:p>0.02434227</text:p>
          </table:table-cell>
          <table:table-cell office:value-type="float" office:value="0.02222565" calcext:value-type="float">
            <text:p>0.02222565</text:p>
          </table:table-cell>
          <table:table-cell office:value-type="float" office:value="0.01662408" calcext:value-type="float">
            <text:p>0.01662408</text:p>
          </table:table-cell>
          <table:table-cell office:value-type="float" office:value="0.02334408" calcext:value-type="float">
            <text:p>0.02334408</text:p>
          </table:table-cell>
          <table:table-cell office:value-type="float" office:value="0.01865432" calcext:value-type="float">
            <text:p>0.01865432</text:p>
          </table:table-cell>
          <table:table-cell office:value-type="float" office:value="0.01901004" calcext:value-type="float">
            <text:p>0.01901004</text:p>
          </table:table-cell>
          <table:table-cell office:value-type="float" office:value="0.6261461" calcext:value-type="float">
            <text:p>0.6261461</text:p>
          </table:table-cell>
          <table:table-cell office:value-type="float" office:value="6.122973" calcext:value-type="float">
            <text:p>6.122973</text:p>
          </table:table-cell>
          <table:table-cell office:value-type="float" office:value="12.76361" calcext:value-type="float">
            <text:p>12.76361</text:p>
          </table:table-cell>
          <table:table-cell office:value-type="float" office:value="12.43447" calcext:value-type="float">
            <text:p>12.43447</text:p>
          </table:table-cell>
          <table:table-cell office:value-type="float" office:value="7.120932" calcext:value-type="float">
            <text:p>7.120932</text:p>
          </table:table-cell>
          <table:table-cell office:value-type="float" office:value="3.634158" calcext:value-type="float">
            <text:p>3.634158</text:p>
          </table:table-cell>
          <table:table-cell office:value-type="float" office:value="1.433015" calcext:value-type="float">
            <text:p>1.433015</text:p>
          </table:table-cell>
          <table:table-cell office:value-type="float" office:value="5.081048" calcext:value-type="float">
            <text:p>5.081048</text:p>
          </table:table-cell>
          <table:table-cell office:value-type="float" office:value="2.889463" calcext:value-type="float">
            <text:p>2.889463</text:p>
          </table:table-cell>
          <table:table-cell office:value-type="float" office:value="0" calcext:value-type="float">
            <text:p>0</text:p>
          </table:table-cell>
          <table:table-cell office:value-type="float" office:value="-0.0007764014" calcext:value-type="float">
            <text:p>-0.00077640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9.723037" calcext:value-type="float">
            <text:p>9.723037</text:p>
          </table:table-cell>
          <table:table-cell office:value-type="float" office:value="455.5794" calcext:value-type="float">
            <text:p>455.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1903" calcext:value-type="float">
            <text:p>0.03751903</text:p>
          </table:table-cell>
          <table:table-cell office:value-type="float" office:value="7.884173" calcext:value-type="float">
            <text:p>7.884173</text:p>
          </table:table-cell>
          <table:table-cell office:value-type="float" office:value="0.004775004" calcext:value-type="float">
            <text:p>0.004775004</text:p>
          </table:table-cell>
          <table:table-cell office:value-type="float" office:value="0.006772091" calcext:value-type="float">
            <text:p>0.006772091</text:p>
          </table:table-cell>
          <table:table-cell office:value-type="float" office:value="0.003146203" calcext:value-type="float">
            <text:p>0.003146203</text:p>
          </table:table-cell>
          <table:table-cell office:value-type="float" office:value="0.6421095" calcext:value-type="float">
            <text:p>0.6421095</text:p>
          </table:table-cell>
          <table:table-cell office:value-type="float" office:value="-0.0009964545" calcext:value-type="float">
            <text:p>-0.0009964545</text:p>
          </table:table-cell>
          <table:table-cell office:value-type="float" office:value="0.0001088974" calcext:value-type="float">
            <text:p>0.0001088974</text:p>
          </table:table-cell>
          <table:table-cell office:value-type="float" office:value="0.000417342" calcext:value-type="float">
            <text:p>0.000417342</text:p>
          </table:table-cell>
          <table:table-cell office:value-type="float" office:value="8.241019" calcext:value-type="float">
            <text:p>8.241019</text:p>
          </table:table-cell>
          <table:table-cell office:value-type="float" office:value="0.005274008" calcext:value-type="float">
            <text:p>0.005274008</text:p>
          </table:table-cell>
          <table:table-cell office:value-type="float" office:value="0.02554969" calcext:value-type="float">
            <text:p>0.02554969</text:p>
          </table:table-cell>
          <table:table-cell office:value-type="float" office:value="0.02439304" calcext:value-type="float">
            <text:p>0.02439304</text:p>
          </table:table-cell>
          <table:table-cell office:value-type="float" office:value="0.02246349" calcext:value-type="float">
            <text:p>0.02246349</text:p>
          </table:table-cell>
          <table:table-cell office:value-type="float" office:value="0.01666392" calcext:value-type="float">
            <text:p>0.01666392</text:p>
          </table:table-cell>
          <table:table-cell office:value-type="float" office:value="0.02447191" calcext:value-type="float">
            <text:p>0.02447191</text:p>
          </table:table-cell>
          <table:table-cell office:value-type="float" office:value="0.01752217" calcext:value-type="float">
            <text:p>0.01752217</text:p>
          </table:table-cell>
          <table:table-cell office:value-type="float" office:value="0.01919618" calcext:value-type="float">
            <text:p>0.01919618</text:p>
          </table:table-cell>
          <table:table-cell office:value-type="float" office:value="0.6444744" calcext:value-type="float">
            <text:p>0.6444744</text:p>
          </table:table-cell>
          <table:table-cell office:value-type="float" office:value="6.110992" calcext:value-type="float">
            <text:p>6.110992</text:p>
          </table:table-cell>
          <table:table-cell office:value-type="float" office:value="12.77302" calcext:value-type="float">
            <text:p>12.77302</text:p>
          </table:table-cell>
          <table:table-cell office:value-type="float" office:value="12.41446" calcext:value-type="float">
            <text:p>12.41446</text:p>
          </table:table-cell>
          <table:table-cell office:value-type="float" office:value="7.062002" calcext:value-type="float">
            <text:p>7.062002</text:p>
          </table:table-cell>
          <table:table-cell office:value-type="float" office:value="3.590384" calcext:value-type="float">
            <text:p>3.590384</text:p>
          </table:table-cell>
          <table:table-cell office:value-type="float" office:value="1.362281" calcext:value-type="float">
            <text:p>1.362281</text:p>
          </table:table-cell>
          <table:table-cell office:value-type="float" office:value="5.065038" calcext:value-type="float">
            <text:p>5.065038</text:p>
          </table:table-cell>
          <table:table-cell office:value-type="float" office:value="2.593393" calcext:value-type="float">
            <text:p>2.593393</text:p>
          </table:table-cell>
          <table:table-cell office:value-type="float" office:value="0" calcext:value-type="float">
            <text:p>0</text:p>
          </table:table-cell>
          <table:table-cell office:value-type="float" office:value="-0.0009277196" calcext:value-type="float">
            <text:p>-0.00092771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9.721188" calcext:value-type="float">
            <text:p>9.721188</text:p>
          </table:table-cell>
          <table:table-cell office:value-type="float" office:value="455.5807" calcext:value-type="float">
            <text:p>455.5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5189" calcext:value-type="float">
            <text:p>0.03755189</text:p>
          </table:table-cell>
          <table:table-cell office:value-type="float" office:value="7.862331" calcext:value-type="float">
            <text:p>7.862331</text:p>
          </table:table-cell>
          <table:table-cell office:value-type="float" office:value="0.004775004" calcext:value-type="float">
            <text:p>0.004775004</text:p>
          </table:table-cell>
          <table:table-cell office:value-type="float" office:value="0.006894669" calcext:value-type="float">
            <text:p>0.006894669</text:p>
          </table:table-cell>
          <table:table-cell office:value-type="float" office:value="0.003146203" calcext:value-type="float">
            <text:p>0.003146203</text:p>
          </table:table-cell>
          <table:table-cell office:value-type="float" office:value="0.6631689" calcext:value-type="float">
            <text:p>0.6631689</text:p>
          </table:table-cell>
          <table:table-cell office:value-type="float" office:value="-0.001030928" calcext:value-type="float">
            <text:p>-0.001030928</text:p>
          </table:table-cell>
          <table:table-cell office:value-type="float" office:value="0.0001074694" calcext:value-type="float">
            <text:p>0.0001074694</text:p>
          </table:table-cell>
          <table:table-cell office:value-type="float" office:value="0.0004270322" calcext:value-type="float">
            <text:p>0.0004270322</text:p>
          </table:table-cell>
          <table:table-cell office:value-type="float" office:value="8.261342" calcext:value-type="float">
            <text:p>8.261342</text:p>
          </table:table-cell>
          <table:table-cell office:value-type="float" office:value="0.005362952" calcext:value-type="float">
            <text:p>0.005362952</text:p>
          </table:table-cell>
          <table:table-cell office:value-type="float" office:value="0.0258962" calcext:value-type="float">
            <text:p>0.0258962</text:p>
          </table:table-cell>
          <table:table-cell office:value-type="float" office:value="0.0245508" calcext:value-type="float">
            <text:p>0.0245508</text:p>
          </table:table-cell>
          <table:table-cell office:value-type="float" office:value="0.02279508" calcext:value-type="float">
            <text:p>0.02279508</text:p>
          </table:table-cell>
          <table:table-cell office:value-type="float" office:value="0.01672714" calcext:value-type="float">
            <text:p>0.01672714</text:p>
          </table:table-cell>
          <table:table-cell office:value-type="float" office:value="0.02334169" calcext:value-type="float">
            <text:p>0.02334169</text:p>
          </table:table-cell>
          <table:table-cell office:value-type="float" office:value="0.01785816" calcext:value-type="float">
            <text:p>0.01785816</text:p>
          </table:table-cell>
          <table:table-cell office:value-type="float" office:value="0.0194887" calcext:value-type="float">
            <text:p>0.0194887</text:p>
          </table:table-cell>
          <table:table-cell office:value-type="float" office:value="0.7977207" calcext:value-type="float">
            <text:p>0.7977207</text:p>
          </table:table-cell>
          <table:table-cell office:value-type="float" office:value="5.891195" calcext:value-type="float">
            <text:p>5.891195</text:p>
          </table:table-cell>
          <table:table-cell office:value-type="float" office:value="12.79839" calcext:value-type="float">
            <text:p>12.79839</text:p>
          </table:table-cell>
          <table:table-cell office:value-type="float" office:value="12.40143" calcext:value-type="float">
            <text:p>12.40143</text:p>
          </table:table-cell>
          <table:table-cell office:value-type="float" office:value="6.988297" calcext:value-type="float">
            <text:p>6.988297</text:p>
          </table:table-cell>
          <table:table-cell office:value-type="float" office:value="2.698288" calcext:value-type="float">
            <text:p>2.698288</text:p>
          </table:table-cell>
          <table:table-cell office:value-type="float" office:value="1.760228" calcext:value-type="float">
            <text:p>1.760228</text:p>
          </table:table-cell>
          <table:table-cell office:value-type="float" office:value="5.044188" calcext:value-type="float">
            <text:p>5.044188</text:p>
          </table:table-cell>
          <table:table-cell office:value-type="float" office:value="2.527149" calcext:value-type="float">
            <text:p>2.527149</text:p>
          </table:table-cell>
          <table:table-cell office:value-type="float" office:value="0" calcext:value-type="float">
            <text:p>0</text:p>
          </table:table-cell>
          <table:table-cell office:value-type="float" office:value="-0.0009691471" calcext:value-type="float">
            <text:p>-0.00096914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9.728421" calcext:value-type="float">
            <text:p>9.728421</text:p>
          </table:table-cell>
          <table:table-cell office:value-type="float" office:value="455.582" calcext:value-type="float">
            <text:p>455.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6546" calcext:value-type="float">
            <text:p>0.03756546</text:p>
          </table:table-cell>
          <table:table-cell office:value-type="float" office:value="7.831509" calcext:value-type="float">
            <text:p>7.831509</text:p>
          </table:table-cell>
          <table:table-cell office:value-type="float" office:value="0.004775004" calcext:value-type="float">
            <text:p>0.004775004</text:p>
          </table:table-cell>
          <table:table-cell office:value-type="float" office:value="0.007019148" calcext:value-type="float">
            <text:p>0.007019148</text:p>
          </table:table-cell>
          <table:table-cell office:value-type="float" office:value="0.003146203" calcext:value-type="float">
            <text:p>0.003146203</text:p>
          </table:table-cell>
          <table:table-cell office:value-type="float" office:value="0.6841769" calcext:value-type="float">
            <text:p>0.6841769</text:p>
          </table:table-cell>
          <table:table-cell office:value-type="float" office:value="-0.001056256" calcext:value-type="float">
            <text:p>-0.001056256</text:p>
          </table:table-cell>
          <table:table-cell office:value-type="float" office:value="0.0001083089" calcext:value-type="float">
            <text:p>0.0001083089</text:p>
          </table:table-cell>
          <table:table-cell office:value-type="float" office:value="0.0004357752" calcext:value-type="float">
            <text:p>0.0004357752</text:p>
          </table:table-cell>
          <table:table-cell office:value-type="float" office:value="8.28682" calcext:value-type="float">
            <text:p>8.28682</text:p>
          </table:table-cell>
          <table:table-cell office:value-type="float" office:value="0.005395965" calcext:value-type="float">
            <text:p>0.005395965</text:p>
          </table:table-cell>
          <table:table-cell office:value-type="float" office:value="0.02565716" calcext:value-type="float">
            <text:p>0.02565716</text:p>
          </table:table-cell>
          <table:table-cell office:value-type="float" office:value="0.02465503" calcext:value-type="float">
            <text:p>0.02465503</text:p>
          </table:table-cell>
          <table:table-cell office:value-type="float" office:value="0.02292898" calcext:value-type="float">
            <text:p>0.02292898</text:p>
          </table:table-cell>
          <table:table-cell office:value-type="float" office:value="0.01679928" calcext:value-type="float">
            <text:p>0.01679928</text:p>
          </table:table-cell>
          <table:table-cell office:value-type="float" office:value="0.02368154" calcext:value-type="float">
            <text:p>0.02368154</text:p>
          </table:table-cell>
          <table:table-cell office:value-type="float" office:value="0.01743726" calcext:value-type="float">
            <text:p>0.01743726</text:p>
          </table:table-cell>
          <table:table-cell office:value-type="float" office:value="0.01963822" calcext:value-type="float">
            <text:p>0.01963822</text:p>
          </table:table-cell>
          <table:table-cell office:value-type="float" office:value="0.364789" calcext:value-type="float">
            <text:p>0.364789</text:p>
          </table:table-cell>
          <table:table-cell office:value-type="float" office:value="5.711995" calcext:value-type="float">
            <text:p>5.711995</text:p>
          </table:table-cell>
          <table:table-cell office:value-type="float" office:value="12.79435" calcext:value-type="float">
            <text:p>12.79435</text:p>
          </table:table-cell>
          <table:table-cell office:value-type="float" office:value="12.38738" calcext:value-type="float">
            <text:p>12.38738</text:p>
          </table:table-cell>
          <table:table-cell office:value-type="float" office:value="6.917295" calcext:value-type="float">
            <text:p>6.917295</text:p>
          </table:table-cell>
          <table:table-cell office:value-type="float" office:value="2.642911" calcext:value-type="float">
            <text:p>2.642911</text:p>
          </table:table-cell>
          <table:table-cell office:value-type="float" office:value="1.634665" calcext:value-type="float">
            <text:p>1.634665</text:p>
          </table:table-cell>
          <table:table-cell office:value-type="float" office:value="4.993545" calcext:value-type="float">
            <text:p>4.993545</text:p>
          </table:table-cell>
          <table:table-cell office:value-type="float" office:value="2.522665" calcext:value-type="float">
            <text:p>2.522665</text:p>
          </table:table-cell>
          <table:table-cell office:value-type="float" office:value="0" calcext:value-type="float">
            <text:p>0</text:p>
          </table:table-cell>
          <table:table-cell office:value-type="float" office:value="-0.001002522" calcext:value-type="float">
            <text:p>-0.0010025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9.72124" calcext:value-type="float">
            <text:p>9.72124</text:p>
          </table:table-cell>
          <table:table-cell office:value-type="float" office:value="455.5838" calcext:value-type="float">
            <text:p>455.5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2872" calcext:value-type="float">
            <text:p>0.03752872</text:p>
          </table:table-cell>
          <table:table-cell office:value-type="float" office:value="7.811235" calcext:value-type="float">
            <text:p>7.811235</text:p>
          </table:table-cell>
          <table:table-cell office:value-type="float" office:value="0.00739646" calcext:value-type="float">
            <text:p>0.00739646</text:p>
          </table:table-cell>
          <table:table-cell office:value-type="float" office:value="0.007148222" calcext:value-type="float">
            <text:p>0.007148222</text:p>
          </table:table-cell>
          <table:table-cell office:value-type="float" office:value="0.003433679" calcext:value-type="float">
            <text:p>0.003433679</text:p>
          </table:table-cell>
          <table:table-cell office:value-type="float" office:value="0.7056587" calcext:value-type="float">
            <text:p>0.7056587</text:p>
          </table:table-cell>
          <table:table-cell office:value-type="float" office:value="-0.00106616" calcext:value-type="float">
            <text:p>-0.00106616</text:p>
          </table:table-cell>
          <table:table-cell office:value-type="float" office:value="0.0001080921" calcext:value-type="float">
            <text:p>0.0001080921</text:p>
          </table:table-cell>
          <table:table-cell office:value-type="float" office:value="0.0004453695" calcext:value-type="float">
            <text:p>0.0004453695</text:p>
          </table:table-cell>
          <table:table-cell office:value-type="float" office:value="8.303333" calcext:value-type="float">
            <text:p>8.303333</text:p>
          </table:table-cell>
          <table:table-cell office:value-type="float" office:value="0.005462965" calcext:value-type="float">
            <text:p>0.005462965</text:p>
          </table:table-cell>
          <table:table-cell office:value-type="float" office:value="0.02555252" calcext:value-type="float">
            <text:p>0.02555252</text:p>
          </table:table-cell>
          <table:table-cell office:value-type="float" office:value="0.02477104" calcext:value-type="float">
            <text:p>0.02477104</text:p>
          </table:table-cell>
          <table:table-cell office:value-type="float" office:value="0.02300717" calcext:value-type="float">
            <text:p>0.02300717</text:p>
          </table:table-cell>
          <table:table-cell office:value-type="float" office:value="0.01687146" calcext:value-type="float">
            <text:p>0.01687146</text:p>
          </table:table-cell>
          <table:table-cell office:value-type="float" office:value="0.0242338" calcext:value-type="float">
            <text:p>0.0242338</text:p>
          </table:table-cell>
          <table:table-cell office:value-type="float" office:value="0.01652554" calcext:value-type="float">
            <text:p>0.01652554</text:p>
          </table:table-cell>
          <table:table-cell office:value-type="float" office:value="0.01987025" calcext:value-type="float">
            <text:p>0.01987025</text:p>
          </table:table-cell>
          <table:table-cell office:value-type="float" office:value="0.6624148" calcext:value-type="float">
            <text:p>0.6624148</text:p>
          </table:table-cell>
          <table:table-cell office:value-type="float" office:value="5.533872" calcext:value-type="float">
            <text:p>5.533872</text:p>
          </table:table-cell>
          <table:table-cell office:value-type="float" office:value="12.81341" calcext:value-type="float">
            <text:p>12.81341</text:p>
          </table:table-cell>
          <table:table-cell office:value-type="float" office:value="12.3763" calcext:value-type="float">
            <text:p>12.3763</text:p>
          </table:table-cell>
          <table:table-cell office:value-type="float" office:value="6.846688" calcext:value-type="float">
            <text:p>6.846688</text:p>
          </table:table-cell>
          <table:table-cell office:value-type="float" office:value="2.701937" calcext:value-type="float">
            <text:p>2.701937</text:p>
          </table:table-cell>
          <table:table-cell office:value-type="float" office:value="1.411374" calcext:value-type="float">
            <text:p>1.411374</text:p>
          </table:table-cell>
          <table:table-cell office:value-type="float" office:value="4.94757" calcext:value-type="float">
            <text:p>4.94757</text:p>
          </table:table-cell>
          <table:table-cell office:value-type="float" office:value="2.385645" calcext:value-type="float">
            <text:p>2.385645</text:p>
          </table:table-cell>
          <table:table-cell office:value-type="float" office:value="0" calcext:value-type="float">
            <text:p>0</text:p>
          </table:table-cell>
          <table:table-cell office:value-type="float" office:value="-0.001053673" calcext:value-type="float">
            <text:p>-0.0010536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9.718424" calcext:value-type="float">
            <text:p>9.718424</text:p>
          </table:table-cell>
          <table:table-cell office:value-type="float" office:value="455.5862" calcext:value-type="float">
            <text:p>455.5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6437" calcext:value-type="float">
            <text:p>0.03756437</text:p>
          </table:table-cell>
          <table:table-cell office:value-type="float" office:value="7.786787" calcext:value-type="float">
            <text:p>7.786787</text:p>
          </table:table-cell>
          <table:table-cell office:value-type="float" office:value="0.008240305" calcext:value-type="float">
            <text:p>0.008240305</text:p>
          </table:table-cell>
          <table:table-cell office:value-type="float" office:value="0.007288856" calcext:value-type="float">
            <text:p>0.007288856</text:p>
          </table:table-cell>
          <table:table-cell office:value-type="float" office:value="0.003508272" calcext:value-type="float">
            <text:p>0.003508272</text:p>
          </table:table-cell>
          <table:table-cell office:value-type="float" office:value="0.7279872" calcext:value-type="float">
            <text:p>0.7279872</text:p>
          </table:table-cell>
          <table:table-cell office:value-type="float" office:value="-0.001072323" calcext:value-type="float">
            <text:p>-0.001072323</text:p>
          </table:table-cell>
          <table:table-cell office:value-type="float" office:value="0.0001041499" calcext:value-type="float">
            <text:p>0.0001041499</text:p>
          </table:table-cell>
          <table:table-cell office:value-type="float" office:value="0.0004562822" calcext:value-type="float">
            <text:p>0.0004562822</text:p>
          </table:table-cell>
          <table:table-cell office:value-type="float" office:value="8.324886" calcext:value-type="float">
            <text:p>8.324886</text:p>
          </table:table-cell>
          <table:table-cell office:value-type="float" office:value="0.005425458" calcext:value-type="float">
            <text:p>0.005425458</text:p>
          </table:table-cell>
          <table:table-cell office:value-type="float" office:value="0.02637803" calcext:value-type="float">
            <text:p>0.02637803</text:p>
          </table:table-cell>
          <table:table-cell office:value-type="float" office:value="0.02500288" calcext:value-type="float">
            <text:p>0.02500288</text:p>
          </table:table-cell>
          <table:table-cell office:value-type="float" office:value="0.02326578" calcext:value-type="float">
            <text:p>0.02326578</text:p>
          </table:table-cell>
          <table:table-cell office:value-type="float" office:value="0.01696385" calcext:value-type="float">
            <text:p>0.01696385</text:p>
          </table:table-cell>
          <table:table-cell office:value-type="float" office:value="0.02430718" calcext:value-type="float">
            <text:p>0.02430718</text:p>
          </table:table-cell>
          <table:table-cell office:value-type="float" office:value="0.01517799" calcext:value-type="float">
            <text:p>0.01517799</text:p>
          </table:table-cell>
          <table:table-cell office:value-type="float" office:value="0.02001319" calcext:value-type="float">
            <text:p>0.02001319</text:p>
          </table:table-cell>
          <table:table-cell office:value-type="float" office:value="0.5139893" calcext:value-type="float">
            <text:p>0.5139893</text:p>
          </table:table-cell>
          <table:table-cell office:value-type="float" office:value="5.368026" calcext:value-type="float">
            <text:p>5.368026</text:p>
          </table:table-cell>
          <table:table-cell office:value-type="float" office:value="12.8409" calcext:value-type="float">
            <text:p>12.8409</text:p>
          </table:table-cell>
          <table:table-cell office:value-type="float" office:value="12.37628" calcext:value-type="float">
            <text:p>12.37628</text:p>
          </table:table-cell>
          <table:table-cell office:value-type="float" office:value="6.775969" calcext:value-type="float">
            <text:p>6.775969</text:p>
          </table:table-cell>
          <table:table-cell office:value-type="float" office:value="2.616662" calcext:value-type="float">
            <text:p>2.616662</text:p>
          </table:table-cell>
          <table:table-cell office:value-type="float" office:value="1.197005" calcext:value-type="float">
            <text:p>1.197005</text:p>
          </table:table-cell>
          <table:table-cell office:value-type="float" office:value="4.66913" calcext:value-type="float">
            <text:p>4.66913</text:p>
          </table:table-cell>
          <table:table-cell office:value-type="float" office:value="2.339206" calcext:value-type="float">
            <text:p>2.339206</text:p>
          </table:table-cell>
          <table:table-cell office:value-type="float" office:value="0" calcext:value-type="float">
            <text:p>0</text:p>
          </table:table-cell>
          <table:table-cell office:value-type="float" office:value="-0.001521989" calcext:value-type="float">
            <text:p>-0.0015219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9.72006" calcext:value-type="float">
            <text:p>9.72006</text:p>
          </table:table-cell>
          <table:table-cell office:value-type="float" office:value="455.5886" calcext:value-type="float">
            <text:p>455.5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1207" calcext:value-type="float">
            <text:p>0.03761207</text:p>
          </table:table-cell>
          <table:table-cell office:value-type="float" office:value="7.757129" calcext:value-type="float">
            <text:p>7.757129</text:p>
          </table:table-cell>
          <table:table-cell office:value-type="float" office:value="0.008240305" calcext:value-type="float">
            <text:p>0.008240305</text:p>
          </table:table-cell>
          <table:table-cell office:value-type="float" office:value="0.007431106" calcext:value-type="float">
            <text:p>0.007431106</text:p>
          </table:table-cell>
          <table:table-cell office:value-type="float" office:value="0.003508272" calcext:value-type="float">
            <text:p>0.003508272</text:p>
          </table:table-cell>
          <table:table-cell office:value-type="float" office:value="0.7522952" calcext:value-type="float">
            <text:p>0.7522952</text:p>
          </table:table-cell>
          <table:table-cell office:value-type="float" office:value="-0.001070988" calcext:value-type="float">
            <text:p>-0.001070988</text:p>
          </table:table-cell>
          <table:table-cell office:value-type="float" office:value="0.0001014933" calcext:value-type="float">
            <text:p>0.0001014933</text:p>
          </table:table-cell>
          <table:table-cell office:value-type="float" office:value="0.0004680831" calcext:value-type="float">
            <text:p>0.0004680831</text:p>
          </table:table-cell>
          <table:table-cell office:value-type="float" office:value="8.361388" calcext:value-type="float">
            <text:p>8.361388</text:p>
          </table:table-cell>
          <table:table-cell office:value-type="float" office:value="0.00547561" calcext:value-type="float">
            <text:p>0.00547561</text:p>
          </table:table-cell>
          <table:table-cell office:value-type="float" office:value="0.0272279" calcext:value-type="float">
            <text:p>0.0272279</text:p>
          </table:table-cell>
          <table:table-cell office:value-type="float" office:value="0.02521265" calcext:value-type="float">
            <text:p>0.02521265</text:p>
          </table:table-cell>
          <table:table-cell office:value-type="float" office:value="0.02362953" calcext:value-type="float">
            <text:p>0.02362953</text:p>
          </table:table-cell>
          <table:table-cell office:value-type="float" office:value="0.01708238" calcext:value-type="float">
            <text:p>0.01708238</text:p>
          </table:table-cell>
          <table:table-cell office:value-type="float" office:value="0.02460846" calcext:value-type="float">
            <text:p>0.02460846</text:p>
          </table:table-cell>
          <table:table-cell office:value-type="float" office:value="0.01395286" calcext:value-type="float">
            <text:p>0.01395286</text:p>
          </table:table-cell>
          <table:table-cell office:value-type="float" office:value="0.01974992" calcext:value-type="float">
            <text:p>0.01974992</text:p>
          </table:table-cell>
          <table:table-cell office:value-type="float" office:value="0.1565022" calcext:value-type="float">
            <text:p>0.1565022</text:p>
          </table:table-cell>
          <table:table-cell office:value-type="float" office:value="5.292838" calcext:value-type="float">
            <text:p>5.292838</text:p>
          </table:table-cell>
          <table:table-cell office:value-type="float" office:value="12.79995" calcext:value-type="float">
            <text:p>12.79995</text:p>
          </table:table-cell>
          <table:table-cell office:value-type="float" office:value="12.41235" calcext:value-type="float">
            <text:p>12.41235</text:p>
          </table:table-cell>
          <table:table-cell office:value-type="float" office:value="6.712492" calcext:value-type="float">
            <text:p>6.712492</text:p>
          </table:table-cell>
          <table:table-cell office:value-type="float" office:value="2.616186" calcext:value-type="float">
            <text:p>2.616186</text:p>
          </table:table-cell>
          <table:table-cell office:value-type="float" office:value="0.9911442" calcext:value-type="float">
            <text:p>0.9911442</text:p>
          </table:table-cell>
          <table:table-cell office:value-type="float" office:value="4.19488" calcext:value-type="float">
            <text:p>4.19488</text:p>
          </table:table-cell>
          <table:table-cell office:value-type="float" office:value="2.31277" calcext:value-type="float">
            <text:p>2.31277</text:p>
          </table:table-cell>
          <table:table-cell office:value-type="float" office:value="0" calcext:value-type="float">
            <text:p>0</text:p>
          </table:table-cell>
          <table:table-cell office:value-type="float" office:value="-0.001603171" calcext:value-type="float">
            <text:p>-0.0016031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9.712248" calcext:value-type="float">
            <text:p>9.712248</text:p>
          </table:table-cell>
          <table:table-cell office:value-type="float" office:value="455.5929" calcext:value-type="float">
            <text:p>455.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8374" calcext:value-type="float">
            <text:p>0.03768374</text:p>
          </table:table-cell>
          <table:table-cell office:value-type="float" office:value="7.731867" calcext:value-type="float">
            <text:p>7.731867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7573362" calcext:value-type="float">
            <text:p>0.00757336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0.7772137" calcext:value-type="float">
            <text:p>0.7772137</text:p>
          </table:table-cell>
          <table:table-cell office:value-type="float" office:value="-0.001087983" calcext:value-type="float">
            <text:p>-0.001087983</text:p>
          </table:table-cell>
          <table:table-cell office:value-type="float" office:value="0.00009990884" calcext:value-type="float">
            <text:p>9.990884E-05</text:p>
          </table:table-cell>
          <table:table-cell office:value-type="float" office:value="0.0004791529" calcext:value-type="float">
            <text:p>0.0004791529</text:p>
          </table:table-cell>
          <table:table-cell office:value-type="float" office:value="8.395932" calcext:value-type="float">
            <text:p>8.395932</text:p>
          </table:table-cell>
          <table:table-cell office:value-type="float" office:value="0.007736075" calcext:value-type="float">
            <text:p>0.007736075</text:p>
          </table:table-cell>
          <table:table-cell office:value-type="float" office:value="0.02761878" calcext:value-type="float">
            <text:p>0.02761878</text:p>
          </table:table-cell>
          <table:table-cell office:value-type="float" office:value="0.02550911" calcext:value-type="float">
            <text:p>0.02550911</text:p>
          </table:table-cell>
          <table:table-cell office:value-type="float" office:value="0.02395726" calcext:value-type="float">
            <text:p>0.02395726</text:p>
          </table:table-cell>
          <table:table-cell office:value-type="float" office:value="0.0172159" calcext:value-type="float">
            <text:p>0.0172159</text:p>
          </table:table-cell>
          <table:table-cell office:value-type="float" office:value="0.02484648" calcext:value-type="float">
            <text:p>0.02484648</text:p>
          </table:table-cell>
          <table:table-cell office:value-type="float" office:value="0.01304936" calcext:value-type="float">
            <text:p>0.01304936</text:p>
          </table:table-cell>
          <table:table-cell office:value-type="float" office:value="0.01951333" calcext:value-type="float">
            <text:p>0.01951333</text:p>
          </table:table-cell>
          <table:table-cell office:value-type="float" office:value="0.4062451" calcext:value-type="float">
            <text:p>0.4062451</text:p>
          </table:table-cell>
          <table:table-cell office:value-type="float" office:value="5.126863" calcext:value-type="float">
            <text:p>5.126863</text:p>
          </table:table-cell>
          <table:table-cell office:value-type="float" office:value="12.76774" calcext:value-type="float">
            <text:p>12.76774</text:p>
          </table:table-cell>
          <table:table-cell office:value-type="float" office:value="12.43364" calcext:value-type="float">
            <text:p>12.43364</text:p>
          </table:table-cell>
          <table:table-cell office:value-type="float" office:value="6.651952" calcext:value-type="float">
            <text:p>6.651952</text:p>
          </table:table-cell>
          <table:table-cell office:value-type="float" office:value="2.600543" calcext:value-type="float">
            <text:p>2.600543</text:p>
          </table:table-cell>
          <table:table-cell office:value-type="float" office:value="0.8470349" calcext:value-type="float">
            <text:p>0.8470349</text:p>
          </table:table-cell>
          <table:table-cell office:value-type="float" office:value="3.812319" calcext:value-type="float">
            <text:p>3.812319</text:p>
          </table:table-cell>
          <table:table-cell office:value-type="float" office:value="2.278157" calcext:value-type="float">
            <text:p>2.278157</text:p>
          </table:table-cell>
          <table:table-cell office:value-type="float" office:value="0" calcext:value-type="float">
            <text:p>0</text:p>
          </table:table-cell>
          <table:table-cell office:value-type="float" office:value="-0.002920454" calcext:value-type="float">
            <text:p>-0.0029204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9.689591" calcext:value-type="float">
            <text:p>9.689591</text:p>
          </table:table-cell>
          <table:table-cell office:value-type="float" office:value="455.6221" calcext:value-type="float">
            <text:p>455.6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5987" calcext:value-type="float">
            <text:p>0.03775987</text:p>
          </table:table-cell>
          <table:table-cell office:value-type="float" office:value="7.694384" calcext:value-type="float">
            <text:p>7.69438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7786711" calcext:value-type="float">
            <text:p>0.007786711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0.8024229" calcext:value-type="float">
            <text:p>0.8024229</text:p>
          </table:table-cell>
          <table:table-cell office:value-type="float" office:value="-0.001136054" calcext:value-type="float">
            <text:p>-0.001136054</text:p>
          </table:table-cell>
          <table:table-cell office:value-type="float" office:value="0.0001001289" calcext:value-type="float">
            <text:p>0.0001001289</text:p>
          </table:table-cell>
          <table:table-cell office:value-type="float" office:value="0.0005479825" calcext:value-type="float">
            <text:p>0.0005479825</text:p>
          </table:table-cell>
          <table:table-cell office:value-type="float" office:value="8.648767" calcext:value-type="float">
            <text:p>8.648767</text:p>
          </table:table-cell>
          <table:table-cell office:value-type="float" office:value="0.0105752" calcext:value-type="float">
            <text:p>0.0105752</text:p>
          </table:table-cell>
          <table:table-cell office:value-type="float" office:value="0.02327241" calcext:value-type="float">
            <text:p>0.02327241</text:p>
          </table:table-cell>
          <table:table-cell office:value-type="float" office:value="0.02697998" calcext:value-type="float">
            <text:p>0.02697998</text:p>
          </table:table-cell>
          <table:table-cell office:value-type="float" office:value="0.0248333" calcext:value-type="float">
            <text:p>0.0248333</text:p>
          </table:table-cell>
          <table:table-cell office:value-type="float" office:value="0.01738972" calcext:value-type="float">
            <text:p>0.01738972</text:p>
          </table:table-cell>
          <table:table-cell office:value-type="float" office:value="0.02495467" calcext:value-type="float">
            <text:p>0.02495467</text:p>
          </table:table-cell>
          <table:table-cell office:value-type="float" office:value="0.01231867" calcext:value-type="float">
            <text:p>0.01231867</text:p>
          </table:table-cell>
          <table:table-cell office:value-type="float" office:value="0.01907005" calcext:value-type="float">
            <text:p>0.01907005</text:p>
          </table:table-cell>
          <table:table-cell office:value-type="float" office:value="0.2355271" calcext:value-type="float">
            <text:p>0.2355271</text:p>
          </table:table-cell>
          <table:table-cell office:value-type="float" office:value="4.446513" calcext:value-type="float">
            <text:p>4.446513</text:p>
          </table:table-cell>
          <table:table-cell office:value-type="float" office:value="12.34865" calcext:value-type="float">
            <text:p>12.34865</text:p>
          </table:table-cell>
          <table:table-cell office:value-type="float" office:value="12.86219" calcext:value-type="float">
            <text:p>12.86219</text:p>
          </table:table-cell>
          <table:table-cell office:value-type="float" office:value="6.624233" calcext:value-type="float">
            <text:p>6.624233</text:p>
          </table:table-cell>
          <table:table-cell office:value-type="float" office:value="2.550169" calcext:value-type="float">
            <text:p>2.550169</text:p>
          </table:table-cell>
          <table:table-cell office:value-type="float" office:value="0.7516364" calcext:value-type="float">
            <text:p>0.7516364</text:p>
          </table:table-cell>
          <table:table-cell office:value-type="float" office:value="3.374406" calcext:value-type="float">
            <text:p>3.374406</text:p>
          </table:table-cell>
          <table:table-cell office:value-type="float" office:value="2.222943" calcext:value-type="float">
            <text:p>2.222943</text:p>
          </table:table-cell>
          <table:table-cell office:value-type="float" office:value="0" calcext:value-type="float">
            <text:p>0</text:p>
          </table:table-cell>
          <table:table-cell office:value-type="float" office:value="-0.007001387" calcext:value-type="float">
            <text:p>-0.0070013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9.750613" calcext:value-type="float">
            <text:p>9.750613</text:p>
          </table:table-cell>
          <table:table-cell office:value-type="float" office:value="455.6826" calcext:value-type="float">
            <text:p>455.6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43211" calcext:value-type="float">
            <text:p>0.03743211</text:p>
          </table:table-cell>
          <table:table-cell office:value-type="float" office:value="7.536012" calcext:value-type="float">
            <text:p>7.536012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7922147" calcext:value-type="float">
            <text:p>0.007922147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0.8269626" calcext:value-type="float">
            <text:p>0.8269626</text:p>
          </table:table-cell>
          <table:table-cell office:value-type="float" office:value="-0.001616269" calcext:value-type="float">
            <text:p>-0.001616269</text:p>
          </table:table-cell>
          <table:table-cell office:value-type="float" office:value="0.0001031576" calcext:value-type="float">
            <text:p>0.0001031576</text:p>
          </table:table-cell>
          <table:table-cell office:value-type="float" office:value="0.0008292568" calcext:value-type="float">
            <text:p>0.0008292568</text:p>
          </table:table-cell>
          <table:table-cell office:value-type="float" office:value="9.122157" calcext:value-type="float">
            <text:p>9.122157</text:p>
          </table:table-cell>
          <table:table-cell office:value-type="float" office:value="0.009429898" calcext:value-type="float">
            <text:p>0.009429898</text:p>
          </table:table-cell>
          <table:table-cell office:value-type="float" office:value="0.01950817" calcext:value-type="float">
            <text:p>0.01950817</text:p>
          </table:table-cell>
          <table:table-cell office:value-type="float" office:value="0.02005632" calcext:value-type="float">
            <text:p>0.02005632</text:p>
          </table:table-cell>
          <table:table-cell office:value-type="float" office:value="0.02755756" calcext:value-type="float">
            <text:p>0.02755756</text:p>
          </table:table-cell>
          <table:table-cell office:value-type="float" office:value="0.01771503" calcext:value-type="float">
            <text:p>0.01771503</text:p>
          </table:table-cell>
          <table:table-cell office:value-type="float" office:value="0.0245872" calcext:value-type="float">
            <text:p>0.0245872</text:p>
          </table:table-cell>
          <table:table-cell office:value-type="float" office:value="0.01266855" calcext:value-type="float">
            <text:p>0.01266855</text:p>
          </table:table-cell>
          <table:table-cell office:value-type="float" office:value="0.01872242" calcext:value-type="float">
            <text:p>0.01872242</text:p>
          </table:table-cell>
          <table:table-cell office:value-type="float" office:value="1.517081" calcext:value-type="float">
            <text:p>1.517081</text:p>
          </table:table-cell>
          <table:table-cell office:value-type="float" office:value="4.691152" calcext:value-type="float">
            <text:p>4.691152</text:p>
          </table:table-cell>
          <table:table-cell office:value-type="float" office:value="8.55492" calcext:value-type="float">
            <text:p>8.55492</text:p>
          </table:table-cell>
          <table:table-cell office:value-type="float" office:value="14.12382" calcext:value-type="float">
            <text:p>14.12382</text:p>
          </table:table-cell>
          <table:table-cell office:value-type="float" office:value="6.658957" calcext:value-type="float">
            <text:p>6.658957</text:p>
          </table:table-cell>
          <table:table-cell office:value-type="float" office:value="2.447603" calcext:value-type="float">
            <text:p>2.447603</text:p>
          </table:table-cell>
          <table:table-cell office:value-type="float" office:value="0.7704676" calcext:value-type="float">
            <text:p>0.7704676</text:p>
          </table:table-cell>
          <table:table-cell office:value-type="float" office:value="3.156155" calcext:value-type="float">
            <text:p>3.156155</text:p>
          </table:table-cell>
          <table:table-cell office:value-type="float" office:value="2.455621" calcext:value-type="float">
            <text:p>2.455621</text:p>
          </table:table-cell>
          <table:table-cell office:value-type="float" office:value="0" calcext:value-type="float">
            <text:p>0</text:p>
          </table:table-cell>
          <table:table-cell office:value-type="float" office:value="-0.01953954" calcext:value-type="float">
            <text:p>-0.019539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9.804257" calcext:value-type="float">
            <text:p>9.804257</text:p>
          </table:table-cell>
          <table:table-cell office:value-type="float" office:value="455.7459" calcext:value-type="float">
            <text:p>455.7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31202" calcext:value-type="float">
            <text:p>0.03731202</text:p>
          </table:table-cell>
          <table:table-cell office:value-type="float" office:value="7.34341" calcext:value-type="float">
            <text:p>7.34341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8254072" calcext:value-type="float">
            <text:p>0.00825407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0.8799409" calcext:value-type="float">
            <text:p>0.8799409</text:p>
          </table:table-cell>
          <table:table-cell office:value-type="float" office:value="-0.002951697" calcext:value-type="float">
            <text:p>-0.002951697</text:p>
          </table:table-cell>
          <table:table-cell office:value-type="float" office:value="0.0001062875" calcext:value-type="float">
            <text:p>0.0001062875</text:p>
          </table:table-cell>
          <table:table-cell office:value-type="float" office:value="0.001079293" calcext:value-type="float">
            <text:p>0.001079293</text:p>
          </table:table-cell>
          <table:table-cell office:value-type="float" office:value="9.459683" calcext:value-type="float">
            <text:p>9.459683</text:p>
          </table:table-cell>
          <table:table-cell office:value-type="float" office:value="0.01086045" calcext:value-type="float">
            <text:p>0.01086045</text:p>
          </table:table-cell>
          <table:table-cell office:value-type="float" office:value="0.01595322" calcext:value-type="float">
            <text:p>0.01595322</text:p>
          </table:table-cell>
          <table:table-cell office:value-type="float" office:value="0.01794894" calcext:value-type="float">
            <text:p>0.01794894</text:p>
          </table:table-cell>
          <table:table-cell office:value-type="float" office:value="0.02727952" calcext:value-type="float">
            <text:p>0.02727952</text:p>
          </table:table-cell>
          <table:table-cell office:value-type="float" office:value="0.01917056" calcext:value-type="float">
            <text:p>0.01917056</text:p>
          </table:table-cell>
          <table:table-cell office:value-type="float" office:value="0.0247544" calcext:value-type="float">
            <text:p>0.0247544</text:p>
          </table:table-cell>
          <table:table-cell office:value-type="float" office:value="0.01333218" calcext:value-type="float">
            <text:p>0.01333218</text:p>
          </table:table-cell>
          <table:table-cell office:value-type="float" office:value="0.01861577" calcext:value-type="float">
            <text:p>0.01861577</text:p>
          </table:table-cell>
          <table:table-cell office:value-type="float" office:value="0.5706788" calcext:value-type="float">
            <text:p>0.5706788</text:p>
          </table:table-cell>
          <table:table-cell office:value-type="float" office:value="5.054148" calcext:value-type="float">
            <text:p>5.054148</text:p>
          </table:table-cell>
          <table:table-cell office:value-type="float" office:value="7.070999" calcext:value-type="float">
            <text:p>7.070999</text:p>
          </table:table-cell>
          <table:table-cell office:value-type="float" office:value="11.45655" calcext:value-type="float">
            <text:p>11.45655</text:p>
          </table:table-cell>
          <table:table-cell office:value-type="float" office:value="7.289399" calcext:value-type="float">
            <text:p>7.289399</text:p>
          </table:table-cell>
          <table:table-cell office:value-type="float" office:value="3.188225" calcext:value-type="float">
            <text:p>3.188225</text:p>
          </table:table-cell>
          <table:table-cell office:value-type="float" office:value="0.8228074" calcext:value-type="float">
            <text:p>0.8228074</text:p>
          </table:table-cell>
          <table:table-cell office:value-type="float" office:value="3.085305" calcext:value-type="float">
            <text:p>3.085305</text:p>
          </table:table-cell>
          <table:table-cell office:value-type="float" office:value="2.447806" calcext:value-type="float">
            <text:p>2.447806</text:p>
          </table:table-cell>
          <table:table-cell office:value-type="float" office:value="0" calcext:value-type="float">
            <text:p>0</text:p>
          </table:table-cell>
          <table:table-cell office:value-type="float" office:value="-0.03907086" calcext:value-type="float">
            <text:p>-0.039070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9.757213" calcext:value-type="float">
            <text:p>9.757213</text:p>
          </table:table-cell>
          <table:table-cell office:value-type="float" office:value="455.8038" calcext:value-type="float">
            <text:p>455.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3271" calcext:value-type="float">
            <text:p>0.03773271</text:p>
          </table:table-cell>
          <table:table-cell office:value-type="float" office:value="7.24922" calcext:value-type="float">
            <text:p>7.24922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8571673" calcext:value-type="float">
            <text:p>0.008571673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0.9524301" calcext:value-type="float">
            <text:p>0.9524301</text:p>
          </table:table-cell>
          <table:table-cell office:value-type="float" office:value="-0.004673858" calcext:value-type="float">
            <text:p>-0.004673858</text:p>
          </table:table-cell>
          <table:table-cell office:value-type="float" office:value="0.0001100779" calcext:value-type="float">
            <text:p>0.0001100779</text:p>
          </table:table-cell>
          <table:table-cell office:value-type="float" office:value="0.001359749" calcext:value-type="float">
            <text:p>0.001359749</text:p>
          </table:table-cell>
          <table:table-cell office:value-type="float" office:value="9.611094" calcext:value-type="float">
            <text:p>9.611094</text:p>
          </table:table-cell>
          <table:table-cell office:value-type="float" office:value="0.008221719" calcext:value-type="float">
            <text:p>0.008221719</text:p>
          </table:table-cell>
          <table:table-cell office:value-type="float" office:value="0.01674707" calcext:value-type="float">
            <text:p>0.01674707</text:p>
          </table:table-cell>
          <table:table-cell office:value-type="float" office:value="0.02287837" calcext:value-type="float">
            <text:p>0.02287837</text:p>
          </table:table-cell>
          <table:table-cell office:value-type="float" office:value="0.02586948" calcext:value-type="float">
            <text:p>0.02586948</text:p>
          </table:table-cell>
          <table:table-cell office:value-type="float" office:value="0.01925562" calcext:value-type="float">
            <text:p>0.01925562</text:p>
          </table:table-cell>
          <table:table-cell office:value-type="float" office:value="0.02414568" calcext:value-type="float">
            <text:p>0.02414568</text:p>
          </table:table-cell>
          <table:table-cell office:value-type="float" office:value="0.01529201" calcext:value-type="float">
            <text:p>0.01529201</text:p>
          </table:table-cell>
          <table:table-cell office:value-type="float" office:value="0.01874743" calcext:value-type="float">
            <text:p>0.01874743</text:p>
          </table:table-cell>
          <table:table-cell office:value-type="float" office:value="-0.1487715" calcext:value-type="float">
            <text:p>-0.1487715</text:p>
          </table:table-cell>
          <table:table-cell office:value-type="float" office:value="4.211217" calcext:value-type="float">
            <text:p>4.211217</text:p>
          </table:table-cell>
          <table:table-cell office:value-type="float" office:value="6.320308" calcext:value-type="float">
            <text:p>6.320308</text:p>
          </table:table-cell>
          <table:table-cell office:value-type="float" office:value="9.290339" calcext:value-type="float">
            <text:p>9.290339</text:p>
          </table:table-cell>
          <table:table-cell office:value-type="float" office:value="6.30602" calcext:value-type="float">
            <text:p>6.30602</text:p>
          </table:table-cell>
          <table:table-cell office:value-type="float" office:value="4.612048" calcext:value-type="float">
            <text:p>4.612048</text:p>
          </table:table-cell>
          <table:table-cell office:value-type="float" office:value="1.66663" calcext:value-type="float">
            <text:p>1.66663</text:p>
          </table:table-cell>
          <table:table-cell office:value-type="float" office:value="3.069202" calcext:value-type="float">
            <text:p>3.069202</text:p>
          </table:table-cell>
          <table:table-cell office:value-type="float" office:value="2.606488" calcext:value-type="float">
            <text:p>2.606488</text:p>
          </table:table-cell>
          <table:table-cell office:value-type="float" office:value="0" calcext:value-type="float">
            <text:p>0</text:p>
          </table:table-cell>
          <table:table-cell office:value-type="float" office:value="-0.04677911" calcext:value-type="float">
            <text:p>-0.046779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9.758909" calcext:value-type="float">
            <text:p>9.758909</text:p>
          </table:table-cell>
          <table:table-cell office:value-type="float" office:value="455.8242" calcext:value-type="float">
            <text:p>455.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2934" calcext:value-type="float">
            <text:p>0.03792934</text:p>
          </table:table-cell>
          <table:table-cell office:value-type="float" office:value="7.162182" calcext:value-type="float">
            <text:p>7.162182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8759314" calcext:value-type="float">
            <text:p>0.00875931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05353796" calcext:value-type="float">
            <text:p>-0.005353796</text:p>
          </table:table-cell>
          <table:table-cell office:value-type="float" office:value="0.0001148149" calcext:value-type="float">
            <text:p>0.0001148149</text:p>
          </table:table-cell>
          <table:table-cell office:value-type="float" office:value="0.00144204" calcext:value-type="float">
            <text:p>0.00144204</text:p>
          </table:table-cell>
          <table:table-cell office:value-type="float" office:value="9.670425" calcext:value-type="float">
            <text:p>9.670425</text:p>
          </table:table-cell>
          <table:table-cell office:value-type="float" office:value="0.00869341" calcext:value-type="float">
            <text:p>0.00869341</text:p>
          </table:table-cell>
          <table:table-cell office:value-type="float" office:value="0.01989837" calcext:value-type="float">
            <text:p>0.01989837</text:p>
          </table:table-cell>
          <table:table-cell office:value-type="float" office:value="0.02561766" calcext:value-type="float">
            <text:p>0.02561766</text:p>
          </table:table-cell>
          <table:table-cell office:value-type="float" office:value="0.02563456" calcext:value-type="float">
            <text:p>0.02563456</text:p>
          </table:table-cell>
          <table:table-cell office:value-type="float" office:value="0.01962258" calcext:value-type="float">
            <text:p>0.01962258</text:p>
          </table:table-cell>
          <table:table-cell office:value-type="float" office:value="0.02268075" calcext:value-type="float">
            <text:p>0.02268075</text:p>
          </table:table-cell>
          <table:table-cell office:value-type="float" office:value="0.01546502" calcext:value-type="float">
            <text:p>0.01546502</text:p>
          </table:table-cell>
          <table:table-cell office:value-type="float" office:value="0.01870465" calcext:value-type="float">
            <text:p>0.01870465</text:p>
          </table:table-cell>
          <table:table-cell office:value-type="float" office:value="0.317362" calcext:value-type="float">
            <text:p>0.317362</text:p>
          </table:table-cell>
          <table:table-cell office:value-type="float" office:value="4.355961" calcext:value-type="float">
            <text:p>4.355961</text:p>
          </table:table-cell>
          <table:table-cell office:value-type="float" office:value="6.178302" calcext:value-type="float">
            <text:p>6.178302</text:p>
          </table:table-cell>
          <table:table-cell office:value-type="float" office:value="8.554429" calcext:value-type="float">
            <text:p>8.554429</text:p>
          </table:table-cell>
          <table:table-cell office:value-type="float" office:value="5.949453" calcext:value-type="float">
            <text:p>5.949453</text:p>
          </table:table-cell>
          <table:table-cell office:value-type="float" office:value="4.29879" calcext:value-type="float">
            <text:p>4.29879</text:p>
          </table:table-cell>
          <table:table-cell office:value-type="float" office:value="1.610371" calcext:value-type="float">
            <text:p>1.610371</text:p>
          </table:table-cell>
          <table:table-cell office:value-type="float" office:value="3.01676" calcext:value-type="float">
            <text:p>3.01676</text:p>
          </table:table-cell>
          <table:table-cell office:value-type="float" office:value="2.641179" calcext:value-type="float">
            <text:p>2.641179</text:p>
          </table:table-cell>
          <table:table-cell office:value-type="float" office:value="0" calcext:value-type="float">
            <text:p>0</text:p>
          </table:table-cell>
          <table:table-cell office:value-type="float" office:value="-0.04715943" calcext:value-type="float">
            <text:p>-0.047159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9.780363" calcext:value-type="float">
            <text:p>9.780363</text:p>
          </table:table-cell>
          <table:table-cell office:value-type="float" office:value="455.8361" calcext:value-type="float">
            <text:p>455.8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7173" calcext:value-type="float">
            <text:p>0.03817173</text:p>
          </table:table-cell>
          <table:table-cell office:value-type="float" office:value="7.082265" calcext:value-type="float">
            <text:p>7.08226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8887823" calcext:value-type="float">
            <text:p>0.008887823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057311" calcext:value-type="float">
            <text:p>1.057311</text:p>
          </table:table-cell>
          <table:table-cell office:value-type="float" office:value="-0.005878096" calcext:value-type="float">
            <text:p>-0.005878096</text:p>
          </table:table-cell>
          <table:table-cell office:value-type="float" office:value="0.0001204931" calcext:value-type="float">
            <text:p>0.0001204931</text:p>
          </table:table-cell>
          <table:table-cell office:value-type="float" office:value="0.001496453" calcext:value-type="float">
            <text:p>0.001496453</text:p>
          </table:table-cell>
          <table:table-cell office:value-type="float" office:value="9.713012" calcext:value-type="float">
            <text:p>9.713012</text:p>
          </table:table-cell>
          <table:table-cell office:value-type="float" office:value="0.008389002" calcext:value-type="float">
            <text:p>0.008389002</text:p>
          </table:table-cell>
          <table:table-cell office:value-type="float" office:value="0.02176985" calcext:value-type="float">
            <text:p>0.02176985</text:p>
          </table:table-cell>
          <table:table-cell office:value-type="float" office:value="0.02812392" calcext:value-type="float">
            <text:p>0.02812392</text:p>
          </table:table-cell>
          <table:table-cell office:value-type="float" office:value="0.02639097" calcext:value-type="float">
            <text:p>0.02639097</text:p>
          </table:table-cell>
          <table:table-cell office:value-type="float" office:value="0.0202133" calcext:value-type="float">
            <text:p>0.0202133</text:p>
          </table:table-cell>
          <table:table-cell office:value-type="float" office:value="0.02187382" calcext:value-type="float">
            <text:p>0.02187382</text:p>
          </table:table-cell>
          <table:table-cell office:value-type="float" office:value="0.0155883" calcext:value-type="float">
            <text:p>0.0155883</text:p>
          </table:table-cell>
          <table:table-cell office:value-type="float" office:value="0.01861165" calcext:value-type="float">
            <text:p>0.01861165</text:p>
          </table:table-cell>
          <table:table-cell office:value-type="float" office:value="2.091116" calcext:value-type="float">
            <text:p>2.091116</text:p>
          </table:table-cell>
          <table:table-cell office:value-type="float" office:value="4.565199" calcext:value-type="float">
            <text:p>4.565199</text:p>
          </table:table-cell>
          <table:table-cell office:value-type="float" office:value="6.021554" calcext:value-type="float">
            <text:p>6.021554</text:p>
          </table:table-cell>
          <table:table-cell office:value-type="float" office:value="7.859162" calcext:value-type="float">
            <text:p>7.859162</text:p>
          </table:table-cell>
          <table:table-cell office:value-type="float" office:value="5.639969" calcext:value-type="float">
            <text:p>5.639969</text:p>
          </table:table-cell>
          <table:table-cell office:value-type="float" office:value="3.905233" calcext:value-type="float">
            <text:p>3.905233</text:p>
          </table:table-cell>
          <table:table-cell office:value-type="float" office:value="1.526705" calcext:value-type="float">
            <text:p>1.526705</text:p>
          </table:table-cell>
          <table:table-cell office:value-type="float" office:value="2.968625" calcext:value-type="float">
            <text:p>2.968625</text:p>
          </table:table-cell>
          <table:table-cell office:value-type="float" office:value="2.700387" calcext:value-type="float">
            <text:p>2.700387</text:p>
          </table:table-cell>
          <table:table-cell office:value-type="float" office:value="0" calcext:value-type="float">
            <text:p>0</text:p>
          </table:table-cell>
          <table:table-cell office:value-type="float" office:value="-0.04729837" calcext:value-type="float">
            <text:p>-0.047298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9.815724" calcext:value-type="float">
            <text:p>9.815724</text:p>
          </table:table-cell>
          <table:table-cell office:value-type="float" office:value="455.8397" calcext:value-type="float">
            <text:p>455.8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2464" calcext:value-type="float">
            <text:p>0.03852464</text:p>
          </table:table-cell>
          <table:table-cell office:value-type="float" office:value="7.014235" calcext:value-type="float">
            <text:p>7.01423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8984533" calcext:value-type="float">
            <text:p>0.008984533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084706" calcext:value-type="float">
            <text:p>1.084706</text:p>
          </table:table-cell>
          <table:table-cell office:value-type="float" office:value="-0.006021635" calcext:value-type="float">
            <text:p>-0.006021635</text:p>
          </table:table-cell>
          <table:table-cell office:value-type="float" office:value="0.0001251659" calcext:value-type="float">
            <text:p>0.0001251659</text:p>
          </table:table-cell>
          <table:table-cell office:value-type="float" office:value="0.001514354" calcext:value-type="float">
            <text:p>0.001514354</text:p>
          </table:table-cell>
          <table:table-cell office:value-type="float" office:value="9.740891" calcext:value-type="float">
            <text:p>9.740891</text:p>
          </table:table-cell>
          <table:table-cell office:value-type="float" office:value="0.007032642" calcext:value-type="float">
            <text:p>0.007032642</text:p>
          </table:table-cell>
          <table:table-cell office:value-type="float" office:value="0.02304559" calcext:value-type="float">
            <text:p>0.02304559</text:p>
          </table:table-cell>
          <table:table-cell office:value-type="float" office:value="0.03125016" calcext:value-type="float">
            <text:p>0.03125016</text:p>
          </table:table-cell>
          <table:table-cell office:value-type="float" office:value="0.02790291" calcext:value-type="float">
            <text:p>0.02790291</text:p>
          </table:table-cell>
          <table:table-cell office:value-type="float" office:value="0.02094702" calcext:value-type="float">
            <text:p>0.02094702</text:p>
          </table:table-cell>
          <table:table-cell office:value-type="float" office:value="0.02172431" calcext:value-type="float">
            <text:p>0.02172431</text:p>
          </table:table-cell>
          <table:table-cell office:value-type="float" office:value="0.01588829" calcext:value-type="float">
            <text:p>0.01588829</text:p>
          </table:table-cell>
          <table:table-cell office:value-type="float" office:value="0.01851291" calcext:value-type="float">
            <text:p>0.01851291</text:p>
          </table:table-cell>
          <table:table-cell office:value-type="float" office:value="1.522588" calcext:value-type="float">
            <text:p>1.522588</text:p>
          </table:table-cell>
          <table:table-cell office:value-type="float" office:value="4.798891" calcext:value-type="float">
            <text:p>4.798891</text:p>
          </table:table-cell>
          <table:table-cell office:value-type="float" office:value="5.980209" calcext:value-type="float">
            <text:p>5.980209</text:p>
          </table:table-cell>
          <table:table-cell office:value-type="float" office:value="7.45706" calcext:value-type="float">
            <text:p>7.45706</text:p>
          </table:table-cell>
          <table:table-cell office:value-type="float" office:value="5.415845" calcext:value-type="float">
            <text:p>5.415845</text:p>
          </table:table-cell>
          <table:table-cell office:value-type="float" office:value="3.63948" calcext:value-type="float">
            <text:p>3.63948</text:p>
          </table:table-cell>
          <table:table-cell office:value-type="float" office:value="1.502755" calcext:value-type="float">
            <text:p>1.502755</text:p>
          </table:table-cell>
          <table:table-cell office:value-type="float" office:value="2.925508" calcext:value-type="float">
            <text:p>2.925508</text:p>
          </table:table-cell>
          <table:table-cell office:value-type="float" office:value="2.7198" calcext:value-type="float">
            <text:p>2.7198</text:p>
          </table:table-cell>
          <table:table-cell office:value-type="float" office:value="0" calcext:value-type="float">
            <text:p>0</text:p>
          </table:table-cell>
          <table:table-cell office:value-type="float" office:value="-0.04730635" calcext:value-type="float">
            <text:p>-0.047306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9.821942" calcext:value-type="float">
            <text:p>9.821942</text:p>
          </table:table-cell>
          <table:table-cell office:value-type="float" office:value="455.8559" calcext:value-type="float">
            <text:p>455.8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5212" calcext:value-type="float">
            <text:p>0.03855212</text:p>
          </table:table-cell>
          <table:table-cell office:value-type="float" office:value="6.969971" calcext:value-type="float">
            <text:p>6.969971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907344" calcext:value-type="float">
            <text:p>0.0090734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104355" calcext:value-type="float">
            <text:p>1.104355</text:p>
          </table:table-cell>
          <table:table-cell office:value-type="float" office:value="-0.006417113" calcext:value-type="float">
            <text:p>-0.006417113</text:p>
          </table:table-cell>
          <table:table-cell office:value-type="float" office:value="0.0001303106" calcext:value-type="float">
            <text:p>0.0001303106</text:p>
          </table:table-cell>
          <table:table-cell office:value-type="float" office:value="0.001615329" calcext:value-type="float">
            <text:p>0.001615329</text:p>
          </table:table-cell>
          <table:table-cell office:value-type="float" office:value="9.773176" calcext:value-type="float">
            <text:p>9.773176</text:p>
          </table:table-cell>
          <table:table-cell office:value-type="float" office:value="0.005947353" calcext:value-type="float">
            <text:p>0.005947353</text:p>
          </table:table-cell>
          <table:table-cell office:value-type="float" office:value="0.02176207" calcext:value-type="float">
            <text:p>0.02176207</text:p>
          </table:table-cell>
          <table:table-cell office:value-type="float" office:value="0.03166072" calcext:value-type="float">
            <text:p>0.03166072</text:p>
          </table:table-cell>
          <table:table-cell office:value-type="float" office:value="0.02816206" calcext:value-type="float">
            <text:p>0.02816206</text:p>
          </table:table-cell>
          <table:table-cell office:value-type="float" office:value="0.02137886" calcext:value-type="float">
            <text:p>0.02137886</text:p>
          </table:table-cell>
          <table:table-cell office:value-type="float" office:value="0.02158861" calcext:value-type="float">
            <text:p>0.02158861</text:p>
          </table:table-cell>
          <table:table-cell office:value-type="float" office:value="0.01617004" calcext:value-type="float">
            <text:p>0.01617004</text:p>
          </table:table-cell>
          <table:table-cell office:value-type="float" office:value="0.01844938" calcext:value-type="float">
            <text:p>0.01844938</text:p>
          </table:table-cell>
          <table:table-cell office:value-type="float" office:value="0.2951068" calcext:value-type="float">
            <text:p>0.2951068</text:p>
          </table:table-cell>
          <table:table-cell office:value-type="float" office:value="4.535974" calcext:value-type="float">
            <text:p>4.535974</text:p>
          </table:table-cell>
          <table:table-cell office:value-type="float" office:value="6.17296" calcext:value-type="float">
            <text:p>6.17296</text:p>
          </table:table-cell>
          <table:table-cell office:value-type="float" office:value="7.333966" calcext:value-type="float">
            <text:p>7.333966</text:p>
          </table:table-cell>
          <table:table-cell office:value-type="float" office:value="5.291177" calcext:value-type="float">
            <text:p>5.291177</text:p>
          </table:table-cell>
          <table:table-cell office:value-type="float" office:value="3.43485" calcext:value-type="float">
            <text:p>3.43485</text:p>
          </table:table-cell>
          <table:table-cell office:value-type="float" office:value="1.484242" calcext:value-type="float">
            <text:p>1.484242</text:p>
          </table:table-cell>
          <table:table-cell office:value-type="float" office:value="2.892575" calcext:value-type="float">
            <text:p>2.892575</text:p>
          </table:table-cell>
          <table:table-cell office:value-type="float" office:value="2.71692" calcext:value-type="float">
            <text:p>2.71692</text:p>
          </table:table-cell>
          <table:table-cell office:value-type="float" office:value="0" calcext:value-type="float">
            <text:p>0</text:p>
          </table:table-cell>
          <table:table-cell office:value-type="float" office:value="-0.047492" calcext:value-type="float">
            <text:p>-0.0474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9.821935" calcext:value-type="float">
            <text:p>9.821935</text:p>
          </table:table-cell>
          <table:table-cell office:value-type="float" office:value="455.8813" calcext:value-type="float">
            <text:p>455.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39045" calcext:value-type="float">
            <text:p>0.03839045</text:p>
          </table:table-cell>
          <table:table-cell office:value-type="float" office:value="6.928495" calcext:value-type="float">
            <text:p>6.92849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9146124" calcext:value-type="float">
            <text:p>0.00914612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118366" calcext:value-type="float">
            <text:p>1.118366</text:p>
          </table:table-cell>
          <table:table-cell office:value-type="float" office:value="-0.006759642" calcext:value-type="float">
            <text:p>-0.006759642</text:p>
          </table:table-cell>
          <table:table-cell office:value-type="float" office:value="0.000136829" calcext:value-type="float">
            <text:p>0.000136829</text:p>
          </table:table-cell>
          <table:table-cell office:value-type="float" office:value="0.001719074" calcext:value-type="float">
            <text:p>0.001719074</text:p>
          </table:table-cell>
          <table:table-cell office:value-type="float" office:value="9.828714" calcext:value-type="float">
            <text:p>9.828714</text:p>
          </table:table-cell>
          <table:table-cell office:value-type="float" office:value="0.006946452" calcext:value-type="float">
            <text:p>0.006946452</text:p>
          </table:table-cell>
          <table:table-cell office:value-type="float" office:value="0.02361546" calcext:value-type="float">
            <text:p>0.02361546</text:p>
          </table:table-cell>
          <table:table-cell office:value-type="float" office:value="0.03012419" calcext:value-type="float">
            <text:p>0.03012419</text:p>
          </table:table-cell>
          <table:table-cell office:value-type="float" office:value="0.02699316" calcext:value-type="float">
            <text:p>0.02699316</text:p>
          </table:table-cell>
          <table:table-cell office:value-type="float" office:value="0.02115183" calcext:value-type="float">
            <text:p>0.02115183</text:p>
          </table:table-cell>
          <table:table-cell office:value-type="float" office:value="0.02111222" calcext:value-type="float">
            <text:p>0.02111222</text:p>
          </table:table-cell>
          <table:table-cell office:value-type="float" office:value="0.01654167" calcext:value-type="float">
            <text:p>0.01654167</text:p>
          </table:table-cell>
          <table:table-cell office:value-type="float" office:value="0.0183841" calcext:value-type="float">
            <text:p>0.0183841</text:p>
          </table:table-cell>
          <table:table-cell office:value-type="float" office:value="0.4334805" calcext:value-type="float">
            <text:p>0.4334805</text:p>
          </table:table-cell>
          <table:table-cell office:value-type="float" office:value="4.37697" calcext:value-type="float">
            <text:p>4.37697</text:p>
          </table:table-cell>
          <table:table-cell office:value-type="float" office:value="5.991907" calcext:value-type="float">
            <text:p>5.991907</text:p>
          </table:table-cell>
          <table:table-cell office:value-type="float" office:value="7.16272" calcext:value-type="float">
            <text:p>7.16272</text:p>
          </table:table-cell>
          <table:table-cell office:value-type="float" office:value="5.202806" calcext:value-type="float">
            <text:p>5.202806</text:p>
          </table:table-cell>
          <table:table-cell office:value-type="float" office:value="3.307636" calcext:value-type="float">
            <text:p>3.307636</text:p>
          </table:table-cell>
          <table:table-cell office:value-type="float" office:value="1.492739" calcext:value-type="float">
            <text:p>1.492739</text:p>
          </table:table-cell>
          <table:table-cell office:value-type="float" office:value="2.861737" calcext:value-type="float">
            <text:p>2.861737</text:p>
          </table:table-cell>
          <table:table-cell office:value-type="float" office:value="2.722443" calcext:value-type="float">
            <text:p>2.722443</text:p>
          </table:table-cell>
          <table:table-cell office:value-type="float" office:value="0" calcext:value-type="float">
            <text:p>0</text:p>
          </table:table-cell>
          <table:table-cell office:value-type="float" office:value="-0.04773916" calcext:value-type="float">
            <text:p>-0.047739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9.819137" calcext:value-type="float">
            <text:p>9.819137</text:p>
          </table:table-cell>
          <table:table-cell office:value-type="float" office:value="455.8964" calcext:value-type="float">
            <text:p>455.8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1382" calcext:value-type="float">
            <text:p>0.03841382</text:p>
          </table:table-cell>
          <table:table-cell office:value-type="float" office:value="6.900793" calcext:value-type="float">
            <text:p>6.90079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929132" calcext:value-type="float">
            <text:p>0.0092913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144619" calcext:value-type="float">
            <text:p>1.144619</text:p>
          </table:table-cell>
          <table:table-cell office:value-type="float" office:value="-0.006828104" calcext:value-type="float">
            <text:p>-0.006828104</text:p>
          </table:table-cell>
          <table:table-cell office:value-type="float" office:value="0.0001387881" calcext:value-type="float">
            <text:p>0.0001387881</text:p>
          </table:table-cell>
          <table:table-cell office:value-type="float" office:value="0.002022383" calcext:value-type="float">
            <text:p>0.002022383</text:p>
          </table:table-cell>
          <table:table-cell office:value-type="float" office:value="9.850775" calcext:value-type="float">
            <text:p>9.850775</text:p>
          </table:table-cell>
          <table:table-cell office:value-type="float" office:value="0.00853011" calcext:value-type="float">
            <text:p>0.00853011</text:p>
          </table:table-cell>
          <table:table-cell office:value-type="float" office:value="0.01825536" calcext:value-type="float">
            <text:p>0.01825536</text:p>
          </table:table-cell>
          <table:table-cell office:value-type="float" office:value="0.02713875" calcext:value-type="float">
            <text:p>0.02713875</text:p>
          </table:table-cell>
          <table:table-cell office:value-type="float" office:value="0.02711737" calcext:value-type="float">
            <text:p>0.02711737</text:p>
          </table:table-cell>
          <table:table-cell office:value-type="float" office:value="0.02177213" calcext:value-type="float">
            <text:p>0.02177213</text:p>
          </table:table-cell>
          <table:table-cell office:value-type="float" office:value="0.02094308" calcext:value-type="float">
            <text:p>0.02094308</text:p>
          </table:table-cell>
          <table:table-cell office:value-type="float" office:value="0.01671487" calcext:value-type="float">
            <text:p>0.01671487</text:p>
          </table:table-cell>
          <table:table-cell office:value-type="float" office:value="0.01832638" calcext:value-type="float">
            <text:p>0.01832638</text:p>
          </table:table-cell>
          <table:table-cell office:value-type="float" office:value="0.04272996" calcext:value-type="float">
            <text:p>0.04272996</text:p>
          </table:table-cell>
          <table:table-cell office:value-type="float" office:value="1.752581" calcext:value-type="float">
            <text:p>1.752581</text:p>
          </table:table-cell>
          <table:table-cell office:value-type="float" office:value="5.373424" calcext:value-type="float">
            <text:p>5.373424</text:p>
          </table:table-cell>
          <table:table-cell office:value-type="float" office:value="7.557927" calcext:value-type="float">
            <text:p>7.557927</text:p>
          </table:table-cell>
          <table:table-cell office:value-type="float" office:value="5.907939" calcext:value-type="float">
            <text:p>5.907939</text:p>
          </table:table-cell>
          <table:table-cell office:value-type="float" office:value="3.363101" calcext:value-type="float">
            <text:p>3.363101</text:p>
          </table:table-cell>
          <table:table-cell office:value-type="float" office:value="1.467865" calcext:value-type="float">
            <text:p>1.467865</text:p>
          </table:table-cell>
          <table:table-cell office:value-type="float" office:value="2.841917" calcext:value-type="float">
            <text:p>2.841917</text:p>
          </table:table-cell>
          <table:table-cell office:value-type="float" office:value="3.980104" calcext:value-type="float">
            <text:p>3.980104</text:p>
          </table:table-cell>
          <table:table-cell office:value-type="float" office:value="0" calcext:value-type="float">
            <text:p>0</text:p>
          </table:table-cell>
          <table:table-cell office:value-type="float" office:value="-0.04874323" calcext:value-type="float">
            <text:p>-0.048743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9.817214" calcext:value-type="float">
            <text:p>9.817214</text:p>
          </table:table-cell>
          <table:table-cell office:value-type="float" office:value="455.9091" calcext:value-type="float">
            <text:p>455.9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9545" calcext:value-type="float">
            <text:p>0.03859545</text:p>
          </table:table-cell>
          <table:table-cell office:value-type="float" office:value="6.851644" calcext:value-type="float">
            <text:p>6.85164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9419977" calcext:value-type="float">
            <text:p>0.009419977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180263" calcext:value-type="float">
            <text:p>1.180263</text:p>
          </table:table-cell>
          <table:table-cell office:value-type="float" office:value="-0.007011272" calcext:value-type="float">
            <text:p>-0.007011272</text:p>
          </table:table-cell>
          <table:table-cell office:value-type="float" office:value="0.0001442593" calcext:value-type="float">
            <text:p>0.0001442593</text:p>
          </table:table-cell>
          <table:table-cell office:value-type="float" office:value="0.002076732" calcext:value-type="float">
            <text:p>0.002076732</text:p>
          </table:table-cell>
          <table:table-cell office:value-type="float" office:value="9.86986" calcext:value-type="float">
            <text:p>9.86986</text:p>
          </table:table-cell>
          <table:table-cell office:value-type="float" office:value="0.008582881" calcext:value-type="float">
            <text:p>0.008582881</text:p>
          </table:table-cell>
          <table:table-cell office:value-type="float" office:value="0.02206645" calcext:value-type="float">
            <text:p>0.02206645</text:p>
          </table:table-cell>
          <table:table-cell office:value-type="float" office:value="0.02942769" calcext:value-type="float">
            <text:p>0.02942769</text:p>
          </table:table-cell>
          <table:table-cell office:value-type="float" office:value="0.02710171" calcext:value-type="float">
            <text:p>0.02710171</text:p>
          </table:table-cell>
          <table:table-cell office:value-type="float" office:value="0.02161805" calcext:value-type="float">
            <text:p>0.02161805</text:p>
          </table:table-cell>
          <table:table-cell office:value-type="float" office:value="0.02093007" calcext:value-type="float">
            <text:p>0.02093007</text:p>
          </table:table-cell>
          <table:table-cell office:value-type="float" office:value="0.01686973" calcext:value-type="float">
            <text:p>0.01686973</text:p>
          </table:table-cell>
          <table:table-cell office:value-type="float" office:value="0.01831209" calcext:value-type="float">
            <text:p>0.01831209</text:p>
          </table:table-cell>
          <table:table-cell office:value-type="float" office:value="0.6691935" calcext:value-type="float">
            <text:p>0.6691935</text:p>
          </table:table-cell>
          <table:table-cell office:value-type="float" office:value="2.611877" calcext:value-type="float">
            <text:p>2.611877</text:p>
          </table:table-cell>
          <table:table-cell office:value-type="float" office:value="4.863612" calcext:value-type="float">
            <text:p>4.863612</text:p>
          </table:table-cell>
          <table:table-cell office:value-type="float" office:value="6.926741" calcext:value-type="float">
            <text:p>6.926741</text:p>
          </table:table-cell>
          <table:table-cell office:value-type="float" office:value="5.864924" calcext:value-type="float">
            <text:p>5.864924</text:p>
          </table:table-cell>
          <table:table-cell office:value-type="float" office:value="3.431866" calcext:value-type="float">
            <text:p>3.431866</text:p>
          </table:table-cell>
          <table:table-cell office:value-type="float" office:value="1.418604" calcext:value-type="float">
            <text:p>1.418604</text:p>
          </table:table-cell>
          <table:table-cell office:value-type="float" office:value="2.835727" calcext:value-type="float">
            <text:p>2.835727</text:p>
          </table:table-cell>
          <table:table-cell office:value-type="float" office:value="3.867924" calcext:value-type="float">
            <text:p>3.867924</text:p>
          </table:table-cell>
          <table:table-cell office:value-type="float" office:value="0" calcext:value-type="float">
            <text:p>0</text:p>
          </table:table-cell>
          <table:table-cell office:value-type="float" office:value="-0.04882577" calcext:value-type="float">
            <text:p>-0.048825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9.811606" calcext:value-type="float">
            <text:p>9.811606</text:p>
          </table:table-cell>
          <table:table-cell office:value-type="float" office:value="455.9294" calcext:value-type="float">
            <text:p>455.9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2116" calcext:value-type="float">
            <text:p>0.03852116</text:p>
          </table:table-cell>
          <table:table-cell office:value-type="float" office:value="6.815275" calcext:value-type="float">
            <text:p>6.81527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9505053" calcext:value-type="float">
            <text:p>0.009505053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199766" calcext:value-type="float">
            <text:p>1.199766</text:p>
          </table:table-cell>
          <table:table-cell office:value-type="float" office:value="-0.007203878" calcext:value-type="float">
            <text:p>-0.007203878</text:p>
          </table:table-cell>
          <table:table-cell office:value-type="float" office:value="0.0001504889" calcext:value-type="float">
            <text:p>0.0001504889</text:p>
          </table:table-cell>
          <table:table-cell office:value-type="float" office:value="0.002169538" calcext:value-type="float">
            <text:p>0.002169538</text:p>
          </table:table-cell>
          <table:table-cell office:value-type="float" office:value="9.906176" calcext:value-type="float">
            <text:p>9.906176</text:p>
          </table:table-cell>
          <table:table-cell office:value-type="float" office:value="0.0079552" calcext:value-type="float">
            <text:p>0.0079552</text:p>
          </table:table-cell>
          <table:table-cell office:value-type="float" office:value="0.02403786" calcext:value-type="float">
            <text:p>0.02403786</text:p>
          </table:table-cell>
          <table:table-cell office:value-type="float" office:value="0.02924271" calcext:value-type="float">
            <text:p>0.02924271</text:p>
          </table:table-cell>
          <table:table-cell office:value-type="float" office:value="0.02653838" calcext:value-type="float">
            <text:p>0.02653838</text:p>
          </table:table-cell>
          <table:table-cell office:value-type="float" office:value="0.02130534" calcext:value-type="float">
            <text:p>0.02130534</text:p>
          </table:table-cell>
          <table:table-cell office:value-type="float" office:value="0.0206111" calcext:value-type="float">
            <text:p>0.0206111</text:p>
          </table:table-cell>
          <table:table-cell office:value-type="float" office:value="0.01709685" calcext:value-type="float">
            <text:p>0.01709685</text:p>
          </table:table-cell>
          <table:table-cell office:value-type="float" office:value="0.01827346" calcext:value-type="float">
            <text:p>0.01827346</text:p>
          </table:table-cell>
          <table:table-cell office:value-type="float" office:value="0.8409011" calcext:value-type="float">
            <text:p>0.8409011</text:p>
          </table:table-cell>
          <table:table-cell office:value-type="float" office:value="3.002238" calcext:value-type="float">
            <text:p>3.002238</text:p>
          </table:table-cell>
          <table:table-cell office:value-type="float" office:value="4.778049" calcext:value-type="float">
            <text:p>4.778049</text:p>
          </table:table-cell>
          <table:table-cell office:value-type="float" office:value="6.677253" calcext:value-type="float">
            <text:p>6.677253</text:p>
          </table:table-cell>
          <table:table-cell office:value-type="float" office:value="5.649396" calcext:value-type="float">
            <text:p>5.649396</text:p>
          </table:table-cell>
          <table:table-cell office:value-type="float" office:value="3.290129" calcext:value-type="float">
            <text:p>3.290129</text:p>
          </table:table-cell>
          <table:table-cell office:value-type="float" office:value="1.389823" calcext:value-type="float">
            <text:p>1.389823</text:p>
          </table:table-cell>
          <table:table-cell office:value-type="float" office:value="2.824889" calcext:value-type="float">
            <text:p>2.824889</text:p>
          </table:table-cell>
          <table:table-cell office:value-type="float" office:value="3.812597" calcext:value-type="float">
            <text:p>3.812597</text:p>
          </table:table-cell>
          <table:table-cell office:value-type="float" office:value="0" calcext:value-type="float">
            <text:p>0</text:p>
          </table:table-cell>
          <table:table-cell office:value-type="float" office:value="-0.04897002" calcext:value-type="float">
            <text:p>-0.048970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9.823047" calcext:value-type="float">
            <text:p>9.823047</text:p>
          </table:table-cell>
          <table:table-cell office:value-type="float" office:value="455.9338" calcext:value-type="float">
            <text:p>455.9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7218" calcext:value-type="float">
            <text:p>0.03877218</text:p>
          </table:table-cell>
          <table:table-cell office:value-type="float" office:value="6.788205" calcext:value-type="float">
            <text:p>6.78820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9569441" calcext:value-type="float">
            <text:p>0.009569441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209131" calcext:value-type="float">
            <text:p>1.209131</text:p>
          </table:table-cell>
          <table:table-cell office:value-type="float" office:value="-0.007226095" calcext:value-type="float">
            <text:p>-0.007226095</text:p>
          </table:table-cell>
          <table:table-cell office:value-type="float" office:value="0.0001565065" calcext:value-type="float">
            <text:p>0.0001565065</text:p>
          </table:table-cell>
          <table:table-cell office:value-type="float" office:value="0.002191998" calcext:value-type="float">
            <text:p>0.002191998</text:p>
          </table:table-cell>
          <table:table-cell office:value-type="float" office:value="9.915734" calcext:value-type="float">
            <text:p>9.915734</text:p>
          </table:table-cell>
          <table:table-cell office:value-type="float" office:value="0.007151463" calcext:value-type="float">
            <text:p>0.007151463</text:p>
          </table:table-cell>
          <table:table-cell office:value-type="float" office:value="0.02448026" calcext:value-type="float">
            <text:p>0.02448026</text:p>
          </table:table-cell>
          <table:table-cell office:value-type="float" office:value="0.03204401" calcext:value-type="float">
            <text:p>0.03204401</text:p>
          </table:table-cell>
          <table:table-cell office:value-type="float" office:value="0.02772866" calcext:value-type="float">
            <text:p>0.02772866</text:p>
          </table:table-cell>
          <table:table-cell office:value-type="float" office:value="0.02153023" calcext:value-type="float">
            <text:p>0.02153023</text:p>
          </table:table-cell>
          <table:table-cell office:value-type="float" office:value="0.02068438" calcext:value-type="float">
            <text:p>0.02068438</text:p>
          </table:table-cell>
          <table:table-cell office:value-type="float" office:value="0.01730395" calcext:value-type="float">
            <text:p>0.01730395</text:p>
          </table:table-cell>
          <table:table-cell office:value-type="float" office:value="0.01822294" calcext:value-type="float">
            <text:p>0.01822294</text:p>
          </table:table-cell>
          <table:table-cell office:value-type="float" office:value="0.3212023" calcext:value-type="float">
            <text:p>0.3212023</text:p>
          </table:table-cell>
          <table:table-cell office:value-type="float" office:value="3.117739" calcext:value-type="float">
            <text:p>3.117739</text:p>
          </table:table-cell>
          <table:table-cell office:value-type="float" office:value="4.840512" calcext:value-type="float">
            <text:p>4.840512</text:p>
          </table:table-cell>
          <table:table-cell office:value-type="float" office:value="6.517395" calcext:value-type="float">
            <text:p>6.517395</text:p>
          </table:table-cell>
          <table:table-cell office:value-type="float" office:value="5.50324" calcext:value-type="float">
            <text:p>5.50324</text:p>
          </table:table-cell>
          <table:table-cell office:value-type="float" office:value="3.196262" calcext:value-type="float">
            <text:p>3.196262</text:p>
          </table:table-cell>
          <table:table-cell office:value-type="float" office:value="1.366314" calcext:value-type="float">
            <text:p>1.366314</text:p>
          </table:table-cell>
          <table:table-cell office:value-type="float" office:value="2.812751" calcext:value-type="float">
            <text:p>2.812751</text:p>
          </table:table-cell>
          <table:table-cell office:value-type="float" office:value="3.72289" calcext:value-type="float">
            <text:p>3.72289</text:p>
          </table:table-cell>
          <table:table-cell office:value-type="float" office:value="0" calcext:value-type="float">
            <text:p>0</text:p>
          </table:table-cell>
          <table:table-cell office:value-type="float" office:value="-0.048994" calcext:value-type="float">
            <text:p>-0.0489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9.828959" calcext:value-type="float">
            <text:p>9.828959</text:p>
          </table:table-cell>
          <table:table-cell office:value-type="float" office:value="455.9421" calcext:value-type="float">
            <text:p>455.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7688" calcext:value-type="float">
            <text:p>0.03897688</text:p>
          </table:table-cell>
          <table:table-cell office:value-type="float" office:value="6.758106" calcext:value-type="float">
            <text:p>6.758106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9648345" calcext:value-type="float">
            <text:p>0.009648345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223467" calcext:value-type="float">
            <text:p>1.223467</text:p>
          </table:table-cell>
          <table:table-cell office:value-type="float" office:value="-0.00731606" calcext:value-type="float">
            <text:p>-0.00731606</text:p>
          </table:table-cell>
          <table:table-cell office:value-type="float" office:value="0.0001616133" calcext:value-type="float">
            <text:p>0.0001616133</text:p>
          </table:table-cell>
          <table:table-cell office:value-type="float" office:value="0.002228948" calcext:value-type="float">
            <text:p>0.002228948</text:p>
          </table:table-cell>
          <table:table-cell office:value-type="float" office:value="9.923812" calcext:value-type="float">
            <text:p>9.923812</text:p>
          </table:table-cell>
          <table:table-cell office:value-type="float" office:value="0.007029973" calcext:value-type="float">
            <text:p>0.007029973</text:p>
          </table:table-cell>
          <table:table-cell office:value-type="float" office:value="0.02428308" calcext:value-type="float">
            <text:p>0.02428308</text:p>
          </table:table-cell>
          <table:table-cell office:value-type="float" office:value="0.03366107" calcext:value-type="float">
            <text:p>0.03366107</text:p>
          </table:table-cell>
          <table:table-cell office:value-type="float" office:value="0.02897343" calcext:value-type="float">
            <text:p>0.02897343</text:p>
          </table:table-cell>
          <table:table-cell office:value-type="float" office:value="0.02237009" calcext:value-type="float">
            <text:p>0.02237009</text:p>
          </table:table-cell>
          <table:table-cell office:value-type="float" office:value="0.02105099" calcext:value-type="float">
            <text:p>0.02105099</text:p>
          </table:table-cell>
          <table:table-cell office:value-type="float" office:value="0.01690683" calcext:value-type="float">
            <text:p>0.01690683</text:p>
          </table:table-cell>
          <table:table-cell office:value-type="float" office:value="0.01826098" calcext:value-type="float">
            <text:p>0.01826098</text:p>
          </table:table-cell>
          <table:table-cell office:value-type="float" office:value="0.2465869" calcext:value-type="float">
            <text:p>0.2465869</text:p>
          </table:table-cell>
          <table:table-cell office:value-type="float" office:value="2.678228" calcext:value-type="float">
            <text:p>2.678228</text:p>
          </table:table-cell>
          <table:table-cell office:value-type="float" office:value="4.919496" calcext:value-type="float">
            <text:p>4.919496</text:p>
          </table:table-cell>
          <table:table-cell office:value-type="float" office:value="6.62607" calcext:value-type="float">
            <text:p>6.62607</text:p>
          </table:table-cell>
          <table:table-cell office:value-type="float" office:value="5.418097" calcext:value-type="float">
            <text:p>5.418097</text:p>
          </table:table-cell>
          <table:table-cell office:value-type="float" office:value="2.935622" calcext:value-type="float">
            <text:p>2.935622</text:p>
          </table:table-cell>
          <table:table-cell office:value-type="float" office:value="1.223921" calcext:value-type="float">
            <text:p>1.223921</text:p>
          </table:table-cell>
          <table:table-cell office:value-type="float" office:value="2.812011" calcext:value-type="float">
            <text:p>2.812011</text:p>
          </table:table-cell>
          <table:table-cell office:value-type="float" office:value="3.66458" calcext:value-type="float">
            <text:p>3.66458</text:p>
          </table:table-cell>
          <table:table-cell office:value-type="float" office:value="0" calcext:value-type="float">
            <text:p>0</text:p>
          </table:table-cell>
          <table:table-cell office:value-type="float" office:value="-0.04902476" calcext:value-type="float">
            <text:p>-0.049024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9.822866" calcext:value-type="float">
            <text:p>9.822866</text:p>
          </table:table-cell>
          <table:table-cell office:value-type="float" office:value="455.9543" calcext:value-type="float">
            <text:p>455.9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8313" calcext:value-type="float">
            <text:p>0.03868313</text:p>
          </table:table-cell>
          <table:table-cell office:value-type="float" office:value="6.728536" calcext:value-type="float">
            <text:p>6.728536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9766768" calcext:value-type="float">
            <text:p>0.009766768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245255" calcext:value-type="float">
            <text:p>1.245255</text:p>
          </table:table-cell>
          <table:table-cell office:value-type="float" office:value="-0.00734714" calcext:value-type="float">
            <text:p>-0.00734714</text:p>
          </table:table-cell>
          <table:table-cell office:value-type="float" office:value="0.0001662953" calcext:value-type="float">
            <text:p>0.0001662953</text:p>
          </table:table-cell>
          <table:table-cell office:value-type="float" office:value="0.00241527" calcext:value-type="float">
            <text:p>0.00241527</text:p>
          </table:table-cell>
          <table:table-cell office:value-type="float" office:value="9.931694" calcext:value-type="float">
            <text:p>9.931694</text:p>
          </table:table-cell>
          <table:table-cell office:value-type="float" office:value="0.006015593" calcext:value-type="float">
            <text:p>0.006015593</text:p>
          </table:table-cell>
          <table:table-cell office:value-type="float" office:value="0.01700283" calcext:value-type="float">
            <text:p>0.01700283</text:p>
          </table:table-cell>
          <table:table-cell office:value-type="float" office:value="0.03066153" calcext:value-type="float">
            <text:p>0.03066153</text:p>
          </table:table-cell>
          <table:table-cell office:value-type="float" office:value="0.02973643" calcext:value-type="float">
            <text:p>0.02973643</text:p>
          </table:table-cell>
          <table:table-cell office:value-type="float" office:value="0.02275735" calcext:value-type="float">
            <text:p>0.02275735</text:p>
          </table:table-cell>
          <table:table-cell office:value-type="float" office:value="0.02112166" calcext:value-type="float">
            <text:p>0.02112166</text:p>
          </table:table-cell>
          <table:table-cell office:value-type="float" office:value="0.01708482" calcext:value-type="float">
            <text:p>0.01708482</text:p>
          </table:table-cell>
          <table:table-cell office:value-type="float" office:value="0.01825888" calcext:value-type="float">
            <text:p>0.01825888</text:p>
          </table:table-cell>
          <table:table-cell office:value-type="float" office:value="-0.04467151" calcext:value-type="float">
            <text:p>-0.04467151</text:p>
          </table:table-cell>
          <table:table-cell office:value-type="float" office:value="1.443865" calcext:value-type="float">
            <text:p>1.443865</text:p>
          </table:table-cell>
          <table:table-cell office:value-type="float" office:value="4.705367" calcext:value-type="float">
            <text:p>4.705367</text:p>
          </table:table-cell>
          <table:table-cell office:value-type="float" office:value="6.89404" calcext:value-type="float">
            <text:p>6.89404</text:p>
          </table:table-cell>
          <table:table-cell office:value-type="float" office:value="5.476998" calcext:value-type="float">
            <text:p>5.476998</text:p>
          </table:table-cell>
          <table:table-cell office:value-type="float" office:value="2.814712" calcext:value-type="float">
            <text:p>2.814712</text:p>
          </table:table-cell>
          <table:table-cell office:value-type="float" office:value="1.189053" calcext:value-type="float">
            <text:p>1.189053</text:p>
          </table:table-cell>
          <table:table-cell office:value-type="float" office:value="2.802589" calcext:value-type="float">
            <text:p>2.802589</text:p>
          </table:table-cell>
          <table:table-cell office:value-type="float" office:value="3.486158" calcext:value-type="float">
            <text:p>3.486158</text:p>
          </table:table-cell>
          <table:table-cell office:value-type="float" office:value="0" calcext:value-type="float">
            <text:p>0</text:p>
          </table:table-cell>
          <table:table-cell office:value-type="float" office:value="-0.04937812" calcext:value-type="float">
            <text:p>-0.049378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9.794034" calcext:value-type="float">
            <text:p>9.794034</text:p>
          </table:table-cell>
          <table:table-cell office:value-type="float" office:value="455.9794" calcext:value-type="float">
            <text:p>455.9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7398" calcext:value-type="float">
            <text:p>0.03857398</text:p>
          </table:table-cell>
          <table:table-cell office:value-type="float" office:value="6.700558" calcext:value-type="float">
            <text:p>6.700558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09904028" calcext:value-type="float">
            <text:p>0.009904028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275292" calcext:value-type="float">
            <text:p>1.275292</text:p>
          </table:table-cell>
          <table:table-cell office:value-type="float" office:value="-0.007337146" calcext:value-type="float">
            <text:p>-0.007337146</text:p>
          </table:table-cell>
          <table:table-cell office:value-type="float" office:value="0.0001714249" calcext:value-type="float">
            <text:p>0.0001714249</text:p>
          </table:table-cell>
          <table:table-cell office:value-type="float" office:value="0.002523711" calcext:value-type="float">
            <text:p>0.002523711</text:p>
          </table:table-cell>
          <table:table-cell office:value-type="float" office:value="9.959985" calcext:value-type="float">
            <text:p>9.959985</text:p>
          </table:table-cell>
          <table:table-cell office:value-type="float" office:value="0.006737372" calcext:value-type="float">
            <text:p>0.006737372</text:p>
          </table:table-cell>
          <table:table-cell office:value-type="float" office:value="0.0229586" calcext:value-type="float">
            <text:p>0.0229586</text:p>
          </table:table-cell>
          <table:table-cell office:value-type="float" office:value="0.02991596" calcext:value-type="float">
            <text:p>0.02991596</text:p>
          </table:table-cell>
          <table:table-cell office:value-type="float" office:value="0.02767986" calcext:value-type="float">
            <text:p>0.02767986</text:p>
          </table:table-cell>
          <table:table-cell office:value-type="float" office:value="0.02214027" calcext:value-type="float">
            <text:p>0.02214027</text:p>
          </table:table-cell>
          <table:table-cell office:value-type="float" office:value="0.0209145" calcext:value-type="float">
            <text:p>0.0209145</text:p>
          </table:table-cell>
          <table:table-cell office:value-type="float" office:value="0.01743575" calcext:value-type="float">
            <text:p>0.01743575</text:p>
          </table:table-cell>
          <table:table-cell office:value-type="float" office:value="0.01822813" calcext:value-type="float">
            <text:p>0.01822813</text:p>
          </table:table-cell>
          <table:table-cell office:value-type="float" office:value="0.03155825" calcext:value-type="float">
            <text:p>0.03155825</text:p>
          </table:table-cell>
          <table:table-cell office:value-type="float" office:value="1.544756" calcext:value-type="float">
            <text:p>1.544756</text:p>
          </table:table-cell>
          <table:table-cell office:value-type="float" office:value="4.279658" calcext:value-type="float">
            <text:p>4.279658</text:p>
          </table:table-cell>
          <table:table-cell office:value-type="float" office:value="6.490068" calcext:value-type="float">
            <text:p>6.490068</text:p>
          </table:table-cell>
          <table:table-cell office:value-type="float" office:value="5.617844" calcext:value-type="float">
            <text:p>5.617844</text:p>
          </table:table-cell>
          <table:table-cell office:value-type="float" office:value="2.990479" calcext:value-type="float">
            <text:p>2.990479</text:p>
          </table:table-cell>
          <table:table-cell office:value-type="float" office:value="1.195794" calcext:value-type="float">
            <text:p>1.195794</text:p>
          </table:table-cell>
          <table:table-cell office:value-type="float" office:value="2.791705" calcext:value-type="float">
            <text:p>2.791705</text:p>
          </table:table-cell>
          <table:table-cell office:value-type="float" office:value="3.429135" calcext:value-type="float">
            <text:p>3.429135</text:p>
          </table:table-cell>
          <table:table-cell office:value-type="float" office:value="0" calcext:value-type="float">
            <text:p>0</text:p>
          </table:table-cell>
          <table:table-cell office:value-type="float" office:value="-0.04944704" calcext:value-type="float">
            <text:p>-0.049447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9.791184" calcext:value-type="float">
            <text:p>9.791184</text:p>
          </table:table-cell>
          <table:table-cell office:value-type="float" office:value="455.9884" calcext:value-type="float">
            <text:p>455.9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4408" calcext:value-type="float">
            <text:p>0.03874408</text:p>
          </table:table-cell>
          <table:table-cell office:value-type="float" office:value="6.672135" calcext:value-type="float">
            <text:p>6.67213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04837" calcext:value-type="float">
            <text:p>0.01004837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04566" calcext:value-type="float">
            <text:p>1.304566</text:p>
          </table:table-cell>
          <table:table-cell office:value-type="float" office:value="-0.007325898" calcext:value-type="float">
            <text:p>-0.007325898</text:p>
          </table:table-cell>
          <table:table-cell office:value-type="float" office:value="0.0001743952" calcext:value-type="float">
            <text:p>0.0001743952</text:p>
          </table:table-cell>
          <table:table-cell office:value-type="float" office:value="0.002689902" calcext:value-type="float">
            <text:p>0.002689902</text:p>
          </table:table-cell>
          <table:table-cell office:value-type="float" office:value="9.967627" calcext:value-type="float">
            <text:p>9.967627</text:p>
          </table:table-cell>
          <table:table-cell office:value-type="float" office:value="0.008034902" calcext:value-type="float">
            <text:p>0.008034902</text:p>
          </table:table-cell>
          <table:table-cell office:value-type="float" office:value="0.02014245" calcext:value-type="float">
            <text:p>0.02014245</text:p>
          </table:table-cell>
          <table:table-cell office:value-type="float" office:value="0.02954339" calcext:value-type="float">
            <text:p>0.02954339</text:p>
          </table:table-cell>
          <table:table-cell office:value-type="float" office:value="0.0283045" calcext:value-type="float">
            <text:p>0.0283045</text:p>
          </table:table-cell>
          <table:table-cell office:value-type="float" office:value="0.02261893" calcext:value-type="float">
            <text:p>0.02261893</text:p>
          </table:table-cell>
          <table:table-cell office:value-type="float" office:value="0.02099184" calcext:value-type="float">
            <text:p>0.02099184</text:p>
          </table:table-cell>
          <table:table-cell office:value-type="float" office:value="0.01777823" calcext:value-type="float">
            <text:p>0.01777823</text:p>
          </table:table-cell>
          <table:table-cell office:value-type="float" office:value="0.01817597" calcext:value-type="float">
            <text:p>0.01817597</text:p>
          </table:table-cell>
          <table:table-cell office:value-type="float" office:value="-0.002260842" calcext:value-type="float">
            <text:p>-0.002260842</text:p>
          </table:table-cell>
          <table:table-cell office:value-type="float" office:value="0.796724" calcext:value-type="float">
            <text:p>0.796724</text:p>
          </table:table-cell>
          <table:table-cell office:value-type="float" office:value="3.486235" calcext:value-type="float">
            <text:p>3.486235</text:p>
          </table:table-cell>
          <table:table-cell office:value-type="float" office:value="6.194562" calcext:value-type="float">
            <text:p>6.194562</text:p>
          </table:table-cell>
          <table:table-cell office:value-type="float" office:value="6.096551" calcext:value-type="float">
            <text:p>6.096551</text:p>
          </table:table-cell>
          <table:table-cell office:value-type="float" office:value="3.33785" calcext:value-type="float">
            <text:p>3.33785</text:p>
          </table:table-cell>
          <table:table-cell office:value-type="float" office:value="1.216369" calcext:value-type="float">
            <text:p>1.216369</text:p>
          </table:table-cell>
          <table:table-cell office:value-type="float" office:value="2.782726" calcext:value-type="float">
            <text:p>2.782726</text:p>
          </table:table-cell>
          <table:table-cell office:value-type="float" office:value="4.149791" calcext:value-type="float">
            <text:p>4.149791</text:p>
          </table:table-cell>
          <table:table-cell office:value-type="float" office:value="0" calcext:value-type="float">
            <text:p>0</text:p>
          </table:table-cell>
          <table:table-cell office:value-type="float" office:value="-0.04949027" calcext:value-type="float">
            <text:p>-0.049490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9.766659" calcext:value-type="float">
            <text:p>9.766659</text:p>
          </table:table-cell>
          <table:table-cell office:value-type="float" office:value="456.0075" calcext:value-type="float">
            <text:p>456.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5328" calcext:value-type="float">
            <text:p>0.03865328</text:p>
          </table:table-cell>
          <table:table-cell office:value-type="float" office:value="6.645463" calcext:value-type="float">
            <text:p>6.64546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18684" calcext:value-type="float">
            <text:p>0.0101868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34261" calcext:value-type="float">
            <text:p>1.334261</text:p>
          </table:table-cell>
          <table:table-cell office:value-type="float" office:value="-0.007309668" calcext:value-type="float">
            <text:p>-0.007309668</text:p>
          </table:table-cell>
          <table:table-cell office:value-type="float" office:value="0.0001795444" calcext:value-type="float">
            <text:p>0.0001795444</text:p>
          </table:table-cell>
          <table:table-cell office:value-type="float" office:value="0.002772355" calcext:value-type="float">
            <text:p>0.002772355</text:p>
          </table:table-cell>
          <table:table-cell office:value-type="float" office:value="9.983168" calcext:value-type="float">
            <text:p>9.983168</text:p>
          </table:table-cell>
          <table:table-cell office:value-type="float" office:value="0.008140546" calcext:value-type="float">
            <text:p>0.008140546</text:p>
          </table:table-cell>
          <table:table-cell office:value-type="float" office:value="0.02450046" calcext:value-type="float">
            <text:p>0.02450046</text:p>
          </table:table-cell>
          <table:table-cell office:value-type="float" office:value="0.02943918" calcext:value-type="float">
            <text:p>0.02943918</text:p>
          </table:table-cell>
          <table:table-cell office:value-type="float" office:value="0.02708524" calcext:value-type="float">
            <text:p>0.02708524</text:p>
          </table:table-cell>
          <table:table-cell office:value-type="float" office:value="0.02184949" calcext:value-type="float">
            <text:p>0.02184949</text:p>
          </table:table-cell>
          <table:table-cell office:value-type="float" office:value="0.02066879" calcext:value-type="float">
            <text:p>0.02066879</text:p>
          </table:table-cell>
          <table:table-cell office:value-type="float" office:value="0.01816853" calcext:value-type="float">
            <text:p>0.01816853</text:p>
          </table:table-cell>
          <table:table-cell office:value-type="float" office:value="0.0181336" calcext:value-type="float">
            <text:p>0.0181336</text:p>
          </table:table-cell>
          <table:table-cell office:value-type="float" office:value="0.02723402" calcext:value-type="float">
            <text:p>0.02723402</text:p>
          </table:table-cell>
          <table:table-cell office:value-type="float" office:value="1.096447" calcext:value-type="float">
            <text:p>1.096447</text:p>
          </table:table-cell>
          <table:table-cell office:value-type="float" office:value="3.263479" calcext:value-type="float">
            <text:p>3.263479</text:p>
          </table:table-cell>
          <table:table-cell office:value-type="float" office:value="5.787362" calcext:value-type="float">
            <text:p>5.787362</text:p>
          </table:table-cell>
          <table:table-cell office:value-type="float" office:value="5.925755" calcext:value-type="float">
            <text:p>5.925755</text:p>
          </table:table-cell>
          <table:table-cell office:value-type="float" office:value="3.497049" calcext:value-type="float">
            <text:p>3.497049</text:p>
          </table:table-cell>
          <table:table-cell office:value-type="float" office:value="1.284403" calcext:value-type="float">
            <text:p>1.284403</text:p>
          </table:table-cell>
          <table:table-cell office:value-type="float" office:value="2.77607" calcext:value-type="float">
            <text:p>2.77607</text:p>
          </table:table-cell>
          <table:table-cell office:value-type="float" office:value="3.994794" calcext:value-type="float">
            <text:p>3.994794</text:p>
          </table:table-cell>
          <table:table-cell office:value-type="float" office:value="0" calcext:value-type="float">
            <text:p>0</text:p>
          </table:table-cell>
          <table:table-cell office:value-type="float" office:value="-0.04953109" calcext:value-type="float">
            <text:p>-0.049531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9.73753" calcext:value-type="float">
            <text:p>9.73753</text:p>
          </table:table-cell>
          <table:table-cell office:value-type="float" office:value="456.0352" calcext:value-type="float">
            <text:p>456.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33291" calcext:value-type="float">
            <text:p>0.03833291</text:p>
          </table:table-cell>
          <table:table-cell office:value-type="float" office:value="6.62824" calcext:value-type="float">
            <text:p>6.6282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27541" calcext:value-type="float">
            <text:p>0.01027541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50771" calcext:value-type="float">
            <text:p>1.350771</text:p>
          </table:table-cell>
          <table:table-cell office:value-type="float" office:value="-0.007301109" calcext:value-type="float">
            <text:p>-0.007301109</text:p>
          </table:table-cell>
          <table:table-cell office:value-type="float" office:value="0.000185962" calcext:value-type="float">
            <text:p>0.000185962</text:p>
          </table:table-cell>
          <table:table-cell office:value-type="float" office:value="0.002881325" calcext:value-type="float">
            <text:p>0.002881325</text:p>
          </table:table-cell>
          <table:table-cell office:value-type="float" office:value="10.01652" calcext:value-type="float">
            <text:p>10.01652</text:p>
          </table:table-cell>
          <table:table-cell office:value-type="float" office:value="0.007741065" calcext:value-type="float">
            <text:p>0.007741065</text:p>
          </table:table-cell>
          <table:table-cell office:value-type="float" office:value="0.02610477" calcext:value-type="float">
            <text:p>0.02610477</text:p>
          </table:table-cell>
          <table:table-cell office:value-type="float" office:value="0.02796742" calcext:value-type="float">
            <text:p>0.02796742</text:p>
          </table:table-cell>
          <table:table-cell office:value-type="float" office:value="0.02532976" calcext:value-type="float">
            <text:p>0.02532976</text:p>
          </table:table-cell>
          <table:table-cell office:value-type="float" office:value="0.02084448" calcext:value-type="float">
            <text:p>0.02084448</text:p>
          </table:table-cell>
          <table:table-cell office:value-type="float" office:value="0.01992454" calcext:value-type="float">
            <text:p>0.01992454</text:p>
          </table:table-cell>
          <table:table-cell office:value-type="float" office:value="0.01837148" calcext:value-type="float">
            <text:p>0.01837148</text:p>
          </table:table-cell>
          <table:table-cell office:value-type="float" office:value="0.01807324" calcext:value-type="float">
            <text:p>0.01807324</text:p>
          </table:table-cell>
          <table:table-cell office:value-type="float" office:value="0.05643559" calcext:value-type="float">
            <text:p>0.05643559</text:p>
          </table:table-cell>
          <table:table-cell office:value-type="float" office:value="1.507217" calcext:value-type="float">
            <text:p>1.507217</text:p>
          </table:table-cell>
          <table:table-cell office:value-type="float" office:value="3.21296" calcext:value-type="float">
            <text:p>3.21296</text:p>
          </table:table-cell>
          <table:table-cell office:value-type="float" office:value="5.616373" calcext:value-type="float">
            <text:p>5.616373</text:p>
          </table:table-cell>
          <table:table-cell office:value-type="float" office:value="5.771941" calcext:value-type="float">
            <text:p>5.771941</text:p>
          </table:table-cell>
          <table:table-cell office:value-type="float" office:value="3.436847" calcext:value-type="float">
            <text:p>3.436847</text:p>
          </table:table-cell>
          <table:table-cell office:value-type="float" office:value="1.292027" calcext:value-type="float">
            <text:p>1.292027</text:p>
          </table:table-cell>
          <table:table-cell office:value-type="float" office:value="2.769994" calcext:value-type="float">
            <text:p>2.769994</text:p>
          </table:table-cell>
          <table:table-cell office:value-type="float" office:value="3.935509" calcext:value-type="float">
            <text:p>3.935509</text:p>
          </table:table-cell>
          <table:table-cell office:value-type="float" office:value="0" calcext:value-type="float">
            <text:p>0</text:p>
          </table:table-cell>
          <table:table-cell office:value-type="float" office:value="-0.0496142" calcext:value-type="float">
            <text:p>-0.04961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9.710379" calcext:value-type="float">
            <text:p>9.710379</text:p>
          </table:table-cell>
          <table:table-cell office:value-type="float" office:value="456.0612" calcext:value-type="float">
            <text:p>456.0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6828" calcext:value-type="float">
            <text:p>0.03806828</text:p>
          </table:table-cell>
          <table:table-cell office:value-type="float" office:value="6.617838" calcext:value-type="float">
            <text:p>6.617838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33155" calcext:value-type="float">
            <text:p>0.01033155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60168" calcext:value-type="float">
            <text:p>1.360168</text:p>
          </table:table-cell>
          <table:table-cell office:value-type="float" office:value="-0.007296154" calcext:value-type="float">
            <text:p>-0.007296154</text:p>
          </table:table-cell>
          <table:table-cell office:value-type="float" office:value="0.000193434" calcext:value-type="float">
            <text:p>0.000193434</text:p>
          </table:table-cell>
          <table:table-cell office:value-type="float" office:value="0.002978746" calcext:value-type="float">
            <text:p>0.002978746</text:p>
          </table:table-cell>
          <table:table-cell office:value-type="float" office:value="10.0369" calcext:value-type="float">
            <text:p>10.0369</text:p>
          </table:table-cell>
          <table:table-cell office:value-type="float" office:value="0.007337253" calcext:value-type="float">
            <text:p>0.007337253</text:p>
          </table:table-cell>
          <table:table-cell office:value-type="float" office:value="0.02733761" calcext:value-type="float">
            <text:p>0.02733761</text:p>
          </table:table-cell>
          <table:table-cell office:value-type="float" office:value="0.02697735" calcext:value-type="float">
            <text:p>0.02697735</text:p>
          </table:table-cell>
          <table:table-cell office:value-type="float" office:value="0.0241233" calcext:value-type="float">
            <text:p>0.0241233</text:p>
          </table:table-cell>
          <table:table-cell office:value-type="float" office:value="0.01997732" calcext:value-type="float">
            <text:p>0.01997732</text:p>
          </table:table-cell>
          <table:table-cell office:value-type="float" office:value="0.01918753" calcext:value-type="float">
            <text:p>0.01918753</text:p>
          </table:table-cell>
          <table:table-cell office:value-type="float" office:value="0.01850073" calcext:value-type="float">
            <text:p>0.01850073</text:p>
          </table:table-cell>
          <table:table-cell office:value-type="float" office:value="0.01797174" calcext:value-type="float">
            <text:p>0.01797174</text:p>
          </table:table-cell>
          <table:table-cell office:value-type="float" office:value="0.1014343" calcext:value-type="float">
            <text:p>0.1014343</text:p>
          </table:table-cell>
          <table:table-cell office:value-type="float" office:value="1.8213" calcext:value-type="float">
            <text:p>1.8213</text:p>
          </table:table-cell>
          <table:table-cell office:value-type="float" office:value="3.267226" calcext:value-type="float">
            <text:p>3.267226</text:p>
          </table:table-cell>
          <table:table-cell office:value-type="float" office:value="5.507401" calcext:value-type="float">
            <text:p>5.507401</text:p>
          </table:table-cell>
          <table:table-cell office:value-type="float" office:value="5.644668" calcext:value-type="float">
            <text:p>5.644668</text:p>
          </table:table-cell>
          <table:table-cell office:value-type="float" office:value="3.379614" calcext:value-type="float">
            <text:p>3.379614</text:p>
          </table:table-cell>
          <table:table-cell office:value-type="float" office:value="1.30339" calcext:value-type="float">
            <text:p>1.30339</text:p>
          </table:table-cell>
          <table:table-cell office:value-type="float" office:value="2.762832" calcext:value-type="float">
            <text:p>2.762832</text:p>
          </table:table-cell>
          <table:table-cell office:value-type="float" office:value="3.900084" calcext:value-type="float">
            <text:p>3.900084</text:p>
          </table:table-cell>
          <table:table-cell office:value-type="float" office:value="0" calcext:value-type="float">
            <text:p>0</text:p>
          </table:table-cell>
          <table:table-cell office:value-type="float" office:value="-0.04970162" calcext:value-type="float">
            <text:p>-0.049701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9.679637" calcext:value-type="float">
            <text:p>9.679637</text:p>
          </table:table-cell>
          <table:table-cell office:value-type="float" office:value="456.0893" calcext:value-type="float">
            <text:p>456.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0643" calcext:value-type="float">
            <text:p>0.03780643</text:p>
          </table:table-cell>
          <table:table-cell office:value-type="float" office:value="6.613822" calcext:value-type="float">
            <text:p>6.613822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37702" calcext:value-type="float">
            <text:p>0.0103770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64566" calcext:value-type="float">
            <text:p>1.364566</text:p>
          </table:table-cell>
          <table:table-cell office:value-type="float" office:value="-0.007294137" calcext:value-type="float">
            <text:p>-0.007294137</text:p>
          </table:table-cell>
          <table:table-cell office:value-type="float" office:value="0.0002015209" calcext:value-type="float">
            <text:p>0.0002015209</text:p>
          </table:table-cell>
          <table:table-cell office:value-type="float" office:value="0.003081036" calcext:value-type="float">
            <text:p>0.003081036</text:p>
          </table:table-cell>
          <table:table-cell office:value-type="float" office:value="10.053" calcext:value-type="float">
            <text:p>10.053</text:p>
          </table:table-cell>
          <table:table-cell office:value-type="float" office:value="0.007118165" calcext:value-type="float">
            <text:p>0.007118165</text:p>
          </table:table-cell>
          <table:table-cell office:value-type="float" office:value="0.02798774" calcext:value-type="float">
            <text:p>0.02798774</text:p>
          </table:table-cell>
          <table:table-cell office:value-type="float" office:value="0.02596189" calcext:value-type="float">
            <text:p>0.02596189</text:p>
          </table:table-cell>
          <table:table-cell office:value-type="float" office:value="0.02307988" calcext:value-type="float">
            <text:p>0.02307988</text:p>
          </table:table-cell>
          <table:table-cell office:value-type="float" office:value="0.01925738" calcext:value-type="float">
            <text:p>0.01925738</text:p>
          </table:table-cell>
          <table:table-cell office:value-type="float" office:value="0.01856094" calcext:value-type="float">
            <text:p>0.01856094</text:p>
          </table:table-cell>
          <table:table-cell office:value-type="float" office:value="0.01855694" calcext:value-type="float">
            <text:p>0.01855694</text:p>
          </table:table-cell>
          <table:table-cell office:value-type="float" office:value="0.01783176" calcext:value-type="float">
            <text:p>0.01783176</text:p>
          </table:table-cell>
          <table:table-cell office:value-type="float" office:value="0.1347334" calcext:value-type="float">
            <text:p>0.1347334</text:p>
          </table:table-cell>
          <table:table-cell office:value-type="float" office:value="2.044485" calcext:value-type="float">
            <text:p>2.044485</text:p>
          </table:table-cell>
          <table:table-cell office:value-type="float" office:value="3.37133" calcext:value-type="float">
            <text:p>3.37133</text:p>
          </table:table-cell>
          <table:table-cell office:value-type="float" office:value="5.429183" calcext:value-type="float">
            <text:p>5.429183</text:p>
          </table:table-cell>
          <table:table-cell office:value-type="float" office:value="5.54112" calcext:value-type="float">
            <text:p>5.54112</text:p>
          </table:table-cell>
          <table:table-cell office:value-type="float" office:value="3.340191" calcext:value-type="float">
            <text:p>3.340191</text:p>
          </table:table-cell>
          <table:table-cell office:value-type="float" office:value="1.322525" calcext:value-type="float">
            <text:p>1.322525</text:p>
          </table:table-cell>
          <table:table-cell office:value-type="float" office:value="2.754594" calcext:value-type="float">
            <text:p>2.754594</text:p>
          </table:table-cell>
          <table:table-cell office:value-type="float" office:value="3.892118" calcext:value-type="float">
            <text:p>3.892118</text:p>
          </table:table-cell>
          <table:table-cell office:value-type="float" office:value="0" calcext:value-type="float">
            <text:p>0</text:p>
          </table:table-cell>
          <table:table-cell office:value-type="float" office:value="-0.04978577" calcext:value-type="float">
            <text:p>-0.049785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9.645472" calcext:value-type="float">
            <text:p>9.645472</text:p>
          </table:table-cell>
          <table:table-cell office:value-type="float" office:value="456.1177" calcext:value-type="float">
            <text:p>456.1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6631" calcext:value-type="float">
            <text:p>0.03756631</text:p>
          </table:table-cell>
          <table:table-cell office:value-type="float" office:value="6.614295" calcext:value-type="float">
            <text:p>6.61429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41788" calcext:value-type="float">
            <text:p>0.01041788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67006" calcext:value-type="float">
            <text:p>1.367006</text:p>
          </table:table-cell>
          <table:table-cell office:value-type="float" office:value="-0.007289435" calcext:value-type="float">
            <text:p>-0.007289435</text:p>
          </table:table-cell>
          <table:table-cell office:value-type="float" office:value="0.0002096036" calcext:value-type="float">
            <text:p>0.0002096036</text:p>
          </table:table-cell>
          <table:table-cell office:value-type="float" office:value="0.003196341" calcext:value-type="float">
            <text:p>0.003196341</text:p>
          </table:table-cell>
          <table:table-cell office:value-type="float" office:value="10.07542" calcext:value-type="float">
            <text:p>10.07542</text:p>
          </table:table-cell>
          <table:table-cell office:value-type="float" office:value="0.007132513" calcext:value-type="float">
            <text:p>0.007132513</text:p>
          </table:table-cell>
          <table:table-cell office:value-type="float" office:value="0.02831084" calcext:value-type="float">
            <text:p>0.02831084</text:p>
          </table:table-cell>
          <table:table-cell office:value-type="float" office:value="0.02527598" calcext:value-type="float">
            <text:p>0.02527598</text:p>
          </table:table-cell>
          <table:table-cell office:value-type="float" office:value="0.0222976" calcext:value-type="float">
            <text:p>0.0222976</text:p>
          </table:table-cell>
          <table:table-cell office:value-type="float" office:value="0.01864222" calcext:value-type="float">
            <text:p>0.01864222</text:p>
          </table:table-cell>
          <table:table-cell office:value-type="float" office:value="0.01801379" calcext:value-type="float">
            <text:p>0.01801379</text:p>
          </table:table-cell>
          <table:table-cell office:value-type="float" office:value="0.01851316" calcext:value-type="float">
            <text:p>0.01851316</text:p>
          </table:table-cell>
          <table:table-cell office:value-type="float" office:value="0.01764799" calcext:value-type="float">
            <text:p>0.01764799</text:p>
          </table:table-cell>
          <table:table-cell office:value-type="float" office:value="0.07354004" calcext:value-type="float">
            <text:p>0.07354004</text:p>
          </table:table-cell>
          <table:table-cell office:value-type="float" office:value="2.224033" calcext:value-type="float">
            <text:p>2.224033</text:p>
          </table:table-cell>
          <table:table-cell office:value-type="float" office:value="3.511202" calcext:value-type="float">
            <text:p>3.511202</text:p>
          </table:table-cell>
          <table:table-cell office:value-type="float" office:value="5.3901" calcext:value-type="float">
            <text:p>5.3901</text:p>
          </table:table-cell>
          <table:table-cell office:value-type="float" office:value="5.447075" calcext:value-type="float">
            <text:p>5.447075</text:p>
          </table:table-cell>
          <table:table-cell office:value-type="float" office:value="3.310545" calcext:value-type="float">
            <text:p>3.310545</text:p>
          </table:table-cell>
          <table:table-cell office:value-type="float" office:value="1.346712" calcext:value-type="float">
            <text:p>1.346712</text:p>
          </table:table-cell>
          <table:table-cell office:value-type="float" office:value="2.746715" calcext:value-type="float">
            <text:p>2.746715</text:p>
          </table:table-cell>
          <table:table-cell office:value-type="float" office:value="3.883005" calcext:value-type="float">
            <text:p>3.883005</text:p>
          </table:table-cell>
          <table:table-cell office:value-type="float" office:value="0" calcext:value-type="float">
            <text:p>0</text:p>
          </table:table-cell>
          <table:table-cell office:value-type="float" office:value="-0.04985128" calcext:value-type="float">
            <text:p>-0.04985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9.628432" calcext:value-type="float">
            <text:p>9.628432</text:p>
          </table:table-cell>
          <table:table-cell office:value-type="float" office:value="456.1284" calcext:value-type="float">
            <text:p>456.1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0855" calcext:value-type="float">
            <text:p>0.03750855</text:p>
          </table:table-cell>
          <table:table-cell office:value-type="float" office:value="6.616344" calcext:value-type="float">
            <text:p>6.61634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45663" calcext:value-type="float">
            <text:p>0.01045663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68688" calcext:value-type="float">
            <text:p>1.368688</text:p>
          </table:table-cell>
          <table:table-cell office:value-type="float" office:value="-0.00729481" calcext:value-type="float">
            <text:p>-0.00729481</text:p>
          </table:table-cell>
          <table:table-cell office:value-type="float" office:value="0.0002193415" calcext:value-type="float">
            <text:p>0.0002193415</text:p>
          </table:table-cell>
          <table:table-cell office:value-type="float" office:value="0.003244931" calcext:value-type="float">
            <text:p>0.003244931</text:p>
          </table:table-cell>
          <table:table-cell office:value-type="float" office:value="10.06441" calcext:value-type="float">
            <text:p>10.06441</text:p>
          </table:table-cell>
          <table:table-cell office:value-type="float" office:value="0.005919136" calcext:value-type="float">
            <text:p>0.005919136</text:p>
          </table:table-cell>
          <table:table-cell office:value-type="float" office:value="0.02936419" calcext:value-type="float">
            <text:p>0.02936419</text:p>
          </table:table-cell>
          <table:table-cell office:value-type="float" office:value="0.02567087" calcext:value-type="float">
            <text:p>0.02567087</text:p>
          </table:table-cell>
          <table:table-cell office:value-type="float" office:value="0.02235979" calcext:value-type="float">
            <text:p>0.02235979</text:p>
          </table:table-cell>
          <table:table-cell office:value-type="float" office:value="0.0185396" calcext:value-type="float">
            <text:p>0.0185396</text:p>
          </table:table-cell>
          <table:table-cell office:value-type="float" office:value="0.01785956" calcext:value-type="float">
            <text:p>0.01785956</text:p>
          </table:table-cell>
          <table:table-cell office:value-type="float" office:value="0.01851135" calcext:value-type="float">
            <text:p>0.01851135</text:p>
          </table:table-cell>
          <table:table-cell office:value-type="float" office:value="0.01745294" calcext:value-type="float">
            <text:p>0.01745294</text:p>
          </table:table-cell>
          <table:table-cell office:value-type="float" office:value="0.1400387" calcext:value-type="float">
            <text:p>0.1400387</text:p>
          </table:table-cell>
          <table:table-cell office:value-type="float" office:value="2.406873" calcext:value-type="float">
            <text:p>2.406873</text:p>
          </table:table-cell>
          <table:table-cell office:value-type="float" office:value="3.629471" calcext:value-type="float">
            <text:p>3.629471</text:p>
          </table:table-cell>
          <table:table-cell office:value-type="float" office:value="5.361678" calcext:value-type="float">
            <text:p>5.361678</text:p>
          </table:table-cell>
          <table:table-cell office:value-type="float" office:value="5.357561" calcext:value-type="float">
            <text:p>5.357561</text:p>
          </table:table-cell>
          <table:table-cell office:value-type="float" office:value="3.279583" calcext:value-type="float">
            <text:p>3.279583</text:p>
          </table:table-cell>
          <table:table-cell office:value-type="float" office:value="1.372375" calcext:value-type="float">
            <text:p>1.372375</text:p>
          </table:table-cell>
          <table:table-cell office:value-type="float" office:value="2.739488" calcext:value-type="float">
            <text:p>2.739488</text:p>
          </table:table-cell>
          <table:table-cell office:value-type="float" office:value="3.8409" calcext:value-type="float">
            <text:p>3.8409</text:p>
          </table:table-cell>
          <table:table-cell office:value-type="float" office:value="0" calcext:value-type="float">
            <text:p>0</text:p>
          </table:table-cell>
          <table:table-cell office:value-type="float" office:value="-0.0498975" calcext:value-type="float">
            <text:p>-0.04989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9.616126" calcext:value-type="float">
            <text:p>9.616126</text:p>
          </table:table-cell>
          <table:table-cell office:value-type="float" office:value="456.1417" calcext:value-type="float">
            <text:p>456.1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38508" calcext:value-type="float">
            <text:p>0.03738508</text:p>
          </table:table-cell>
          <table:table-cell office:value-type="float" office:value="6.616735" calcext:value-type="float">
            <text:p>6.61673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49447" calcext:value-type="float">
            <text:p>0.01049447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70039" calcext:value-type="float">
            <text:p>1.370039</text:p>
          </table:table-cell>
          <table:table-cell office:value-type="float" office:value="-0.007326236" calcext:value-type="float">
            <text:p>-0.007326236</text:p>
          </table:table-cell>
          <table:table-cell office:value-type="float" office:value="0.0002278361" calcext:value-type="float">
            <text:p>0.0002278361</text:p>
          </table:table-cell>
          <table:table-cell office:value-type="float" office:value="0.003371932" calcext:value-type="float">
            <text:p>0.003371932</text:p>
          </table:table-cell>
          <table:table-cell office:value-type="float" office:value="10.06415" calcext:value-type="float">
            <text:p>10.06415</text:p>
          </table:table-cell>
          <table:table-cell office:value-type="float" office:value="0.006181792" calcext:value-type="float">
            <text:p>0.006181792</text:p>
          </table:table-cell>
          <table:table-cell office:value-type="float" office:value="0.02259252" calcext:value-type="float">
            <text:p>0.02259252</text:p>
          </table:table-cell>
          <table:table-cell office:value-type="float" office:value="0.02540229" calcext:value-type="float">
            <text:p>0.02540229</text:p>
          </table:table-cell>
          <table:table-cell office:value-type="float" office:value="0.02227936" calcext:value-type="float">
            <text:p>0.02227936</text:p>
          </table:table-cell>
          <table:table-cell office:value-type="float" office:value="0.01845345" calcext:value-type="float">
            <text:p>0.01845345</text:p>
          </table:table-cell>
          <table:table-cell office:value-type="float" office:value="0.01778451" calcext:value-type="float">
            <text:p>0.01778451</text:p>
          </table:table-cell>
          <table:table-cell office:value-type="float" office:value="0.01855921" calcext:value-type="float">
            <text:p>0.01855921</text:p>
          </table:table-cell>
          <table:table-cell office:value-type="float" office:value="0.01729029" calcext:value-type="float">
            <text:p>0.01729029</text:p>
          </table:table-cell>
          <table:table-cell office:value-type="float" office:value="-0.02590938" calcext:value-type="float">
            <text:p>-0.02590938</text:p>
          </table:table-cell>
          <table:table-cell office:value-type="float" office:value="1.93497" calcext:value-type="float">
            <text:p>1.93497</text:p>
          </table:table-cell>
          <table:table-cell office:value-type="float" office:value="3.858979" calcext:value-type="float">
            <text:p>3.858979</text:p>
          </table:table-cell>
          <table:table-cell office:value-type="float" office:value="5.412941" calcext:value-type="float">
            <text:p>5.412941</text:p>
          </table:table-cell>
          <table:table-cell office:value-type="float" office:value="5.291048" calcext:value-type="float">
            <text:p>5.291048</text:p>
          </table:table-cell>
          <table:table-cell office:value-type="float" office:value="3.247787" calcext:value-type="float">
            <text:p>3.247787</text:p>
          </table:table-cell>
          <table:table-cell office:value-type="float" office:value="1.395416" calcext:value-type="float">
            <text:p>1.395416</text:p>
          </table:table-cell>
          <table:table-cell office:value-type="float" office:value="2.733492" calcext:value-type="float">
            <text:p>2.733492</text:p>
          </table:table-cell>
          <table:table-cell office:value-type="float" office:value="4.343754" calcext:value-type="float">
            <text:p>4.343754</text:p>
          </table:table-cell>
          <table:table-cell office:value-type="float" office:value="0" calcext:value-type="float">
            <text:p>0</text:p>
          </table:table-cell>
          <table:table-cell office:value-type="float" office:value="-0.05028553" calcext:value-type="float">
            <text:p>-0.050285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9.591513" calcext:value-type="float">
            <text:p>9.591513</text:p>
          </table:table-cell>
          <table:table-cell office:value-type="float" office:value="456.1599" calcext:value-type="float">
            <text:p>456.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41018" calcext:value-type="float">
            <text:p>0.03741018</text:p>
          </table:table-cell>
          <table:table-cell office:value-type="float" office:value="6.619464" calcext:value-type="float">
            <text:p>6.61946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5315" calcext:value-type="float">
            <text:p>0.0105315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71112" calcext:value-type="float">
            <text:p>1.371112</text:p>
          </table:table-cell>
          <table:table-cell office:value-type="float" office:value="-0.007327395" calcext:value-type="float">
            <text:p>-0.007327395</text:p>
          </table:table-cell>
          <table:table-cell office:value-type="float" office:value="0.0002338061" calcext:value-type="float">
            <text:p>0.0002338061</text:p>
          </table:table-cell>
          <table:table-cell office:value-type="float" office:value="0.003461627" calcext:value-type="float">
            <text:p>0.003461627</text:p>
          </table:table-cell>
          <table:table-cell office:value-type="float" office:value="10.07738" calcext:value-type="float">
            <text:p>10.07738</text:p>
          </table:table-cell>
          <table:table-cell office:value-type="float" office:value="0.007312695" calcext:value-type="float">
            <text:p>0.007312695</text:p>
          </table:table-cell>
          <table:table-cell office:value-type="float" office:value="0.02738021" calcext:value-type="float">
            <text:p>0.02738021</text:p>
          </table:table-cell>
          <table:table-cell office:value-type="float" office:value="0.0260097" calcext:value-type="float">
            <text:p>0.0260097</text:p>
          </table:table-cell>
          <table:table-cell office:value-type="float" office:value="0.02237649" calcext:value-type="float">
            <text:p>0.02237649</text:p>
          </table:table-cell>
          <table:table-cell office:value-type="float" office:value="0.01828009" calcext:value-type="float">
            <text:p>0.01828009</text:p>
          </table:table-cell>
          <table:table-cell office:value-type="float" office:value="0.01752801" calcext:value-type="float">
            <text:p>0.01752801</text:p>
          </table:table-cell>
          <table:table-cell office:value-type="float" office:value="0.01849832" calcext:value-type="float">
            <text:p>0.01849832</text:p>
          </table:table-cell>
          <table:table-cell office:value-type="float" office:value="0.01712997" calcext:value-type="float">
            <text:p>0.01712997</text:p>
          </table:table-cell>
          <table:table-cell office:value-type="float" office:value="0.03812364" calcext:value-type="float">
            <text:p>0.03812364</text:p>
          </table:table-cell>
          <table:table-cell office:value-type="float" office:value="1.746245" calcext:value-type="float">
            <text:p>1.746245</text:p>
          </table:table-cell>
          <table:table-cell office:value-type="float" office:value="3.701419" calcext:value-type="float">
            <text:p>3.701419</text:p>
          </table:table-cell>
          <table:table-cell office:value-type="float" office:value="5.525918" calcext:value-type="float">
            <text:p>5.525918</text:p>
          </table:table-cell>
          <table:table-cell office:value-type="float" office:value="5.398165" calcext:value-type="float">
            <text:p>5.398165</text:p>
          </table:table-cell>
          <table:table-cell office:value-type="float" office:value="3.267415" calcext:value-type="float">
            <text:p>3.267415</text:p>
          </table:table-cell>
          <table:table-cell office:value-type="float" office:value="1.420522" calcext:value-type="float">
            <text:p>1.420522</text:p>
          </table:table-cell>
          <table:table-cell office:value-type="float" office:value="2.728196" calcext:value-type="float">
            <text:p>2.728196</text:p>
          </table:table-cell>
          <table:table-cell office:value-type="float" office:value="4.185508" calcext:value-type="float">
            <text:p>4.185508</text:p>
          </table:table-cell>
          <table:table-cell office:value-type="float" office:value="0" calcext:value-type="float">
            <text:p>0</text:p>
          </table:table-cell>
          <table:table-cell office:value-type="float" office:value="-0.05036986" calcext:value-type="float">
            <text:p>-0.050369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9.570191" calcext:value-type="float">
            <text:p>9.570191</text:p>
          </table:table-cell>
          <table:table-cell office:value-type="float" office:value="456.1774" calcext:value-type="float">
            <text:p>456.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3573" calcext:value-type="float">
            <text:p>0.0373573</text:p>
          </table:table-cell>
          <table:table-cell office:value-type="float" office:value="6.619964" calcext:value-type="float">
            <text:p>6.61996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568" calcext:value-type="float">
            <text:p>0.010568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71953" calcext:value-type="float">
            <text:p>1.371953</text:p>
          </table:table-cell>
          <table:table-cell office:value-type="float" office:value="-0.007342078" calcext:value-type="float">
            <text:p>-0.007342078</text:p>
          </table:table-cell>
          <table:table-cell office:value-type="float" office:value="0.0002412876" calcext:value-type="float">
            <text:p>0.0002412876</text:p>
          </table:table-cell>
          <table:table-cell office:value-type="float" office:value="0.003531038" calcext:value-type="float">
            <text:p>0.003531038</text:p>
          </table:table-cell>
          <table:table-cell office:value-type="float" office:value="10.08403" calcext:value-type="float">
            <text:p>10.08403</text:p>
          </table:table-cell>
          <table:table-cell office:value-type="float" office:value="0.007072053" calcext:value-type="float">
            <text:p>0.007072053</text:p>
          </table:table-cell>
          <table:table-cell office:value-type="float" office:value="0.02812222" calcext:value-type="float">
            <text:p>0.02812222</text:p>
          </table:table-cell>
          <table:table-cell office:value-type="float" office:value="0.02594981" calcext:value-type="float">
            <text:p>0.02594981</text:p>
          </table:table-cell>
          <table:table-cell office:value-type="float" office:value="0.0224408" calcext:value-type="float">
            <text:p>0.0224408</text:p>
          </table:table-cell>
          <table:table-cell office:value-type="float" office:value="0.01835213" calcext:value-type="float">
            <text:p>0.01835213</text:p>
          </table:table-cell>
          <table:table-cell office:value-type="float" office:value="0.01758028" calcext:value-type="float">
            <text:p>0.01758028</text:p>
          </table:table-cell>
          <table:table-cell office:value-type="float" office:value="0.01852039" calcext:value-type="float">
            <text:p>0.01852039</text:p>
          </table:table-cell>
          <table:table-cell office:value-type="float" office:value="0.01698225" calcext:value-type="float">
            <text:p>0.01698225</text:p>
          </table:table-cell>
          <table:table-cell office:value-type="float" office:value="0.2237069" calcext:value-type="float">
            <text:p>0.2237069</text:p>
          </table:table-cell>
          <table:table-cell office:value-type="float" office:value="1.949912" calcext:value-type="float">
            <text:p>1.949912</text:p>
          </table:table-cell>
          <table:table-cell office:value-type="float" office:value="3.645915" calcext:value-type="float">
            <text:p>3.645915</text:p>
          </table:table-cell>
          <table:table-cell office:value-type="float" office:value="5.463415" calcext:value-type="float">
            <text:p>5.463415</text:p>
          </table:table-cell>
          <table:table-cell office:value-type="float" office:value="5.391951" calcext:value-type="float">
            <text:p>5.391951</text:p>
          </table:table-cell>
          <table:table-cell office:value-type="float" office:value="3.288245" calcext:value-type="float">
            <text:p>3.288245</text:p>
          </table:table-cell>
          <table:table-cell office:value-type="float" office:value="1.447903" calcext:value-type="float">
            <text:p>1.447903</text:p>
          </table:table-cell>
          <table:table-cell office:value-type="float" office:value="2.724096" calcext:value-type="float">
            <text:p>2.724096</text:p>
          </table:table-cell>
          <table:table-cell office:value-type="float" office:value="4.097016" calcext:value-type="float">
            <text:p>4.097016</text:p>
          </table:table-cell>
          <table:table-cell office:value-type="float" office:value="0" calcext:value-type="float">
            <text:p>0</text:p>
          </table:table-cell>
          <table:table-cell office:value-type="float" office:value="-0.05044586" calcext:value-type="float">
            <text:p>-0.050445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9.5555" calcext:value-type="float">
            <text:p>9.5555</text:p>
          </table:table-cell>
          <table:table-cell office:value-type="float" office:value="456.189" calcext:value-type="float">
            <text:p>456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38625" calcext:value-type="float">
            <text:p>0.03738625</text:p>
          </table:table-cell>
          <table:table-cell office:value-type="float" office:value="6.620123" calcext:value-type="float">
            <text:p>6.62012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60429" calcext:value-type="float">
            <text:p>0.01060429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72616" calcext:value-type="float">
            <text:p>1.372616</text:p>
          </table:table-cell>
          <table:table-cell office:value-type="float" office:value="-0.007336191" calcext:value-type="float">
            <text:p>-0.007336191</text:p>
          </table:table-cell>
          <table:table-cell office:value-type="float" office:value="0.0002489247" calcext:value-type="float">
            <text:p>0.0002489247</text:p>
          </table:table-cell>
          <table:table-cell office:value-type="float" office:value="0.00357983" calcext:value-type="float">
            <text:p>0.00357983</text:p>
          </table:table-cell>
          <table:table-cell office:value-type="float" office:value="10.08124" calcext:value-type="float">
            <text:p>10.08124</text:p>
          </table:table-cell>
          <table:table-cell office:value-type="float" office:value="0.007254181" calcext:value-type="float">
            <text:p>0.007254181</text:p>
          </table:table-cell>
          <table:table-cell office:value-type="float" office:value="0.02923968" calcext:value-type="float">
            <text:p>0.02923968</text:p>
          </table:table-cell>
          <table:table-cell office:value-type="float" office:value="0.02651451" calcext:value-type="float">
            <text:p>0.02651451</text:p>
          </table:table-cell>
          <table:table-cell office:value-type="float" office:value="0.02274392" calcext:value-type="float">
            <text:p>0.02274392</text:p>
          </table:table-cell>
          <table:table-cell office:value-type="float" office:value="0.01849211" calcext:value-type="float">
            <text:p>0.01849211</text:p>
          </table:table-cell>
          <table:table-cell office:value-type="float" office:value="0.01768653" calcext:value-type="float">
            <text:p>0.01768653</text:p>
          </table:table-cell>
          <table:table-cell office:value-type="float" office:value="0.0185602" calcext:value-type="float">
            <text:p>0.0185602</text:p>
          </table:table-cell>
          <table:table-cell office:value-type="float" office:value="0.01684813" calcext:value-type="float">
            <text:p>0.01684813</text:p>
          </table:table-cell>
          <table:table-cell office:value-type="float" office:value="0.3115361" calcext:value-type="float">
            <text:p>0.3115361</text:p>
          </table:table-cell>
          <table:table-cell office:value-type="float" office:value="2.199857" calcext:value-type="float">
            <text:p>2.199857</text:p>
          </table:table-cell>
          <table:table-cell office:value-type="float" office:value="3.691344" calcext:value-type="float">
            <text:p>3.691344</text:p>
          </table:table-cell>
          <table:table-cell office:value-type="float" office:value="5.38792" calcext:value-type="float">
            <text:p>5.38792</text:p>
          </table:table-cell>
          <table:table-cell office:value-type="float" office:value="5.324666" calcext:value-type="float">
            <text:p>5.324666</text:p>
          </table:table-cell>
          <table:table-cell office:value-type="float" office:value="3.280851" calcext:value-type="float">
            <text:p>3.280851</text:p>
          </table:table-cell>
          <table:table-cell office:value-type="float" office:value="1.472863" calcext:value-type="float">
            <text:p>1.472863</text:p>
          </table:table-cell>
          <table:table-cell office:value-type="float" office:value="2.721115" calcext:value-type="float">
            <text:p>2.721115</text:p>
          </table:table-cell>
          <table:table-cell office:value-type="float" office:value="3.991981" calcext:value-type="float">
            <text:p>3.991981</text:p>
          </table:table-cell>
          <table:table-cell office:value-type="float" office:value="0" calcext:value-type="float">
            <text:p>0</text:p>
          </table:table-cell>
          <table:table-cell office:value-type="float" office:value="-0.05049342" calcext:value-type="float">
            <text:p>-0.050493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9.556934" calcext:value-type="float">
            <text:p>9.556934</text:p>
          </table:table-cell>
          <table:table-cell office:value-type="float" office:value="456.2017" calcext:value-type="float">
            <text:p>456.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1535" calcext:value-type="float">
            <text:p>0.03801535</text:p>
          </table:table-cell>
          <table:table-cell office:value-type="float" office:value="6.616834" calcext:value-type="float">
            <text:p>6.61683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64366" calcext:value-type="float">
            <text:p>0.01064366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3739" calcext:value-type="float">
            <text:p>1.3739</text:p>
          </table:table-cell>
          <table:table-cell office:value-type="float" office:value="-0.007336385" calcext:value-type="float">
            <text:p>-0.007336385</text:p>
          </table:table-cell>
          <table:table-cell office:value-type="float" office:value="0.0002534048" calcext:value-type="float">
            <text:p>0.0002534048</text:p>
          </table:table-cell>
          <table:table-cell office:value-type="float" office:value="0.003777275" calcext:value-type="float">
            <text:p>0.003777275</text:p>
          </table:table-cell>
          <table:table-cell office:value-type="float" office:value="10.09745" calcext:value-type="float">
            <text:p>10.09745</text:p>
          </table:table-cell>
          <table:table-cell office:value-type="float" office:value="0.03206213" calcext:value-type="float">
            <text:p>0.03206213</text:p>
          </table:table-cell>
          <table:table-cell office:value-type="float" office:value="0.03116558" calcext:value-type="float">
            <text:p>0.03116558</text:p>
          </table:table-cell>
          <table:table-cell office:value-type="float" office:value="0.02667928" calcext:value-type="float">
            <text:p>0.02667928</text:p>
          </table:table-cell>
          <table:table-cell office:value-type="float" office:value="0.02310835" calcext:value-type="float">
            <text:p>0.02310835</text:p>
          </table:table-cell>
          <table:table-cell office:value-type="float" office:value="0.01855195" calcext:value-type="float">
            <text:p>0.01855195</text:p>
          </table:table-cell>
          <table:table-cell office:value-type="float" office:value="0.01774834" calcext:value-type="float">
            <text:p>0.01774834</text:p>
          </table:table-cell>
          <table:table-cell office:value-type="float" office:value="0.01862182" calcext:value-type="float">
            <text:p>0.01862182</text:p>
          </table:table-cell>
          <table:table-cell office:value-type="float" office:value="0.01674359" calcext:value-type="float">
            <text:p>0.01674359</text:p>
          </table:table-cell>
          <table:table-cell office:value-type="float" office:value="0.04917804" calcext:value-type="float">
            <text:p>0.04917804</text:p>
          </table:table-cell>
          <table:table-cell office:value-type="float" office:value="1.041556" calcext:value-type="float">
            <text:p>1.041556</text:p>
          </table:table-cell>
          <table:table-cell office:value-type="float" office:value="3.977882" calcext:value-type="float">
            <text:p>3.977882</text:p>
          </table:table-cell>
          <table:table-cell office:value-type="float" office:value="5.506657" calcext:value-type="float">
            <text:p>5.506657</text:p>
          </table:table-cell>
          <table:table-cell office:value-type="float" office:value="5.281672" calcext:value-type="float">
            <text:p>5.281672</text:p>
          </table:table-cell>
          <table:table-cell office:value-type="float" office:value="3.262975" calcext:value-type="float">
            <text:p>3.262975</text:p>
          </table:table-cell>
          <table:table-cell office:value-type="float" office:value="1.492805" calcext:value-type="float">
            <text:p>1.492805</text:p>
          </table:table-cell>
          <table:table-cell office:value-type="float" office:value="2.718521" calcext:value-type="float">
            <text:p>2.718521</text:p>
          </table:table-cell>
          <table:table-cell office:value-type="float" office:value="5.612689" calcext:value-type="float">
            <text:p>5.612689</text:p>
          </table:table-cell>
          <table:table-cell office:value-type="float" office:value="0" calcext:value-type="float">
            <text:p>0</text:p>
          </table:table-cell>
          <table:table-cell office:value-type="float" office:value="-0.0505612" calcext:value-type="float">
            <text:p>-0.05056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9.55858" calcext:value-type="float">
            <text:p>9.55858</text:p>
          </table:table-cell>
          <table:table-cell office:value-type="float" office:value="456.21" calcext:value-type="float">
            <text:p>456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9109" calcext:value-type="float">
            <text:p>0.03819109</text:p>
          </table:table-cell>
          <table:table-cell office:value-type="float" office:value="6.588897" calcext:value-type="float">
            <text:p>6.588897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8062" calcext:value-type="float">
            <text:p>0.010806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405303" calcext:value-type="float">
            <text:p>1.405303</text:p>
          </table:table-cell>
          <table:table-cell office:value-type="float" office:value="-0.007344296" calcext:value-type="float">
            <text:p>-0.007344296</text:p>
          </table:table-cell>
          <table:table-cell office:value-type="float" office:value="0.0002499885" calcext:value-type="float">
            <text:p>0.0002499885</text:p>
          </table:table-cell>
          <table:table-cell office:value-type="float" office:value="0.003984049" calcext:value-type="float">
            <text:p>0.003984049</text:p>
          </table:table-cell>
          <table:table-cell office:value-type="float" office:value="10.10439" calcext:value-type="float">
            <text:p>10.10439</text:p>
          </table:table-cell>
          <table:table-cell office:value-type="float" office:value="0.01204341" calcext:value-type="float">
            <text:p>0.01204341</text:p>
          </table:table-cell>
          <table:table-cell office:value-type="float" office:value="0.02321407" calcext:value-type="float">
            <text:p>0.02321407</text:p>
          </table:table-cell>
          <table:table-cell office:value-type="float" office:value="0.02637224" calcext:value-type="float">
            <text:p>0.02637224</text:p>
          </table:table-cell>
          <table:table-cell office:value-type="float" office:value="0.02507248" calcext:value-type="float">
            <text:p>0.02507248</text:p>
          </table:table-cell>
          <table:table-cell office:value-type="float" office:value="0.02124975" calcext:value-type="float">
            <text:p>0.02124975</text:p>
          </table:table-cell>
          <table:table-cell office:value-type="float" office:value="0.02045836" calcext:value-type="float">
            <text:p>0.02045836</text:p>
          </table:table-cell>
          <table:table-cell office:value-type="float" office:value="0.01910128" calcext:value-type="float">
            <text:p>0.01910128</text:p>
          </table:table-cell>
          <table:table-cell office:value-type="float" office:value="0.01669649" calcext:value-type="float">
            <text:p>0.01669649</text:p>
          </table:table-cell>
          <table:table-cell office:value-type="float" office:value="0.01407556" calcext:value-type="float">
            <text:p>0.01407556</text:p>
          </table:table-cell>
          <table:table-cell office:value-type="float" office:value="0.3510207" calcext:value-type="float">
            <text:p>0.3510207</text:p>
          </table:table-cell>
          <table:table-cell office:value-type="float" office:value="2.000962" calcext:value-type="float">
            <text:p>2.000962</text:p>
          </table:table-cell>
          <table:table-cell office:value-type="float" office:value="4.249924" calcext:value-type="float">
            <text:p>4.249924</text:p>
          </table:table-cell>
          <table:table-cell office:value-type="float" office:value="5.95034" calcext:value-type="float">
            <text:p>5.95034</text:p>
          </table:table-cell>
          <table:table-cell office:value-type="float" office:value="5.167526" calcext:value-type="float">
            <text:p>5.167526</text:p>
          </table:table-cell>
          <table:table-cell office:value-type="float" office:value="1.772577" calcext:value-type="float">
            <text:p>1.772577</text:p>
          </table:table-cell>
          <table:table-cell office:value-type="float" office:value="2.723459" calcext:value-type="float">
            <text:p>2.723459</text:p>
          </table:table-cell>
          <table:table-cell office:value-type="float" office:value="6.339974" calcext:value-type="float">
            <text:p>6.339974</text:p>
          </table:table-cell>
          <table:table-cell office:value-type="float" office:value="0" calcext:value-type="float">
            <text:p>0</text:p>
          </table:table-cell>
          <table:table-cell office:value-type="float" office:value="-0.05059211" calcext:value-type="float">
            <text:p>-0.050592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9.528335" calcext:value-type="float">
            <text:p>9.528335</text:p>
          </table:table-cell>
          <table:table-cell office:value-type="float" office:value="456.2316" calcext:value-type="float">
            <text:p>456.2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3448" calcext:value-type="float">
            <text:p>0.03803448</text:p>
          </table:table-cell>
          <table:table-cell office:value-type="float" office:value="6.558809" calcext:value-type="float">
            <text:p>6.558809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099825" calcext:value-type="float">
            <text:p>0.01099825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442444" calcext:value-type="float">
            <text:p>1.442444</text:p>
          </table:table-cell>
          <table:table-cell office:value-type="float" office:value="-0.007323802" calcext:value-type="float">
            <text:p>-0.007323802</text:p>
          </table:table-cell>
          <table:table-cell office:value-type="float" office:value="0.00025428" calcext:value-type="float">
            <text:p>0.00025428</text:p>
          </table:table-cell>
          <table:table-cell office:value-type="float" office:value="0.004076795" calcext:value-type="float">
            <text:p>0.004076795</text:p>
          </table:table-cell>
          <table:table-cell office:value-type="float" office:value="10.11798" calcext:value-type="float">
            <text:p>10.11798</text:p>
          </table:table-cell>
          <table:table-cell office:value-type="float" office:value="0.01077431" calcext:value-type="float">
            <text:p>0.01077431</text:p>
          </table:table-cell>
          <table:table-cell office:value-type="float" office:value="0.02641848" calcext:value-type="float">
            <text:p>0.02641848</text:p>
          </table:table-cell>
          <table:table-cell office:value-type="float" office:value="0.02638377" calcext:value-type="float">
            <text:p>0.02638377</text:p>
          </table:table-cell>
          <table:table-cell office:value-type="float" office:value="0.0241384" calcext:value-type="float">
            <text:p>0.0241384</text:p>
          </table:table-cell>
          <table:table-cell office:value-type="float" office:value="0.02033998" calcext:value-type="float">
            <text:p>0.02033998</text:p>
          </table:table-cell>
          <table:table-cell office:value-type="float" office:value="0.01963701" calcext:value-type="float">
            <text:p>0.01963701</text:p>
          </table:table-cell>
          <table:table-cell office:value-type="float" office:value="0.01964802" calcext:value-type="float">
            <text:p>0.01964802</text:p>
          </table:table-cell>
          <table:table-cell office:value-type="float" office:value="0.01668737" calcext:value-type="float">
            <text:p>0.01668737</text:p>
          </table:table-cell>
          <table:table-cell office:value-type="float" office:value="0.02926025" calcext:value-type="float">
            <text:p>0.02926025</text:p>
          </table:table-cell>
          <table:table-cell office:value-type="float" office:value="0.7003716" calcext:value-type="float">
            <text:p>0.7003716</text:p>
          </table:table-cell>
          <table:table-cell office:value-type="float" office:value="1.934574" calcext:value-type="float">
            <text:p>1.934574</text:p>
          </table:table-cell>
          <table:table-cell office:value-type="float" office:value="3.948078" calcext:value-type="float">
            <text:p>3.948078</text:p>
          </table:table-cell>
          <table:table-cell office:value-type="float" office:value="5.452868" calcext:value-type="float">
            <text:p>5.452868</text:p>
          </table:table-cell>
          <table:table-cell office:value-type="float" office:value="4.773937" calcext:value-type="float">
            <text:p>4.773937</text:p>
          </table:table-cell>
          <table:table-cell office:value-type="float" office:value="2.18011" calcext:value-type="float">
            <text:p>2.18011</text:p>
          </table:table-cell>
          <table:table-cell office:value-type="float" office:value="2.737266" calcext:value-type="float">
            <text:p>2.737266</text:p>
          </table:table-cell>
          <table:table-cell office:value-type="float" office:value="5.977819" calcext:value-type="float">
            <text:p>5.977819</text:p>
          </table:table-cell>
          <table:table-cell office:value-type="float" office:value="0" calcext:value-type="float">
            <text:p>0</text:p>
          </table:table-cell>
          <table:table-cell office:value-type="float" office:value="-0.05063112" calcext:value-type="float">
            <text:p>-0.050631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9.549601" calcext:value-type="float">
            <text:p>9.549601</text:p>
          </table:table-cell>
          <table:table-cell office:value-type="float" office:value="456.2473" calcext:value-type="float">
            <text:p>456.2473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0.03745166" calcext:value-type="float">
            <text:p>0.03745166</text:p>
          </table:table-cell>
          <table:table-cell office:value-type="float" office:value="6.496994" calcext:value-type="float">
            <text:p>6.49699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21212" calcext:value-type="float">
            <text:p>0.0112121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476206" calcext:value-type="float">
            <text:p>1.476206</text:p>
          </table:table-cell>
          <table:table-cell office:value-type="float" office:value="-0.007325144" calcext:value-type="float">
            <text:p>-0.007325144</text:p>
          </table:table-cell>
          <table:table-cell office:value-type="float" office:value="0.0002562097" calcext:value-type="float">
            <text:p>0.0002562097</text:p>
          </table:table-cell>
          <table:table-cell office:value-type="float" office:value="0.004313395" calcext:value-type="float">
            <text:p>0.004313395</text:p>
          </table:table-cell>
          <table:table-cell office:value-type="float" office:value="10.16017" calcext:value-type="float">
            <text:p>10.16017</text:p>
          </table:table-cell>
          <table:table-cell office:value-type="float" office:value="0.0189073" calcext:value-type="float">
            <text:p>0.0189073</text:p>
          </table:table-cell>
          <table:table-cell office:value-type="float" office:value="0.0239231" calcext:value-type="float">
            <text:p>0.0239231</text:p>
          </table:table-cell>
          <table:table-cell office:value-type="float" office:value="0.02410747" calcext:value-type="float">
            <text:p>0.02410747</text:p>
          </table:table-cell>
          <table:table-cell office:value-type="float" office:value="0.02336047" calcext:value-type="float">
            <text:p>0.02336047</text:p>
          </table:table-cell>
          <table:table-cell office:value-type="float" office:value="0.02039481" calcext:value-type="float">
            <text:p>0.02039481</text:p>
          </table:table-cell>
          <table:table-cell office:value-type="float" office:value="0.01960463" calcext:value-type="float">
            <text:p>0.01960463</text:p>
          </table:table-cell>
          <table:table-cell office:value-type="float" office:value="0.01961752" calcext:value-type="float">
            <text:p>0.01961752</text:p>
          </table:table-cell>
          <table:table-cell office:value-type="float" office:value="0.01664049" calcext:value-type="float">
            <text:p>0.01664049</text:p>
          </table:table-cell>
          <table:table-cell office:value-type="float" office:value="-0.1389677" calcext:value-type="float">
            <text:p>-0.1389677</text:p>
          </table:table-cell>
          <table:table-cell office:value-type="float" office:value="0.1416603" calcext:value-type="float">
            <text:p>0.1416603</text:p>
          </table:table-cell>
          <table:table-cell office:value-type="float" office:value="1.200494" calcext:value-type="float">
            <text:p>1.200494</text:p>
          </table:table-cell>
          <table:table-cell office:value-type="float" office:value="3.491319" calcext:value-type="float">
            <text:p>3.491319</text:p>
          </table:table-cell>
          <table:table-cell office:value-type="float" office:value="5.376915" calcext:value-type="float">
            <text:p>5.376915</text:p>
          </table:table-cell>
          <table:table-cell office:value-type="float" office:value="5.067448" calcext:value-type="float">
            <text:p>5.067448</text:p>
          </table:table-cell>
          <table:table-cell office:value-type="float" office:value="2.270257" calcext:value-type="float">
            <text:p>2.270257</text:p>
          </table:table-cell>
          <table:table-cell office:value-type="float" office:value="2.75206" calcext:value-type="float">
            <text:p>2.75206</text:p>
          </table:table-cell>
          <table:table-cell office:value-type="float" office:value="6.52529" calcext:value-type="float">
            <text:p>6.52529</text:p>
          </table:table-cell>
          <table:table-cell office:value-type="float" office:value="0" calcext:value-type="float">
            <text:p>0</text:p>
          </table:table-cell>
          <table:table-cell office:value-type="float" office:value="-0.05086071" calcext:value-type="float">
            <text:p>-0.050860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9.529713" calcext:value-type="float">
            <text:p>9.529713</text:p>
          </table:table-cell>
          <table:table-cell office:value-type="float" office:value="456.2579" calcext:value-type="float">
            <text:p>456.2579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0.03700813" calcext:value-type="float">
            <text:p>0.03700813</text:p>
          </table:table-cell>
          <table:table-cell office:value-type="float" office:value="6.473161" calcext:value-type="float">
            <text:p>6.473161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40617" calcext:value-type="float">
            <text:p>0.01140617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07545" calcext:value-type="float">
            <text:p>1.507545</text:p>
          </table:table-cell>
          <table:table-cell office:value-type="float" office:value="-0.007309529" calcext:value-type="float">
            <text:p>-0.007309529</text:p>
          </table:table-cell>
          <table:table-cell office:value-type="float" office:value="0.0002544803" calcext:value-type="float">
            <text:p>0.0002544803</text:p>
          </table:table-cell>
          <table:table-cell office:value-type="float" office:value="0.004349173" calcext:value-type="float">
            <text:p>0.004349173</text:p>
          </table:table-cell>
          <table:table-cell office:value-type="float" office:value="10.15191" calcext:value-type="float">
            <text:p>10.15191</text:p>
          </table:table-cell>
          <table:table-cell office:value-type="float" office:value="0.01507194" calcext:value-type="float">
            <text:p>0.01507194</text:p>
          </table:table-cell>
          <table:table-cell office:value-type="float" office:value="0.02153708" calcext:value-type="float">
            <text:p>0.02153708</text:p>
          </table:table-cell>
          <table:table-cell office:value-type="float" office:value="0.02191728" calcext:value-type="float">
            <text:p>0.02191728</text:p>
          </table:table-cell>
          <table:table-cell office:value-type="float" office:value="0.02293622" calcext:value-type="float">
            <text:p>0.02293622</text:p>
          </table:table-cell>
          <table:table-cell office:value-type="float" office:value="0.01947397" calcext:value-type="float">
            <text:p>0.01947397</text:p>
          </table:table-cell>
          <table:table-cell office:value-type="float" office:value="0.0188295" calcext:value-type="float">
            <text:p>0.0188295</text:p>
          </table:table-cell>
          <table:table-cell office:value-type="float" office:value="0.01947291" calcext:value-type="float">
            <text:p>0.01947291</text:p>
          </table:table-cell>
          <table:table-cell office:value-type="float" office:value="0.01654818" calcext:value-type="float">
            <text:p>0.01654818</text:p>
          </table:table-cell>
          <table:table-cell office:value-type="float" office:value="-0.08101114" calcext:value-type="float">
            <text:p>-0.08101114</text:p>
          </table:table-cell>
          <table:table-cell office:value-type="float" office:value="0.3296477" calcext:value-type="float">
            <text:p>0.3296477</text:p>
          </table:table-cell>
          <table:table-cell office:value-type="float" office:value="1.200876" calcext:value-type="float">
            <text:p>1.200876</text:p>
          </table:table-cell>
          <table:table-cell office:value-type="float" office:value="3.270581" calcext:value-type="float">
            <text:p>3.270581</text:p>
          </table:table-cell>
          <table:table-cell office:value-type="float" office:value="5.067763" calcext:value-type="float">
            <text:p>5.067763</text:p>
          </table:table-cell>
          <table:table-cell office:value-type="float" office:value="4.936981" calcext:value-type="float">
            <text:p>4.936981</text:p>
          </table:table-cell>
          <table:table-cell office:value-type="float" office:value="2.370048" calcext:value-type="float">
            <text:p>2.370048</text:p>
          </table:table-cell>
          <table:table-cell office:value-type="float" office:value="2.766532" calcext:value-type="float">
            <text:p>2.766532</text:p>
          </table:table-cell>
          <table:table-cell office:value-type="float" office:value="6.024458" calcext:value-type="float">
            <text:p>6.024458</text:p>
          </table:table-cell>
          <table:table-cell office:value-type="float" office:value="0" calcext:value-type="float">
            <text:p>0</text:p>
          </table:table-cell>
          <table:table-cell office:value-type="float" office:value="-0.05089645" calcext:value-type="float">
            <text:p>-0.050896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9.517937" calcext:value-type="float">
            <text:p>9.517937</text:p>
          </table:table-cell>
          <table:table-cell office:value-type="float" office:value="456.2642" calcext:value-type="float">
            <text:p>456.2642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0.03676096" calcext:value-type="float">
            <text:p>0.03676096</text:p>
          </table:table-cell>
          <table:table-cell office:value-type="float" office:value="6.453418" calcext:value-type="float">
            <text:p>6.453418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53523" calcext:value-type="float">
            <text:p>0.01153523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31427" calcext:value-type="float">
            <text:p>1.531427</text:p>
          </table:table-cell>
          <table:table-cell office:value-type="float" office:value="-0.007295634" calcext:value-type="float">
            <text:p>-0.007295634</text:p>
          </table:table-cell>
          <table:table-cell office:value-type="float" office:value="0.0002554242" calcext:value-type="float">
            <text:p>0.0002554242</text:p>
          </table:table-cell>
          <table:table-cell office:value-type="float" office:value="0.004378252" calcext:value-type="float">
            <text:p>0.004378252</text:p>
          </table:table-cell>
          <table:table-cell office:value-type="float" office:value="10.14087" calcext:value-type="float">
            <text:p>10.14087</text:p>
          </table:table-cell>
          <table:table-cell office:value-type="float" office:value="0.01205365" calcext:value-type="float">
            <text:p>0.01205365</text:p>
          </table:table-cell>
          <table:table-cell office:value-type="float" office:value="0.01944631" calcext:value-type="float">
            <text:p>0.01944631</text:p>
          </table:table-cell>
          <table:table-cell office:value-type="float" office:value="0.02103607" calcext:value-type="float">
            <text:p>0.02103607</text:p>
          </table:table-cell>
          <table:table-cell office:value-type="float" office:value="0.02331072" calcext:value-type="float">
            <text:p>0.02331072</text:p>
          </table:table-cell>
          <table:table-cell office:value-type="float" office:value="0.01919719" calcext:value-type="float">
            <text:p>0.01919719</text:p>
          </table:table-cell>
          <table:table-cell office:value-type="float" office:value="0.01845533" calcext:value-type="float">
            <text:p>0.01845533</text:p>
          </table:table-cell>
          <table:table-cell office:value-type="float" office:value="0.01922434" calcext:value-type="float">
            <text:p>0.01922434</text:p>
          </table:table-cell>
          <table:table-cell office:value-type="float" office:value="0.01643732" calcext:value-type="float">
            <text:p>0.01643732</text:p>
          </table:table-cell>
          <table:table-cell office:value-type="float" office:value="0.006723966" calcext:value-type="float">
            <text:p>0.006723966</text:p>
          </table:table-cell>
          <table:table-cell office:value-type="float" office:value="0.4398202" calcext:value-type="float">
            <text:p>0.4398202</text:p>
          </table:table-cell>
          <table:table-cell office:value-type="float" office:value="1.257089" calcext:value-type="float">
            <text:p>1.257089</text:p>
          </table:table-cell>
          <table:table-cell office:value-type="float" office:value="3.24297" calcext:value-type="float">
            <text:p>3.24297</text:p>
          </table:table-cell>
          <table:table-cell office:value-type="float" office:value="4.909185" calcext:value-type="float">
            <text:p>4.909185</text:p>
          </table:table-cell>
          <table:table-cell office:value-type="float" office:value="4.734048" calcext:value-type="float">
            <text:p>4.734048</text:p>
          </table:table-cell>
          <table:table-cell office:value-type="float" office:value="2.327428" calcext:value-type="float">
            <text:p>2.327428</text:p>
          </table:table-cell>
          <table:table-cell office:value-type="float" office:value="2.773597" calcext:value-type="float">
            <text:p>2.773597</text:p>
          </table:table-cell>
          <table:table-cell office:value-type="float" office:value="5.588061" calcext:value-type="float">
            <text:p>5.588061</text:p>
          </table:table-cell>
          <table:table-cell office:value-type="float" office:value="0" calcext:value-type="float">
            <text:p>0</text:p>
          </table:table-cell>
          <table:table-cell office:value-type="float" office:value="-0.05092228" calcext:value-type="float">
            <text:p>-0.050922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9.508967" calcext:value-type="float">
            <text:p>9.508967</text:p>
          </table:table-cell>
          <table:table-cell office:value-type="float" office:value="456.2702" calcext:value-type="float">
            <text:p>456.2702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0.03669583" calcext:value-type="float">
            <text:p>0.03669583</text:p>
          </table:table-cell>
          <table:table-cell office:value-type="float" office:value="6.439485" calcext:value-type="float">
            <text:p>6.43948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61712" calcext:value-type="float">
            <text:p>0.0116171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46894" calcext:value-type="float">
            <text:p>1.546894</text:p>
          </table:table-cell>
          <table:table-cell office:value-type="float" office:value="-0.007284807" calcext:value-type="float">
            <text:p>-0.007284807</text:p>
          </table:table-cell>
          <table:table-cell office:value-type="float" office:value="0.0002556285" calcext:value-type="float">
            <text:p>0.0002556285</text:p>
          </table:table-cell>
          <table:table-cell office:value-type="float" office:value="0.004406558" calcext:value-type="float">
            <text:p>0.004406558</text:p>
          </table:table-cell>
          <table:table-cell office:value-type="float" office:value="10.13148" calcext:value-type="float">
            <text:p>10.13148</text:p>
          </table:table-cell>
          <table:table-cell office:value-type="float" office:value="0.01031751" calcext:value-type="float">
            <text:p>0.01031751</text:p>
          </table:table-cell>
          <table:table-cell office:value-type="float" office:value="0.01933681" calcext:value-type="float">
            <text:p>0.01933681</text:p>
          </table:table-cell>
          <table:table-cell office:value-type="float" office:value="0.02111051" calcext:value-type="float">
            <text:p>0.02111051</text:p>
          </table:table-cell>
          <table:table-cell office:value-type="float" office:value="0.02370944" calcext:value-type="float">
            <text:p>0.02370944</text:p>
          </table:table-cell>
          <table:table-cell office:value-type="float" office:value="0.01914325" calcext:value-type="float">
            <text:p>0.01914325</text:p>
          </table:table-cell>
          <table:table-cell office:value-type="float" office:value="0.01832775" calcext:value-type="float">
            <text:p>0.01832775</text:p>
          </table:table-cell>
          <table:table-cell office:value-type="float" office:value="0.01911192" calcext:value-type="float">
            <text:p>0.01911192</text:p>
          </table:table-cell>
          <table:table-cell office:value-type="float" office:value="0.0163532" calcext:value-type="float">
            <text:p>0.0163532</text:p>
          </table:table-cell>
          <table:table-cell office:value-type="float" office:value="0.02948818" calcext:value-type="float">
            <text:p>0.02948818</text:p>
          </table:table-cell>
          <table:table-cell office:value-type="float" office:value="0.5275992" calcext:value-type="float">
            <text:p>0.5275992</text:p>
          </table:table-cell>
          <table:table-cell office:value-type="float" office:value="1.305042" calcext:value-type="float">
            <text:p>1.305042</text:p>
          </table:table-cell>
          <table:table-cell office:value-type="float" office:value="3.237779" calcext:value-type="float">
            <text:p>3.237779</text:p>
          </table:table-cell>
          <table:table-cell office:value-type="float" office:value="4.808876" calcext:value-type="float">
            <text:p>4.808876</text:p>
          </table:table-cell>
          <table:table-cell office:value-type="float" office:value="4.578159" calcext:value-type="float">
            <text:p>4.578159</text:p>
          </table:table-cell>
          <table:table-cell office:value-type="float" office:value="2.297484" calcext:value-type="float">
            <text:p>2.297484</text:p>
          </table:table-cell>
          <table:table-cell office:value-type="float" office:value="2.774204" calcext:value-type="float">
            <text:p>2.774204</text:p>
          </table:table-cell>
          <table:table-cell office:value-type="float" office:value="5.250717" calcext:value-type="float">
            <text:p>5.250717</text:p>
          </table:table-cell>
          <table:table-cell office:value-type="float" office:value="0" calcext:value-type="float">
            <text:p>0</text:p>
          </table:table-cell>
          <table:table-cell office:value-type="float" office:value="-0.0509494" calcext:value-type="float">
            <text:p>-0.05094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9.4972" calcext:value-type="float">
            <text:p>9.4972</text:p>
          </table:table-cell>
          <table:table-cell office:value-type="float" office:value="456.2786" calcext:value-type="float">
            <text:p>456.2786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0.03675727" calcext:value-type="float">
            <text:p>0.03675727</text:p>
          </table:table-cell>
          <table:table-cell office:value-type="float" office:value="6.433127" calcext:value-type="float">
            <text:p>6.433127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67328" calcext:value-type="float">
            <text:p>0.01167328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55563" calcext:value-type="float">
            <text:p>1.555563</text:p>
          </table:table-cell>
          <table:table-cell office:value-type="float" office:value="-0.007277546" calcext:value-type="float">
            <text:p>-0.007277546</text:p>
          </table:table-cell>
          <table:table-cell office:value-type="float" office:value="0.0002477364" calcext:value-type="float">
            <text:p>0.0002477364</text:p>
          </table:table-cell>
          <table:table-cell office:value-type="float" office:value="0.004435581" calcext:value-type="float">
            <text:p>0.004435581</text:p>
          </table:table-cell>
          <table:table-cell office:value-type="float" office:value="10.12329" calcext:value-type="float">
            <text:p>10.12329</text:p>
          </table:table-cell>
          <table:table-cell office:value-type="float" office:value="0.009423111" calcext:value-type="float">
            <text:p>0.009423111</text:p>
          </table:table-cell>
          <table:table-cell office:value-type="float" office:value="0.02135959" calcext:value-type="float">
            <text:p>0.02135959</text:p>
          </table:table-cell>
          <table:table-cell office:value-type="float" office:value="0.02212451" calcext:value-type="float">
            <text:p>0.02212451</text:p>
          </table:table-cell>
          <table:table-cell office:value-type="float" office:value="0.02354995" calcext:value-type="float">
            <text:p>0.02354995</text:p>
          </table:table-cell>
          <table:table-cell office:value-type="float" office:value="0.01904869" calcext:value-type="float">
            <text:p>0.01904869</text:p>
          </table:table-cell>
          <table:table-cell office:value-type="float" office:value="0.01822345" calcext:value-type="float">
            <text:p>0.01822345</text:p>
          </table:table-cell>
          <table:table-cell office:value-type="float" office:value="0.0190796" calcext:value-type="float">
            <text:p>0.0190796</text:p>
          </table:table-cell>
          <table:table-cell office:value-type="float" office:value="0.01628784" calcext:value-type="float">
            <text:p>0.01628784</text:p>
          </table:table-cell>
          <table:table-cell office:value-type="float" office:value="0.02654786" calcext:value-type="float">
            <text:p>0.02654786</text:p>
          </table:table-cell>
          <table:table-cell office:value-type="float" office:value="0.6128979" calcext:value-type="float">
            <text:p>0.6128979</text:p>
          </table:table-cell>
          <table:table-cell office:value-type="float" office:value="1.36232" calcext:value-type="float">
            <text:p>1.36232</text:p>
          </table:table-cell>
          <table:table-cell office:value-type="float" office:value="3.249033" calcext:value-type="float">
            <text:p>3.249033</text:p>
          </table:table-cell>
          <table:table-cell office:value-type="float" office:value="4.747611" calcext:value-type="float">
            <text:p>4.747611</text:p>
          </table:table-cell>
          <table:table-cell office:value-type="float" office:value="4.471622" calcext:value-type="float">
            <text:p>4.471622</text:p>
          </table:table-cell>
          <table:table-cell office:value-type="float" office:value="2.287217" calcext:value-type="float">
            <text:p>2.287217</text:p>
          </table:table-cell>
          <table:table-cell office:value-type="float" office:value="2.770881" calcext:value-type="float">
            <text:p>2.770881</text:p>
          </table:table-cell>
          <table:table-cell office:value-type="float" office:value="4.988757" calcext:value-type="float">
            <text:p>4.988757</text:p>
          </table:table-cell>
          <table:table-cell office:value-type="float" office:value="0" calcext:value-type="float">
            <text:p>0</text:p>
          </table:table-cell>
          <table:table-cell office:value-type="float" office:value="-0.05098043" calcext:value-type="float">
            <text:p>-0.050980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9.48472" calcext:value-type="float">
            <text:p>9.48472</text:p>
          </table:table-cell>
          <table:table-cell office:value-type="float" office:value="456.2891" calcext:value-type="float">
            <text:p>456.2891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0.03683094" calcext:value-type="float">
            <text:p>0.03683094</text:p>
          </table:table-cell>
          <table:table-cell office:value-type="float" office:value="6.430334" calcext:value-type="float">
            <text:p>6.43033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7184" calcext:value-type="float">
            <text:p>0.011718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59953" calcext:value-type="float">
            <text:p>1.559953</text:p>
          </table:table-cell>
          <table:table-cell office:value-type="float" office:value="-0.007275877" calcext:value-type="float">
            <text:p>-0.007275877</text:p>
          </table:table-cell>
          <table:table-cell office:value-type="float" office:value="0.0002081134" calcext:value-type="float">
            <text:p>0.0002081134</text:p>
          </table:table-cell>
          <table:table-cell office:value-type="float" office:value="0.004458452" calcext:value-type="float">
            <text:p>0.004458452</text:p>
          </table:table-cell>
          <table:table-cell office:value-type="float" office:value="10.117" calcext:value-type="float">
            <text:p>10.117</text:p>
          </table:table-cell>
          <table:table-cell office:value-type="float" office:value="0.009315152" calcext:value-type="float">
            <text:p>0.009315152</text:p>
          </table:table-cell>
          <table:table-cell office:value-type="float" office:value="0.02461021" calcext:value-type="float">
            <text:p>0.02461021</text:p>
          </table:table-cell>
          <table:table-cell office:value-type="float" office:value="0.02389817" calcext:value-type="float">
            <text:p>0.02389817</text:p>
          </table:table-cell>
          <table:table-cell office:value-type="float" office:value="0.02287335" calcext:value-type="float">
            <text:p>0.02287335</text:p>
          </table:table-cell>
          <table:table-cell office:value-type="float" office:value="0.0187128" calcext:value-type="float">
            <text:p>0.0187128</text:p>
          </table:table-cell>
          <table:table-cell office:value-type="float" office:value="0.0179488" calcext:value-type="float">
            <text:p>0.0179488</text:p>
          </table:table-cell>
          <table:table-cell office:value-type="float" office:value="0.01901233" calcext:value-type="float">
            <text:p>0.01901233</text:p>
          </table:table-cell>
          <table:table-cell office:value-type="float" office:value="0.01621878" calcext:value-type="float">
            <text:p>0.01621878</text:p>
          </table:table-cell>
          <table:table-cell office:value-type="float" office:value="0.04032896" calcext:value-type="float">
            <text:p>0.04032896</text:p>
          </table:table-cell>
          <table:table-cell office:value-type="float" office:value="0.7013486" calcext:value-type="float">
            <text:p>0.7013486</text:p>
          </table:table-cell>
          <table:table-cell office:value-type="float" office:value="1.399821" calcext:value-type="float">
            <text:p>1.399821</text:p>
          </table:table-cell>
          <table:table-cell office:value-type="float" office:value="3.266039" calcext:value-type="float">
            <text:p>3.266039</text:p>
          </table:table-cell>
          <table:table-cell office:value-type="float" office:value="4.705564" calcext:value-type="float">
            <text:p>4.705564</text:p>
          </table:table-cell>
          <table:table-cell office:value-type="float" office:value="4.400492" calcext:value-type="float">
            <text:p>4.400492</text:p>
          </table:table-cell>
          <table:table-cell office:value-type="float" office:value="2.291767" calcext:value-type="float">
            <text:p>2.291767</text:p>
          </table:table-cell>
          <table:table-cell office:value-type="float" office:value="2.765564" calcext:value-type="float">
            <text:p>2.765564</text:p>
          </table:table-cell>
          <table:table-cell office:value-type="float" office:value="4.861852" calcext:value-type="float">
            <text:p>4.861852</text:p>
          </table:table-cell>
          <table:table-cell office:value-type="float" office:value="0" calcext:value-type="float">
            <text:p>0</text:p>
          </table:table-cell>
          <table:table-cell office:value-type="float" office:value="-0.05101848" calcext:value-type="float">
            <text:p>-0.051018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9.422271" calcext:value-type="float">
            <text:p>9.422271</text:p>
          </table:table-cell>
          <table:table-cell office:value-type="float" office:value="456.3019" calcext:value-type="float">
            <text:p>456.301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391908" calcext:value-type="float">
            <text:p>1.391908</text:p>
          </table:table-cell>
          <table:table-cell office:value-type="float" office:value="6.443809" calcext:value-type="float">
            <text:p>6.443809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7583" calcext:value-type="float">
            <text:p>0.0117583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63602" calcext:value-type="float">
            <text:p>1.563602</text:p>
          </table:table-cell>
          <table:table-cell office:value-type="float" office:value="-0.007312133" calcext:value-type="float">
            <text:p>-0.007312133</text:p>
          </table:table-cell>
          <table:table-cell office:value-type="float" office:value="0.0001747482" calcext:value-type="float">
            <text:p>0.0001747482</text:p>
          </table:table-cell>
          <table:table-cell office:value-type="float" office:value="0.004463677" calcext:value-type="float">
            <text:p>0.004463677</text:p>
          </table:table-cell>
          <table:table-cell office:value-type="float" office:value="10.01076" calcext:value-type="float">
            <text:p>10.01076</text:p>
          </table:table-cell>
          <table:table-cell office:value-type="float" office:value="1.173175" calcext:value-type="float">
            <text:p>1.173175</text:p>
          </table:table-cell>
          <table:table-cell office:value-type="float" office:value="0.8032243" calcext:value-type="float">
            <text:p>0.8032243</text:p>
          </table:table-cell>
          <table:table-cell office:value-type="float" office:value="20.6035" calcext:value-type="float">
            <text:p>20.6035</text:p>
          </table:table-cell>
          <table:table-cell office:value-type="float" office:value="0.02179008" calcext:value-type="float">
            <text:p>0.02179008</text:p>
          </table:table-cell>
          <table:table-cell office:value-type="float" office:value="0.01807989" calcext:value-type="float">
            <text:p>0.01807989</text:p>
          </table:table-cell>
          <table:table-cell office:value-type="float" office:value="0.01747426" calcext:value-type="float">
            <text:p>0.01747426</text:p>
          </table:table-cell>
          <table:table-cell office:value-type="float" office:value="0.01882327" calcext:value-type="float">
            <text:p>0.01882327</text:p>
          </table:table-cell>
          <table:table-cell office:value-type="float" office:value="0.0161202" calcext:value-type="float">
            <text:p>0.0161202</text:p>
          </table:table-cell>
          <table:table-cell office:value-type="float" office:value="0.06078884" calcext:value-type="float">
            <text:p>0.06078884</text:p>
          </table:table-cell>
          <table:table-cell office:value-type="float" office:value="1.021469" calcext:value-type="float">
            <text:p>1.021469</text:p>
          </table:table-cell>
          <table:table-cell office:value-type="float" office:value="1.611639" calcext:value-type="float">
            <text:p>1.611639</text:p>
          </table:table-cell>
          <table:table-cell office:value-type="float" office:value="3.302157" calcext:value-type="float">
            <text:p>3.302157</text:p>
          </table:table-cell>
          <table:table-cell office:value-type="float" office:value="4.656466" calcext:value-type="float">
            <text:p>4.656466</text:p>
          </table:table-cell>
          <table:table-cell office:value-type="float" office:value="4.338512" calcext:value-type="float">
            <text:p>4.338512</text:p>
          </table:table-cell>
          <table:table-cell office:value-type="float" office:value="2.30156" calcext:value-type="float">
            <text:p>2.30156</text:p>
          </table:table-cell>
          <table:table-cell office:value-type="float" office:value="2.75634" calcext:value-type="float">
            <text:p>2.75634</text:p>
          </table:table-cell>
          <table:table-cell office:value-type="float" office:value="310.3539" calcext:value-type="float">
            <text:p>310.3539</text:p>
          </table:table-cell>
          <table:table-cell office:value-type="float" office:value="0" calcext:value-type="float">
            <text:p>0</text:p>
          </table:table-cell>
          <table:table-cell office:value-type="float" office:value="-0.05104925" calcext:value-type="float">
            <text:p>-0.051049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9.307395" calcext:value-type="float">
            <text:p>9.307395</text:p>
          </table:table-cell>
          <table:table-cell office:value-type="float" office:value="456.3132" calcext:value-type="float">
            <text:p>456.313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488808" calcext:value-type="float">
            <text:p>1.488808</text:p>
          </table:table-cell>
          <table:table-cell office:value-type="float" office:value="6.481027" calcext:value-type="float">
            <text:p>6.481027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79581" calcext:value-type="float">
            <text:p>0.01179581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66774" calcext:value-type="float">
            <text:p>1.566774</text:p>
          </table:table-cell>
          <table:table-cell office:value-type="float" office:value="-0.007386778" calcext:value-type="float">
            <text:p>-0.007386778</text:p>
          </table:table-cell>
          <table:table-cell office:value-type="float" office:value="0.0001778445" calcext:value-type="float">
            <text:p>0.0001778445</text:p>
          </table:table-cell>
          <table:table-cell office:value-type="float" office:value="0.004463678" calcext:value-type="float">
            <text:p>0.004463678</text:p>
          </table:table-cell>
          <table:table-cell office:value-type="float" office:value="9.823363" calcext:value-type="float">
            <text:p>9.823363</text:p>
          </table:table-cell>
          <table:table-cell office:value-type="float" office:value="3.479575" calcext:value-type="float">
            <text:p>3.479575</text:p>
          </table:table-cell>
          <table:table-cell office:value-type="float" office:value="1.178173" calcext:value-type="float">
            <text:p>1.178173</text:p>
          </table:table-cell>
          <table:table-cell office:value-type="float" office:value="20.91318" calcext:value-type="float">
            <text:p>20.91318</text:p>
          </table:table-cell>
          <table:table-cell office:value-type="float" office:value="0.02089054" calcext:value-type="float">
            <text:p>0.02089054</text:p>
          </table:table-cell>
          <table:table-cell office:value-type="float" office:value="0.01725176" calcext:value-type="float">
            <text:p>0.01725176</text:p>
          </table:table-cell>
          <table:table-cell office:value-type="float" office:value="0.01672712" calcext:value-type="float">
            <text:p>0.01672712</text:p>
          </table:table-cell>
          <table:table-cell office:value-type="float" office:value="0.01835427" calcext:value-type="float">
            <text:p>0.01835427</text:p>
          </table:table-cell>
          <table:table-cell office:value-type="float" office:value="0.01594659" calcext:value-type="float">
            <text:p>0.01594659</text:p>
          </table:table-cell>
          <table:table-cell office:value-type="float" office:value="0.1595128" calcext:value-type="float">
            <text:p>0.1595128</text:p>
          </table:table-cell>
          <table:table-cell office:value-type="float" office:value="1.615839" calcext:value-type="float">
            <text:p>1.615839</text:p>
          </table:table-cell>
          <table:table-cell office:value-type="float" office:value="1.965761" calcext:value-type="float">
            <text:p>1.965761</text:p>
          </table:table-cell>
          <table:table-cell office:value-type="float" office:value="3.419066" calcext:value-type="float">
            <text:p>3.419066</text:p>
          </table:table-cell>
          <table:table-cell office:value-type="float" office:value="4.640656" calcext:value-type="float">
            <text:p>4.640656</text:p>
          </table:table-cell>
          <table:table-cell office:value-type="float" office:value="4.298693" calcext:value-type="float">
            <text:p>4.298693</text:p>
          </table:table-cell>
          <table:table-cell office:value-type="float" office:value="2.314884" calcext:value-type="float">
            <text:p>2.314884</text:p>
          </table:table-cell>
          <table:table-cell office:value-type="float" office:value="2.745114" calcext:value-type="float">
            <text:p>2.745114</text:p>
          </table:table-cell>
          <table:table-cell office:value-type="float" office:value="947.5514" calcext:value-type="float">
            <text:p>947.5514</text:p>
          </table:table-cell>
          <table:table-cell office:value-type="float" office:value="0" calcext:value-type="float">
            <text:p>0</text:p>
          </table:table-cell>
          <table:table-cell office:value-type="float" office:value="-0.05108416" calcext:value-type="float">
            <text:p>-0.051084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9.241548" calcext:value-type="float">
            <text:p>9.241548</text:p>
          </table:table-cell>
          <table:table-cell office:value-type="float" office:value="456.3139" calcext:value-type="float">
            <text:p>456.313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513775" calcext:value-type="float">
            <text:p>1.513775</text:p>
          </table:table-cell>
          <table:table-cell office:value-type="float" office:value="6.525863" calcext:value-type="float">
            <text:p>6.52586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83245" calcext:value-type="float">
            <text:p>0.01183245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69259" calcext:value-type="float">
            <text:p>1.569259</text:p>
          </table:table-cell>
          <table:table-cell office:value-type="float" office:value="-0.007453382" calcext:value-type="float">
            <text:p>-0.007453382</text:p>
          </table:table-cell>
          <table:table-cell office:value-type="float" office:value="0.0001915872" calcext:value-type="float">
            <text:p>0.0001915872</text:p>
          </table:table-cell>
          <table:table-cell office:value-type="float" office:value="0.004463678" calcext:value-type="float">
            <text:p>0.004463678</text:p>
          </table:table-cell>
          <table:table-cell office:value-type="float" office:value="9.731917" calcext:value-type="float">
            <text:p>9.731917</text:p>
          </table:table-cell>
          <table:table-cell office:value-type="float" office:value="4.278827" calcext:value-type="float">
            <text:p>4.278827</text:p>
          </table:table-cell>
          <table:table-cell office:value-type="float" office:value="1.37107" calcext:value-type="float">
            <text:p>1.37107</text:p>
          </table:table-cell>
          <table:table-cell office:value-type="float" office:value="20.79443" calcext:value-type="float">
            <text:p>20.79443</text:p>
          </table:table-cell>
          <table:table-cell office:value-type="float" office:value="0.02054159" calcext:value-type="float">
            <text:p>0.02054159</text:p>
          </table:table-cell>
          <table:table-cell office:value-type="float" office:value="0.01680703" calcext:value-type="float">
            <text:p>0.01680703</text:p>
          </table:table-cell>
          <table:table-cell office:value-type="float" office:value="0.01622562" calcext:value-type="float">
            <text:p>0.01622562</text:p>
          </table:table-cell>
          <table:table-cell office:value-type="float" office:value="0.01776314" calcext:value-type="float">
            <text:p>0.01776314</text:p>
          </table:table-cell>
          <table:table-cell office:value-type="float" office:value="0.01568887" calcext:value-type="float">
            <text:p>0.01568887</text:p>
          </table:table-cell>
          <table:table-cell office:value-type="float" office:value="0.2941577" calcext:value-type="float">
            <text:p>0.2941577</text:p>
          </table:table-cell>
          <table:table-cell office:value-type="float" office:value="2.26282" calcext:value-type="float">
            <text:p>2.26282</text:p>
          </table:table-cell>
          <table:table-cell office:value-type="float" office:value="2.332543" calcext:value-type="float">
            <text:p>2.332543</text:p>
          </table:table-cell>
          <table:table-cell office:value-type="float" office:value="3.553333" calcext:value-type="float">
            <text:p>3.553333</text:p>
          </table:table-cell>
          <table:table-cell office:value-type="float" office:value="4.65688" calcext:value-type="float">
            <text:p>4.65688</text:p>
          </table:table-cell>
          <table:table-cell office:value-type="float" office:value="4.278201" calcext:value-type="float">
            <text:p>4.278201</text:p>
          </table:table-cell>
          <table:table-cell office:value-type="float" office:value="2.333518" calcext:value-type="float">
            <text:p>2.333518</text:p>
          </table:table-cell>
          <table:table-cell office:value-type="float" office:value="2.735866" calcext:value-type="float">
            <text:p>2.735866</text:p>
          </table:table-cell>
          <table:table-cell office:value-type="float" office:value="1245.187" calcext:value-type="float">
            <text:p>1245.187</text:p>
          </table:table-cell>
          <table:table-cell office:value-type="float" office:value="0" calcext:value-type="float">
            <text:p>0</text:p>
          </table:table-cell>
          <table:table-cell office:value-type="float" office:value="-0.05110558" calcext:value-type="float">
            <text:p>-0.051105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9.191707" calcext:value-type="float">
            <text:p>9.191707</text:p>
          </table:table-cell>
          <table:table-cell office:value-type="float" office:value="456.3127" calcext:value-type="float">
            <text:p>456.312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528553" calcext:value-type="float">
            <text:p>1.528553</text:p>
          </table:table-cell>
          <table:table-cell office:value-type="float" office:value="6.568463" calcext:value-type="float">
            <text:p>6.56846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86858" calcext:value-type="float">
            <text:p>0.01186858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71343" calcext:value-type="float">
            <text:p>1.571343</text:p>
          </table:table-cell>
          <table:table-cell office:value-type="float" office:value="-0.007502845" calcext:value-type="float">
            <text:p>-0.007502845</text:p>
          </table:table-cell>
          <table:table-cell office:value-type="float" office:value="0.0001919768" calcext:value-type="float">
            <text:p>0.0001919768</text:p>
          </table:table-cell>
          <table:table-cell office:value-type="float" office:value="0.004463678" calcext:value-type="float">
            <text:p>0.004463678</text:p>
          </table:table-cell>
          <table:table-cell office:value-type="float" office:value="9.663016" calcext:value-type="float">
            <text:p>9.663016</text:p>
          </table:table-cell>
          <table:table-cell office:value-type="float" office:value="4.763016" calcext:value-type="float">
            <text:p>4.763016</text:p>
          </table:table-cell>
          <table:table-cell office:value-type="float" office:value="1.534403" calcext:value-type="float">
            <text:p>1.534403</text:p>
          </table:table-cell>
          <table:table-cell office:value-type="float" office:value="20.67888" calcext:value-type="float">
            <text:p>20.67888</text:p>
          </table:table-cell>
          <table:table-cell office:value-type="float" office:value="0.02049923" calcext:value-type="float">
            <text:p>0.02049923</text:p>
          </table:table-cell>
          <table:table-cell office:value-type="float" office:value="0.01671019" calcext:value-type="float">
            <text:p>0.01671019</text:p>
          </table:table-cell>
          <table:table-cell office:value-type="float" office:value="0.01606556" calcext:value-type="float">
            <text:p>0.01606556</text:p>
          </table:table-cell>
          <table:table-cell office:value-type="float" office:value="0.01735278" calcext:value-type="float">
            <text:p>0.01735278</text:p>
          </table:table-cell>
          <table:table-cell office:value-type="float" office:value="0.01542767" calcext:value-type="float">
            <text:p>0.01542767</text:p>
          </table:table-cell>
          <table:table-cell office:value-type="float" office:value="0.423475" calcext:value-type="float">
            <text:p>0.423475</text:p>
          </table:table-cell>
          <table:table-cell office:value-type="float" office:value="2.87657" calcext:value-type="float">
            <text:p>2.87657</text:p>
          </table:table-cell>
          <table:table-cell office:value-type="float" office:value="2.668379" calcext:value-type="float">
            <text:p>2.668379</text:p>
          </table:table-cell>
          <table:table-cell office:value-type="float" office:value="3.671541" calcext:value-type="float">
            <text:p>3.671541</text:p>
          </table:table-cell>
          <table:table-cell office:value-type="float" office:value="4.678195" calcext:value-type="float">
            <text:p>4.678195</text:p>
          </table:table-cell>
          <table:table-cell office:value-type="float" office:value="4.267809" calcext:value-type="float">
            <text:p>4.267809</text:p>
          </table:table-cell>
          <table:table-cell office:value-type="float" office:value="2.353732" calcext:value-type="float">
            <text:p>2.353732</text:p>
          </table:table-cell>
          <table:table-cell office:value-type="float" office:value="2.727765" calcext:value-type="float">
            <text:p>2.727765</text:p>
          </table:table-cell>
          <table:table-cell office:value-type="float" office:value="1448.953" calcext:value-type="float">
            <text:p>1448.953</text:p>
          </table:table-cell>
          <table:table-cell office:value-type="float" office:value="0" calcext:value-type="float">
            <text:p>0</text:p>
          </table:table-cell>
          <table:table-cell office:value-type="float" office:value="-0.05111961" calcext:value-type="float">
            <text:p>-0.051119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9.143505" calcext:value-type="float">
            <text:p>9.143505</text:p>
          </table:table-cell>
          <table:table-cell office:value-type="float" office:value="456.3145" calcext:value-type="float">
            <text:p>456.314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541905" calcext:value-type="float">
            <text:p>1.541905</text:p>
          </table:table-cell>
          <table:table-cell office:value-type="float" office:value="6.61311" calcext:value-type="float">
            <text:p>6.61311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90422" calcext:value-type="float">
            <text:p>0.0119042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73065" calcext:value-type="float">
            <text:p>1.573065</text:p>
          </table:table-cell>
          <table:table-cell office:value-type="float" office:value="-0.008247788" calcext:value-type="float">
            <text:p>-0.008247788</text:p>
          </table:table-cell>
          <table:table-cell office:value-type="float" office:value="-0.0001681846" calcext:value-type="float">
            <text:p>-0.0001681846</text:p>
          </table:table-cell>
          <table:table-cell office:value-type="float" office:value="0.004464479" calcext:value-type="float">
            <text:p>0.004464479</text:p>
          </table:table-cell>
          <table:table-cell office:value-type="float" office:value="9.606485" calcext:value-type="float">
            <text:p>9.606485</text:p>
          </table:table-cell>
          <table:table-cell office:value-type="float" office:value="5.064349" calcext:value-type="float">
            <text:p>5.064349</text:p>
          </table:table-cell>
          <table:table-cell office:value-type="float" office:value="1.806698" calcext:value-type="float">
            <text:p>1.806698</text:p>
          </table:table-cell>
          <table:table-cell office:value-type="float" office:value="20.50261" calcext:value-type="float">
            <text:p>20.50261</text:p>
          </table:table-cell>
          <table:table-cell office:value-type="float" office:value="0.02038879" calcext:value-type="float">
            <text:p>0.02038879</text:p>
          </table:table-cell>
          <table:table-cell office:value-type="float" office:value="0.01656209" calcext:value-type="float">
            <text:p>0.01656209</text:p>
          </table:table-cell>
          <table:table-cell office:value-type="float" office:value="0.01588129" calcext:value-type="float">
            <text:p>0.01588129</text:p>
          </table:table-cell>
          <table:table-cell office:value-type="float" office:value="0.0169878" calcext:value-type="float">
            <text:p>0.0169878</text:p>
          </table:table-cell>
          <table:table-cell office:value-type="float" office:value="0.01517945" calcext:value-type="float">
            <text:p>0.01517945</text:p>
          </table:table-cell>
          <table:table-cell office:value-type="float" office:value="0.2775488" calcext:value-type="float">
            <text:p>0.2775488</text:p>
          </table:table-cell>
          <table:table-cell office:value-type="float" office:value="3.441109" calcext:value-type="float">
            <text:p>3.441109</text:p>
          </table:table-cell>
          <table:table-cell office:value-type="float" office:value="3.080474" calcext:value-type="float">
            <text:p>3.080474</text:p>
          </table:table-cell>
          <table:table-cell office:value-type="float" office:value="3.789524" calcext:value-type="float">
            <text:p>3.789524</text:p>
          </table:table-cell>
          <table:table-cell office:value-type="float" office:value="4.707219" calcext:value-type="float">
            <text:p>4.707219</text:p>
          </table:table-cell>
          <table:table-cell office:value-type="float" office:value="4.267525" calcext:value-type="float">
            <text:p>4.267525</text:p>
          </table:table-cell>
          <table:table-cell office:value-type="float" office:value="2.375752" calcext:value-type="float">
            <text:p>2.375752</text:p>
          </table:table-cell>
          <table:table-cell office:value-type="float" office:value="2.720757" calcext:value-type="float">
            <text:p>2.720757</text:p>
          </table:table-cell>
          <table:table-cell office:value-type="float" office:value="1699.387" calcext:value-type="float">
            <text:p>1699.387</text:p>
          </table:table-cell>
          <table:table-cell office:value-type="float" office:value="0" calcext:value-type="float">
            <text:p>0</text:p>
          </table:table-cell>
          <table:table-cell office:value-type="float" office:value="-0.05148384" calcext:value-type="float">
            <text:p>-0.051483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9.099928" calcext:value-type="float">
            <text:p>9.099928</text:p>
          </table:table-cell>
          <table:table-cell office:value-type="float" office:value="456.3113" calcext:value-type="float">
            <text:p>456.311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547936" calcext:value-type="float">
            <text:p>1.547936</text:p>
          </table:table-cell>
          <table:table-cell office:value-type="float" office:value="6.669911" calcext:value-type="float">
            <text:p>6.669911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93964" calcext:value-type="float">
            <text:p>0.0119396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74511" calcext:value-type="float">
            <text:p>1.574511</text:p>
          </table:table-cell>
          <table:table-cell office:value-type="float" office:value="-0.008329202" calcext:value-type="float">
            <text:p>-0.008329202</text:p>
          </table:table-cell>
          <table:table-cell office:value-type="float" office:value="-0.0004575338" calcext:value-type="float">
            <text:p>-0.0004575338</text:p>
          </table:table-cell>
          <table:table-cell office:value-type="float" office:value="0.00446453" calcext:value-type="float">
            <text:p>0.00446453</text:p>
          </table:table-cell>
          <table:table-cell office:value-type="float" office:value="9.554491" calcext:value-type="float">
            <text:p>9.554491</text:p>
          </table:table-cell>
          <table:table-cell office:value-type="float" office:value="5.247096" calcext:value-type="float">
            <text:p>5.247096</text:p>
          </table:table-cell>
          <table:table-cell office:value-type="float" office:value="1.968062" calcext:value-type="float">
            <text:p>1.968062</text:p>
          </table:table-cell>
          <table:table-cell office:value-type="float" office:value="20.3476" calcext:value-type="float">
            <text:p>20.3476</text:p>
          </table:table-cell>
          <table:table-cell office:value-type="float" office:value="0.02039357" calcext:value-type="float">
            <text:p>0.02039357</text:p>
          </table:table-cell>
          <table:table-cell office:value-type="float" office:value="0.01652434" calcext:value-type="float">
            <text:p>0.01652434</text:p>
          </table:table-cell>
          <table:table-cell office:value-type="float" office:value="0.01579668" calcext:value-type="float">
            <text:p>0.01579668</text:p>
          </table:table-cell>
          <table:table-cell office:value-type="float" office:value="0.0166773" calcext:value-type="float">
            <text:p>0.0166773</text:p>
          </table:table-cell>
          <table:table-cell office:value-type="float" office:value="0.01493132" calcext:value-type="float">
            <text:p>0.01493132</text:p>
          </table:table-cell>
          <table:table-cell office:value-type="float" office:value="0.5436284" calcext:value-type="float">
            <text:p>0.5436284</text:p>
          </table:table-cell>
          <table:table-cell office:value-type="float" office:value="4.12303" calcext:value-type="float">
            <text:p>4.12303</text:p>
          </table:table-cell>
          <table:table-cell office:value-type="float" office:value="3.546926" calcext:value-type="float">
            <text:p>3.546926</text:p>
          </table:table-cell>
          <table:table-cell office:value-type="float" office:value="3.911408" calcext:value-type="float">
            <text:p>3.911408</text:p>
          </table:table-cell>
          <table:table-cell office:value-type="float" office:value="4.739939" calcext:value-type="float">
            <text:p>4.739939</text:p>
          </table:table-cell>
          <table:table-cell office:value-type="float" office:value="4.272979" calcext:value-type="float">
            <text:p>4.272979</text:p>
          </table:table-cell>
          <table:table-cell office:value-type="float" office:value="2.398984" calcext:value-type="float">
            <text:p>2.398984</text:p>
          </table:table-cell>
          <table:table-cell office:value-type="float" office:value="2.714949" calcext:value-type="float">
            <text:p>2.714949</text:p>
          </table:table-cell>
          <table:table-cell office:value-type="float" office:value="1864.906" calcext:value-type="float">
            <text:p>1864.906</text:p>
          </table:table-cell>
          <table:table-cell office:value-type="float" office:value="0" calcext:value-type="float">
            <text:p>0</text:p>
          </table:table-cell>
          <table:table-cell office:value-type="float" office:value="-0.05149962" calcext:value-type="float">
            <text:p>-0.051499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9.033818" calcext:value-type="float">
            <text:p>9.033818</text:p>
          </table:table-cell>
          <table:table-cell office:value-type="float" office:value="456.3104" calcext:value-type="float">
            <text:p>456.310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563945" calcext:value-type="float">
            <text:p>1.563945</text:p>
          </table:table-cell>
          <table:table-cell office:value-type="float" office:value="6.753546" calcext:value-type="float">
            <text:p>6.753546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197472" calcext:value-type="float">
            <text:p>0.0119747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75764" calcext:value-type="float">
            <text:p>1.575764</text:p>
          </table:table-cell>
          <table:table-cell office:value-type="float" office:value="-0.008638786" calcext:value-type="float">
            <text:p>-0.008638786</text:p>
          </table:table-cell>
          <table:table-cell office:value-type="float" office:value="-0.000817275" calcext:value-type="float">
            <text:p>-0.000817275</text:p>
          </table:table-cell>
          <table:table-cell office:value-type="float" office:value="0.004464616" calcext:value-type="float">
            <text:p>0.004464616</text:p>
          </table:table-cell>
          <table:table-cell office:value-type="float" office:value="9.47655" calcext:value-type="float">
            <text:p>9.47655</text:p>
          </table:table-cell>
          <table:table-cell office:value-type="float" office:value="5.779636" calcext:value-type="float">
            <text:p>5.779636</text:p>
          </table:table-cell>
          <table:table-cell office:value-type="float" office:value="2.136048" calcext:value-type="float">
            <text:p>2.136048</text:p>
          </table:table-cell>
          <table:table-cell office:value-type="float" office:value="20.14639" calcext:value-type="float">
            <text:p>20.14639</text:p>
          </table:table-cell>
          <table:table-cell office:value-type="float" office:value="0.02023198" calcext:value-type="float">
            <text:p>0.02023198</text:p>
          </table:table-cell>
          <table:table-cell office:value-type="float" office:value="0.01649007" calcext:value-type="float">
            <text:p>0.01649007</text:p>
          </table:table-cell>
          <table:table-cell office:value-type="float" office:value="0.01558161" calcext:value-type="float">
            <text:p>0.01558161</text:p>
          </table:table-cell>
          <table:table-cell office:value-type="float" office:value="0.01632931" calcext:value-type="float">
            <text:p>0.01632931</text:p>
          </table:table-cell>
          <table:table-cell office:value-type="float" office:value="0.01467905" calcext:value-type="float">
            <text:p>0.01467905</text:p>
          </table:table-cell>
          <table:table-cell office:value-type="float" office:value="0.7488295" calcext:value-type="float">
            <text:p>0.7488295</text:p>
          </table:table-cell>
          <table:table-cell office:value-type="float" office:value="5.242413" calcext:value-type="float">
            <text:p>5.242413</text:p>
          </table:table-cell>
          <table:table-cell office:value-type="float" office:value="4.261744" calcext:value-type="float">
            <text:p>4.261744</text:p>
          </table:table-cell>
          <table:table-cell office:value-type="float" office:value="4.05967" calcext:value-type="float">
            <text:p>4.05967</text:p>
          </table:table-cell>
          <table:table-cell office:value-type="float" office:value="4.78454" calcext:value-type="float">
            <text:p>4.78454</text:p>
          </table:table-cell>
          <table:table-cell office:value-type="float" office:value="4.288515" calcext:value-type="float">
            <text:p>4.288515</text:p>
          </table:table-cell>
          <table:table-cell office:value-type="float" office:value="2.423763" calcext:value-type="float">
            <text:p>2.423763</text:p>
          </table:table-cell>
          <table:table-cell office:value-type="float" office:value="2.710181" calcext:value-type="float">
            <text:p>2.710181</text:p>
          </table:table-cell>
          <table:table-cell office:value-type="float" office:value="2156.408" calcext:value-type="float">
            <text:p>2156.408</text:p>
          </table:table-cell>
          <table:table-cell office:value-type="float" office:value="0" calcext:value-type="float">
            <text:p>0</text:p>
          </table:table-cell>
          <table:table-cell office:value-type="float" office:value="-0.05158957" calcext:value-type="float">
            <text:p>-0.051589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8.967689" calcext:value-type="float">
            <text:p>8.967689</text:p>
          </table:table-cell>
          <table:table-cell office:value-type="float" office:value="456.3057" calcext:value-type="float">
            <text:p>456.305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572444" calcext:value-type="float">
            <text:p>1.572444</text:p>
          </table:table-cell>
          <table:table-cell office:value-type="float" office:value="6.866257" calcext:value-type="float">
            <text:p>6.866257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200957" calcext:value-type="float">
            <text:p>0.01200957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76845" calcext:value-type="float">
            <text:p>1.576845</text:p>
          </table:table-cell>
          <table:table-cell office:value-type="float" office:value="-0.008842655" calcext:value-type="float">
            <text:p>-0.008842655</text:p>
          </table:table-cell>
          <table:table-cell office:value-type="float" office:value="-0.001211637" calcext:value-type="float">
            <text:p>-0.001211637</text:p>
          </table:table-cell>
          <table:table-cell office:value-type="float" office:value="0.004464624" calcext:value-type="float">
            <text:p>0.004464624</text:p>
          </table:table-cell>
          <table:table-cell office:value-type="float" office:value="9.407701" calcext:value-type="float">
            <text:p>9.407701</text:p>
          </table:table-cell>
          <table:table-cell office:value-type="float" office:value="6.116229" calcext:value-type="float">
            <text:p>6.116229</text:p>
          </table:table-cell>
          <table:table-cell office:value-type="float" office:value="2.249862" calcext:value-type="float">
            <text:p>2.249862</text:p>
          </table:table-cell>
          <table:table-cell office:value-type="float" office:value="19.91202" calcext:value-type="float">
            <text:p>19.91202</text:p>
          </table:table-cell>
          <table:table-cell office:value-type="float" office:value="0.02038087" calcext:value-type="float">
            <text:p>0.02038087</text:p>
          </table:table-cell>
          <table:table-cell office:value-type="float" office:value="0.01646012" calcext:value-type="float">
            <text:p>0.01646012</text:p>
          </table:table-cell>
          <table:table-cell office:value-type="float" office:value="0.0155037" calcext:value-type="float">
            <text:p>0.0155037</text:p>
          </table:table-cell>
          <table:table-cell office:value-type="float" office:value="0.01593594" calcext:value-type="float">
            <text:p>0.01593594</text:p>
          </table:table-cell>
          <table:table-cell office:value-type="float" office:value="0.01438463" calcext:value-type="float">
            <text:p>0.01438463</text:p>
          </table:table-cell>
          <table:table-cell office:value-type="float" office:value="1.072327" calcext:value-type="float">
            <text:p>1.072327</text:p>
          </table:table-cell>
          <table:table-cell office:value-type="float" office:value="6.723023" calcext:value-type="float">
            <text:p>6.723023</text:p>
          </table:table-cell>
          <table:table-cell office:value-type="float" office:value="5.242754" calcext:value-type="float">
            <text:p>5.242754</text:p>
          </table:table-cell>
          <table:table-cell office:value-type="float" office:value="4.236499" calcext:value-type="float">
            <text:p>4.236499</text:p>
          </table:table-cell>
          <table:table-cell office:value-type="float" office:value="4.841648" calcext:value-type="float">
            <text:p>4.841648</text:p>
          </table:table-cell>
          <table:table-cell office:value-type="float" office:value="4.314878" calcext:value-type="float">
            <text:p>4.314878</text:p>
          </table:table-cell>
          <table:table-cell office:value-type="float" office:value="2.44956" calcext:value-type="float">
            <text:p>2.44956</text:p>
          </table:table-cell>
          <table:table-cell office:value-type="float" office:value="2.706327" calcext:value-type="float">
            <text:p>2.706327</text:p>
          </table:table-cell>
          <table:table-cell office:value-type="float" office:value="2414.613" calcext:value-type="float">
            <text:p>2414.613</text:p>
          </table:table-cell>
          <table:table-cell office:value-type="float" office:value="0" calcext:value-type="float">
            <text:p>0</text:p>
          </table:table-cell>
          <table:table-cell office:value-type="float" office:value="-0.05166036" calcext:value-type="float">
            <text:p>-0.05166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8.984778" calcext:value-type="float">
            <text:p>8.984778</text:p>
          </table:table-cell>
          <table:table-cell office:value-type="float" office:value="456.309" calcext:value-type="float">
            <text:p>456.30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519889" calcext:value-type="float">
            <text:p>1.519889</text:p>
          </table:table-cell>
          <table:table-cell office:value-type="float" office:value="6.955273" calcext:value-type="float">
            <text:p>6.95527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204426" calcext:value-type="float">
            <text:p>0.01204426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577789" calcext:value-type="float">
            <text:p>1.577789</text:p>
          </table:table-cell>
          <table:table-cell office:value-type="float" office:value="-0.009515128" calcext:value-type="float">
            <text:p>-0.009515128</text:p>
          </table:table-cell>
          <table:table-cell office:value-type="float" office:value="-0.002220216" calcext:value-type="float">
            <text:p>-0.002220216</text:p>
          </table:table-cell>
          <table:table-cell office:value-type="float" office:value="0.004482593" calcext:value-type="float">
            <text:p>0.004482593</text:p>
          </table:table-cell>
          <table:table-cell office:value-type="float" office:value="9.507924" calcext:value-type="float">
            <text:p>9.507924</text:p>
          </table:table-cell>
          <table:table-cell office:value-type="float" office:value="3.883213" calcext:value-type="float">
            <text:p>3.883213</text:p>
          </table:table-cell>
          <table:table-cell office:value-type="float" office:value="3.241216" calcext:value-type="float">
            <text:p>3.241216</text:p>
          </table:table-cell>
          <table:table-cell office:value-type="float" office:value="19.28518" calcext:value-type="float">
            <text:p>19.28518</text:p>
          </table:table-cell>
          <table:table-cell office:value-type="float" office:value="0.02038723" calcext:value-type="float">
            <text:p>0.02038723</text:p>
          </table:table-cell>
          <table:table-cell office:value-type="float" office:value="0.01651988" calcext:value-type="float">
            <text:p>0.01651988</text:p>
          </table:table-cell>
          <table:table-cell office:value-type="float" office:value="0.01547945" calcext:value-type="float">
            <text:p>0.01547945</text:p>
          </table:table-cell>
          <table:table-cell office:value-type="float" office:value="0.0156522" calcext:value-type="float">
            <text:p>0.0156522</text:p>
          </table:table-cell>
          <table:table-cell office:value-type="float" office:value="0.01407798" calcext:value-type="float">
            <text:p>0.01407798</text:p>
          </table:table-cell>
          <table:table-cell office:value-type="float" office:value="2.815741" calcext:value-type="float">
            <text:p>2.815741</text:p>
          </table:table-cell>
          <table:table-cell office:value-type="float" office:value="6.741026" calcext:value-type="float">
            <text:p>6.741026</text:p>
          </table:table-cell>
          <table:table-cell office:value-type="float" office:value="6.031585" calcext:value-type="float">
            <text:p>6.031585</text:p>
          </table:table-cell>
          <table:table-cell office:value-type="float" office:value="4.372009" calcext:value-type="float">
            <text:p>4.372009</text:p>
          </table:table-cell>
          <table:table-cell office:value-type="float" office:value="4.888685" calcext:value-type="float">
            <text:p>4.888685</text:p>
          </table:table-cell>
          <table:table-cell office:value-type="float" office:value="4.343369" calcext:value-type="float">
            <text:p>4.343369</text:p>
          </table:table-cell>
          <table:table-cell office:value-type="float" office:value="2.476089" calcext:value-type="float">
            <text:p>2.476089</text:p>
          </table:table-cell>
          <table:table-cell office:value-type="float" office:value="2.703492" calcext:value-type="float">
            <text:p>2.703492</text:p>
          </table:table-cell>
          <table:table-cell office:value-type="float" office:value="2418.087" calcext:value-type="float">
            <text:p>2418.087</text:p>
          </table:table-cell>
          <table:table-cell office:value-type="float" office:value="0" calcext:value-type="float">
            <text:p>0</text:p>
          </table:table-cell>
          <table:table-cell office:value-type="float" office:value="-0.05176328" calcext:value-type="float">
            <text:p>-0.051763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9.019406" calcext:value-type="float">
            <text:p>9.019406</text:p>
          </table:table-cell>
          <table:table-cell office:value-type="float" office:value="456.3287" calcext:value-type="float">
            <text:p>456.328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378898" calcext:value-type="float">
            <text:p>1.378898</text:p>
          </table:table-cell>
          <table:table-cell office:value-type="float" office:value="7.075337" calcext:value-type="float">
            <text:p>7.075337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254998" calcext:value-type="float">
            <text:p>0.01254998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618432" calcext:value-type="float">
            <text:p>1.618432</text:p>
          </table:table-cell>
          <table:table-cell office:value-type="float" office:value="-0.01162579" calcext:value-type="float">
            <text:p>-0.01162579</text:p>
          </table:table-cell>
          <table:table-cell office:value-type="float" office:value="-0.003406299" calcext:value-type="float">
            <text:p>-0.003406299</text:p>
          </table:table-cell>
          <table:table-cell office:value-type="float" office:value="0.004558462" calcext:value-type="float">
            <text:p>0.004558462</text:p>
          </table:table-cell>
          <table:table-cell office:value-type="float" office:value="9.610712" calcext:value-type="float">
            <text:p>9.610712</text:p>
          </table:table-cell>
          <table:table-cell office:value-type="float" office:value="3.142367" calcext:value-type="float">
            <text:p>3.142367</text:p>
          </table:table-cell>
          <table:table-cell office:value-type="float" office:value="3.414363" calcext:value-type="float">
            <text:p>3.414363</text:p>
          </table:table-cell>
          <table:table-cell office:value-type="float" office:value="16.46652" calcext:value-type="float">
            <text:p>16.46652</text:p>
          </table:table-cell>
          <table:table-cell office:value-type="float" office:value="1.241519" calcext:value-type="float">
            <text:p>1.241519</text:p>
          </table:table-cell>
          <table:table-cell office:value-type="float" office:value="0.1322889" calcext:value-type="float">
            <text:p>0.1322889</text:p>
          </table:table-cell>
          <table:table-cell office:value-type="float" office:value="0.01843599" calcext:value-type="float">
            <text:p>0.01843599</text:p>
          </table:table-cell>
          <table:table-cell office:value-type="float" office:value="0.01683258" calcext:value-type="float">
            <text:p>0.01683258</text:p>
          </table:table-cell>
          <table:table-cell office:value-type="float" office:value="0.01381778" calcext:value-type="float">
            <text:p>0.01381778</text:p>
          </table:table-cell>
          <table:table-cell office:value-type="float" office:value="0.1414181" calcext:value-type="float">
            <text:p>0.1414181</text:p>
          </table:table-cell>
          <table:table-cell office:value-type="float" office:value="1.166741" calcext:value-type="float">
            <text:p>1.166741</text:p>
          </table:table-cell>
          <table:table-cell office:value-type="float" office:value="5.157162" calcext:value-type="float">
            <text:p>5.157162</text:p>
          </table:table-cell>
          <table:table-cell office:value-type="float" office:value="7.497906" calcext:value-type="float">
            <text:p>7.497906</text:p>
          </table:table-cell>
          <table:table-cell office:value-type="float" office:value="6.43535" calcext:value-type="float">
            <text:p>6.43535</text:p>
          </table:table-cell>
          <table:table-cell office:value-type="float" office:value="4.751328" calcext:value-type="float">
            <text:p>4.751328</text:p>
          </table:table-cell>
          <table:table-cell office:value-type="float" office:value="2.42933" calcext:value-type="float">
            <text:p>2.42933</text:p>
          </table:table-cell>
          <table:table-cell office:value-type="float" office:value="2.705832" calcext:value-type="float">
            <text:p>2.705832</text:p>
          </table:table-cell>
          <table:table-cell office:value-type="float" office:value="1789.031" calcext:value-type="float">
            <text:p>1789.031</text:p>
          </table:table-cell>
          <table:table-cell office:value-type="float" office:value="0" calcext:value-type="float">
            <text:p>0</text:p>
          </table:table-cell>
          <table:table-cell office:value-type="float" office:value="-0.08963833" calcext:value-type="float">
            <text:p>-0.089638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9.037644" calcext:value-type="float">
            <text:p>9.037644</text:p>
          </table:table-cell>
          <table:table-cell office:value-type="float" office:value="456.3419" calcext:value-type="float">
            <text:p>456.341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254395" calcext:value-type="float">
            <text:p>1.254395</text:p>
          </table:table-cell>
          <table:table-cell office:value-type="float" office:value="7.159471" calcext:value-type="float">
            <text:p>7.159471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290174" calcext:value-type="float">
            <text:p>0.0129017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720315" calcext:value-type="float">
            <text:p>1.720315</text:p>
          </table:table-cell>
          <table:table-cell office:value-type="float" office:value="-0.01671898" calcext:value-type="float">
            <text:p>-0.01671898</text:p>
          </table:table-cell>
          <table:table-cell office:value-type="float" office:value="-0.005270728" calcext:value-type="float">
            <text:p>-0.005270728</text:p>
          </table:table-cell>
          <table:table-cell office:value-type="float" office:value="0.004620366" calcext:value-type="float">
            <text:p>0.004620366</text:p>
          </table:table-cell>
          <table:table-cell office:value-type="float" office:value="9.688506" calcext:value-type="float">
            <text:p>9.688506</text:p>
          </table:table-cell>
          <table:table-cell office:value-type="float" office:value="2.663713" calcext:value-type="float">
            <text:p>2.663713</text:p>
          </table:table-cell>
          <table:table-cell office:value-type="float" office:value="3.982014" calcext:value-type="float">
            <text:p>3.982014</text:p>
          </table:table-cell>
          <table:table-cell office:value-type="float" office:value="14.91104" calcext:value-type="float">
            <text:p>14.91104</text:p>
          </table:table-cell>
          <table:table-cell office:value-type="float" office:value="0.9929632" calcext:value-type="float">
            <text:p>0.9929632</text:p>
          </table:table-cell>
          <table:table-cell office:value-type="float" office:value="0.04268353" calcext:value-type="float">
            <text:p>0.04268353</text:p>
          </table:table-cell>
          <table:table-cell office:value-type="float" office:value="0.01750551" calcext:value-type="float">
            <text:p>0.01750551</text:p>
          </table:table-cell>
          <table:table-cell office:value-type="float" office:value="0.01641014" calcext:value-type="float">
            <text:p>0.01641014</text:p>
          </table:table-cell>
          <table:table-cell office:value-type="float" office:value="0.0135746" calcext:value-type="float">
            <text:p>0.0135746</text:p>
          </table:table-cell>
          <table:table-cell office:value-type="float" office:value="0.2386566" calcext:value-type="float">
            <text:p>0.2386566</text:p>
          </table:table-cell>
          <table:table-cell office:value-type="float" office:value="3.672512" calcext:value-type="float">
            <text:p>3.672512</text:p>
          </table:table-cell>
          <table:table-cell office:value-type="float" office:value="5.860891" calcext:value-type="float">
            <text:p>5.860891</text:p>
          </table:table-cell>
          <table:table-cell office:value-type="float" office:value="6.702816" calcext:value-type="float">
            <text:p>6.702816</text:p>
          </table:table-cell>
          <table:table-cell office:value-type="float" office:value="6.21812" calcext:value-type="float">
            <text:p>6.21812</text:p>
          </table:table-cell>
          <table:table-cell office:value-type="float" office:value="5.189868" calcext:value-type="float">
            <text:p>5.189868</text:p>
          </table:table-cell>
          <table:table-cell office:value-type="float" office:value="2.661439" calcext:value-type="float">
            <text:p>2.661439</text:p>
          </table:table-cell>
          <table:table-cell office:value-type="float" office:value="2.720312" calcext:value-type="float">
            <text:p>2.720312</text:p>
          </table:table-cell>
          <table:table-cell office:value-type="float" office:value="1681.235" calcext:value-type="float">
            <text:p>1681.235</text:p>
          </table:table-cell>
          <table:table-cell office:value-type="float" office:value="0" calcext:value-type="float">
            <text:p>0</text:p>
          </table:table-cell>
          <table:table-cell office:value-type="float" office:value="-0.0975267" calcext:value-type="float">
            <text:p>-0.09752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8.96141" calcext:value-type="float">
            <text:p>8.96141</text:p>
          </table:table-cell>
          <table:table-cell office:value-type="float" office:value="456.345" calcext:value-type="float">
            <text:p>456.34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258773" calcext:value-type="float">
            <text:p>1.258773</text:p>
          </table:table-cell>
          <table:table-cell office:value-type="float" office:value="7.259953" calcext:value-type="float">
            <text:p>7.25995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312447" calcext:value-type="float">
            <text:p>0.01312447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799345" calcext:value-type="float">
            <text:p>1.799345</text:p>
          </table:table-cell>
          <table:table-cell office:value-type="float" office:value="-0.01738739" calcext:value-type="float">
            <text:p>-0.01738739</text:p>
          </table:table-cell>
          <table:table-cell office:value-type="float" office:value="-0.005532966" calcext:value-type="float">
            <text:p>-0.005532966</text:p>
          </table:table-cell>
          <table:table-cell office:value-type="float" office:value="0.004620369" calcext:value-type="float">
            <text:p>0.004620369</text:p>
          </table:table-cell>
          <table:table-cell office:value-type="float" office:value="9.588298" calcext:value-type="float">
            <text:p>9.588298</text:p>
          </table:table-cell>
          <table:table-cell office:value-type="float" office:value="3.481239" calcext:value-type="float">
            <text:p>3.481239</text:p>
          </table:table-cell>
          <table:table-cell office:value-type="float" office:value="3.84536" calcext:value-type="float">
            <text:p>3.84536</text:p>
          </table:table-cell>
          <table:table-cell office:value-type="float" office:value="14.48243" calcext:value-type="float">
            <text:p>14.48243</text:p>
          </table:table-cell>
          <table:table-cell office:value-type="float" office:value="0.8984484" calcext:value-type="float">
            <text:p>0.8984484</text:p>
          </table:table-cell>
          <table:table-cell office:value-type="float" office:value="0.03267346" calcext:value-type="float">
            <text:p>0.03267346</text:p>
          </table:table-cell>
          <table:table-cell office:value-type="float" office:value="0.01684253" calcext:value-type="float">
            <text:p>0.01684253</text:p>
          </table:table-cell>
          <table:table-cell office:value-type="float" office:value="0.01612627" calcext:value-type="float">
            <text:p>0.01612627</text:p>
          </table:table-cell>
          <table:table-cell office:value-type="float" office:value="0.01338841" calcext:value-type="float">
            <text:p>0.01338841</text:p>
          </table:table-cell>
          <table:table-cell office:value-type="float" office:value="0.5736322" calcext:value-type="float">
            <text:p>0.5736322</text:p>
          </table:table-cell>
          <table:table-cell office:value-type="float" office:value="5.765424" calcext:value-type="float">
            <text:p>5.765424</text:p>
          </table:table-cell>
          <table:table-cell office:value-type="float" office:value="7.346505" calcext:value-type="float">
            <text:p>7.346505</text:p>
          </table:table-cell>
          <table:table-cell office:value-type="float" office:value="6.599358" calcext:value-type="float">
            <text:p>6.599358</text:p>
          </table:table-cell>
          <table:table-cell office:value-type="float" office:value="5.954269" calcext:value-type="float">
            <text:p>5.954269</text:p>
          </table:table-cell>
          <table:table-cell office:value-type="float" office:value="4.948428" calcext:value-type="float">
            <text:p>4.948428</text:p>
          </table:table-cell>
          <table:table-cell office:value-type="float" office:value="2.634532" calcext:value-type="float">
            <text:p>2.634532</text:p>
          </table:table-cell>
          <table:table-cell office:value-type="float" office:value="2.730257" calcext:value-type="float">
            <text:p>2.730257</text:p>
          </table:table-cell>
          <table:table-cell office:value-type="float" office:value="2205.378" calcext:value-type="float">
            <text:p>2205.378</text:p>
          </table:table-cell>
          <table:table-cell office:value-type="float" office:value="0" calcext:value-type="float">
            <text:p>0</text:p>
          </table:table-cell>
          <table:table-cell office:value-type="float" office:value="-0.0976029" calcext:value-type="float">
            <text:p>-0.09760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8.899356" calcext:value-type="float">
            <text:p>8.899356</text:p>
          </table:table-cell>
          <table:table-cell office:value-type="float" office:value="456.3447" calcext:value-type="float">
            <text:p>456.344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249559" calcext:value-type="float">
            <text:p>1.249559</text:p>
          </table:table-cell>
          <table:table-cell office:value-type="float" office:value="7.407199" calcext:value-type="float">
            <text:p>7.407199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328427" calcext:value-type="float">
            <text:p>0.01328427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85699" calcext:value-type="float">
            <text:p>1.85699</text:p>
          </table:table-cell>
          <table:table-cell office:value-type="float" office:value="-0.01787012" calcext:value-type="float">
            <text:p>-0.01787012</text:p>
          </table:table-cell>
          <table:table-cell office:value-type="float" office:value="-0.005873187" calcext:value-type="float">
            <text:p>-0.005873187</text:p>
          </table:table-cell>
          <table:table-cell office:value-type="float" office:value="0.004620369" calcext:value-type="float">
            <text:p>0.004620369</text:p>
          </table:table-cell>
          <table:table-cell office:value-type="float" office:value="9.513355" calcext:value-type="float">
            <text:p>9.513355</text:p>
          </table:table-cell>
          <table:table-cell office:value-type="float" office:value="3.889107" calcext:value-type="float">
            <text:p>3.889107</text:p>
          </table:table-cell>
          <table:table-cell office:value-type="float" office:value="3.668693" calcext:value-type="float">
            <text:p>3.668693</text:p>
          </table:table-cell>
          <table:table-cell office:value-type="float" office:value="14.04312" calcext:value-type="float">
            <text:p>14.04312</text:p>
          </table:table-cell>
          <table:table-cell office:value-type="float" office:value="0.8142458" calcext:value-type="float">
            <text:p>0.8142458</text:p>
          </table:table-cell>
          <table:table-cell office:value-type="float" office:value="0.0257321" calcext:value-type="float">
            <text:p>0.0257321</text:p>
          </table:table-cell>
          <table:table-cell office:value-type="float" office:value="0.01648443" calcext:value-type="float">
            <text:p>0.01648443</text:p>
          </table:table-cell>
          <table:table-cell office:value-type="float" office:value="0.01594877" calcext:value-type="float">
            <text:p>0.01594877</text:p>
          </table:table-cell>
          <table:table-cell office:value-type="float" office:value="0.01325779" calcext:value-type="float">
            <text:p>0.01325779</text:p>
          </table:table-cell>
          <table:table-cell office:value-type="float" office:value="0.9616391" calcext:value-type="float">
            <text:p>0.9616391</text:p>
          </table:table-cell>
          <table:table-cell office:value-type="float" office:value="8.280089" calcext:value-type="float">
            <text:p>8.280089</text:p>
          </table:table-cell>
          <table:table-cell office:value-type="float" office:value="9.117366" calcext:value-type="float">
            <text:p>9.117366</text:p>
          </table:table-cell>
          <table:table-cell office:value-type="float" office:value="6.626097" calcext:value-type="float">
            <text:p>6.626097</text:p>
          </table:table-cell>
          <table:table-cell office:value-type="float" office:value="5.819857" calcext:value-type="float">
            <text:p>5.819857</text:p>
          </table:table-cell>
          <table:table-cell office:value-type="float" office:value="4.797795" calcext:value-type="float">
            <text:p>4.797795</text:p>
          </table:table-cell>
          <table:table-cell office:value-type="float" office:value="2.607614" calcext:value-type="float">
            <text:p>2.607614</text:p>
          </table:table-cell>
          <table:table-cell office:value-type="float" office:value="2.732379" calcext:value-type="float">
            <text:p>2.732379</text:p>
          </table:table-cell>
          <table:table-cell office:value-type="float" office:value="2583.687" calcext:value-type="float">
            <text:p>2583.687</text:p>
          </table:table-cell>
          <table:table-cell office:value-type="float" office:value="0" calcext:value-type="float">
            <text:p>0</text:p>
          </table:table-cell>
          <table:table-cell office:value-type="float" office:value="-0.09766933" calcext:value-type="float">
            <text:p>-0.097669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8.846914" calcext:value-type="float">
            <text:p>8.846914</text:p>
          </table:table-cell>
          <table:table-cell office:value-type="float" office:value="456.343" calcext:value-type="float">
            <text:p>456.34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231993" calcext:value-type="float">
            <text:p>1.231993</text:p>
          </table:table-cell>
          <table:table-cell office:value-type="float" office:value="7.60555" calcext:value-type="float">
            <text:p>7.6055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340199" calcext:value-type="float">
            <text:p>0.01340199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895534" calcext:value-type="float">
            <text:p>1.895534</text:p>
          </table:table-cell>
          <table:table-cell office:value-type="float" office:value="-0.01838169" calcext:value-type="float">
            <text:p>-0.01838169</text:p>
          </table:table-cell>
          <table:table-cell office:value-type="float" office:value="-0.006251214" calcext:value-type="float">
            <text:p>-0.006251214</text:p>
          </table:table-cell>
          <table:table-cell office:value-type="float" office:value="0.004620394" calcext:value-type="float">
            <text:p>0.004620394</text:p>
          </table:table-cell>
          <table:table-cell office:value-type="float" office:value="9.456367" calcext:value-type="float">
            <text:p>9.456367</text:p>
          </table:table-cell>
          <table:table-cell office:value-type="float" office:value="4.124625" calcext:value-type="float">
            <text:p>4.124625</text:p>
          </table:table-cell>
          <table:table-cell office:value-type="float" office:value="3.470408" calcext:value-type="float">
            <text:p>3.470408</text:p>
          </table:table-cell>
          <table:table-cell office:value-type="float" office:value="13.57283" calcext:value-type="float">
            <text:p>13.57283</text:p>
          </table:table-cell>
          <table:table-cell office:value-type="float" office:value="0.7320195" calcext:value-type="float">
            <text:p>0.7320195</text:p>
          </table:table-cell>
          <table:table-cell office:value-type="float" office:value="0.02106214" calcext:value-type="float">
            <text:p>0.02106214</text:p>
          </table:table-cell>
          <table:table-cell office:value-type="float" office:value="0.01628404" calcext:value-type="float">
            <text:p>0.01628404</text:p>
          </table:table-cell>
          <table:table-cell office:value-type="float" office:value="0.01591254" calcext:value-type="float">
            <text:p>0.01591254</text:p>
          </table:table-cell>
          <table:table-cell office:value-type="float" office:value="0.01316242" calcext:value-type="float">
            <text:p>0.01316242</text:p>
          </table:table-cell>
          <table:table-cell office:value-type="float" office:value="1.507737" calcext:value-type="float">
            <text:p>1.507737</text:p>
          </table:table-cell>
          <table:table-cell office:value-type="float" office:value="11.1891" calcext:value-type="float">
            <text:p>11.1891</text:p>
          </table:table-cell>
          <table:table-cell office:value-type="float" office:value="11.28889" calcext:value-type="float">
            <text:p>11.28889</text:p>
          </table:table-cell>
          <table:table-cell office:value-type="float" office:value="6.751564" calcext:value-type="float">
            <text:p>6.751564</text:p>
          </table:table-cell>
          <table:table-cell office:value-type="float" office:value="5.764352" calcext:value-type="float">
            <text:p>5.764352</text:p>
          </table:table-cell>
          <table:table-cell office:value-type="float" office:value="4.715117" calcext:value-type="float">
            <text:p>4.715117</text:p>
          </table:table-cell>
          <table:table-cell office:value-type="float" office:value="2.59881" calcext:value-type="float">
            <text:p>2.59881</text:p>
          </table:table-cell>
          <table:table-cell office:value-type="float" office:value="2.729889" calcext:value-type="float">
            <text:p>2.729889</text:p>
          </table:table-cell>
          <table:table-cell office:value-type="float" office:value="2866.705" calcext:value-type="float">
            <text:p>2866.705</text:p>
          </table:table-cell>
          <table:table-cell office:value-type="float" office:value="0" calcext:value-type="float">
            <text:p>0</text:p>
          </table:table-cell>
          <table:table-cell office:value-type="float" office:value="-0.09773443" calcext:value-type="float">
            <text:p>-0.097734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8.867925" calcext:value-type="float">
            <text:p>8.867925</text:p>
          </table:table-cell>
          <table:table-cell office:value-type="float" office:value="456.3474" calcext:value-type="float">
            <text:p>456.347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157152" calcext:value-type="float">
            <text:p>1.157152</text:p>
          </table:table-cell>
          <table:table-cell office:value-type="float" office:value="7.789874" calcext:value-type="float">
            <text:p>7.78987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351904" calcext:value-type="float">
            <text:p>0.0135190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933464" calcext:value-type="float">
            <text:p>1.933464</text:p>
          </table:table-cell>
          <table:table-cell office:value-type="float" office:value="-0.01914912" calcext:value-type="float">
            <text:p>-0.01914912</text:p>
          </table:table-cell>
          <table:table-cell office:value-type="float" office:value="-0.007365317" calcext:value-type="float">
            <text:p>-0.007365317</text:p>
          </table:table-cell>
          <table:table-cell office:value-type="float" office:value="0.004662495" calcext:value-type="float">
            <text:p>0.004662495</text:p>
          </table:table-cell>
          <table:table-cell office:value-type="float" office:value="9.529585" calcext:value-type="float">
            <text:p>9.529585</text:p>
          </table:table-cell>
          <table:table-cell office:value-type="float" office:value="2.649318" calcext:value-type="float">
            <text:p>2.649318</text:p>
          </table:table-cell>
          <table:table-cell office:value-type="float" office:value="3.179455" calcext:value-type="float">
            <text:p>3.179455</text:p>
          </table:table-cell>
          <table:table-cell office:value-type="float" office:value="12.91136" calcext:value-type="float">
            <text:p>12.91136</text:p>
          </table:table-cell>
          <table:table-cell office:value-type="float" office:value="0.8226717" calcext:value-type="float">
            <text:p>0.8226717</text:p>
          </table:table-cell>
          <table:table-cell office:value-type="float" office:value="0.01966026" calcext:value-type="float">
            <text:p>0.01966026</text:p>
          </table:table-cell>
          <table:table-cell office:value-type="float" office:value="0.01611611" calcext:value-type="float">
            <text:p>0.01611611</text:p>
          </table:table-cell>
          <table:table-cell office:value-type="float" office:value="0.01577328" calcext:value-type="float">
            <text:p>0.01577328</text:p>
          </table:table-cell>
          <table:table-cell office:value-type="float" office:value="0.01308793" calcext:value-type="float">
            <text:p>0.01308793</text:p>
          </table:table-cell>
          <table:table-cell office:value-type="float" office:value="2.791915" calcext:value-type="float">
            <text:p>2.791915</text:p>
          </table:table-cell>
          <table:table-cell office:value-type="float" office:value="9.998229" calcext:value-type="float">
            <text:p>9.998229</text:p>
          </table:table-cell>
          <table:table-cell office:value-type="float" office:value="13.69774" calcext:value-type="float">
            <text:p>13.69774</text:p>
          </table:table-cell>
          <table:table-cell office:value-type="float" office:value="7.322995" calcext:value-type="float">
            <text:p>7.322995</text:p>
          </table:table-cell>
          <table:table-cell office:value-type="float" office:value="5.802055" calcext:value-type="float">
            <text:p>5.802055</text:p>
          </table:table-cell>
          <table:table-cell office:value-type="float" office:value="4.682713" calcext:value-type="float">
            <text:p>4.682713</text:p>
          </table:table-cell>
          <table:table-cell office:value-type="float" office:value="2.602282" calcext:value-type="float">
            <text:p>2.602282</text:p>
          </table:table-cell>
          <table:table-cell office:value-type="float" office:value="2.725456" calcext:value-type="float">
            <text:p>2.725456</text:p>
          </table:table-cell>
          <table:table-cell office:value-type="float" office:value="2682.781" calcext:value-type="float">
            <text:p>2682.781</text:p>
          </table:table-cell>
          <table:table-cell office:value-type="float" office:value="0" calcext:value-type="float">
            <text:p>0</text:p>
          </table:table-cell>
          <table:table-cell office:value-type="float" office:value="-0.09831715" calcext:value-type="float">
            <text:p>-0.098317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8.868157" calcext:value-type="float">
            <text:p>8.868157</text:p>
          </table:table-cell>
          <table:table-cell office:value-type="float" office:value="456.3516" calcext:value-type="float">
            <text:p>456.351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114951" calcext:value-type="float">
            <text:p>1.114951</text:p>
          </table:table-cell>
          <table:table-cell office:value-type="float" office:value="7.980295" calcext:value-type="float">
            <text:p>7.98029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36042" calcext:value-type="float">
            <text:p>0.013604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967809" calcext:value-type="float">
            <text:p>1.967809</text:p>
          </table:table-cell>
          <table:table-cell office:value-type="float" office:value="-0.0222135" calcext:value-type="float">
            <text:p>-0.0222135</text:p>
          </table:table-cell>
          <table:table-cell office:value-type="float" office:value="-0.01049672" calcext:value-type="float">
            <text:p>-0.01049672</text:p>
          </table:table-cell>
          <table:table-cell office:value-type="float" office:value="0.004681225" calcext:value-type="float">
            <text:p>0.004681225</text:p>
          </table:table-cell>
          <table:table-cell office:value-type="float" office:value="9.55859" calcext:value-type="float">
            <text:p>9.55859</text:p>
          </table:table-cell>
          <table:table-cell office:value-type="float" office:value="2.648624" calcext:value-type="float">
            <text:p>2.648624</text:p>
          </table:table-cell>
          <table:table-cell office:value-type="float" office:value="3.215227" calcext:value-type="float">
            <text:p>3.215227</text:p>
          </table:table-cell>
          <table:table-cell office:value-type="float" office:value="12.251" calcext:value-type="float">
            <text:p>12.251</text:p>
          </table:table-cell>
          <table:table-cell office:value-type="float" office:value="0.8096387" calcext:value-type="float">
            <text:p>0.8096387</text:p>
          </table:table-cell>
          <table:table-cell office:value-type="float" office:value="0.01803175" calcext:value-type="float">
            <text:p>0.01803175</text:p>
          </table:table-cell>
          <table:table-cell office:value-type="float" office:value="0.01622216" calcext:value-type="float">
            <text:p>0.01622216</text:p>
          </table:table-cell>
          <table:table-cell office:value-type="float" office:value="0.01578885" calcext:value-type="float">
            <text:p>0.01578885</text:p>
          </table:table-cell>
          <table:table-cell office:value-type="float" office:value="0.01304771" calcext:value-type="float">
            <text:p>0.01304771</text:p>
          </table:table-cell>
          <table:table-cell office:value-type="float" office:value="3.92574" calcext:value-type="float">
            <text:p>3.92574</text:p>
          </table:table-cell>
          <table:table-cell office:value-type="float" office:value="12.70615" calcext:value-type="float">
            <text:p>12.70615</text:p>
          </table:table-cell>
          <table:table-cell office:value-type="float" office:value="15.36981" calcext:value-type="float">
            <text:p>15.36981</text:p>
          </table:table-cell>
          <table:table-cell office:value-type="float" office:value="7.52803" calcext:value-type="float">
            <text:p>7.52803</text:p>
          </table:table-cell>
          <table:table-cell office:value-type="float" office:value="5.851005" calcext:value-type="float">
            <text:p>5.851005</text:p>
          </table:table-cell>
          <table:table-cell office:value-type="float" office:value="4.697819" calcext:value-type="float">
            <text:p>4.697819</text:p>
          </table:table-cell>
          <table:table-cell office:value-type="float" office:value="2.615642" calcext:value-type="float">
            <text:p>2.615642</text:p>
          </table:table-cell>
          <table:table-cell office:value-type="float" office:value="2.720356" calcext:value-type="float">
            <text:p>2.720356</text:p>
          </table:table-cell>
          <table:table-cell office:value-type="float" office:value="2703.522" calcext:value-type="float">
            <text:p>2703.522</text:p>
          </table:table-cell>
          <table:table-cell office:value-type="float" office:value="0" calcext:value-type="float">
            <text:p>0</text:p>
          </table:table-cell>
          <table:table-cell office:value-type="float" office:value="-0.09941138" calcext:value-type="float">
            <text:p>-0.099411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8.79789" calcext:value-type="float">
            <text:p>8.79789</text:p>
          </table:table-cell>
          <table:table-cell office:value-type="float" office:value="456.3578" calcext:value-type="float">
            <text:p>456.357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12117" calcext:value-type="float">
            <text:p>1.12117</text:p>
          </table:table-cell>
          <table:table-cell office:value-type="float" office:value="8.323527" calcext:value-type="float">
            <text:p>8.323527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366226" calcext:value-type="float">
            <text:p>0.01366226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98384" calcext:value-type="float">
            <text:p>1.98384</text:p>
          </table:table-cell>
          <table:table-cell office:value-type="float" office:value="-0.0235643" calcext:value-type="float">
            <text:p>-0.0235643</text:p>
          </table:table-cell>
          <table:table-cell office:value-type="float" office:value="-0.01297153" calcext:value-type="float">
            <text:p>-0.01297153</text:p>
          </table:table-cell>
          <table:table-cell office:value-type="float" office:value="0.004681243" calcext:value-type="float">
            <text:p>0.004681243</text:p>
          </table:table-cell>
          <table:table-cell office:value-type="float" office:value="9.471417" calcext:value-type="float">
            <text:p>9.471417</text:p>
          </table:table-cell>
          <table:table-cell office:value-type="float" office:value="3.419135" calcext:value-type="float">
            <text:p>3.419135</text:p>
          </table:table-cell>
          <table:table-cell office:value-type="float" office:value="3.097549" calcext:value-type="float">
            <text:p>3.097549</text:p>
          </table:table-cell>
          <table:table-cell office:value-type="float" office:value="11.75683" calcext:value-type="float">
            <text:p>11.75683</text:p>
          </table:table-cell>
          <table:table-cell office:value-type="float" office:value="0.7142276" calcext:value-type="float">
            <text:p>0.7142276</text:p>
          </table:table-cell>
          <table:table-cell office:value-type="float" office:value="0.01730743" calcext:value-type="float">
            <text:p>0.01730743</text:p>
          </table:table-cell>
          <table:table-cell office:value-type="float" office:value="0.01624076" calcext:value-type="float">
            <text:p>0.01624076</text:p>
          </table:table-cell>
          <table:table-cell office:value-type="float" office:value="0.01582997" calcext:value-type="float">
            <text:p>0.01582997</text:p>
          </table:table-cell>
          <table:table-cell office:value-type="float" office:value="0.01304133" calcext:value-type="float">
            <text:p>0.01304133</text:p>
          </table:table-cell>
          <table:table-cell office:value-type="float" office:value="3.741427" calcext:value-type="float">
            <text:p>3.741427</text:p>
          </table:table-cell>
          <table:table-cell office:value-type="float" office:value="18.37789" calcext:value-type="float">
            <text:p>18.37789</text:p>
          </table:table-cell>
          <table:table-cell office:value-type="float" office:value="18.87756" calcext:value-type="float">
            <text:p>18.87756</text:p>
          </table:table-cell>
          <table:table-cell office:value-type="float" office:value="7.776647" calcext:value-type="float">
            <text:p>7.776647</text:p>
          </table:table-cell>
          <table:table-cell office:value-type="float" office:value="5.865898" calcext:value-type="float">
            <text:p>5.865898</text:p>
          </table:table-cell>
          <table:table-cell office:value-type="float" office:value="4.69419" calcext:value-type="float">
            <text:p>4.69419</text:p>
          </table:table-cell>
          <table:table-cell office:value-type="float" office:value="2.632085" calcext:value-type="float">
            <text:p>2.632085</text:p>
          </table:table-cell>
          <table:table-cell office:value-type="float" office:value="2.715341" calcext:value-type="float">
            <text:p>2.715341</text:p>
          </table:table-cell>
          <table:table-cell office:value-type="float" office:value="3169.355" calcext:value-type="float">
            <text:p>3169.355</text:p>
          </table:table-cell>
          <table:table-cell office:value-type="float" office:value="0" calcext:value-type="float">
            <text:p>0</text:p>
          </table:table-cell>
          <table:table-cell office:value-type="float" office:value="-0.09976516" calcext:value-type="float">
            <text:p>-0.099765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8.764932" calcext:value-type="float">
            <text:p>8.764932</text:p>
          </table:table-cell>
          <table:table-cell office:value-type="float" office:value="456.358" calcext:value-type="float">
            <text:p>456.35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076596" calcext:value-type="float">
            <text:p>1.076596</text:p>
          </table:table-cell>
          <table:table-cell office:value-type="float" office:value="8.693419" calcext:value-type="float">
            <text:p>8.693419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370716" calcext:value-type="float">
            <text:p>0.01370716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992794" calcext:value-type="float">
            <text:p>1.992794</text:p>
          </table:table-cell>
          <table:table-cell office:value-type="float" office:value="-0.02428419" calcext:value-type="float">
            <text:p>-0.02428419</text:p>
          </table:table-cell>
          <table:table-cell office:value-type="float" office:value="-0.01528507" calcext:value-type="float">
            <text:p>-0.01528507</text:p>
          </table:table-cell>
          <table:table-cell office:value-type="float" office:value="0.004681247" calcext:value-type="float">
            <text:p>0.004681247</text:p>
          </table:table-cell>
          <table:table-cell office:value-type="float" office:value="9.44796" calcext:value-type="float">
            <text:p>9.44796</text:p>
          </table:table-cell>
          <table:table-cell office:value-type="float" office:value="3.46499" calcext:value-type="float">
            <text:p>3.46499</text:p>
          </table:table-cell>
          <table:table-cell office:value-type="float" office:value="2.740673" calcext:value-type="float">
            <text:p>2.740673</text:p>
          </table:table-cell>
          <table:table-cell office:value-type="float" office:value="11.14032" calcext:value-type="float">
            <text:p>11.14032</text:p>
          </table:table-cell>
          <table:table-cell office:value-type="float" office:value="0.6141471" calcext:value-type="float">
            <text:p>0.6141471</text:p>
          </table:table-cell>
          <table:table-cell office:value-type="float" office:value="0.01693067" calcext:value-type="float">
            <text:p>0.01693067</text:p>
          </table:table-cell>
          <table:table-cell office:value-type="float" office:value="0.01626671" calcext:value-type="float">
            <text:p>0.01626671</text:p>
          </table:table-cell>
          <table:table-cell office:value-type="float" office:value="0.01584228" calcext:value-type="float">
            <text:p>0.01584228</text:p>
          </table:table-cell>
          <table:table-cell office:value-type="float" office:value="0.01302444" calcext:value-type="float">
            <text:p>0.01302444</text:p>
          </table:table-cell>
          <table:table-cell office:value-type="float" office:value="4.391185" calcext:value-type="float">
            <text:p>4.391185</text:p>
          </table:table-cell>
          <table:table-cell office:value-type="float" office:value="23.37963" calcext:value-type="float">
            <text:p>23.37963</text:p>
          </table:table-cell>
          <table:table-cell office:value-type="float" office:value="22.70826" calcext:value-type="float">
            <text:p>22.70826</text:p>
          </table:table-cell>
          <table:table-cell office:value-type="float" office:value="8.08852" calcext:value-type="float">
            <text:p>8.08852</text:p>
          </table:table-cell>
          <table:table-cell office:value-type="float" office:value="5.905786" calcext:value-type="float">
            <text:p>5.905786</text:p>
          </table:table-cell>
          <table:table-cell office:value-type="float" office:value="4.706222" calcext:value-type="float">
            <text:p>4.706222</text:p>
          </table:table-cell>
          <table:table-cell office:value-type="float" office:value="2.651891" calcext:value-type="float">
            <text:p>2.651891</text:p>
          </table:table-cell>
          <table:table-cell office:value-type="float" office:value="2.710847" calcext:value-type="float">
            <text:p>2.710847</text:p>
          </table:table-cell>
          <table:table-cell office:value-type="float" office:value="3300.869" calcext:value-type="float">
            <text:p>3300.869</text:p>
          </table:table-cell>
          <table:table-cell office:value-type="float" office:value="0" calcext:value-type="float">
            <text:p>0</text:p>
          </table:table-cell>
          <table:table-cell office:value-type="float" office:value="-0.09978873" calcext:value-type="float">
            <text:p>-0.099788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8.698237" calcext:value-type="float">
            <text:p>8.698237</text:p>
          </table:table-cell>
          <table:table-cell office:value-type="float" office:value="456.365" calcext:value-type="float">
            <text:p>456.36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069028" calcext:value-type="float">
            <text:p>1.069028</text:p>
          </table:table-cell>
          <table:table-cell office:value-type="float" office:value="9.296172" calcext:value-type="float">
            <text:p>9.296172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374584" calcext:value-type="float">
            <text:p>0.0137458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996906" calcext:value-type="float">
            <text:p>1.996906</text:p>
          </table:table-cell>
          <table:table-cell office:value-type="float" office:value="-0.03169801" calcext:value-type="float">
            <text:p>-0.03169801</text:p>
          </table:table-cell>
          <table:table-cell office:value-type="float" office:value="-0.02008623" calcext:value-type="float">
            <text:p>-0.02008623</text:p>
          </table:table-cell>
          <table:table-cell office:value-type="float" office:value="0.004681261" calcext:value-type="float">
            <text:p>0.004681261</text:p>
          </table:table-cell>
          <table:table-cell office:value-type="float" office:value="9.383212" calcext:value-type="float">
            <text:p>9.383212</text:p>
          </table:table-cell>
          <table:table-cell office:value-type="float" office:value="3.994638" calcext:value-type="float">
            <text:p>3.994638</text:p>
          </table:table-cell>
          <table:table-cell office:value-type="float" office:value="2.845354" calcext:value-type="float">
            <text:p>2.845354</text:p>
          </table:table-cell>
          <table:table-cell office:value-type="float" office:value="10.48723" calcext:value-type="float">
            <text:p>10.48723</text:p>
          </table:table-cell>
          <table:table-cell office:value-type="float" office:value="0.4742263" calcext:value-type="float">
            <text:p>0.4742263</text:p>
          </table:table-cell>
          <table:table-cell office:value-type="float" office:value="0.01680946" calcext:value-type="float">
            <text:p>0.01680946</text:p>
          </table:table-cell>
          <table:table-cell office:value-type="float" office:value="0.01628914" calcext:value-type="float">
            <text:p>0.01628914</text:p>
          </table:table-cell>
          <table:table-cell office:value-type="float" office:value="0.01578675" calcext:value-type="float">
            <text:p>0.01578675</text:p>
          </table:table-cell>
          <table:table-cell office:value-type="float" office:value="0.01301432" calcext:value-type="float">
            <text:p>0.01301432</text:p>
          </table:table-cell>
          <table:table-cell office:value-type="float" office:value="5.229933" calcext:value-type="float">
            <text:p>5.229933</text:p>
          </table:table-cell>
          <table:table-cell office:value-type="float" office:value="31.66329" calcext:value-type="float">
            <text:p>31.66329</text:p>
          </table:table-cell>
          <table:table-cell office:value-type="float" office:value="28.994" calcext:value-type="float">
            <text:p>28.994</text:p>
          </table:table-cell>
          <table:table-cell office:value-type="float" office:value="8.544827" calcext:value-type="float">
            <text:p>8.544827</text:p>
          </table:table-cell>
          <table:table-cell office:value-type="float" office:value="5.970523" calcext:value-type="float">
            <text:p>5.970523</text:p>
          </table:table-cell>
          <table:table-cell office:value-type="float" office:value="4.73487" calcext:value-type="float">
            <text:p>4.73487</text:p>
          </table:table-cell>
          <table:table-cell office:value-type="float" office:value="2.674706" calcext:value-type="float">
            <text:p>2.674706</text:p>
          </table:table-cell>
          <table:table-cell office:value-type="float" office:value="2.707066" calcext:value-type="float">
            <text:p>2.707066</text:p>
          </table:table-cell>
          <table:table-cell office:value-type="float" office:value="3654.86" calcext:value-type="float">
            <text:p>3654.86</text:p>
          </table:table-cell>
          <table:table-cell office:value-type="float" office:value="0" calcext:value-type="float">
            <text:p>0</text:p>
          </table:table-cell>
          <table:table-cell office:value-type="float" office:value="-0.1019954" calcext:value-type="float">
            <text:p>-0.10199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8.667663" calcext:value-type="float">
            <text:p>8.667663</text:p>
          </table:table-cell>
          <table:table-cell office:value-type="float" office:value="456.368" calcext:value-type="float">
            <text:p>456.36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9941419" calcext:value-type="float">
            <text:p>0.9941419</text:p>
          </table:table-cell>
          <table:table-cell office:value-type="float" office:value="9.902384" calcext:value-type="float">
            <text:p>9.902384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378304" calcext:value-type="float">
            <text:p>0.0137830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1.999675" calcext:value-type="float">
            <text:p>1.999675</text:p>
          </table:table-cell>
          <table:table-cell office:value-type="float" office:value="-0.03470029" calcext:value-type="float">
            <text:p>-0.03470029</text:p>
          </table:table-cell>
          <table:table-cell office:value-type="float" office:value="-0.02437207" calcext:value-type="float">
            <text:p>-0.02437207</text:p>
          </table:table-cell>
          <table:table-cell office:value-type="float" office:value="0.004681283" calcext:value-type="float">
            <text:p>0.004681283</text:p>
          </table:table-cell>
          <table:table-cell office:value-type="float" office:value="9.378194" calcext:value-type="float">
            <text:p>9.378194</text:p>
          </table:table-cell>
          <table:table-cell office:value-type="float" office:value="3.904763" calcext:value-type="float">
            <text:p>3.904763</text:p>
          </table:table-cell>
          <table:table-cell office:value-type="float" office:value="2.275335" calcext:value-type="float">
            <text:p>2.275335</text:p>
          </table:table-cell>
          <table:table-cell office:value-type="float" office:value="9.614167" calcext:value-type="float">
            <text:p>9.614167</text:p>
          </table:table-cell>
          <table:table-cell office:value-type="float" office:value="0.3384687" calcext:value-type="float">
            <text:p>0.3384687</text:p>
          </table:table-cell>
          <table:table-cell office:value-type="float" office:value="0.01731568" calcext:value-type="float">
            <text:p>0.01731568</text:p>
          </table:table-cell>
          <table:table-cell office:value-type="float" office:value="0.01663265" calcext:value-type="float">
            <text:p>0.01663265</text:p>
          </table:table-cell>
          <table:table-cell office:value-type="float" office:value="0.01606855" calcext:value-type="float">
            <text:p>0.01606855</text:p>
          </table:table-cell>
          <table:table-cell office:value-type="float" office:value="0.01301833" calcext:value-type="float">
            <text:p>0.01301833</text:p>
          </table:table-cell>
          <table:table-cell office:value-type="float" office:value="6.71587" calcext:value-type="float">
            <text:p>6.71587</text:p>
          </table:table-cell>
          <table:table-cell office:value-type="float" office:value="39.4683" calcext:value-type="float">
            <text:p>39.4683</text:p>
          </table:table-cell>
          <table:table-cell office:value-type="float" office:value="35.25341" calcext:value-type="float">
            <text:p>35.25341</text:p>
          </table:table-cell>
          <table:table-cell office:value-type="float" office:value="9.055659" calcext:value-type="float">
            <text:p>9.055659</text:p>
          </table:table-cell>
          <table:table-cell office:value-type="float" office:value="6.04895" calcext:value-type="float">
            <text:p>6.04895</text:p>
          </table:table-cell>
          <table:table-cell office:value-type="float" office:value="4.774376" calcext:value-type="float">
            <text:p>4.774376</text:p>
          </table:table-cell>
          <table:table-cell office:value-type="float" office:value="2.700231" calcext:value-type="float">
            <text:p>2.700231</text:p>
          </table:table-cell>
          <table:table-cell office:value-type="float" office:value="2.704089" calcext:value-type="float">
            <text:p>2.704089</text:p>
          </table:table-cell>
          <table:table-cell office:value-type="float" office:value="3725.517" calcext:value-type="float">
            <text:p>3725.517</text:p>
          </table:table-cell>
          <table:table-cell office:value-type="float" office:value="0" calcext:value-type="float">
            <text:p>0</text:p>
          </table:table-cell>
          <table:table-cell office:value-type="float" office:value="-0.1025136" calcext:value-type="float">
            <text:p>-0.10251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8.666068" calcext:value-type="float">
            <text:p>8.666068</text:p>
          </table:table-cell>
          <table:table-cell office:value-type="float" office:value="456.3719" calcext:value-type="float">
            <text:p>456.371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037461" calcext:value-type="float">
            <text:p>1.037461</text:p>
          </table:table-cell>
          <table:table-cell office:value-type="float" office:value="10.17507" calcext:value-type="float">
            <text:p>10.17507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4078" calcext:value-type="float">
            <text:p>0.014078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2.155915" calcext:value-type="float">
            <text:p>2.155915</text:p>
          </table:table-cell>
          <table:table-cell office:value-type="float" office:value="-0.04010705" calcext:value-type="float">
            <text:p>-0.04010705</text:p>
          </table:table-cell>
          <table:table-cell office:value-type="float" office:value="-0.03280315" calcext:value-type="float">
            <text:p>-0.03280315</text:p>
          </table:table-cell>
          <table:table-cell office:value-type="float" office:value="0.004749696" calcext:value-type="float">
            <text:p>0.004749696</text:p>
          </table:table-cell>
          <table:table-cell office:value-type="float" office:value="9.405143" calcext:value-type="float">
            <text:p>9.405143</text:p>
          </table:table-cell>
          <table:table-cell office:value-type="float" office:value="2.735921" calcext:value-type="float">
            <text:p>2.735921</text:p>
          </table:table-cell>
          <table:table-cell office:value-type="float" office:value="2.719553" calcext:value-type="float">
            <text:p>2.719553</text:p>
          </table:table-cell>
          <table:table-cell office:value-type="float" office:value="8.200402" calcext:value-type="float">
            <text:p>8.200402</text:p>
          </table:table-cell>
          <table:table-cell office:value-type="float" office:value="2.610938" calcext:value-type="float">
            <text:p>2.610938</text:p>
          </table:table-cell>
          <table:table-cell office:value-type="float" office:value="0.8344157" calcext:value-type="float">
            <text:p>0.8344157</text:p>
          </table:table-cell>
          <table:table-cell office:value-type="float" office:value="0.2448177" calcext:value-type="float">
            <text:p>0.2448177</text:p>
          </table:table-cell>
          <table:table-cell office:value-type="float" office:value="0.04993324" calcext:value-type="float">
            <text:p>0.04993324</text:p>
          </table:table-cell>
          <table:table-cell office:value-type="float" office:value="0.01312764" calcext:value-type="float">
            <text:p>0.01312764</text:p>
          </table:table-cell>
          <table:table-cell office:value-type="float" office:value="0.8646845" calcext:value-type="float">
            <text:p>0.8646845</text:p>
          </table:table-cell>
          <table:table-cell office:value-type="float" office:value="3.535035" calcext:value-type="float">
            <text:p>3.535035</text:p>
          </table:table-cell>
          <table:table-cell office:value-type="float" office:value="15.65516" calcext:value-type="float">
            <text:p>15.65516</text:p>
          </table:table-cell>
          <table:table-cell office:value-type="float" office:value="22.30363" calcext:value-type="float">
            <text:p>22.30363</text:p>
          </table:table-cell>
          <table:table-cell office:value-type="float" office:value="18.68995" calcext:value-type="float">
            <text:p>18.68995</text:p>
          </table:table-cell>
          <table:table-cell office:value-type="float" office:value="12.22914" calcext:value-type="float">
            <text:p>12.22914</text:p>
          </table:table-cell>
          <table:table-cell office:value-type="float" office:value="4.36431" calcext:value-type="float">
            <text:p>4.36431</text:p>
          </table:table-cell>
          <table:table-cell office:value-type="float" office:value="2.716043" calcext:value-type="float">
            <text:p>2.716043</text:p>
          </table:table-cell>
          <table:table-cell office:value-type="float" office:value="2428.565" calcext:value-type="float">
            <text:p>2428.565</text:p>
          </table:table-cell>
          <table:table-cell office:value-type="float" office:value="0" calcext:value-type="float">
            <text:p>0</text:p>
          </table:table-cell>
          <table:table-cell office:value-type="float" office:value="-0.1438114" calcext:value-type="float">
            <text:p>-0.14381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8.679455" calcext:value-type="float">
            <text:p>8.679455</text:p>
          </table:table-cell>
          <table:table-cell office:value-type="float" office:value="456.3856" calcext:value-type="float">
            <text:p>456.385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1.053992" calcext:value-type="float">
            <text:p>1.053992</text:p>
          </table:table-cell>
          <table:table-cell office:value-type="float" office:value="10.32933" calcext:value-type="float">
            <text:p>10.3293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458089" calcext:value-type="float">
            <text:p>0.01458089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2.440416" calcext:value-type="float">
            <text:p>2.440416</text:p>
          </table:table-cell>
          <table:table-cell office:value-type="float" office:value="-0.08868845" calcext:value-type="float">
            <text:p>-0.08868845</text:p>
          </table:table-cell>
          <table:table-cell office:value-type="float" office:value="-0.03734985" calcext:value-type="float">
            <text:p>-0.03734985</text:p>
          </table:table-cell>
          <table:table-cell office:value-type="float" office:value="0.004797242" calcext:value-type="float">
            <text:p>0.004797242</text:p>
          </table:table-cell>
          <table:table-cell office:value-type="float" office:value="9.470202" calcext:value-type="float">
            <text:p>9.470202</text:p>
          </table:table-cell>
          <table:table-cell office:value-type="float" office:value="4.758871" calcext:value-type="float">
            <text:p>4.758871</text:p>
          </table:table-cell>
          <table:table-cell office:value-type="float" office:value="5.731867" calcext:value-type="float">
            <text:p>5.731867</text:p>
          </table:table-cell>
          <table:table-cell office:value-type="float" office:value="8.212003" calcext:value-type="float">
            <text:p>8.212003</text:p>
          </table:table-cell>
          <table:table-cell office:value-type="float" office:value="1.957785" calcext:value-type="float">
            <text:p>1.957785</text:p>
          </table:table-cell>
          <table:table-cell office:value-type="float" office:value="0.6106008" calcext:value-type="float">
            <text:p>0.6106008</text:p>
          </table:table-cell>
          <table:table-cell office:value-type="float" office:value="0.1254752" calcext:value-type="float">
            <text:p>0.1254752</text:p>
          </table:table-cell>
          <table:table-cell office:value-type="float" office:value="0.07264292" calcext:value-type="float">
            <text:p>0.07264292</text:p>
          </table:table-cell>
          <table:table-cell office:value-type="float" office:value="0.02097843" calcext:value-type="float">
            <text:p>0.02097843</text:p>
          </table:table-cell>
          <table:table-cell office:value-type="float" office:value="1.940002" calcext:value-type="float">
            <text:p>1.940002</text:p>
          </table:table-cell>
          <table:table-cell office:value-type="float" office:value="5.689425" calcext:value-type="float">
            <text:p>5.689425</text:p>
          </table:table-cell>
          <table:table-cell office:value-type="float" office:value="11.42907" calcext:value-type="float">
            <text:p>11.42907</text:p>
          </table:table-cell>
          <table:table-cell office:value-type="float" office:value="16.79585" calcext:value-type="float">
            <text:p>16.79585</text:p>
          </table:table-cell>
          <table:table-cell office:value-type="float" office:value="16.72758" calcext:value-type="float">
            <text:p>16.72758</text:p>
          </table:table-cell>
          <table:table-cell office:value-type="float" office:value="14.58513" calcext:value-type="float">
            <text:p>14.58513</text:p>
          </table:table-cell>
          <table:table-cell office:value-type="float" office:value="8.160428" calcext:value-type="float">
            <text:p>8.160428</text:p>
          </table:table-cell>
          <table:table-cell office:value-type="float" office:value="3.908029" calcext:value-type="float">
            <text:p>3.908029</text:p>
          </table:table-cell>
          <table:table-cell office:value-type="float" office:value="2126.753" calcext:value-type="float">
            <text:p>2126.753</text:p>
          </table:table-cell>
          <table:table-cell office:value-type="float" office:value="0" calcext:value-type="float">
            <text:p>0</text:p>
          </table:table-cell>
          <table:table-cell office:value-type="float" office:value="-0.2311137" calcext:value-type="float">
            <text:p>-0.23111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8.667083" calcext:value-type="float">
            <text:p>8.667083</text:p>
          </table:table-cell>
          <table:table-cell office:value-type="float" office:value="456.4068" calcext:value-type="float">
            <text:p>456.406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9162925" calcext:value-type="float">
            <text:p>0.9162925</text:p>
          </table:table-cell>
          <table:table-cell office:value-type="float" office:value="10.81119" calcext:value-type="float">
            <text:p>10.81119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494242" calcext:value-type="float">
            <text:p>0.0149424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2.714703" calcext:value-type="float">
            <text:p>2.714703</text:p>
          </table:table-cell>
          <table:table-cell office:value-type="float" office:value="-0.1723876" calcext:value-type="float">
            <text:p>-0.1723876</text:p>
          </table:table-cell>
          <table:table-cell office:value-type="float" office:value="-0.05173366" calcext:value-type="float">
            <text:p>-0.05173366</text:p>
          </table:table-cell>
          <table:table-cell office:value-type="float" office:value="0.004826646" calcext:value-type="float">
            <text:p>0.004826646</text:p>
          </table:table-cell>
          <table:table-cell office:value-type="float" office:value="9.502554" calcext:value-type="float">
            <text:p>9.502554</text:p>
          </table:table-cell>
          <table:table-cell office:value-type="float" office:value="4.256032" calcext:value-type="float">
            <text:p>4.256032</text:p>
          </table:table-cell>
          <table:table-cell office:value-type="float" office:value="7.990981" calcext:value-type="float">
            <text:p>7.990981</text:p>
          </table:table-cell>
          <table:table-cell office:value-type="float" office:value="6.122466" calcext:value-type="float">
            <text:p>6.122466</text:p>
          </table:table-cell>
          <table:table-cell office:value-type="float" office:value="1.379937" calcext:value-type="float">
            <text:p>1.379937</text:p>
          </table:table-cell>
          <table:table-cell office:value-type="float" office:value="0.4673715" calcext:value-type="float">
            <text:p>0.4673715</text:p>
          </table:table-cell>
          <table:table-cell office:value-type="float" office:value="0.08127307" calcext:value-type="float">
            <text:p>0.08127307</text:p>
          </table:table-cell>
          <table:table-cell office:value-type="float" office:value="0.05324411" calcext:value-type="float">
            <text:p>0.05324411</text:p>
          </table:table-cell>
          <table:table-cell office:value-type="float" office:value="0.02010719" calcext:value-type="float">
            <text:p>0.02010719</text:p>
          </table:table-cell>
          <table:table-cell office:value-type="float" office:value="5.836763" calcext:value-type="float">
            <text:p>5.836763</text:p>
          </table:table-cell>
          <table:table-cell office:value-type="float" office:value="14.81939" calcext:value-type="float">
            <text:p>14.81939</text:p>
          </table:table-cell>
          <table:table-cell office:value-type="float" office:value="18.34871" calcext:value-type="float">
            <text:p>18.34871</text:p>
          </table:table-cell>
          <table:table-cell office:value-type="float" office:value="16.39802" calcext:value-type="float">
            <text:p>16.39802</text:p>
          </table:table-cell>
          <table:table-cell office:value-type="float" office:value="15.56748" calcext:value-type="float">
            <text:p>15.56748</text:p>
          </table:table-cell>
          <table:table-cell office:value-type="float" office:value="13.16994" calcext:value-type="float">
            <text:p>13.16994</text:p>
          </table:table-cell>
          <table:table-cell office:value-type="float" office:value="7.74507" calcext:value-type="float">
            <text:p>7.74507</text:p>
          </table:table-cell>
          <table:table-cell office:value-type="float" office:value="4.002222" calcext:value-type="float">
            <text:p>4.002222</text:p>
          </table:table-cell>
          <table:table-cell office:value-type="float" office:value="2269.21" calcext:value-type="float">
            <text:p>2269.21</text:p>
          </table:table-cell>
          <table:table-cell office:value-type="float" office:value="0" calcext:value-type="float">
            <text:p>0</text:p>
          </table:table-cell>
          <table:table-cell office:value-type="float" office:value="-0.2645959" calcext:value-type="float">
            <text:p>-0.26459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8.625834" calcext:value-type="float">
            <text:p>8.625834</text:p>
          </table:table-cell>
          <table:table-cell office:value-type="float" office:value="456.4208" calcext:value-type="float">
            <text:p>456.420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7117891" calcext:value-type="float">
            <text:p>0.7117891</text:p>
          </table:table-cell>
          <table:table-cell office:value-type="float" office:value="11.34819" calcext:value-type="float">
            <text:p>11.34819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522946" calcext:value-type="float">
            <text:p>0.01522946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2.979603" calcext:value-type="float">
            <text:p>2.979603</text:p>
          </table:table-cell>
          <table:table-cell office:value-type="float" office:value="-0.2073817" calcext:value-type="float">
            <text:p>-0.2073817</text:p>
          </table:table-cell>
          <table:table-cell office:value-type="float" office:value="-0.05475044" calcext:value-type="float">
            <text:p>-0.05475044</text:p>
          </table:table-cell>
          <table:table-cell office:value-type="float" office:value="0.004827439" calcext:value-type="float">
            <text:p>0.004827439</text:p>
          </table:table-cell>
          <table:table-cell office:value-type="float" office:value="9.47669" calcext:value-type="float">
            <text:p>9.47669</text:p>
          </table:table-cell>
          <table:table-cell office:value-type="float" office:value="4.504477" calcext:value-type="float">
            <text:p>4.504477</text:p>
          </table:table-cell>
          <table:table-cell office:value-type="float" office:value="5.486365" calcext:value-type="float">
            <text:p>5.486365</text:p>
          </table:table-cell>
          <table:table-cell office:value-type="float" office:value="4.340878" calcext:value-type="float">
            <text:p>4.340878</text:p>
          </table:table-cell>
          <table:table-cell office:value-type="float" office:value="0.8226789" calcext:value-type="float">
            <text:p>0.8226789</text:p>
          </table:table-cell>
          <table:table-cell office:value-type="float" office:value="0.3443547" calcext:value-type="float">
            <text:p>0.3443547</text:p>
          </table:table-cell>
          <table:table-cell office:value-type="float" office:value="0.05919096" calcext:value-type="float">
            <text:p>0.05919096</text:p>
          </table:table-cell>
          <table:table-cell office:value-type="float" office:value="0.04173572" calcext:value-type="float">
            <text:p>0.04173572</text:p>
          </table:table-cell>
          <table:table-cell office:value-type="float" office:value="0.01900023" calcext:value-type="float">
            <text:p>0.01900023</text:p>
          </table:table-cell>
          <table:table-cell office:value-type="float" office:value="6.183381" calcext:value-type="float">
            <text:p>6.183381</text:p>
          </table:table-cell>
          <table:table-cell office:value-type="float" office:value="27.40275" calcext:value-type="float">
            <text:p>27.40275</text:p>
          </table:table-cell>
          <table:table-cell office:value-type="float" office:value="24.96651" calcext:value-type="float">
            <text:p>24.96651</text:p>
          </table:table-cell>
          <table:table-cell office:value-type="float" office:value="16.60613" calcext:value-type="float">
            <text:p>16.60613</text:p>
          </table:table-cell>
          <table:table-cell office:value-type="float" office:value="14.96657" calcext:value-type="float">
            <text:p>14.96657</text:p>
          </table:table-cell>
          <table:table-cell office:value-type="float" office:value="12.1748" calcext:value-type="float">
            <text:p>12.1748</text:p>
          </table:table-cell>
          <table:table-cell office:value-type="float" office:value="7.516012" calcext:value-type="float">
            <text:p>7.516012</text:p>
          </table:table-cell>
          <table:table-cell office:value-type="float" office:value="3.878623" calcext:value-type="float">
            <text:p>3.878623</text:p>
          </table:table-cell>
          <table:table-cell office:value-type="float" office:value="2459.988" calcext:value-type="float">
            <text:p>2459.988</text:p>
          </table:table-cell>
          <table:table-cell office:value-type="float" office:value="0" calcext:value-type="float">
            <text:p>0</text:p>
          </table:table-cell>
          <table:table-cell office:value-type="float" office:value="-0.2732771" calcext:value-type="float">
            <text:p>-0.2732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8.627381" calcext:value-type="float">
            <text:p>8.627381</text:p>
          </table:table-cell>
          <table:table-cell office:value-type="float" office:value="456.4257" calcext:value-type="float">
            <text:p>456.425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6460206" calcext:value-type="float">
            <text:p>0.6460206</text:p>
          </table:table-cell>
          <table:table-cell office:value-type="float" office:value="11.45276" calcext:value-type="float">
            <text:p>11.45276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568384" calcext:value-type="float">
            <text:p>0.0156838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3.28971" calcext:value-type="float">
            <text:p>3.28971</text:p>
          </table:table-cell>
          <table:table-cell office:value-type="float" office:value="-0.2231008" calcext:value-type="float">
            <text:p>-0.2231008</text:p>
          </table:table-cell>
          <table:table-cell office:value-type="float" office:value="-0.05922301" calcext:value-type="float">
            <text:p>-0.05922301</text:p>
          </table:table-cell>
          <table:table-cell office:value-type="float" office:value="0.004879878" calcext:value-type="float">
            <text:p>0.004879878</text:p>
          </table:table-cell>
          <table:table-cell office:value-type="float" office:value="9.505015" calcext:value-type="float">
            <text:p>9.505015</text:p>
          </table:table-cell>
          <table:table-cell office:value-type="float" office:value="3.0605" calcext:value-type="float">
            <text:p>3.0605</text:p>
          </table:table-cell>
          <table:table-cell office:value-type="float" office:value="4.706771" calcext:value-type="float">
            <text:p>4.706771</text:p>
          </table:table-cell>
          <table:table-cell office:value-type="float" office:value="4.013169" calcext:value-type="float">
            <text:p>4.013169</text:p>
          </table:table-cell>
          <table:table-cell office:value-type="float" office:value="1.104487" calcext:value-type="float">
            <text:p>1.104487</text:p>
          </table:table-cell>
          <table:table-cell office:value-type="float" office:value="0.4745757" calcext:value-type="float">
            <text:p>0.4745757</text:p>
          </table:table-cell>
          <table:table-cell office:value-type="float" office:value="0.0898258" calcext:value-type="float">
            <text:p>0.0898258</text:p>
          </table:table-cell>
          <table:table-cell office:value-type="float" office:value="0.04833548" calcext:value-type="float">
            <text:p>0.04833548</text:p>
          </table:table-cell>
          <table:table-cell office:value-type="float" office:value="0.01983217" calcext:value-type="float">
            <text:p>0.01983217</text:p>
          </table:table-cell>
          <table:table-cell office:value-type="float" office:value="1.109097" calcext:value-type="float">
            <text:p>1.109097</text:p>
          </table:table-cell>
          <table:table-cell office:value-type="float" office:value="3.291073" calcext:value-type="float">
            <text:p>3.291073</text:p>
          </table:table-cell>
          <table:table-cell office:value-type="float" office:value="11.80257" calcext:value-type="float">
            <text:p>11.80257</text:p>
          </table:table-cell>
          <table:table-cell office:value-type="float" office:value="18.70544" calcext:value-type="float">
            <text:p>18.70544</text:p>
          </table:table-cell>
          <table:table-cell office:value-type="float" office:value="20.52679" calcext:value-type="float">
            <text:p>20.52679</text:p>
          </table:table-cell>
          <table:table-cell office:value-type="float" office:value="17.80352" calcext:value-type="float">
            <text:p>17.80352</text:p>
          </table:table-cell>
          <table:table-cell office:value-type="float" office:value="11.37296" calcext:value-type="float">
            <text:p>11.37296</text:p>
          </table:table-cell>
          <table:table-cell office:value-type="float" office:value="4.767863" calcext:value-type="float">
            <text:p>4.767863</text:p>
          </table:table-cell>
          <table:table-cell office:value-type="float" office:value="1962.582" calcext:value-type="float">
            <text:p>1962.582</text:p>
          </table:table-cell>
          <table:table-cell office:value-type="float" office:value="0" calcext:value-type="float">
            <text:p>0</text:p>
          </table:table-cell>
          <table:table-cell office:value-type="float" office:value="-0.3438864" calcext:value-type="float">
            <text:p>-0.34388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8.63727" calcext:value-type="float">
            <text:p>8.63727</text:p>
          </table:table-cell>
          <table:table-cell office:value-type="float" office:value="456.4341" calcext:value-type="float">
            <text:p>456.434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4931395" calcext:value-type="float">
            <text:p>0.4931395</text:p>
          </table:table-cell>
          <table:table-cell office:value-type="float" office:value="11.52675" calcext:value-type="float">
            <text:p>11.5267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612488" calcext:value-type="float">
            <text:p>0.01612488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3.574769" calcext:value-type="float">
            <text:p>3.574769</text:p>
          </table:table-cell>
          <table:table-cell office:value-type="float" office:value="-0.2643682" calcext:value-type="float">
            <text:p>-0.2643682</text:p>
          </table:table-cell>
          <table:table-cell office:value-type="float" office:value="-0.0649443" calcext:value-type="float">
            <text:p>-0.0649443</text:p>
          </table:table-cell>
          <table:table-cell office:value-type="float" office:value="0.004923167" calcext:value-type="float">
            <text:p>0.004923167</text:p>
          </table:table-cell>
          <table:table-cell office:value-type="float" office:value="9.545889" calcext:value-type="float">
            <text:p>9.545889</text:p>
          </table:table-cell>
          <table:table-cell office:value-type="float" office:value="3.577418" calcext:value-type="float">
            <text:p>3.577418</text:p>
          </table:table-cell>
          <table:table-cell office:value-type="float" office:value="4.52059" calcext:value-type="float">
            <text:p>4.52059</text:p>
          </table:table-cell>
          <table:table-cell office:value-type="float" office:value="2.418023" calcext:value-type="float">
            <text:p>2.418023</text:p>
          </table:table-cell>
          <table:table-cell office:value-type="float" office:value="0.7606543" calcext:value-type="float">
            <text:p>0.7606543</text:p>
          </table:table-cell>
          <table:table-cell office:value-type="float" office:value="0.3978588" calcext:value-type="float">
            <text:p>0.3978588</text:p>
          </table:table-cell>
          <table:table-cell office:value-type="float" office:value="0.1038706" calcext:value-type="float">
            <text:p>0.1038706</text:p>
          </table:table-cell>
          <table:table-cell office:value-type="float" office:value="0.05096612" calcext:value-type="float">
            <text:p>0.05096612</text:p>
          </table:table-cell>
          <table:table-cell office:value-type="float" office:value="0.02190246" calcext:value-type="float">
            <text:p>0.02190246</text:p>
          </table:table-cell>
          <table:table-cell office:value-type="float" office:value="1.041374" calcext:value-type="float">
            <text:p>1.041374</text:p>
          </table:table-cell>
          <table:table-cell office:value-type="float" office:value="2.758147" calcext:value-type="float">
            <text:p>2.758147</text:p>
          </table:table-cell>
          <table:table-cell office:value-type="float" office:value="7.658473" calcext:value-type="float">
            <text:p>7.658473</text:p>
          </table:table-cell>
          <table:table-cell office:value-type="float" office:value="13.09109" calcext:value-type="float">
            <text:p>13.09109</text:p>
          </table:table-cell>
          <table:table-cell office:value-type="float" office:value="17.43971" calcext:value-type="float">
            <text:p>17.43971</text:p>
          </table:table-cell>
          <table:table-cell office:value-type="float" office:value="17.86566" calcext:value-type="float">
            <text:p>17.86566</text:p>
          </table:table-cell>
          <table:table-cell office:value-type="float" office:value="13.30014" calcext:value-type="float">
            <text:p>13.30014</text:p>
          </table:table-cell>
          <table:table-cell office:value-type="float" office:value="6.507193" calcext:value-type="float">
            <text:p>6.507193</text:p>
          </table:table-cell>
          <table:table-cell office:value-type="float" office:value="1502.509" calcext:value-type="float">
            <text:p>1502.509</text:p>
          </table:table-cell>
          <table:table-cell office:value-type="float" office:value="0" calcext:value-type="float">
            <text:p>0</text:p>
          </table:table-cell>
          <table:table-cell office:value-type="float" office:value="-0.4198422" calcext:value-type="float">
            <text:p>-0.41984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8.659967" calcext:value-type="float">
            <text:p>8.659967</text:p>
          </table:table-cell>
          <table:table-cell office:value-type="float" office:value="456.4429" calcext:value-type="float">
            <text:p>456.442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3568866" calcext:value-type="float">
            <text:p>0.3568866</text:p>
          </table:table-cell>
          <table:table-cell office:value-type="float" office:value="11.62456" calcext:value-type="float">
            <text:p>11.62456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646296" calcext:value-type="float">
            <text:p>0.01646296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3.825882" calcext:value-type="float">
            <text:p>3.825882</text:p>
          </table:table-cell>
          <table:table-cell office:value-type="float" office:value="-0.3076566" calcext:value-type="float">
            <text:p>-0.3076566</text:p>
          </table:table-cell>
          <table:table-cell office:value-type="float" office:value="-0.07371751" calcext:value-type="float">
            <text:p>-0.07371751</text:p>
          </table:table-cell>
          <table:table-cell office:value-type="float" office:value="0.004960049" calcext:value-type="float">
            <text:p>0.004960049</text:p>
          </table:table-cell>
          <table:table-cell office:value-type="float" office:value="9.609468" calcext:value-type="float">
            <text:p>9.609468</text:p>
          </table:table-cell>
          <table:table-cell office:value-type="float" office:value="5.138737" calcext:value-type="float">
            <text:p>5.138737</text:p>
          </table:table-cell>
          <table:table-cell office:value-type="float" office:value="2.43669" calcext:value-type="float">
            <text:p>2.43669</text:p>
          </table:table-cell>
          <table:table-cell office:value-type="float" office:value="1.353322" calcext:value-type="float">
            <text:p>1.353322</text:p>
          </table:table-cell>
          <table:table-cell office:value-type="float" office:value="0.4132155" calcext:value-type="float">
            <text:p>0.4132155</text:p>
          </table:table-cell>
          <table:table-cell office:value-type="float" office:value="0.2155019" calcext:value-type="float">
            <text:p>0.2155019</text:p>
          </table:table-cell>
          <table:table-cell office:value-type="float" office:value="0.0604152" calcext:value-type="float">
            <text:p>0.0604152</text:p>
          </table:table-cell>
          <table:table-cell office:value-type="float" office:value="0.04060233" calcext:value-type="float">
            <text:p>0.04060233</text:p>
          </table:table-cell>
          <table:table-cell office:value-type="float" office:value="0.02089185" calcext:value-type="float">
            <text:p>0.02089185</text:p>
          </table:table-cell>
          <table:table-cell office:value-type="float" office:value="4.957058" calcext:value-type="float">
            <text:p>4.957058</text:p>
          </table:table-cell>
          <table:table-cell office:value-type="float" office:value="8.199605" calcext:value-type="float">
            <text:p>8.199605</text:p>
          </table:table-cell>
          <table:table-cell office:value-type="float" office:value="8.955933" calcext:value-type="float">
            <text:p>8.955933</text:p>
          </table:table-cell>
          <table:table-cell office:value-type="float" office:value="12.32224" calcext:value-type="float">
            <text:p>12.32224</text:p>
          </table:table-cell>
          <table:table-cell office:value-type="float" office:value="16.03462" calcext:value-type="float">
            <text:p>16.03462</text:p>
          </table:table-cell>
          <table:table-cell office:value-type="float" office:value="16.32259" calcext:value-type="float">
            <text:p>16.32259</text:p>
          </table:table-cell>
          <table:table-cell office:value-type="float" office:value="12.7331" calcext:value-type="float">
            <text:p>12.7331</text:p>
          </table:table-cell>
          <table:table-cell office:value-type="float" office:value="6.515473" calcext:value-type="float">
            <text:p>6.515473</text:p>
          </table:table-cell>
          <table:table-cell office:value-type="float" office:value="1376.478" calcext:value-type="float">
            <text:p>1376.478</text:p>
          </table:table-cell>
          <table:table-cell office:value-type="float" office:value="0" calcext:value-type="float">
            <text:p>0</text:p>
          </table:table-cell>
          <table:table-cell office:value-type="float" office:value="-0.4462077" calcext:value-type="float">
            <text:p>-0.44620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8.664607" calcext:value-type="float">
            <text:p>8.664607</text:p>
          </table:table-cell>
          <table:table-cell office:value-type="float" office:value="456.4417" calcext:value-type="float">
            <text:p>456.441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68098" calcext:value-type="float">
            <text:p>0.268098</text:p>
          </table:table-cell>
          <table:table-cell office:value-type="float" office:value="11.66858" calcext:value-type="float">
            <text:p>11.66858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674249" calcext:value-type="float">
            <text:p>0.01674249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4.055685" calcext:value-type="float">
            <text:p>4.055685</text:p>
          </table:table-cell>
          <table:table-cell office:value-type="float" office:value="-0.318676" calcext:value-type="float">
            <text:p>-0.318676</text:p>
          </table:table-cell>
          <table:table-cell office:value-type="float" office:value="-0.1028453" calcext:value-type="float">
            <text:p>-0.1028453</text:p>
          </table:table-cell>
          <table:table-cell office:value-type="float" office:value="0.00498636" calcext:value-type="float">
            <text:p>0.00498636</text:p>
          </table:table-cell>
          <table:table-cell office:value-type="float" office:value="9.634073" calcext:value-type="float">
            <text:p>9.634073</text:p>
          </table:table-cell>
          <table:table-cell office:value-type="float" office:value="3.077088" calcext:value-type="float">
            <text:p>3.077088</text:p>
          </table:table-cell>
          <table:table-cell office:value-type="float" office:value="1.551355" calcext:value-type="float">
            <text:p>1.551355</text:p>
          </table:table-cell>
          <table:table-cell office:value-type="float" office:value="0.9581038" calcext:value-type="float">
            <text:p>0.9581038</text:p>
          </table:table-cell>
          <table:table-cell office:value-type="float" office:value="0.2938994" calcext:value-type="float">
            <text:p>0.2938994</text:p>
          </table:table-cell>
          <table:table-cell office:value-type="float" office:value="0.1462563" calcext:value-type="float">
            <text:p>0.1462563</text:p>
          </table:table-cell>
          <table:table-cell office:value-type="float" office:value="0.04206587" calcext:value-type="float">
            <text:p>0.04206587</text:p>
          </table:table-cell>
          <table:table-cell office:value-type="float" office:value="0.03343826" calcext:value-type="float">
            <text:p>0.03343826</text:p>
          </table:table-cell>
          <table:table-cell office:value-type="float" office:value="0.01974954" calcext:value-type="float">
            <text:p>0.01974954</text:p>
          </table:table-cell>
          <table:table-cell office:value-type="float" office:value="13.15969" calcext:value-type="float">
            <text:p>13.15969</text:p>
          </table:table-cell>
          <table:table-cell office:value-type="float" office:value="12.24107" calcext:value-type="float">
            <text:p>12.24107</text:p>
          </table:table-cell>
          <table:table-cell office:value-type="float" office:value="9.446688" calcext:value-type="float">
            <text:p>9.446688</text:p>
          </table:table-cell>
          <table:table-cell office:value-type="float" office:value="12.03951" calcext:value-type="float">
            <text:p>12.03951</text:p>
          </table:table-cell>
          <table:table-cell office:value-type="float" office:value="15.42805" calcext:value-type="float">
            <text:p>15.42805</text:p>
          </table:table-cell>
          <table:table-cell office:value-type="float" office:value="15.45221" calcext:value-type="float">
            <text:p>15.45221</text:p>
          </table:table-cell>
          <table:table-cell office:value-type="float" office:value="12.18968" calcext:value-type="float">
            <text:p>12.18968</text:p>
          </table:table-cell>
          <table:table-cell office:value-type="float" office:value="6.272035" calcext:value-type="float">
            <text:p>6.272035</text:p>
          </table:table-cell>
          <table:table-cell office:value-type="float" office:value="1487.697" calcext:value-type="float">
            <text:p>1487.697</text:p>
          </table:table-cell>
          <table:table-cell office:value-type="float" office:value="0" calcext:value-type="float">
            <text:p>0</text:p>
          </table:table-cell>
          <table:table-cell office:value-type="float" office:value="-0.4472269" calcext:value-type="float">
            <text:p>-0.44722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8.578961" calcext:value-type="float">
            <text:p>8.578961</text:p>
          </table:table-cell>
          <table:table-cell office:value-type="float" office:value="456.4288" calcext:value-type="float">
            <text:p>456.428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759783" calcext:value-type="float">
            <text:p>0.2759783</text:p>
          </table:table-cell>
          <table:table-cell office:value-type="float" office:value="11.58768" calcext:value-type="float">
            <text:p>11.58768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702104" calcext:value-type="float">
            <text:p>0.01702104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4.252932" calcext:value-type="float">
            <text:p>4.252932</text:p>
          </table:table-cell>
          <table:table-cell office:value-type="float" office:value="-0.3209383" calcext:value-type="float">
            <text:p>-0.3209383</text:p>
          </table:table-cell>
          <table:table-cell office:value-type="float" office:value="-0.1127717" calcext:value-type="float">
            <text:p>-0.1127717</text:p>
          </table:table-cell>
          <table:table-cell office:value-type="float" office:value="0.004987802" calcext:value-type="float">
            <text:p>0.004987802</text:p>
          </table:table-cell>
          <table:table-cell office:value-type="float" office:value="9.481587" calcext:value-type="float">
            <text:p>9.481587</text:p>
          </table:table-cell>
          <table:table-cell office:value-type="float" office:value="4.143153" calcext:value-type="float">
            <text:p>4.143153</text:p>
          </table:table-cell>
          <table:table-cell office:value-type="float" office:value="1.113153" calcext:value-type="float">
            <text:p>1.113153</text:p>
          </table:table-cell>
          <table:table-cell office:value-type="float" office:value="0.700017" calcext:value-type="float">
            <text:p>0.700017</text:p>
          </table:table-cell>
          <table:table-cell office:value-type="float" office:value="0.2160704" calcext:value-type="float">
            <text:p>0.2160704</text:p>
          </table:table-cell>
          <table:table-cell office:value-type="float" office:value="0.1055129" calcext:value-type="float">
            <text:p>0.1055129</text:p>
          </table:table-cell>
          <table:table-cell office:value-type="float" office:value="0.03130478" calcext:value-type="float">
            <text:p>0.03130478</text:p>
          </table:table-cell>
          <table:table-cell office:value-type="float" office:value="0.02788028" calcext:value-type="float">
            <text:p>0.02788028</text:p>
          </table:table-cell>
          <table:table-cell office:value-type="float" office:value="0.0187508" calcext:value-type="float">
            <text:p>0.0187508</text:p>
          </table:table-cell>
          <table:table-cell office:value-type="float" office:value="9.521157" calcext:value-type="float">
            <text:p>9.521157</text:p>
          </table:table-cell>
          <table:table-cell office:value-type="float" office:value="16.64517" calcext:value-type="float">
            <text:p>16.64517</text:p>
          </table:table-cell>
          <table:table-cell office:value-type="float" office:value="9.964504" calcext:value-type="float">
            <text:p>9.964504</text:p>
          </table:table-cell>
          <table:table-cell office:value-type="float" office:value="12.01438" calcext:value-type="float">
            <text:p>12.01438</text:p>
          </table:table-cell>
          <table:table-cell office:value-type="float" office:value="15.02358" calcext:value-type="float">
            <text:p>15.02358</text:p>
          </table:table-cell>
          <table:table-cell office:value-type="float" office:value="14.70775" calcext:value-type="float">
            <text:p>14.70775</text:p>
          </table:table-cell>
          <table:table-cell office:value-type="float" office:value="11.76399" calcext:value-type="float">
            <text:p>11.76399</text:p>
          </table:table-cell>
          <table:table-cell office:value-type="float" office:value="6.109427" calcext:value-type="float">
            <text:p>6.109427</text:p>
          </table:table-cell>
          <table:table-cell office:value-type="float" office:value="2164.253" calcext:value-type="float">
            <text:p>2164.253</text:p>
          </table:table-cell>
          <table:table-cell office:value-type="float" office:value="0" calcext:value-type="float">
            <text:p>0</text:p>
          </table:table-cell>
          <table:table-cell office:value-type="float" office:value="-0.4473619" calcext:value-type="float">
            <text:p>-0.44736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8.493731" calcext:value-type="float">
            <text:p>8.493731</text:p>
          </table:table-cell>
          <table:table-cell office:value-type="float" office:value="456.4005" calcext:value-type="float">
            <text:p>456.400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926451" calcext:value-type="float">
            <text:p>0.2926451</text:p>
          </table:table-cell>
          <table:table-cell office:value-type="float" office:value="11.51875" calcext:value-type="float">
            <text:p>11.51875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72992" calcext:value-type="float">
            <text:p>0.0172992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4.416132" calcext:value-type="float">
            <text:p>4.416132</text:p>
          </table:table-cell>
          <table:table-cell office:value-type="float" office:value="-0.322308" calcext:value-type="float">
            <text:p>-0.322308</text:p>
          </table:table-cell>
          <table:table-cell office:value-type="float" office:value="-0.1133282" calcext:value-type="float">
            <text:p>-0.1133282</text:p>
          </table:table-cell>
          <table:table-cell office:value-type="float" office:value="0.004987802" calcext:value-type="float">
            <text:p>0.004987802</text:p>
          </table:table-cell>
          <table:table-cell office:value-type="float" office:value="9.330372" calcext:value-type="float">
            <text:p>9.330372</text:p>
          </table:table-cell>
          <table:table-cell office:value-type="float" office:value="5.295732" calcext:value-type="float">
            <text:p>5.295732</text:p>
          </table:table-cell>
          <table:table-cell office:value-type="float" office:value="0.8283337" calcext:value-type="float">
            <text:p>0.8283337</text:p>
          </table:table-cell>
          <table:table-cell office:value-type="float" office:value="0.5206432" calcext:value-type="float">
            <text:p>0.5206432</text:p>
          </table:table-cell>
          <table:table-cell office:value-type="float" office:value="0.1623553" calcext:value-type="float">
            <text:p>0.1623553</text:p>
          </table:table-cell>
          <table:table-cell office:value-type="float" office:value="0.0780607" calcext:value-type="float">
            <text:p>0.0780607</text:p>
          </table:table-cell>
          <table:table-cell office:value-type="float" office:value="0.02501094" calcext:value-type="float">
            <text:p>0.02501094</text:p>
          </table:table-cell>
          <table:table-cell office:value-type="float" office:value="0.02335685" calcext:value-type="float">
            <text:p>0.02335685</text:p>
          </table:table-cell>
          <table:table-cell office:value-type="float" office:value="0.01777228" calcext:value-type="float">
            <text:p>0.01777228</text:p>
          </table:table-cell>
          <table:table-cell office:value-type="float" office:value="6.815342" calcext:value-type="float">
            <text:p>6.815342</text:p>
          </table:table-cell>
          <table:table-cell office:value-type="float" office:value="18.95902" calcext:value-type="float">
            <text:p>18.95902</text:p>
          </table:table-cell>
          <table:table-cell office:value-type="float" office:value="10.54634" calcext:value-type="float">
            <text:p>10.54634</text:p>
          </table:table-cell>
          <table:table-cell office:value-type="float" office:value="12.09859" calcext:value-type="float">
            <text:p>12.09859</text:p>
          </table:table-cell>
          <table:table-cell office:value-type="float" office:value="14.77456" calcext:value-type="float">
            <text:p>14.77456</text:p>
          </table:table-cell>
          <table:table-cell office:value-type="float" office:value="14.16718" calcext:value-type="float">
            <text:p>14.16718</text:p>
          </table:table-cell>
          <table:table-cell office:value-type="float" office:value="11.40005" calcext:value-type="float">
            <text:p>11.40005</text:p>
          </table:table-cell>
          <table:table-cell office:value-type="float" office:value="5.989722" calcext:value-type="float">
            <text:p>5.989722</text:p>
          </table:table-cell>
          <table:table-cell office:value-type="float" office:value="2721.114" calcext:value-type="float">
            <text:p>2721.114</text:p>
          </table:table-cell>
          <table:table-cell office:value-type="float" office:value="0" calcext:value-type="float">
            <text:p>0</text:p>
          </table:table-cell>
          <table:table-cell office:value-type="float" office:value="-0.4474926" calcext:value-type="float">
            <text:p>-0.44749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8.442008" calcext:value-type="float">
            <text:p>8.442008</text:p>
          </table:table-cell>
          <table:table-cell office:value-type="float" office:value="456.3622" calcext:value-type="float">
            <text:p>456.362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870761" calcext:value-type="float">
            <text:p>0.2870761</text:p>
          </table:table-cell>
          <table:table-cell office:value-type="float" office:value="11.48113" calcext:value-type="float">
            <text:p>11.4811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75313" calcext:value-type="float">
            <text:p>0.0175313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4.54444" calcext:value-type="float">
            <text:p>4.54444</text:p>
          </table:table-cell>
          <table:table-cell office:value-type="float" office:value="-0.3231783" calcext:value-type="float">
            <text:p>-0.3231783</text:p>
          </table:table-cell>
          <table:table-cell office:value-type="float" office:value="-0.11372" calcext:value-type="float">
            <text:p>-0.11372</text:p>
          </table:table-cell>
          <table:table-cell office:value-type="float" office:value="0.004987802" calcext:value-type="float">
            <text:p>0.004987802</text:p>
          </table:table-cell>
          <table:table-cell office:value-type="float" office:value="9.252177" calcext:value-type="float">
            <text:p>9.252177</text:p>
          </table:table-cell>
          <table:table-cell office:value-type="float" office:value="5.439604" calcext:value-type="float">
            <text:p>5.439604</text:p>
          </table:table-cell>
          <table:table-cell office:value-type="float" office:value="0.6222125" calcext:value-type="float">
            <text:p>0.6222125</text:p>
          </table:table-cell>
          <table:table-cell office:value-type="float" office:value="0.3914729" calcext:value-type="float">
            <text:p>0.3914729</text:p>
          </table:table-cell>
          <table:table-cell office:value-type="float" office:value="0.1231693" calcext:value-type="float">
            <text:p>0.1231693</text:p>
          </table:table-cell>
          <table:table-cell office:value-type="float" office:value="0.05890854" calcext:value-type="float">
            <text:p>0.05890854</text:p>
          </table:table-cell>
          <table:table-cell office:value-type="float" office:value="0.02135404" calcext:value-type="float">
            <text:p>0.02135404</text:p>
          </table:table-cell>
          <table:table-cell office:value-type="float" office:value="0.02007073" calcext:value-type="float">
            <text:p>0.02007073</text:p>
          </table:table-cell>
          <table:table-cell office:value-type="float" office:value="0.01681291" calcext:value-type="float">
            <text:p>0.01681291</text:p>
          </table:table-cell>
          <table:table-cell office:value-type="float" office:value="5.799889" calcext:value-type="float">
            <text:p>5.799889</text:p>
          </table:table-cell>
          <table:table-cell office:value-type="float" office:value="19.97411" calcext:value-type="float">
            <text:p>19.97411</text:p>
          </table:table-cell>
          <table:table-cell office:value-type="float" office:value="11.16111" calcext:value-type="float">
            <text:p>11.16111</text:p>
          </table:table-cell>
          <table:table-cell office:value-type="float" office:value="12.25535" calcext:value-type="float">
            <text:p>12.25535</text:p>
          </table:table-cell>
          <table:table-cell office:value-type="float" office:value="14.63705" calcext:value-type="float">
            <text:p>14.63705</text:p>
          </table:table-cell>
          <table:table-cell office:value-type="float" office:value="13.80387" calcext:value-type="float">
            <text:p>13.80387</text:p>
          </table:table-cell>
          <table:table-cell office:value-type="float" office:value="11.10301" calcext:value-type="float">
            <text:p>11.10301</text:p>
          </table:table-cell>
          <table:table-cell office:value-type="float" office:value="5.895938" calcext:value-type="float">
            <text:p>5.895938</text:p>
          </table:table-cell>
          <table:table-cell office:value-type="float" office:value="2923.793" calcext:value-type="float">
            <text:p>2923.793</text:p>
          </table:table-cell>
          <table:table-cell office:value-type="float" office:value="0" calcext:value-type="float">
            <text:p>0</text:p>
          </table:table-cell>
          <table:table-cell office:value-type="float" office:value="-0.4475738" calcext:value-type="float">
            <text:p>-0.44757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8.402404" calcext:value-type="float">
            <text:p>8.402404</text:p>
          </table:table-cell>
          <table:table-cell office:value-type="float" office:value="456.3239" calcext:value-type="float">
            <text:p>456.323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764431" calcext:value-type="float">
            <text:p>0.2764431</text:p>
          </table:table-cell>
          <table:table-cell office:value-type="float" office:value="11.46673" calcext:value-type="float">
            <text:p>11.46673</text:p>
          </table:table-cell>
          <table:table-cell office:value-type="float" office:value="0.009421371" calcext:value-type="float">
            <text:p>0.009421371</text:p>
          </table:table-cell>
          <table:table-cell office:value-type="float" office:value="0.01770581" calcext:value-type="float">
            <text:p>0.01770581</text:p>
          </table:table-cell>
          <table:table-cell office:value-type="float" office:value="0.003591196" calcext:value-type="float">
            <text:p>0.003591196</text:p>
          </table:table-cell>
          <table:table-cell office:value-type="float" office:value="4.642674" calcext:value-type="float">
            <text:p>4.642674</text:p>
          </table:table-cell>
          <table:table-cell office:value-type="float" office:value="-0.323833" calcext:value-type="float">
            <text:p>-0.323833</text:p>
          </table:table-cell>
          <table:table-cell office:value-type="float" office:value="-0.1140833" calcext:value-type="float">
            <text:p>-0.1140833</text:p>
          </table:table-cell>
          <table:table-cell office:value-type="float" office:value="0.004987802" calcext:value-type="float">
            <text:p>0.004987802</text:p>
          </table:table-cell>
          <table:table-cell office:value-type="float" office:value="9.203872" calcext:value-type="float">
            <text:p>9.203872</text:p>
          </table:table-cell>
          <table:table-cell office:value-type="float" office:value="5.259981" calcext:value-type="float">
            <text:p>5.259981</text:p>
          </table:table-cell>
          <table:table-cell office:value-type="float" office:value="0.4686791" calcext:value-type="float">
            <text:p>0.4686791</text:p>
          </table:table-cell>
          <table:table-cell office:value-type="float" office:value="0.2947679" calcext:value-type="float">
            <text:p>0.2947679</text:p>
          </table:table-cell>
          <table:table-cell office:value-type="float" office:value="0.09460593" calcext:value-type="float">
            <text:p>0.09460593</text:p>
          </table:table-cell>
          <table:table-cell office:value-type="float" office:value="0.04585172" calcext:value-type="float">
            <text:p>0.04585172</text:p>
          </table:table-cell>
          <table:table-cell office:value-type="float" office:value="0.01914617" calcext:value-type="float">
            <text:p>0.01914617</text:p>
          </table:table-cell>
          <table:table-cell office:value-type="float" office:value="0.01795633" calcext:value-type="float">
            <text:p>0.01795633</text:p>
          </table:table-cell>
          <table:table-cell office:value-type="float" office:value="0.01594483" calcext:value-type="float">
            <text:p>0.01594483</text:p>
          </table:table-cell>
          <table:table-cell office:value-type="float" office:value="5.394601" calcext:value-type="float">
            <text:p>5.394601</text:p>
          </table:table-cell>
          <table:table-cell office:value-type="float" office:value="20.52135" calcext:value-type="float">
            <text:p>20.52135</text:p>
          </table:table-cell>
          <table:table-cell office:value-type="float" office:value="11.76138" calcext:value-type="float">
            <text:p>11.76138</text:p>
          </table:table-cell>
          <table:table-cell office:value-type="float" office:value="12.4597" calcext:value-type="float">
            <text:p>12.4597</text:p>
          </table:table-cell>
          <table:table-cell office:value-type="float" office:value="14.57944" calcext:value-type="float">
            <text:p>14.57944</text:p>
          </table:table-cell>
          <table:table-cell office:value-type="float" office:value="13.55946" calcext:value-type="float">
            <text:p>13.55946</text:p>
          </table:table-cell>
          <table:table-cell office:value-type="float" office:value="10.87044" calcext:value-type="float">
            <text:p>10.87044</text:p>
          </table:table-cell>
          <table:table-cell office:value-type="float" office:value="5.819913" calcext:value-type="float">
            <text:p>5.819913</text:p>
          </table:table-cell>
          <table:table-cell office:value-type="float" office:value="3010.849" calcext:value-type="float">
            <text:p>3010.849</text:p>
          </table:table-cell>
          <table:table-cell office:value-type="float" office:value="0" calcext:value-type="float">
            <text:p>0</text:p>
          </table:table-cell>
          <table:table-cell office:value-type="float" office:value="-0.4476272" calcext:value-type="float">
            <text:p>-0.44762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8.359545" calcext:value-type="float">
            <text:p>8.359545</text:p>
          </table:table-cell>
          <table:table-cell office:value-type="float" office:value="456.2915" calcext:value-type="float">
            <text:p>456.291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6663" calcext:value-type="float">
            <text:p>0.26663</text:p>
          </table:table-cell>
          <table:table-cell office:value-type="float" office:value="11.46868" calcext:value-type="float">
            <text:p>11.46868</text:p>
          </table:table-cell>
          <table:table-cell office:value-type="float" office:value="0.01026324" calcext:value-type="float">
            <text:p>0.01026324</text:p>
          </table:table-cell>
          <table:table-cell office:value-type="float" office:value="0.01807774" calcext:value-type="float">
            <text:p>0.01807774</text:p>
          </table:table-cell>
          <table:table-cell office:value-type="float" office:value="0.01788008" calcext:value-type="float">
            <text:p>0.01788008</text:p>
          </table:table-cell>
          <table:table-cell office:value-type="float" office:value="4.756313" calcext:value-type="float">
            <text:p>4.756313</text:p>
          </table:table-cell>
          <table:table-cell office:value-type="float" office:value="-0.3253188" calcext:value-type="float">
            <text:p>-0.3253188</text:p>
          </table:table-cell>
          <table:table-cell office:value-type="float" office:value="-0.1189791" calcext:value-type="float">
            <text:p>-0.1189791</text:p>
          </table:table-cell>
          <table:table-cell office:value-type="float" office:value="0.005000271" calcext:value-type="float">
            <text:p>0.005000271</text:p>
          </table:table-cell>
          <table:table-cell office:value-type="float" office:value="9.153616" calcext:value-type="float">
            <text:p>9.153616</text:p>
          </table:table-cell>
          <table:table-cell office:value-type="float" office:value="5.947541" calcext:value-type="float">
            <text:p>5.947541</text:p>
          </table:table-cell>
          <table:table-cell office:value-type="float" office:value="1.308717" calcext:value-type="float">
            <text:p>1.308717</text:p>
          </table:table-cell>
          <table:table-cell office:value-type="float" office:value="0.3415543" calcext:value-type="float">
            <text:p>0.3415543</text:p>
          </table:table-cell>
          <table:table-cell office:value-type="float" office:value="0.07929901" calcext:value-type="float">
            <text:p>0.07929901</text:p>
          </table:table-cell>
          <table:table-cell office:value-type="float" office:value="0.03710305" calcext:value-type="float">
            <text:p>0.03710305</text:p>
          </table:table-cell>
          <table:table-cell office:value-type="float" office:value="0.01779379" calcext:value-type="float">
            <text:p>0.01779379</text:p>
          </table:table-cell>
          <table:table-cell office:value-type="float" office:value="0.02043879" calcext:value-type="float">
            <text:p>0.02043879</text:p>
          </table:table-cell>
          <table:table-cell office:value-type="float" office:value="0.01523207" calcext:value-type="float">
            <text:p>0.01523207</text:p>
          </table:table-cell>
          <table:table-cell office:value-type="float" office:value="2.777878" calcext:value-type="float">
            <text:p>2.777878</text:p>
          </table:table-cell>
          <table:table-cell office:value-type="float" office:value="7.704863" calcext:value-type="float">
            <text:p>7.704863</text:p>
          </table:table-cell>
          <table:table-cell office:value-type="float" office:value="14.05685" calcext:value-type="float">
            <text:p>14.05685</text:p>
          </table:table-cell>
          <table:table-cell office:value-type="float" office:value="14.79975" calcext:value-type="float">
            <text:p>14.79975</text:p>
          </table:table-cell>
          <table:table-cell office:value-type="float" office:value="15.27966" calcext:value-type="float">
            <text:p>15.27966</text:p>
          </table:table-cell>
          <table:table-cell office:value-type="float" office:value="13.67618" calcext:value-type="float">
            <text:p>13.67618</text:p>
          </table:table-cell>
          <table:table-cell office:value-type="float" office:value="10.41219" calcext:value-type="float">
            <text:p>10.41219</text:p>
          </table:table-cell>
          <table:table-cell office:value-type="float" office:value="5.776597" calcext:value-type="float">
            <text:p>5.776597</text:p>
          </table:table-cell>
          <table:table-cell office:value-type="float" office:value="2117.805" calcext:value-type="float">
            <text:p>2117.805</text:p>
          </table:table-cell>
          <table:table-cell office:value-type="float" office:value="0" calcext:value-type="float">
            <text:p>0</text:p>
          </table:table-cell>
          <table:table-cell office:value-type="float" office:value="-0.4639671" calcext:value-type="float">
            <text:p>-0.46396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8.331724" calcext:value-type="float">
            <text:p>8.331724</text:p>
          </table:table-cell>
          <table:table-cell office:value-type="float" office:value="456.2683" calcext:value-type="float">
            <text:p>456.268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144808" calcext:value-type="float">
            <text:p>0.2144808</text:p>
          </table:table-cell>
          <table:table-cell office:value-type="float" office:value="11.41188" calcext:value-type="float">
            <text:p>11.41188</text:p>
          </table:table-cell>
          <table:table-cell office:value-type="float" office:value="0.01026324" calcext:value-type="float">
            <text:p>0.01026324</text:p>
          </table:table-cell>
          <table:table-cell office:value-type="float" office:value="0.01846848" calcext:value-type="float">
            <text:p>0.01846848</text:p>
          </table:table-cell>
          <table:table-cell office:value-type="float" office:value="0.01788008" calcext:value-type="float">
            <text:p>0.01788008</text:p>
          </table:table-cell>
          <table:table-cell office:value-type="float" office:value="4.942036" calcext:value-type="float">
            <text:p>4.942036</text:p>
          </table:table-cell>
          <table:table-cell office:value-type="float" office:value="-0.3286187" calcext:value-type="float">
            <text:p>-0.3286187</text:p>
          </table:table-cell>
          <table:table-cell office:value-type="float" office:value="-0.1308113" calcext:value-type="float">
            <text:p>-0.1308113</text:p>
          </table:table-cell>
          <table:table-cell office:value-type="float" office:value="0.00502346" calcext:value-type="float">
            <text:p>0.00502346</text:p>
          </table:table-cell>
          <table:table-cell office:value-type="float" office:value="9.146399" calcext:value-type="float">
            <text:p>9.146399</text:p>
          </table:table-cell>
          <table:table-cell office:value-type="float" office:value="4.382774" calcext:value-type="float">
            <text:p>4.382774</text:p>
          </table:table-cell>
          <table:table-cell office:value-type="float" office:value="0.4665114" calcext:value-type="float">
            <text:p>0.4665114</text:p>
          </table:table-cell>
          <table:table-cell office:value-type="float" office:value="0.1800672" calcext:value-type="float">
            <text:p>0.1800672</text:p>
          </table:table-cell>
          <table:table-cell office:value-type="float" office:value="0.05786968" calcext:value-type="float">
            <text:p>0.05786968</text:p>
          </table:table-cell>
          <table:table-cell office:value-type="float" office:value="0.03048298" calcext:value-type="float">
            <text:p>0.03048298</text:p>
          </table:table-cell>
          <table:table-cell office:value-type="float" office:value="0.01711124" calcext:value-type="float">
            <text:p>0.01711124</text:p>
          </table:table-cell>
          <table:table-cell office:value-type="float" office:value="0.01737478" calcext:value-type="float">
            <text:p>0.01737478</text:p>
          </table:table-cell>
          <table:table-cell office:value-type="float" office:value="0.01462218" calcext:value-type="float">
            <text:p>0.01462218</text:p>
          </table:table-cell>
          <table:table-cell office:value-type="float" office:value="5.472008" calcext:value-type="float">
            <text:p>5.472008</text:p>
          </table:table-cell>
          <table:table-cell office:value-type="float" office:value="9.230924" calcext:value-type="float">
            <text:p>9.230924</text:p>
          </table:table-cell>
          <table:table-cell office:value-type="float" office:value="12.45761" calcext:value-type="float">
            <text:p>12.45761</text:p>
          </table:table-cell>
          <table:table-cell office:value-type="float" office:value="13.83503" calcext:value-type="float">
            <text:p>13.83503</text:p>
          </table:table-cell>
          <table:table-cell office:value-type="float" office:value="15.6247" calcext:value-type="float">
            <text:p>15.6247</text:p>
          </table:table-cell>
          <table:table-cell office:value-type="float" office:value="14.39391" calcext:value-type="float">
            <text:p>14.39391</text:p>
          </table:table-cell>
          <table:table-cell office:value-type="float" office:value="10.27105" calcext:value-type="float">
            <text:p>10.27105</text:p>
          </table:table-cell>
          <table:table-cell office:value-type="float" office:value="5.757187" calcext:value-type="float">
            <text:p>5.757187</text:p>
          </table:table-cell>
          <table:table-cell office:value-type="float" office:value="2206.135" calcext:value-type="float">
            <text:p>2206.135</text:p>
          </table:table-cell>
          <table:table-cell office:value-type="float" office:value="0" calcext:value-type="float">
            <text:p>0</text:p>
          </table:table-cell>
          <table:table-cell office:value-type="float" office:value="-0.4704574" calcext:value-type="float">
            <text:p>-0.47045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8.293931" calcext:value-type="float">
            <text:p>8.293931</text:p>
          </table:table-cell>
          <table:table-cell office:value-type="float" office:value="456.2356" calcext:value-type="float">
            <text:p>456.235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112453" calcext:value-type="float">
            <text:p>0.2112453</text:p>
          </table:table-cell>
          <table:table-cell office:value-type="float" office:value="11.3404" calcext:value-type="float">
            <text:p>11.3404</text:p>
          </table:table-cell>
          <table:table-cell office:value-type="float" office:value="0.01026324" calcext:value-type="float">
            <text:p>0.01026324</text:p>
          </table:table-cell>
          <table:table-cell office:value-type="float" office:value="0.01873265" calcext:value-type="float">
            <text:p>0.01873265</text:p>
          </table:table-cell>
          <table:table-cell office:value-type="float" office:value="0.01788008" calcext:value-type="float">
            <text:p>0.01788008</text:p>
          </table:table-cell>
          <table:table-cell office:value-type="float" office:value="5.08219" calcext:value-type="float">
            <text:p>5.08219</text:p>
          </table:table-cell>
          <table:table-cell office:value-type="float" office:value="-0.3291168" calcext:value-type="float">
            <text:p>-0.3291168</text:p>
          </table:table-cell>
          <table:table-cell office:value-type="float" office:value="-0.1311112" calcext:value-type="float">
            <text:p>-0.1311112</text:p>
          </table:table-cell>
          <table:table-cell office:value-type="float" office:value="0.00502346" calcext:value-type="float">
            <text:p>0.00502346</text:p>
          </table:table-cell>
          <table:table-cell office:value-type="float" office:value="9.106919" calcext:value-type="float">
            <text:p>9.106919</text:p>
          </table:table-cell>
          <table:table-cell office:value-type="float" office:value="4.292939" calcext:value-type="float">
            <text:p>4.292939</text:p>
          </table:table-cell>
          <table:table-cell office:value-type="float" office:value="0.3522385" calcext:value-type="float">
            <text:p>0.3522385</text:p>
          </table:table-cell>
          <table:table-cell office:value-type="float" office:value="0.1374914" calcext:value-type="float">
            <text:p>0.1374914</text:p>
          </table:table-cell>
          <table:table-cell office:value-type="float" office:value="0.04804359" calcext:value-type="float">
            <text:p>0.04804359</text:p>
          </table:table-cell>
          <table:table-cell office:value-type="float" office:value="0.02584259" calcext:value-type="float">
            <text:p>0.02584259</text:p>
          </table:table-cell>
          <table:table-cell office:value-type="float" office:value="0.01646181" calcext:value-type="float">
            <text:p>0.01646181</text:p>
          </table:table-cell>
          <table:table-cell office:value-type="float" office:value="0.01635652" calcext:value-type="float">
            <text:p>0.01635652</text:p>
          </table:table-cell>
          <table:table-cell office:value-type="float" office:value="0.01414729" calcext:value-type="float">
            <text:p>0.01414729</text:p>
          </table:table-cell>
          <table:table-cell office:value-type="float" office:value="4.082386" calcext:value-type="float">
            <text:p>4.082386</text:p>
          </table:table-cell>
          <table:table-cell office:value-type="float" office:value="10.86905" calcext:value-type="float">
            <text:p>10.86905</text:p>
          </table:table-cell>
          <table:table-cell office:value-type="float" office:value="12.41334" calcext:value-type="float">
            <text:p>12.41334</text:p>
          </table:table-cell>
          <table:table-cell office:value-type="float" office:value="13.64808" calcext:value-type="float">
            <text:p>13.64808</text:p>
          </table:table-cell>
          <table:table-cell office:value-type="float" office:value="15.30585" calcext:value-type="float">
            <text:p>15.30585</text:p>
          </table:table-cell>
          <table:table-cell office:value-type="float" office:value="14.07237" calcext:value-type="float">
            <text:p>14.07237</text:p>
          </table:table-cell>
          <table:table-cell office:value-type="float" office:value="10.13371" calcext:value-type="float">
            <text:p>10.13371</text:p>
          </table:table-cell>
          <table:table-cell office:value-type="float" office:value="5.725831" calcext:value-type="float">
            <text:p>5.725831</text:p>
          </table:table-cell>
          <table:table-cell office:value-type="float" office:value="2295.782" calcext:value-type="float">
            <text:p>2295.782</text:p>
          </table:table-cell>
          <table:table-cell office:value-type="float" office:value="0" calcext:value-type="float">
            <text:p>0</text:p>
          </table:table-cell>
          <table:table-cell office:value-type="float" office:value="-0.4705005" calcext:value-type="float">
            <text:p>-0.47050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8.268403" calcext:value-type="float">
            <text:p>8.268403</text:p>
          </table:table-cell>
          <table:table-cell office:value-type="float" office:value="456.2129" calcext:value-type="float">
            <text:p>456.212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189718" calcext:value-type="float">
            <text:p>0.2189718</text:p>
          </table:table-cell>
          <table:table-cell office:value-type="float" office:value="11.31925" calcext:value-type="float">
            <text:p>11.31925</text:p>
          </table:table-cell>
          <table:table-cell office:value-type="float" office:value="0.01026324" calcext:value-type="float">
            <text:p>0.01026324</text:p>
          </table:table-cell>
          <table:table-cell office:value-type="float" office:value="0.01909405" calcext:value-type="float">
            <text:p>0.01909405</text:p>
          </table:table-cell>
          <table:table-cell office:value-type="float" office:value="0.01788008" calcext:value-type="float">
            <text:p>0.01788008</text:p>
          </table:table-cell>
          <table:table-cell office:value-type="float" office:value="5.215786" calcext:value-type="float">
            <text:p>5.215786</text:p>
          </table:table-cell>
          <table:table-cell office:value-type="float" office:value="-0.332047" calcext:value-type="float">
            <text:p>-0.332047</text:p>
          </table:table-cell>
          <table:table-cell office:value-type="float" office:value="-0.1365957" calcext:value-type="float">
            <text:p>-0.1365957</text:p>
          </table:table-cell>
          <table:table-cell office:value-type="float" office:value="0.005029153" calcext:value-type="float">
            <text:p>0.005029153</text:p>
          </table:table-cell>
          <table:table-cell office:value-type="float" office:value="9.107197" calcext:value-type="float">
            <text:p>9.107197</text:p>
          </table:table-cell>
          <table:table-cell office:value-type="float" office:value="4.53847" calcext:value-type="float">
            <text:p>4.53847</text:p>
          </table:table-cell>
          <table:table-cell office:value-type="float" office:value="0.7445584" calcext:value-type="float">
            <text:p>0.7445584</text:p>
          </table:table-cell>
          <table:table-cell office:value-type="float" office:value="0.1126407" calcext:value-type="float">
            <text:p>0.1126407</text:p>
          </table:table-cell>
          <table:table-cell office:value-type="float" office:value="0.03965508" calcext:value-type="float">
            <text:p>0.03965508</text:p>
          </table:table-cell>
          <table:table-cell office:value-type="float" office:value="0.02279148" calcext:value-type="float">
            <text:p>0.02279148</text:p>
          </table:table-cell>
          <table:table-cell office:value-type="float" office:value="0.01595974" calcext:value-type="float">
            <text:p>0.01595974</text:p>
          </table:table-cell>
          <table:table-cell office:value-type="float" office:value="0.01601515" calcext:value-type="float">
            <text:p>0.01601515</text:p>
          </table:table-cell>
          <table:table-cell office:value-type="float" office:value="0.01377684" calcext:value-type="float">
            <text:p>0.01377684</text:p>
          </table:table-cell>
          <table:table-cell office:value-type="float" office:value="2.423608" calcext:value-type="float">
            <text:p>2.423608</text:p>
          </table:table-cell>
          <table:table-cell office:value-type="float" office:value="6.111262" calcext:value-type="float">
            <text:p>6.111262</text:p>
          </table:table-cell>
          <table:table-cell office:value-type="float" office:value="12.45197" calcext:value-type="float">
            <text:p>12.45197</text:p>
          </table:table-cell>
          <table:table-cell office:value-type="float" office:value="14.91253" calcext:value-type="float">
            <text:p>14.91253</text:p>
          </table:table-cell>
          <table:table-cell office:value-type="float" office:value="15.94003" calcext:value-type="float">
            <text:p>15.94003</text:p>
          </table:table-cell>
          <table:table-cell office:value-type="float" office:value="14.14837" calcext:value-type="float">
            <text:p>14.14837</text:p>
          </table:table-cell>
          <table:table-cell office:value-type="float" office:value="9.894885" calcext:value-type="float">
            <text:p>9.894885</text:p>
          </table:table-cell>
          <table:table-cell office:value-type="float" office:value="5.697602" calcext:value-type="float">
            <text:p>5.697602</text:p>
          </table:table-cell>
          <table:table-cell office:value-type="float" office:value="2126.005" calcext:value-type="float">
            <text:p>2126.005</text:p>
          </table:table-cell>
          <table:table-cell office:value-type="float" office:value="0" calcext:value-type="float">
            <text:p>0</text:p>
          </table:table-cell>
          <table:table-cell office:value-type="float" office:value="-0.4829428" calcext:value-type="float">
            <text:p>-0.48294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8.256721" calcext:value-type="float">
            <text:p>8.256721</text:p>
          </table:table-cell>
          <table:table-cell office:value-type="float" office:value="456.2011" calcext:value-type="float">
            <text:p>456.201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747707" calcext:value-type="float">
            <text:p>0.1747707</text:p>
          </table:table-cell>
          <table:table-cell office:value-type="float" office:value="11.31344" calcext:value-type="float">
            <text:p>11.31344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1961329" calcext:value-type="float">
            <text:p>0.01961329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5.410501" calcext:value-type="float">
            <text:p>5.410501</text:p>
          </table:table-cell>
          <table:table-cell office:value-type="float" office:value="-0.3378715" calcext:value-type="float">
            <text:p>-0.3378715</text:p>
          </table:table-cell>
          <table:table-cell office:value-type="float" office:value="-0.1586733" calcext:value-type="float">
            <text:p>-0.1586733</text:p>
          </table:table-cell>
          <table:table-cell office:value-type="float" office:value="0.005061952" calcext:value-type="float">
            <text:p>0.005061952</text:p>
          </table:table-cell>
          <table:table-cell office:value-type="float" office:value="9.152906" calcext:value-type="float">
            <text:p>9.152906</text:p>
          </table:table-cell>
          <table:table-cell office:value-type="float" office:value="5.866811" calcext:value-type="float">
            <text:p>5.866811</text:p>
          </table:table-cell>
          <table:table-cell office:value-type="float" office:value="0.6482928" calcext:value-type="float">
            <text:p>0.6482928</text:p>
          </table:table-cell>
          <table:table-cell office:value-type="float" office:value="0.09209462" calcext:value-type="float">
            <text:p>0.09209462</text:p>
          </table:table-cell>
          <table:table-cell office:value-type="float" office:value="0.03320367" calcext:value-type="float">
            <text:p>0.03320367</text:p>
          </table:table-cell>
          <table:table-cell office:value-type="float" office:value="0.02126823" calcext:value-type="float">
            <text:p>0.02126823</text:p>
          </table:table-cell>
          <table:table-cell office:value-type="float" office:value="0.01657336" calcext:value-type="float">
            <text:p>0.01657336</text:p>
          </table:table-cell>
          <table:table-cell office:value-type="float" office:value="0.01901653" calcext:value-type="float">
            <text:p>0.01901653</text:p>
          </table:table-cell>
          <table:table-cell office:value-type="float" office:value="0.0135082" calcext:value-type="float">
            <text:p>0.0135082</text:p>
          </table:table-cell>
          <table:table-cell office:value-type="float" office:value="1.696217" calcext:value-type="float">
            <text:p>1.696217</text:p>
          </table:table-cell>
          <table:table-cell office:value-type="float" office:value="4.497578" calcext:value-type="float">
            <text:p>4.497578</text:p>
          </table:table-cell>
          <table:table-cell office:value-type="float" office:value="9.997325" calcext:value-type="float">
            <text:p>9.997325</text:p>
          </table:table-cell>
          <table:table-cell office:value-type="float" office:value="14.29565" calcext:value-type="float">
            <text:p>14.29565</text:p>
          </table:table-cell>
          <table:table-cell office:value-type="float" office:value="17.33306" calcext:value-type="float">
            <text:p>17.33306</text:p>
          </table:table-cell>
          <table:table-cell office:value-type="float" office:value="16.6118" calcext:value-type="float">
            <text:p>16.6118</text:p>
          </table:table-cell>
          <table:table-cell office:value-type="float" office:value="9.765209" calcext:value-type="float">
            <text:p>9.765209</text:p>
          </table:table-cell>
          <table:table-cell office:value-type="float" office:value="5.716217" calcext:value-type="float">
            <text:p>5.716217</text:p>
          </table:table-cell>
          <table:table-cell office:value-type="float" office:value="854.2039" calcext:value-type="float">
            <text:p>854.2039</text:p>
          </table:table-cell>
          <table:table-cell office:value-type="float" office:value="0" calcext:value-type="float">
            <text:p>0</text:p>
          </table:table-cell>
          <table:table-cell office:value-type="float" office:value="-0.504446" calcext:value-type="float">
            <text:p>-0.5044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8.214334" calcext:value-type="float">
            <text:p>8.214334</text:p>
          </table:table-cell>
          <table:table-cell office:value-type="float" office:value="456.1841" calcext:value-type="float">
            <text:p>456.184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653985" calcext:value-type="float">
            <text:p>0.1653985</text:p>
          </table:table-cell>
          <table:table-cell office:value-type="float" office:value="11.24752" calcext:value-type="float">
            <text:p>11.24752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002149" calcext:value-type="float">
            <text:p>0.02002149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5.609042" calcext:value-type="float">
            <text:p>5.609042</text:p>
          </table:table-cell>
          <table:table-cell office:value-type="float" office:value="-0.3422924" calcext:value-type="float">
            <text:p>-0.3422924</text:p>
          </table:table-cell>
          <table:table-cell office:value-type="float" office:value="-0.1804774" calcext:value-type="float">
            <text:p>-0.1804774</text:p>
          </table:table-cell>
          <table:table-cell office:value-type="float" office:value="0.00507883" calcext:value-type="float">
            <text:p>0.00507883</text:p>
          </table:table-cell>
          <table:table-cell office:value-type="float" office:value="9.123537" calcext:value-type="float">
            <text:p>9.123537</text:p>
          </table:table-cell>
          <table:table-cell office:value-type="float" office:value="5.292305" calcext:value-type="float">
            <text:p>5.292305</text:p>
          </table:table-cell>
          <table:table-cell office:value-type="float" office:value="0.3332722" calcext:value-type="float">
            <text:p>0.3332722</text:p>
          </table:table-cell>
          <table:table-cell office:value-type="float" office:value="0.0709699" calcext:value-type="float">
            <text:p>0.0709699</text:p>
          </table:table-cell>
          <table:table-cell office:value-type="float" office:value="0.03017124" calcext:value-type="float">
            <text:p>0.03017124</text:p>
          </table:table-cell>
          <table:table-cell office:value-type="float" office:value="0.01929149" calcext:value-type="float">
            <text:p>0.01929149</text:p>
          </table:table-cell>
          <table:table-cell office:value-type="float" office:value="0.01650857" calcext:value-type="float">
            <text:p>0.01650857</text:p>
          </table:table-cell>
          <table:table-cell office:value-type="float" office:value="0.01717123" calcext:value-type="float">
            <text:p>0.01717123</text:p>
          </table:table-cell>
          <table:table-cell office:value-type="float" office:value="0.01335173" calcext:value-type="float">
            <text:p>0.01335173</text:p>
          </table:table-cell>
          <table:table-cell office:value-type="float" office:value="4.933978" calcext:value-type="float">
            <text:p>4.933978</text:p>
          </table:table-cell>
          <table:table-cell office:value-type="float" office:value="6.797694" calcext:value-type="float">
            <text:p>6.797694</text:p>
          </table:table-cell>
          <table:table-cell office:value-type="float" office:value="9.499455" calcext:value-type="float">
            <text:p>9.499455</text:p>
          </table:table-cell>
          <table:table-cell office:value-type="float" office:value="13.37402" calcext:value-type="float">
            <text:p>13.37402</text:p>
          </table:table-cell>
          <table:table-cell office:value-type="float" office:value="16.29956" calcext:value-type="float">
            <text:p>16.29956</text:p>
          </table:table-cell>
          <table:table-cell office:value-type="float" office:value="16.0645" calcext:value-type="float">
            <text:p>16.0645</text:p>
          </table:table-cell>
          <table:table-cell office:value-type="float" office:value="9.995461" calcext:value-type="float">
            <text:p>9.995461</text:p>
          </table:table-cell>
          <table:table-cell office:value-type="float" office:value="5.796758" calcext:value-type="float">
            <text:p>5.796758</text:p>
          </table:table-cell>
          <table:table-cell office:value-type="float" office:value="1234.101" calcext:value-type="float">
            <text:p>1234.101</text:p>
          </table:table-cell>
          <table:table-cell office:value-type="float" office:value="0" calcext:value-type="float">
            <text:p>0</text:p>
          </table:table-cell>
          <table:table-cell office:value-type="float" office:value="-0.5096501" calcext:value-type="float">
            <text:p>-0.50965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8.151914" calcext:value-type="float">
            <text:p>8.151914</text:p>
          </table:table-cell>
          <table:table-cell office:value-type="float" office:value="456.1511" calcext:value-type="float">
            <text:p>456.151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769101" calcext:value-type="float">
            <text:p>0.1769101</text:p>
          </table:table-cell>
          <table:table-cell office:value-type="float" office:value="11.16468" calcext:value-type="float">
            <text:p>11.16468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037567" calcext:value-type="float">
            <text:p>0.02037567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5.770209" calcext:value-type="float">
            <text:p>5.770209</text:p>
          </table:table-cell>
          <table:table-cell office:value-type="float" office:value="-0.3427161" calcext:value-type="float">
            <text:p>-0.3427161</text:p>
          </table:table-cell>
          <table:table-cell office:value-type="float" office:value="-0.1808902" calcext:value-type="float">
            <text:p>-0.1808902</text:p>
          </table:table-cell>
          <table:table-cell office:value-type="float" office:value="0.00507883" calcext:value-type="float">
            <text:p>0.00507883</text:p>
          </table:table-cell>
          <table:table-cell office:value-type="float" office:value="9.046306" calcext:value-type="float">
            <text:p>9.046306</text:p>
          </table:table-cell>
          <table:table-cell office:value-type="float" office:value="5.410262" calcext:value-type="float">
            <text:p>5.410262</text:p>
          </table:table-cell>
          <table:table-cell office:value-type="float" office:value="0.2535941" calcext:value-type="float">
            <text:p>0.2535941</text:p>
          </table:table-cell>
          <table:table-cell office:value-type="float" office:value="0.06229262" calcext:value-type="float">
            <text:p>0.06229262</text:p>
          </table:table-cell>
          <table:table-cell office:value-type="float" office:value="0.02961718" calcext:value-type="float">
            <text:p>0.02961718</text:p>
          </table:table-cell>
          <table:table-cell office:value-type="float" office:value="0.01802854" calcext:value-type="float">
            <text:p>0.01802854</text:p>
          </table:table-cell>
          <table:table-cell office:value-type="float" office:value="0.01638773" calcext:value-type="float">
            <text:p>0.01638773</text:p>
          </table:table-cell>
          <table:table-cell office:value-type="float" office:value="0.01634322" calcext:value-type="float">
            <text:p>0.01634322</text:p>
          </table:table-cell>
          <table:table-cell office:value-type="float" office:value="0.01320176" calcext:value-type="float">
            <text:p>0.01320176</text:p>
          </table:table-cell>
          <table:table-cell office:value-type="float" office:value="3.321396" calcext:value-type="float">
            <text:p>3.321396</text:p>
          </table:table-cell>
          <table:table-cell office:value-type="float" office:value="8.918369" calcext:value-type="float">
            <text:p>8.918369</text:p>
          </table:table-cell>
          <table:table-cell office:value-type="float" office:value="9.608897" calcext:value-type="float">
            <text:p>9.608897</text:p>
          </table:table-cell>
          <table:table-cell office:value-type="float" office:value="13.14307" calcext:value-type="float">
            <text:p>13.14307</text:p>
          </table:table-cell>
          <table:table-cell office:value-type="float" office:value="15.81769" calcext:value-type="float">
            <text:p>15.81769</text:p>
          </table:table-cell>
          <table:table-cell office:value-type="float" office:value="15.48868" calcext:value-type="float">
            <text:p>15.48868</text:p>
          </table:table-cell>
          <table:table-cell office:value-type="float" office:value="9.670827" calcext:value-type="float">
            <text:p>9.670827</text:p>
          </table:table-cell>
          <table:table-cell office:value-type="float" office:value="5.828767" calcext:value-type="float">
            <text:p>5.828767</text:p>
          </table:table-cell>
          <table:table-cell office:value-type="float" office:value="1521.612" calcext:value-type="float">
            <text:p>1521.612</text:p>
          </table:table-cell>
          <table:table-cell office:value-type="float" office:value="0" calcext:value-type="float">
            <text:p>0</text:p>
          </table:table-cell>
          <table:table-cell office:value-type="float" office:value="-0.509761" calcext:value-type="float">
            <text:p>-0.5097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8.096723" calcext:value-type="float">
            <text:p>8.096723</text:p>
          </table:table-cell>
          <table:table-cell office:value-type="float" office:value="456.1119" calcext:value-type="float">
            <text:p>456.111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816223" calcext:value-type="float">
            <text:p>0.1816223</text:p>
          </table:table-cell>
          <table:table-cell office:value-type="float" office:value="11.12729" calcext:value-type="float">
            <text:p>11.12729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066072" calcext:value-type="float">
            <text:p>0.02066072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5.891788" calcext:value-type="float">
            <text:p>5.891788</text:p>
          </table:table-cell>
          <table:table-cell office:value-type="float" office:value="-0.3430755" calcext:value-type="float">
            <text:p>-0.3430755</text:p>
          </table:table-cell>
          <table:table-cell office:value-type="float" office:value="-0.1812987" calcext:value-type="float">
            <text:p>-0.1812987</text:p>
          </table:table-cell>
          <table:table-cell office:value-type="float" office:value="0.00507883" calcext:value-type="float">
            <text:p>0.00507883</text:p>
          </table:table-cell>
          <table:table-cell office:value-type="float" office:value="8.985524" calcext:value-type="float">
            <text:p>8.985524</text:p>
          </table:table-cell>
          <table:table-cell office:value-type="float" office:value="5.331037" calcext:value-type="float">
            <text:p>5.331037</text:p>
          </table:table-cell>
          <table:table-cell office:value-type="float" office:value="0.1988151" calcext:value-type="float">
            <text:p>0.1988151</text:p>
          </table:table-cell>
          <table:table-cell office:value-type="float" office:value="0.05929421" calcext:value-type="float">
            <text:p>0.05929421</text:p>
          </table:table-cell>
          <table:table-cell office:value-type="float" office:value="0.0300964" calcext:value-type="float">
            <text:p>0.0300964</text:p>
          </table:table-cell>
          <table:table-cell office:value-type="float" office:value="0.0171855" calcext:value-type="float">
            <text:p>0.0171855</text:p>
          </table:table-cell>
          <table:table-cell office:value-type="float" office:value="0.01628012" calcext:value-type="float">
            <text:p>0.01628012</text:p>
          </table:table-cell>
          <table:table-cell office:value-type="float" office:value="0.01582881" calcext:value-type="float">
            <text:p>0.01582881</text:p>
          </table:table-cell>
          <table:table-cell office:value-type="float" office:value="0.01306268" calcext:value-type="float">
            <text:p>0.01306268</text:p>
          </table:table-cell>
          <table:table-cell office:value-type="float" office:value="2.824272" calcext:value-type="float">
            <text:p>2.824272</text:p>
          </table:table-cell>
          <table:table-cell office:value-type="float" office:value="10.20376" calcext:value-type="float">
            <text:p>10.20376</text:p>
          </table:table-cell>
          <table:table-cell office:value-type="float" office:value="9.899494" calcext:value-type="float">
            <text:p>9.899494</text:p>
          </table:table-cell>
          <table:table-cell office:value-type="float" office:value="13.10124" calcext:value-type="float">
            <text:p>13.10124</text:p>
          </table:table-cell>
          <table:table-cell office:value-type="float" office:value="15.53609" calcext:value-type="float">
            <text:p>15.53609</text:p>
          </table:table-cell>
          <table:table-cell office:value-type="float" office:value="15.07659" calcext:value-type="float">
            <text:p>15.07659</text:p>
          </table:table-cell>
          <table:table-cell office:value-type="float" office:value="9.459697" calcext:value-type="float">
            <text:p>9.459697</text:p>
          </table:table-cell>
          <table:table-cell office:value-type="float" office:value="5.816786" calcext:value-type="float">
            <text:p>5.816786</text:p>
          </table:table-cell>
          <table:table-cell office:value-type="float" office:value="1687.876" calcext:value-type="float">
            <text:p>1687.876</text:p>
          </table:table-cell>
          <table:table-cell office:value-type="float" office:value="0" calcext:value-type="float">
            <text:p>0</text:p>
          </table:table-cell>
          <table:table-cell office:value-type="float" office:value="-0.5098147" calcext:value-type="float">
            <text:p>-0.50981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8.036084" calcext:value-type="float">
            <text:p>8.036084</text:p>
          </table:table-cell>
          <table:table-cell office:value-type="float" office:value="456.0642" calcext:value-type="float">
            <text:p>456.064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836765" calcext:value-type="float">
            <text:p>0.1836765</text:p>
          </table:table-cell>
          <table:table-cell office:value-type="float" office:value="11.14242" calcext:value-type="float">
            <text:p>11.14242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087626" calcext:value-type="float">
            <text:p>0.02087626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5.976937" calcext:value-type="float">
            <text:p>5.976937</text:p>
          </table:table-cell>
          <table:table-cell office:value-type="float" office:value="-0.3434231" calcext:value-type="float">
            <text:p>-0.3434231</text:p>
          </table:table-cell>
          <table:table-cell office:value-type="float" office:value="-0.1816924" calcext:value-type="float">
            <text:p>-0.1816924</text:p>
          </table:table-cell>
          <table:table-cell office:value-type="float" office:value="0.00507883" calcext:value-type="float">
            <text:p>0.00507883</text:p>
          </table:table-cell>
          <table:table-cell office:value-type="float" office:value="8.911615" calcext:value-type="float">
            <text:p>8.911615</text:p>
          </table:table-cell>
          <table:table-cell office:value-type="float" office:value="5.169766" calcext:value-type="float">
            <text:p>5.169766</text:p>
          </table:table-cell>
          <table:table-cell office:value-type="float" office:value="0.1744742" calcext:value-type="float">
            <text:p>0.1744742</text:p>
          </table:table-cell>
          <table:table-cell office:value-type="float" office:value="0.06342029" calcext:value-type="float">
            <text:p>0.06342029</text:p>
          </table:table-cell>
          <table:table-cell office:value-type="float" office:value="0.03263577" calcext:value-type="float">
            <text:p>0.03263577</text:p>
          </table:table-cell>
          <table:table-cell office:value-type="float" office:value="0.01698106" calcext:value-type="float">
            <text:p>0.01698106</text:p>
          </table:table-cell>
          <table:table-cell office:value-type="float" office:value="0.0163294" calcext:value-type="float">
            <text:p>0.0163294</text:p>
          </table:table-cell>
          <table:table-cell office:value-type="float" office:value="0.01553004" calcext:value-type="float">
            <text:p>0.01553004</text:p>
          </table:table-cell>
          <table:table-cell office:value-type="float" office:value="0.01293382" calcext:value-type="float">
            <text:p>0.01293382</text:p>
          </table:table-cell>
          <table:table-cell office:value-type="float" office:value="2.742051" calcext:value-type="float">
            <text:p>2.742051</text:p>
          </table:table-cell>
          <table:table-cell office:value-type="float" office:value="11.43682" calcext:value-type="float">
            <text:p>11.43682</text:p>
          </table:table-cell>
          <table:table-cell office:value-type="float" office:value="10.39656" calcext:value-type="float">
            <text:p>10.39656</text:p>
          </table:table-cell>
          <table:table-cell office:value-type="float" office:value="13.21706" calcext:value-type="float">
            <text:p>13.21706</text:p>
          </table:table-cell>
          <table:table-cell office:value-type="float" office:value="15.41959" calcext:value-type="float">
            <text:p>15.41959</text:p>
          </table:table-cell>
          <table:table-cell office:value-type="float" office:value="14.83089" calcext:value-type="float">
            <text:p>14.83089</text:p>
          </table:table-cell>
          <table:table-cell office:value-type="float" office:value="9.336446" calcext:value-type="float">
            <text:p>9.336446</text:p>
          </table:table-cell>
          <table:table-cell office:value-type="float" office:value="5.78452" calcext:value-type="float">
            <text:p>5.78452</text:p>
          </table:table-cell>
          <table:table-cell office:value-type="float" office:value="1787.82" calcext:value-type="float">
            <text:p>1787.82</text:p>
          </table:table-cell>
          <table:table-cell office:value-type="float" office:value="0" calcext:value-type="float">
            <text:p>0</text:p>
          </table:table-cell>
          <table:table-cell office:value-type="float" office:value="-0.5098737" calcext:value-type="float">
            <text:p>-0.50987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7.96981" calcext:value-type="float">
            <text:p>7.96981</text:p>
          </table:table-cell>
          <table:table-cell office:value-type="float" office:value="456.0093" calcext:value-type="float">
            <text:p>456.009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823372" calcext:value-type="float">
            <text:p>0.1823372</text:p>
          </table:table-cell>
          <table:table-cell office:value-type="float" office:value="11.20102" calcext:value-type="float">
            <text:p>11.20102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103247" calcext:value-type="float">
            <text:p>0.02103247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6.035125" calcext:value-type="float">
            <text:p>6.035125</text:p>
          </table:table-cell>
          <table:table-cell office:value-type="float" office:value="-0.3437777" calcext:value-type="float">
            <text:p>-0.3437777</text:p>
          </table:table-cell>
          <table:table-cell office:value-type="float" office:value="-0.1821076" calcext:value-type="float">
            <text:p>-0.1821076</text:p>
          </table:table-cell>
          <table:table-cell office:value-type="float" office:value="0.00507883" calcext:value-type="float">
            <text:p>0.00507883</text:p>
          </table:table-cell>
          <table:table-cell office:value-type="float" office:value="8.822315" calcext:value-type="float">
            <text:p>8.822315</text:p>
          </table:table-cell>
          <table:table-cell office:value-type="float" office:value="4.848315" calcext:value-type="float">
            <text:p>4.848315</text:p>
          </table:table-cell>
          <table:table-cell office:value-type="float" office:value="0.1640617" calcext:value-type="float">
            <text:p>0.1640617</text:p>
          </table:table-cell>
          <table:table-cell office:value-type="float" office:value="0.07003041" calcext:value-type="float">
            <text:p>0.07003041</text:p>
          </table:table-cell>
          <table:table-cell office:value-type="float" office:value="0.03588502" calcext:value-type="float">
            <text:p>0.03588502</text:p>
          </table:table-cell>
          <table:table-cell office:value-type="float" office:value="0.01781312" calcext:value-type="float">
            <text:p>0.01781312</text:p>
          </table:table-cell>
          <table:table-cell office:value-type="float" office:value="0.0166168" calcext:value-type="float">
            <text:p>0.0166168</text:p>
          </table:table-cell>
          <table:table-cell office:value-type="float" office:value="0.01544321" calcext:value-type="float">
            <text:p>0.01544321</text:p>
          </table:table-cell>
          <table:table-cell office:value-type="float" office:value="0.01281641" calcext:value-type="float">
            <text:p>0.01281641</text:p>
          </table:table-cell>
          <table:table-cell office:value-type="float" office:value="2.843225" calcext:value-type="float">
            <text:p>2.843225</text:p>
          </table:table-cell>
          <table:table-cell office:value-type="float" office:value="12.71731" calcext:value-type="float">
            <text:p>12.71731</text:p>
          </table:table-cell>
          <table:table-cell office:value-type="float" office:value="11.08451" calcext:value-type="float">
            <text:p>11.08451</text:p>
          </table:table-cell>
          <table:table-cell office:value-type="float" office:value="13.45591" calcext:value-type="float">
            <text:p>13.45591</text:p>
          </table:table-cell>
          <table:table-cell office:value-type="float" office:value="15.41914" calcext:value-type="float">
            <text:p>15.41914</text:p>
          </table:table-cell>
          <table:table-cell office:value-type="float" office:value="14.70866" calcext:value-type="float">
            <text:p>14.70866</text:p>
          </table:table-cell>
          <table:table-cell office:value-type="float" office:value="9.262517" calcext:value-type="float">
            <text:p>9.262517</text:p>
          </table:table-cell>
          <table:table-cell office:value-type="float" office:value="5.751321" calcext:value-type="float">
            <text:p>5.751321</text:p>
          </table:table-cell>
          <table:table-cell office:value-type="float" office:value="1842.606" calcext:value-type="float">
            <text:p>1842.606</text:p>
          </table:table-cell>
          <table:table-cell office:value-type="float" office:value="0" calcext:value-type="float">
            <text:p>0</text:p>
          </table:table-cell>
          <table:table-cell office:value-type="float" office:value="-0.5099499" calcext:value-type="float">
            <text:p>-0.50994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7.905363" calcext:value-type="float">
            <text:p>7.905363</text:p>
          </table:table-cell>
          <table:table-cell office:value-type="float" office:value="455.951" calcext:value-type="float">
            <text:p>455.95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785942" calcext:value-type="float">
            <text:p>0.1785942</text:p>
          </table:table-cell>
          <table:table-cell office:value-type="float" office:value="11.28085" calcext:value-type="float">
            <text:p>11.28085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114359" calcext:value-type="float">
            <text:p>0.02114359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6.075926" calcext:value-type="float">
            <text:p>6.075926</text:p>
          </table:table-cell>
          <table:table-cell office:value-type="float" office:value="-0.3440955" calcext:value-type="float">
            <text:p>-0.3440955</text:p>
          </table:table-cell>
          <table:table-cell office:value-type="float" office:value="-0.1823871" calcext:value-type="float">
            <text:p>-0.1823871</text:p>
          </table:table-cell>
          <table:table-cell office:value-type="float" office:value="0.005078838" calcext:value-type="float">
            <text:p>0.005078838</text:p>
          </table:table-cell>
          <table:table-cell office:value-type="float" office:value="8.735529" calcext:value-type="float">
            <text:p>8.735529</text:p>
          </table:table-cell>
          <table:table-cell office:value-type="float" office:value="4.465499" calcext:value-type="float">
            <text:p>4.465499</text:p>
          </table:table-cell>
          <table:table-cell office:value-type="float" office:value="0.1519612" calcext:value-type="float">
            <text:p>0.1519612</text:p>
          </table:table-cell>
          <table:table-cell office:value-type="float" office:value="0.07193441" calcext:value-type="float">
            <text:p>0.07193441</text:p>
          </table:table-cell>
          <table:table-cell office:value-type="float" office:value="0.03738134" calcext:value-type="float">
            <text:p>0.03738134</text:p>
          </table:table-cell>
          <table:table-cell office:value-type="float" office:value="0.01839842" calcext:value-type="float">
            <text:p>0.01839842</text:p>
          </table:table-cell>
          <table:table-cell office:value-type="float" office:value="0.0169739" calcext:value-type="float">
            <text:p>0.0169739</text:p>
          </table:table-cell>
          <table:table-cell office:value-type="float" office:value="0.01552757" calcext:value-type="float">
            <text:p>0.01552757</text:p>
          </table:table-cell>
          <table:table-cell office:value-type="float" office:value="0.01272538" calcext:value-type="float">
            <text:p>0.01272538</text:p>
          </table:table-cell>
          <table:table-cell office:value-type="float" office:value="3.027107" calcext:value-type="float">
            <text:p>3.027107</text:p>
          </table:table-cell>
          <table:table-cell office:value-type="float" office:value="13.88425" calcext:value-type="float">
            <text:p>13.88425</text:p>
          </table:table-cell>
          <table:table-cell office:value-type="float" office:value="11.84067" calcext:value-type="float">
            <text:p>11.84067</text:p>
          </table:table-cell>
          <table:table-cell office:value-type="float" office:value="13.76453" calcext:value-type="float">
            <text:p>13.76453</text:p>
          </table:table-cell>
          <table:table-cell office:value-type="float" office:value="15.48904" calcext:value-type="float">
            <text:p>15.48904</text:p>
          </table:table-cell>
          <table:table-cell office:value-type="float" office:value="14.66504" calcext:value-type="float">
            <text:p>14.66504</text:p>
          </table:table-cell>
          <table:table-cell office:value-type="float" office:value="9.220108" calcext:value-type="float">
            <text:p>9.220108</text:p>
          </table:table-cell>
          <table:table-cell office:value-type="float" office:value="5.72143" calcext:value-type="float">
            <text:p>5.72143</text:p>
          </table:table-cell>
          <table:table-cell office:value-type="float" office:value="1868.959" calcext:value-type="float">
            <text:p>1868.959</text:p>
          </table:table-cell>
          <table:table-cell office:value-type="float" office:value="0" calcext:value-type="float">
            <text:p>0</text:p>
          </table:table-cell>
          <table:table-cell office:value-type="float" office:value="-0.5100043" calcext:value-type="float">
            <text:p>-0.51000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7.843335" calcext:value-type="float">
            <text:p>7.843335</text:p>
          </table:table-cell>
          <table:table-cell office:value-type="float" office:value="455.8921" calcext:value-type="float">
            <text:p>455.892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739084" calcext:value-type="float">
            <text:p>0.1739084</text:p>
          </table:table-cell>
          <table:table-cell office:value-type="float" office:value="11.37099" calcext:value-type="float">
            <text:p>11.37099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122635" calcext:value-type="float">
            <text:p>0.02122635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6.105638" calcext:value-type="float">
            <text:p>6.105638</text:p>
          </table:table-cell>
          <table:table-cell office:value-type="float" office:value="-0.3443751" calcext:value-type="float">
            <text:p>-0.3443751</text:p>
          </table:table-cell>
          <table:table-cell office:value-type="float" office:value="-0.1826241" calcext:value-type="float">
            <text:p>-0.1826241</text:p>
          </table:table-cell>
          <table:table-cell office:value-type="float" office:value="0.005078846" calcext:value-type="float">
            <text:p>0.005078846</text:p>
          </table:table-cell>
          <table:table-cell office:value-type="float" office:value="8.651966" calcext:value-type="float">
            <text:p>8.651966</text:p>
          </table:table-cell>
          <table:table-cell office:value-type="float" office:value="4.070264" calcext:value-type="float">
            <text:p>4.070264</text:p>
          </table:table-cell>
          <table:table-cell office:value-type="float" office:value="0.1385107" calcext:value-type="float">
            <text:p>0.1385107</text:p>
          </table:table-cell>
          <table:table-cell office:value-type="float" office:value="0.06950551" calcext:value-type="float">
            <text:p>0.06950551</text:p>
          </table:table-cell>
          <table:table-cell office:value-type="float" office:value="0.03737459" calcext:value-type="float">
            <text:p>0.03737459</text:p>
          </table:table-cell>
          <table:table-cell office:value-type="float" office:value="0.01864553" calcext:value-type="float">
            <text:p>0.01864553</text:p>
          </table:table-cell>
          <table:table-cell office:value-type="float" office:value="0.0172894" calcext:value-type="float">
            <text:p>0.0172894</text:p>
          </table:table-cell>
          <table:table-cell office:value-type="float" office:value="0.01569412" calcext:value-type="float">
            <text:p>0.01569412</text:p>
          </table:table-cell>
          <table:table-cell office:value-type="float" office:value="0.01267369" calcext:value-type="float">
            <text:p>0.01267369</text:p>
          </table:table-cell>
          <table:table-cell office:value-type="float" office:value="3.182332" calcext:value-type="float">
            <text:p>3.182332</text:p>
          </table:table-cell>
          <table:table-cell office:value-type="float" office:value="14.99779" calcext:value-type="float">
            <text:p>14.99779</text:p>
          </table:table-cell>
          <table:table-cell office:value-type="float" office:value="12.61028" calcext:value-type="float">
            <text:p>12.61028</text:p>
          </table:table-cell>
          <table:table-cell office:value-type="float" office:value="14.09998" calcext:value-type="float">
            <text:p>14.09998</text:p>
          </table:table-cell>
          <table:table-cell office:value-type="float" office:value="15.59202" calcext:value-type="float">
            <text:p>15.59202</text:p>
          </table:table-cell>
          <table:table-cell office:value-type="float" office:value="14.67369" calcext:value-type="float">
            <text:p>14.67369</text:p>
          </table:table-cell>
          <table:table-cell office:value-type="float" office:value="9.203149" calcext:value-type="float">
            <text:p>9.203149</text:p>
          </table:table-cell>
          <table:table-cell office:value-type="float" office:value="5.695838" calcext:value-type="float">
            <text:p>5.695838</text:p>
          </table:table-cell>
          <table:table-cell office:value-type="float" office:value="1886.246" calcext:value-type="float">
            <text:p>1886.246</text:p>
          </table:table-cell>
          <table:table-cell office:value-type="float" office:value="0" calcext:value-type="float">
            <text:p>0</text:p>
          </table:table-cell>
          <table:table-cell office:value-type="float" office:value="-0.5100412" calcext:value-type="float">
            <text:p>-0.51004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7.809637" calcext:value-type="float">
            <text:p>7.809637</text:p>
          </table:table-cell>
          <table:table-cell office:value-type="float" office:value="455.848" calcext:value-type="float">
            <text:p>455.84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672303" calcext:value-type="float">
            <text:p>0.1672303</text:p>
          </table:table-cell>
          <table:table-cell office:value-type="float" office:value="11.4283" calcext:value-type="float">
            <text:p>11.4283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128674" calcext:value-type="float">
            <text:p>0.02128674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6.127851" calcext:value-type="float">
            <text:p>6.127851</text:p>
          </table:table-cell>
          <table:table-cell office:value-type="float" office:value="-0.3445668" calcext:value-type="float">
            <text:p>-0.3445668</text:p>
          </table:table-cell>
          <table:table-cell office:value-type="float" office:value="-0.1828022" calcext:value-type="float">
            <text:p>-0.1828022</text:p>
          </table:table-cell>
          <table:table-cell office:value-type="float" office:value="0.005078846" calcext:value-type="float">
            <text:p>0.005078846</text:p>
          </table:table-cell>
          <table:table-cell office:value-type="float" office:value="8.645696" calcext:value-type="float">
            <text:p>8.645696</text:p>
          </table:table-cell>
          <table:table-cell office:value-type="float" office:value="3.691522" calcext:value-type="float">
            <text:p>3.691522</text:p>
          </table:table-cell>
          <table:table-cell office:value-type="float" office:value="0.1049182" calcext:value-type="float">
            <text:p>0.1049182</text:p>
          </table:table-cell>
          <table:table-cell office:value-type="float" office:value="0.05431232" calcext:value-type="float">
            <text:p>0.05431232</text:p>
          </table:table-cell>
          <table:table-cell office:value-type="float" office:value="0.03101227" calcext:value-type="float">
            <text:p>0.03101227</text:p>
          </table:table-cell>
          <table:table-cell office:value-type="float" office:value="0.01732846" calcext:value-type="float">
            <text:p>0.01732846</text:p>
          </table:table-cell>
          <table:table-cell office:value-type="float" office:value="0.01682351" calcext:value-type="float">
            <text:p>0.01682351</text:p>
          </table:table-cell>
          <table:table-cell office:value-type="float" office:value="0.01562855" calcext:value-type="float">
            <text:p>0.01562855</text:p>
          </table:table-cell>
          <table:table-cell office:value-type="float" office:value="0.01266666" calcext:value-type="float">
            <text:p>0.01266666</text:p>
          </table:table-cell>
          <table:table-cell office:value-type="float" office:value="3.39327" calcext:value-type="float">
            <text:p>3.39327</text:p>
          </table:table-cell>
          <table:table-cell office:value-type="float" office:value="15.38133" calcext:value-type="float">
            <text:p>15.38133</text:p>
          </table:table-cell>
          <table:table-cell office:value-type="float" office:value="13.09847" calcext:value-type="float">
            <text:p>13.09847</text:p>
          </table:table-cell>
          <table:table-cell office:value-type="float" office:value="14.36273" calcext:value-type="float">
            <text:p>14.36273</text:p>
          </table:table-cell>
          <table:table-cell office:value-type="float" office:value="15.68831" calcext:value-type="float">
            <text:p>15.68831</text:p>
          </table:table-cell>
          <table:table-cell office:value-type="float" office:value="14.69677" calcext:value-type="float">
            <text:p>14.69677</text:p>
          </table:table-cell>
          <table:table-cell office:value-type="float" office:value="9.198806" calcext:value-type="float">
            <text:p>9.198806</text:p>
          </table:table-cell>
          <table:table-cell office:value-type="float" office:value="5.673589" calcext:value-type="float">
            <text:p>5.673589</text:p>
          </table:table-cell>
          <table:table-cell office:value-type="float" office:value="1892.947" calcext:value-type="float">
            <text:p>1892.947</text:p>
          </table:table-cell>
          <table:table-cell office:value-type="float" office:value="0" calcext:value-type="float">
            <text:p>0</text:p>
          </table:table-cell>
          <table:table-cell office:value-type="float" office:value="-0.5100561" calcext:value-type="float">
            <text:p>-0.51005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7.77423" calcext:value-type="float">
            <text:p>7.77423</text:p>
          </table:table-cell>
          <table:table-cell office:value-type="float" office:value="455.8046" calcext:value-type="float">
            <text:p>455.804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631717" calcext:value-type="float">
            <text:p>0.1631717</text:p>
          </table:table-cell>
          <table:table-cell office:value-type="float" office:value="11.48908" calcext:value-type="float">
            <text:p>11.48908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133495" calcext:value-type="float">
            <text:p>0.02133495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6.144935" calcext:value-type="float">
            <text:p>6.144935</text:p>
          </table:table-cell>
          <table:table-cell office:value-type="float" office:value="-0.3447511" calcext:value-type="float">
            <text:p>-0.3447511</text:p>
          </table:table-cell>
          <table:table-cell office:value-type="float" office:value="-0.1829587" calcext:value-type="float">
            <text:p>-0.1829587</text:p>
          </table:table-cell>
          <table:table-cell office:value-type="float" office:value="0.005078848" calcext:value-type="float">
            <text:p>0.005078848</text:p>
          </table:table-cell>
          <table:table-cell office:value-type="float" office:value="8.629921" calcext:value-type="float">
            <text:p>8.629921</text:p>
          </table:table-cell>
          <table:table-cell office:value-type="float" office:value="3.393906" calcext:value-type="float">
            <text:p>3.393906</text:p>
          </table:table-cell>
          <table:table-cell office:value-type="float" office:value="0.09082599" calcext:value-type="float">
            <text:p>0.09082599</text:p>
          </table:table-cell>
          <table:table-cell office:value-type="float" office:value="0.05084033" calcext:value-type="float">
            <text:p>0.05084033</text:p>
          </table:table-cell>
          <table:table-cell office:value-type="float" office:value="0.02975541" calcext:value-type="float">
            <text:p>0.02975541</text:p>
          </table:table-cell>
          <table:table-cell office:value-type="float" office:value="0.01720924" calcext:value-type="float">
            <text:p>0.01720924</text:p>
          </table:table-cell>
          <table:table-cell office:value-type="float" office:value="0.01679219" calcext:value-type="float">
            <text:p>0.01679219</text:p>
          </table:table-cell>
          <table:table-cell office:value-type="float" office:value="0.01565191" calcext:value-type="float">
            <text:p>0.01565191</text:p>
          </table:table-cell>
          <table:table-cell office:value-type="float" office:value="0.0126891" calcext:value-type="float">
            <text:p>0.0126891</text:p>
          </table:table-cell>
          <table:table-cell office:value-type="float" office:value="3.515057" calcext:value-type="float">
            <text:p>3.515057</text:p>
          </table:table-cell>
          <table:table-cell office:value-type="float" office:value="15.88079" calcext:value-type="float">
            <text:p>15.88079</text:p>
          </table:table-cell>
          <table:table-cell office:value-type="float" office:value="13.59253" calcext:value-type="float">
            <text:p>13.59253</text:p>
          </table:table-cell>
          <table:table-cell office:value-type="float" office:value="14.62487" calcext:value-type="float">
            <text:p>14.62487</text:p>
          </table:table-cell>
          <table:table-cell office:value-type="float" office:value="15.78754" calcext:value-type="float">
            <text:p>15.78754</text:p>
          </table:table-cell>
          <table:table-cell office:value-type="float" office:value="14.72326" calcext:value-type="float">
            <text:p>14.72326</text:p>
          </table:table-cell>
          <table:table-cell office:value-type="float" office:value="9.200927" calcext:value-type="float">
            <text:p>9.200927</text:p>
          </table:table-cell>
          <table:table-cell office:value-type="float" office:value="5.65439" calcext:value-type="float">
            <text:p>5.65439</text:p>
          </table:table-cell>
          <table:table-cell office:value-type="float" office:value="1900.401" calcext:value-type="float">
            <text:p>1900.401</text:p>
          </table:table-cell>
          <table:table-cell office:value-type="float" office:value="0" calcext:value-type="float">
            <text:p>0</text:p>
          </table:table-cell>
          <table:table-cell office:value-type="float" office:value="-0.5100762" calcext:value-type="float">
            <text:p>-0.51007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7.73611" calcext:value-type="float">
            <text:p>7.73611</text:p>
          </table:table-cell>
          <table:table-cell office:value-type="float" office:value="455.7592" calcext:value-type="float">
            <text:p>455.759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601613" calcext:value-type="float">
            <text:p>0.1601613</text:p>
          </table:table-cell>
          <table:table-cell office:value-type="float" office:value="11.55671" calcext:value-type="float">
            <text:p>11.55671</text:p>
          </table:table-cell>
          <table:table-cell office:value-type="float" office:value="0.01519744" calcext:value-type="float">
            <text:p>0.01519744</text:p>
          </table:table-cell>
          <table:table-cell office:value-type="float" office:value="0.02137873" calcext:value-type="float">
            <text:p>0.02137873</text:p>
          </table:table-cell>
          <table:table-cell office:value-type="float" office:value="0.06576651" calcext:value-type="float">
            <text:p>0.06576651</text:p>
          </table:table-cell>
          <table:table-cell office:value-type="float" office:value="6.158748" calcext:value-type="float">
            <text:p>6.158748</text:p>
          </table:table-cell>
          <table:table-cell office:value-type="float" office:value="-0.3449265" calcext:value-type="float">
            <text:p>-0.3449265</text:p>
          </table:table-cell>
          <table:table-cell office:value-type="float" office:value="-0.1830993" calcext:value-type="float">
            <text:p>-0.1830993</text:p>
          </table:table-cell>
          <table:table-cell office:value-type="float" office:value="0.005078853" calcext:value-type="float">
            <text:p>0.005078853</text:p>
          </table:table-cell>
          <table:table-cell office:value-type="float" office:value="8.609303" calcext:value-type="float">
            <text:p>8.609303</text:p>
          </table:table-cell>
          <table:table-cell office:value-type="float" office:value="3.134319" calcext:value-type="float">
            <text:p>3.134319</text:p>
          </table:table-cell>
          <table:table-cell office:value-type="float" office:value="0.08616576" calcext:value-type="float">
            <text:p>0.08616576</text:p>
          </table:table-cell>
          <table:table-cell office:value-type="float" office:value="0.051589" calcext:value-type="float">
            <text:p>0.051589</text:p>
          </table:table-cell>
          <table:table-cell office:value-type="float" office:value="0.03025836" calcext:value-type="float">
            <text:p>0.03025836</text:p>
          </table:table-cell>
          <table:table-cell office:value-type="float" office:value="0.01736017" calcext:value-type="float">
            <text:p>0.01736017</text:p>
          </table:table-cell>
          <table:table-cell office:value-type="float" office:value="0.01686719" calcext:value-type="float">
            <text:p>0.01686719</text:p>
          </table:table-cell>
          <table:table-cell office:value-type="float" office:value="0.01572168" calcext:value-type="float">
            <text:p>0.01572168</text:p>
          </table:table-cell>
          <table:table-cell office:value-type="float" office:value="0.01271867" calcext:value-type="float">
            <text:p>0.01271867</text:p>
          </table:table-cell>
          <table:table-cell office:value-type="float" office:value="3.636178" calcext:value-type="float">
            <text:p>3.636178</text:p>
          </table:table-cell>
          <table:table-cell office:value-type="float" office:value="16.40013" calcext:value-type="float">
            <text:p>16.40013</text:p>
          </table:table-cell>
          <table:table-cell office:value-type="float" office:value="14.11642" calcext:value-type="float">
            <text:p>14.11642</text:p>
          </table:table-cell>
          <table:table-cell office:value-type="float" office:value="14.90044" calcext:value-type="float">
            <text:p>14.90044</text:p>
          </table:table-cell>
          <table:table-cell office:value-type="float" office:value="15.90051" calcext:value-type="float">
            <text:p>15.90051</text:p>
          </table:table-cell>
          <table:table-cell office:value-type="float" office:value="14.76431" calcext:value-type="float">
            <text:p>14.76431</text:p>
          </table:table-cell>
          <table:table-cell office:value-type="float" office:value="9.213769" calcext:value-type="float">
            <text:p>9.213769</text:p>
          </table:table-cell>
          <table:table-cell office:value-type="float" office:value="5.638205" calcext:value-type="float">
            <text:p>5.638205</text:p>
          </table:table-cell>
          <table:table-cell office:value-type="float" office:value="1907.293" calcext:value-type="float">
            <text:p>1907.293</text:p>
          </table:table-cell>
          <table:table-cell office:value-type="float" office:value="0" calcext:value-type="float">
            <text:p>0</text:p>
          </table:table-cell>
          <table:table-cell office:value-type="float" office:value="-0.5100974" calcext:value-type="float">
            <text:p>-0.510097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7.704351" calcext:value-type="float">
            <text:p>7.704351</text:p>
          </table:table-cell>
          <table:table-cell office:value-type="float" office:value="455.721" calcext:value-type="float">
            <text:p>455.72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443557" calcext:value-type="float">
            <text:p>0.1443557</text:p>
          </table:table-cell>
          <table:table-cell office:value-type="float" office:value="11.60444" calcext:value-type="float">
            <text:p>11.60444</text:p>
          </table:table-cell>
          <table:table-cell office:value-type="float" office:value="0.01584384" calcext:value-type="float">
            <text:p>0.01584384</text:p>
          </table:table-cell>
          <table:table-cell office:value-type="float" office:value="0.02162605" calcext:value-type="float">
            <text:p>0.02162605</text:p>
          </table:table-cell>
          <table:table-cell office:value-type="float" office:value="0.0764036" calcext:value-type="float">
            <text:p>0.0764036</text:p>
          </table:table-cell>
          <table:table-cell office:value-type="float" office:value="6.218582" calcext:value-type="float">
            <text:p>6.218582</text:p>
          </table:table-cell>
          <table:table-cell office:value-type="float" office:value="-0.3453979" calcext:value-type="float">
            <text:p>-0.3453979</text:p>
          </table:table-cell>
          <table:table-cell office:value-type="float" office:value="-0.1849869" calcext:value-type="float">
            <text:p>-0.1849869</text:p>
          </table:table-cell>
          <table:table-cell office:value-type="float" office:value="0.005110974" calcext:value-type="float">
            <text:p>0.005110974</text:p>
          </table:table-cell>
          <table:table-cell office:value-type="float" office:value="8.59799" calcext:value-type="float">
            <text:p>8.59799</text:p>
          </table:table-cell>
          <table:table-cell office:value-type="float" office:value="2.909503" calcext:value-type="float">
            <text:p>2.909503</text:p>
          </table:table-cell>
          <table:table-cell office:value-type="float" office:value="0.6032805" calcext:value-type="float">
            <text:p>0.6032805</text:p>
          </table:table-cell>
          <table:table-cell office:value-type="float" office:value="0.1606506" calcext:value-type="float">
            <text:p>0.1606506</text:p>
          </table:table-cell>
          <table:table-cell office:value-type="float" office:value="0.03228698" calcext:value-type="float">
            <text:p>0.03228698</text:p>
          </table:table-cell>
          <table:table-cell office:value-type="float" office:value="0.01789422" calcext:value-type="float">
            <text:p>0.01789422</text:p>
          </table:table-cell>
          <table:table-cell office:value-type="float" office:value="0.01696108" calcext:value-type="float">
            <text:p>0.01696108</text:p>
          </table:table-cell>
          <table:table-cell office:value-type="float" office:value="0.01839611" calcext:value-type="float">
            <text:p>0.01839611</text:p>
          </table:table-cell>
          <table:table-cell office:value-type="float" office:value="0.01275933" calcext:value-type="float">
            <text:p>0.01275933</text:p>
          </table:table-cell>
          <table:table-cell office:value-type="float" office:value="1.564456" calcext:value-type="float">
            <text:p>1.564456</text:p>
          </table:table-cell>
          <table:table-cell office:value-type="float" office:value="4.789238" calcext:value-type="float">
            <text:p>4.789238</text:p>
          </table:table-cell>
          <table:table-cell office:value-type="float" office:value="13.57064" calcext:value-type="float">
            <text:p>13.57064</text:p>
          </table:table-cell>
          <table:table-cell office:value-type="float" office:value="18.37674" calcext:value-type="float">
            <text:p>18.37674</text:p>
          </table:table-cell>
          <table:table-cell office:value-type="float" office:value="17.58356" calcext:value-type="float">
            <text:p>17.58356</text:p>
          </table:table-cell>
          <table:table-cell office:value-type="float" office:value="15.25657" calcext:value-type="float">
            <text:p>15.25657</text:p>
          </table:table-cell>
          <table:table-cell office:value-type="float" office:value="8.944557" calcext:value-type="float">
            <text:p>8.944557</text:p>
          </table:table-cell>
          <table:table-cell office:value-type="float" office:value="5.642808" calcext:value-type="float">
            <text:p>5.642808</text:p>
          </table:table-cell>
          <table:table-cell office:value-type="float" office:value="1152.667" calcext:value-type="float">
            <text:p>1152.667</text:p>
          </table:table-cell>
          <table:table-cell office:value-type="float" office:value="0" calcext:value-type="float">
            <text:p>0</text:p>
          </table:table-cell>
          <table:table-cell office:value-type="float" office:value="-0.5180095" calcext:value-type="float">
            <text:p>-0.51800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7.676401" calcext:value-type="float">
            <text:p>7.676401</text:p>
          </table:table-cell>
          <table:table-cell office:value-type="float" office:value="455.6922" calcext:value-type="float">
            <text:p>455.692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19279" calcext:value-type="float">
            <text:p>0.1219279</text:p>
          </table:table-cell>
          <table:table-cell office:value-type="float" office:value="11.51239" calcext:value-type="float">
            <text:p>11.51239</text:p>
          </table:table-cell>
          <table:table-cell office:value-type="float" office:value="0.01584384" calcext:value-type="float">
            <text:p>0.01584384</text:p>
          </table:table-cell>
          <table:table-cell office:value-type="float" office:value="0.02208822" calcext:value-type="float">
            <text:p>0.02208822</text:p>
          </table:table-cell>
          <table:table-cell office:value-type="float" office:value="0.0764036" calcext:value-type="float">
            <text:p>0.0764036</text:p>
          </table:table-cell>
          <table:table-cell office:value-type="float" office:value="6.409957" calcext:value-type="float">
            <text:p>6.409957</text:p>
          </table:table-cell>
          <table:table-cell office:value-type="float" office:value="-0.3474298" calcext:value-type="float">
            <text:p>-0.3474298</text:p>
          </table:table-cell>
          <table:table-cell office:value-type="float" office:value="-0.1932143" calcext:value-type="float">
            <text:p>-0.1932143</text:p>
          </table:table-cell>
          <table:table-cell office:value-type="float" office:value="0.005127104" calcext:value-type="float">
            <text:p>0.005127104</text:p>
          </table:table-cell>
          <table:table-cell office:value-type="float" office:value="8.608286" calcext:value-type="float">
            <text:p>8.608286</text:p>
          </table:table-cell>
          <table:table-cell office:value-type="float" office:value="2.422997" calcext:value-type="float">
            <text:p>2.422997</text:p>
          </table:table-cell>
          <table:table-cell office:value-type="float" office:value="0.1903557" calcext:value-type="float">
            <text:p>0.1903557</text:p>
          </table:table-cell>
          <table:table-cell office:value-type="float" office:value="0.05874635" calcext:value-type="float">
            <text:p>0.05874635</text:p>
          </table:table-cell>
          <table:table-cell office:value-type="float" office:value="0.02629536" calcext:value-type="float">
            <text:p>0.02629536</text:p>
          </table:table-cell>
          <table:table-cell office:value-type="float" office:value="0.01824399" calcext:value-type="float">
            <text:p>0.01824399</text:p>
          </table:table-cell>
          <table:table-cell office:value-type="float" office:value="0.01775915" calcext:value-type="float">
            <text:p>0.01775915</text:p>
          </table:table-cell>
          <table:table-cell office:value-type="float" office:value="0.01708076" calcext:value-type="float">
            <text:p>0.01708076</text:p>
          </table:table-cell>
          <table:table-cell office:value-type="float" office:value="0.01278116" calcext:value-type="float">
            <text:p>0.01278116</text:p>
          </table:table-cell>
          <table:table-cell office:value-type="float" office:value="2.984284" calcext:value-type="float">
            <text:p>2.984284</text:p>
          </table:table-cell>
          <table:table-cell office:value-type="float" office:value="5.868689" calcext:value-type="float">
            <text:p>5.868689</text:p>
          </table:table-cell>
          <table:table-cell office:value-type="float" office:value="11.7483" calcext:value-type="float">
            <text:p>11.7483</text:p>
          </table:table-cell>
          <table:table-cell office:value-type="float" office:value="15.53177" calcext:value-type="float">
            <text:p>15.53177</text:p>
          </table:table-cell>
          <table:table-cell office:value-type="float" office:value="17.76681" calcext:value-type="float">
            <text:p>17.76681</text:p>
          </table:table-cell>
          <table:table-cell office:value-type="float" office:value="16.96718" calcext:value-type="float">
            <text:p>16.96718</text:p>
          </table:table-cell>
          <table:table-cell office:value-type="float" office:value="9.290716" calcext:value-type="float">
            <text:p>9.290716</text:p>
          </table:table-cell>
          <table:table-cell office:value-type="float" office:value="5.686652" calcext:value-type="float">
            <text:p>5.686652</text:p>
          </table:table-cell>
          <table:table-cell office:value-type="float" office:value="1200.099" calcext:value-type="float">
            <text:p>1200.099</text:p>
          </table:table-cell>
          <table:table-cell office:value-type="float" office:value="0" calcext:value-type="float">
            <text:p>0</text:p>
          </table:table-cell>
          <table:table-cell office:value-type="float" office:value="-0.5240829" calcext:value-type="float">
            <text:p>-0.52408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7.638217" calcext:value-type="float">
            <text:p>7.638217</text:p>
          </table:table-cell>
          <table:table-cell office:value-type="float" office:value="455.6548" calcext:value-type="float">
            <text:p>455.654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28353" calcext:value-type="float">
            <text:p>0.1228353</text:p>
          </table:table-cell>
          <table:table-cell office:value-type="float" office:value="11.43148" calcext:value-type="float">
            <text:p>11.43148</text:p>
          </table:table-cell>
          <table:table-cell office:value-type="float" office:value="0.01584384" calcext:value-type="float">
            <text:p>0.01584384</text:p>
          </table:table-cell>
          <table:table-cell office:value-type="float" office:value="0.02241774" calcext:value-type="float">
            <text:p>0.02241774</text:p>
          </table:table-cell>
          <table:table-cell office:value-type="float" office:value="0.0764036" calcext:value-type="float">
            <text:p>0.0764036</text:p>
          </table:table-cell>
          <table:table-cell office:value-type="float" office:value="6.560601" calcext:value-type="float">
            <text:p>6.560601</text:p>
          </table:table-cell>
          <table:table-cell office:value-type="float" office:value="-0.3476126" calcext:value-type="float">
            <text:p>-0.3476126</text:p>
          </table:table-cell>
          <table:table-cell office:value-type="float" office:value="-0.1933387" calcext:value-type="float">
            <text:p>-0.1933387</text:p>
          </table:table-cell>
          <table:table-cell office:value-type="float" office:value="0.005127104" calcext:value-type="float">
            <text:p>0.005127104</text:p>
          </table:table-cell>
          <table:table-cell office:value-type="float" office:value="8.584949" calcext:value-type="float">
            <text:p>8.584949</text:p>
          </table:table-cell>
          <table:table-cell office:value-type="float" office:value="2.330336" calcext:value-type="float">
            <text:p>2.330336</text:p>
          </table:table-cell>
          <table:table-cell office:value-type="float" office:value="0.1431758" calcext:value-type="float">
            <text:p>0.1431758</text:p>
          </table:table-cell>
          <table:table-cell office:value-type="float" office:value="0.04883465" calcext:value-type="float">
            <text:p>0.04883465</text:p>
          </table:table-cell>
          <table:table-cell office:value-type="float" office:value="0.02542417" calcext:value-type="float">
            <text:p>0.02542417</text:p>
          </table:table-cell>
          <table:table-cell office:value-type="float" office:value="0.01814931" calcext:value-type="float">
            <text:p>0.01814931</text:p>
          </table:table-cell>
          <table:table-cell office:value-type="float" office:value="0.01766367" calcext:value-type="float">
            <text:p>0.01766367</text:p>
          </table:table-cell>
          <table:table-cell office:value-type="float" office:value="0.01677659" calcext:value-type="float">
            <text:p>0.01677659</text:p>
          </table:table-cell>
          <table:table-cell office:value-type="float" office:value="0.01282858" calcext:value-type="float">
            <text:p>0.01282858</text:p>
          </table:table-cell>
          <table:table-cell office:value-type="float" office:value="2.169211" calcext:value-type="float">
            <text:p>2.169211</text:p>
          </table:table-cell>
          <table:table-cell office:value-type="float" office:value="7.206564" calcext:value-type="float">
            <text:p>7.206564</text:p>
          </table:table-cell>
          <table:table-cell office:value-type="float" office:value="11.60381" calcext:value-type="float">
            <text:p>11.60381</text:p>
          </table:table-cell>
          <table:table-cell office:value-type="float" office:value="15.1467" calcext:value-type="float">
            <text:p>15.1467</text:p>
          </table:table-cell>
          <table:table-cell office:value-type="float" office:value="17.23966" calcext:value-type="float">
            <text:p>17.23966</text:p>
          </table:table-cell>
          <table:table-cell office:value-type="float" office:value="16.49674" calcext:value-type="float">
            <text:p>16.49674</text:p>
          </table:table-cell>
          <table:table-cell office:value-type="float" office:value="9.201327" calcext:value-type="float">
            <text:p>9.201327</text:p>
          </table:table-cell>
          <table:table-cell office:value-type="float" office:value="5.7264" calcext:value-type="float">
            <text:p>5.7264</text:p>
          </table:table-cell>
          <table:table-cell office:value-type="float" office:value="1288.235" calcext:value-type="float">
            <text:p>1288.235</text:p>
          </table:table-cell>
          <table:table-cell office:value-type="float" office:value="0" calcext:value-type="float">
            <text:p>0</text:p>
          </table:table-cell>
          <table:table-cell office:value-type="float" office:value="-0.5241073" calcext:value-type="float">
            <text:p>-0.52410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7.60322" calcext:value-type="float">
            <text:p>7.60322</text:p>
          </table:table-cell>
          <table:table-cell office:value-type="float" office:value="455.6168" calcext:value-type="float">
            <text:p>455.616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24129" calcext:value-type="float">
            <text:p>0.1224129</text:p>
          </table:table-cell>
          <table:table-cell office:value-type="float" office:value="11.39346" calcext:value-type="float">
            <text:p>11.39346</text:p>
          </table:table-cell>
          <table:table-cell office:value-type="float" office:value="0.01584384" calcext:value-type="float">
            <text:p>0.01584384</text:p>
          </table:table-cell>
          <table:table-cell office:value-type="float" office:value="0.02265065" calcext:value-type="float">
            <text:p>0.02265065</text:p>
          </table:table-cell>
          <table:table-cell office:value-type="float" office:value="0.0764036" calcext:value-type="float">
            <text:p>0.0764036</text:p>
          </table:table-cell>
          <table:table-cell office:value-type="float" office:value="6.667328" calcext:value-type="float">
            <text:p>6.667328</text:p>
          </table:table-cell>
          <table:table-cell office:value-type="float" office:value="-0.3477517" calcext:value-type="float">
            <text:p>-0.3477517</text:p>
          </table:table-cell>
          <table:table-cell office:value-type="float" office:value="-0.1934594" calcext:value-type="float">
            <text:p>-0.1934594</text:p>
          </table:table-cell>
          <table:table-cell office:value-type="float" office:value="0.005127109" calcext:value-type="float">
            <text:p>0.005127109</text:p>
          </table:table-cell>
          <table:table-cell office:value-type="float" office:value="8.565051" calcext:value-type="float">
            <text:p>8.565051</text:p>
          </table:table-cell>
          <table:table-cell office:value-type="float" office:value="2.215224" calcext:value-type="float">
            <text:p>2.215224</text:p>
          </table:table-cell>
          <table:table-cell office:value-type="float" office:value="0.1111498" calcext:value-type="float">
            <text:p>0.1111498</text:p>
          </table:table-cell>
          <table:table-cell office:value-type="float" office:value="0.04436149" calcext:value-type="float">
            <text:p>0.04436149</text:p>
          </table:table-cell>
          <table:table-cell office:value-type="float" office:value="0.02530885" calcext:value-type="float">
            <text:p>0.02530885</text:p>
          </table:table-cell>
          <table:table-cell office:value-type="float" office:value="0.01800396" calcext:value-type="float">
            <text:p>0.01800396</text:p>
          </table:table-cell>
          <table:table-cell office:value-type="float" office:value="0.01748419" calcext:value-type="float">
            <text:p>0.01748419</text:p>
          </table:table-cell>
          <table:table-cell office:value-type="float" office:value="0.0165667" calcext:value-type="float">
            <text:p>0.0165667</text:p>
          </table:table-cell>
          <table:table-cell office:value-type="float" office:value="0.01288749" calcext:value-type="float">
            <text:p>0.01288749</text:p>
          </table:table-cell>
          <table:table-cell office:value-type="float" office:value="1.939724" calcext:value-type="float">
            <text:p>1.939724</text:p>
          </table:table-cell>
          <table:table-cell office:value-type="float" office:value="8.108805" calcext:value-type="float">
            <text:p>8.108805</text:p>
          </table:table-cell>
          <table:table-cell office:value-type="float" office:value="11.68898" calcext:value-type="float">
            <text:p>11.68898</text:p>
          </table:table-cell>
          <table:table-cell office:value-type="float" office:value="15.0273" calcext:value-type="float">
            <text:p>15.0273</text:p>
          </table:table-cell>
          <table:table-cell office:value-type="float" office:value="16.9624" calcext:value-type="float">
            <text:p>16.9624</text:p>
          </table:table-cell>
          <table:table-cell office:value-type="float" office:value="16.13298" calcext:value-type="float">
            <text:p>16.13298</text:p>
          </table:table-cell>
          <table:table-cell office:value-type="float" office:value="9.06889" calcext:value-type="float">
            <text:p>9.06889</text:p>
          </table:table-cell>
          <table:table-cell office:value-type="float" office:value="5.740644" calcext:value-type="float">
            <text:p>5.740644</text:p>
          </table:table-cell>
          <table:table-cell office:value-type="float" office:value="1335.341" calcext:value-type="float">
            <text:p>1335.341</text:p>
          </table:table-cell>
          <table:table-cell office:value-type="float" office:value="0" calcext:value-type="float">
            <text:p>0</text:p>
          </table:table-cell>
          <table:table-cell office:value-type="float" office:value="-0.5241229" calcext:value-type="float">
            <text:p>-0.52412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7.566976" calcext:value-type="float">
            <text:p>7.566976</text:p>
          </table:table-cell>
          <table:table-cell office:value-type="float" office:value="455.5762" calcext:value-type="float">
            <text:p>455.576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19983" calcext:value-type="float">
            <text:p>0.1219983</text:p>
          </table:table-cell>
          <table:table-cell office:value-type="float" office:value="11.39592" calcext:value-type="float">
            <text:p>11.39592</text:p>
          </table:table-cell>
          <table:table-cell office:value-type="float" office:value="0.01584384" calcext:value-type="float">
            <text:p>0.01584384</text:p>
          </table:table-cell>
          <table:table-cell office:value-type="float" office:value="0.02281167" calcext:value-type="float">
            <text:p>0.02281167</text:p>
          </table:table-cell>
          <table:table-cell office:value-type="float" office:value="0.0764036" calcext:value-type="float">
            <text:p>0.0764036</text:p>
          </table:table-cell>
          <table:table-cell office:value-type="float" office:value="6.737191" calcext:value-type="float">
            <text:p>6.737191</text:p>
          </table:table-cell>
          <table:table-cell office:value-type="float" office:value="-0.3478822" calcext:value-type="float">
            <text:p>-0.3478822</text:p>
          </table:table-cell>
          <table:table-cell office:value-type="float" office:value="-0.1935776" calcext:value-type="float">
            <text:p>-0.1935776</text:p>
          </table:table-cell>
          <table:table-cell office:value-type="float" office:value="0.005127116" calcext:value-type="float">
            <text:p>0.005127116</text:p>
          </table:table-cell>
          <table:table-cell office:value-type="float" office:value="8.542628" calcext:value-type="float">
            <text:p>8.542628</text:p>
          </table:table-cell>
          <table:table-cell office:value-type="float" office:value="2.108157" calcext:value-type="float">
            <text:p>2.108157</text:p>
          </table:table-cell>
          <table:table-cell office:value-type="float" office:value="0.09380979" calcext:value-type="float">
            <text:p>0.09380979</text:p>
          </table:table-cell>
          <table:table-cell office:value-type="float" office:value="0.04460918" calcext:value-type="float">
            <text:p>0.04460918</text:p>
          </table:table-cell>
          <table:table-cell office:value-type="float" office:value="0.0263771" calcext:value-type="float">
            <text:p>0.0263771</text:p>
          </table:table-cell>
          <table:table-cell office:value-type="float" office:value="0.0179729" calcext:value-type="float">
            <text:p>0.0179729</text:p>
          </table:table-cell>
          <table:table-cell office:value-type="float" office:value="0.01736954" calcext:value-type="float">
            <text:p>0.01736954</text:p>
          </table:table-cell>
          <table:table-cell office:value-type="float" office:value="0.01644504" calcext:value-type="float">
            <text:p>0.01644504</text:p>
          </table:table-cell>
          <table:table-cell office:value-type="float" office:value="0.0129467" calcext:value-type="float">
            <text:p>0.0129467</text:p>
          </table:table-cell>
          <table:table-cell office:value-type="float" office:value="1.946136" calcext:value-type="float">
            <text:p>1.946136</text:p>
          </table:table-cell>
          <table:table-cell office:value-type="float" office:value="8.903255" calcext:value-type="float">
            <text:p>8.903255</text:p>
          </table:table-cell>
          <table:table-cell office:value-type="float" office:value="11.93075" calcext:value-type="float">
            <text:p>11.93075</text:p>
          </table:table-cell>
          <table:table-cell office:value-type="float" office:value="15.06603" calcext:value-type="float">
            <text:p>15.06603</text:p>
          </table:table-cell>
          <table:table-cell office:value-type="float" office:value="16.84237" calcext:value-type="float">
            <text:p>16.84237</text:p>
          </table:table-cell>
          <table:table-cell office:value-type="float" office:value="15.90036" calcext:value-type="float">
            <text:p>15.90036</text:p>
          </table:table-cell>
          <table:table-cell office:value-type="float" office:value="9.003991" calcext:value-type="float">
            <text:p>9.003991</text:p>
          </table:table-cell>
          <table:table-cell office:value-type="float" office:value="5.734232" calcext:value-type="float">
            <text:p>5.734232</text:p>
          </table:table-cell>
          <table:table-cell office:value-type="float" office:value="1364.202" calcext:value-type="float">
            <text:p>1364.202</text:p>
          </table:table-cell>
          <table:table-cell office:value-type="float" office:value="0" calcext:value-type="float">
            <text:p>0</text:p>
          </table:table-cell>
          <table:table-cell office:value-type="float" office:value="-0.5241437" calcext:value-type="float">
            <text:p>-0.52414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7.534485" calcext:value-type="float">
            <text:p>7.534485</text:p>
          </table:table-cell>
          <table:table-cell office:value-type="float" office:value="455.5382" calcext:value-type="float">
            <text:p>455.538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16516" calcext:value-type="float">
            <text:p>0.1216516</text:p>
          </table:table-cell>
          <table:table-cell office:value-type="float" office:value="11.42016" calcext:value-type="float">
            <text:p>11.42016</text:p>
          </table:table-cell>
          <table:table-cell office:value-type="float" office:value="0.01584384" calcext:value-type="float">
            <text:p>0.01584384</text:p>
          </table:table-cell>
          <table:table-cell office:value-type="float" office:value="0.02291962" calcext:value-type="float">
            <text:p>0.02291962</text:p>
          </table:table-cell>
          <table:table-cell office:value-type="float" office:value="0.0764036" calcext:value-type="float">
            <text:p>0.0764036</text:p>
          </table:table-cell>
          <table:table-cell office:value-type="float" office:value="6.781794" calcext:value-type="float">
            <text:p>6.781794</text:p>
          </table:table-cell>
          <table:table-cell office:value-type="float" office:value="-0.34909" calcext:value-type="float">
            <text:p>-0.34909</text:p>
          </table:table-cell>
          <table:table-cell office:value-type="float" office:value="-0.196114" calcext:value-type="float">
            <text:p>-0.196114</text:p>
          </table:table-cell>
          <table:table-cell office:value-type="float" office:value="0.005127467" calcext:value-type="float">
            <text:p>0.005127467</text:p>
          </table:table-cell>
          <table:table-cell office:value-type="float" office:value="8.528008" calcext:value-type="float">
            <text:p>8.528008</text:p>
          </table:table-cell>
          <table:table-cell office:value-type="float" office:value="2.133518" calcext:value-type="float">
            <text:p>2.133518</text:p>
          </table:table-cell>
          <table:table-cell office:value-type="float" office:value="0.07521361" calcext:value-type="float">
            <text:p>0.07521361</text:p>
          </table:table-cell>
          <table:table-cell office:value-type="float" office:value="0.04087954" calcext:value-type="float">
            <text:p>0.04087954</text:p>
          </table:table-cell>
          <table:table-cell office:value-type="float" office:value="0.02500369" calcext:value-type="float">
            <text:p>0.02500369</text:p>
          </table:table-cell>
          <table:table-cell office:value-type="float" office:value="0.0178534" calcext:value-type="float">
            <text:p>0.0178534</text:p>
          </table:table-cell>
          <table:table-cell office:value-type="float" office:value="0.01725577" calcext:value-type="float">
            <text:p>0.01725577</text:p>
          </table:table-cell>
          <table:table-cell office:value-type="float" office:value="0.01638777" calcext:value-type="float">
            <text:p>0.01638777</text:p>
          </table:table-cell>
          <table:table-cell office:value-type="float" office:value="0.0130014" calcext:value-type="float">
            <text:p>0.0130014</text:p>
          </table:table-cell>
          <table:table-cell office:value-type="float" office:value="2.204248" calcext:value-type="float">
            <text:p>2.204248</text:p>
          </table:table-cell>
          <table:table-cell office:value-type="float" office:value="9.384748" calcext:value-type="float">
            <text:p>9.384748</text:p>
          </table:table-cell>
          <table:table-cell office:value-type="float" office:value="12.22189" calcext:value-type="float">
            <text:p>12.22189</text:p>
          </table:table-cell>
          <table:table-cell office:value-type="float" office:value="15.19098" calcext:value-type="float">
            <text:p>15.19098</text:p>
          </table:table-cell>
          <table:table-cell office:value-type="float" office:value="16.82124" calcext:value-type="float">
            <text:p>16.82124</text:p>
          </table:table-cell>
          <table:table-cell office:value-type="float" office:value="15.77061" calcext:value-type="float">
            <text:p>15.77061</text:p>
          </table:table-cell>
          <table:table-cell office:value-type="float" office:value="8.984939" calcext:value-type="float">
            <text:p>8.984939</text:p>
          </table:table-cell>
          <table:table-cell office:value-type="float" office:value="5.718844" calcext:value-type="float">
            <text:p>5.718844</text:p>
          </table:table-cell>
          <table:table-cell office:value-type="float" office:value="1364.003" calcext:value-type="float">
            <text:p>1364.003</text:p>
          </table:table-cell>
          <table:table-cell office:value-type="float" office:value="0" calcext:value-type="float">
            <text:p>0</text:p>
          </table:table-cell>
          <table:table-cell office:value-type="float" office:value="-0.5244834" calcext:value-type="float">
            <text:p>-0.52448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7.49389" calcext:value-type="float">
            <text:p>7.49389</text:p>
          </table:table-cell>
          <table:table-cell office:value-type="float" office:value="455.4995" calcext:value-type="float">
            <text:p>455.499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40034" calcext:value-type="float">
            <text:p>0.1240034</text:p>
          </table:table-cell>
          <table:table-cell office:value-type="float" office:value="11.46329" calcext:value-type="float">
            <text:p>11.46329</text:p>
          </table:table-cell>
          <table:table-cell office:value-type="float" office:value="0.01584384" calcext:value-type="float">
            <text:p>0.01584384</text:p>
          </table:table-cell>
          <table:table-cell office:value-type="float" office:value="0.02299577" calcext:value-type="float">
            <text:p>0.02299577</text:p>
          </table:table-cell>
          <table:table-cell office:value-type="float" office:value="0.0764036" calcext:value-type="float">
            <text:p>0.0764036</text:p>
          </table:table-cell>
          <table:table-cell office:value-type="float" office:value="6.810687" calcext:value-type="float">
            <text:p>6.810687</text:p>
          </table:table-cell>
          <table:table-cell office:value-type="float" office:value="-0.3497755" calcext:value-type="float">
            <text:p>-0.3497755</text:p>
          </table:table-cell>
          <table:table-cell office:value-type="float" office:value="-0.1969379" calcext:value-type="float">
            <text:p>-0.1969379</text:p>
          </table:table-cell>
          <table:table-cell office:value-type="float" office:value="0.005127467" calcext:value-type="float">
            <text:p>0.005127467</text:p>
          </table:table-cell>
          <table:table-cell office:value-type="float" office:value="8.497354" calcext:value-type="float">
            <text:p>8.497354</text:p>
          </table:table-cell>
          <table:table-cell office:value-type="float" office:value="2.066537" calcext:value-type="float">
            <text:p>2.066537</text:p>
          </table:table-cell>
          <table:table-cell office:value-type="float" office:value="0.07633114" calcext:value-type="float">
            <text:p>0.07633114</text:p>
          </table:table-cell>
          <table:table-cell office:value-type="float" office:value="0.04504787" calcext:value-type="float">
            <text:p>0.04504787</text:p>
          </table:table-cell>
          <table:table-cell office:value-type="float" office:value="0.02705278" calcext:value-type="float">
            <text:p>0.02705278</text:p>
          </table:table-cell>
          <table:table-cell office:value-type="float" office:value="0.01797731" calcext:value-type="float">
            <text:p>0.01797731</text:p>
          </table:table-cell>
          <table:table-cell office:value-type="float" office:value="0.01725124" calcext:value-type="float">
            <text:p>0.01725124</text:p>
          </table:table-cell>
          <table:table-cell office:value-type="float" office:value="0.01636224" calcext:value-type="float">
            <text:p>0.01636224</text:p>
          </table:table-cell>
          <table:table-cell office:value-type="float" office:value="0.01305868" calcext:value-type="float">
            <text:p>0.01305868</text:p>
          </table:table-cell>
          <table:table-cell office:value-type="float" office:value="2.283714" calcext:value-type="float">
            <text:p>2.283714</text:p>
          </table:table-cell>
          <table:table-cell office:value-type="float" office:value="10.14232" calcext:value-type="float">
            <text:p>10.14232</text:p>
          </table:table-cell>
          <table:table-cell office:value-type="float" office:value="12.58919" calcext:value-type="float">
            <text:p>12.58919</text:p>
          </table:table-cell>
          <table:table-cell office:value-type="float" office:value="15.3653" calcext:value-type="float">
            <text:p>15.3653</text:p>
          </table:table-cell>
          <table:table-cell office:value-type="float" office:value="16.85379" calcext:value-type="float">
            <text:p>16.85379</text:p>
          </table:table-cell>
          <table:table-cell office:value-type="float" office:value="15.70305" calcext:value-type="float">
            <text:p>15.70305</text:p>
          </table:table-cell>
          <table:table-cell office:value-type="float" office:value="8.990197" calcext:value-type="float">
            <text:p>8.990197</text:p>
          </table:table-cell>
          <table:table-cell office:value-type="float" office:value="5.70262" calcext:value-type="float">
            <text:p>5.70262</text:p>
          </table:table-cell>
          <table:table-cell office:value-type="float" office:value="1437.124" calcext:value-type="float">
            <text:p>1437.124</text:p>
          </table:table-cell>
          <table:table-cell office:value-type="float" office:value="0" calcext:value-type="float">
            <text:p>0</text:p>
          </table:table-cell>
          <table:table-cell office:value-type="float" office:value="-0.5245903" calcext:value-type="float">
            <text:p>-0.52459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7.454522" calcext:value-type="float">
            <text:p>7.454522</text:p>
          </table:table-cell>
          <table:table-cell office:value-type="float" office:value="455.4573" calcext:value-type="float">
            <text:p>455.457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52523" calcext:value-type="float">
            <text:p>0.1252523</text:p>
          </table:table-cell>
          <table:table-cell office:value-type="float" office:value="11.52042" calcext:value-type="float">
            <text:p>11.52042</text:p>
          </table:table-cell>
          <table:table-cell office:value-type="float" office:value="0.01584384" calcext:value-type="float">
            <text:p>0.01584384</text:p>
          </table:table-cell>
          <table:table-cell office:value-type="float" office:value="0.02305549" calcext:value-type="float">
            <text:p>0.02305549</text:p>
          </table:table-cell>
          <table:table-cell office:value-type="float" office:value="0.0764036" calcext:value-type="float">
            <text:p>0.0764036</text:p>
          </table:table-cell>
          <table:table-cell office:value-type="float" office:value="6.8306" calcext:value-type="float">
            <text:p>6.8306</text:p>
          </table:table-cell>
          <table:table-cell office:value-type="float" office:value="-0.3505485" calcext:value-type="float">
            <text:p>-0.3505485</text:p>
          </table:table-cell>
          <table:table-cell office:value-type="float" office:value="-0.198547" calcext:value-type="float">
            <text:p>-0.198547</text:p>
          </table:table-cell>
          <table:table-cell office:value-type="float" office:value="0.005127796" calcext:value-type="float">
            <text:p>0.005127796</text:p>
          </table:table-cell>
          <table:table-cell office:value-type="float" office:value="8.473347" calcext:value-type="float">
            <text:p>8.473347</text:p>
          </table:table-cell>
          <table:table-cell office:value-type="float" office:value="2.009819" calcext:value-type="float">
            <text:p>2.009819</text:p>
          </table:table-cell>
          <table:table-cell office:value-type="float" office:value="0.06971914" calcext:value-type="float">
            <text:p>0.06971914</text:p>
          </table:table-cell>
          <table:table-cell office:value-type="float" office:value="0.04463003" calcext:value-type="float">
            <text:p>0.04463003</text:p>
          </table:table-cell>
          <table:table-cell office:value-type="float" office:value="0.02722446" calcext:value-type="float">
            <text:p>0.02722446</text:p>
          </table:table-cell>
          <table:table-cell office:value-type="float" office:value="0.01805775" calcext:value-type="float">
            <text:p>0.01805775</text:p>
          </table:table-cell>
          <table:table-cell office:value-type="float" office:value="0.01728146" calcext:value-type="float">
            <text:p>0.01728146</text:p>
          </table:table-cell>
          <table:table-cell office:value-type="float" office:value="0.01637759" calcext:value-type="float">
            <text:p>0.01637759</text:p>
          </table:table-cell>
          <table:table-cell office:value-type="float" office:value="0.01310218" calcext:value-type="float">
            <text:p>0.01310218</text:p>
          </table:table-cell>
          <table:table-cell office:value-type="float" office:value="2.460044" calcext:value-type="float">
            <text:p>2.460044</text:p>
          </table:table-cell>
          <table:table-cell office:value-type="float" office:value="10.85393" calcext:value-type="float">
            <text:p>10.85393</text:p>
          </table:table-cell>
          <table:table-cell office:value-type="float" office:value="13.00264" calcext:value-type="float">
            <text:p>13.00264</text:p>
          </table:table-cell>
          <table:table-cell office:value-type="float" office:value="15.58338" calcext:value-type="float">
            <text:p>15.58338</text:p>
          </table:table-cell>
          <table:table-cell office:value-type="float" office:value="16.92565" calcext:value-type="float">
            <text:p>16.92565</text:p>
          </table:table-cell>
          <table:table-cell office:value-type="float" office:value="15.68325" calcext:value-type="float">
            <text:p>15.68325</text:p>
          </table:table-cell>
          <table:table-cell office:value-type="float" office:value="9.012733" calcext:value-type="float">
            <text:p>9.012733</text:p>
          </table:table-cell>
          <table:table-cell office:value-type="float" office:value="5.687438" calcext:value-type="float">
            <text:p>5.687438</text:p>
          </table:table-cell>
          <table:table-cell office:value-type="float" office:value="1489.575" calcext:value-type="float">
            <text:p>1489.575</text:p>
          </table:table-cell>
          <table:table-cell office:value-type="float" office:value="0" calcext:value-type="float">
            <text:p>0</text:p>
          </table:table-cell>
          <table:table-cell office:value-type="float" office:value="-0.5248224" calcext:value-type="float">
            <text:p>-0.52482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7.419249" calcext:value-type="float">
            <text:p>7.419249</text:p>
          </table:table-cell>
          <table:table-cell office:value-type="float" office:value="455.4144" calcext:value-type="float">
            <text:p>455.414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46707" calcext:value-type="float">
            <text:p>0.1246707</text:p>
          </table:table-cell>
          <table:table-cell office:value-type="float" office:value="11.58065" calcext:value-type="float">
            <text:p>11.58065</text:p>
          </table:table-cell>
          <table:table-cell office:value-type="float" office:value="0.01584384" calcext:value-type="float">
            <text:p>0.01584384</text:p>
          </table:table-cell>
          <table:table-cell office:value-type="float" office:value="0.02310006" calcext:value-type="float">
            <text:p>0.02310006</text:p>
          </table:table-cell>
          <table:table-cell office:value-type="float" office:value="0.0764036" calcext:value-type="float">
            <text:p>0.0764036</text:p>
          </table:table-cell>
          <table:table-cell office:value-type="float" office:value="6.844201" calcext:value-type="float">
            <text:p>6.844201</text:p>
          </table:table-cell>
          <table:table-cell office:value-type="float" office:value="-0.3506439" calcext:value-type="float">
            <text:p>-0.3506439</text:p>
          </table:table-cell>
          <table:table-cell office:value-type="float" office:value="-0.1986491" calcext:value-type="float">
            <text:p>-0.1986491</text:p>
          </table:table-cell>
          <table:table-cell office:value-type="float" office:value="0.005127796" calcext:value-type="float">
            <text:p>0.005127796</text:p>
          </table:table-cell>
          <table:table-cell office:value-type="float" office:value="8.453977" calcext:value-type="float">
            <text:p>8.453977</text:p>
          </table:table-cell>
          <table:table-cell office:value-type="float" office:value="1.873247" calcext:value-type="float">
            <text:p>1.873247</text:p>
          </table:table-cell>
          <table:table-cell office:value-type="float" office:value="0.06655284" calcext:value-type="float">
            <text:p>0.06655284</text:p>
          </table:table-cell>
          <table:table-cell office:value-type="float" office:value="0.04444138" calcext:value-type="float">
            <text:p>0.04444138</text:p>
          </table:table-cell>
          <table:table-cell office:value-type="float" office:value="0.02704188" calcext:value-type="float">
            <text:p>0.02704188</text:p>
          </table:table-cell>
          <table:table-cell office:value-type="float" office:value="0.01807632" calcext:value-type="float">
            <text:p>0.01807632</text:p>
          </table:table-cell>
          <table:table-cell office:value-type="float" office:value="0.01727426" calcext:value-type="float">
            <text:p>0.01727426</text:p>
          </table:table-cell>
          <table:table-cell office:value-type="float" office:value="0.01639857" calcext:value-type="float">
            <text:p>0.01639857</text:p>
          </table:table-cell>
          <table:table-cell office:value-type="float" office:value="0.01314555" calcext:value-type="float">
            <text:p>0.01314555</text:p>
          </table:table-cell>
          <table:table-cell office:value-type="float" office:value="2.551807" calcext:value-type="float">
            <text:p>2.551807</text:p>
          </table:table-cell>
          <table:table-cell office:value-type="float" office:value="11.56225" calcext:value-type="float">
            <text:p>11.56225</text:p>
          </table:table-cell>
          <table:table-cell office:value-type="float" office:value="13.41003" calcext:value-type="float">
            <text:p>13.41003</text:p>
          </table:table-cell>
          <table:table-cell office:value-type="float" office:value="15.8163" calcext:value-type="float">
            <text:p>15.8163</text:p>
          </table:table-cell>
          <table:table-cell office:value-type="float" office:value="17.01401" calcext:value-type="float">
            <text:p>17.01401</text:p>
          </table:table-cell>
          <table:table-cell office:value-type="float" office:value="15.68194" calcext:value-type="float">
            <text:p>15.68194</text:p>
          </table:table-cell>
          <table:table-cell office:value-type="float" office:value="9.047435" calcext:value-type="float">
            <text:p>9.047435</text:p>
          </table:table-cell>
          <table:table-cell office:value-type="float" office:value="5.673592" calcext:value-type="float">
            <text:p>5.673592</text:p>
          </table:table-cell>
          <table:table-cell office:value-type="float" office:value="1519.1" calcext:value-type="float">
            <text:p>1519.1</text:p>
          </table:table-cell>
          <table:table-cell office:value-type="float" office:value="0" calcext:value-type="float">
            <text:p>0</text:p>
          </table:table-cell>
          <table:table-cell office:value-type="float" office:value="-0.5248376" calcext:value-type="float">
            <text:p>-0.524837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7.38797" calcext:value-type="float">
            <text:p>7.38797</text:p>
          </table:table-cell>
          <table:table-cell office:value-type="float" office:value="455.3744" calcext:value-type="float">
            <text:p>455.374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01236" calcext:value-type="float">
            <text:p>0.1201236</text:p>
          </table:table-cell>
          <table:table-cell office:value-type="float" office:value="11.65607" calcext:value-type="float">
            <text:p>11.65607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31472" calcext:value-type="float">
            <text:p>0.0231472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6.858099" calcext:value-type="float">
            <text:p>6.858099</text:p>
          </table:table-cell>
          <table:table-cell office:value-type="float" office:value="-0.350716" calcext:value-type="float">
            <text:p>-0.350716</text:p>
          </table:table-cell>
          <table:table-cell office:value-type="float" office:value="-0.1992181" calcext:value-type="float">
            <text:p>-0.1992181</text:p>
          </table:table-cell>
          <table:table-cell office:value-type="float" office:value="0.005137385" calcext:value-type="float">
            <text:p>0.005137385</text:p>
          </table:table-cell>
          <table:table-cell office:value-type="float" office:value="8.441413" calcext:value-type="float">
            <text:p>8.441413</text:p>
          </table:table-cell>
          <table:table-cell office:value-type="float" office:value="1.90826" calcext:value-type="float">
            <text:p>1.90826</text:p>
          </table:table-cell>
          <table:table-cell office:value-type="float" office:value="0.2568174" calcext:value-type="float">
            <text:p>0.2568174</text:p>
          </table:table-cell>
          <table:table-cell office:value-type="float" office:value="0.05773755" calcext:value-type="float">
            <text:p>0.05773755</text:p>
          </table:table-cell>
          <table:table-cell office:value-type="float" office:value="0.02624008" calcext:value-type="float">
            <text:p>0.02624008</text:p>
          </table:table-cell>
          <table:table-cell office:value-type="float" office:value="0.01792575" calcext:value-type="float">
            <text:p>0.01792575</text:p>
          </table:table-cell>
          <table:table-cell office:value-type="float" office:value="0.01720618" calcext:value-type="float">
            <text:p>0.01720618</text:p>
          </table:table-cell>
          <table:table-cell office:value-type="float" office:value="0.01787362" calcext:value-type="float">
            <text:p>0.01787362</text:p>
          </table:table-cell>
          <table:table-cell office:value-type="float" office:value="0.01318885" calcext:value-type="float">
            <text:p>0.01318885</text:p>
          </table:table-cell>
          <table:table-cell office:value-type="float" office:value="2.135387" calcext:value-type="float">
            <text:p>2.135387</text:p>
          </table:table-cell>
          <table:table-cell office:value-type="float" office:value="8.279235" calcext:value-type="float">
            <text:p>8.279235</text:p>
          </table:table-cell>
          <table:table-cell office:value-type="float" office:value="15.09967" calcext:value-type="float">
            <text:p>15.09967</text:p>
          </table:table-cell>
          <table:table-cell office:value-type="float" office:value="16.27429" calcext:value-type="float">
            <text:p>16.27429</text:p>
          </table:table-cell>
          <table:table-cell office:value-type="float" office:value="17.12654" calcext:value-type="float">
            <text:p>17.12654</text:p>
          </table:table-cell>
          <table:table-cell office:value-type="float" office:value="15.72047" calcext:value-type="float">
            <text:p>15.72047</text:p>
          </table:table-cell>
          <table:table-cell office:value-type="float" office:value="9.062723" calcext:value-type="float">
            <text:p>9.062723</text:p>
          </table:table-cell>
          <table:table-cell office:value-type="float" office:value="5.662493" calcext:value-type="float">
            <text:p>5.662493</text:p>
          </table:table-cell>
          <table:table-cell office:value-type="float" office:value="1234.172" calcext:value-type="float">
            <text:p>1234.172</text:p>
          </table:table-cell>
          <table:table-cell office:value-type="float" office:value="0" calcext:value-type="float">
            <text:p>0</text:p>
          </table:table-cell>
          <table:table-cell office:value-type="float" office:value="-0.5248715" calcext:value-type="float">
            <text:p>-0.52487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7.365988" calcext:value-type="float">
            <text:p>7.365988</text:p>
          </table:table-cell>
          <table:table-cell office:value-type="float" office:value="455.3428" calcext:value-type="float">
            <text:p>455.342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59667" calcext:value-type="float">
            <text:p>0.1059667</text:p>
          </table:table-cell>
          <table:table-cell office:value-type="float" office:value="11.61113" calcext:value-type="float">
            <text:p>11.61113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349102" calcext:value-type="float">
            <text:p>0.02349102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6.988719" calcext:value-type="float">
            <text:p>6.988719</text:p>
          </table:table-cell>
          <table:table-cell office:value-type="float" office:value="-0.3512815" calcext:value-type="float">
            <text:p>-0.3512815</text:p>
          </table:table-cell>
          <table:table-cell office:value-type="float" office:value="-0.2054907" calcext:value-type="float">
            <text:p>-0.2054907</text:p>
          </table:table-cell>
          <table:table-cell office:value-type="float" office:value="0.00515928" calcext:value-type="float">
            <text:p>0.00515928</text:p>
          </table:table-cell>
          <table:table-cell office:value-type="float" office:value="8.447417" calcext:value-type="float">
            <text:p>8.447417</text:p>
          </table:table-cell>
          <table:table-cell office:value-type="float" office:value="1.635944" calcext:value-type="float">
            <text:p>1.635944</text:p>
          </table:table-cell>
          <table:table-cell office:value-type="float" office:value="0.09108754" calcext:value-type="float">
            <text:p>0.09108754</text:p>
          </table:table-cell>
          <table:table-cell office:value-type="float" office:value="0.03777239" calcext:value-type="float">
            <text:p>0.03777239</text:p>
          </table:table-cell>
          <table:table-cell office:value-type="float" office:value="0.02405073" calcext:value-type="float">
            <text:p>0.02405073</text:p>
          </table:table-cell>
          <table:table-cell office:value-type="float" office:value="0.01834735" calcext:value-type="float">
            <text:p>0.01834735</text:p>
          </table:table-cell>
          <table:table-cell office:value-type="float" office:value="0.01749067" calcext:value-type="float">
            <text:p>0.01749067</text:p>
          </table:table-cell>
          <table:table-cell office:value-type="float" office:value="0.01685489" calcext:value-type="float">
            <text:p>0.01685489</text:p>
          </table:table-cell>
          <table:table-cell office:value-type="float" office:value="0.01320715" calcext:value-type="float">
            <text:p>0.01320715</text:p>
          </table:table-cell>
          <table:table-cell office:value-type="float" office:value="3.458273" calcext:value-type="float">
            <text:p>3.458273</text:p>
          </table:table-cell>
          <table:table-cell office:value-type="float" office:value="6.5864" calcext:value-type="float">
            <text:p>6.5864</text:p>
          </table:table-cell>
          <table:table-cell office:value-type="float" office:value="12.50307" calcext:value-type="float">
            <text:p>12.50307</text:p>
          </table:table-cell>
          <table:table-cell office:value-type="float" office:value="16.46936" calcext:value-type="float">
            <text:p>16.46936</text:p>
          </table:table-cell>
          <table:table-cell office:value-type="float" office:value="18.30543" calcext:value-type="float">
            <text:p>18.30543</text:p>
          </table:table-cell>
          <table:table-cell office:value-type="float" office:value="16.60112" calcext:value-type="float">
            <text:p>16.60112</text:p>
          </table:table-cell>
          <table:table-cell office:value-type="float" office:value="8.912088" calcext:value-type="float">
            <text:p>8.912088</text:p>
          </table:table-cell>
          <table:table-cell office:value-type="float" office:value="5.682819" calcext:value-type="float">
            <text:p>5.682819</text:p>
          </table:table-cell>
          <table:table-cell office:value-type="float" office:value="1160.56" calcext:value-type="float">
            <text:p>1160.56</text:p>
          </table:table-cell>
          <table:table-cell office:value-type="float" office:value="0" calcext:value-type="float">
            <text:p>0</text:p>
          </table:table-cell>
          <table:table-cell office:value-type="float" office:value="-0.5269886" calcext:value-type="float">
            <text:p>-0.52698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7.332367" calcext:value-type="float">
            <text:p>7.332367</text:p>
          </table:table-cell>
          <table:table-cell office:value-type="float" office:value="455.3062" calcext:value-type="float">
            <text:p>455.306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79217" calcext:value-type="float">
            <text:p>0.1079217</text:p>
          </table:table-cell>
          <table:table-cell office:value-type="float" office:value="11.57358" calcext:value-type="float">
            <text:p>11.57358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371235" calcext:value-type="float">
            <text:p>0.02371235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089851" calcext:value-type="float">
            <text:p>7.089851</text:p>
          </table:table-cell>
          <table:table-cell office:value-type="float" office:value="-0.3513682" calcext:value-type="float">
            <text:p>-0.3513682</text:p>
          </table:table-cell>
          <table:table-cell office:value-type="float" office:value="-0.2056336" calcext:value-type="float">
            <text:p>-0.2056336</text:p>
          </table:table-cell>
          <table:table-cell office:value-type="float" office:value="0.00515928" calcext:value-type="float">
            <text:p>0.00515928</text:p>
          </table:table-cell>
          <table:table-cell office:value-type="float" office:value="8.425232" calcext:value-type="float">
            <text:p>8.425232</text:p>
          </table:table-cell>
          <table:table-cell office:value-type="float" office:value="1.602187" calcext:value-type="float">
            <text:p>1.602187</text:p>
          </table:table-cell>
          <table:table-cell office:value-type="float" office:value="0.07559052" calcext:value-type="float">
            <text:p>0.07559052</text:p>
          </table:table-cell>
          <table:table-cell office:value-type="float" office:value="0.03833662" calcext:value-type="float">
            <text:p>0.03833662</text:p>
          </table:table-cell>
          <table:table-cell office:value-type="float" office:value="0.02425414" calcext:value-type="float">
            <text:p>0.02425414</text:p>
          </table:table-cell>
          <table:table-cell office:value-type="float" office:value="0.01839499" calcext:value-type="float">
            <text:p>0.01839499</text:p>
          </table:table-cell>
          <table:table-cell office:value-type="float" office:value="0.01754878" calcext:value-type="float">
            <text:p>0.01754878</text:p>
          </table:table-cell>
          <table:table-cell office:value-type="float" office:value="0.01677014" calcext:value-type="float">
            <text:p>0.01677014</text:p>
          </table:table-cell>
          <table:table-cell office:value-type="float" office:value="0.01323827" calcext:value-type="float">
            <text:p>0.01323827</text:p>
          </table:table-cell>
          <table:table-cell office:value-type="float" office:value="2.664479" calcext:value-type="float">
            <text:p>2.664479</text:p>
          </table:table-cell>
          <table:table-cell office:value-type="float" office:value="7.788657" calcext:value-type="float">
            <text:p>7.788657</text:p>
          </table:table-cell>
          <table:table-cell office:value-type="float" office:value="12.34811" calcext:value-type="float">
            <text:p>12.34811</text:p>
          </table:table-cell>
          <table:table-cell office:value-type="float" office:value="16.12999" calcext:value-type="float">
            <text:p>16.12999</text:p>
          </table:table-cell>
          <table:table-cell office:value-type="float" office:value="18.00524" calcext:value-type="float">
            <text:p>18.00524</text:p>
          </table:table-cell>
          <table:table-cell office:value-type="float" office:value="16.51832" calcext:value-type="float">
            <text:p>16.51832</text:p>
          </table:table-cell>
          <table:table-cell office:value-type="float" office:value="8.954944" calcext:value-type="float">
            <text:p>8.954944</text:p>
          </table:table-cell>
          <table:table-cell office:value-type="float" office:value="5.689045" calcext:value-type="float">
            <text:p>5.689045</text:p>
          </table:table-cell>
          <table:table-cell office:value-type="float" office:value="1224.806" calcext:value-type="float">
            <text:p>1224.806</text:p>
          </table:table-cell>
          <table:table-cell office:value-type="float" office:value="0" calcext:value-type="float">
            <text:p>0</text:p>
          </table:table-cell>
          <table:table-cell office:value-type="float" office:value="-0.5270005" calcext:value-type="float">
            <text:p>-0.52700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7.294718" calcext:value-type="float">
            <text:p>7.294718</text:p>
          </table:table-cell>
          <table:table-cell office:value-type="float" office:value="455.2646" calcext:value-type="float">
            <text:p>455.264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00995" calcext:value-type="float">
            <text:p>0.1100995</text:p>
          </table:table-cell>
          <table:table-cell office:value-type="float" office:value="11.58282" calcext:value-type="float">
            <text:p>11.58282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386389" calcext:value-type="float">
            <text:p>0.02386389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152717" calcext:value-type="float">
            <text:p>7.152717</text:p>
          </table:table-cell>
          <table:table-cell office:value-type="float" office:value="-0.3514476" calcext:value-type="float">
            <text:p>-0.3514476</text:p>
          </table:table-cell>
          <table:table-cell office:value-type="float" office:value="-0.2057251" calcext:value-type="float">
            <text:p>-0.2057251</text:p>
          </table:table-cell>
          <table:table-cell office:value-type="float" office:value="0.005159282" calcext:value-type="float">
            <text:p>0.005159282</text:p>
          </table:table-cell>
          <table:table-cell office:value-type="float" office:value="8.39667" calcext:value-type="float">
            <text:p>8.39667</text:p>
          </table:table-cell>
          <table:table-cell office:value-type="float" office:value="1.587265" calcext:value-type="float">
            <text:p>1.587265</text:p>
          </table:table-cell>
          <table:table-cell office:value-type="float" office:value="0.07215089" calcext:value-type="float">
            <text:p>0.07215089</text:p>
          </table:table-cell>
          <table:table-cell office:value-type="float" office:value="0.04228635" calcext:value-type="float">
            <text:p>0.04228635</text:p>
          </table:table-cell>
          <table:table-cell office:value-type="float" office:value="0.02608566" calcext:value-type="float">
            <text:p>0.02608566</text:p>
          </table:table-cell>
          <table:table-cell office:value-type="float" office:value="0.01847392" calcext:value-type="float">
            <text:p>0.01847392</text:p>
          </table:table-cell>
          <table:table-cell office:value-type="float" office:value="0.01756366" calcext:value-type="float">
            <text:p>0.01756366</text:p>
          </table:table-cell>
          <table:table-cell office:value-type="float" office:value="0.01673391" calcext:value-type="float">
            <text:p>0.01673391</text:p>
          </table:table-cell>
          <table:table-cell office:value-type="float" office:value="0.01328004" calcext:value-type="float">
            <text:p>0.01328004</text:p>
          </table:table-cell>
          <table:table-cell office:value-type="float" office:value="2.311141" calcext:value-type="float">
            <text:p>2.311141</text:p>
          </table:table-cell>
          <table:table-cell office:value-type="float" office:value="8.848073" calcext:value-type="float">
            <text:p>8.848073</text:p>
          </table:table-cell>
          <table:table-cell office:value-type="float" office:value="12.53724" calcext:value-type="float">
            <text:p>12.53724</text:p>
          </table:table-cell>
          <table:table-cell office:value-type="float" office:value="16.11763" calcext:value-type="float">
            <text:p>16.11763</text:p>
          </table:table-cell>
          <table:table-cell office:value-type="float" office:value="17.88419" calcext:value-type="float">
            <text:p>17.88419</text:p>
          </table:table-cell>
          <table:table-cell office:value-type="float" office:value="16.36787" calcext:value-type="float">
            <text:p>16.36787</text:p>
          </table:table-cell>
          <table:table-cell office:value-type="float" office:value="8.957697" calcext:value-type="float">
            <text:p>8.957697</text:p>
          </table:table-cell>
          <table:table-cell office:value-type="float" office:value="5.686658" calcext:value-type="float">
            <text:p>5.686658</text:p>
          </table:table-cell>
          <table:table-cell office:value-type="float" office:value="1274.657" calcext:value-type="float">
            <text:p>1274.657</text:p>
          </table:table-cell>
          <table:table-cell office:value-type="float" office:value="0" calcext:value-type="float">
            <text:p>0</text:p>
          </table:table-cell>
          <table:table-cell office:value-type="float" office:value="-0.5270136" calcext:value-type="float">
            <text:p>-0.52701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7.255435" calcext:value-type="float">
            <text:p>7.255435</text:p>
          </table:table-cell>
          <table:table-cell office:value-type="float" office:value="455.2189" calcext:value-type="float">
            <text:p>455.218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10317" calcext:value-type="float">
            <text:p>0.1110317</text:p>
          </table:table-cell>
          <table:table-cell office:value-type="float" office:value="11.62368" calcext:value-type="float">
            <text:p>11.62368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396714" calcext:value-type="float">
            <text:p>0.02396714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190832" calcext:value-type="float">
            <text:p>7.190832</text:p>
          </table:table-cell>
          <table:table-cell office:value-type="float" office:value="-0.3515233" calcext:value-type="float">
            <text:p>-0.3515233</text:p>
          </table:table-cell>
          <table:table-cell office:value-type="float" office:value="-0.2058143" calcext:value-type="float">
            <text:p>-0.2058143</text:p>
          </table:table-cell>
          <table:table-cell office:value-type="float" office:value="0.005159285" calcext:value-type="float">
            <text:p>0.005159285</text:p>
          </table:table-cell>
          <table:table-cell office:value-type="float" office:value="8.365356" calcext:value-type="float">
            <text:p>8.365356</text:p>
          </table:table-cell>
          <table:table-cell office:value-type="float" office:value="1.543592" calcext:value-type="float">
            <text:p>1.543592</text:p>
          </table:table-cell>
          <table:table-cell office:value-type="float" office:value="0.07338875" calcext:value-type="float">
            <text:p>0.07338875</text:p>
          </table:table-cell>
          <table:table-cell office:value-type="float" office:value="0.04631989" calcext:value-type="float">
            <text:p>0.04631989</text:p>
          </table:table-cell>
          <table:table-cell office:value-type="float" office:value="0.02754161" calcext:value-type="float">
            <text:p>0.02754161</text:p>
          </table:table-cell>
          <table:table-cell office:value-type="float" office:value="0.01856734" calcext:value-type="float">
            <text:p>0.01856734</text:p>
          </table:table-cell>
          <table:table-cell office:value-type="float" office:value="0.01759288" calcext:value-type="float">
            <text:p>0.01759288</text:p>
          </table:table-cell>
          <table:table-cell office:value-type="float" office:value="0.01673533" calcext:value-type="float">
            <text:p>0.01673533</text:p>
          </table:table-cell>
          <table:table-cell office:value-type="float" office:value="0.01331481" calcext:value-type="float">
            <text:p>0.01331481</text:p>
          </table:table-cell>
          <table:table-cell office:value-type="float" office:value="2.253924" calcext:value-type="float">
            <text:p>2.253924</text:p>
          </table:table-cell>
          <table:table-cell office:value-type="float" office:value="9.781036" calcext:value-type="float">
            <text:p>9.781036</text:p>
          </table:table-cell>
          <table:table-cell office:value-type="float" office:value="12.88582" calcext:value-type="float">
            <text:p>12.88582</text:p>
          </table:table-cell>
          <table:table-cell office:value-type="float" office:value="16.24806" calcext:value-type="float">
            <text:p>16.24806</text:p>
          </table:table-cell>
          <table:table-cell office:value-type="float" office:value="17.86959" calcext:value-type="float">
            <text:p>17.86959</text:p>
          </table:table-cell>
          <table:table-cell office:value-type="float" office:value="16.27346" calcext:value-type="float">
            <text:p>16.27346</text:p>
          </table:table-cell>
          <table:table-cell office:value-type="float" office:value="8.983075" calcext:value-type="float">
            <text:p>8.983075</text:p>
          </table:table-cell>
          <table:table-cell office:value-type="float" office:value="5.678339" calcext:value-type="float">
            <text:p>5.678339</text:p>
          </table:table-cell>
          <table:table-cell office:value-type="float" office:value="1301.391" calcext:value-type="float">
            <text:p>1301.391</text:p>
          </table:table-cell>
          <table:table-cell office:value-type="float" office:value="0" calcext:value-type="float">
            <text:p>0</text:p>
          </table:table-cell>
          <table:table-cell office:value-type="float" office:value="-0.5270292" calcext:value-type="float">
            <text:p>-0.52702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7.207737" calcext:value-type="float">
            <text:p>7.207737</text:p>
          </table:table-cell>
          <table:table-cell office:value-type="float" office:value="455.1698" calcext:value-type="float">
            <text:p>455.169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22928" calcext:value-type="float">
            <text:p>0.1122928</text:p>
          </table:table-cell>
          <table:table-cell office:value-type="float" office:value="11.69211" calcext:value-type="float">
            <text:p>11.69211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404193" calcext:value-type="float">
            <text:p>0.02404193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214902" calcext:value-type="float">
            <text:p>7.214902</text:p>
          </table:table-cell>
          <table:table-cell office:value-type="float" office:value="-0.3516404" calcext:value-type="float">
            <text:p>-0.3516404</text:p>
          </table:table-cell>
          <table:table-cell office:value-type="float" office:value="-0.2072913" calcext:value-type="float">
            <text:p>-0.2072913</text:p>
          </table:table-cell>
          <table:table-cell office:value-type="float" office:value="0.005160884" calcext:value-type="float">
            <text:p>0.005160884</text:p>
          </table:table-cell>
          <table:table-cell office:value-type="float" office:value="8.312928" calcext:value-type="float">
            <text:p>8.312928</text:p>
          </table:table-cell>
          <table:table-cell office:value-type="float" office:value="1.449191" calcext:value-type="float">
            <text:p>1.449191</text:p>
          </table:table-cell>
          <table:table-cell office:value-type="float" office:value="0.08013078" calcext:value-type="float">
            <text:p>0.08013078</text:p>
          </table:table-cell>
          <table:table-cell office:value-type="float" office:value="0.0526448" calcext:value-type="float">
            <text:p>0.0526448</text:p>
          </table:table-cell>
          <table:table-cell office:value-type="float" office:value="0.03012752" calcext:value-type="float">
            <text:p>0.03012752</text:p>
          </table:table-cell>
          <table:table-cell office:value-type="float" office:value="0.01894298" calcext:value-type="float">
            <text:p>0.01894298</text:p>
          </table:table-cell>
          <table:table-cell office:value-type="float" office:value="0.01776723" calcext:value-type="float">
            <text:p>0.01776723</text:p>
          </table:table-cell>
          <table:table-cell office:value-type="float" office:value="0.01680239" calcext:value-type="float">
            <text:p>0.01680239</text:p>
          </table:table-cell>
          <table:table-cell office:value-type="float" office:value="0.01334334" calcext:value-type="float">
            <text:p>0.01334334</text:p>
          </table:table-cell>
          <table:table-cell office:value-type="float" office:value="2.572378" calcext:value-type="float">
            <text:p>2.572378</text:p>
          </table:table-cell>
          <table:table-cell office:value-type="float" office:value="10.73524" calcext:value-type="float">
            <text:p>10.73524</text:p>
          </table:table-cell>
          <table:table-cell office:value-type="float" office:value="13.36432" calcext:value-type="float">
            <text:p>13.36432</text:p>
          </table:table-cell>
          <table:table-cell office:value-type="float" office:value="16.46029" calcext:value-type="float">
            <text:p>16.46029</text:p>
          </table:table-cell>
          <table:table-cell office:value-type="float" office:value="17.92184" calcext:value-type="float">
            <text:p>17.92184</text:p>
          </table:table-cell>
          <table:table-cell office:value-type="float" office:value="16.23201" calcext:value-type="float">
            <text:p>16.23201</text:p>
          </table:table-cell>
          <table:table-cell office:value-type="float" office:value="9.024117" calcext:value-type="float">
            <text:p>9.024117</text:p>
          </table:table-cell>
          <table:table-cell office:value-type="float" office:value="5.668698" calcext:value-type="float">
            <text:p>5.668698</text:p>
          </table:table-cell>
          <table:table-cell office:value-type="float" office:value="1344.396" calcext:value-type="float">
            <text:p>1344.396</text:p>
          </table:table-cell>
          <table:table-cell office:value-type="float" office:value="0" calcext:value-type="float">
            <text:p>0</text:p>
          </table:table-cell>
          <table:table-cell office:value-type="float" office:value="-0.5270475" calcext:value-type="float">
            <text:p>-0.52704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7.180243" calcext:value-type="float">
            <text:p>7.180243</text:p>
          </table:table-cell>
          <table:table-cell office:value-type="float" office:value="455.1321" calcext:value-type="float">
            <text:p>455.132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23376" calcext:value-type="float">
            <text:p>0.1123376</text:p>
          </table:table-cell>
          <table:table-cell office:value-type="float" office:value="11.7138" calcext:value-type="float">
            <text:p>11.7138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429095" calcext:value-type="float">
            <text:p>0.02429095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287944" calcext:value-type="float">
            <text:p>7.287944</text:p>
          </table:table-cell>
          <table:table-cell office:value-type="float" office:value="-0.3533407" calcext:value-type="float">
            <text:p>-0.3533407</text:p>
          </table:table-cell>
          <table:table-cell office:value-type="float" office:value="-0.213802" calcext:value-type="float">
            <text:p>-0.213802</text:p>
          </table:table-cell>
          <table:table-cell office:value-type="float" office:value="0.005172899" calcext:value-type="float">
            <text:p>0.005172899</text:p>
          </table:table-cell>
          <table:table-cell office:value-type="float" office:value="8.313338" calcext:value-type="float">
            <text:p>8.313338</text:p>
          </table:table-cell>
          <table:table-cell office:value-type="float" office:value="1.678347" calcext:value-type="float">
            <text:p>1.678347</text:p>
          </table:table-cell>
          <table:table-cell office:value-type="float" office:value="0.07465825" calcext:value-type="float">
            <text:p>0.07465825</text:p>
          </table:table-cell>
          <table:table-cell office:value-type="float" office:value="0.04184175" calcext:value-type="float">
            <text:p>0.04184175</text:p>
          </table:table-cell>
          <table:table-cell office:value-type="float" office:value="0.02572292" calcext:value-type="float">
            <text:p>0.02572292</text:p>
          </table:table-cell>
          <table:table-cell office:value-type="float" office:value="0.01853215" calcext:value-type="float">
            <text:p>0.01853215</text:p>
          </table:table-cell>
          <table:table-cell office:value-type="float" office:value="0.01749237" calcext:value-type="float">
            <text:p>0.01749237</text:p>
          </table:table-cell>
          <table:table-cell office:value-type="float" office:value="0.0166725" calcext:value-type="float">
            <text:p>0.0166725</text:p>
          </table:table-cell>
          <table:table-cell office:value-type="float" office:value="0.01334208" calcext:value-type="float">
            <text:p>0.01334208</text:p>
          </table:table-cell>
          <table:table-cell office:value-type="float" office:value="3.170093" calcext:value-type="float">
            <text:p>3.170093</text:p>
          </table:table-cell>
          <table:table-cell office:value-type="float" office:value="7.503365" calcext:value-type="float">
            <text:p>7.503365</text:p>
          </table:table-cell>
          <table:table-cell office:value-type="float" office:value="13.13851" calcext:value-type="float">
            <text:p>13.13851</text:p>
          </table:table-cell>
          <table:table-cell office:value-type="float" office:value="17.00104" calcext:value-type="float">
            <text:p>17.00104</text:p>
          </table:table-cell>
          <table:table-cell office:value-type="float" office:value="18.45896" calcext:value-type="float">
            <text:p>18.45896</text:p>
          </table:table-cell>
          <table:table-cell office:value-type="float" office:value="16.50113" calcext:value-type="float">
            <text:p>16.50113</text:p>
          </table:table-cell>
          <table:table-cell office:value-type="float" office:value="9.082915" calcext:value-type="float">
            <text:p>9.082915</text:p>
          </table:table-cell>
          <table:table-cell office:value-type="float" office:value="5.660193" calcext:value-type="float">
            <text:p>5.660193</text:p>
          </table:table-cell>
          <table:table-cell office:value-type="float" office:value="1308.393" calcext:value-type="float">
            <text:p>1308.393</text:p>
          </table:table-cell>
          <table:table-cell office:value-type="float" office:value="0" calcext:value-type="float">
            <text:p>0</text:p>
          </table:table-cell>
          <table:table-cell office:value-type="float" office:value="-0.5281516" calcext:value-type="float">
            <text:p>-0.52815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7.149418" calcext:value-type="float">
            <text:p>7.149418</text:p>
          </table:table-cell>
          <table:table-cell office:value-type="float" office:value="455.0934" calcext:value-type="float">
            <text:p>455.093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27995" calcext:value-type="float">
            <text:p>0.1127995</text:p>
          </table:table-cell>
          <table:table-cell office:value-type="float" office:value="11.71859" calcext:value-type="float">
            <text:p>11.71859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44412" calcext:value-type="float">
            <text:p>0.0244412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34764" calcext:value-type="float">
            <text:p>7.34764</text:p>
          </table:table-cell>
          <table:table-cell office:value-type="float" office:value="-0.3534031" calcext:value-type="float">
            <text:p>-0.3534031</text:p>
          </table:table-cell>
          <table:table-cell office:value-type="float" office:value="-0.2139088" calcext:value-type="float">
            <text:p>-0.2139088</text:p>
          </table:table-cell>
          <table:table-cell office:value-type="float" office:value="0.005172904" calcext:value-type="float">
            <text:p>0.005172904</text:p>
          </table:table-cell>
          <table:table-cell office:value-type="float" office:value="8.295078" calcext:value-type="float">
            <text:p>8.295078</text:p>
          </table:table-cell>
          <table:table-cell office:value-type="float" office:value="1.615111" calcext:value-type="float">
            <text:p>1.615111</text:p>
          </table:table-cell>
          <table:table-cell office:value-type="float" office:value="0.06299794" calcext:value-type="float">
            <text:p>0.06299794</text:p>
          </table:table-cell>
          <table:table-cell office:value-type="float" office:value="0.03914163" calcext:value-type="float">
            <text:p>0.03914163</text:p>
          </table:table-cell>
          <table:table-cell office:value-type="float" office:value="0.02478884" calcext:value-type="float">
            <text:p>0.02478884</text:p>
          </table:table-cell>
          <table:table-cell office:value-type="float" office:value="0.01851395" calcext:value-type="float">
            <text:p>0.01851395</text:p>
          </table:table-cell>
          <table:table-cell office:value-type="float" office:value="0.01753581" calcext:value-type="float">
            <text:p>0.01753581</text:p>
          </table:table-cell>
          <table:table-cell office:value-type="float" office:value="0.01669531" calcext:value-type="float">
            <text:p>0.01669531</text:p>
          </table:table-cell>
          <table:table-cell office:value-type="float" office:value="0.01336998" calcext:value-type="float">
            <text:p>0.01336998</text:p>
          </table:table-cell>
          <table:table-cell office:value-type="float" office:value="2.626306" calcext:value-type="float">
            <text:p>2.626306</text:p>
          </table:table-cell>
          <table:table-cell office:value-type="float" office:value="8.541997" calcext:value-type="float">
            <text:p>8.541997</text:p>
          </table:table-cell>
          <table:table-cell office:value-type="float" office:value="13.05637" calcext:value-type="float">
            <text:p>13.05637</text:p>
          </table:table-cell>
          <table:table-cell office:value-type="float" office:value="16.80574" calcext:value-type="float">
            <text:p>16.80574</text:p>
          </table:table-cell>
          <table:table-cell office:value-type="float" office:value="18.38633" calcext:value-type="float">
            <text:p>18.38633</text:p>
          </table:table-cell>
          <table:table-cell office:value-type="float" office:value="16.60953" calcext:value-type="float">
            <text:p>16.60953</text:p>
          </table:table-cell>
          <table:table-cell office:value-type="float" office:value="9.184175" calcext:value-type="float">
            <text:p>9.184175</text:p>
          </table:table-cell>
          <table:table-cell office:value-type="float" office:value="5.652555" calcext:value-type="float">
            <text:p>5.652555</text:p>
          </table:table-cell>
          <table:table-cell office:value-type="float" office:value="1350.356" calcext:value-type="float">
            <text:p>1350.356</text:p>
          </table:table-cell>
          <table:table-cell office:value-type="float" office:value="0" calcext:value-type="float">
            <text:p>0</text:p>
          </table:table-cell>
          <table:table-cell office:value-type="float" office:value="-0.5281606" calcext:value-type="float">
            <text:p>-0.52816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7.119262" calcext:value-type="float">
            <text:p>7.119262</text:p>
          </table:table-cell>
          <table:table-cell office:value-type="float" office:value="455.0539" calcext:value-type="float">
            <text:p>455.053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31104" calcext:value-type="float">
            <text:p>0.1131104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453339" calcext:value-type="float">
            <text:p>0.02453339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382027" calcext:value-type="float">
            <text:p>7.382027</text:p>
          </table:table-cell>
          <table:table-cell office:value-type="float" office:value="-0.3534544" calcext:value-type="float">
            <text:p>-0.3534544</text:p>
          </table:table-cell>
          <table:table-cell office:value-type="float" office:value="-0.214017" calcext:value-type="float">
            <text:p>-0.214017</text:p>
          </table:table-cell>
          <table:table-cell office:value-type="float" office:value="0.005172919" calcext:value-type="float">
            <text:p>0.005172919</text:p>
          </table:table-cell>
          <table:table-cell office:value-type="float" office:value="8.277734" calcext:value-type="float">
            <text:p>8.277734</text:p>
          </table:table-cell>
          <table:table-cell office:value-type="float" office:value="1.555591" calcext:value-type="float">
            <text:p>1.555591</text:p>
          </table:table-cell>
          <table:table-cell office:value-type="float" office:value="0.05891109" calcext:value-type="float">
            <text:p>0.05891109</text:p>
          </table:table-cell>
          <table:table-cell office:value-type="float" office:value="0.0390772" calcext:value-type="float">
            <text:p>0.0390772</text:p>
          </table:table-cell>
          <table:table-cell office:value-type="float" office:value="0.02466156" calcext:value-type="float">
            <text:p>0.02466156</text:p>
          </table:table-cell>
          <table:table-cell office:value-type="float" office:value="0.01848143" calcext:value-type="float">
            <text:p>0.01848143</text:p>
          </table:table-cell>
          <table:table-cell office:value-type="float" office:value="0.01753624" calcext:value-type="float">
            <text:p>0.01753624</text:p>
          </table:table-cell>
          <table:table-cell office:value-type="float" office:value="0.01674261" calcext:value-type="float">
            <text:p>0.01674261</text:p>
          </table:table-cell>
          <table:table-cell office:value-type="float" office:value="0.01341713" calcext:value-type="float">
            <text:p>0.01341713</text:p>
          </table:table-cell>
          <table:table-cell office:value-type="float" office:value="2.435853" calcext:value-type="float">
            <text:p>2.435853</text:p>
          </table:table-cell>
          <table:table-cell office:value-type="float" office:value="9.389438" calcext:value-type="float">
            <text:p>9.389438</text:p>
          </table:table-cell>
          <table:table-cell office:value-type="float" office:value="13.25304" calcext:value-type="float">
            <text:p>13.25304</text:p>
          </table:table-cell>
          <table:table-cell office:value-type="float" office:value="16.85499" calcext:value-type="float">
            <text:p>16.85499</text:p>
          </table:table-cell>
          <table:table-cell office:value-type="float" office:value="18.366" calcext:value-type="float">
            <text:p>18.366</text:p>
          </table:table-cell>
          <table:table-cell office:value-type="float" office:value="16.58242" calcext:value-type="float">
            <text:p>16.58242</text:p>
          </table:table-cell>
          <table:table-cell office:value-type="float" office:value="9.245799" calcext:value-type="float">
            <text:p>9.245799</text:p>
          </table:table-cell>
          <table:table-cell office:value-type="float" office:value="5.645221" calcext:value-type="float">
            <text:p>5.645221</text:p>
          </table:table-cell>
          <table:table-cell office:value-type="float" office:value="1378.646" calcext:value-type="float">
            <text:p>1378.646</text:p>
          </table:table-cell>
          <table:table-cell office:value-type="float" office:value="0" calcext:value-type="float">
            <text:p>0</text:p>
          </table:table-cell>
          <table:table-cell office:value-type="float" office:value="-0.5281692" calcext:value-type="float">
            <text:p>-0.52816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7.105646" calcext:value-type="float">
            <text:p>7.105646</text:p>
          </table:table-cell>
          <table:table-cell office:value-type="float" office:value="455.0254" calcext:value-type="float">
            <text:p>455.025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68401" calcext:value-type="float">
            <text:p>0.1068401</text:p>
          </table:table-cell>
          <table:table-cell office:value-type="float" office:value="11.79101" calcext:value-type="float">
            <text:p>11.79101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46999" calcext:value-type="float">
            <text:p>0.0246999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441835" calcext:value-type="float">
            <text:p>7.441835</text:p>
          </table:table-cell>
          <table:table-cell office:value-type="float" office:value="-0.3535608" calcext:value-type="float">
            <text:p>-0.3535608</text:p>
          </table:table-cell>
          <table:table-cell office:value-type="float" office:value="-0.2165706" calcext:value-type="float">
            <text:p>-0.2165706</text:p>
          </table:table-cell>
          <table:table-cell office:value-type="float" office:value="0.005192797" calcext:value-type="float">
            <text:p>0.005192797</text:p>
          </table:table-cell>
          <table:table-cell office:value-type="float" office:value="8.287009" calcext:value-type="float">
            <text:p>8.287009</text:p>
          </table:table-cell>
          <table:table-cell office:value-type="float" office:value="1.330708" calcext:value-type="float">
            <text:p>1.330708</text:p>
          </table:table-cell>
          <table:table-cell office:value-type="float" office:value="0.2456975" calcext:value-type="float">
            <text:p>0.2456975</text:p>
          </table:table-cell>
          <table:table-cell office:value-type="float" office:value="0.05869123" calcext:value-type="float">
            <text:p>0.05869123</text:p>
          </table:table-cell>
          <table:table-cell office:value-type="float" office:value="0.03076114" calcext:value-type="float">
            <text:p>0.03076114</text:p>
          </table:table-cell>
          <table:table-cell office:value-type="float" office:value="0.01894304" calcext:value-type="float">
            <text:p>0.01894304</text:p>
          </table:table-cell>
          <table:table-cell office:value-type="float" office:value="0.01754175" calcext:value-type="float">
            <text:p>0.01754175</text:p>
          </table:table-cell>
          <table:table-cell office:value-type="float" office:value="0.01807049" calcext:value-type="float">
            <text:p>0.01807049</text:p>
          </table:table-cell>
          <table:table-cell office:value-type="float" office:value="0.0134721" calcext:value-type="float">
            <text:p>0.0134721</text:p>
          </table:table-cell>
          <table:table-cell office:value-type="float" office:value="1.103765" calcext:value-type="float">
            <text:p>1.103765</text:p>
          </table:table-cell>
          <table:table-cell office:value-type="float" office:value="3.565758" calcext:value-type="float">
            <text:p>3.565758</text:p>
          </table:table-cell>
          <table:table-cell office:value-type="float" office:value="11.79709" calcext:value-type="float">
            <text:p>11.79709</text:p>
          </table:table-cell>
          <table:table-cell office:value-type="float" office:value="19.80423" calcext:value-type="float">
            <text:p>19.80423</text:p>
          </table:table-cell>
          <table:table-cell office:value-type="float" office:value="19.49197" calcext:value-type="float">
            <text:p>19.49197</text:p>
          </table:table-cell>
          <table:table-cell office:value-type="float" office:value="16.80188" calcext:value-type="float">
            <text:p>16.80188</text:p>
          </table:table-cell>
          <table:table-cell office:value-type="float" office:value="9.144365" calcext:value-type="float">
            <text:p>9.144365</text:p>
          </table:table-cell>
          <table:table-cell office:value-type="float" office:value="5.649416" calcext:value-type="float">
            <text:p>5.649416</text:p>
          </table:table-cell>
          <table:table-cell office:value-type="float" office:value="1089.817" calcext:value-type="float">
            <text:p>1089.817</text:p>
          </table:table-cell>
          <table:table-cell office:value-type="float" office:value="0" calcext:value-type="float">
            <text:p>0</text:p>
          </table:table-cell>
          <table:table-cell office:value-type="float" office:value="-0.5289987" calcext:value-type="float">
            <text:p>-0.528998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7.095218" calcext:value-type="float">
            <text:p>7.095218</text:p>
          </table:table-cell>
          <table:table-cell office:value-type="float" office:value="455.0023" calcext:value-type="float">
            <text:p>455.002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633813" calcext:value-type="float">
            <text:p>0.09633813</text:p>
          </table:table-cell>
          <table:table-cell office:value-type="float" office:value="11.71335" calcext:value-type="float">
            <text:p>11.71335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503736" calcext:value-type="float">
            <text:p>0.02503736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621746" calcext:value-type="float">
            <text:p>7.621746</text:p>
          </table:table-cell>
          <table:table-cell office:value-type="float" office:value="-0.35441" calcext:value-type="float">
            <text:p>-0.35441</text:p>
          </table:table-cell>
          <table:table-cell office:value-type="float" office:value="-0.2327786" calcext:value-type="float">
            <text:p>-0.2327786</text:p>
          </table:table-cell>
          <table:table-cell office:value-type="float" office:value="0.005205087" calcext:value-type="float">
            <text:p>0.005205087</text:p>
          </table:table-cell>
          <table:table-cell office:value-type="float" office:value="8.316665" calcext:value-type="float">
            <text:p>8.316665</text:p>
          </table:table-cell>
          <table:table-cell office:value-type="float" office:value="1.131413" calcext:value-type="float">
            <text:p>1.131413</text:p>
          </table:table-cell>
          <table:table-cell office:value-type="float" office:value="0.08365733" calcext:value-type="float">
            <text:p>0.08365733</text:p>
          </table:table-cell>
          <table:table-cell office:value-type="float" office:value="0.03646574" calcext:value-type="float">
            <text:p>0.03646574</text:p>
          </table:table-cell>
          <table:table-cell office:value-type="float" office:value="0.02474453" calcext:value-type="float">
            <text:p>0.02474453</text:p>
          </table:table-cell>
          <table:table-cell office:value-type="float" office:value="0.01960423" calcext:value-type="float">
            <text:p>0.01960423</text:p>
          </table:table-cell>
          <table:table-cell office:value-type="float" office:value="0.01849442" calcext:value-type="float">
            <text:p>0.01849442</text:p>
          </table:table-cell>
          <table:table-cell office:value-type="float" office:value="0.01766722" calcext:value-type="float">
            <text:p>0.01766722</text:p>
          </table:table-cell>
          <table:table-cell office:value-type="float" office:value="0.01353421" calcext:value-type="float">
            <text:p>0.01353421</text:p>
          </table:table-cell>
          <table:table-cell office:value-type="float" office:value="4.688925" calcext:value-type="float">
            <text:p>4.688925</text:p>
          </table:table-cell>
          <table:table-cell office:value-type="float" office:value="4.317702" calcext:value-type="float">
            <text:p>4.317702</text:p>
          </table:table-cell>
          <table:table-cell office:value-type="float" office:value="10.06334" calcext:value-type="float">
            <text:p>10.06334</text:p>
          </table:table-cell>
          <table:table-cell office:value-type="float" office:value="15.77501" calcext:value-type="float">
            <text:p>15.77501</text:p>
          </table:table-cell>
          <table:table-cell office:value-type="float" office:value="19.6588" calcext:value-type="float">
            <text:p>19.6588</text:p>
          </table:table-cell>
          <table:table-cell office:value-type="float" office:value="19.04979" calcext:value-type="float">
            <text:p>19.04979</text:p>
          </table:table-cell>
          <table:table-cell office:value-type="float" office:value="9.769528" calcext:value-type="float">
            <text:p>9.769528</text:p>
          </table:table-cell>
          <table:table-cell office:value-type="float" office:value="5.695429" calcext:value-type="float">
            <text:p>5.695429</text:p>
          </table:table-cell>
          <table:table-cell office:value-type="float" office:value="1047.659" calcext:value-type="float">
            <text:p>1047.659</text:p>
          </table:table-cell>
          <table:table-cell office:value-type="float" office:value="0" calcext:value-type="float">
            <text:p>0</text:p>
          </table:table-cell>
          <table:table-cell office:value-type="float" office:value="-0.529586" calcext:value-type="float">
            <text:p>-0.5295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7.055504" calcext:value-type="float">
            <text:p>7.055504</text:p>
          </table:table-cell>
          <table:table-cell office:value-type="float" office:value="454.973" calcext:value-type="float">
            <text:p>454.97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44749" calcext:value-type="float">
            <text:p>0.1044749</text:p>
          </table:table-cell>
          <table:table-cell office:value-type="float" office:value="11.64245" calcext:value-type="float">
            <text:p>11.64245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53265" calcext:value-type="float">
            <text:p>0.0253265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765466" calcext:value-type="float">
            <text:p>7.765466</text:p>
          </table:table-cell>
          <table:table-cell office:value-type="float" office:value="-0.3547305" calcext:value-type="float">
            <text:p>-0.3547305</text:p>
          </table:table-cell>
          <table:table-cell office:value-type="float" office:value="-0.2464353" calcext:value-type="float">
            <text:p>-0.2464353</text:p>
          </table:table-cell>
          <table:table-cell office:value-type="float" office:value="0.005207757" calcext:value-type="float">
            <text:p>0.005207757</text:p>
          </table:table-cell>
          <table:table-cell office:value-type="float" office:value="8.286757" calcext:value-type="float">
            <text:p>8.286757</text:p>
          </table:table-cell>
          <table:table-cell office:value-type="float" office:value="1.330174" calcext:value-type="float">
            <text:p>1.330174</text:p>
          </table:table-cell>
          <table:table-cell office:value-type="float" office:value="0.07399219" calcext:value-type="float">
            <text:p>0.07399219</text:p>
          </table:table-cell>
          <table:table-cell office:value-type="float" office:value="0.03873112" calcext:value-type="float">
            <text:p>0.03873112</text:p>
          </table:table-cell>
          <table:table-cell office:value-type="float" office:value="0.02437772" calcext:value-type="float">
            <text:p>0.02437772</text:p>
          </table:table-cell>
          <table:table-cell office:value-type="float" office:value="0.01935372" calcext:value-type="float">
            <text:p>0.01935372</text:p>
          </table:table-cell>
          <table:table-cell office:value-type="float" office:value="0.01836184" calcext:value-type="float">
            <text:p>0.01836184</text:p>
          </table:table-cell>
          <table:table-cell office:value-type="float" office:value="0.01754099" calcext:value-type="float">
            <text:p>0.01754099</text:p>
          </table:table-cell>
          <table:table-cell office:value-type="float" office:value="0.01357509" calcext:value-type="float">
            <text:p>0.01357509</text:p>
          </table:table-cell>
          <table:table-cell office:value-type="float" office:value="4.252951" calcext:value-type="float">
            <text:p>4.252951</text:p>
          </table:table-cell>
          <table:table-cell office:value-type="float" office:value="5.99273" calcext:value-type="float">
            <text:p>5.99273</text:p>
          </table:table-cell>
          <table:table-cell office:value-type="float" office:value="9.975788" calcext:value-type="float">
            <text:p>9.975788</text:p>
          </table:table-cell>
          <table:table-cell office:value-type="float" office:value="15.32685" calcext:value-type="float">
            <text:p>15.32685</text:p>
          </table:table-cell>
          <table:table-cell office:value-type="float" office:value="18.99241" calcext:value-type="float">
            <text:p>18.99241</text:p>
          </table:table-cell>
          <table:table-cell office:value-type="float" office:value="18.46297" calcext:value-type="float">
            <text:p>18.46297</text:p>
          </table:table-cell>
          <table:table-cell office:value-type="float" office:value="9.825994" calcext:value-type="float">
            <text:p>9.825994</text:p>
          </table:table-cell>
          <table:table-cell office:value-type="float" office:value="5.736714" calcext:value-type="float">
            <text:p>5.736714</text:p>
          </table:table-cell>
          <table:table-cell office:value-type="float" office:value="1261.519" calcext:value-type="float">
            <text:p>1261.519</text:p>
          </table:table-cell>
          <table:table-cell office:value-type="float" office:value="0" calcext:value-type="float">
            <text:p>0</text:p>
          </table:table-cell>
          <table:table-cell office:value-type="float" office:value="-0.5296109" calcext:value-type="float">
            <text:p>-0.52961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7.002309" calcext:value-type="float">
            <text:p>7.002309</text:p>
          </table:table-cell>
          <table:table-cell office:value-type="float" office:value="454.9298" calcext:value-type="float">
            <text:p>454.929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74655" calcext:value-type="float">
            <text:p>0.1174655</text:p>
          </table:table-cell>
          <table:table-cell office:value-type="float" office:value="11.61898" calcext:value-type="float">
            <text:p>11.61898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557799" calcext:value-type="float">
            <text:p>0.02557799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867984" calcext:value-type="float">
            <text:p>7.867984</text:p>
          </table:table-cell>
          <table:table-cell office:value-type="float" office:value="-0.3549238" calcext:value-type="float">
            <text:p>-0.3549238</text:p>
          </table:table-cell>
          <table:table-cell office:value-type="float" office:value="-0.2466923" calcext:value-type="float">
            <text:p>-0.2466923</text:p>
          </table:table-cell>
          <table:table-cell office:value-type="float" office:value="0.005207757" calcext:value-type="float">
            <text:p>0.005207757</text:p>
          </table:table-cell>
          <table:table-cell office:value-type="float" office:value="8.229788" calcext:value-type="float">
            <text:p>8.229788</text:p>
          </table:table-cell>
          <table:table-cell office:value-type="float" office:value="1.722877" calcext:value-type="float">
            <text:p>1.722877</text:p>
          </table:table-cell>
          <table:table-cell office:value-type="float" office:value="0.07688909" calcext:value-type="float">
            <text:p>0.07688909</text:p>
          </table:table-cell>
          <table:table-cell office:value-type="float" office:value="0.04568099" calcext:value-type="float">
            <text:p>0.04568099</text:p>
          </table:table-cell>
          <table:table-cell office:value-type="float" office:value="0.02735415" calcext:value-type="float">
            <text:p>0.02735415</text:p>
          </table:table-cell>
          <table:table-cell office:value-type="float" office:value="0.01936123" calcext:value-type="float">
            <text:p>0.01936123</text:p>
          </table:table-cell>
          <table:table-cell office:value-type="float" office:value="0.01826579" calcext:value-type="float">
            <text:p>0.01826579</text:p>
          </table:table-cell>
          <table:table-cell office:value-type="float" office:value="0.0173917" calcext:value-type="float">
            <text:p>0.0173917</text:p>
          </table:table-cell>
          <table:table-cell office:value-type="float" office:value="0.01359602" calcext:value-type="float">
            <text:p>0.01359602</text:p>
          </table:table-cell>
          <table:table-cell office:value-type="float" office:value="3.072453" calcext:value-type="float">
            <text:p>3.072453</text:p>
          </table:table-cell>
          <table:table-cell office:value-type="float" office:value="7.666354" calcext:value-type="float">
            <text:p>7.666354</text:p>
          </table:table-cell>
          <table:table-cell office:value-type="float" office:value="10.22404" calcext:value-type="float">
            <text:p>10.22404</text:p>
          </table:table-cell>
          <table:table-cell office:value-type="float" office:value="15.23849" calcext:value-type="float">
            <text:p>15.23849</text:p>
          </table:table-cell>
          <table:table-cell office:value-type="float" office:value="18.68596" calcext:value-type="float">
            <text:p>18.68596</text:p>
          </table:table-cell>
          <table:table-cell office:value-type="float" office:value="18.03174" calcext:value-type="float">
            <text:p>18.03174</text:p>
          </table:table-cell>
          <table:table-cell office:value-type="float" office:value="9.737578" calcext:value-type="float">
            <text:p>9.737578</text:p>
          </table:table-cell>
          <table:table-cell office:value-type="float" office:value="5.754312" calcext:value-type="float">
            <text:p>5.754312</text:p>
          </table:table-cell>
          <table:table-cell office:value-type="float" office:value="1441.367" calcext:value-type="float">
            <text:p>1441.367</text:p>
          </table:table-cell>
          <table:table-cell office:value-type="float" office:value="0" calcext:value-type="float">
            <text:p>0</text:p>
          </table:table-cell>
          <table:table-cell office:value-type="float" office:value="-0.5296376" calcext:value-type="float">
            <text:p>-0.529637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6.952127" calcext:value-type="float">
            <text:p>6.952127</text:p>
          </table:table-cell>
          <table:table-cell office:value-type="float" office:value="454.8852" calcext:value-type="float">
            <text:p>454.885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90707" calcext:value-type="float">
            <text:p>0.1290707</text:p>
          </table:table-cell>
          <table:table-cell office:value-type="float" office:value="11.6343" calcext:value-type="float">
            <text:p>11.6343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575316" calcext:value-type="float">
            <text:p>0.02575316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935352" calcext:value-type="float">
            <text:p>7.935352</text:p>
          </table:table-cell>
          <table:table-cell office:value-type="float" office:value="-0.3588374" calcext:value-type="float">
            <text:p>-0.3588374</text:p>
          </table:table-cell>
          <table:table-cell office:value-type="float" office:value="-0.254098" calcext:value-type="float">
            <text:p>-0.254098</text:p>
          </table:table-cell>
          <table:table-cell office:value-type="float" office:value="0.005207757" calcext:value-type="float">
            <text:p>0.005207757</text:p>
          </table:table-cell>
          <table:table-cell office:value-type="float" office:value="8.183333" calcext:value-type="float">
            <text:p>8.183333</text:p>
          </table:table-cell>
          <table:table-cell office:value-type="float" office:value="2.239412" calcext:value-type="float">
            <text:p>2.239412</text:p>
          </table:table-cell>
          <table:table-cell office:value-type="float" office:value="0.08303796" calcext:value-type="float">
            <text:p>0.08303796</text:p>
          </table:table-cell>
          <table:table-cell office:value-type="float" office:value="0.04935573" calcext:value-type="float">
            <text:p>0.04935573</text:p>
          </table:table-cell>
          <table:table-cell office:value-type="float" office:value="0.02890718" calcext:value-type="float">
            <text:p>0.02890718</text:p>
          </table:table-cell>
          <table:table-cell office:value-type="float" office:value="0.01939518" calcext:value-type="float">
            <text:p>0.01939518</text:p>
          </table:table-cell>
          <table:table-cell office:value-type="float" office:value="0.01820733" calcext:value-type="float">
            <text:p>0.01820733</text:p>
          </table:table-cell>
          <table:table-cell office:value-type="float" office:value="0.01732903" calcext:value-type="float">
            <text:p>0.01732903</text:p>
          </table:table-cell>
          <table:table-cell office:value-type="float" office:value="0.01360686" calcext:value-type="float">
            <text:p>0.01360686</text:p>
          </table:table-cell>
          <table:table-cell office:value-type="float" office:value="2.607751" calcext:value-type="float">
            <text:p>2.607751</text:p>
          </table:table-cell>
          <table:table-cell office:value-type="float" office:value="8.741662" calcext:value-type="float">
            <text:p>8.741662</text:p>
          </table:table-cell>
          <table:table-cell office:value-type="float" office:value="10.62158" calcext:value-type="float">
            <text:p>10.62158</text:p>
          </table:table-cell>
          <table:table-cell office:value-type="float" office:value="15.3187" calcext:value-type="float">
            <text:p>15.3187</text:p>
          </table:table-cell>
          <table:table-cell office:value-type="float" office:value="18.55217" calcext:value-type="float">
            <text:p>18.55217</text:p>
          </table:table-cell>
          <table:table-cell office:value-type="float" office:value="17.74081" calcext:value-type="float">
            <text:p>17.74081</text:p>
          </table:table-cell>
          <table:table-cell office:value-type="float" office:value="9.705935" calcext:value-type="float">
            <text:p>9.705935</text:p>
          </table:table-cell>
          <table:table-cell office:value-type="float" office:value="5.754186" calcext:value-type="float">
            <text:p>5.754186</text:p>
          </table:table-cell>
          <table:table-cell office:value-type="float" office:value="1570.546" calcext:value-type="float">
            <text:p>1570.546</text:p>
          </table:table-cell>
          <table:table-cell office:value-type="float" office:value="0" calcext:value-type="float">
            <text:p>0</text:p>
          </table:table-cell>
          <table:table-cell office:value-type="float" office:value="-0.530563" calcext:value-type="float">
            <text:p>-0.5305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6.904165" calcext:value-type="float">
            <text:p>6.904165</text:p>
          </table:table-cell>
          <table:table-cell office:value-type="float" office:value="454.8325" calcext:value-type="float">
            <text:p>454.832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325005" calcext:value-type="float">
            <text:p>0.1325005</text:p>
          </table:table-cell>
          <table:table-cell office:value-type="float" office:value="11.68359" calcext:value-type="float">
            <text:p>11.68359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587246" calcext:value-type="float">
            <text:p>0.02587246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7.978125" calcext:value-type="float">
            <text:p>7.978125</text:p>
          </table:table-cell>
          <table:table-cell office:value-type="float" office:value="-0.3589286" calcext:value-type="float">
            <text:p>-0.3589286</text:p>
          </table:table-cell>
          <table:table-cell office:value-type="float" office:value="-0.2542539" calcext:value-type="float">
            <text:p>-0.2542539</text:p>
          </table:table-cell>
          <table:table-cell office:value-type="float" office:value="0.005207757" calcext:value-type="float">
            <text:p>0.005207757</text:p>
          </table:table-cell>
          <table:table-cell office:value-type="float" office:value="8.13089" calcext:value-type="float">
            <text:p>8.13089</text:p>
          </table:table-cell>
          <table:table-cell office:value-type="float" office:value="2.2401" calcext:value-type="float">
            <text:p>2.2401</text:p>
          </table:table-cell>
          <table:table-cell office:value-type="float" office:value="0.08449262" calcext:value-type="float">
            <text:p>0.08449262</text:p>
          </table:table-cell>
          <table:table-cell office:value-type="float" office:value="0.05296201" calcext:value-type="float">
            <text:p>0.05296201</text:p>
          </table:table-cell>
          <table:table-cell office:value-type="float" office:value="0.03061938" calcext:value-type="float">
            <text:p>0.03061938</text:p>
          </table:table-cell>
          <table:table-cell office:value-type="float" office:value="0.01959696" calcext:value-type="float">
            <text:p>0.01959696</text:p>
          </table:table-cell>
          <table:table-cell office:value-type="float" office:value="0.01827236" calcext:value-type="float">
            <text:p>0.01827236</text:p>
          </table:table-cell>
          <table:table-cell office:value-type="float" office:value="0.01733259" calcext:value-type="float">
            <text:p>0.01733259</text:p>
          </table:table-cell>
          <table:table-cell office:value-type="float" office:value="0.01361786" calcext:value-type="float">
            <text:p>0.01361786</text:p>
          </table:table-cell>
          <table:table-cell office:value-type="float" office:value="2.470522" calcext:value-type="float">
            <text:p>2.470522</text:p>
          </table:table-cell>
          <table:table-cell office:value-type="float" office:value="9.813828" calcext:value-type="float">
            <text:p>9.813828</text:p>
          </table:table-cell>
          <table:table-cell office:value-type="float" office:value="11.12502" calcext:value-type="float">
            <text:p>11.12502</text:p>
          </table:table-cell>
          <table:table-cell office:value-type="float" office:value="15.50394" calcext:value-type="float">
            <text:p>15.50394</text:p>
          </table:table-cell>
          <table:table-cell office:value-type="float" office:value="18.53052" calcext:value-type="float">
            <text:p>18.53052</text:p>
          </table:table-cell>
          <table:table-cell office:value-type="float" office:value="17.57073" calcext:value-type="float">
            <text:p>17.57073</text:p>
          </table:table-cell>
          <table:table-cell office:value-type="float" office:value="9.721681" calcext:value-type="float">
            <text:p>9.721681</text:p>
          </table:table-cell>
          <table:table-cell office:value-type="float" office:value="5.744454" calcext:value-type="float">
            <text:p>5.744454</text:p>
          </table:table-cell>
          <table:table-cell office:value-type="float" office:value="1647.781" calcext:value-type="float">
            <text:p>1647.781</text:p>
          </table:table-cell>
          <table:table-cell office:value-type="float" office:value="0" calcext:value-type="float">
            <text:p>0</text:p>
          </table:table-cell>
          <table:table-cell office:value-type="float" office:value="-0.5305818" calcext:value-type="float">
            <text:p>-0.53058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6.858174" calcext:value-type="float">
            <text:p>6.858174</text:p>
          </table:table-cell>
          <table:table-cell office:value-type="float" office:value="454.7769" calcext:value-type="float">
            <text:p>454.776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33757" calcext:value-type="float">
            <text:p>0.133757</text:p>
          </table:table-cell>
          <table:table-cell office:value-type="float" office:value="11.75105" calcext:value-type="float">
            <text:p>11.75105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59562" calcext:value-type="float">
            <text:p>0.0259562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005686" calcext:value-type="float">
            <text:p>8.005686</text:p>
          </table:table-cell>
          <table:table-cell office:value-type="float" office:value="-0.3590233" calcext:value-type="float">
            <text:p>-0.3590233</text:p>
          </table:table-cell>
          <table:table-cell office:value-type="float" office:value="-0.2544415" calcext:value-type="float">
            <text:p>-0.2544415</text:p>
          </table:table-cell>
          <table:table-cell office:value-type="float" office:value="0.00520776" calcext:value-type="float">
            <text:p>0.00520776</text:p>
          </table:table-cell>
          <table:table-cell office:value-type="float" office:value="8.078674" calcext:value-type="float">
            <text:p>8.078674</text:p>
          </table:table-cell>
          <table:table-cell office:value-type="float" office:value="2.180986" calcext:value-type="float">
            <text:p>2.180986</text:p>
          </table:table-cell>
          <table:table-cell office:value-type="float" office:value="0.08813371" calcext:value-type="float">
            <text:p>0.08813371</text:p>
          </table:table-cell>
          <table:table-cell office:value-type="float" office:value="0.05645294" calcext:value-type="float">
            <text:p>0.05645294</text:p>
          </table:table-cell>
          <table:table-cell office:value-type="float" office:value="0.03217511" calcext:value-type="float">
            <text:p>0.03217511</text:p>
          </table:table-cell>
          <table:table-cell office:value-type="float" office:value="0.01988018" calcext:value-type="float">
            <text:p>0.01988018</text:p>
          </table:table-cell>
          <table:table-cell office:value-type="float" office:value="0.01840515" calcext:value-type="float">
            <text:p>0.01840515</text:p>
          </table:table-cell>
          <table:table-cell office:value-type="float" office:value="0.01738393" calcext:value-type="float">
            <text:p>0.01738393</text:p>
          </table:table-cell>
          <table:table-cell office:value-type="float" office:value="0.0136351" calcext:value-type="float">
            <text:p>0.0136351</text:p>
          </table:table-cell>
          <table:table-cell office:value-type="float" office:value="2.516785" calcext:value-type="float">
            <text:p>2.516785</text:p>
          </table:table-cell>
          <table:table-cell office:value-type="float" office:value="10.74674" calcext:value-type="float">
            <text:p>10.74674</text:p>
          </table:table-cell>
          <table:table-cell office:value-type="float" office:value="11.68015" calcext:value-type="float">
            <text:p>11.68015</text:p>
          </table:table-cell>
          <table:table-cell office:value-type="float" office:value="15.74331" calcext:value-type="float">
            <text:p>15.74331</text:p>
          </table:table-cell>
          <table:table-cell office:value-type="float" office:value="18.5753" calcext:value-type="float">
            <text:p>18.5753</text:p>
          </table:table-cell>
          <table:table-cell office:value-type="float" office:value="17.4836" calcext:value-type="float">
            <text:p>17.4836</text:p>
          </table:table-cell>
          <table:table-cell office:value-type="float" office:value="9.763841" calcext:value-type="float">
            <text:p>9.763841</text:p>
          </table:table-cell>
          <table:table-cell office:value-type="float" office:value="5.732897" calcext:value-type="float">
            <text:p>5.732897</text:p>
          </table:table-cell>
          <table:table-cell office:value-type="float" office:value="1688.539" calcext:value-type="float">
            <text:p>1688.539</text:p>
          </table:table-cell>
          <table:table-cell office:value-type="float" office:value="0" calcext:value-type="float">
            <text:p>0</text:p>
          </table:table-cell>
          <table:table-cell office:value-type="float" office:value="-0.530598" calcext:value-type="float">
            <text:p>-0.5305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6.831235" calcext:value-type="float">
            <text:p>6.831235</text:p>
          </table:table-cell>
          <table:table-cell office:value-type="float" office:value="454.7337" calcext:value-type="float">
            <text:p>454.733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42641" calcext:value-type="float">
            <text:p>0.1242641</text:p>
          </table:table-cell>
          <table:table-cell office:value-type="float" office:value="11.79347" calcext:value-type="float">
            <text:p>11.79347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22516" calcext:value-type="float">
            <text:p>0.02622516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08043" calcext:value-type="float">
            <text:p>8.08043</text:p>
          </table:table-cell>
          <table:table-cell office:value-type="float" office:value="-0.3596964" calcext:value-type="float">
            <text:p>-0.3596964</text:p>
          </table:table-cell>
          <table:table-cell office:value-type="float" office:value="-0.2626705" calcext:value-type="float">
            <text:p>-0.2626705</text:p>
          </table:table-cell>
          <table:table-cell office:value-type="float" office:value="0.005217545" calcext:value-type="float">
            <text:p>0.005217545</text:p>
          </table:table-cell>
          <table:table-cell office:value-type="float" office:value="8.084069" calcext:value-type="float">
            <text:p>8.084069</text:p>
          </table:table-cell>
          <table:table-cell office:value-type="float" office:value="1.726699" calcext:value-type="float">
            <text:p>1.726699</text:p>
          </table:table-cell>
          <table:table-cell office:value-type="float" office:value="0.07920362" calcext:value-type="float">
            <text:p>0.07920362</text:p>
          </table:table-cell>
          <table:table-cell office:value-type="float" office:value="0.04639925" calcext:value-type="float">
            <text:p>0.04639925</text:p>
          </table:table-cell>
          <table:table-cell office:value-type="float" office:value="0.02787824" calcext:value-type="float">
            <text:p>0.02787824</text:p>
          </table:table-cell>
          <table:table-cell office:value-type="float" office:value="0.01921269" calcext:value-type="float">
            <text:p>0.01921269</text:p>
          </table:table-cell>
          <table:table-cell office:value-type="float" office:value="0.01800223" calcext:value-type="float">
            <text:p>0.01800223</text:p>
          </table:table-cell>
          <table:table-cell office:value-type="float" office:value="0.01726597" calcext:value-type="float">
            <text:p>0.01726597</text:p>
          </table:table-cell>
          <table:table-cell office:value-type="float" office:value="0.01363544" calcext:value-type="float">
            <text:p>0.01363544</text:p>
          </table:table-cell>
          <table:table-cell office:value-type="float" office:value="3.981541" calcext:value-type="float">
            <text:p>3.981541</text:p>
          </table:table-cell>
          <table:table-cell office:value-type="float" office:value="7.109798" calcext:value-type="float">
            <text:p>7.109798</text:p>
          </table:table-cell>
          <table:table-cell office:value-type="float" office:value="11.75607" calcext:value-type="float">
            <text:p>11.75607</text:p>
          </table:table-cell>
          <table:table-cell office:value-type="float" office:value="16.27382" calcext:value-type="float">
            <text:p>16.27382</text:p>
          </table:table-cell>
          <table:table-cell office:value-type="float" office:value="19.15256" calcext:value-type="float">
            <text:p>19.15256</text:p>
          </table:table-cell>
          <table:table-cell office:value-type="float" office:value="17.76574" calcext:value-type="float">
            <text:p>17.76574</text:p>
          </table:table-cell>
          <table:table-cell office:value-type="float" office:value="9.76468" calcext:value-type="float">
            <text:p>9.76468</text:p>
          </table:table-cell>
          <table:table-cell office:value-type="float" office:value="5.727632" calcext:value-type="float">
            <text:p>5.727632</text:p>
          </table:table-cell>
          <table:table-cell office:value-type="float" office:value="1632.018" calcext:value-type="float">
            <text:p>1632.018</text:p>
          </table:table-cell>
          <table:table-cell office:value-type="float" office:value="0" calcext:value-type="float">
            <text:p>0</text:p>
          </table:table-cell>
          <table:table-cell office:value-type="float" office:value="-0.5312887" calcext:value-type="float">
            <text:p>-0.531288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6.790549" calcext:value-type="float">
            <text:p>6.790549</text:p>
          </table:table-cell>
          <table:table-cell office:value-type="float" office:value="454.6851" calcext:value-type="float">
            <text:p>454.685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8349" calcext:value-type="float">
            <text:p>0.128349</text:p>
          </table:table-cell>
          <table:table-cell office:value-type="float" office:value="11.80391" calcext:value-type="float">
            <text:p>11.80391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42302" calcext:value-type="float">
            <text:p>0.02642302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150183" calcext:value-type="float">
            <text:p>8.150183</text:p>
          </table:table-cell>
          <table:table-cell office:value-type="float" office:value="-0.3597997" calcext:value-type="float">
            <text:p>-0.3597997</text:p>
          </table:table-cell>
          <table:table-cell office:value-type="float" office:value="-0.2628414" calcext:value-type="float">
            <text:p>-0.2628414</text:p>
          </table:table-cell>
          <table:table-cell office:value-type="float" office:value="0.005217545" calcext:value-type="float">
            <text:p>0.005217545</text:p>
          </table:table-cell>
          <table:table-cell office:value-type="float" office:value="8.046623" calcext:value-type="float">
            <text:p>8.046623</text:p>
          </table:table-cell>
          <table:table-cell office:value-type="float" office:value="1.798156" calcext:value-type="float">
            <text:p>1.798156</text:p>
          </table:table-cell>
          <table:table-cell office:value-type="float" office:value="0.0758389" calcext:value-type="float">
            <text:p>0.0758389</text:p>
          </table:table-cell>
          <table:table-cell office:value-type="float" office:value="0.04737515" calcext:value-type="float">
            <text:p>0.04737515</text:p>
          </table:table-cell>
          <table:table-cell office:value-type="float" office:value="0.02869652" calcext:value-type="float">
            <text:p>0.02869652</text:p>
          </table:table-cell>
          <table:table-cell office:value-type="float" office:value="0.01938324" calcext:value-type="float">
            <text:p>0.01938324</text:p>
          </table:table-cell>
          <table:table-cell office:value-type="float" office:value="0.01812937" calcext:value-type="float">
            <text:p>0.01812937</text:p>
          </table:table-cell>
          <table:table-cell office:value-type="float" office:value="0.01724912" calcext:value-type="float">
            <text:p>0.01724912</text:p>
          </table:table-cell>
          <table:table-cell office:value-type="float" office:value="0.01363768" calcext:value-type="float">
            <text:p>0.01363768</text:p>
          </table:table-cell>
          <table:table-cell office:value-type="float" office:value="3.010577" calcext:value-type="float">
            <text:p>3.010577</text:p>
          </table:table-cell>
          <table:table-cell office:value-type="float" office:value="8.526304" calcext:value-type="float">
            <text:p>8.526304</text:p>
          </table:table-cell>
          <table:table-cell office:value-type="float" office:value="11.77989" calcext:value-type="float">
            <text:p>11.77989</text:p>
          </table:table-cell>
          <table:table-cell office:value-type="float" office:value="16.06421" calcext:value-type="float">
            <text:p>16.06421</text:p>
          </table:table-cell>
          <table:table-cell office:value-type="float" office:value="19.04821" calcext:value-type="float">
            <text:p>19.04821</text:p>
          </table:table-cell>
          <table:table-cell office:value-type="float" office:value="17.89776" calcext:value-type="float">
            <text:p>17.89776</text:p>
          </table:table-cell>
          <table:table-cell office:value-type="float" office:value="9.847067" calcext:value-type="float">
            <text:p>9.847067</text:p>
          </table:table-cell>
          <table:table-cell office:value-type="float" office:value="5.720808" calcext:value-type="float">
            <text:p>5.720808</text:p>
          </table:table-cell>
          <table:table-cell office:value-type="float" office:value="1712.697" calcext:value-type="float">
            <text:p>1712.697</text:p>
          </table:table-cell>
          <table:table-cell office:value-type="float" office:value="0" calcext:value-type="float">
            <text:p>0</text:p>
          </table:table-cell>
          <table:table-cell office:value-type="float" office:value="-0.5313036" calcext:value-type="float">
            <text:p>-0.53130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6.760661" calcext:value-type="float">
            <text:p>6.760661</text:p>
          </table:table-cell>
          <table:table-cell office:value-type="float" office:value="454.6395" calcext:value-type="float">
            <text:p>454.639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77094" calcext:value-type="float">
            <text:p>0.1277094</text:p>
          </table:table-cell>
          <table:table-cell office:value-type="float" office:value="11.83361" calcext:value-type="float">
            <text:p>11.83361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53859" calcext:value-type="float">
            <text:p>0.02653859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192135" calcext:value-type="float">
            <text:p>8.192135</text:p>
          </table:table-cell>
          <table:table-cell office:value-type="float" office:value="-0.3598647" calcext:value-type="float">
            <text:p>-0.3598647</text:p>
          </table:table-cell>
          <table:table-cell office:value-type="float" office:value="-0.2630264" calcext:value-type="float">
            <text:p>-0.2630264</text:p>
          </table:table-cell>
          <table:table-cell office:value-type="float" office:value="0.005217556" calcext:value-type="float">
            <text:p>0.005217556</text:p>
          </table:table-cell>
          <table:table-cell office:value-type="float" office:value="8.031705" calcext:value-type="float">
            <text:p>8.031705</text:p>
          </table:table-cell>
          <table:table-cell office:value-type="float" office:value="1.729966" calcext:value-type="float">
            <text:p>1.729966</text:p>
          </table:table-cell>
          <table:table-cell office:value-type="float" office:value="0.06389917" calcext:value-type="float">
            <text:p>0.06389917</text:p>
          </table:table-cell>
          <table:table-cell office:value-type="float" office:value="0.04239597" calcext:value-type="float">
            <text:p>0.04239597</text:p>
          </table:table-cell>
          <table:table-cell office:value-type="float" office:value="0.02619467" calcext:value-type="float">
            <text:p>0.02619467</text:p>
          </table:table-cell>
          <table:table-cell office:value-type="float" office:value="0.0190053" calcext:value-type="float">
            <text:p>0.0190053</text:p>
          </table:table-cell>
          <table:table-cell office:value-type="float" office:value="0.01793528" calcext:value-type="float">
            <text:p>0.01793528</text:p>
          </table:table-cell>
          <table:table-cell office:value-type="float" office:value="0.01721074" calcext:value-type="float">
            <text:p>0.01721074</text:p>
          </table:table-cell>
          <table:table-cell office:value-type="float" office:value="0.01366288" calcext:value-type="float">
            <text:p>0.01366288</text:p>
          </table:table-cell>
          <table:table-cell office:value-type="float" office:value="2.7824" calcext:value-type="float">
            <text:p>2.7824</text:p>
          </table:table-cell>
          <table:table-cell office:value-type="float" office:value="9.336353" calcext:value-type="float">
            <text:p>9.336353</text:p>
          </table:table-cell>
          <table:table-cell office:value-type="float" office:value="12.02145" calcext:value-type="float">
            <text:p>12.02145</text:p>
          </table:table-cell>
          <table:table-cell office:value-type="float" office:value="16.12772" calcext:value-type="float">
            <text:p>16.12772</text:p>
          </table:table-cell>
          <table:table-cell office:value-type="float" office:value="19.00151" calcext:value-type="float">
            <text:p>19.00151</text:p>
          </table:table-cell>
          <table:table-cell office:value-type="float" office:value="17.83659" calcext:value-type="float">
            <text:p>17.83659</text:p>
          </table:table-cell>
          <table:table-cell office:value-type="float" office:value="9.909104" calcext:value-type="float">
            <text:p>9.909104</text:p>
          </table:table-cell>
          <table:table-cell office:value-type="float" office:value="5.714005" calcext:value-type="float">
            <text:p>5.714005</text:p>
          </table:table-cell>
          <table:table-cell office:value-type="float" office:value="1738.44" calcext:value-type="float">
            <text:p>1738.44</text:p>
          </table:table-cell>
          <table:table-cell office:value-type="float" office:value="0" calcext:value-type="float">
            <text:p>0</text:p>
          </table:table-cell>
          <table:table-cell office:value-type="float" office:value="-0.5313131" calcext:value-type="float">
            <text:p>-0.53131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6.729181" calcext:value-type="float">
            <text:p>6.729181</text:p>
          </table:table-cell>
          <table:table-cell office:value-type="float" office:value="454.5935" calcext:value-type="float">
            <text:p>454.593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82719" calcext:value-type="float">
            <text:p>0.1282719</text:p>
          </table:table-cell>
          <table:table-cell office:value-type="float" office:value="11.88048" calcext:value-type="float">
            <text:p>11.88048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61436" calcext:value-type="float">
            <text:p>0.02661436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1743" calcext:value-type="float">
            <text:p>8.21743</text:p>
          </table:table-cell>
          <table:table-cell office:value-type="float" office:value="-0.3599514" calcext:value-type="float">
            <text:p>-0.3599514</text:p>
          </table:table-cell>
          <table:table-cell office:value-type="float" office:value="-0.2632069" calcext:value-type="float">
            <text:p>-0.2632069</text:p>
          </table:table-cell>
          <table:table-cell office:value-type="float" office:value="0.005217556" calcext:value-type="float">
            <text:p>0.005217556</text:p>
          </table:table-cell>
          <table:table-cell office:value-type="float" office:value="8.012792" calcext:value-type="float">
            <text:p>8.012792</text:p>
          </table:table-cell>
          <table:table-cell office:value-type="float" office:value="1.671618" calcext:value-type="float">
            <text:p>1.671618</text:p>
          </table:table-cell>
          <table:table-cell office:value-type="float" office:value="0.0602528" calcext:value-type="float">
            <text:p>0.0602528</text:p>
          </table:table-cell>
          <table:table-cell office:value-type="float" office:value="0.04178596" calcext:value-type="float">
            <text:p>0.04178596</text:p>
          </table:table-cell>
          <table:table-cell office:value-type="float" office:value="0.02623806" calcext:value-type="float">
            <text:p>0.02623806</text:p>
          </table:table-cell>
          <table:table-cell office:value-type="float" office:value="0.01898822" calcext:value-type="float">
            <text:p>0.01898822</text:p>
          </table:table-cell>
          <table:table-cell office:value-type="float" office:value="0.0179119" calcext:value-type="float">
            <text:p>0.0179119</text:p>
          </table:table-cell>
          <table:table-cell office:value-type="float" office:value="0.01720607" calcext:value-type="float">
            <text:p>0.01720607</text:p>
          </table:table-cell>
          <table:table-cell office:value-type="float" office:value="0.01369679" calcext:value-type="float">
            <text:p>0.01369679</text:p>
          </table:table-cell>
          <table:table-cell office:value-type="float" office:value="2.649379" calcext:value-type="float">
            <text:p>2.649379</text:p>
          </table:table-cell>
          <table:table-cell office:value-type="float" office:value="10.14487" calcext:value-type="float">
            <text:p>10.14487</text:p>
          </table:table-cell>
          <table:table-cell office:value-type="float" office:value="12.36475" calcext:value-type="float">
            <text:p>12.36475</text:p>
          </table:table-cell>
          <table:table-cell office:value-type="float" office:value="16.28709" calcext:value-type="float">
            <text:p>16.28709</text:p>
          </table:table-cell>
          <table:table-cell office:value-type="float" office:value="19.02284" calcext:value-type="float">
            <text:p>19.02284</text:p>
          </table:table-cell>
          <table:table-cell office:value-type="float" office:value="17.77815" calcext:value-type="float">
            <text:p>17.77815</text:p>
          </table:table-cell>
          <table:table-cell office:value-type="float" office:value="9.965298" calcext:value-type="float">
            <text:p>9.965298</text:p>
          </table:table-cell>
          <table:table-cell office:value-type="float" office:value="5.706604" calcext:value-type="float">
            <text:p>5.706604</text:p>
          </table:table-cell>
          <table:table-cell office:value-type="float" office:value="1775.345" calcext:value-type="float">
            <text:p>1775.345</text:p>
          </table:table-cell>
          <table:table-cell office:value-type="float" office:value="0" calcext:value-type="float">
            <text:p>0</text:p>
          </table:table-cell>
          <table:table-cell office:value-type="float" office:value="-0.5313237" calcext:value-type="float">
            <text:p>-0.53132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6.705254" calcext:value-type="float">
            <text:p>6.705254</text:p>
          </table:table-cell>
          <table:table-cell office:value-type="float" office:value="454.5521" calcext:value-type="float">
            <text:p>454.552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67377" calcext:value-type="float">
            <text:p>0.1267377</text:p>
          </table:table-cell>
          <table:table-cell office:value-type="float" office:value="11.92667" calcext:value-type="float">
            <text:p>11.92667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66739" calcext:value-type="float">
            <text:p>0.02666739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33549" calcext:value-type="float">
            <text:p>8.233549</text:p>
          </table:table-cell>
          <table:table-cell office:value-type="float" office:value="-0.3599719" calcext:value-type="float">
            <text:p>-0.3599719</text:p>
          </table:table-cell>
          <table:table-cell office:value-type="float" office:value="-0.2632871" calcext:value-type="float">
            <text:p>-0.2632871</text:p>
          </table:table-cell>
          <table:table-cell office:value-type="float" office:value="0.005217556" calcext:value-type="float">
            <text:p>0.005217556</text:p>
          </table:table-cell>
          <table:table-cell office:value-type="float" office:value="8.00265" calcext:value-type="float">
            <text:p>8.00265</text:p>
          </table:table-cell>
          <table:table-cell office:value-type="float" office:value="1.561873" calcext:value-type="float">
            <text:p>1.561873</text:p>
          </table:table-cell>
          <table:table-cell office:value-type="float" office:value="0.05113207" calcext:value-type="float">
            <text:p>0.05113207</text:p>
          </table:table-cell>
          <table:table-cell office:value-type="float" office:value="0.03640161" calcext:value-type="float">
            <text:p>0.03640161</text:p>
          </table:table-cell>
          <table:table-cell office:value-type="float" office:value="0.02399069" calcext:value-type="float">
            <text:p>0.02399069</text:p>
          </table:table-cell>
          <table:table-cell office:value-type="float" office:value="0.01878598" calcext:value-type="float">
            <text:p>0.01878598</text:p>
          </table:table-cell>
          <table:table-cell office:value-type="float" office:value="0.01779293" calcext:value-type="float">
            <text:p>0.01779293</text:p>
          </table:table-cell>
          <table:table-cell office:value-type="float" office:value="0.01718687" calcext:value-type="float">
            <text:p>0.01718687</text:p>
          </table:table-cell>
          <table:table-cell office:value-type="float" office:value="0.01373691" calcext:value-type="float">
            <text:p>0.01373691</text:p>
          </table:table-cell>
          <table:table-cell office:value-type="float" office:value="2.630633" calcext:value-type="float">
            <text:p>2.630633</text:p>
          </table:table-cell>
          <table:table-cell office:value-type="float" office:value="10.73751" calcext:value-type="float">
            <text:p>10.73751</text:p>
          </table:table-cell>
          <table:table-cell office:value-type="float" office:value="12.68147" calcext:value-type="float">
            <text:p>12.68147</text:p>
          </table:table-cell>
          <table:table-cell office:value-type="float" office:value="16.45826" calcext:value-type="float">
            <text:p>16.45826</text:p>
          </table:table-cell>
          <table:table-cell office:value-type="float" office:value="19.06574" calcext:value-type="float">
            <text:p>19.06574</text:p>
          </table:table-cell>
          <table:table-cell office:value-type="float" office:value="17.73642" calcext:value-type="float">
            <text:p>17.73642</text:p>
          </table:table-cell>
          <table:table-cell office:value-type="float" office:value="10.02445" calcext:value-type="float">
            <text:p>10.02445</text:p>
          </table:table-cell>
          <table:table-cell office:value-type="float" office:value="5.699246" calcext:value-type="float">
            <text:p>5.699246</text:p>
          </table:table-cell>
          <table:table-cell office:value-type="float" office:value="1788.801" calcext:value-type="float">
            <text:p>1788.801</text:p>
          </table:table-cell>
          <table:table-cell office:value-type="float" office:value="0" calcext:value-type="float">
            <text:p>0</text:p>
          </table:table-cell>
          <table:table-cell office:value-type="float" office:value="-0.5313277" calcext:value-type="float">
            <text:p>-0.53132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6.678065" calcext:value-type="float">
            <text:p>6.678065</text:p>
          </table:table-cell>
          <table:table-cell office:value-type="float" office:value="454.5092" calcext:value-type="float">
            <text:p>454.509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67797" calcext:value-type="float">
            <text:p>0.1267797</text:p>
          </table:table-cell>
          <table:table-cell office:value-type="float" office:value="11.98225" calcext:value-type="float">
            <text:p>11.98225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7076" calcext:value-type="float">
            <text:p>0.0267076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43207" calcext:value-type="float">
            <text:p>8.243207</text:p>
          </table:table-cell>
          <table:table-cell office:value-type="float" office:value="-0.3600029" calcext:value-type="float">
            <text:p>-0.3600029</text:p>
          </table:table-cell>
          <table:table-cell office:value-type="float" office:value="-0.2633696" calcext:value-type="float">
            <text:p>-0.2633696</text:p>
          </table:table-cell>
          <table:table-cell office:value-type="float" office:value="0.005217563" calcext:value-type="float">
            <text:p>0.005217563</text:p>
          </table:table-cell>
          <table:table-cell office:value-type="float" office:value="7.986157" calcext:value-type="float">
            <text:p>7.986157</text:p>
          </table:table-cell>
          <table:table-cell office:value-type="float" office:value="1.494981" calcext:value-type="float">
            <text:p>1.494981</text:p>
          </table:table-cell>
          <table:table-cell office:value-type="float" office:value="0.05270484" calcext:value-type="float">
            <text:p>0.05270484</text:p>
          </table:table-cell>
          <table:table-cell office:value-type="float" office:value="0.03796279" calcext:value-type="float">
            <text:p>0.03796279</text:p>
          </table:table-cell>
          <table:table-cell office:value-type="float" office:value="0.0245233" calcext:value-type="float">
            <text:p>0.0245233</text:p>
          </table:table-cell>
          <table:table-cell office:value-type="float" office:value="0.01882115" calcext:value-type="float">
            <text:p>0.01882115</text:p>
          </table:table-cell>
          <table:table-cell office:value-type="float" office:value="0.01779652" calcext:value-type="float">
            <text:p>0.01779652</text:p>
          </table:table-cell>
          <table:table-cell office:value-type="float" office:value="0.01719431" calcext:value-type="float">
            <text:p>0.01719431</text:p>
          </table:table-cell>
          <table:table-cell office:value-type="float" office:value="0.01378188" calcext:value-type="float">
            <text:p>0.01378188</text:p>
          </table:table-cell>
          <table:table-cell office:value-type="float" office:value="2.652237" calcext:value-type="float">
            <text:p>2.652237</text:p>
          </table:table-cell>
          <table:table-cell office:value-type="float" office:value="11.37154" calcext:value-type="float">
            <text:p>11.37154</text:p>
          </table:table-cell>
          <table:table-cell office:value-type="float" office:value="13.04563" calcext:value-type="float">
            <text:p>13.04563</text:p>
          </table:table-cell>
          <table:table-cell office:value-type="float" office:value="16.65666" calcext:value-type="float">
            <text:p>16.65666</text:p>
          </table:table-cell>
          <table:table-cell office:value-type="float" office:value="19.13464" calcext:value-type="float">
            <text:p>19.13464</text:p>
          </table:table-cell>
          <table:table-cell office:value-type="float" office:value="17.71668" calcext:value-type="float">
            <text:p>17.71668</text:p>
          </table:table-cell>
          <table:table-cell office:value-type="float" office:value="10.08609" calcext:value-type="float">
            <text:p>10.08609</text:p>
          </table:table-cell>
          <table:table-cell office:value-type="float" office:value="5.692235" calcext:value-type="float">
            <text:p>5.692235</text:p>
          </table:table-cell>
          <table:table-cell office:value-type="float" office:value="1807.158" calcext:value-type="float">
            <text:p>1807.158</text:p>
          </table:table-cell>
          <table:table-cell office:value-type="float" office:value="0" calcext:value-type="float">
            <text:p>0</text:p>
          </table:table-cell>
          <table:table-cell office:value-type="float" office:value="-0.5313338" calcext:value-type="float">
            <text:p>-0.53133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.651322" calcext:value-type="float">
            <text:p>6.651322</text:p>
          </table:table-cell>
          <table:table-cell office:value-type="float" office:value="454.4652" calcext:value-type="float">
            <text:p>454.465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61685" calcext:value-type="float">
            <text:p>0.1261685</text:p>
          </table:table-cell>
          <table:table-cell office:value-type="float" office:value="12.04181" calcext:value-type="float">
            <text:p>12.04181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74527" calcext:value-type="float">
            <text:p>0.02674527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50257" calcext:value-type="float">
            <text:p>8.250257</text:p>
          </table:table-cell>
          <table:table-cell office:value-type="float" office:value="-0.3600325" calcext:value-type="float">
            <text:p>-0.3600325</text:p>
          </table:table-cell>
          <table:table-cell office:value-type="float" office:value="-0.2634455" calcext:value-type="float">
            <text:p>-0.2634455</text:p>
          </table:table-cell>
          <table:table-cell office:value-type="float" office:value="0.005217568" calcext:value-type="float">
            <text:p>0.005217568</text:p>
          </table:table-cell>
          <table:table-cell office:value-type="float" office:value="7.9715" calcext:value-type="float">
            <text:p>7.9715</text:p>
          </table:table-cell>
          <table:table-cell office:value-type="float" office:value="1.412733" calcext:value-type="float">
            <text:p>1.412733</text:p>
          </table:table-cell>
          <table:table-cell office:value-type="float" office:value="0.05196389" calcext:value-type="float">
            <text:p>0.05196389</text:p>
          </table:table-cell>
          <table:table-cell office:value-type="float" office:value="0.0381651" calcext:value-type="float">
            <text:p>0.0381651</text:p>
          </table:table-cell>
          <table:table-cell office:value-type="float" office:value="0.02466354" calcext:value-type="float">
            <text:p>0.02466354</text:p>
          </table:table-cell>
          <table:table-cell office:value-type="float" office:value="0.01884429" calcext:value-type="float">
            <text:p>0.01884429</text:p>
          </table:table-cell>
          <table:table-cell office:value-type="float" office:value="0.01780289" calcext:value-type="float">
            <text:p>0.01780289</text:p>
          </table:table-cell>
          <table:table-cell office:value-type="float" office:value="0.01720484" calcext:value-type="float">
            <text:p>0.01720484</text:p>
          </table:table-cell>
          <table:table-cell office:value-type="float" office:value="0.01381707" calcext:value-type="float">
            <text:p>0.01381707</text:p>
          </table:table-cell>
          <table:table-cell office:value-type="float" office:value="2.720441" calcext:value-type="float">
            <text:p>2.720441</text:p>
          </table:table-cell>
          <table:table-cell office:value-type="float" office:value="11.95504" calcext:value-type="float">
            <text:p>11.95504</text:p>
          </table:table-cell>
          <table:table-cell office:value-type="float" office:value="13.42122" calcext:value-type="float">
            <text:p>13.42122</text:p>
          </table:table-cell>
          <table:table-cell office:value-type="float" office:value="16.8601" calcext:value-type="float">
            <text:p>16.8601</text:p>
          </table:table-cell>
          <table:table-cell office:value-type="float" office:value="19.21926" calcext:value-type="float">
            <text:p>19.21926</text:p>
          </table:table-cell>
          <table:table-cell office:value-type="float" office:value="17.72378" calcext:value-type="float">
            <text:p>17.72378</text:p>
          </table:table-cell>
          <table:table-cell office:value-type="float" office:value="10.15204" calcext:value-type="float">
            <text:p>10.15204</text:p>
          </table:table-cell>
          <table:table-cell office:value-type="float" office:value="5.685922" calcext:value-type="float">
            <text:p>5.685922</text:p>
          </table:table-cell>
          <table:table-cell office:value-type="float" office:value="1817.693" calcext:value-type="float">
            <text:p>1817.693</text:p>
          </table:table-cell>
          <table:table-cell office:value-type="float" office:value="0" calcext:value-type="float">
            <text:p>0</text:p>
          </table:table-cell>
          <table:table-cell office:value-type="float" office:value="-0.5313398" calcext:value-type="float">
            <text:p>-0.53133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6.624031" calcext:value-type="float">
            <text:p>6.624031</text:p>
          </table:table-cell>
          <table:table-cell office:value-type="float" office:value="454.4205" calcext:value-type="float">
            <text:p>454.420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58046" calcext:value-type="float">
            <text:p>0.1258046</text:p>
          </table:table-cell>
          <table:table-cell office:value-type="float" office:value="12.10307" calcext:value-type="float">
            <text:p>12.10307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78247" calcext:value-type="float">
            <text:p>0.02678247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56395" calcext:value-type="float">
            <text:p>8.256395</text:p>
          </table:table-cell>
          <table:table-cell office:value-type="float" office:value="-0.3600596" calcext:value-type="float">
            <text:p>-0.3600596</text:p>
          </table:table-cell>
          <table:table-cell office:value-type="float" office:value="-0.2635229" calcext:value-type="float">
            <text:p>-0.2635229</text:p>
          </table:table-cell>
          <table:table-cell office:value-type="float" office:value="0.005217592" calcext:value-type="float">
            <text:p>0.005217592</text:p>
          </table:table-cell>
          <table:table-cell office:value-type="float" office:value="7.955364" calcext:value-type="float">
            <text:p>7.955364</text:p>
          </table:table-cell>
          <table:table-cell office:value-type="float" office:value="1.338402" calcext:value-type="float">
            <text:p>1.338402</text:p>
          </table:table-cell>
          <table:table-cell office:value-type="float" office:value="0.05481272" calcext:value-type="float">
            <text:p>0.05481272</text:p>
          </table:table-cell>
          <table:table-cell office:value-type="float" office:value="0.03994595" calcext:value-type="float">
            <text:p>0.03994595</text:p>
          </table:table-cell>
          <table:table-cell office:value-type="float" office:value="0.02527703" calcext:value-type="float">
            <text:p>0.02527703</text:p>
          </table:table-cell>
          <table:table-cell office:value-type="float" office:value="0.0188709" calcext:value-type="float">
            <text:p>0.0188709</text:p>
          </table:table-cell>
          <table:table-cell office:value-type="float" office:value="0.01781388" calcext:value-type="float">
            <text:p>0.01781388</text:p>
          </table:table-cell>
          <table:table-cell office:value-type="float" office:value="0.01721978" calcext:value-type="float">
            <text:p>0.01721978</text:p>
          </table:table-cell>
          <table:table-cell office:value-type="float" office:value="0.01384749" calcext:value-type="float">
            <text:p>0.01384749</text:p>
          </table:table-cell>
          <table:table-cell office:value-type="float" office:value="2.838055" calcext:value-type="float">
            <text:p>2.838055</text:p>
          </table:table-cell>
          <table:table-cell office:value-type="float" office:value="12.50622" calcext:value-type="float">
            <text:p>12.50622</text:p>
          </table:table-cell>
          <table:table-cell office:value-type="float" office:value="13.80645" calcext:value-type="float">
            <text:p>13.80645</text:p>
          </table:table-cell>
          <table:table-cell office:value-type="float" office:value="17.06826" calcext:value-type="float">
            <text:p>17.06826</text:p>
          </table:table-cell>
          <table:table-cell office:value-type="float" office:value="19.29641" calcext:value-type="float">
            <text:p>19.29641</text:p>
          </table:table-cell>
          <table:table-cell office:value-type="float" office:value="17.7427" calcext:value-type="float">
            <text:p>17.7427</text:p>
          </table:table-cell>
          <table:table-cell office:value-type="float" office:value="10.22077" calcext:value-type="float">
            <text:p>10.22077</text:p>
          </table:table-cell>
          <table:table-cell office:value-type="float" office:value="5.68041" calcext:value-type="float">
            <text:p>5.68041</text:p>
          </table:table-cell>
          <table:table-cell office:value-type="float" office:value="1827.041" calcext:value-type="float">
            <text:p>1827.041</text:p>
          </table:table-cell>
          <table:table-cell office:value-type="float" office:value="0" calcext:value-type="float">
            <text:p>0</text:p>
          </table:table-cell>
          <table:table-cell office:value-type="float" office:value="-0.5313467" calcext:value-type="float">
            <text:p>-0.531346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6.590679" calcext:value-type="float">
            <text:p>6.590679</text:p>
          </table:table-cell>
          <table:table-cell office:value-type="float" office:value="454.3702" calcext:value-type="float">
            <text:p>454.370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59271" calcext:value-type="float">
            <text:p>0.1259271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81976" calcext:value-type="float">
            <text:p>0.02681976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62255" calcext:value-type="float">
            <text:p>8.262255</text:p>
          </table:table-cell>
          <table:table-cell office:value-type="float" office:value="-0.3601057" calcext:value-type="float">
            <text:p>-0.3601057</text:p>
          </table:table-cell>
          <table:table-cell office:value-type="float" office:value="-0.2635935" calcext:value-type="float">
            <text:p>-0.2635935</text:p>
          </table:table-cell>
          <table:table-cell office:value-type="float" office:value="0.005217593" calcext:value-type="float">
            <text:p>0.005217593</text:p>
          </table:table-cell>
          <table:table-cell office:value-type="float" office:value="7.925023" calcext:value-type="float">
            <text:p>7.925023</text:p>
          </table:table-cell>
          <table:table-cell office:value-type="float" office:value="1.274733" calcext:value-type="float">
            <text:p>1.274733</text:p>
          </table:table-cell>
          <table:table-cell office:value-type="float" office:value="0.06208405" calcext:value-type="float">
            <text:p>0.06208405</text:p>
          </table:table-cell>
          <table:table-cell office:value-type="float" office:value="0.04490348" calcext:value-type="float">
            <text:p>0.04490348</text:p>
          </table:table-cell>
          <table:table-cell office:value-type="float" office:value="0.0274926" calcext:value-type="float">
            <text:p>0.0274926</text:p>
          </table:table-cell>
          <table:table-cell office:value-type="float" office:value="0.01918115" calcext:value-type="float">
            <text:p>0.01918115</text:p>
          </table:table-cell>
          <table:table-cell office:value-type="float" office:value="0.01796982" calcext:value-type="float">
            <text:p>0.01796982</text:p>
          </table:table-cell>
          <table:table-cell office:value-type="float" office:value="0.01727588" calcext:value-type="float">
            <text:p>0.01727588</text:p>
          </table:table-cell>
          <table:table-cell office:value-type="float" office:value="0.01386585" calcext:value-type="float">
            <text:p>0.01386585</text:p>
          </table:table-cell>
          <table:table-cell office:value-type="float" office:value="2.940433" calcext:value-type="float">
            <text:p>2.940433</text:p>
          </table:table-cell>
          <table:table-cell office:value-type="float" office:value="13.20225" calcext:value-type="float">
            <text:p>13.20225</text:p>
          </table:table-cell>
          <table:table-cell office:value-type="float" office:value="14.27162" calcext:value-type="float">
            <text:p>14.27162</text:p>
          </table:table-cell>
          <table:table-cell office:value-type="float" office:value="17.30384" calcext:value-type="float">
            <text:p>17.30384</text:p>
          </table:table-cell>
          <table:table-cell office:value-type="float" office:value="19.38405" calcext:value-type="float">
            <text:p>19.38405</text:p>
          </table:table-cell>
          <table:table-cell office:value-type="float" office:value="17.77248" calcext:value-type="float">
            <text:p>17.77248</text:p>
          </table:table-cell>
          <table:table-cell office:value-type="float" office:value="10.29146" calcext:value-type="float">
            <text:p>10.29146</text:p>
          </table:table-cell>
          <table:table-cell office:value-type="float" office:value="5.675784" calcext:value-type="float">
            <text:p>5.675784</text:p>
          </table:table-cell>
          <table:table-cell office:value-type="float" office:value="1834.557" calcext:value-type="float">
            <text:p>1834.557</text:p>
          </table:table-cell>
          <table:table-cell office:value-type="float" office:value="0" calcext:value-type="float">
            <text:p>0</text:p>
          </table:table-cell>
          <table:table-cell office:value-type="float" office:value="-0.5313558" calcext:value-type="float">
            <text:p>-0.53135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6.556356" calcext:value-type="float">
            <text:p>6.556356</text:p>
          </table:table-cell>
          <table:table-cell office:value-type="float" office:value="454.3174" calcext:value-type="float">
            <text:p>454.317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57799" calcext:value-type="float">
            <text:p>0.1257799</text:p>
          </table:table-cell>
          <table:table-cell office:value-type="float" office:value="12.25195" calcext:value-type="float">
            <text:p>12.25195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85682" calcext:value-type="float">
            <text:p>0.02685682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67817" calcext:value-type="float">
            <text:p>8.267817</text:p>
          </table:table-cell>
          <table:table-cell office:value-type="float" office:value="-0.3601504" calcext:value-type="float">
            <text:p>-0.3601504</text:p>
          </table:table-cell>
          <table:table-cell office:value-type="float" office:value="-0.2636614" calcext:value-type="float">
            <text:p>-0.2636614</text:p>
          </table:table-cell>
          <table:table-cell office:value-type="float" office:value="0.005217606" calcext:value-type="float">
            <text:p>0.005217606</text:p>
          </table:table-cell>
          <table:table-cell office:value-type="float" office:value="7.891745" calcext:value-type="float">
            <text:p>7.891745</text:p>
          </table:table-cell>
          <table:table-cell office:value-type="float" office:value="1.208469" calcext:value-type="float">
            <text:p>1.208469</text:p>
          </table:table-cell>
          <table:table-cell office:value-type="float" office:value="0.06761928" calcext:value-type="float">
            <text:p>0.06761928</text:p>
          </table:table-cell>
          <table:table-cell office:value-type="float" office:value="0.04847082" calcext:value-type="float">
            <text:p>0.04847082</text:p>
          </table:table-cell>
          <table:table-cell office:value-type="float" office:value="0.02893892" calcext:value-type="float">
            <text:p>0.02893892</text:p>
          </table:table-cell>
          <table:table-cell office:value-type="float" office:value="0.01942362" calcext:value-type="float">
            <text:p>0.01942362</text:p>
          </table:table-cell>
          <table:table-cell office:value-type="float" office:value="0.01810445" calcext:value-type="float">
            <text:p>0.01810445</text:p>
          </table:table-cell>
          <table:table-cell office:value-type="float" office:value="0.01734573" calcext:value-type="float">
            <text:p>0.01734573</text:p>
          </table:table-cell>
          <table:table-cell office:value-type="float" office:value="0.01387702" calcext:value-type="float">
            <text:p>0.01387702</text:p>
          </table:table-cell>
          <table:table-cell office:value-type="float" office:value="3.083447" calcext:value-type="float">
            <text:p>3.083447</text:p>
          </table:table-cell>
          <table:table-cell office:value-type="float" office:value="13.87596" calcext:value-type="float">
            <text:p>13.87596</text:p>
          </table:table-cell>
          <table:table-cell office:value-type="float" office:value="14.75683" calcext:value-type="float">
            <text:p>14.75683</text:p>
          </table:table-cell>
          <table:table-cell office:value-type="float" office:value="17.55133" calcext:value-type="float">
            <text:p>17.55133</text:p>
          </table:table-cell>
          <table:table-cell office:value-type="float" office:value="19.47816" calcext:value-type="float">
            <text:p>19.47816</text:p>
          </table:table-cell>
          <table:table-cell office:value-type="float" office:value="17.8117" calcext:value-type="float">
            <text:p>17.8117</text:p>
          </table:table-cell>
          <table:table-cell office:value-type="float" office:value="10.36508" calcext:value-type="float">
            <text:p>10.36508</text:p>
          </table:table-cell>
          <table:table-cell office:value-type="float" office:value="5.672405" calcext:value-type="float">
            <text:p>5.672405</text:p>
          </table:table-cell>
          <table:table-cell office:value-type="float" office:value="1840.578" calcext:value-type="float">
            <text:p>1840.578</text:p>
          </table:table-cell>
          <table:table-cell office:value-type="float" office:value="0" calcext:value-type="float">
            <text:p>0</text:p>
          </table:table-cell>
          <table:table-cell office:value-type="float" office:value="-0.5313644" calcext:value-type="float">
            <text:p>-0.53136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6.515721" calcext:value-type="float">
            <text:p>6.515721</text:p>
          </table:table-cell>
          <table:table-cell office:value-type="float" office:value="454.259" calcext:value-type="float">
            <text:p>454.25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60011" calcext:value-type="float">
            <text:p>0.1260011</text:p>
          </table:table-cell>
          <table:table-cell office:value-type="float" office:value="12.34014" calcext:value-type="float">
            <text:p>12.34014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89387" calcext:value-type="float">
            <text:p>0.02689387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73311" calcext:value-type="float">
            <text:p>8.273311</text:p>
          </table:table-cell>
          <table:table-cell office:value-type="float" office:value="-0.3602183" calcext:value-type="float">
            <text:p>-0.3602183</text:p>
          </table:table-cell>
          <table:table-cell office:value-type="float" office:value="-0.2637274" calcext:value-type="float">
            <text:p>-0.2637274</text:p>
          </table:table-cell>
          <table:table-cell office:value-type="float" office:value="0.005217614" calcext:value-type="float">
            <text:p>0.005217614</text:p>
          </table:table-cell>
          <table:table-cell office:value-type="float" office:value="7.837027" calcext:value-type="float">
            <text:p>7.837027</text:p>
          </table:table-cell>
          <table:table-cell office:value-type="float" office:value="1.148757" calcext:value-type="float">
            <text:p>1.148757</text:p>
          </table:table-cell>
          <table:table-cell office:value-type="float" office:value="0.07690705" calcext:value-type="float">
            <text:p>0.07690705</text:p>
          </table:table-cell>
          <table:table-cell office:value-type="float" office:value="0.05386155" calcext:value-type="float">
            <text:p>0.05386155</text:p>
          </table:table-cell>
          <table:table-cell office:value-type="float" office:value="0.03143105" calcext:value-type="float">
            <text:p>0.03143105</text:p>
          </table:table-cell>
          <table:table-cell office:value-type="float" office:value="0.02006227" calcext:value-type="float">
            <text:p>0.02006227</text:p>
          </table:table-cell>
          <table:table-cell office:value-type="float" office:value="0.01848763" calcext:value-type="float">
            <text:p>0.01848763</text:p>
          </table:table-cell>
          <table:table-cell office:value-type="float" office:value="0.01749737" calcext:value-type="float">
            <text:p>0.01749737</text:p>
          </table:table-cell>
          <table:table-cell office:value-type="float" office:value="0.01388647" calcext:value-type="float">
            <text:p>0.01388647</text:p>
          </table:table-cell>
          <table:table-cell office:value-type="float" office:value="3.258078" calcext:value-type="float">
            <text:p>3.258078</text:p>
          </table:table-cell>
          <table:table-cell office:value-type="float" office:value="14.67649" calcext:value-type="float">
            <text:p>14.67649</text:p>
          </table:table-cell>
          <table:table-cell office:value-type="float" office:value="15.31835" calcext:value-type="float">
            <text:p>15.31835</text:p>
          </table:table-cell>
          <table:table-cell office:value-type="float" office:value="17.8301" calcext:value-type="float">
            <text:p>17.8301</text:p>
          </table:table-cell>
          <table:table-cell office:value-type="float" office:value="19.58517" calcext:value-type="float">
            <text:p>19.58517</text:p>
          </table:table-cell>
          <table:table-cell office:value-type="float" office:value="17.86279" calcext:value-type="float">
            <text:p>17.86279</text:p>
          </table:table-cell>
          <table:table-cell office:value-type="float" office:value="10.44196" calcext:value-type="float">
            <text:p>10.44196</text:p>
          </table:table-cell>
          <table:table-cell office:value-type="float" office:value="5.670206" calcext:value-type="float">
            <text:p>5.670206</text:p>
          </table:table-cell>
          <table:table-cell office:value-type="float" office:value="1846.199" calcext:value-type="float">
            <text:p>1846.199</text:p>
          </table:table-cell>
          <table:table-cell office:value-type="float" office:value="0" calcext:value-type="float">
            <text:p>0</text:p>
          </table:table-cell>
          <table:table-cell office:value-type="float" office:value="-0.5313748" calcext:value-type="float">
            <text:p>-0.53137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6.476696" calcext:value-type="float">
            <text:p>6.476696</text:p>
          </table:table-cell>
          <table:table-cell office:value-type="float" office:value="454.1987" calcext:value-type="float">
            <text:p>454.198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56585" calcext:value-type="float">
            <text:p>0.1256585</text:p>
          </table:table-cell>
          <table:table-cell office:value-type="float" office:value="12.429" calcext:value-type="float">
            <text:p>12.429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93096" calcext:value-type="float">
            <text:p>0.02693096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78777" calcext:value-type="float">
            <text:p>8.278777</text:p>
          </table:table-cell>
          <table:table-cell office:value-type="float" office:value="-0.360276" calcext:value-type="float">
            <text:p>-0.360276</text:p>
          </table:table-cell>
          <table:table-cell office:value-type="float" office:value="-0.2637982" calcext:value-type="float">
            <text:p>-0.2637982</text:p>
          </table:table-cell>
          <table:table-cell office:value-type="float" office:value="0.00521764" calcext:value-type="float">
            <text:p>0.00521764</text:p>
          </table:table-cell>
          <table:table-cell office:value-type="float" office:value="7.788967" calcext:value-type="float">
            <text:p>7.788967</text:p>
          </table:table-cell>
          <table:table-cell office:value-type="float" office:value="1.085202" calcext:value-type="float">
            <text:p>1.085202</text:p>
          </table:table-cell>
          <table:table-cell office:value-type="float" office:value="0.07716053" calcext:value-type="float">
            <text:p>0.07716053</text:p>
          </table:table-cell>
          <table:table-cell office:value-type="float" office:value="0.05476768" calcext:value-type="float">
            <text:p>0.05476768</text:p>
          </table:table-cell>
          <table:table-cell office:value-type="float" office:value="0.03218528" calcext:value-type="float">
            <text:p>0.03218528</text:p>
          </table:table-cell>
          <table:table-cell office:value-type="float" office:value="0.02031741" calcext:value-type="float">
            <text:p>0.02031741</text:p>
          </table:table-cell>
          <table:table-cell office:value-type="float" office:value="0.01871866" calcext:value-type="float">
            <text:p>0.01871866</text:p>
          </table:table-cell>
          <table:table-cell office:value-type="float" office:value="0.0176667" calcext:value-type="float">
            <text:p>0.0176667</text:p>
          </table:table-cell>
          <table:table-cell office:value-type="float" office:value="0.01390511" calcext:value-type="float">
            <text:p>0.01390511</text:p>
          </table:table-cell>
          <table:table-cell office:value-type="float" office:value="3.494143" calcext:value-type="float">
            <text:p>3.494143</text:p>
          </table:table-cell>
          <table:table-cell office:value-type="float" office:value="15.35522" calcext:value-type="float">
            <text:p>15.35522</text:p>
          </table:table-cell>
          <table:table-cell office:value-type="float" office:value="15.87669" calcext:value-type="float">
            <text:p>15.87669</text:p>
          </table:table-cell>
          <table:table-cell office:value-type="float" office:value="18.11966" calcext:value-type="float">
            <text:p>18.11966</text:p>
          </table:table-cell>
          <table:table-cell office:value-type="float" office:value="19.70063" calcext:value-type="float">
            <text:p>19.70063</text:p>
          </table:table-cell>
          <table:table-cell office:value-type="float" office:value="17.92264" calcext:value-type="float">
            <text:p>17.92264</text:p>
          </table:table-cell>
          <table:table-cell office:value-type="float" office:value="10.52164" calcext:value-type="float">
            <text:p>10.52164</text:p>
          </table:table-cell>
          <table:table-cell office:value-type="float" office:value="5.669151" calcext:value-type="float">
            <text:p>5.669151</text:p>
          </table:table-cell>
          <table:table-cell office:value-type="float" office:value="1854.086" calcext:value-type="float">
            <text:p>1854.086</text:p>
          </table:table-cell>
          <table:table-cell office:value-type="float" office:value="0" calcext:value-type="float">
            <text:p>0</text:p>
          </table:table-cell>
          <table:table-cell office:value-type="float" office:value="-0.5313845" calcext:value-type="float">
            <text:p>-0.531384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6.437776" calcext:value-type="float">
            <text:p>6.437776</text:p>
          </table:table-cell>
          <table:table-cell office:value-type="float" office:value="454.1369" calcext:value-type="float">
            <text:p>454.136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5407" calcext:value-type="float">
            <text:p>0.125407</text:p>
          </table:table-cell>
          <table:table-cell office:value-type="float" office:value="12.5192" calcext:value-type="float">
            <text:p>12.5192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696805" calcext:value-type="float">
            <text:p>0.02696805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84104" calcext:value-type="float">
            <text:p>8.284104</text:p>
          </table:table-cell>
          <table:table-cell office:value-type="float" office:value="-0.3603368" calcext:value-type="float">
            <text:p>-0.3603368</text:p>
          </table:table-cell>
          <table:table-cell office:value-type="float" office:value="-0.2638623" calcext:value-type="float">
            <text:p>-0.2638623</text:p>
          </table:table-cell>
          <table:table-cell office:value-type="float" office:value="0.005217656" calcext:value-type="float">
            <text:p>0.005217656</text:p>
          </table:table-cell>
          <table:table-cell office:value-type="float" office:value="7.739097" calcext:value-type="float">
            <text:p>7.739097</text:p>
          </table:table-cell>
          <table:table-cell office:value-type="float" office:value="1.021004" calcext:value-type="float">
            <text:p>1.021004</text:p>
          </table:table-cell>
          <table:table-cell office:value-type="float" office:value="0.07829533" calcext:value-type="float">
            <text:p>0.07829533</text:p>
          </table:table-cell>
          <table:table-cell office:value-type="float" office:value="0.05653528" calcext:value-type="float">
            <text:p>0.05653528</text:p>
          </table:table-cell>
          <table:table-cell office:value-type="float" office:value="0.03337744" calcext:value-type="float">
            <text:p>0.03337744</text:p>
          </table:table-cell>
          <table:table-cell office:value-type="float" office:value="0.02077094" calcext:value-type="float">
            <text:p>0.02077094</text:p>
          </table:table-cell>
          <table:table-cell office:value-type="float" office:value="0.01902389" calcext:value-type="float">
            <text:p>0.01902389</text:p>
          </table:table-cell>
          <table:table-cell office:value-type="float" office:value="0.01782927" calcext:value-type="float">
            <text:p>0.01782927</text:p>
          </table:table-cell>
          <table:table-cell office:value-type="float" office:value="0.01393388" calcext:value-type="float">
            <text:p>0.01393388</text:p>
          </table:table-cell>
          <table:table-cell office:value-type="float" office:value="3.655613" calcext:value-type="float">
            <text:p>3.655613</text:p>
          </table:table-cell>
          <table:table-cell office:value-type="float" office:value="16.06266" calcext:value-type="float">
            <text:p>16.06266</text:p>
          </table:table-cell>
          <table:table-cell office:value-type="float" office:value="16.44166" calcext:value-type="float">
            <text:p>16.44166</text:p>
          </table:table-cell>
          <table:table-cell office:value-type="float" office:value="18.41667" calcext:value-type="float">
            <text:p>18.41667</text:p>
          </table:table-cell>
          <table:table-cell office:value-type="float" office:value="19.82068" calcext:value-type="float">
            <text:p>19.82068</text:p>
          </table:table-cell>
          <table:table-cell office:value-type="float" office:value="17.98676" calcext:value-type="float">
            <text:p>17.98676</text:p>
          </table:table-cell>
          <table:table-cell office:value-type="float" office:value="10.60243" calcext:value-type="float">
            <text:p>10.60243</text:p>
          </table:table-cell>
          <table:table-cell office:value-type="float" office:value="5.668968" calcext:value-type="float">
            <text:p>5.668968</text:p>
          </table:table-cell>
          <table:table-cell office:value-type="float" office:value="1861.443" calcext:value-type="float">
            <text:p>1861.443</text:p>
          </table:table-cell>
          <table:table-cell office:value-type="float" office:value="0" calcext:value-type="float">
            <text:p>0</text:p>
          </table:table-cell>
          <table:table-cell office:value-type="float" office:value="-0.5313944" calcext:value-type="float">
            <text:p>-0.53139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6.412801" calcext:value-type="float">
            <text:p>6.412801</text:p>
          </table:table-cell>
          <table:table-cell office:value-type="float" office:value="454.0889" calcext:value-type="float">
            <text:p>454.088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05089" calcext:value-type="float">
            <text:p>0.1205089</text:p>
          </table:table-cell>
          <table:table-cell office:value-type="float" office:value="12.60199" calcext:value-type="float">
            <text:p>12.60199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700598" calcext:value-type="float">
            <text:p>0.02700598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89802" calcext:value-type="float">
            <text:p>8.289802</text:p>
          </table:table-cell>
          <table:table-cell office:value-type="float" office:value="-0.3604244" calcext:value-type="float">
            <text:p>-0.3604244</text:p>
          </table:table-cell>
          <table:table-cell office:value-type="float" office:value="-0.2678637" calcext:value-type="float">
            <text:p>-0.2678637</text:p>
          </table:table-cell>
          <table:table-cell office:value-type="float" office:value="0.005228417" calcext:value-type="float">
            <text:p>0.005228417</text:p>
          </table:table-cell>
          <table:table-cell office:value-type="float" office:value="7.738777" calcext:value-type="float">
            <text:p>7.738777</text:p>
          </table:table-cell>
          <table:table-cell office:value-type="float" office:value="0.8422772" calcext:value-type="float">
            <text:p>0.8422772</text:p>
          </table:table-cell>
          <table:table-cell office:value-type="float" office:value="0.05981153" calcext:value-type="float">
            <text:p>0.05981153</text:p>
          </table:table-cell>
          <table:table-cell office:value-type="float" office:value="0.04617222" calcext:value-type="float">
            <text:p>0.04617222</text:p>
          </table:table-cell>
          <table:table-cell office:value-type="float" office:value="0.0285984" calcext:value-type="float">
            <text:p>0.0285984</text:p>
          </table:table-cell>
          <table:table-cell office:value-type="float" office:value="0.01957429" calcext:value-type="float">
            <text:p>0.01957429</text:p>
          </table:table-cell>
          <table:table-cell office:value-type="float" office:value="0.01833174" calcext:value-type="float">
            <text:p>0.01833174</text:p>
          </table:table-cell>
          <table:table-cell office:value-type="float" office:value="0.01768389" calcext:value-type="float">
            <text:p>0.01768389</text:p>
          </table:table-cell>
          <table:table-cell office:value-type="float" office:value="0.01396299" calcext:value-type="float">
            <text:p>0.01396299</text:p>
          </table:table-cell>
          <table:table-cell office:value-type="float" office:value="6.008408" calcext:value-type="float">
            <text:p>6.008408</text:p>
          </table:table-cell>
          <table:table-cell office:value-type="float" office:value="15.16394" calcext:value-type="float">
            <text:p>15.16394</text:p>
          </table:table-cell>
          <table:table-cell office:value-type="float" office:value="16.88315" calcext:value-type="float">
            <text:p>16.88315</text:p>
          </table:table-cell>
          <table:table-cell office:value-type="float" office:value="18.71598" calcext:value-type="float">
            <text:p>18.71598</text:p>
          </table:table-cell>
          <table:table-cell office:value-type="float" office:value="19.95764" calcext:value-type="float">
            <text:p>19.95764</text:p>
          </table:table-cell>
          <table:table-cell office:value-type="float" office:value="18.06012" calcext:value-type="float">
            <text:p>18.06012</text:p>
          </table:table-cell>
          <table:table-cell office:value-type="float" office:value="10.68061" calcext:value-type="float">
            <text:p>10.68061</text:p>
          </table:table-cell>
          <table:table-cell office:value-type="float" office:value="5.669591" calcext:value-type="float">
            <text:p>5.669591</text:p>
          </table:table-cell>
          <table:table-cell office:value-type="float" office:value="1836.778" calcext:value-type="float">
            <text:p>1836.778</text:p>
          </table:table-cell>
          <table:table-cell office:value-type="float" office:value="0" calcext:value-type="float">
            <text:p>0</text:p>
          </table:table-cell>
          <table:table-cell office:value-type="float" office:value="-0.5314022" calcext:value-type="float">
            <text:p>-0.53140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6.386417" calcext:value-type="float">
            <text:p>6.386417</text:p>
          </table:table-cell>
          <table:table-cell office:value-type="float" office:value="454.0425" calcext:value-type="float">
            <text:p>454.042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23608" calcext:value-type="float">
            <text:p>0.1223608</text:p>
          </table:table-cell>
          <table:table-cell office:value-type="float" office:value="12.675" calcext:value-type="float">
            <text:p>12.675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705145" calcext:value-type="float">
            <text:p>0.02705145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299146" calcext:value-type="float">
            <text:p>8.299146</text:p>
          </table:table-cell>
          <table:table-cell office:value-type="float" office:value="-0.3605165" calcext:value-type="float">
            <text:p>-0.3605165</text:p>
          </table:table-cell>
          <table:table-cell office:value-type="float" office:value="-0.2697783" calcext:value-type="float">
            <text:p>-0.2697783</text:p>
          </table:table-cell>
          <table:table-cell office:value-type="float" office:value="0.005231835" calcext:value-type="float">
            <text:p>0.005231835</text:p>
          </table:table-cell>
          <table:table-cell office:value-type="float" office:value="7.733103" calcext:value-type="float">
            <text:p>7.733103</text:p>
          </table:table-cell>
          <table:table-cell office:value-type="float" office:value="0.8993911" calcext:value-type="float">
            <text:p>0.8993911</text:p>
          </table:table-cell>
          <table:table-cell office:value-type="float" office:value="0.05200914" calcext:value-type="float">
            <text:p>0.05200914</text:p>
          </table:table-cell>
          <table:table-cell office:value-type="float" office:value="0.04207055" calcext:value-type="float">
            <text:p>0.04207055</text:p>
          </table:table-cell>
          <table:table-cell office:value-type="float" office:value="0.02691887" calcext:value-type="float">
            <text:p>0.02691887</text:p>
          </table:table-cell>
          <table:table-cell office:value-type="float" office:value="0.0193062" calcext:value-type="float">
            <text:p>0.0193062</text:p>
          </table:table-cell>
          <table:table-cell office:value-type="float" office:value="0.01817597" calcext:value-type="float">
            <text:p>0.01817597</text:p>
          </table:table-cell>
          <table:table-cell office:value-type="float" office:value="0.01759306" calcext:value-type="float">
            <text:p>0.01759306</text:p>
          </table:table-cell>
          <table:table-cell office:value-type="float" office:value="0.01397516" calcext:value-type="float">
            <text:p>0.01397516</text:p>
          </table:table-cell>
          <table:table-cell office:value-type="float" office:value="8.145268" calcext:value-type="float">
            <text:p>8.145268</text:p>
          </table:table-cell>
          <table:table-cell office:value-type="float" office:value="15.36562" calcext:value-type="float">
            <text:p>15.36562</text:p>
          </table:table-cell>
          <table:table-cell office:value-type="float" office:value="17.07779" calcext:value-type="float">
            <text:p>17.07779</text:p>
          </table:table-cell>
          <table:table-cell office:value-type="float" office:value="18.88782" calcext:value-type="float">
            <text:p>18.88782</text:p>
          </table:table-cell>
          <table:table-cell office:value-type="float" office:value="20.04751" calcext:value-type="float">
            <text:p>20.04751</text:p>
          </table:table-cell>
          <table:table-cell office:value-type="float" office:value="18.116" calcext:value-type="float">
            <text:p>18.116</text:p>
          </table:table-cell>
          <table:table-cell office:value-type="float" office:value="10.75553" calcext:value-type="float">
            <text:p>10.75553</text:p>
          </table:table-cell>
          <table:table-cell office:value-type="float" office:value="5.670263" calcext:value-type="float">
            <text:p>5.670263</text:p>
          </table:table-cell>
          <table:table-cell office:value-type="float" office:value="1837.225" calcext:value-type="float">
            <text:p>1837.225</text:p>
          </table:table-cell>
          <table:table-cell office:value-type="float" office:value="0" calcext:value-type="float">
            <text:p>0</text:p>
          </table:table-cell>
          <table:table-cell office:value-type="float" office:value="-0.5314074" calcext:value-type="float">
            <text:p>-0.53140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6.355488" calcext:value-type="float">
            <text:p>6.355488</text:p>
          </table:table-cell>
          <table:table-cell office:value-type="float" office:value="453.9986" calcext:value-type="float">
            <text:p>453.998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39582" calcext:value-type="float">
            <text:p>0.1239582</text:p>
          </table:table-cell>
          <table:table-cell office:value-type="float" office:value="12.7469" calcext:value-type="float">
            <text:p>12.7469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708819" calcext:value-type="float">
            <text:p>0.02708819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304176" calcext:value-type="float">
            <text:p>8.304176</text:p>
          </table:table-cell>
          <table:table-cell office:value-type="float" office:value="-0.3606178" calcext:value-type="float">
            <text:p>-0.3606178</text:p>
          </table:table-cell>
          <table:table-cell office:value-type="float" office:value="-0.274563" calcext:value-type="float">
            <text:p>-0.274563</text:p>
          </table:table-cell>
          <table:table-cell office:value-type="float" office:value="0.005234938" calcext:value-type="float">
            <text:p>0.005234938</text:p>
          </table:table-cell>
          <table:table-cell office:value-type="float" office:value="7.715185" calcext:value-type="float">
            <text:p>7.715185</text:p>
          </table:table-cell>
          <table:table-cell office:value-type="float" office:value="0.9343362" calcext:value-type="float">
            <text:p>0.9343362</text:p>
          </table:table-cell>
          <table:table-cell office:value-type="float" office:value="0.0541383" calcext:value-type="float">
            <text:p>0.0541383</text:p>
          </table:table-cell>
          <table:table-cell office:value-type="float" office:value="0.04287584" calcext:value-type="float">
            <text:p>0.04287584</text:p>
          </table:table-cell>
          <table:table-cell office:value-type="float" office:value="0.02716605" calcext:value-type="float">
            <text:p>0.02716605</text:p>
          </table:table-cell>
          <table:table-cell office:value-type="float" office:value="0.01925413" calcext:value-type="float">
            <text:p>0.01925413</text:p>
          </table:table-cell>
          <table:table-cell office:value-type="float" office:value="0.01809324" calcext:value-type="float">
            <text:p>0.01809324</text:p>
          </table:table-cell>
          <table:table-cell office:value-type="float" office:value="0.01750777" calcext:value-type="float">
            <text:p>0.01750777</text:p>
          </table:table-cell>
          <table:table-cell office:value-type="float" office:value="0.01398718" calcext:value-type="float">
            <text:p>0.01398718</text:p>
          </table:table-cell>
          <table:table-cell office:value-type="float" office:value="8.1046" calcext:value-type="float">
            <text:p>8.1046</text:p>
          </table:table-cell>
          <table:table-cell office:value-type="float" office:value="17.10678" calcext:value-type="float">
            <text:p>17.10678</text:p>
          </table:table-cell>
          <table:table-cell office:value-type="float" office:value="17.42552" calcext:value-type="float">
            <text:p>17.42552</text:p>
          </table:table-cell>
          <table:table-cell office:value-type="float" office:value="19.01754" calcext:value-type="float">
            <text:p>19.01754</text:p>
          </table:table-cell>
          <table:table-cell office:value-type="float" office:value="20.07262" calcext:value-type="float">
            <text:p>20.07262</text:p>
          </table:table-cell>
          <table:table-cell office:value-type="float" office:value="18.1297" calcext:value-type="float">
            <text:p>18.1297</text:p>
          </table:table-cell>
          <table:table-cell office:value-type="float" office:value="10.82525" calcext:value-type="float">
            <text:p>10.82525</text:p>
          </table:table-cell>
          <table:table-cell office:value-type="float" office:value="5.670922" calcext:value-type="float">
            <text:p>5.670922</text:p>
          </table:table-cell>
          <table:table-cell office:value-type="float" office:value="1921.209" calcext:value-type="float">
            <text:p>1921.209</text:p>
          </table:table-cell>
          <table:table-cell office:value-type="float" office:value="0" calcext:value-type="float">
            <text:p>0</text:p>
          </table:table-cell>
          <table:table-cell office:value-type="float" office:value="-0.5314134" calcext:value-type="float">
            <text:p>-0.531413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6.315936" calcext:value-type="float">
            <text:p>6.315936</text:p>
          </table:table-cell>
          <table:table-cell office:value-type="float" office:value="453.9437" calcext:value-type="float">
            <text:p>453.943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86676" calcext:value-type="float">
            <text:p>0.1286676</text:p>
          </table:table-cell>
          <table:table-cell office:value-type="float" office:value="12.82715" calcext:value-type="float">
            <text:p>12.82715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712425" calcext:value-type="float">
            <text:p>0.02712425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308468" calcext:value-type="float">
            <text:p>8.308468</text:p>
          </table:table-cell>
          <table:table-cell office:value-type="float" office:value="-0.3606742" calcext:value-type="float">
            <text:p>-0.3606742</text:p>
          </table:table-cell>
          <table:table-cell office:value-type="float" office:value="-0.2747109" calcext:value-type="float">
            <text:p>-0.2747109</text:p>
          </table:table-cell>
          <table:table-cell office:value-type="float" office:value="0.005234938" calcext:value-type="float">
            <text:p>0.005234938</text:p>
          </table:table-cell>
          <table:table-cell office:value-type="float" office:value="7.670658" calcext:value-type="float">
            <text:p>7.670658</text:p>
          </table:table-cell>
          <table:table-cell office:value-type="float" office:value="1.049169" calcext:value-type="float">
            <text:p>1.049169</text:p>
          </table:table-cell>
          <table:table-cell office:value-type="float" office:value="0.06043435" calcext:value-type="float">
            <text:p>0.06043435</text:p>
          </table:table-cell>
          <table:table-cell office:value-type="float" office:value="0.04621943" calcext:value-type="float">
            <text:p>0.04621943</text:p>
          </table:table-cell>
          <table:table-cell office:value-type="float" office:value="0.02894161" calcext:value-type="float">
            <text:p>0.02894161</text:p>
          </table:table-cell>
          <table:table-cell office:value-type="float" office:value="0.01972726" calcext:value-type="float">
            <text:p>0.01972726</text:p>
          </table:table-cell>
          <table:table-cell office:value-type="float" office:value="0.01840108" calcext:value-type="float">
            <text:p>0.01840108</text:p>
          </table:table-cell>
          <table:table-cell office:value-type="float" office:value="0.01761579" calcext:value-type="float">
            <text:p>0.01761579</text:p>
          </table:table-cell>
          <table:table-cell office:value-type="float" office:value="0.01400176" calcext:value-type="float">
            <text:p>0.01400176</text:p>
          </table:table-cell>
          <table:table-cell office:value-type="float" office:value="6.50837" calcext:value-type="float">
            <text:p>6.50837</text:p>
          </table:table-cell>
          <table:table-cell office:value-type="float" office:value="18.94153" calcext:value-type="float">
            <text:p>18.94153</text:p>
          </table:table-cell>
          <table:table-cell office:value-type="float" office:value="17.97377" calcext:value-type="float">
            <text:p>17.97377</text:p>
          </table:table-cell>
          <table:table-cell office:value-type="float" office:value="19.29144" calcext:value-type="float">
            <text:p>19.29144</text:p>
          </table:table-cell>
          <table:table-cell office:value-type="float" office:value="20.1591" calcext:value-type="float">
            <text:p>20.1591</text:p>
          </table:table-cell>
          <table:table-cell office:value-type="float" office:value="18.14996" calcext:value-type="float">
            <text:p>18.14996</text:p>
          </table:table-cell>
          <table:table-cell office:value-type="float" office:value="10.89567" calcext:value-type="float">
            <text:p>10.89567</text:p>
          </table:table-cell>
          <table:table-cell office:value-type="float" office:value="5.671751" calcext:value-type="float">
            <text:p>5.671751</text:p>
          </table:table-cell>
          <table:table-cell office:value-type="float" office:value="1993.594" calcext:value-type="float">
            <text:p>1993.594</text:p>
          </table:table-cell>
          <table:table-cell office:value-type="float" office:value="0" calcext:value-type="float">
            <text:p>0</text:p>
          </table:table-cell>
          <table:table-cell office:value-type="float" office:value="-0.5314211" calcext:value-type="float">
            <text:p>-0.53142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6.295374" calcext:value-type="float">
            <text:p>6.295374</text:p>
          </table:table-cell>
          <table:table-cell office:value-type="float" office:value="453.8995" calcext:value-type="float">
            <text:p>453.899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90732" calcext:value-type="float">
            <text:p>0.1290732</text:p>
          </table:table-cell>
          <table:table-cell office:value-type="float" office:value="12.89028" calcext:value-type="float">
            <text:p>12.89028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716002" calcext:value-type="float">
            <text:p>0.02716002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312256" calcext:value-type="float">
            <text:p>8.312256</text:p>
          </table:table-cell>
          <table:table-cell office:value-type="float" office:value="-0.3614026" calcext:value-type="float">
            <text:p>-0.3614026</text:p>
          </table:table-cell>
          <table:table-cell office:value-type="float" office:value="-0.2756735" calcext:value-type="float">
            <text:p>-0.2756735</text:p>
          </table:table-cell>
          <table:table-cell office:value-type="float" office:value="0.005237739" calcext:value-type="float">
            <text:p>0.005237739</text:p>
          </table:table-cell>
          <table:table-cell office:value-type="float" office:value="7.668233" calcext:value-type="float">
            <text:p>7.668233</text:p>
          </table:table-cell>
          <table:table-cell office:value-type="float" office:value="1.162981" calcext:value-type="float">
            <text:p>1.162981</text:p>
          </table:table-cell>
          <table:table-cell office:value-type="float" office:value="0.04530529" calcext:value-type="float">
            <text:p>0.04530529</text:p>
          </table:table-cell>
          <table:table-cell office:value-type="float" office:value="0.03576494" calcext:value-type="float">
            <text:p>0.03576494</text:p>
          </table:table-cell>
          <table:table-cell office:value-type="float" office:value="0.02468788" calcext:value-type="float">
            <text:p>0.02468788</text:p>
          </table:table-cell>
          <table:table-cell office:value-type="float" office:value="0.01905175" calcext:value-type="float">
            <text:p>0.01905175</text:p>
          </table:table-cell>
          <table:table-cell office:value-type="float" office:value="0.01798985" calcext:value-type="float">
            <text:p>0.01798985</text:p>
          </table:table-cell>
          <table:table-cell office:value-type="float" office:value="0.01750391" calcext:value-type="float">
            <text:p>0.01750391</text:p>
          </table:table-cell>
          <table:table-cell office:value-type="float" office:value="0.01402829" calcext:value-type="float">
            <text:p>0.01402829</text:p>
          </table:table-cell>
          <table:table-cell office:value-type="float" office:value="7.868566" calcext:value-type="float">
            <text:p>7.868566</text:p>
          </table:table-cell>
          <table:table-cell office:value-type="float" office:value="18.80267" calcext:value-type="float">
            <text:p>18.80267</text:p>
          </table:table-cell>
          <table:table-cell office:value-type="float" office:value="18.2592" calcext:value-type="float">
            <text:p>18.2592</text:p>
          </table:table-cell>
          <table:table-cell office:value-type="float" office:value="19.49956" calcext:value-type="float">
            <text:p>19.49956</text:p>
          </table:table-cell>
          <table:table-cell office:value-type="float" office:value="20.24907" calcext:value-type="float">
            <text:p>20.24907</text:p>
          </table:table-cell>
          <table:table-cell office:value-type="float" office:value="18.17511" calcext:value-type="float">
            <text:p>18.17511</text:p>
          </table:table-cell>
          <table:table-cell office:value-type="float" office:value="10.96449" calcext:value-type="float">
            <text:p>10.96449</text:p>
          </table:table-cell>
          <table:table-cell office:value-type="float" office:value="5.672992" calcext:value-type="float">
            <text:p>5.672992</text:p>
          </table:table-cell>
          <table:table-cell office:value-type="float" office:value="1974.697" calcext:value-type="float">
            <text:p>1974.697</text:p>
          </table:table-cell>
          <table:table-cell office:value-type="float" office:value="0" calcext:value-type="float">
            <text:p>0</text:p>
          </table:table-cell>
          <table:table-cell office:value-type="float" office:value="-0.5318794" calcext:value-type="float">
            <text:p>-0.53187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6.273208" calcext:value-type="float">
            <text:p>6.273208</text:p>
          </table:table-cell>
          <table:table-cell office:value-type="float" office:value="453.8627" calcext:value-type="float">
            <text:p>453.862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319275" calcext:value-type="float">
            <text:p>0.1319275</text:p>
          </table:table-cell>
          <table:table-cell office:value-type="float" office:value="12.94547" calcext:value-type="float">
            <text:p>12.94547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719527" calcext:value-type="float">
            <text:p>0.02719527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315711" calcext:value-type="float">
            <text:p>8.315711</text:p>
          </table:table-cell>
          <table:table-cell office:value-type="float" office:value="-0.3630961" calcext:value-type="float">
            <text:p>-0.3630961</text:p>
          </table:table-cell>
          <table:table-cell office:value-type="float" office:value="-0.2800059" calcext:value-type="float">
            <text:p>-0.2800059</text:p>
          </table:table-cell>
          <table:table-cell office:value-type="float" office:value="0.005241022" calcext:value-type="float">
            <text:p>0.005241022</text:p>
          </table:table-cell>
          <table:table-cell office:value-type="float" office:value="7.659683" calcext:value-type="float">
            <text:p>7.659683</text:p>
          </table:table-cell>
          <table:table-cell office:value-type="float" office:value="1.44003" calcext:value-type="float">
            <text:p>1.44003</text:p>
          </table:table-cell>
          <table:table-cell office:value-type="float" office:value="0.04602868" calcext:value-type="float">
            <text:p>0.04602868</text:p>
          </table:table-cell>
          <table:table-cell office:value-type="float" office:value="0.03434205" calcext:value-type="float">
            <text:p>0.03434205</text:p>
          </table:table-cell>
          <table:table-cell office:value-type="float" office:value="0.0236746" calcext:value-type="float">
            <text:p>0.0236746</text:p>
          </table:table-cell>
          <table:table-cell office:value-type="float" office:value="0.01892361" calcext:value-type="float">
            <text:p>0.01892361</text:p>
          </table:table-cell>
          <table:table-cell office:value-type="float" office:value="0.01789165" calcext:value-type="float">
            <text:p>0.01789165</text:p>
          </table:table-cell>
          <table:table-cell office:value-type="float" office:value="0.01743384" calcext:value-type="float">
            <text:p>0.01743384</text:p>
          </table:table-cell>
          <table:table-cell office:value-type="float" office:value="0.01405462" calcext:value-type="float">
            <text:p>0.01405462</text:p>
          </table:table-cell>
          <table:table-cell office:value-type="float" office:value="8.640525" calcext:value-type="float">
            <text:p>8.640525</text:p>
          </table:table-cell>
          <table:table-cell office:value-type="float" office:value="19.78607" calcext:value-type="float">
            <text:p>19.78607</text:p>
          </table:table-cell>
          <table:table-cell office:value-type="float" office:value="18.49997" calcext:value-type="float">
            <text:p>18.49997</text:p>
          </table:table-cell>
          <table:table-cell office:value-type="float" office:value="19.58242" calcext:value-type="float">
            <text:p>19.58242</text:p>
          </table:table-cell>
          <table:table-cell office:value-type="float" office:value="20.2646" calcext:value-type="float">
            <text:p>20.2646</text:p>
          </table:table-cell>
          <table:table-cell office:value-type="float" office:value="18.16419" calcext:value-type="float">
            <text:p>18.16419</text:p>
          </table:table-cell>
          <table:table-cell office:value-type="float" office:value="11.02551" calcext:value-type="float">
            <text:p>11.02551</text:p>
          </table:table-cell>
          <table:table-cell office:value-type="float" office:value="5.67363" calcext:value-type="float">
            <text:p>5.67363</text:p>
          </table:table-cell>
          <table:table-cell office:value-type="float" office:value="1996.455" calcext:value-type="float">
            <text:p>1996.455</text:p>
          </table:table-cell>
          <table:table-cell office:value-type="float" office:value="0" calcext:value-type="float">
            <text:p>0</text:p>
          </table:table-cell>
          <table:table-cell office:value-type="float" office:value="-0.5323794" calcext:value-type="float">
            <text:p>-0.53237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6.248148" calcext:value-type="float">
            <text:p>6.248148</text:p>
          </table:table-cell>
          <table:table-cell office:value-type="float" office:value="453.8206" calcext:value-type="float">
            <text:p>453.820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336161" calcext:value-type="float">
            <text:p>0.1336161</text:p>
          </table:table-cell>
          <table:table-cell office:value-type="float" office:value="13.00288" calcext:value-type="float">
            <text:p>13.00288</text:p>
          </table:table-cell>
          <table:table-cell office:value-type="float" office:value="0.01599123" calcext:value-type="float">
            <text:p>0.01599123</text:p>
          </table:table-cell>
          <table:table-cell office:value-type="float" office:value="0.02723008" calcext:value-type="float">
            <text:p>0.02723008</text:p>
          </table:table-cell>
          <table:table-cell office:value-type="float" office:value="0.07865419" calcext:value-type="float">
            <text:p>0.07865419</text:p>
          </table:table-cell>
          <table:table-cell office:value-type="float" office:value="8.318751" calcext:value-type="float">
            <text:p>8.318751</text:p>
          </table:table-cell>
          <table:table-cell office:value-type="float" office:value="-0.3631225" calcext:value-type="float">
            <text:p>-0.3631225</text:p>
          </table:table-cell>
          <table:table-cell office:value-type="float" office:value="-0.2801004" calcext:value-type="float">
            <text:p>-0.2801004</text:p>
          </table:table-cell>
          <table:table-cell office:value-type="float" office:value="0.005241022" calcext:value-type="float">
            <text:p>0.005241022</text:p>
          </table:table-cell>
          <table:table-cell office:value-type="float" office:value="7.644489" calcext:value-type="float">
            <text:p>7.644489</text:p>
          </table:table-cell>
          <table:table-cell office:value-type="float" office:value="1.428217" calcext:value-type="float">
            <text:p>1.428217</text:p>
          </table:table-cell>
          <table:table-cell office:value-type="float" office:value="0.04691516" calcext:value-type="float">
            <text:p>0.04691516</text:p>
          </table:table-cell>
          <table:table-cell office:value-type="float" office:value="0.03506647" calcext:value-type="float">
            <text:p>0.03506647</text:p>
          </table:table-cell>
          <table:table-cell office:value-type="float" office:value="0.0236331" calcext:value-type="float">
            <text:p>0.0236331</text:p>
          </table:table-cell>
          <table:table-cell office:value-type="float" office:value="0.01888465" calcext:value-type="float">
            <text:p>0.01888465</text:p>
          </table:table-cell>
          <table:table-cell office:value-type="float" office:value="0.01786237" calcext:value-type="float">
            <text:p>0.01786237</text:p>
          </table:table-cell>
          <table:table-cell office:value-type="float" office:value="0.01740869" calcext:value-type="float">
            <text:p>0.01740869</text:p>
          </table:table-cell>
          <table:table-cell office:value-type="float" office:value="0.01408234" calcext:value-type="float">
            <text:p>0.01408234</text:p>
          </table:table-cell>
          <table:table-cell office:value-type="float" office:value="7.26858" calcext:value-type="float">
            <text:p>7.26858</text:p>
          </table:table-cell>
          <table:table-cell office:value-type="float" office:value="21.16364" calcext:value-type="float">
            <text:p>21.16364</text:p>
          </table:table-cell>
          <table:table-cell office:value-type="float" office:value="18.93214" calcext:value-type="float">
            <text:p>18.93214</text:p>
          </table:table-cell>
          <table:table-cell office:value-type="float" office:value="19.79556" calcext:value-type="float">
            <text:p>19.79556</text:p>
          </table:table-cell>
          <table:table-cell office:value-type="float" office:value="20.31891" calcext:value-type="float">
            <text:p>20.31891</text:p>
          </table:table-cell>
          <table:table-cell office:value-type="float" office:value="18.14792" calcext:value-type="float">
            <text:p>18.14792</text:p>
          </table:table-cell>
          <table:table-cell office:value-type="float" office:value="11.08421" calcext:value-type="float">
            <text:p>11.08421</text:p>
          </table:table-cell>
          <table:table-cell office:value-type="float" office:value="5.674008" calcext:value-type="float">
            <text:p>5.674008</text:p>
          </table:table-cell>
          <table:table-cell office:value-type="float" office:value="2043.276" calcext:value-type="float">
            <text:p>2043.276</text:p>
          </table:table-cell>
          <table:table-cell office:value-type="float" office:value="0" calcext:value-type="float">
            <text:p>0</text:p>
          </table:table-cell>
          <table:table-cell office:value-type="float" office:value="-0.5323824" calcext:value-type="float">
            <text:p>-0.53238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6.237792" calcext:value-type="float">
            <text:p>6.237792</text:p>
          </table:table-cell>
          <table:table-cell office:value-type="float" office:value="453.7897" calcext:value-type="float">
            <text:p>453.789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52751" calcext:value-type="float">
            <text:p>0.1052751</text:p>
          </table:table-cell>
          <table:table-cell office:value-type="float" office:value="13.02975" calcext:value-type="float">
            <text:p>13.02975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740662" calcext:value-type="float">
            <text:p>0.02740662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394156" calcext:value-type="float">
            <text:p>8.394156</text:p>
          </table:table-cell>
          <table:table-cell office:value-type="float" office:value="-0.363427" calcext:value-type="float">
            <text:p>-0.363427</text:p>
          </table:table-cell>
          <table:table-cell office:value-type="float" office:value="-0.2848997" calcext:value-type="float">
            <text:p>-0.2848997</text:p>
          </table:table-cell>
          <table:table-cell office:value-type="float" office:value="0.00526299" calcext:value-type="float">
            <text:p>0.00526299</text:p>
          </table:table-cell>
          <table:table-cell office:value-type="float" office:value="7.660025" calcext:value-type="float">
            <text:p>7.660025</text:p>
          </table:table-cell>
          <table:table-cell office:value-type="float" office:value="2.084037" calcext:value-type="float">
            <text:p>2.084037</text:p>
          </table:table-cell>
          <table:table-cell office:value-type="float" office:value="0.1672833" calcext:value-type="float">
            <text:p>0.1672833</text:p>
          </table:table-cell>
          <table:table-cell office:value-type="float" office:value="0.03975978" calcext:value-type="float">
            <text:p>0.03975978</text:p>
          </table:table-cell>
          <table:table-cell office:value-type="float" office:value="0.0259365" calcext:value-type="float">
            <text:p>0.0259365</text:p>
          </table:table-cell>
          <table:table-cell office:value-type="float" office:value="0.02016226" calcext:value-type="float">
            <text:p>0.02016226</text:p>
          </table:table-cell>
          <table:table-cell office:value-type="float" office:value="0.01840344" calcext:value-type="float">
            <text:p>0.01840344</text:p>
          </table:table-cell>
          <table:table-cell office:value-type="float" office:value="0.01934269" calcext:value-type="float">
            <text:p>0.01934269</text:p>
          </table:table-cell>
          <table:table-cell office:value-type="float" office:value="0.01412033" calcext:value-type="float">
            <text:p>0.01412033</text:p>
          </table:table-cell>
          <table:table-cell office:value-type="float" office:value="2.249301" calcext:value-type="float">
            <text:p>2.249301</text:p>
          </table:table-cell>
          <table:table-cell office:value-type="float" office:value="6.603476" calcext:value-type="float">
            <text:p>6.603476</text:p>
          </table:table-cell>
          <table:table-cell office:value-type="float" office:value="17.23098" calcext:value-type="float">
            <text:p>17.23098</text:p>
          </table:table-cell>
          <table:table-cell office:value-type="float" office:value="22.56658" calcext:value-type="float">
            <text:p>22.56658</text:p>
          </table:table-cell>
          <table:table-cell office:value-type="float" office:value="23.8554" calcext:value-type="float">
            <text:p>23.8554</text:p>
          </table:table-cell>
          <table:table-cell office:value-type="float" office:value="19.6789" calcext:value-type="float">
            <text:p>19.6789</text:p>
          </table:table-cell>
          <table:table-cell office:value-type="float" office:value="10.81685" calcext:value-type="float">
            <text:p>10.81685</text:p>
          </table:table-cell>
          <table:table-cell office:value-type="float" office:value="5.700245" calcext:value-type="float">
            <text:p>5.700245</text:p>
          </table:table-cell>
          <table:table-cell office:value-type="float" office:value="960.7921" calcext:value-type="float">
            <text:p>960.7921</text:p>
          </table:table-cell>
          <table:table-cell office:value-type="float" office:value="0" calcext:value-type="float">
            <text:p>0</text:p>
          </table:table-cell>
          <table:table-cell office:value-type="float" office:value="-0.5347008" calcext:value-type="float">
            <text:p>-0.53470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6.224309" calcext:value-type="float">
            <text:p>6.224309</text:p>
          </table:table-cell>
          <table:table-cell office:value-type="float" office:value="453.7619" calcext:value-type="float">
            <text:p>453.761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790923" calcext:value-type="float">
            <text:p>0.09790923</text:p>
          </table:table-cell>
          <table:table-cell office:value-type="float" office:value="12.90445" calcext:value-type="float">
            <text:p>12.90445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768592" calcext:value-type="float">
            <text:p>0.02768592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59313" calcext:value-type="float">
            <text:p>8.59313</text:p>
          </table:table-cell>
          <table:table-cell office:value-type="float" office:value="-0.3638721" calcext:value-type="float">
            <text:p>-0.3638721</text:p>
          </table:table-cell>
          <table:table-cell office:value-type="float" office:value="-0.2938241" calcext:value-type="float">
            <text:p>-0.2938241</text:p>
          </table:table-cell>
          <table:table-cell office:value-type="float" office:value="0.005267505" calcext:value-type="float">
            <text:p>0.005267505</text:p>
          </table:table-cell>
          <table:table-cell office:value-type="float" office:value="7.668031" calcext:value-type="float">
            <text:p>7.668031</text:p>
          </table:table-cell>
          <table:table-cell office:value-type="float" office:value="1.801248" calcext:value-type="float">
            <text:p>1.801248</text:p>
          </table:table-cell>
          <table:table-cell office:value-type="float" office:value="0.1013746" calcext:value-type="float">
            <text:p>0.1013746</text:p>
          </table:table-cell>
          <table:table-cell office:value-type="float" office:value="0.0327013" calcext:value-type="float">
            <text:p>0.0327013</text:p>
          </table:table-cell>
          <table:table-cell office:value-type="float" office:value="0.024374" calcext:value-type="float">
            <text:p>0.024374</text:p>
          </table:table-cell>
          <table:table-cell office:value-type="float" office:value="0.01996003" calcext:value-type="float">
            <text:p>0.01996003</text:p>
          </table:table-cell>
          <table:table-cell office:value-type="float" office:value="0.01878809" calcext:value-type="float">
            <text:p>0.01878809</text:p>
          </table:table-cell>
          <table:table-cell office:value-type="float" office:value="0.01861411" calcext:value-type="float">
            <text:p>0.01861411</text:p>
          </table:table-cell>
          <table:table-cell office:value-type="float" office:value="0.0141481" calcext:value-type="float">
            <text:p>0.0141481</text:p>
          </table:table-cell>
          <table:table-cell office:value-type="float" office:value="4.393814" calcext:value-type="float">
            <text:p>4.393814</text:p>
          </table:table-cell>
          <table:table-cell office:value-type="float" office:value="7.860211" calcext:value-type="float">
            <text:p>7.860211</text:p>
          </table:table-cell>
          <table:table-cell office:value-type="float" office:value="15.44978" calcext:value-type="float">
            <text:p>15.44978</text:p>
          </table:table-cell>
          <table:table-cell office:value-type="float" office:value="20.34921" calcext:value-type="float">
            <text:p>20.34921</text:p>
          </table:table-cell>
          <table:table-cell office:value-type="float" office:value="22.69257" calcext:value-type="float">
            <text:p>22.69257</text:p>
          </table:table-cell>
          <table:table-cell office:value-type="float" office:value="20.84255" calcext:value-type="float">
            <text:p>20.84255</text:p>
          </table:table-cell>
          <table:table-cell office:value-type="float" office:value="11.40997" calcext:value-type="float">
            <text:p>11.40997</text:p>
          </table:table-cell>
          <table:table-cell office:value-type="float" office:value="5.767477" calcext:value-type="float">
            <text:p>5.767477</text:p>
          </table:table-cell>
          <table:table-cell office:value-type="float" office:value="993.671" calcext:value-type="float">
            <text:p>993.671</text:p>
          </table:table-cell>
          <table:table-cell office:value-type="float" office:value="0" calcext:value-type="float">
            <text:p>0</text:p>
          </table:table-cell>
          <table:table-cell office:value-type="float" office:value="-0.5347489" calcext:value-type="float">
            <text:p>-0.534748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6.201376" calcext:value-type="float">
            <text:p>6.201376</text:p>
          </table:table-cell>
          <table:table-cell office:value-type="float" office:value="453.7281" calcext:value-type="float">
            <text:p>453.728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979975" calcext:value-type="float">
            <text:p>0.09979975</text:p>
          </table:table-cell>
          <table:table-cell office:value-type="float" office:value="12.80772" calcext:value-type="float">
            <text:p>12.80772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790141" calcext:value-type="float">
            <text:p>0.02790141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740147" calcext:value-type="float">
            <text:p>8.740147</text:p>
          </table:table-cell>
          <table:table-cell office:value-type="float" office:value="-0.3639039" calcext:value-type="float">
            <text:p>-0.3639039</text:p>
          </table:table-cell>
          <table:table-cell office:value-type="float" office:value="-0.2939834" calcext:value-type="float">
            <text:p>-0.2939834</text:p>
          </table:table-cell>
          <table:table-cell office:value-type="float" office:value="0.005267505" calcext:value-type="float">
            <text:p>0.005267505</text:p>
          </table:table-cell>
          <table:table-cell office:value-type="float" office:value="7.650687" calcext:value-type="float">
            <text:p>7.650687</text:p>
          </table:table-cell>
          <table:table-cell office:value-type="float" office:value="1.783721" calcext:value-type="float">
            <text:p>1.783721</text:p>
          </table:table-cell>
          <table:table-cell office:value-type="float" office:value="0.07916053" calcext:value-type="float">
            <text:p>0.07916053</text:p>
          </table:table-cell>
          <table:table-cell office:value-type="float" office:value="0.03065157" calcext:value-type="float">
            <text:p>0.03065157</text:p>
          </table:table-cell>
          <table:table-cell office:value-type="float" office:value="0.02360985" calcext:value-type="float">
            <text:p>0.02360985</text:p>
          </table:table-cell>
          <table:table-cell office:value-type="float" office:value="0.01970839" calcext:value-type="float">
            <text:p>0.01970839</text:p>
          </table:table-cell>
          <table:table-cell office:value-type="float" office:value="0.01865313" calcext:value-type="float">
            <text:p>0.01865313</text:p>
          </table:table-cell>
          <table:table-cell office:value-type="float" office:value="0.01827921" calcext:value-type="float">
            <text:p>0.01827921</text:p>
          </table:table-cell>
          <table:table-cell office:value-type="float" office:value="0.01417635" calcext:value-type="float">
            <text:p>0.01417635</text:p>
          </table:table-cell>
          <table:table-cell office:value-type="float" office:value="3.519254" calcext:value-type="float">
            <text:p>3.519254</text:p>
          </table:table-cell>
          <table:table-cell office:value-type="float" office:value="9.103827" calcext:value-type="float">
            <text:p>9.103827</text:p>
          </table:table-cell>
          <table:table-cell office:value-type="float" office:value="15.17253" calcext:value-type="float">
            <text:p>15.17253</text:p>
          </table:table-cell>
          <table:table-cell office:value-type="float" office:value="19.87554" calcext:value-type="float">
            <text:p>19.87554</text:p>
          </table:table-cell>
          <table:table-cell office:value-type="float" office:value="22.11358" calcext:value-type="float">
            <text:p>22.11358</text:p>
          </table:table-cell>
          <table:table-cell office:value-type="float" office:value="20.33509" calcext:value-type="float">
            <text:p>20.33509</text:p>
          </table:table-cell>
          <table:table-cell office:value-type="float" office:value="11.33571" calcext:value-type="float">
            <text:p>11.33571</text:p>
          </table:table-cell>
          <table:table-cell office:value-type="float" office:value="5.820774" calcext:value-type="float">
            <text:p>5.820774</text:p>
          </table:table-cell>
          <table:table-cell office:value-type="float" office:value="1067.119" calcext:value-type="float">
            <text:p>1067.119</text:p>
          </table:table-cell>
          <table:table-cell office:value-type="float" office:value="0" calcext:value-type="float">
            <text:p>0</text:p>
          </table:table-cell>
          <table:table-cell office:value-type="float" office:value="-0.5347494" calcext:value-type="float">
            <text:p>-0.53474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6.174249" calcext:value-type="float">
            <text:p>6.174249</text:p>
          </table:table-cell>
          <table:table-cell office:value-type="float" office:value="453.6906" calcext:value-type="float">
            <text:p>453.690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31925" calcext:value-type="float">
            <text:p>0.1031925</text:p>
          </table:table-cell>
          <table:table-cell office:value-type="float" office:value="12.7653" calcext:value-type="float">
            <text:p>12.7653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07133" calcext:value-type="float">
            <text:p>0.02807133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839368" calcext:value-type="float">
            <text:p>8.839368</text:p>
          </table:table-cell>
          <table:table-cell office:value-type="float" office:value="-0.3639376" calcext:value-type="float">
            <text:p>-0.3639376</text:p>
          </table:table-cell>
          <table:table-cell office:value-type="float" office:value="-0.2942814" calcext:value-type="float">
            <text:p>-0.2942814</text:p>
          </table:table-cell>
          <table:table-cell office:value-type="float" office:value="0.005267505" calcext:value-type="float">
            <text:p>0.005267505</text:p>
          </table:table-cell>
          <table:table-cell office:value-type="float" office:value="7.629632" calcext:value-type="float">
            <text:p>7.629632</text:p>
          </table:table-cell>
          <table:table-cell office:value-type="float" office:value="1.795768" calcext:value-type="float">
            <text:p>1.795768</text:p>
          </table:table-cell>
          <table:table-cell office:value-type="float" office:value="0.06506614" calcext:value-type="float">
            <text:p>0.06506614</text:p>
          </table:table-cell>
          <table:table-cell office:value-type="float" office:value="0.03132202" calcext:value-type="float">
            <text:p>0.03132202</text:p>
          </table:table-cell>
          <table:table-cell office:value-type="float" office:value="0.02325238" calcext:value-type="float">
            <text:p>0.02325238</text:p>
          </table:table-cell>
          <table:table-cell office:value-type="float" office:value="0.01945548" calcext:value-type="float">
            <text:p>0.01945548</text:p>
          </table:table-cell>
          <table:table-cell office:value-type="float" office:value="0.01842872" calcext:value-type="float">
            <text:p>0.01842872</text:p>
          </table:table-cell>
          <table:table-cell office:value-type="float" office:value="0.01801666" calcext:value-type="float">
            <text:p>0.01801666</text:p>
          </table:table-cell>
          <table:table-cell office:value-type="float" office:value="0.01420551" calcext:value-type="float">
            <text:p>0.01420551</text:p>
          </table:table-cell>
          <table:table-cell office:value-type="float" office:value="3.083985" calcext:value-type="float">
            <text:p>3.083985</text:p>
          </table:table-cell>
          <table:table-cell office:value-type="float" office:value="10.11482" calcext:value-type="float">
            <text:p>10.11482</text:p>
          </table:table-cell>
          <table:table-cell office:value-type="float" office:value="15.17701" calcext:value-type="float">
            <text:p>15.17701</text:p>
          </table:table-cell>
          <table:table-cell office:value-type="float" office:value="19.70887" calcext:value-type="float">
            <text:p>19.70887</text:p>
          </table:table-cell>
          <table:table-cell office:value-type="float" office:value="21.81235" calcext:value-type="float">
            <text:p>21.81235</text:p>
          </table:table-cell>
          <table:table-cell office:value-type="float" office:value="19.94213" calcext:value-type="float">
            <text:p>19.94213</text:p>
          </table:table-cell>
          <table:table-cell office:value-type="float" office:value="11.2421" calcext:value-type="float">
            <text:p>11.2421</text:p>
          </table:table-cell>
          <table:table-cell office:value-type="float" office:value="5.846005" calcext:value-type="float">
            <text:p>5.846005</text:p>
          </table:table-cell>
          <table:table-cell office:value-type="float" office:value="1161.994" calcext:value-type="float">
            <text:p>1161.994</text:p>
          </table:table-cell>
          <table:table-cell office:value-type="float" office:value="0" calcext:value-type="float">
            <text:p>0</text:p>
          </table:table-cell>
          <table:table-cell office:value-type="float" office:value="-0.534752" calcext:value-type="float">
            <text:p>-0.5347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6.146916" calcext:value-type="float">
            <text:p>6.146916</text:p>
          </table:table-cell>
          <table:table-cell office:value-type="float" office:value="453.6501" calcext:value-type="float">
            <text:p>453.650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61996" calcext:value-type="float">
            <text:p>0.1061996</text:p>
          </table:table-cell>
          <table:table-cell office:value-type="float" office:value="12.76353" calcext:value-type="float">
            <text:p>12.76353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1905" calcext:value-type="float">
            <text:p>0.0281905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901438" calcext:value-type="float">
            <text:p>8.901438</text:p>
          </table:table-cell>
          <table:table-cell office:value-type="float" office:value="-0.3639596" calcext:value-type="float">
            <text:p>-0.3639596</text:p>
          </table:table-cell>
          <table:table-cell office:value-type="float" office:value="-0.2944163" calcext:value-type="float">
            <text:p>-0.2944163</text:p>
          </table:table-cell>
          <table:table-cell office:value-type="float" office:value="0.005267505" calcext:value-type="float">
            <text:p>0.005267505</text:p>
          </table:table-cell>
          <table:table-cell office:value-type="float" office:value="7.608244" calcext:value-type="float">
            <text:p>7.608244</text:p>
          </table:table-cell>
          <table:table-cell office:value-type="float" office:value="1.813237" calcext:value-type="float">
            <text:p>1.813237</text:p>
          </table:table-cell>
          <table:table-cell office:value-type="float" office:value="0.06039958" calcext:value-type="float">
            <text:p>0.06039958</text:p>
          </table:table-cell>
          <table:table-cell office:value-type="float" office:value="0.03408388" calcext:value-type="float">
            <text:p>0.03408388</text:p>
          </table:table-cell>
          <table:table-cell office:value-type="float" office:value="0.02337895" calcext:value-type="float">
            <text:p>0.02337895</text:p>
          </table:table-cell>
          <table:table-cell office:value-type="float" office:value="0.01926203" calcext:value-type="float">
            <text:p>0.01926203</text:p>
          </table:table-cell>
          <table:table-cell office:value-type="float" office:value="0.0182391" calcext:value-type="float">
            <text:p>0.0182391</text:p>
          </table:table-cell>
          <table:table-cell office:value-type="float" office:value="0.01781896" calcext:value-type="float">
            <text:p>0.01781896</text:p>
          </table:table-cell>
          <table:table-cell office:value-type="float" office:value="0.0142262" calcext:value-type="float">
            <text:p>0.0142262</text:p>
          </table:table-cell>
          <table:table-cell office:value-type="float" office:value="2.91843" calcext:value-type="float">
            <text:p>2.91843</text:p>
          </table:table-cell>
          <table:table-cell office:value-type="float" office:value="10.97593" calcext:value-type="float">
            <text:p>10.97593</text:p>
          </table:table-cell>
          <table:table-cell office:value-type="float" office:value="15.33499" calcext:value-type="float">
            <text:p>15.33499</text:p>
          </table:table-cell>
          <table:table-cell office:value-type="float" office:value="19.70641" calcext:value-type="float">
            <text:p>19.70641</text:p>
          </table:table-cell>
          <table:table-cell office:value-type="float" office:value="21.67325" calcext:value-type="float">
            <text:p>21.67325</text:p>
          </table:table-cell>
          <table:table-cell office:value-type="float" office:value="19.68468" calcext:value-type="float">
            <text:p>19.68468</text:p>
          </table:table-cell>
          <table:table-cell office:value-type="float" office:value="11.2112" calcext:value-type="float">
            <text:p>11.2112</text:p>
          </table:table-cell>
          <table:table-cell office:value-type="float" office:value="5.851903" calcext:value-type="float">
            <text:p>5.851903</text:p>
          </table:table-cell>
          <table:table-cell office:value-type="float" office:value="1234.893" calcext:value-type="float">
            <text:p>1234.893</text:p>
          </table:table-cell>
          <table:table-cell office:value-type="float" office:value="0" calcext:value-type="float">
            <text:p>0</text:p>
          </table:table-cell>
          <table:table-cell office:value-type="float" office:value="-0.5347557" calcext:value-type="float">
            <text:p>-0.53475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6.124194" calcext:value-type="float">
            <text:p>6.124194</text:p>
          </table:table-cell>
          <table:table-cell office:value-type="float" office:value="453.6085" calcext:value-type="float">
            <text:p>453.608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62051" calcext:value-type="float">
            <text:p>0.1062051</text:p>
          </table:table-cell>
          <table:table-cell office:value-type="float" office:value="12.78524" calcext:value-type="float">
            <text:p>12.78524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27369" calcext:value-type="float">
            <text:p>0.02827369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939482" calcext:value-type="float">
            <text:p>8.939482</text:p>
          </table:table-cell>
          <table:table-cell office:value-type="float" office:value="-0.3639783" calcext:value-type="float">
            <text:p>-0.3639783</text:p>
          </table:table-cell>
          <table:table-cell office:value-type="float" office:value="-0.2945122" calcext:value-type="float">
            <text:p>-0.2945122</text:p>
          </table:table-cell>
          <table:table-cell office:value-type="float" office:value="0.005267505" calcext:value-type="float">
            <text:p>0.005267505</text:p>
          </table:table-cell>
          <table:table-cell office:value-type="float" office:value="7.595004" calcext:value-type="float">
            <text:p>7.595004</text:p>
          </table:table-cell>
          <table:table-cell office:value-type="float" office:value="1.745154" calcext:value-type="float">
            <text:p>1.745154</text:p>
          </table:table-cell>
          <table:table-cell office:value-type="float" office:value="0.05202508" calcext:value-type="float">
            <text:p>0.05202508</text:p>
          </table:table-cell>
          <table:table-cell office:value-type="float" office:value="0.0323646" calcext:value-type="float">
            <text:p>0.0323646</text:p>
          </table:table-cell>
          <table:table-cell office:value-type="float" office:value="0.02308869" calcext:value-type="float">
            <text:p>0.02308869</text:p>
          </table:table-cell>
          <table:table-cell office:value-type="float" office:value="0.01911414" calcext:value-type="float">
            <text:p>0.01911414</text:p>
          </table:table-cell>
          <table:table-cell office:value-type="float" office:value="0.01810859" calcext:value-type="float">
            <text:p>0.01810859</text:p>
          </table:table-cell>
          <table:table-cell office:value-type="float" office:value="0.01767686" calcext:value-type="float">
            <text:p>0.01767686</text:p>
          </table:table-cell>
          <table:table-cell office:value-type="float" office:value="0.01423929" calcext:value-type="float">
            <text:p>0.01423929</text:p>
          </table:table-cell>
          <table:table-cell office:value-type="float" office:value="2.856576" calcext:value-type="float">
            <text:p>2.856576</text:p>
          </table:table-cell>
          <table:table-cell office:value-type="float" office:value="11.71346" calcext:value-type="float">
            <text:p>11.71346</text:p>
          </table:table-cell>
          <table:table-cell office:value-type="float" office:value="15.55968" calcext:value-type="float">
            <text:p>15.55968</text:p>
          </table:table-cell>
          <table:table-cell office:value-type="float" office:value="19.79151" calcext:value-type="float">
            <text:p>19.79151</text:p>
          </table:table-cell>
          <table:table-cell office:value-type="float" office:value="21.63167" calcext:value-type="float">
            <text:p>21.63167</text:p>
          </table:table-cell>
          <table:table-cell office:value-type="float" office:value="19.53051" calcext:value-type="float">
            <text:p>19.53051</text:p>
          </table:table-cell>
          <table:table-cell office:value-type="float" office:value="11.22627" calcext:value-type="float">
            <text:p>11.22627</text:p>
          </table:table-cell>
          <table:table-cell office:value-type="float" office:value="5.84847" calcext:value-type="float">
            <text:p>5.84847</text:p>
          </table:table-cell>
          <table:table-cell office:value-type="float" office:value="1266.16" calcext:value-type="float">
            <text:p>1266.16</text:p>
          </table:table-cell>
          <table:table-cell office:value-type="float" office:value="0" calcext:value-type="float">
            <text:p>0</text:p>
          </table:table-cell>
          <table:table-cell office:value-type="float" office:value="-0.5347582" calcext:value-type="float">
            <text:p>-0.53475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6.103088" calcext:value-type="float">
            <text:p>6.103088</text:p>
          </table:table-cell>
          <table:table-cell office:value-type="float" office:value="453.5686" calcext:value-type="float">
            <text:p>453.568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60306" calcext:value-type="float">
            <text:p>0.1060306</text:p>
          </table:table-cell>
          <table:table-cell office:value-type="float" office:value="12.81812" calcext:value-type="float">
            <text:p>12.81812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33466" calcext:value-type="float">
            <text:p>0.02833466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963403" calcext:value-type="float">
            <text:p>8.963403</text:p>
          </table:table-cell>
          <table:table-cell office:value-type="float" office:value="-0.3640002" calcext:value-type="float">
            <text:p>-0.3640002</text:p>
          </table:table-cell>
          <table:table-cell office:value-type="float" office:value="-0.2946075" calcext:value-type="float">
            <text:p>-0.2946075</text:p>
          </table:table-cell>
          <table:table-cell office:value-type="float" office:value="0.005267514" calcext:value-type="float">
            <text:p>0.005267514</text:p>
          </table:table-cell>
          <table:table-cell office:value-type="float" office:value="7.582279" calcext:value-type="float">
            <text:p>7.582279</text:p>
          </table:table-cell>
          <table:table-cell office:value-type="float" office:value="1.674125" calcext:value-type="float">
            <text:p>1.674125</text:p>
          </table:table-cell>
          <table:table-cell office:value-type="float" office:value="0.04790152" calcext:value-type="float">
            <text:p>0.04790152</text:p>
          </table:table-cell>
          <table:table-cell office:value-type="float" office:value="0.03198215" calcext:value-type="float">
            <text:p>0.03198215</text:p>
          </table:table-cell>
          <table:table-cell office:value-type="float" office:value="0.02293141" calcext:value-type="float">
            <text:p>0.02293141</text:p>
          </table:table-cell>
          <table:table-cell office:value-type="float" office:value="0.01903436" calcext:value-type="float">
            <text:p>0.01903436</text:p>
          </table:table-cell>
          <table:table-cell office:value-type="float" office:value="0.01802813" calcext:value-type="float">
            <text:p>0.01802813</text:p>
          </table:table-cell>
          <table:table-cell office:value-type="float" office:value="0.01758969" calcext:value-type="float">
            <text:p>0.01758969</text:p>
          </table:table-cell>
          <table:table-cell office:value-type="float" office:value="0.01425967" calcext:value-type="float">
            <text:p>0.01425967</text:p>
          </table:table-cell>
          <table:table-cell office:value-type="float" office:value="2.927321" calcext:value-type="float">
            <text:p>2.927321</text:p>
          </table:table-cell>
          <table:table-cell office:value-type="float" office:value="12.32311" calcext:value-type="float">
            <text:p>12.32311</text:p>
          </table:table-cell>
          <table:table-cell office:value-type="float" office:value="15.80618" calcext:value-type="float">
            <text:p>15.80618</text:p>
          </table:table-cell>
          <table:table-cell office:value-type="float" office:value="19.90986" calcext:value-type="float">
            <text:p>19.90986</text:p>
          </table:table-cell>
          <table:table-cell office:value-type="float" office:value="21.6406" calcext:value-type="float">
            <text:p>21.6406</text:p>
          </table:table-cell>
          <table:table-cell office:value-type="float" office:value="19.44077" calcext:value-type="float">
            <text:p>19.44077</text:p>
          </table:table-cell>
          <table:table-cell office:value-type="float" office:value="11.25767" calcext:value-type="float">
            <text:p>11.25767</text:p>
          </table:table-cell>
          <table:table-cell office:value-type="float" office:value="5.843355" calcext:value-type="float">
            <text:p>5.843355</text:p>
          </table:table-cell>
          <table:table-cell office:value-type="float" office:value="1288.738" calcext:value-type="float">
            <text:p>1288.738</text:p>
          </table:table-cell>
          <table:table-cell office:value-type="float" office:value="0" calcext:value-type="float">
            <text:p>0</text:p>
          </table:table-cell>
          <table:table-cell office:value-type="float" office:value="-0.5347605" calcext:value-type="float">
            <text:p>-0.53476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6.082932" calcext:value-type="float">
            <text:p>6.082932</text:p>
          </table:table-cell>
          <table:table-cell office:value-type="float" office:value="453.5292" calcext:value-type="float">
            <text:p>453.529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56388" calcext:value-type="float">
            <text:p>0.1056388</text:p>
          </table:table-cell>
          <table:table-cell office:value-type="float" office:value="12.85824" calcext:value-type="float">
            <text:p>12.85824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38163" calcext:value-type="float">
            <text:p>0.02838163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978696" calcext:value-type="float">
            <text:p>8.978696</text:p>
          </table:table-cell>
          <table:table-cell office:value-type="float" office:value="-0.3640168" calcext:value-type="float">
            <text:p>-0.3640168</text:p>
          </table:table-cell>
          <table:table-cell office:value-type="float" office:value="-0.2947127" calcext:value-type="float">
            <text:p>-0.2947127</text:p>
          </table:table-cell>
          <table:table-cell office:value-type="float" office:value="0.005267528" calcext:value-type="float">
            <text:p>0.005267528</text:p>
          </table:table-cell>
          <table:table-cell office:value-type="float" office:value="7.570451" calcext:value-type="float">
            <text:p>7.570451</text:p>
          </table:table-cell>
          <table:table-cell office:value-type="float" office:value="1.594977" calcext:value-type="float">
            <text:p>1.594977</text:p>
          </table:table-cell>
          <table:table-cell office:value-type="float" office:value="0.04608884" calcext:value-type="float">
            <text:p>0.04608884</text:p>
          </table:table-cell>
          <table:table-cell office:value-type="float" office:value="0.03193844" calcext:value-type="float">
            <text:p>0.03193844</text:p>
          </table:table-cell>
          <table:table-cell office:value-type="float" office:value="0.02273094" calcext:value-type="float">
            <text:p>0.02273094</text:p>
          </table:table-cell>
          <table:table-cell office:value-type="float" office:value="0.01897526" calcext:value-type="float">
            <text:p>0.01897526</text:p>
          </table:table-cell>
          <table:table-cell office:value-type="float" office:value="0.01797522" calcext:value-type="float">
            <text:p>0.01797522</text:p>
          </table:table-cell>
          <table:table-cell office:value-type="float" office:value="0.01753486" calcext:value-type="float">
            <text:p>0.01753486</text:p>
          </table:table-cell>
          <table:table-cell office:value-type="float" office:value="0.0142808" calcext:value-type="float">
            <text:p>0.0142808</text:p>
          </table:table-cell>
          <table:table-cell office:value-type="float" office:value="3.071897" calcext:value-type="float">
            <text:p>3.071897</text:p>
          </table:table-cell>
          <table:table-cell office:value-type="float" office:value="12.85943" calcext:value-type="float">
            <text:p>12.85943</text:p>
          </table:table-cell>
          <table:table-cell office:value-type="float" office:value="16.07151" calcext:value-type="float">
            <text:p>16.07151</text:p>
          </table:table-cell>
          <table:table-cell office:value-type="float" office:value="20.05159" calcext:value-type="float">
            <text:p>20.05159</text:p>
          </table:table-cell>
          <table:table-cell office:value-type="float" office:value="21.67628" calcext:value-type="float">
            <text:p>21.67628</text:p>
          </table:table-cell>
          <table:table-cell office:value-type="float" office:value="19.38691" calcext:value-type="float">
            <text:p>19.38691</text:p>
          </table:table-cell>
          <table:table-cell office:value-type="float" office:value="11.30068" calcext:value-type="float">
            <text:p>11.30068</text:p>
          </table:table-cell>
          <table:table-cell office:value-type="float" office:value="5.838187" calcext:value-type="float">
            <text:p>5.838187</text:p>
          </table:table-cell>
          <table:table-cell office:value-type="float" office:value="1306.615" calcext:value-type="float">
            <text:p>1306.615</text:p>
          </table:table-cell>
          <table:table-cell office:value-type="float" office:value="0" calcext:value-type="float">
            <text:p>0</text:p>
          </table:table-cell>
          <table:table-cell office:value-type="float" office:value="-0.5347618" calcext:value-type="float">
            <text:p>-0.53476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6.062127" calcext:value-type="float">
            <text:p>6.062127</text:p>
          </table:table-cell>
          <table:table-cell office:value-type="float" office:value="453.4889" calcext:value-type="float">
            <text:p>453.488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54398" calcext:value-type="float">
            <text:p>0.1054398</text:p>
          </table:table-cell>
          <table:table-cell office:value-type="float" office:value="12.90543" calcext:value-type="float">
            <text:p>12.90543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42187" calcext:value-type="float">
            <text:p>0.02842187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988378" calcext:value-type="float">
            <text:p>8.988378</text:p>
          </table:table-cell>
          <table:table-cell office:value-type="float" office:value="-0.364032" calcext:value-type="float">
            <text:p>-0.364032</text:p>
          </table:table-cell>
          <table:table-cell office:value-type="float" office:value="-0.2948158" calcext:value-type="float">
            <text:p>-0.2948158</text:p>
          </table:table-cell>
          <table:table-cell office:value-type="float" office:value="0.005267541" calcext:value-type="float">
            <text:p>0.005267541</text:p>
          </table:table-cell>
          <table:table-cell office:value-type="float" office:value="7.557925" calcext:value-type="float">
            <text:p>7.557925</text:p>
          </table:table-cell>
          <table:table-cell office:value-type="float" office:value="1.520687" calcext:value-type="float">
            <text:p>1.520687</text:p>
          </table:table-cell>
          <table:table-cell office:value-type="float" office:value="0.04620951" calcext:value-type="float">
            <text:p>0.04620951</text:p>
          </table:table-cell>
          <table:table-cell office:value-type="float" office:value="0.03290416" calcext:value-type="float">
            <text:p>0.03290416</text:p>
          </table:table-cell>
          <table:table-cell office:value-type="float" office:value="0.02275556" calcext:value-type="float">
            <text:p>0.02275556</text:p>
          </table:table-cell>
          <table:table-cell office:value-type="float" office:value="0.01894151" calcext:value-type="float">
            <text:p>0.01894151</text:p>
          </table:table-cell>
          <table:table-cell office:value-type="float" office:value="0.01793416" calcext:value-type="float">
            <text:p>0.01793416</text:p>
          </table:table-cell>
          <table:table-cell office:value-type="float" office:value="0.01749819" calcext:value-type="float">
            <text:p>0.01749819</text:p>
          </table:table-cell>
          <table:table-cell office:value-type="float" office:value="0.01429948" calcext:value-type="float">
            <text:p>0.01429948</text:p>
          </table:table-cell>
          <table:table-cell office:value-type="float" office:value="3.23213" calcext:value-type="float">
            <text:p>3.23213</text:p>
          </table:table-cell>
          <table:table-cell office:value-type="float" office:value="13.3915" calcext:value-type="float">
            <text:p>13.3915</text:p>
          </table:table-cell>
          <table:table-cell office:value-type="float" office:value="16.35362" calcext:value-type="float">
            <text:p>16.35362</text:p>
          </table:table-cell>
          <table:table-cell office:value-type="float" office:value="20.21278" calcext:value-type="float">
            <text:p>20.21278</text:p>
          </table:table-cell>
          <table:table-cell office:value-type="float" office:value="21.73753" calcext:value-type="float">
            <text:p>21.73753</text:p>
          </table:table-cell>
          <table:table-cell office:value-type="float" office:value="19.36191" calcext:value-type="float">
            <text:p>19.36191</text:p>
          </table:table-cell>
          <table:table-cell office:value-type="float" office:value="11.35371" calcext:value-type="float">
            <text:p>11.35371</text:p>
          </table:table-cell>
          <table:table-cell office:value-type="float" office:value="5.834145" calcext:value-type="float">
            <text:p>5.834145</text:p>
          </table:table-cell>
          <table:table-cell office:value-type="float" office:value="1324.829" calcext:value-type="float">
            <text:p>1324.829</text:p>
          </table:table-cell>
          <table:table-cell office:value-type="float" office:value="0" calcext:value-type="float">
            <text:p>0</text:p>
          </table:table-cell>
          <table:table-cell office:value-type="float" office:value="-0.5347636" calcext:value-type="float">
            <text:p>-0.53476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6.039896" calcext:value-type="float">
            <text:p>6.039896</text:p>
          </table:table-cell>
          <table:table-cell office:value-type="float" office:value="453.4459" calcext:value-type="float">
            <text:p>453.445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52786" calcext:value-type="float">
            <text:p>0.1052786</text:p>
          </table:table-cell>
          <table:table-cell office:value-type="float" office:value="12.95906" calcext:value-type="float">
            <text:p>12.95906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45995" calcext:value-type="float">
            <text:p>0.02845995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8.995578" calcext:value-type="float">
            <text:p>8.995578</text:p>
          </table:table-cell>
          <table:table-cell office:value-type="float" office:value="-0.3640496" calcext:value-type="float">
            <text:p>-0.3640496</text:p>
          </table:table-cell>
          <table:table-cell office:value-type="float" office:value="-0.2949095" calcext:value-type="float">
            <text:p>-0.2949095</text:p>
          </table:table-cell>
          <table:table-cell office:value-type="float" office:value="0.005267549" calcext:value-type="float">
            <text:p>0.005267549</text:p>
          </table:table-cell>
          <table:table-cell office:value-type="float" office:value="7.544676" calcext:value-type="float">
            <text:p>7.544676</text:p>
          </table:table-cell>
          <table:table-cell office:value-type="float" office:value="1.450014" calcext:value-type="float">
            <text:p>1.450014</text:p>
          </table:table-cell>
          <table:table-cell office:value-type="float" office:value="0.04673994" calcext:value-type="float">
            <text:p>0.04673994</text:p>
          </table:table-cell>
          <table:table-cell office:value-type="float" office:value="0.03396281" calcext:value-type="float">
            <text:p>0.03396281</text:p>
          </table:table-cell>
          <table:table-cell office:value-type="float" office:value="0.02308792" calcext:value-type="float">
            <text:p>0.02308792</text:p>
          </table:table-cell>
          <table:table-cell office:value-type="float" office:value="0.01894712" calcext:value-type="float">
            <text:p>0.01894712</text:p>
          </table:table-cell>
          <table:table-cell office:value-type="float" office:value="0.01791513" calcext:value-type="float">
            <text:p>0.01791513</text:p>
          </table:table-cell>
          <table:table-cell office:value-type="float" office:value="0.0174642" calcext:value-type="float">
            <text:p>0.0174642</text:p>
          </table:table-cell>
          <table:table-cell office:value-type="float" office:value="0.01430647" calcext:value-type="float">
            <text:p>0.01430647</text:p>
          </table:table-cell>
          <table:table-cell office:value-type="float" office:value="3.360302" calcext:value-type="float">
            <text:p>3.360302</text:p>
          </table:table-cell>
          <table:table-cell office:value-type="float" office:value="13.9676" calcext:value-type="float">
            <text:p>13.9676</text:p>
          </table:table-cell>
          <table:table-cell office:value-type="float" office:value="16.66545" calcext:value-type="float">
            <text:p>16.66545</text:p>
          </table:table-cell>
          <table:table-cell office:value-type="float" office:value="20.38022" calcext:value-type="float">
            <text:p>20.38022</text:p>
          </table:table-cell>
          <table:table-cell office:value-type="float" office:value="21.81758" calcext:value-type="float">
            <text:p>21.81758</text:p>
          </table:table-cell>
          <table:table-cell office:value-type="float" office:value="19.36571" calcext:value-type="float">
            <text:p>19.36571</text:p>
          </table:table-cell>
          <table:table-cell office:value-type="float" office:value="11.41196" calcext:value-type="float">
            <text:p>11.41196</text:p>
          </table:table-cell>
          <table:table-cell office:value-type="float" office:value="5.831134" calcext:value-type="float">
            <text:p>5.831134</text:p>
          </table:table-cell>
          <table:table-cell office:value-type="float" office:value="1341.86" calcext:value-type="float">
            <text:p>1341.86</text:p>
          </table:table-cell>
          <table:table-cell office:value-type="float" office:value="0" calcext:value-type="float">
            <text:p>0</text:p>
          </table:table-cell>
          <table:table-cell office:value-type="float" office:value="-0.5347663" calcext:value-type="float">
            <text:p>-0.53476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6.018378" calcext:value-type="float">
            <text:p>6.018378</text:p>
          </table:table-cell>
          <table:table-cell office:value-type="float" office:value="453.4027" calcext:value-type="float">
            <text:p>453.402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48562" calcext:value-type="float">
            <text:p>0.1048562</text:p>
          </table:table-cell>
          <table:table-cell office:value-type="float" office:value="13.01381" calcext:value-type="float">
            <text:p>13.01381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49707" calcext:value-type="float">
            <text:p>0.02849707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9.001295" calcext:value-type="float">
            <text:p>9.001295</text:p>
          </table:table-cell>
          <table:table-cell office:value-type="float" office:value="-0.3640701" calcext:value-type="float">
            <text:p>-0.3640701</text:p>
          </table:table-cell>
          <table:table-cell office:value-type="float" office:value="-0.2950034" calcext:value-type="float">
            <text:p>-0.2950034</text:p>
          </table:table-cell>
          <table:table-cell office:value-type="float" office:value="0.005267562" calcext:value-type="float">
            <text:p>0.005267562</text:p>
          </table:table-cell>
          <table:table-cell office:value-type="float" office:value="7.532677" calcext:value-type="float">
            <text:p>7.532677</text:p>
          </table:table-cell>
          <table:table-cell office:value-type="float" office:value="1.373369" calcext:value-type="float">
            <text:p>1.373369</text:p>
          </table:table-cell>
          <table:table-cell office:value-type="float" office:value="0.04655786" calcext:value-type="float">
            <text:p>0.04655786</text:p>
          </table:table-cell>
          <table:table-cell office:value-type="float" office:value="0.03416024" calcext:value-type="float">
            <text:p>0.03416024</text:p>
          </table:table-cell>
          <table:table-cell office:value-type="float" office:value="0.02307512" calcext:value-type="float">
            <text:p>0.02307512</text:p>
          </table:table-cell>
          <table:table-cell office:value-type="float" office:value="0.01892079" calcext:value-type="float">
            <text:p>0.01892079</text:p>
          </table:table-cell>
          <table:table-cell office:value-type="float" office:value="0.01789432" calcext:value-type="float">
            <text:p>0.01789432</text:p>
          </table:table-cell>
          <table:table-cell office:value-type="float" office:value="0.01744156" calcext:value-type="float">
            <text:p>0.01744156</text:p>
          </table:table-cell>
          <table:table-cell office:value-type="float" office:value="0.01430631" calcext:value-type="float">
            <text:p>0.01430631</text:p>
          </table:table-cell>
          <table:table-cell office:value-type="float" office:value="3.517362" calcext:value-type="float">
            <text:p>3.517362</text:p>
          </table:table-cell>
          <table:table-cell office:value-type="float" office:value="14.50137" calcext:value-type="float">
            <text:p>14.50137</text:p>
          </table:table-cell>
          <table:table-cell office:value-type="float" office:value="16.97799" calcext:value-type="float">
            <text:p>16.97799</text:p>
          </table:table-cell>
          <table:table-cell office:value-type="float" office:value="20.55272" calcext:value-type="float">
            <text:p>20.55272</text:p>
          </table:table-cell>
          <table:table-cell office:value-type="float" office:value="21.88825" calcext:value-type="float">
            <text:p>21.88825</text:p>
          </table:table-cell>
          <table:table-cell office:value-type="float" office:value="19.38634" calcext:value-type="float">
            <text:p>19.38634</text:p>
          </table:table-cell>
          <table:table-cell office:value-type="float" office:value="11.47437" calcext:value-type="float">
            <text:p>11.47437</text:p>
          </table:table-cell>
          <table:table-cell office:value-type="float" office:value="5.829248" calcext:value-type="float">
            <text:p>5.829248</text:p>
          </table:table-cell>
          <table:table-cell office:value-type="float" office:value="1356.473" calcext:value-type="float">
            <text:p>1356.473</text:p>
          </table:table-cell>
          <table:table-cell office:value-type="float" office:value="0" calcext:value-type="float">
            <text:p>0</text:p>
          </table:table-cell>
          <table:table-cell office:value-type="float" office:value="-0.5347689" calcext:value-type="float">
            <text:p>-0.53476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5.998486" calcext:value-type="float">
            <text:p>5.998486</text:p>
          </table:table-cell>
          <table:table-cell office:value-type="float" office:value="453.3606" calcext:value-type="float">
            <text:p>453.360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41361" calcext:value-type="float">
            <text:p>0.1041361</text:p>
          </table:table-cell>
          <table:table-cell office:value-type="float" office:value="13.06634" calcext:value-type="float">
            <text:p>13.06634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53412" calcext:value-type="float">
            <text:p>0.02853412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9.006554" calcext:value-type="float">
            <text:p>9.006554</text:p>
          </table:table-cell>
          <table:table-cell office:value-type="float" office:value="-0.3640803" calcext:value-type="float">
            <text:p>-0.3640803</text:p>
          </table:table-cell>
          <table:table-cell office:value-type="float" office:value="-0.2950753" calcext:value-type="float">
            <text:p>-0.2950753</text:p>
          </table:table-cell>
          <table:table-cell office:value-type="float" office:value="0.005267572" calcext:value-type="float">
            <text:p>0.005267572</text:p>
          </table:table-cell>
          <table:table-cell office:value-type="float" office:value="7.522265" calcext:value-type="float">
            <text:p>7.522265</text:p>
          </table:table-cell>
          <table:table-cell office:value-type="float" office:value="1.2928" calcext:value-type="float">
            <text:p>1.2928</text:p>
          </table:table-cell>
          <table:table-cell office:value-type="float" office:value="0.04493059" calcext:value-type="float">
            <text:p>0.04493059</text:p>
          </table:table-cell>
          <table:table-cell office:value-type="float" office:value="0.03340477" calcext:value-type="float">
            <text:p>0.03340477</text:p>
          </table:table-cell>
          <table:table-cell office:value-type="float" office:value="0.02288174" calcext:value-type="float">
            <text:p>0.02288174</text:p>
          </table:table-cell>
          <table:table-cell office:value-type="float" office:value="0.01890204" calcext:value-type="float">
            <text:p>0.01890204</text:p>
          </table:table-cell>
          <table:table-cell office:value-type="float" office:value="0.01788156" calcext:value-type="float">
            <text:p>0.01788156</text:p>
          </table:table-cell>
          <table:table-cell office:value-type="float" office:value="0.01743102" calcext:value-type="float">
            <text:p>0.01743102</text:p>
          </table:table-cell>
          <table:table-cell office:value-type="float" office:value="0.01430893" calcext:value-type="float">
            <text:p>0.01430893</text:p>
          </table:table-cell>
          <table:table-cell office:value-type="float" office:value="3.658569" calcext:value-type="float">
            <text:p>3.658569</text:p>
          </table:table-cell>
          <table:table-cell office:value-type="float" office:value="14.99733" calcext:value-type="float">
            <text:p>14.99733</text:p>
          </table:table-cell>
          <table:table-cell office:value-type="float" office:value="17.27859" calcext:value-type="float">
            <text:p>17.27859</text:p>
          </table:table-cell>
          <table:table-cell office:value-type="float" office:value="20.71633" calcext:value-type="float">
            <text:p>20.71633</text:p>
          </table:table-cell>
          <table:table-cell office:value-type="float" office:value="21.9533" calcext:value-type="float">
            <text:p>21.9533</text:p>
          </table:table-cell>
          <table:table-cell office:value-type="float" office:value="19.40801" calcext:value-type="float">
            <text:p>19.40801</text:p>
          </table:table-cell>
          <table:table-cell office:value-type="float" office:value="11.53751" calcext:value-type="float">
            <text:p>11.53751</text:p>
          </table:table-cell>
          <table:table-cell office:value-type="float" office:value="5.828265" calcext:value-type="float">
            <text:p>5.828265</text:p>
          </table:table-cell>
          <table:table-cell office:value-type="float" office:value="1366.875" calcext:value-type="float">
            <text:p>1366.875</text:p>
          </table:table-cell>
          <table:table-cell office:value-type="float" office:value="0" calcext:value-type="float">
            <text:p>0</text:p>
          </table:table-cell>
          <table:table-cell office:value-type="float" office:value="-0.5347705" calcext:value-type="float">
            <text:p>-0.53477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5.978103" calcext:value-type="float">
            <text:p>5.978103</text:p>
          </table:table-cell>
          <table:table-cell office:value-type="float" office:value="453.3179" calcext:value-type="float">
            <text:p>453.317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36358" calcext:value-type="float">
            <text:p>0.1036358</text:p>
          </table:table-cell>
          <table:table-cell office:value-type="float" office:value="13.11988" calcext:value-type="float">
            <text:p>13.11988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57107" calcext:value-type="float">
            <text:p>0.02857107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9.011565" calcext:value-type="float">
            <text:p>9.011565</text:p>
          </table:table-cell>
          <table:table-cell office:value-type="float" office:value="-0.3640999" calcext:value-type="float">
            <text:p>-0.3640999</text:p>
          </table:table-cell>
          <table:table-cell office:value-type="float" office:value="-0.2951641" calcext:value-type="float">
            <text:p>-0.2951641</text:p>
          </table:table-cell>
          <table:table-cell office:value-type="float" office:value="0.005267587" calcext:value-type="float">
            <text:p>0.005267587</text:p>
          </table:table-cell>
          <table:table-cell office:value-type="float" office:value="7.511407" calcext:value-type="float">
            <text:p>7.511407</text:p>
          </table:table-cell>
          <table:table-cell office:value-type="float" office:value="1.219634" calcext:value-type="float">
            <text:p>1.219634</text:p>
          </table:table-cell>
          <table:table-cell office:value-type="float" office:value="0.04460608" calcext:value-type="float">
            <text:p>0.04460608</text:p>
          </table:table-cell>
          <table:table-cell office:value-type="float" office:value="0.03354447" calcext:value-type="float">
            <text:p>0.03354447</text:p>
          </table:table-cell>
          <table:table-cell office:value-type="float" office:value="0.02283407" calcext:value-type="float">
            <text:p>0.02283407</text:p>
          </table:table-cell>
          <table:table-cell office:value-type="float" office:value="0.01889383" calcext:value-type="float">
            <text:p>0.01889383</text:p>
          </table:table-cell>
          <table:table-cell office:value-type="float" office:value="0.01787078" calcext:value-type="float">
            <text:p>0.01787078</text:p>
          </table:table-cell>
          <table:table-cell office:value-type="float" office:value="0.01742201" calcext:value-type="float">
            <text:p>0.01742201</text:p>
          </table:table-cell>
          <table:table-cell office:value-type="float" office:value="0.01431054" calcext:value-type="float">
            <text:p>0.01431054</text:p>
          </table:table-cell>
          <table:table-cell office:value-type="float" office:value="3.840838" calcext:value-type="float">
            <text:p>3.840838</text:p>
          </table:table-cell>
          <table:table-cell office:value-type="float" office:value="15.46131" calcext:value-type="float">
            <text:p>15.46131</text:p>
          </table:table-cell>
          <table:table-cell office:value-type="float" office:value="17.58567" calcext:value-type="float">
            <text:p>17.58567</text:p>
          </table:table-cell>
          <table:table-cell office:value-type="float" office:value="20.88262" calcext:value-type="float">
            <text:p>20.88262</text:p>
          </table:table-cell>
          <table:table-cell office:value-type="float" office:value="22.01977" calcext:value-type="float">
            <text:p>22.01977</text:p>
          </table:table-cell>
          <table:table-cell office:value-type="float" office:value="19.43253" calcext:value-type="float">
            <text:p>19.43253</text:p>
          </table:table-cell>
          <table:table-cell office:value-type="float" office:value="11.60013" calcext:value-type="float">
            <text:p>11.60013</text:p>
          </table:table-cell>
          <table:table-cell office:value-type="float" office:value="5.827956" calcext:value-type="float">
            <text:p>5.827956</text:p>
          </table:table-cell>
          <table:table-cell office:value-type="float" office:value="1378.431" calcext:value-type="float">
            <text:p>1378.431</text:p>
          </table:table-cell>
          <table:table-cell office:value-type="float" office:value="0" calcext:value-type="float">
            <text:p>0</text:p>
          </table:table-cell>
          <table:table-cell office:value-type="float" office:value="-0.5347713" calcext:value-type="float">
            <text:p>-0.53477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5.95837" calcext:value-type="float">
            <text:p>5.95837</text:p>
          </table:table-cell>
          <table:table-cell office:value-type="float" office:value="453.2751" calcext:value-type="float">
            <text:p>453.275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29485" calcext:value-type="float">
            <text:p>0.1029485</text:p>
          </table:table-cell>
          <table:table-cell office:value-type="float" office:value="13.17328" calcext:value-type="float">
            <text:p>13.17328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60765" calcext:value-type="float">
            <text:p>0.02860765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9.016226" calcext:value-type="float">
            <text:p>9.016226</text:p>
          </table:table-cell>
          <table:table-cell office:value-type="float" office:value="-0.3641086" calcext:value-type="float">
            <text:p>-0.3641086</text:p>
          </table:table-cell>
          <table:table-cell office:value-type="float" office:value="-0.2952257" calcext:value-type="float">
            <text:p>-0.2952257</text:p>
          </table:table-cell>
          <table:table-cell office:value-type="float" office:value="0.005267593" calcext:value-type="float">
            <text:p>0.005267593</text:p>
          </table:table-cell>
          <table:table-cell office:value-type="float" office:value="7.501126" calcext:value-type="float">
            <text:p>7.501126</text:p>
          </table:table-cell>
          <table:table-cell office:value-type="float" office:value="1.145677" calcext:value-type="float">
            <text:p>1.145677</text:p>
          </table:table-cell>
          <table:table-cell office:value-type="float" office:value="0.04267108" calcext:value-type="float">
            <text:p>0.04267108</text:p>
          </table:table-cell>
          <table:table-cell office:value-type="float" office:value="0.03238523" calcext:value-type="float">
            <text:p>0.03238523</text:p>
          </table:table-cell>
          <table:table-cell office:value-type="float" office:value="0.02276902" calcext:value-type="float">
            <text:p>0.02276902</text:p>
          </table:table-cell>
          <table:table-cell office:value-type="float" office:value="0.01889434" calcext:value-type="float">
            <text:p>0.01889434</text:p>
          </table:table-cell>
          <table:table-cell office:value-type="float" office:value="0.01787505" calcext:value-type="float">
            <text:p>0.01787505</text:p>
          </table:table-cell>
          <table:table-cell office:value-type="float" office:value="0.01741802" calcext:value-type="float">
            <text:p>0.01741802</text:p>
          </table:table-cell>
          <table:table-cell office:value-type="float" office:value="0.01431088" calcext:value-type="float">
            <text:p>0.01431088</text:p>
          </table:table-cell>
          <table:table-cell office:value-type="float" office:value="3.924989" calcext:value-type="float">
            <text:p>3.924989</text:p>
          </table:table-cell>
          <table:table-cell office:value-type="float" office:value="15.9662" calcext:value-type="float">
            <text:p>15.9662</text:p>
          </table:table-cell>
          <table:table-cell office:value-type="float" office:value="17.89177" calcext:value-type="float">
            <text:p>17.89177</text:p>
          </table:table-cell>
          <table:table-cell office:value-type="float" office:value="21.04715" calcext:value-type="float">
            <text:p>21.04715</text:p>
          </table:table-cell>
          <table:table-cell office:value-type="float" office:value="22.08596" calcext:value-type="float">
            <text:p>22.08596</text:p>
          </table:table-cell>
          <table:table-cell office:value-type="float" office:value="19.45971" calcext:value-type="float">
            <text:p>19.45971</text:p>
          </table:table-cell>
          <table:table-cell office:value-type="float" office:value="11.66331" calcext:value-type="float">
            <text:p>11.66331</text:p>
          </table:table-cell>
          <table:table-cell office:value-type="float" office:value="5.828463" calcext:value-type="float">
            <text:p>5.828463</text:p>
          </table:table-cell>
          <table:table-cell office:value-type="float" office:value="1388.008" calcext:value-type="float">
            <text:p>1388.008</text:p>
          </table:table-cell>
          <table:table-cell office:value-type="float" office:value="0" calcext:value-type="float">
            <text:p>0</text:p>
          </table:table-cell>
          <table:table-cell office:value-type="float" office:value="-0.5347727" calcext:value-type="float">
            <text:p>-0.53477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5.940027" calcext:value-type="float">
            <text:p>5.940027</text:p>
          </table:table-cell>
          <table:table-cell office:value-type="float" office:value="453.2341" calcext:value-type="float">
            <text:p>453.234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21707" calcext:value-type="float">
            <text:p>0.1021707</text:p>
          </table:table-cell>
          <table:table-cell office:value-type="float" office:value="13.224" calcext:value-type="float">
            <text:p>13.224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64411" calcext:value-type="float">
            <text:p>0.02864411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9.020774" calcext:value-type="float">
            <text:p>9.020774</text:p>
          </table:table-cell>
          <table:table-cell office:value-type="float" office:value="-0.364125" calcext:value-type="float">
            <text:p>-0.364125</text:p>
          </table:table-cell>
          <table:table-cell office:value-type="float" office:value="-0.2952819" calcext:value-type="float">
            <text:p>-0.2952819</text:p>
          </table:table-cell>
          <table:table-cell office:value-type="float" office:value="0.005267595" calcext:value-type="float">
            <text:p>0.005267595</text:p>
          </table:table-cell>
          <table:table-cell office:value-type="float" office:value="7.491495" calcext:value-type="float">
            <text:p>7.491495</text:p>
          </table:table-cell>
          <table:table-cell office:value-type="float" office:value="1.071792" calcext:value-type="float">
            <text:p>1.071792</text:p>
          </table:table-cell>
          <table:table-cell office:value-type="float" office:value="0.04062178" calcext:value-type="float">
            <text:p>0.04062178</text:p>
          </table:table-cell>
          <table:table-cell office:value-type="float" office:value="0.0313042" calcext:value-type="float">
            <text:p>0.0313042</text:p>
          </table:table-cell>
          <table:table-cell office:value-type="float" office:value="0.0227041" calcext:value-type="float">
            <text:p>0.0227041</text:p>
          </table:table-cell>
          <table:table-cell office:value-type="float" office:value="0.01891561" calcext:value-type="float">
            <text:p>0.01891561</text:p>
          </table:table-cell>
          <table:table-cell office:value-type="float" office:value="0.01788552" calcext:value-type="float">
            <text:p>0.01788552</text:p>
          </table:table-cell>
          <table:table-cell office:value-type="float" office:value="0.017422" calcext:value-type="float">
            <text:p>0.017422</text:p>
          </table:table-cell>
          <table:table-cell office:value-type="float" office:value="0.01431727" calcext:value-type="float">
            <text:p>0.01431727</text:p>
          </table:table-cell>
          <table:table-cell office:value-type="float" office:value="3.956787" calcext:value-type="float">
            <text:p>3.956787</text:p>
          </table:table-cell>
          <table:table-cell office:value-type="float" office:value="16.46195" calcext:value-type="float">
            <text:p>16.46195</text:p>
          </table:table-cell>
          <table:table-cell office:value-type="float" office:value="18.18157" calcext:value-type="float">
            <text:p>18.18157</text:p>
          </table:table-cell>
          <table:table-cell office:value-type="float" office:value="21.20297" calcext:value-type="float">
            <text:p>21.20297</text:p>
          </table:table-cell>
          <table:table-cell office:value-type="float" office:value="22.1486" calcext:value-type="float">
            <text:p>22.1486</text:p>
          </table:table-cell>
          <table:table-cell office:value-type="float" office:value="19.48631" calcext:value-type="float">
            <text:p>19.48631</text:p>
          </table:table-cell>
          <table:table-cell office:value-type="float" office:value="11.72591" calcext:value-type="float">
            <text:p>11.72591</text:p>
          </table:table-cell>
          <table:table-cell office:value-type="float" office:value="5.82964" calcext:value-type="float">
            <text:p>5.82964</text:p>
          </table:table-cell>
          <table:table-cell office:value-type="float" office:value="1394.913" calcext:value-type="float">
            <text:p>1394.913</text:p>
          </table:table-cell>
          <table:table-cell office:value-type="float" office:value="0" calcext:value-type="float">
            <text:p>0</text:p>
          </table:table-cell>
          <table:table-cell office:value-type="float" office:value="-0.5347738" calcext:value-type="float">
            <text:p>-0.534773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5.922335" calcext:value-type="float">
            <text:p>5.922335</text:p>
          </table:table-cell>
          <table:table-cell office:value-type="float" office:value="453.1946" calcext:value-type="float">
            <text:p>453.194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16046" calcext:value-type="float">
            <text:p>0.1016046</text:p>
          </table:table-cell>
          <table:table-cell office:value-type="float" office:value="13.2727" calcext:value-type="float">
            <text:p>13.2727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68045" calcext:value-type="float">
            <text:p>0.02868045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9.025261" calcext:value-type="float">
            <text:p>9.025261</text:p>
          </table:table-cell>
          <table:table-cell office:value-type="float" office:value="-0.3641375" calcext:value-type="float">
            <text:p>-0.3641375</text:p>
          </table:table-cell>
          <table:table-cell office:value-type="float" office:value="-0.2953332" calcext:value-type="float">
            <text:p>-0.2953332</text:p>
          </table:table-cell>
          <table:table-cell office:value-type="float" office:value="0.005267601" calcext:value-type="float">
            <text:p>0.005267601</text:p>
          </table:table-cell>
          <table:table-cell office:value-type="float" office:value="7.481469" calcext:value-type="float">
            <text:p>7.481469</text:p>
          </table:table-cell>
          <table:table-cell office:value-type="float" office:value="1.00605" calcext:value-type="float">
            <text:p>1.00605</text:p>
          </table:table-cell>
          <table:table-cell office:value-type="float" office:value="0.0414024" calcext:value-type="float">
            <text:p>0.0414024</text:p>
          </table:table-cell>
          <table:table-cell office:value-type="float" office:value="0.03158825" calcext:value-type="float">
            <text:p>0.03158825</text:p>
          </table:table-cell>
          <table:table-cell office:value-type="float" office:value="0.022617" calcext:value-type="float">
            <text:p>0.022617</text:p>
          </table:table-cell>
          <table:table-cell office:value-type="float" office:value="0.0189162" calcext:value-type="float">
            <text:p>0.0189162</text:p>
          </table:table-cell>
          <table:table-cell office:value-type="float" office:value="0.0178894" calcext:value-type="float">
            <text:p>0.0178894</text:p>
          </table:table-cell>
          <table:table-cell office:value-type="float" office:value="0.01743827" calcext:value-type="float">
            <text:p>0.01743827</text:p>
          </table:table-cell>
          <table:table-cell office:value-type="float" office:value="0.01433295" calcext:value-type="float">
            <text:p>0.01433295</text:p>
          </table:table-cell>
          <table:table-cell office:value-type="float" office:value="4.033337" calcext:value-type="float">
            <text:p>4.033337</text:p>
          </table:table-cell>
          <table:table-cell office:value-type="float" office:value="16.89804" calcext:value-type="float">
            <text:p>16.89804</text:p>
          </table:table-cell>
          <table:table-cell office:value-type="float" office:value="18.46061" calcext:value-type="float">
            <text:p>18.46061</text:p>
          </table:table-cell>
          <table:table-cell office:value-type="float" office:value="21.35101" calcext:value-type="float">
            <text:p>21.35101</text:p>
          </table:table-cell>
          <table:table-cell office:value-type="float" office:value="22.20738" calcext:value-type="float">
            <text:p>22.20738</text:p>
          </table:table-cell>
          <table:table-cell office:value-type="float" office:value="19.51159" calcext:value-type="float">
            <text:p>19.51159</text:p>
          </table:table-cell>
          <table:table-cell office:value-type="float" office:value="11.78746" calcext:value-type="float">
            <text:p>11.78746</text:p>
          </table:table-cell>
          <table:table-cell office:value-type="float" office:value="5.831259" calcext:value-type="float">
            <text:p>5.831259</text:p>
          </table:table-cell>
          <table:table-cell office:value-type="float" office:value="1400.922" calcext:value-type="float">
            <text:p>1400.922</text:p>
          </table:table-cell>
          <table:table-cell office:value-type="float" office:value="0" calcext:value-type="float">
            <text:p>0</text:p>
          </table:table-cell>
          <table:table-cell office:value-type="float" office:value="-0.534775" calcext:value-type="float">
            <text:p>-0.5347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5.900416" calcext:value-type="float">
            <text:p>5.900416</text:p>
          </table:table-cell>
          <table:table-cell office:value-type="float" office:value="453.1504" calcext:value-type="float">
            <text:p>453.150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17802" calcext:value-type="float">
            <text:p>0.1017802</text:p>
          </table:table-cell>
          <table:table-cell office:value-type="float" office:value="13.32949" calcext:value-type="float">
            <text:p>13.32949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71682" calcext:value-type="float">
            <text:p>0.02871682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9.029599" calcext:value-type="float">
            <text:p>9.029599</text:p>
          </table:table-cell>
          <table:table-cell office:value-type="float" office:value="-0.3641603" calcext:value-type="float">
            <text:p>-0.3641603</text:p>
          </table:table-cell>
          <table:table-cell office:value-type="float" office:value="-0.2953944" calcext:value-type="float">
            <text:p>-0.2953944</text:p>
          </table:table-cell>
          <table:table-cell office:value-type="float" office:value="0.005267624" calcext:value-type="float">
            <text:p>0.005267624</text:p>
          </table:table-cell>
          <table:table-cell office:value-type="float" office:value="7.46578" calcext:value-type="float">
            <text:p>7.46578</text:p>
          </table:table-cell>
          <table:table-cell office:value-type="float" office:value="0.9575742" calcext:value-type="float">
            <text:p>0.9575742</text:p>
          </table:table-cell>
          <table:table-cell office:value-type="float" office:value="0.04686831" calcext:value-type="float">
            <text:p>0.04686831</text:p>
          </table:table-cell>
          <table:table-cell office:value-type="float" office:value="0.0354172" calcext:value-type="float">
            <text:p>0.0354172</text:p>
          </table:table-cell>
          <table:table-cell office:value-type="float" office:value="0.02352921" calcext:value-type="float">
            <text:p>0.02352921</text:p>
          </table:table-cell>
          <table:table-cell office:value-type="float" office:value="0.0189564" calcext:value-type="float">
            <text:p>0.0189564</text:p>
          </table:table-cell>
          <table:table-cell office:value-type="float" office:value="0.01788706" calcext:value-type="float">
            <text:p>0.01788706</text:p>
          </table:table-cell>
          <table:table-cell office:value-type="float" office:value="0.01743394" calcext:value-type="float">
            <text:p>0.01743394</text:p>
          </table:table-cell>
          <table:table-cell office:value-type="float" office:value="0.01433933" calcext:value-type="float">
            <text:p>0.01433933</text:p>
          </table:table-cell>
          <table:table-cell office:value-type="float" office:value="4.140157" calcext:value-type="float">
            <text:p>4.140157</text:p>
          </table:table-cell>
          <table:table-cell office:value-type="float" office:value="17.40757" calcext:value-type="float">
            <text:p>17.40757</text:p>
          </table:table-cell>
          <table:table-cell office:value-type="float" office:value="18.79449" calcext:value-type="float">
            <text:p>18.79449</text:p>
          </table:table-cell>
          <table:table-cell office:value-type="float" office:value="21.52217" calcext:value-type="float">
            <text:p>21.52217</text:p>
          </table:table-cell>
          <table:table-cell office:value-type="float" office:value="22.27659" calcext:value-type="float">
            <text:p>22.27659</text:p>
          </table:table-cell>
          <table:table-cell office:value-type="float" office:value="19.54486" calcext:value-type="float">
            <text:p>19.54486</text:p>
          </table:table-cell>
          <table:table-cell office:value-type="float" office:value="11.85012" calcext:value-type="float">
            <text:p>11.85012</text:p>
          </table:table-cell>
          <table:table-cell office:value-type="float" office:value="5.833402" calcext:value-type="float">
            <text:p>5.833402</text:p>
          </table:table-cell>
          <table:table-cell office:value-type="float" office:value="1411.046" calcext:value-type="float">
            <text:p>1411.046</text:p>
          </table:table-cell>
          <table:table-cell office:value-type="float" office:value="0" calcext:value-type="float">
            <text:p>0</text:p>
          </table:table-cell>
          <table:table-cell office:value-type="float" office:value="-0.5347778" calcext:value-type="float">
            <text:p>-0.534777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5.876072" calcext:value-type="float">
            <text:p>5.876072</text:p>
          </table:table-cell>
          <table:table-cell office:value-type="float" office:value="453.102" calcext:value-type="float">
            <text:p>453.10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19475" calcext:value-type="float">
            <text:p>0.1019475</text:p>
          </table:table-cell>
          <table:table-cell office:value-type="float" office:value="13.39313" calcext:value-type="float">
            <text:p>13.39313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7533" calcext:value-type="float">
            <text:p>0.0287533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9.033819" calcext:value-type="float">
            <text:p>9.033819</text:p>
          </table:table-cell>
          <table:table-cell office:value-type="float" office:value="-0.3641832" calcext:value-type="float">
            <text:p>-0.3641832</text:p>
          </table:table-cell>
          <table:table-cell office:value-type="float" office:value="-0.2954432" calcext:value-type="float">
            <text:p>-0.2954432</text:p>
          </table:table-cell>
          <table:table-cell office:value-type="float" office:value="0.005267628" calcext:value-type="float">
            <text:p>0.005267628</text:p>
          </table:table-cell>
          <table:table-cell office:value-type="float" office:value="7.446307" calcext:value-type="float">
            <text:p>7.446307</text:p>
          </table:table-cell>
          <table:table-cell office:value-type="float" office:value="0.9123424" calcext:value-type="float">
            <text:p>0.9123424</text:p>
          </table:table-cell>
          <table:table-cell office:value-type="float" office:value="0.05260377" calcext:value-type="float">
            <text:p>0.05260377</text:p>
          </table:table-cell>
          <table:table-cell office:value-type="float" office:value="0.03932654" calcext:value-type="float">
            <text:p>0.03932654</text:p>
          </table:table-cell>
          <table:table-cell office:value-type="float" office:value="0.02520688" calcext:value-type="float">
            <text:p>0.02520688</text:p>
          </table:table-cell>
          <table:table-cell office:value-type="float" office:value="0.01906464" calcext:value-type="float">
            <text:p>0.01906464</text:p>
          </table:table-cell>
          <table:table-cell office:value-type="float" office:value="0.01792606" calcext:value-type="float">
            <text:p>0.01792606</text:p>
          </table:table-cell>
          <table:table-cell office:value-type="float" office:value="0.01743176" calcext:value-type="float">
            <text:p>0.01743176</text:p>
          </table:table-cell>
          <table:table-cell office:value-type="float" office:value="0.01432465" calcext:value-type="float">
            <text:p>0.01432465</text:p>
          </table:table-cell>
          <table:table-cell office:value-type="float" office:value="4.253708" calcext:value-type="float">
            <text:p>4.253708</text:p>
          </table:table-cell>
          <table:table-cell office:value-type="float" office:value="17.96407" calcext:value-type="float">
            <text:p>17.96407</text:p>
          </table:table-cell>
          <table:table-cell office:value-type="float" office:value="19.17088" calcext:value-type="float">
            <text:p>19.17088</text:p>
          </table:table-cell>
          <table:table-cell office:value-type="float" office:value="21.71428" calcext:value-type="float">
            <text:p>21.71428</text:p>
          </table:table-cell>
          <table:table-cell office:value-type="float" office:value="22.35748" calcext:value-type="float">
            <text:p>22.35748</text:p>
          </table:table-cell>
          <table:table-cell office:value-type="float" office:value="19.58766" calcext:value-type="float">
            <text:p>19.58766</text:p>
          </table:table-cell>
          <table:table-cell office:value-type="float" office:value="11.91553" calcext:value-type="float">
            <text:p>11.91553</text:p>
          </table:table-cell>
          <table:table-cell office:value-type="float" office:value="5.836407" calcext:value-type="float">
            <text:p>5.836407</text:p>
          </table:table-cell>
          <table:table-cell office:value-type="float" office:value="1418.107" calcext:value-type="float">
            <text:p>1418.107</text:p>
          </table:table-cell>
          <table:table-cell office:value-type="float" office:value="0" calcext:value-type="float">
            <text:p>0</text:p>
          </table:table-cell>
          <table:table-cell office:value-type="float" office:value="-0.5347816" calcext:value-type="float">
            <text:p>-0.53478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5.848879" calcext:value-type="float">
            <text:p>5.848879</text:p>
          </table:table-cell>
          <table:table-cell office:value-type="float" office:value="453.0488" calcext:value-type="float">
            <text:p>453.048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20679" calcext:value-type="float">
            <text:p>0.1020679</text:p>
          </table:table-cell>
          <table:table-cell office:value-type="float" office:value="13.46417" calcext:value-type="float">
            <text:p>13.46417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2878987" calcext:value-type="float">
            <text:p>0.02878987</text:p>
          </table:table-cell>
          <table:table-cell office:value-type="float" office:value="0.1022281" calcext:value-type="float">
            <text:p>0.1022281</text:p>
          </table:table-cell>
          <table:table-cell office:value-type="float" office:value="9.038042" calcext:value-type="float">
            <text:p>9.038042</text:p>
          </table:table-cell>
          <table:table-cell office:value-type="float" office:value="-0.3642102" calcext:value-type="float">
            <text:p>-0.3642102</text:p>
          </table:table-cell>
          <table:table-cell office:value-type="float" office:value="-0.2954973" calcext:value-type="float">
            <text:p>-0.2954973</text:p>
          </table:table-cell>
          <table:table-cell office:value-type="float" office:value="0.005267641" calcext:value-type="float">
            <text:p>0.005267641</text:p>
          </table:table-cell>
          <table:table-cell office:value-type="float" office:value="7.42097" calcext:value-type="float">
            <text:p>7.42097</text:p>
          </table:table-cell>
          <table:table-cell office:value-type="float" office:value="0.8675154" calcext:value-type="float">
            <text:p>0.8675154</text:p>
          </table:table-cell>
          <table:table-cell office:value-type="float" office:value="0.05710687" calcext:value-type="float">
            <text:p>0.05710687</text:p>
          </table:table-cell>
          <table:table-cell office:value-type="float" office:value="0.04266304" calcext:value-type="float">
            <text:p>0.04266304</text:p>
          </table:table-cell>
          <table:table-cell office:value-type="float" office:value="0.0267535" calcext:value-type="float">
            <text:p>0.0267535</text:p>
          </table:table-cell>
          <table:table-cell office:value-type="float" office:value="0.01928425" calcext:value-type="float">
            <text:p>0.01928425</text:p>
          </table:table-cell>
          <table:table-cell office:value-type="float" office:value="0.01804578" calcext:value-type="float">
            <text:p>0.01804578</text:p>
          </table:table-cell>
          <table:table-cell office:value-type="float" office:value="0.01746821" calcext:value-type="float">
            <text:p>0.01746821</text:p>
          </table:table-cell>
          <table:table-cell office:value-type="float" office:value="0.01429673" calcext:value-type="float">
            <text:p>0.01429673</text:p>
          </table:table-cell>
          <table:table-cell office:value-type="float" office:value="4.380659" calcext:value-type="float">
            <text:p>4.380659</text:p>
          </table:table-cell>
          <table:table-cell office:value-type="float" office:value="18.55815" calcext:value-type="float">
            <text:p>18.55815</text:p>
          </table:table-cell>
          <table:table-cell office:value-type="float" office:value="19.59412" calcext:value-type="float">
            <text:p>19.59412</text:p>
          </table:table-cell>
          <table:table-cell office:value-type="float" office:value="21.93106" calcext:value-type="float">
            <text:p>21.93106</text:p>
          </table:table-cell>
          <table:table-cell office:value-type="float" office:value="22.45118" calcext:value-type="float">
            <text:p>22.45118</text:p>
          </table:table-cell>
          <table:table-cell office:value-type="float" office:value="19.6404" calcext:value-type="float">
            <text:p>19.6404</text:p>
          </table:table-cell>
          <table:table-cell office:value-type="float" office:value="11.9838" calcext:value-type="float">
            <text:p>11.9838</text:p>
          </table:table-cell>
          <table:table-cell office:value-type="float" office:value="5.840312" calcext:value-type="float">
            <text:p>5.840312</text:p>
          </table:table-cell>
          <table:table-cell office:value-type="float" office:value="1425.393" calcext:value-type="float">
            <text:p>1425.393</text:p>
          </table:table-cell>
          <table:table-cell office:value-type="float" office:value="0" calcext:value-type="float">
            <text:p>0</text:p>
          </table:table-cell>
          <table:table-cell office:value-type="float" office:value="-0.5347862" calcext:value-type="float">
            <text:p>-0.534786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5.825486" calcext:value-type="float">
            <text:p>5.825486</text:p>
          </table:table-cell>
          <table:table-cell office:value-type="float" office:value="452.9973" calcext:value-type="float">
            <text:p>452.997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778556" calcext:value-type="float">
            <text:p>0.09778556</text:p>
          </table:table-cell>
          <table:table-cell office:value-type="float" office:value="13.54108" calcext:value-type="float">
            <text:p>13.5410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2886025" calcext:value-type="float">
            <text:p>0.0288602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053933" calcext:value-type="float">
            <text:p>9.053933</text:p>
          </table:table-cell>
          <table:table-cell office:value-type="float" office:value="-0.3642498" calcext:value-type="float">
            <text:p>-0.3642498</text:p>
          </table:table-cell>
          <table:table-cell office:value-type="float" office:value="-0.2959925" calcext:value-type="float">
            <text:p>-0.2959925</text:p>
          </table:table-cell>
          <table:table-cell office:value-type="float" office:value="0.005279906" calcext:value-type="float">
            <text:p>0.005279906</text:p>
          </table:table-cell>
          <table:table-cell office:value-type="float" office:value="7.406341" calcext:value-type="float">
            <text:p>7.406341</text:p>
          </table:table-cell>
          <table:table-cell office:value-type="float" office:value="1.163469" calcext:value-type="float">
            <text:p>1.163469</text:p>
          </table:table-cell>
          <table:table-cell office:value-type="float" office:value="0.219277" calcext:value-type="float">
            <text:p>0.219277</text:p>
          </table:table-cell>
          <table:table-cell office:value-type="float" office:value="0.04931391" calcext:value-type="float">
            <text:p>0.04931391</text:p>
          </table:table-cell>
          <table:table-cell office:value-type="float" office:value="0.02589716" calcext:value-type="float">
            <text:p>0.02589716</text:p>
          </table:table-cell>
          <table:table-cell office:value-type="float" office:value="0.01903467" calcext:value-type="float">
            <text:p>0.01903467</text:p>
          </table:table-cell>
          <table:table-cell office:value-type="float" office:value="0.01796739" calcext:value-type="float">
            <text:p>0.01796739</text:p>
          </table:table-cell>
          <table:table-cell office:value-type="float" office:value="0.01837783" calcext:value-type="float">
            <text:p>0.01837783</text:p>
          </table:table-cell>
          <table:table-cell office:value-type="float" office:value="0.01427217" calcext:value-type="float">
            <text:p>0.01427217</text:p>
          </table:table-cell>
          <table:table-cell office:value-type="float" office:value="2.747662" calcext:value-type="float">
            <text:p>2.747662</text:p>
          </table:table-cell>
          <table:table-cell office:value-type="float" office:value="9.845664" calcext:value-type="float">
            <text:p>9.845664</text:p>
          </table:table-cell>
          <table:table-cell office:value-type="float" office:value="22.20281" calcext:value-type="float">
            <text:p>22.20281</text:p>
          </table:table-cell>
          <table:table-cell office:value-type="float" office:value="23.09123" calcext:value-type="float">
            <text:p>23.09123</text:p>
          </table:table-cell>
          <table:table-cell office:value-type="float" office:value="22.70052" calcext:value-type="float">
            <text:p>22.70052</text:p>
          </table:table-cell>
          <table:table-cell office:value-type="float" office:value="19.76895" calcext:value-type="float">
            <text:p>19.76895</text:p>
          </table:table-cell>
          <table:table-cell office:value-type="float" office:value="11.9677" calcext:value-type="float">
            <text:p>11.9677</text:p>
          </table:table-cell>
          <table:table-cell office:value-type="float" office:value="5.850898" calcext:value-type="float">
            <text:p>5.850898</text:p>
          </table:table-cell>
          <table:table-cell office:value-type="float" office:value="1076.988" calcext:value-type="float">
            <text:p>1076.988</text:p>
          </table:table-cell>
          <table:table-cell office:value-type="float" office:value="0" calcext:value-type="float">
            <text:p>0</text:p>
          </table:table-cell>
          <table:table-cell office:value-type="float" office:value="-0.5349408" calcext:value-type="float">
            <text:p>-0.534940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5.818288" calcext:value-type="float">
            <text:p>5.818288</text:p>
          </table:table-cell>
          <table:table-cell office:value-type="float" office:value="452.9641" calcext:value-type="float">
            <text:p>452.964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966673" calcext:value-type="float">
            <text:p>0.08966673</text:p>
          </table:table-cell>
          <table:table-cell office:value-type="float" office:value="13.43081" calcext:value-type="float">
            <text:p>13.4308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2916149" calcext:value-type="float">
            <text:p>0.0291614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242003" calcext:value-type="float">
            <text:p>9.242003</text:p>
          </table:table-cell>
          <table:table-cell office:value-type="float" office:value="-0.3644592" calcext:value-type="float">
            <text:p>-0.3644592</text:p>
          </table:table-cell>
          <table:table-cell office:value-type="float" office:value="-0.2981018" calcext:value-type="float">
            <text:p>-0.2981018</text:p>
          </table:table-cell>
          <table:table-cell office:value-type="float" office:value="0.005290683" calcext:value-type="float">
            <text:p>0.005290683</text:p>
          </table:table-cell>
          <table:table-cell office:value-type="float" office:value="7.421883" calcext:value-type="float">
            <text:p>7.421883</text:p>
          </table:table-cell>
          <table:table-cell office:value-type="float" office:value="1.146713" calcext:value-type="float">
            <text:p>1.146713</text:p>
          </table:table-cell>
          <table:table-cell office:value-type="float" office:value="0.08265806" calcext:value-type="float">
            <text:p>0.08265806</text:p>
          </table:table-cell>
          <table:table-cell office:value-type="float" office:value="0.03549482" calcext:value-type="float">
            <text:p>0.03549482</text:p>
          </table:table-cell>
          <table:table-cell office:value-type="float" office:value="0.02511748" calcext:value-type="float">
            <text:p>0.02511748</text:p>
          </table:table-cell>
          <table:table-cell office:value-type="float" office:value="0.01987752" calcext:value-type="float">
            <text:p>0.01987752</text:p>
          </table:table-cell>
          <table:table-cell office:value-type="float" office:value="0.01862366" calcext:value-type="float">
            <text:p>0.01862366</text:p>
          </table:table-cell>
          <table:table-cell office:value-type="float" office:value="0.01774525" calcext:value-type="float">
            <text:p>0.01774525</text:p>
          </table:table-cell>
          <table:table-cell office:value-type="float" office:value="0.01421146" calcext:value-type="float">
            <text:p>0.01421146</text:p>
          </table:table-cell>
          <table:table-cell office:value-type="float" office:value="5.992308" calcext:value-type="float">
            <text:p>5.992308</text:p>
          </table:table-cell>
          <table:table-cell office:value-type="float" office:value="7.681141" calcext:value-type="float">
            <text:p>7.681141</text:p>
          </table:table-cell>
          <table:table-cell office:value-type="float" office:value="15.09468" calcext:value-type="float">
            <text:p>15.09468</text:p>
          </table:table-cell>
          <table:table-cell office:value-type="float" office:value="22.10238" calcext:value-type="float">
            <text:p>22.10238</text:p>
          </table:table-cell>
          <table:table-cell office:value-type="float" office:value="25.108" calcext:value-type="float">
            <text:p>25.108</text:p>
          </table:table-cell>
          <table:table-cell office:value-type="float" office:value="22.85496" calcext:value-type="float">
            <text:p>22.85496</text:p>
          </table:table-cell>
          <table:table-cell office:value-type="float" office:value="12.37487" calcext:value-type="float">
            <text:p>12.37487</text:p>
          </table:table-cell>
          <table:table-cell office:value-type="float" office:value="5.896052" calcext:value-type="float">
            <text:p>5.896052</text:p>
          </table:table-cell>
          <table:table-cell office:value-type="float" office:value="983.3055" calcext:value-type="float">
            <text:p>983.3055</text:p>
          </table:table-cell>
          <table:table-cell office:value-type="float" office:value="0" calcext:value-type="float">
            <text:p>0</text:p>
          </table:table-cell>
          <table:table-cell office:value-type="float" office:value="-0.5354151" calcext:value-type="float">
            <text:p>-0.53541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5.807698" calcext:value-type="float">
            <text:p>5.807698</text:p>
          </table:table-cell>
          <table:table-cell office:value-type="float" office:value="452.9365" calcext:value-type="float">
            <text:p>452.936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094466" calcext:value-type="float">
            <text:p>0.09094466</text:p>
          </table:table-cell>
          <table:table-cell office:value-type="float" office:value="13.32518" calcext:value-type="float">
            <text:p>13.3251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2934259" calcext:value-type="float">
            <text:p>0.0293425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392597" calcext:value-type="float">
            <text:p>9.392597</text:p>
          </table:table-cell>
          <table:table-cell office:value-type="float" office:value="-0.3658261" calcext:value-type="float">
            <text:p>-0.3658261</text:p>
          </table:table-cell>
          <table:table-cell office:value-type="float" office:value="-0.3031486" calcext:value-type="float">
            <text:p>-0.3031486</text:p>
          </table:table-cell>
          <table:table-cell office:value-type="float" office:value="0.005293021" calcext:value-type="float">
            <text:p>0.005293021</text:p>
          </table:table-cell>
          <table:table-cell office:value-type="float" office:value="7.42258" calcext:value-type="float">
            <text:p>7.42258</text:p>
          </table:table-cell>
          <table:table-cell office:value-type="float" office:value="1.353124" calcext:value-type="float">
            <text:p>1.353124</text:p>
          </table:table-cell>
          <table:table-cell office:value-type="float" office:value="0.06539845" calcext:value-type="float">
            <text:p>0.06539845</text:p>
          </table:table-cell>
          <table:table-cell office:value-type="float" office:value="0.03141385" calcext:value-type="float">
            <text:p>0.03141385</text:p>
          </table:table-cell>
          <table:table-cell office:value-type="float" office:value="0.02416965" calcext:value-type="float">
            <text:p>0.02416965</text:p>
          </table:table-cell>
          <table:table-cell office:value-type="float" office:value="0.01968209" calcext:value-type="float">
            <text:p>0.01968209</text:p>
          </table:table-cell>
          <table:table-cell office:value-type="float" office:value="0.01849475" calcext:value-type="float">
            <text:p>0.01849475</text:p>
          </table:table-cell>
          <table:table-cell office:value-type="float" office:value="0.01776594" calcext:value-type="float">
            <text:p>0.01776594</text:p>
          </table:table-cell>
          <table:table-cell office:value-type="float" office:value="0.01421735" calcext:value-type="float">
            <text:p>0.01421735</text:p>
          </table:table-cell>
          <table:table-cell office:value-type="float" office:value="6.593556" calcext:value-type="float">
            <text:p>6.593556</text:p>
          </table:table-cell>
          <table:table-cell office:value-type="float" office:value="9.427254" calcext:value-type="float">
            <text:p>9.427254</text:p>
          </table:table-cell>
          <table:table-cell office:value-type="float" office:value="14.77349" calcext:value-type="float">
            <text:p>14.77349</text:p>
          </table:table-cell>
          <table:table-cell office:value-type="float" office:value="21.22878" calcext:value-type="float">
            <text:p>21.22878</text:p>
          </table:table-cell>
          <table:table-cell office:value-type="float" office:value="24.09695" calcext:value-type="float">
            <text:p>24.09695</text:p>
          </table:table-cell>
          <table:table-cell office:value-type="float" office:value="22.06842" calcext:value-type="float">
            <text:p>22.06842</text:p>
          </table:table-cell>
          <table:table-cell office:value-type="float" office:value="12.65352" calcext:value-type="float">
            <text:p>12.65352</text:p>
          </table:table-cell>
          <table:table-cell office:value-type="float" office:value="5.955812" calcext:value-type="float">
            <text:p>5.955812</text:p>
          </table:table-cell>
          <table:table-cell office:value-type="float" office:value="999.8864" calcext:value-type="float">
            <text:p>999.8864</text:p>
          </table:table-cell>
          <table:table-cell office:value-type="float" office:value="0" calcext:value-type="float">
            <text:p>0</text:p>
          </table:table-cell>
          <table:table-cell office:value-type="float" office:value="-0.5357948" calcext:value-type="float">
            <text:p>-0.53579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5.784851" calcext:value-type="float">
            <text:p>5.784851</text:p>
          </table:table-cell>
          <table:table-cell office:value-type="float" office:value="452.9018" calcext:value-type="float">
            <text:p>452.901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45288" calcext:value-type="float">
            <text:p>0.0945288</text:p>
          </table:table-cell>
          <table:table-cell office:value-type="float" office:value="13.27817" calcext:value-type="float">
            <text:p>13.2781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2948784" calcext:value-type="float">
            <text:p>0.0294878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489" calcext:value-type="float">
            <text:p>9.489</text:p>
          </table:table-cell>
          <table:table-cell office:value-type="float" office:value="-0.3658653" calcext:value-type="float">
            <text:p>-0.3658653</text:p>
          </table:table-cell>
          <table:table-cell office:value-type="float" office:value="-0.3032709" calcext:value-type="float">
            <text:p>-0.3032709</text:p>
          </table:table-cell>
          <table:table-cell office:value-type="float" office:value="0.005293021" calcext:value-type="float">
            <text:p>0.005293021</text:p>
          </table:table-cell>
          <table:table-cell office:value-type="float" office:value="7.401222" calcext:value-type="float">
            <text:p>7.401222</text:p>
          </table:table-cell>
          <table:table-cell office:value-type="float" office:value="1.366902" calcext:value-type="float">
            <text:p>1.366902</text:p>
          </table:table-cell>
          <table:table-cell office:value-type="float" office:value="0.05392559" calcext:value-type="float">
            <text:p>0.05392559</text:p>
          </table:table-cell>
          <table:table-cell office:value-type="float" office:value="0.03033896" calcext:value-type="float">
            <text:p>0.03033896</text:p>
          </table:table-cell>
          <table:table-cell office:value-type="float" office:value="0.02339489" calcext:value-type="float">
            <text:p>0.02339489</text:p>
          </table:table-cell>
          <table:table-cell office:value-type="float" office:value="0.0194383" calcext:value-type="float">
            <text:p>0.0194383</text:p>
          </table:table-cell>
          <table:table-cell office:value-type="float" office:value="0.01834743" calcext:value-type="float">
            <text:p>0.01834743</text:p>
          </table:table-cell>
          <table:table-cell office:value-type="float" office:value="0.01771378" calcext:value-type="float">
            <text:p>0.01771378</text:p>
          </table:table-cell>
          <table:table-cell office:value-type="float" office:value="0.01426323" calcext:value-type="float">
            <text:p>0.01426323</text:p>
          </table:table-cell>
          <table:table-cell office:value-type="float" office:value="5.059886" calcext:value-type="float">
            <text:p>5.059886</text:p>
          </table:table-cell>
          <table:table-cell office:value-type="float" office:value="11.10455" calcext:value-type="float">
            <text:p>11.10455</text:p>
          </table:table-cell>
          <table:table-cell office:value-type="float" office:value="14.82546" calcext:value-type="float">
            <text:p>14.82546</text:p>
          </table:table-cell>
          <table:table-cell office:value-type="float" office:value="21.01064" calcext:value-type="float">
            <text:p>21.01064</text:p>
          </table:table-cell>
          <table:table-cell office:value-type="float" office:value="23.72651" calcext:value-type="float">
            <text:p>23.72651</text:p>
          </table:table-cell>
          <table:table-cell office:value-type="float" office:value="21.66925" calcext:value-type="float">
            <text:p>21.66925</text:p>
          </table:table-cell>
          <table:table-cell office:value-type="float" office:value="12.56471" calcext:value-type="float">
            <text:p>12.56471</text:p>
          </table:table-cell>
          <table:table-cell office:value-type="float" office:value="5.991104" calcext:value-type="float">
            <text:p>5.991104</text:p>
          </table:table-cell>
          <table:table-cell office:value-type="float" office:value="1102.339" calcext:value-type="float">
            <text:p>1102.339</text:p>
          </table:table-cell>
          <table:table-cell office:value-type="float" office:value="0" calcext:value-type="float">
            <text:p>0</text:p>
          </table:table-cell>
          <table:table-cell office:value-type="float" office:value="-0.5357955" calcext:value-type="float">
            <text:p>-0.53579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5.766083" calcext:value-type="float">
            <text:p>5.766083</text:p>
          </table:table-cell>
          <table:table-cell office:value-type="float" office:value="452.8658" calcext:value-type="float">
            <text:p>452.865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744346" calcext:value-type="float">
            <text:p>0.09744346</text:p>
          </table:table-cell>
          <table:table-cell office:value-type="float" office:value="13.27178" calcext:value-type="float">
            <text:p>13.2717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2958854" calcext:value-type="float">
            <text:p>0.0295885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548136" calcext:value-type="float">
            <text:p>9.548136</text:p>
          </table:table-cell>
          <table:table-cell office:value-type="float" office:value="-0.3658918" calcext:value-type="float">
            <text:p>-0.3658918</text:p>
          </table:table-cell>
          <table:table-cell office:value-type="float" office:value="-0.3033724" calcext:value-type="float">
            <text:p>-0.3033724</text:p>
          </table:table-cell>
          <table:table-cell office:value-type="float" office:value="0.005293138" calcext:value-type="float">
            <text:p>0.005293138</text:p>
          </table:table-cell>
          <table:table-cell office:value-type="float" office:value="7.386277" calcext:value-type="float">
            <text:p>7.386277</text:p>
          </table:table-cell>
          <table:table-cell office:value-type="float" office:value="1.361831" calcext:value-type="float">
            <text:p>1.361831</text:p>
          </table:table-cell>
          <table:table-cell office:value-type="float" office:value="0.08733411" calcext:value-type="float">
            <text:p>0.08733411</text:p>
          </table:table-cell>
          <table:table-cell office:value-type="float" office:value="0.02974359" calcext:value-type="float">
            <text:p>0.02974359</text:p>
          </table:table-cell>
          <table:table-cell office:value-type="float" office:value="0.02293347" calcext:value-type="float">
            <text:p>0.02293347</text:p>
          </table:table-cell>
          <table:table-cell office:value-type="float" office:value="0.01924114" calcext:value-type="float">
            <text:p>0.01924114</text:p>
          </table:table-cell>
          <table:table-cell office:value-type="float" office:value="0.01820609" calcext:value-type="float">
            <text:p>0.01820609</text:p>
          </table:table-cell>
          <table:table-cell office:value-type="float" office:value="0.01766486" calcext:value-type="float">
            <text:p>0.01766486</text:p>
          </table:table-cell>
          <table:table-cell office:value-type="float" office:value="0.0143037" calcext:value-type="float">
            <text:p>0.0143037</text:p>
          </table:table-cell>
          <table:table-cell office:value-type="float" office:value="4.377417" calcext:value-type="float">
            <text:p>4.377417</text:p>
          </table:table-cell>
          <table:table-cell office:value-type="float" office:value="12.24432" calcext:value-type="float">
            <text:p>12.24432</text:p>
          </table:table-cell>
          <table:table-cell office:value-type="float" office:value="14.99653" calcext:value-type="float">
            <text:p>14.99653</text:p>
          </table:table-cell>
          <table:table-cell office:value-type="float" office:value="20.96502" calcext:value-type="float">
            <text:p>20.96502</text:p>
          </table:table-cell>
          <table:table-cell office:value-type="float" office:value="23.56098" calcext:value-type="float">
            <text:p>23.56098</text:p>
          </table:table-cell>
          <table:table-cell office:value-type="float" office:value="21.41071" calcext:value-type="float">
            <text:p>21.41071</text:p>
          </table:table-cell>
          <table:table-cell office:value-type="float" office:value="12.52307" calcext:value-type="float">
            <text:p>12.52307</text:p>
          </table:table-cell>
          <table:table-cell office:value-type="float" office:value="6.005257" calcext:value-type="float">
            <text:p>6.005257</text:p>
          </table:table-cell>
          <table:table-cell office:value-type="float" office:value="1144.069" calcext:value-type="float">
            <text:p>1144.069</text:p>
          </table:table-cell>
          <table:table-cell office:value-type="float" office:value="0" calcext:value-type="float">
            <text:p>0</text:p>
          </table:table-cell>
          <table:table-cell office:value-type="float" office:value="-0.5357965" calcext:value-type="float">
            <text:p>-0.53579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5.759172" calcext:value-type="float">
            <text:p>5.759172</text:p>
          </table:table-cell>
          <table:table-cell office:value-type="float" office:value="452.8365" calcext:value-type="float">
            <text:p>452.836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18588" calcext:value-type="float">
            <text:p>0.1018588</text:p>
          </table:table-cell>
          <table:table-cell office:value-type="float" office:value="13.25286" calcext:value-type="float">
            <text:p>13.2528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2976328" calcext:value-type="float">
            <text:p>0.0297632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633672" calcext:value-type="float">
            <text:p>9.633672</text:p>
          </table:table-cell>
          <table:table-cell office:value-type="float" office:value="-0.3690548" calcext:value-type="float">
            <text:p>-0.3690548</text:p>
          </table:table-cell>
          <table:table-cell office:value-type="float" office:value="-0.3108899" calcext:value-type="float">
            <text:p>-0.3108899</text:p>
          </table:table-cell>
          <table:table-cell office:value-type="float" office:value="0.005293916" calcext:value-type="float">
            <text:p>0.005293916</text:p>
          </table:table-cell>
          <table:table-cell office:value-type="float" office:value="7.406253" calcext:value-type="float">
            <text:p>7.406253</text:p>
          </table:table-cell>
          <table:table-cell office:value-type="float" office:value="1.951155" calcext:value-type="float">
            <text:p>1.951155</text:p>
          </table:table-cell>
          <table:table-cell office:value-type="float" office:value="0.05186667" calcext:value-type="float">
            <text:p>0.05186667</text:p>
          </table:table-cell>
          <table:table-cell office:value-type="float" office:value="0.02917214" calcext:value-type="float">
            <text:p>0.02917214</text:p>
          </table:table-cell>
          <table:table-cell office:value-type="float" office:value="0.02314081" calcext:value-type="float">
            <text:p>0.02314081</text:p>
          </table:table-cell>
          <table:table-cell office:value-type="float" office:value="0.01929431" calcext:value-type="float">
            <text:p>0.01929431</text:p>
          </table:table-cell>
          <table:table-cell office:value-type="float" office:value="0.01812068" calcext:value-type="float">
            <text:p>0.01812068</text:p>
          </table:table-cell>
          <table:table-cell office:value-type="float" office:value="0.01756584" calcext:value-type="float">
            <text:p>0.01756584</text:p>
          </table:table-cell>
          <table:table-cell office:value-type="float" office:value="0.01432018" calcext:value-type="float">
            <text:p>0.01432018</text:p>
          </table:table-cell>
          <table:table-cell office:value-type="float" office:value="4.94412" calcext:value-type="float">
            <text:p>4.94412</text:p>
          </table:table-cell>
          <table:table-cell office:value-type="float" office:value="8.723573" calcext:value-type="float">
            <text:p>8.723573</text:p>
          </table:table-cell>
          <table:table-cell office:value-type="float" office:value="14.77136" calcext:value-type="float">
            <text:p>14.77136</text:p>
          </table:table-cell>
          <table:table-cell office:value-type="float" office:value="21.16328" calcext:value-type="float">
            <text:p>21.16328</text:p>
          </table:table-cell>
          <table:table-cell office:value-type="float" office:value="23.96402" calcext:value-type="float">
            <text:p>23.96402</text:p>
          </table:table-cell>
          <table:table-cell office:value-type="float" office:value="21.60707" calcext:value-type="float">
            <text:p>21.60707</text:p>
          </table:table-cell>
          <table:table-cell office:value-type="float" office:value="12.53636" calcext:value-type="float">
            <text:p>12.53636</text:p>
          </table:table-cell>
          <table:table-cell office:value-type="float" office:value="6.009719" calcext:value-type="float">
            <text:p>6.009719</text:p>
          </table:table-cell>
          <table:table-cell office:value-type="float" office:value="1098.849" calcext:value-type="float">
            <text:p>1098.849</text:p>
          </table:table-cell>
          <table:table-cell office:value-type="float" office:value="0" calcext:value-type="float">
            <text:p>0</text:p>
          </table:table-cell>
          <table:table-cell office:value-type="float" office:value="-0.5368834" calcext:value-type="float">
            <text:p>-0.53688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5.737764" calcext:value-type="float">
            <text:p>5.737764</text:p>
          </table:table-cell>
          <table:table-cell office:value-type="float" office:value="452.8056" calcext:value-type="float">
            <text:p>452.805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60035" calcext:value-type="float">
            <text:p>0.1060035</text:p>
          </table:table-cell>
          <table:table-cell office:value-type="float" office:value="13.23732" calcext:value-type="float">
            <text:p>13.2373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2986432" calcext:value-type="float">
            <text:p>0.02986432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692892" calcext:value-type="float">
            <text:p>9.692892</text:p>
          </table:table-cell>
          <table:table-cell office:value-type="float" office:value="-0.3711686" calcext:value-type="float">
            <text:p>-0.3711686</text:p>
          </table:table-cell>
          <table:table-cell office:value-type="float" office:value="-0.3137192" calcext:value-type="float">
            <text:p>-0.3137192</text:p>
          </table:table-cell>
          <table:table-cell office:value-type="float" office:value="0.005293916" calcext:value-type="float">
            <text:p>0.005293916</text:p>
          </table:table-cell>
          <table:table-cell office:value-type="float" office:value="7.385785" calcext:value-type="float">
            <text:p>7.385785</text:p>
          </table:table-cell>
          <table:table-cell office:value-type="float" office:value="2.00972" calcext:value-type="float">
            <text:p>2.00972</text:p>
          </table:table-cell>
          <table:table-cell office:value-type="float" office:value="0.04721436" calcext:value-type="float">
            <text:p>0.04721436</text:p>
          </table:table-cell>
          <table:table-cell office:value-type="float" office:value="0.02862452" calcext:value-type="float">
            <text:p>0.02862452</text:p>
          </table:table-cell>
          <table:table-cell office:value-type="float" office:value="0.02288711" calcext:value-type="float">
            <text:p>0.02288711</text:p>
          </table:table-cell>
          <table:table-cell office:value-type="float" office:value="0.01922032" calcext:value-type="float">
            <text:p>0.01922032</text:p>
          </table:table-cell>
          <table:table-cell office:value-type="float" office:value="0.01809848" calcext:value-type="float">
            <text:p>0.01809848</text:p>
          </table:table-cell>
          <table:table-cell office:value-type="float" office:value="0.01758014" calcext:value-type="float">
            <text:p>0.01758014</text:p>
          </table:table-cell>
          <table:table-cell office:value-type="float" office:value="0.01435906" calcext:value-type="float">
            <text:p>0.01435906</text:p>
          </table:table-cell>
          <table:table-cell office:value-type="float" office:value="4.137033" calcext:value-type="float">
            <text:p>4.137033</text:p>
          </table:table-cell>
          <table:table-cell office:value-type="float" office:value="9.786275" calcext:value-type="float">
            <text:p>9.786275</text:p>
          </table:table-cell>
          <table:table-cell office:value-type="float" office:value="14.68749" calcext:value-type="float">
            <text:p>14.68749</text:p>
          </table:table-cell>
          <table:table-cell office:value-type="float" office:value="20.91242" calcext:value-type="float">
            <text:p>20.91242</text:p>
          </table:table-cell>
          <table:table-cell office:value-type="float" office:value="23.80379" calcext:value-type="float">
            <text:p>23.80379</text:p>
          </table:table-cell>
          <table:table-cell office:value-type="float" office:value="21.6113" calcext:value-type="float">
            <text:p>21.6113</text:p>
          </table:table-cell>
          <table:table-cell office:value-type="float" office:value="12.58946" calcext:value-type="float">
            <text:p>12.58946</text:p>
          </table:table-cell>
          <table:table-cell office:value-type="float" office:value="6.011629" calcext:value-type="float">
            <text:p>6.011629</text:p>
          </table:table-cell>
          <table:table-cell office:value-type="float" office:value="1213.653" calcext:value-type="float">
            <text:p>1213.653</text:p>
          </table:table-cell>
          <table:table-cell office:value-type="float" office:value="0" calcext:value-type="float">
            <text:p>0</text:p>
          </table:table-cell>
          <table:table-cell office:value-type="float" office:value="-0.5374523" calcext:value-type="float">
            <text:p>-0.537452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5.717648" calcext:value-type="float">
            <text:p>5.717648</text:p>
          </table:table-cell>
          <table:table-cell office:value-type="float" office:value="452.7724" calcext:value-type="float">
            <text:p>452.772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83998" calcext:value-type="float">
            <text:p>0.1083998</text:p>
          </table:table-cell>
          <table:table-cell office:value-type="float" office:value="13.25018" calcext:value-type="float">
            <text:p>13.2501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299344" calcext:value-type="float">
            <text:p>0.029934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26705" calcext:value-type="float">
            <text:p>9.726705</text:p>
          </table:table-cell>
          <table:table-cell office:value-type="float" office:value="-0.3711874" calcext:value-type="float">
            <text:p>-0.3711874</text:p>
          </table:table-cell>
          <table:table-cell office:value-type="float" office:value="-0.3138554" calcext:value-type="float">
            <text:p>-0.3138554</text:p>
          </table:table-cell>
          <table:table-cell office:value-type="float" office:value="0.005293916" calcext:value-type="float">
            <text:p>0.005293916</text:p>
          </table:table-cell>
          <table:table-cell office:value-type="float" office:value="7.366434" calcext:value-type="float">
            <text:p>7.366434</text:p>
          </table:table-cell>
          <table:table-cell office:value-type="float" office:value="1.963199" calcext:value-type="float">
            <text:p>1.963199</text:p>
          </table:table-cell>
          <table:table-cell office:value-type="float" office:value="0.04399175" calcext:value-type="float">
            <text:p>0.04399175</text:p>
          </table:table-cell>
          <table:table-cell office:value-type="float" office:value="0.02850213" calcext:value-type="float">
            <text:p>0.02850213</text:p>
          </table:table-cell>
          <table:table-cell office:value-type="float" office:value="0.0227375" calcext:value-type="float">
            <text:p>0.0227375</text:p>
          </table:table-cell>
          <table:table-cell office:value-type="float" office:value="0.01914619" calcext:value-type="float">
            <text:p>0.01914619</text:p>
          </table:table-cell>
          <table:table-cell office:value-type="float" office:value="0.01806766" calcext:value-type="float">
            <text:p>0.01806766</text:p>
          </table:table-cell>
          <table:table-cell office:value-type="float" office:value="0.01758904" calcext:value-type="float">
            <text:p>0.01758904</text:p>
          </table:table-cell>
          <table:table-cell office:value-type="float" office:value="0.01440371" calcext:value-type="float">
            <text:p>0.01440371</text:p>
          </table:table-cell>
          <table:table-cell office:value-type="float" office:value="3.642491" calcext:value-type="float">
            <text:p>3.642491</text:p>
          </table:table-cell>
          <table:table-cell office:value-type="float" office:value="10.73083" calcext:value-type="float">
            <text:p>10.73083</text:p>
          </table:table-cell>
          <table:table-cell office:value-type="float" office:value="14.81408" calcext:value-type="float">
            <text:p>14.81408</text:p>
          </table:table-cell>
          <table:table-cell office:value-type="float" office:value="20.90248" calcext:value-type="float">
            <text:p>20.90248</text:p>
          </table:table-cell>
          <table:table-cell office:value-type="float" office:value="23.73531" calcext:value-type="float">
            <text:p>23.73531</text:p>
          </table:table-cell>
          <table:table-cell office:value-type="float" office:value="21.51453" calcext:value-type="float">
            <text:p>21.51453</text:p>
          </table:table-cell>
          <table:table-cell office:value-type="float" office:value="12.62623" calcext:value-type="float">
            <text:p>12.62623</text:p>
          </table:table-cell>
          <table:table-cell office:value-type="float" office:value="6.012936" calcext:value-type="float">
            <text:p>6.012936</text:p>
          </table:table-cell>
          <table:table-cell office:value-type="float" office:value="1298.222" calcext:value-type="float">
            <text:p>1298.222</text:p>
          </table:table-cell>
          <table:table-cell office:value-type="float" office:value="0" calcext:value-type="float">
            <text:p>0</text:p>
          </table:table-cell>
          <table:table-cell office:value-type="float" office:value="-0.5374526" calcext:value-type="float">
            <text:p>-0.53745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5.698104" calcext:value-type="float">
            <text:p>5.698104</text:p>
          </table:table-cell>
          <table:table-cell office:value-type="float" office:value="452.7379" calcext:value-type="float">
            <text:p>452.737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02415" calcext:value-type="float">
            <text:p>0.1102415</text:p>
          </table:table-cell>
          <table:table-cell office:value-type="float" office:value="13.27793" calcext:value-type="float">
            <text:p>13.27793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2998824" calcext:value-type="float">
            <text:p>0.0299882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46731" calcext:value-type="float">
            <text:p>9.746731</text:p>
          </table:table-cell>
          <table:table-cell office:value-type="float" office:value="-0.3712224" calcext:value-type="float">
            <text:p>-0.3712224</text:p>
          </table:table-cell>
          <table:table-cell office:value-type="float" office:value="-0.3139948" calcext:value-type="float">
            <text:p>-0.3139948</text:p>
          </table:table-cell>
          <table:table-cell office:value-type="float" office:value="0.005293916" calcext:value-type="float">
            <text:p>0.005293916</text:p>
          </table:table-cell>
          <table:table-cell office:value-type="float" office:value="7.348589" calcext:value-type="float">
            <text:p>7.348589</text:p>
          </table:table-cell>
          <table:table-cell office:value-type="float" office:value="1.919568" calcext:value-type="float">
            <text:p>1.919568</text:p>
          </table:table-cell>
          <table:table-cell office:value-type="float" office:value="0.04262163" calcext:value-type="float">
            <text:p>0.04262163</text:p>
          </table:table-cell>
          <table:table-cell office:value-type="float" office:value="0.02859411" calcext:value-type="float">
            <text:p>0.02859411</text:p>
          </table:table-cell>
          <table:table-cell office:value-type="float" office:value="0.0226163" calcext:value-type="float">
            <text:p>0.0226163</text:p>
          </table:table-cell>
          <table:table-cell office:value-type="float" office:value="0.01907981" calcext:value-type="float">
            <text:p>0.01907981</text:p>
          </table:table-cell>
          <table:table-cell office:value-type="float" office:value="0.01803239" calcext:value-type="float">
            <text:p>0.01803239</text:p>
          </table:table-cell>
          <table:table-cell office:value-type="float" office:value="0.01758955" calcext:value-type="float">
            <text:p>0.01758955</text:p>
          </table:table-cell>
          <table:table-cell office:value-type="float" office:value="0.01444219" calcext:value-type="float">
            <text:p>0.01444219</text:p>
          </table:table-cell>
          <table:table-cell office:value-type="float" office:value="3.424944" calcext:value-type="float">
            <text:p>3.424944</text:p>
          </table:table-cell>
          <table:table-cell office:value-type="float" office:value="11.49034" calcext:value-type="float">
            <text:p>11.49034</text:p>
          </table:table-cell>
          <table:table-cell office:value-type="float" office:value="15.02091" calcext:value-type="float">
            <text:p>15.02091</text:p>
          </table:table-cell>
          <table:table-cell office:value-type="float" office:value="20.97384" calcext:value-type="float">
            <text:p>20.97384</text:p>
          </table:table-cell>
          <table:table-cell office:value-type="float" office:value="23.72146" calcext:value-type="float">
            <text:p>23.72146</text:p>
          </table:table-cell>
          <table:table-cell office:value-type="float" office:value="21.43781" calcext:value-type="float">
            <text:p>21.43781</text:p>
          </table:table-cell>
          <table:table-cell office:value-type="float" office:value="12.66231" calcext:value-type="float">
            <text:p>12.66231</text:p>
          </table:table-cell>
          <table:table-cell office:value-type="float" office:value="6.013778" calcext:value-type="float">
            <text:p>6.013778</text:p>
          </table:table-cell>
          <table:table-cell office:value-type="float" office:value="1365.363" calcext:value-type="float">
            <text:p>1365.363</text:p>
          </table:table-cell>
          <table:table-cell office:value-type="float" office:value="0" calcext:value-type="float">
            <text:p>0</text:p>
          </table:table-cell>
          <table:table-cell office:value-type="float" office:value="-0.5374529" calcext:value-type="float">
            <text:p>-0.53745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5.677077" calcext:value-type="float">
            <text:p>5.677077</text:p>
          </table:table-cell>
          <table:table-cell office:value-type="float" office:value="452.7017" calcext:value-type="float">
            <text:p>452.701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25217" calcext:value-type="float">
            <text:p>0.1125217</text:p>
          </table:table-cell>
          <table:table-cell office:value-type="float" office:value="13.31747" calcext:value-type="float">
            <text:p>13.3174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03021" calcext:value-type="float">
            <text:p>0.0300302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57968" calcext:value-type="float">
            <text:p>9.757968</text:p>
          </table:table-cell>
          <table:table-cell office:value-type="float" office:value="-0.3713488" calcext:value-type="float">
            <text:p>-0.3713488</text:p>
          </table:table-cell>
          <table:table-cell office:value-type="float" office:value="-0.3142857" calcext:value-type="float">
            <text:p>-0.3142857</text:p>
          </table:table-cell>
          <table:table-cell office:value-type="float" office:value="0.005293916" calcext:value-type="float">
            <text:p>0.005293916</text:p>
          </table:table-cell>
          <table:table-cell office:value-type="float" office:value="7.329741" calcext:value-type="float">
            <text:p>7.329741</text:p>
          </table:table-cell>
          <table:table-cell office:value-type="float" office:value="1.885379" calcext:value-type="float">
            <text:p>1.885379</text:p>
          </table:table-cell>
          <table:table-cell office:value-type="float" office:value="0.04561848" calcext:value-type="float">
            <text:p>0.04561848</text:p>
          </table:table-cell>
          <table:table-cell office:value-type="float" office:value="0.03013332" calcext:value-type="float">
            <text:p>0.03013332</text:p>
          </table:table-cell>
          <table:table-cell office:value-type="float" office:value="0.02247263" calcext:value-type="float">
            <text:p>0.02247263</text:p>
          </table:table-cell>
          <table:table-cell office:value-type="float" office:value="0.01896932" calcext:value-type="float">
            <text:p>0.01896932</text:p>
          </table:table-cell>
          <table:table-cell office:value-type="float" office:value="0.01794944" calcext:value-type="float">
            <text:p>0.01794944</text:p>
          </table:table-cell>
          <table:table-cell office:value-type="float" office:value="0.01757299" calcext:value-type="float">
            <text:p>0.01757299</text:p>
          </table:table-cell>
          <table:table-cell office:value-type="float" office:value="0.01446823" calcext:value-type="float">
            <text:p>0.01446823</text:p>
          </table:table-cell>
          <table:table-cell office:value-type="float" office:value="3.416273" calcext:value-type="float">
            <text:p>3.416273</text:p>
          </table:table-cell>
          <table:table-cell office:value-type="float" office:value="12.14481" calcext:value-type="float">
            <text:p>12.14481</text:p>
          </table:table-cell>
          <table:table-cell office:value-type="float" office:value="15.28176" calcext:value-type="float">
            <text:p>15.28176</text:p>
          </table:table-cell>
          <table:table-cell office:value-type="float" office:value="21.09432" calcext:value-type="float">
            <text:p>21.09432</text:p>
          </table:table-cell>
          <table:table-cell office:value-type="float" office:value="23.741" calcext:value-type="float">
            <text:p>23.741</text:p>
          </table:table-cell>
          <table:table-cell office:value-type="float" office:value="21.38563" calcext:value-type="float">
            <text:p>21.38563</text:p>
          </table:table-cell>
          <table:table-cell office:value-type="float" office:value="12.70659" calcext:value-type="float">
            <text:p>12.70659</text:p>
          </table:table-cell>
          <table:table-cell office:value-type="float" office:value="6.015092" calcext:value-type="float">
            <text:p>6.015092</text:p>
          </table:table-cell>
          <table:table-cell office:value-type="float" office:value="1437.442" calcext:value-type="float">
            <text:p>1437.442</text:p>
          </table:table-cell>
          <table:table-cell office:value-type="float" office:value="0" calcext:value-type="float">
            <text:p>0</text:p>
          </table:table-cell>
          <table:table-cell office:value-type="float" office:value="-0.5374565" calcext:value-type="float">
            <text:p>-0.537456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5.656092" calcext:value-type="float">
            <text:p>5.656092</text:p>
          </table:table-cell>
          <table:table-cell office:value-type="float" office:value="452.6609" calcext:value-type="float">
            <text:p>452.660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35633" calcext:value-type="float">
            <text:p>0.1135633</text:p>
          </table:table-cell>
          <table:table-cell office:value-type="float" office:value="13.36648" calcext:value-type="float">
            <text:p>13.3664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06821" calcext:value-type="float">
            <text:p>0.0300682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64831" calcext:value-type="float">
            <text:p>9.764831</text:p>
          </table:table-cell>
          <table:table-cell office:value-type="float" office:value="-0.3714432" calcext:value-type="float">
            <text:p>-0.3714432</text:p>
          </table:table-cell>
          <table:table-cell office:value-type="float" office:value="-0.3145324" calcext:value-type="float">
            <text:p>-0.3145324</text:p>
          </table:table-cell>
          <table:table-cell office:value-type="float" office:value="0.005293916" calcext:value-type="float">
            <text:p>0.005293916</text:p>
          </table:table-cell>
          <table:table-cell office:value-type="float" office:value="7.313989" calcext:value-type="float">
            <text:p>7.313989</text:p>
          </table:table-cell>
          <table:table-cell office:value-type="float" office:value="1.828238" calcext:value-type="float">
            <text:p>1.828238</text:p>
          </table:table-cell>
          <table:table-cell office:value-type="float" office:value="0.04688293" calcext:value-type="float">
            <text:p>0.04688293</text:p>
          </table:table-cell>
          <table:table-cell office:value-type="float" office:value="0.03142183" calcext:value-type="float">
            <text:p>0.03142183</text:p>
          </table:table-cell>
          <table:table-cell office:value-type="float" office:value="0.0223711" calcext:value-type="float">
            <text:p>0.0223711</text:p>
          </table:table-cell>
          <table:table-cell office:value-type="float" office:value="0.01887835" calcext:value-type="float">
            <text:p>0.01887835</text:p>
          </table:table-cell>
          <table:table-cell office:value-type="float" office:value="0.01787794" calcext:value-type="float">
            <text:p>0.01787794</text:p>
          </table:table-cell>
          <table:table-cell office:value-type="float" office:value="0.01751868" calcext:value-type="float">
            <text:p>0.01751868</text:p>
          </table:table-cell>
          <table:table-cell office:value-type="float" office:value="0.01446485" calcext:value-type="float">
            <text:p>0.01446485</text:p>
          </table:table-cell>
          <table:table-cell office:value-type="float" office:value="3.498581" calcext:value-type="float">
            <text:p>3.498581</text:p>
          </table:table-cell>
          <table:table-cell office:value-type="float" office:value="12.75528" calcext:value-type="float">
            <text:p>12.75528</text:p>
          </table:table-cell>
          <table:table-cell office:value-type="float" office:value="15.58153" calcext:value-type="float">
            <text:p>15.58153</text:p>
          </table:table-cell>
          <table:table-cell office:value-type="float" office:value="21.23309" calcext:value-type="float">
            <text:p>21.23309</text:p>
          </table:table-cell>
          <table:table-cell office:value-type="float" office:value="23.7992" calcext:value-type="float">
            <text:p>23.7992</text:p>
          </table:table-cell>
          <table:table-cell office:value-type="float" office:value="21.36981" calcext:value-type="float">
            <text:p>21.36981</text:p>
          </table:table-cell>
          <table:table-cell office:value-type="float" office:value="12.75718" calcext:value-type="float">
            <text:p>12.75718</text:p>
          </table:table-cell>
          <table:table-cell office:value-type="float" office:value="6.017103" calcext:value-type="float">
            <text:p>6.017103</text:p>
          </table:table-cell>
          <table:table-cell office:value-type="float" office:value="1484.598" calcext:value-type="float">
            <text:p>1484.598</text:p>
          </table:table-cell>
          <table:table-cell office:value-type="float" office:value="0" calcext:value-type="float">
            <text:p>0</text:p>
          </table:table-cell>
          <table:table-cell office:value-type="float" office:value="-0.5374646" calcext:value-type="float">
            <text:p>-0.537464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5.635328" calcext:value-type="float">
            <text:p>5.635328</text:p>
          </table:table-cell>
          <table:table-cell office:value-type="float" office:value="452.6183" calcext:value-type="float">
            <text:p>452.618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4026" calcext:value-type="float">
            <text:p>0.114026</text:p>
          </table:table-cell>
          <table:table-cell office:value-type="float" office:value="13.41931" calcext:value-type="float">
            <text:p>13.4193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10517" calcext:value-type="float">
            <text:p>0.0301051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70052" calcext:value-type="float">
            <text:p>9.770052</text:p>
          </table:table-cell>
          <table:table-cell office:value-type="float" office:value="-0.3715442" calcext:value-type="float">
            <text:p>-0.3715442</text:p>
          </table:table-cell>
          <table:table-cell office:value-type="float" office:value="-0.3147849" calcext:value-type="float">
            <text:p>-0.3147849</text:p>
          </table:table-cell>
          <table:table-cell office:value-type="float" office:value="0.005293916" calcext:value-type="float">
            <text:p>0.005293916</text:p>
          </table:table-cell>
          <table:table-cell office:value-type="float" office:value="7.299553" calcext:value-type="float">
            <text:p>7.299553</text:p>
          </table:table-cell>
          <table:table-cell office:value-type="float" office:value="1.75628" calcext:value-type="float">
            <text:p>1.75628</text:p>
          </table:table-cell>
          <table:table-cell office:value-type="float" office:value="0.045623" calcext:value-type="float">
            <text:p>0.045623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2236519" calcext:value-type="float">
            <text:p>0.02236519</text:p>
          </table:table-cell>
          <table:table-cell office:value-type="float" office:value="0.01883851" calcext:value-type="float">
            <text:p>0.01883851</text:p>
          </table:table-cell>
          <table:table-cell office:value-type="float" office:value="0.01783726" calcext:value-type="float">
            <text:p>0.01783726</text:p>
          </table:table-cell>
          <table:table-cell office:value-type="float" office:value="0.01746707" calcext:value-type="float">
            <text:p>0.01746707</text:p>
          </table:table-cell>
          <table:table-cell office:value-type="float" office:value="0.01444449" calcext:value-type="float">
            <text:p>0.01444449</text:p>
          </table:table-cell>
          <table:table-cell office:value-type="float" office:value="3.565806" calcext:value-type="float">
            <text:p>3.565806</text:p>
          </table:table-cell>
          <table:table-cell office:value-type="float" office:value="13.3604" calcext:value-type="float">
            <text:p>13.3604</text:p>
          </table:table-cell>
          <table:table-cell office:value-type="float" office:value="15.89904" calcext:value-type="float">
            <text:p>15.89904</text:p>
          </table:table-cell>
          <table:table-cell office:value-type="float" office:value="21.3868" calcext:value-type="float">
            <text:p>21.3868</text:p>
          </table:table-cell>
          <table:table-cell office:value-type="float" office:value="23.8522" calcext:value-type="float">
            <text:p>23.8522</text:p>
          </table:table-cell>
          <table:table-cell office:value-type="float" office:value="21.37856" calcext:value-type="float">
            <text:p>21.37856</text:p>
          </table:table-cell>
          <table:table-cell office:value-type="float" office:value="12.81353" calcext:value-type="float">
            <text:p>12.81353</text:p>
          </table:table-cell>
          <table:table-cell office:value-type="float" office:value="6.019994" calcext:value-type="float">
            <text:p>6.019994</text:p>
          </table:table-cell>
          <table:table-cell office:value-type="float" office:value="1525.345" calcext:value-type="float">
            <text:p>1525.345</text:p>
          </table:table-cell>
          <table:table-cell office:value-type="float" office:value="0" calcext:value-type="float">
            <text:p>0</text:p>
          </table:table-cell>
          <table:table-cell office:value-type="float" office:value="-0.5374776" calcext:value-type="float">
            <text:p>-0.537477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5.617385" calcext:value-type="float">
            <text:p>5.617385</text:p>
          </table:table-cell>
          <table:table-cell office:value-type="float" office:value="452.5786" calcext:value-type="float">
            <text:p>452.578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37112" calcext:value-type="float">
            <text:p>0.1137112</text:p>
          </table:table-cell>
          <table:table-cell office:value-type="float" office:value="13.46792" calcext:value-type="float">
            <text:p>13.4679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14195" calcext:value-type="float">
            <text:p>0.0301419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74954" calcext:value-type="float">
            <text:p>9.774954</text:p>
          </table:table-cell>
          <table:table-cell office:value-type="float" office:value="-0.371559" calcext:value-type="float">
            <text:p>-0.371559</text:p>
          </table:table-cell>
          <table:table-cell office:value-type="float" office:value="-0.3149372" calcext:value-type="float">
            <text:p>-0.3149372</text:p>
          </table:table-cell>
          <table:table-cell office:value-type="float" office:value="0.005293918" calcext:value-type="float">
            <text:p>0.005293918</text:p>
          </table:table-cell>
          <table:table-cell office:value-type="float" office:value="7.287061" calcext:value-type="float">
            <text:p>7.287061</text:p>
          </table:table-cell>
          <table:table-cell office:value-type="float" office:value="1.660497" calcext:value-type="float">
            <text:p>1.660497</text:p>
          </table:table-cell>
          <table:table-cell office:value-type="float" office:value="0.04312458" calcext:value-type="float">
            <text:p>0.04312458</text:p>
          </table:table-cell>
          <table:table-cell office:value-type="float" office:value="0.0300548" calcext:value-type="float">
            <text:p>0.0300548</text:p>
          </table:table-cell>
          <table:table-cell office:value-type="float" office:value="0.02232104" calcext:value-type="float">
            <text:p>0.02232104</text:p>
          </table:table-cell>
          <table:table-cell office:value-type="float" office:value="0.01883004" calcext:value-type="float">
            <text:p>0.01883004</text:p>
          </table:table-cell>
          <table:table-cell office:value-type="float" office:value="0.01782951" calcext:value-type="float">
            <text:p>0.01782951</text:p>
          </table:table-cell>
          <table:table-cell office:value-type="float" office:value="0.017446" calcext:value-type="float">
            <text:p>0.017446</text:p>
          </table:table-cell>
          <table:table-cell office:value-type="float" office:value="0.01442966" calcext:value-type="float">
            <text:p>0.01442966</text:p>
          </table:table-cell>
          <table:table-cell office:value-type="float" office:value="3.667988" calcext:value-type="float">
            <text:p>3.667988</text:p>
          </table:table-cell>
          <table:table-cell office:value-type="float" office:value="13.87299" calcext:value-type="float">
            <text:p>13.87299</text:p>
          </table:table-cell>
          <table:table-cell office:value-type="float" office:value="16.18979" calcext:value-type="float">
            <text:p>16.18979</text:p>
          </table:table-cell>
          <table:table-cell office:value-type="float" office:value="21.52519" calcext:value-type="float">
            <text:p>21.52519</text:p>
          </table:table-cell>
          <table:table-cell office:value-type="float" office:value="23.89631" calcext:value-type="float">
            <text:p>23.89631</text:p>
          </table:table-cell>
          <table:table-cell office:value-type="float" office:value="21.38697" calcext:value-type="float">
            <text:p>21.38697</text:p>
          </table:table-cell>
          <table:table-cell office:value-type="float" office:value="12.86996" calcext:value-type="float">
            <text:p>12.86996</text:p>
          </table:table-cell>
          <table:table-cell office:value-type="float" office:value="6.023487" calcext:value-type="float">
            <text:p>6.023487</text:p>
          </table:table-cell>
          <table:table-cell office:value-type="float" office:value="1554.332" calcext:value-type="float">
            <text:p>1554.332</text:p>
          </table:table-cell>
          <table:table-cell office:value-type="float" office:value="0" calcext:value-type="float">
            <text:p>0</text:p>
          </table:table-cell>
          <table:table-cell office:value-type="float" office:value="-0.5374781" calcext:value-type="float">
            <text:p>-0.53747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5.601988" calcext:value-type="float">
            <text:p>5.601988</text:p>
          </table:table-cell>
          <table:table-cell office:value-type="float" office:value="452.5424" calcext:value-type="float">
            <text:p>452.542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29538" calcext:value-type="float">
            <text:p>0.1129538</text:p>
          </table:table-cell>
          <table:table-cell office:value-type="float" office:value="13.51158" calcext:value-type="float">
            <text:p>13.5115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17834" calcext:value-type="float">
            <text:p>0.0301783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79628" calcext:value-type="float">
            <text:p>9.779628</text:p>
          </table:table-cell>
          <table:table-cell office:value-type="float" office:value="-0.3715703" calcext:value-type="float">
            <text:p>-0.3715703</text:p>
          </table:table-cell>
          <table:table-cell office:value-type="float" office:value="-0.3151467" calcext:value-type="float">
            <text:p>-0.3151467</text:p>
          </table:table-cell>
          <table:table-cell office:value-type="float" office:value="0.005294097" calcext:value-type="float">
            <text:p>0.005294097</text:p>
          </table:table-cell>
          <table:table-cell office:value-type="float" office:value="7.276152" calcext:value-type="float">
            <text:p>7.276152</text:p>
          </table:table-cell>
          <table:table-cell office:value-type="float" office:value="1.544957" calcext:value-type="float">
            <text:p>1.544957</text:p>
          </table:table-cell>
          <table:table-cell office:value-type="float" office:value="0.03989261" calcext:value-type="float">
            <text:p>0.03989261</text:p>
          </table:table-cell>
          <table:table-cell office:value-type="float" office:value="0.0290325" calcext:value-type="float">
            <text:p>0.0290325</text:p>
          </table:table-cell>
          <table:table-cell office:value-type="float" office:value="0.02246642" calcext:value-type="float">
            <text:p>0.02246642</text:p>
          </table:table-cell>
          <table:table-cell office:value-type="float" office:value="0.018948" calcext:value-type="float">
            <text:p>0.018948</text:p>
          </table:table-cell>
          <table:table-cell office:value-type="float" office:value="0.01790195" calcext:value-type="float">
            <text:p>0.01790195</text:p>
          </table:table-cell>
          <table:table-cell office:value-type="float" office:value="0.01745642" calcext:value-type="float">
            <text:p>0.01745642</text:p>
          </table:table-cell>
          <table:table-cell office:value-type="float" office:value="0.01442912" calcext:value-type="float">
            <text:p>0.01442912</text:p>
          </table:table-cell>
          <table:table-cell office:value-type="float" office:value="3.768047" calcext:value-type="float">
            <text:p>3.768047</text:p>
          </table:table-cell>
          <table:table-cell office:value-type="float" office:value="14.3328" calcext:value-type="float">
            <text:p>14.3328</text:p>
          </table:table-cell>
          <table:table-cell office:value-type="float" office:value="16.44572" calcext:value-type="float">
            <text:p>16.44572</text:p>
          </table:table-cell>
          <table:table-cell office:value-type="float" office:value="21.64523" calcext:value-type="float">
            <text:p>21.64523</text:p>
          </table:table-cell>
          <table:table-cell office:value-type="float" office:value="23.93209" calcext:value-type="float">
            <text:p>23.93209</text:p>
          </table:table-cell>
          <table:table-cell office:value-type="float" office:value="21.39249" calcext:value-type="float">
            <text:p>21.39249</text:p>
          </table:table-cell>
          <table:table-cell office:value-type="float" office:value="12.92533" calcext:value-type="float">
            <text:p>12.92533</text:p>
          </table:table-cell>
          <table:table-cell office:value-type="float" office:value="6.02742" calcext:value-type="float">
            <text:p>6.02742</text:p>
          </table:table-cell>
          <table:table-cell office:value-type="float" office:value="1577.922" calcext:value-type="float">
            <text:p>1577.922</text:p>
          </table:table-cell>
          <table:table-cell office:value-type="float" office:value="0" calcext:value-type="float">
            <text:p>0</text:p>
          </table:table-cell>
          <table:table-cell office:value-type="float" office:value="-0.5374781" calcext:value-type="float">
            <text:p>-0.53747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5.587752" calcext:value-type="float">
            <text:p>5.587752</text:p>
          </table:table-cell>
          <table:table-cell office:value-type="float" office:value="452.5094" calcext:value-type="float">
            <text:p>452.509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28126" calcext:value-type="float">
            <text:p>0.1128126</text:p>
          </table:table-cell>
          <table:table-cell office:value-type="float" office:value="13.55028" calcext:value-type="float">
            <text:p>13.5502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21447" calcext:value-type="float">
            <text:p>0.0302144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83998" calcext:value-type="float">
            <text:p>9.783998</text:p>
          </table:table-cell>
          <table:table-cell office:value-type="float" office:value="-0.3715819" calcext:value-type="float">
            <text:p>-0.3715819</text:p>
          </table:table-cell>
          <table:table-cell office:value-type="float" office:value="-0.315234" calcext:value-type="float">
            <text:p>-0.315234</text:p>
          </table:table-cell>
          <table:table-cell office:value-type="float" office:value="0.005294097" calcext:value-type="float">
            <text:p>0.005294097</text:p>
          </table:table-cell>
          <table:table-cell office:value-type="float" office:value="7.264255" calcext:value-type="float">
            <text:p>7.264255</text:p>
          </table:table-cell>
          <table:table-cell office:value-type="float" office:value="1.46824" calcext:value-type="float">
            <text:p>1.46824</text:p>
          </table:table-cell>
          <table:table-cell office:value-type="float" office:value="0.03877277" calcext:value-type="float">
            <text:p>0.03877277</text:p>
          </table:table-cell>
          <table:table-cell office:value-type="float" office:value="0.02852328" calcext:value-type="float">
            <text:p>0.02852328</text:p>
          </table:table-cell>
          <table:table-cell office:value-type="float" office:value="0.02254743" calcext:value-type="float">
            <text:p>0.02254743</text:p>
          </table:table-cell>
          <table:table-cell office:value-type="float" office:value="0.0190039" calcext:value-type="float">
            <text:p>0.0190039</text:p>
          </table:table-cell>
          <table:table-cell office:value-type="float" office:value="0.01792909" calcext:value-type="float">
            <text:p>0.01792909</text:p>
          </table:table-cell>
          <table:table-cell office:value-type="float" office:value="0.01751537" calcext:value-type="float">
            <text:p>0.01751537</text:p>
          </table:table-cell>
          <table:table-cell office:value-type="float" office:value="0.014459" calcext:value-type="float">
            <text:p>0.014459</text:p>
          </table:table-cell>
          <table:table-cell office:value-type="float" office:value="3.808779" calcext:value-type="float">
            <text:p>3.808779</text:p>
          </table:table-cell>
          <table:table-cell office:value-type="float" office:value="14.77464" calcext:value-type="float">
            <text:p>14.77464</text:p>
          </table:table-cell>
          <table:table-cell office:value-type="float" office:value="16.67993" calcext:value-type="float">
            <text:p>16.67993</text:p>
          </table:table-cell>
          <table:table-cell office:value-type="float" office:value="21.74906" calcext:value-type="float">
            <text:p>21.74906</text:p>
          </table:table-cell>
          <table:table-cell office:value-type="float" office:value="23.95834" calcext:value-type="float">
            <text:p>23.95834</text:p>
          </table:table-cell>
          <table:table-cell office:value-type="float" office:value="21.39169" calcext:value-type="float">
            <text:p>21.39169</text:p>
          </table:table-cell>
          <table:table-cell office:value-type="float" office:value="12.97826" calcext:value-type="float">
            <text:p>12.97826</text:p>
          </table:table-cell>
          <table:table-cell office:value-type="float" office:value="6.031546" calcext:value-type="float">
            <text:p>6.031546</text:p>
          </table:table-cell>
          <table:table-cell office:value-type="float" office:value="1602.163" calcext:value-type="float">
            <text:p>1602.163</text:p>
          </table:table-cell>
          <table:table-cell office:value-type="float" office:value="0" calcext:value-type="float">
            <text:p>0</text:p>
          </table:table-cell>
          <table:table-cell office:value-type="float" office:value="-0.5374781" calcext:value-type="float">
            <text:p>-0.537478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5.573462" calcext:value-type="float">
            <text:p>5.573462</text:p>
          </table:table-cell>
          <table:table-cell office:value-type="float" office:value="452.4753" calcext:value-type="float">
            <text:p>452.475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24732" calcext:value-type="float">
            <text:p>0.1124732</text:p>
          </table:table-cell>
          <table:table-cell office:value-type="float" office:value="13.59058" calcext:value-type="float">
            <text:p>13.5905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25059" calcext:value-type="float">
            <text:p>0.0302505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88309" calcext:value-type="float">
            <text:p>9.788309</text:p>
          </table:table-cell>
          <table:table-cell office:value-type="float" office:value="-0.3715879" calcext:value-type="float">
            <text:p>-0.3715879</text:p>
          </table:table-cell>
          <table:table-cell office:value-type="float" office:value="-0.3153082" calcext:value-type="float">
            <text:p>-0.3153082</text:p>
          </table:table-cell>
          <table:table-cell office:value-type="float" office:value="0.0052941" calcext:value-type="float">
            <text:p>0.0052941</text:p>
          </table:table-cell>
          <table:table-cell office:value-type="float" office:value="7.253138" calcext:value-type="float">
            <text:p>7.253138</text:p>
          </table:table-cell>
          <table:table-cell office:value-type="float" office:value="1.38849" calcext:value-type="float">
            <text:p>1.38849</text:p>
          </table:table-cell>
          <table:table-cell office:value-type="float" office:value="0.0382011" calcext:value-type="float">
            <text:p>0.0382011</text:p>
          </table:table-cell>
          <table:table-cell office:value-type="float" office:value="0.02839321" calcext:value-type="float">
            <text:p>0.02839321</text:p>
          </table:table-cell>
          <table:table-cell office:value-type="float" office:value="0.02257385" calcext:value-type="float">
            <text:p>0.02257385</text:p>
          </table:table-cell>
          <table:table-cell office:value-type="float" office:value="0.01902561" calcext:value-type="float">
            <text:p>0.01902561</text:p>
          </table:table-cell>
          <table:table-cell office:value-type="float" office:value="0.01794344" calcext:value-type="float">
            <text:p>0.01794344</text:p>
          </table:table-cell>
          <table:table-cell office:value-type="float" office:value="0.01754575" calcext:value-type="float">
            <text:p>0.01754575</text:p>
          </table:table-cell>
          <table:table-cell office:value-type="float" office:value="0.01449033" calcext:value-type="float">
            <text:p>0.01449033</text:p>
          </table:table-cell>
          <table:table-cell office:value-type="float" office:value="3.830679" calcext:value-type="float">
            <text:p>3.830679</text:p>
          </table:table-cell>
          <table:table-cell office:value-type="float" office:value="15.21992" calcext:value-type="float">
            <text:p>15.21992</text:p>
          </table:table-cell>
          <table:table-cell office:value-type="float" office:value="16.92652" calcext:value-type="float">
            <text:p>16.92652</text:p>
          </table:table-cell>
          <table:table-cell office:value-type="float" office:value="21.85933" calcext:value-type="float">
            <text:p>21.85933</text:p>
          </table:table-cell>
          <table:table-cell office:value-type="float" office:value="23.98837" calcext:value-type="float">
            <text:p>23.98837</text:p>
          </table:table-cell>
          <table:table-cell office:value-type="float" office:value="21.39477" calcext:value-type="float">
            <text:p>21.39477</text:p>
          </table:table-cell>
          <table:table-cell office:value-type="float" office:value="13.03111" calcext:value-type="float">
            <text:p>13.03111</text:p>
          </table:table-cell>
          <table:table-cell office:value-type="float" office:value="6.03599" calcext:value-type="float">
            <text:p>6.03599</text:p>
          </table:table-cell>
          <table:table-cell office:value-type="float" office:value="1620.879" calcext:value-type="float">
            <text:p>1620.879</text:p>
          </table:table-cell>
          <table:table-cell office:value-type="float" office:value="0" calcext:value-type="float">
            <text:p>0</text:p>
          </table:table-cell>
          <table:table-cell office:value-type="float" office:value="-0.5374781" calcext:value-type="float">
            <text:p>-0.53747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5.559769" calcext:value-type="float">
            <text:p>5.559769</text:p>
          </table:table-cell>
          <table:table-cell office:value-type="float" office:value="452.4424" calcext:value-type="float">
            <text:p>452.442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21307" calcext:value-type="float">
            <text:p>0.1121307</text:p>
          </table:table-cell>
          <table:table-cell office:value-type="float" office:value="13.62938" calcext:value-type="float">
            <text:p>13.6293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28666" calcext:value-type="float">
            <text:p>0.03028666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792495" calcext:value-type="float">
            <text:p>9.792495</text:p>
          </table:table-cell>
          <table:table-cell office:value-type="float" office:value="-0.3715969" calcext:value-type="float">
            <text:p>-0.3715969</text:p>
          </table:table-cell>
          <table:table-cell office:value-type="float" office:value="-0.3153796" calcext:value-type="float">
            <text:p>-0.3153796</text:p>
          </table:table-cell>
          <table:table-cell office:value-type="float" office:value="0.005294112" calcext:value-type="float">
            <text:p>0.005294112</text:p>
          </table:table-cell>
          <table:table-cell office:value-type="float" office:value="7.242085" calcext:value-type="float">
            <text:p>7.242085</text:p>
          </table:table-cell>
          <table:table-cell office:value-type="float" office:value="1.317705" calcext:value-type="float">
            <text:p>1.317705</text:p>
          </table:table-cell>
          <table:table-cell office:value-type="float" office:value="0.03744718" calcext:value-type="float">
            <text:p>0.03744718</text:p>
          </table:table-cell>
          <table:table-cell office:value-type="float" office:value="0.02821936" calcext:value-type="float">
            <text:p>0.02821936</text:p>
          </table:table-cell>
          <table:table-cell office:value-type="float" office:value="0.02258746" calcext:value-type="float">
            <text:p>0.02258746</text:p>
          </table:table-cell>
          <table:table-cell office:value-type="float" office:value="0.0190426" calcext:value-type="float">
            <text:p>0.0190426</text:p>
          </table:table-cell>
          <table:table-cell office:value-type="float" office:value="0.01795193" calcext:value-type="float">
            <text:p>0.01795193</text:p>
          </table:table-cell>
          <table:table-cell office:value-type="float" office:value="0.0175828" calcext:value-type="float">
            <text:p>0.0175828</text:p>
          </table:table-cell>
          <table:table-cell office:value-type="float" office:value="0.01452337" calcext:value-type="float">
            <text:p>0.01452337</text:p>
          </table:table-cell>
          <table:table-cell office:value-type="float" office:value="3.919003" calcext:value-type="float">
            <text:p>3.919003</text:p>
          </table:table-cell>
          <table:table-cell office:value-type="float" office:value="15.59868" calcext:value-type="float">
            <text:p>15.59868</text:p>
          </table:table-cell>
          <table:table-cell office:value-type="float" office:value="17.16347" calcext:value-type="float">
            <text:p>17.16347</text:p>
          </table:table-cell>
          <table:table-cell office:value-type="float" office:value="21.96401" calcext:value-type="float">
            <text:p>21.96401</text:p>
          </table:table-cell>
          <table:table-cell office:value-type="float" office:value="24.0167" calcext:value-type="float">
            <text:p>24.0167</text:p>
          </table:table-cell>
          <table:table-cell office:value-type="float" office:value="21.3975" calcext:value-type="float">
            <text:p>21.3975</text:p>
          </table:table-cell>
          <table:table-cell office:value-type="float" office:value="13.08293" calcext:value-type="float">
            <text:p>13.08293</text:p>
          </table:table-cell>
          <table:table-cell office:value-type="float" office:value="6.040773" calcext:value-type="float">
            <text:p>6.040773</text:p>
          </table:table-cell>
          <table:table-cell office:value-type="float" office:value="1636.632" calcext:value-type="float">
            <text:p>1636.632</text:p>
          </table:table-cell>
          <table:table-cell office:value-type="float" office:value="0" calcext:value-type="float">
            <text:p>0</text:p>
          </table:table-cell>
          <table:table-cell office:value-type="float" office:value="-0.5374782" calcext:value-type="float">
            <text:p>-0.53747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5.553312" calcext:value-type="float">
            <text:p>5.553312</text:p>
          </table:table-cell>
          <table:table-cell office:value-type="float" office:value="452.4172" calcext:value-type="float">
            <text:p>452.417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03272" calcext:value-type="float">
            <text:p>0.1003272</text:p>
          </table:table-cell>
          <table:table-cell office:value-type="float" office:value="13.64631" calcext:value-type="float">
            <text:p>13.6463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4032" calcext:value-type="float">
            <text:p>0.0304032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9.846326" calcext:value-type="float">
            <text:p>9.846326</text:p>
          </table:table-cell>
          <table:table-cell office:value-type="float" office:value="-0.3716555" calcext:value-type="float">
            <text:p>-0.3716555</text:p>
          </table:table-cell>
          <table:table-cell office:value-type="float" office:value="-0.316515" calcext:value-type="float">
            <text:p>-0.316515</text:p>
          </table:table-cell>
          <table:table-cell office:value-type="float" office:value="0.005319322" calcext:value-type="float">
            <text:p>0.005319322</text:p>
          </table:table-cell>
          <table:table-cell office:value-type="float" office:value="7.243805" calcext:value-type="float">
            <text:p>7.243805</text:p>
          </table:table-cell>
          <table:table-cell office:value-type="float" office:value="1.481162" calcext:value-type="float">
            <text:p>1.481162</text:p>
          </table:table-cell>
          <table:table-cell office:value-type="float" office:value="0.1379845" calcext:value-type="float">
            <text:p>0.1379845</text:p>
          </table:table-cell>
          <table:table-cell office:value-type="float" office:value="0.04536364" calcext:value-type="float">
            <text:p>0.04536364</text:p>
          </table:table-cell>
          <table:table-cell office:value-type="float" office:value="0.02822536" calcext:value-type="float">
            <text:p>0.02822536</text:p>
          </table:table-cell>
          <table:table-cell office:value-type="float" office:value="0.02013357" calcext:value-type="float">
            <text:p>0.02013357</text:p>
          </table:table-cell>
          <table:table-cell office:value-type="float" office:value="0.01826651" calcext:value-type="float">
            <text:p>0.01826651</text:p>
          </table:table-cell>
          <table:table-cell office:value-type="float" office:value="0.01947229" calcext:value-type="float">
            <text:p>0.01947229</text:p>
          </table:table-cell>
          <table:table-cell office:value-type="float" office:value="0.01457196" calcext:value-type="float">
            <text:p>0.01457196</text:p>
          </table:table-cell>
          <table:table-cell office:value-type="float" office:value="1.610461" calcext:value-type="float">
            <text:p>1.610461</text:p>
          </table:table-cell>
          <table:table-cell office:value-type="float" office:value="5.418731" calcext:value-type="float">
            <text:p>5.418731</text:p>
          </table:table-cell>
          <table:table-cell office:value-type="float" office:value="15.66965" calcext:value-type="float">
            <text:p>15.66965</text:p>
          </table:table-cell>
          <table:table-cell office:value-type="float" office:value="24.59857" calcext:value-type="float">
            <text:p>24.59857</text:p>
          </table:table-cell>
          <table:table-cell office:value-type="float" office:value="26.28111" calcext:value-type="float">
            <text:p>26.28111</text:p>
          </table:table-cell>
          <table:table-cell office:value-type="float" office:value="22.09115" calcext:value-type="float">
            <text:p>22.09115</text:p>
          </table:table-cell>
          <table:table-cell office:value-type="float" office:value="12.82461" calcext:value-type="float">
            <text:p>12.82461</text:p>
          </table:table-cell>
          <table:table-cell office:value-type="float" office:value="6.067815" calcext:value-type="float">
            <text:p>6.067815</text:p>
          </table:table-cell>
          <table:table-cell office:value-type="float" office:value="1124.067" calcext:value-type="float">
            <text:p>1124.067</text:p>
          </table:table-cell>
          <table:table-cell office:value-type="float" office:value="0" calcext:value-type="float">
            <text:p>0</text:p>
          </table:table-cell>
          <table:table-cell office:value-type="float" office:value="-0.5375234" calcext:value-type="float">
            <text:p>-0.53752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5.549365" calcext:value-type="float">
            <text:p>5.549365</text:p>
          </table:table-cell>
          <table:table-cell office:value-type="float" office:value="452.3959" calcext:value-type="float">
            <text:p>452.395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333777" calcext:value-type="float">
            <text:p>0.09333777</text:p>
          </table:table-cell>
          <table:table-cell office:value-type="float" office:value="13.51029" calcext:value-type="float">
            <text:p>13.51029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61175" calcext:value-type="float">
            <text:p>0.0306117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03488" calcext:value-type="float">
            <text:p>10.03488</text:p>
          </table:table-cell>
          <table:table-cell office:value-type="float" office:value="-0.3718072" calcext:value-type="float">
            <text:p>-0.3718072</text:p>
          </table:table-cell>
          <table:table-cell office:value-type="float" office:value="-0.3203902" calcext:value-type="float">
            <text:p>-0.3203902</text:p>
          </table:table-cell>
          <table:table-cell office:value-type="float" office:value="0.00532496" calcext:value-type="float">
            <text:p>0.00532496</text:p>
          </table:table-cell>
          <table:table-cell office:value-type="float" office:value="7.256734" calcext:value-type="float">
            <text:p>7.256734</text:p>
          </table:table-cell>
          <table:table-cell office:value-type="float" office:value="1.332727" calcext:value-type="float">
            <text:p>1.332727</text:p>
          </table:table-cell>
          <table:table-cell office:value-type="float" office:value="0.07429366" calcext:value-type="float">
            <text:p>0.07429366</text:p>
          </table:table-cell>
          <table:table-cell office:value-type="float" office:value="0.03343894" calcext:value-type="float">
            <text:p>0.03343894</text:p>
          </table:table-cell>
          <table:table-cell office:value-type="float" office:value="0.02486745" calcext:value-type="float">
            <text:p>0.02486745</text:p>
          </table:table-cell>
          <table:table-cell office:value-type="float" office:value="0.02008532" calcext:value-type="float">
            <text:p>0.02008532</text:p>
          </table:table-cell>
          <table:table-cell office:value-type="float" office:value="0.01883129" calcext:value-type="float">
            <text:p>0.01883129</text:p>
          </table:table-cell>
          <table:table-cell office:value-type="float" office:value="0.01887314" calcext:value-type="float">
            <text:p>0.01887314</text:p>
          </table:table-cell>
          <table:table-cell office:value-type="float" office:value="0.01464328" calcext:value-type="float">
            <text:p>0.01464328</text:p>
          </table:table-cell>
          <table:table-cell office:value-type="float" office:value="4.563947" calcext:value-type="float">
            <text:p>4.563947</text:p>
          </table:table-cell>
          <table:table-cell office:value-type="float" office:value="6.507695" calcext:value-type="float">
            <text:p>6.507695</text:p>
          </table:table-cell>
          <table:table-cell office:value-type="float" office:value="13.60438" calcext:value-type="float">
            <text:p>13.60438</text:p>
          </table:table-cell>
          <table:table-cell office:value-type="float" office:value="20.88426" calcext:value-type="float">
            <text:p>20.88426</text:p>
          </table:table-cell>
          <table:table-cell office:value-type="float" office:value="25.67164" calcext:value-type="float">
            <text:p>25.67164</text:p>
          </table:table-cell>
          <table:table-cell office:value-type="float" office:value="24.28097" calcext:value-type="float">
            <text:p>24.28097</text:p>
          </table:table-cell>
          <table:table-cell office:value-type="float" office:value="13.32854" calcext:value-type="float">
            <text:p>13.32854</text:p>
          </table:table-cell>
          <table:table-cell office:value-type="float" office:value="6.147567" calcext:value-type="float">
            <text:p>6.147567</text:p>
          </table:table-cell>
          <table:table-cell office:value-type="float" office:value="1080.689" calcext:value-type="float">
            <text:p>1080.689</text:p>
          </table:table-cell>
          <table:table-cell office:value-type="float" office:value="0" calcext:value-type="float">
            <text:p>0</text:p>
          </table:table-cell>
          <table:table-cell office:value-type="float" office:value="-0.5375351" calcext:value-type="float">
            <text:p>-0.53753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5.542035" calcext:value-type="float">
            <text:p>5.542035</text:p>
          </table:table-cell>
          <table:table-cell office:value-type="float" office:value="452.3754" calcext:value-type="float">
            <text:p>452.375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944026" calcext:value-type="float">
            <text:p>0.08944026</text:p>
          </table:table-cell>
          <table:table-cell office:value-type="float" office:value="13.40348" calcext:value-type="float">
            <text:p>13.4034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7429" calcext:value-type="float">
            <text:p>0.030742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17274" calcext:value-type="float">
            <text:p>10.17274</text:p>
          </table:table-cell>
          <table:table-cell office:value-type="float" office:value="-0.3718451" calcext:value-type="float">
            <text:p>-0.3718451</text:p>
          </table:table-cell>
          <table:table-cell office:value-type="float" office:value="-0.3232481" calcext:value-type="float">
            <text:p>-0.3232481</text:p>
          </table:table-cell>
          <table:table-cell office:value-type="float" office:value="0.005326621" calcext:value-type="float">
            <text:p>0.005326621</text:p>
          </table:table-cell>
          <table:table-cell office:value-type="float" office:value="7.252059" calcext:value-type="float">
            <text:p>7.252059</text:p>
          </table:table-cell>
          <table:table-cell office:value-type="float" office:value="1.059656" calcext:value-type="float">
            <text:p>1.059656</text:p>
          </table:table-cell>
          <table:table-cell office:value-type="float" office:value="0.05803003" calcext:value-type="float">
            <text:p>0.05803003</text:p>
          </table:table-cell>
          <table:table-cell office:value-type="float" office:value="0.03122076" calcext:value-type="float">
            <text:p>0.03122076</text:p>
          </table:table-cell>
          <table:table-cell office:value-type="float" office:value="0.02460363" calcext:value-type="float">
            <text:p>0.02460363</text:p>
          </table:table-cell>
          <table:table-cell office:value-type="float" office:value="0.02001599" calcext:value-type="float">
            <text:p>0.02001599</text:p>
          </table:table-cell>
          <table:table-cell office:value-type="float" office:value="0.01878752" calcext:value-type="float">
            <text:p>0.01878752</text:p>
          </table:table-cell>
          <table:table-cell office:value-type="float" office:value="0.01877781" calcext:value-type="float">
            <text:p>0.01877781</text:p>
          </table:table-cell>
          <table:table-cell office:value-type="float" office:value="0.01471813" calcext:value-type="float">
            <text:p>0.01471813</text:p>
          </table:table-cell>
          <table:table-cell office:value-type="float" office:value="4.600391" calcext:value-type="float">
            <text:p>4.600391</text:p>
          </table:table-cell>
          <table:table-cell office:value-type="float" office:value="7.307047" calcext:value-type="float">
            <text:p>7.307047</text:p>
          </table:table-cell>
          <table:table-cell office:value-type="float" office:value="13.34804" calcext:value-type="float">
            <text:p>13.34804</text:p>
          </table:table-cell>
          <table:table-cell office:value-type="float" office:value="20.36681" calcext:value-type="float">
            <text:p>20.36681</text:p>
          </table:table-cell>
          <table:table-cell office:value-type="float" office:value="24.96094" calcext:value-type="float">
            <text:p>24.96094</text:p>
          </table:table-cell>
          <table:table-cell office:value-type="float" office:value="23.64147" calcext:value-type="float">
            <text:p>23.64147</text:p>
          </table:table-cell>
          <table:table-cell office:value-type="float" office:value="13.26374" calcext:value-type="float">
            <text:p>13.26374</text:p>
          </table:table-cell>
          <table:table-cell office:value-type="float" office:value="6.215236" calcext:value-type="float">
            <text:p>6.215236</text:p>
          </table:table-cell>
          <table:table-cell office:value-type="float" office:value="1091.724" calcext:value-type="float">
            <text:p>1091.724</text:p>
          </table:table-cell>
          <table:table-cell office:value-type="float" office:value="0" calcext:value-type="float">
            <text:p>0</text:p>
          </table:table-cell>
          <table:table-cell office:value-type="float" office:value="-0.5375351" calcext:value-type="float">
            <text:p>-0.53753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5.540215" calcext:value-type="float">
            <text:p>5.540215</text:p>
          </table:table-cell>
          <table:table-cell office:value-type="float" office:value="452.3584" calcext:value-type="float">
            <text:p>452.358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410495" calcext:value-type="float">
            <text:p>0.09410495</text:p>
          </table:table-cell>
          <table:table-cell office:value-type="float" office:value="13.3344" calcext:value-type="float">
            <text:p>13.3344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091808" calcext:value-type="float">
            <text:p>0.0309180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30181" calcext:value-type="float">
            <text:p>10.30181</text:p>
          </table:table-cell>
          <table:table-cell office:value-type="float" office:value="-0.3720571" calcext:value-type="float">
            <text:p>-0.3720571</text:p>
          </table:table-cell>
          <table:table-cell office:value-type="float" office:value="-0.3266497" calcext:value-type="float">
            <text:p>-0.3266497</text:p>
          </table:table-cell>
          <table:table-cell office:value-type="float" office:value="0.005328227" calcext:value-type="float">
            <text:p>0.005328227</text:p>
          </table:table-cell>
          <table:table-cell office:value-type="float" office:value="7.269011" calcext:value-type="float">
            <text:p>7.269011</text:p>
          </table:table-cell>
          <table:table-cell office:value-type="float" office:value="1.568797" calcext:value-type="float">
            <text:p>1.568797</text:p>
          </table:table-cell>
          <table:table-cell office:value-type="float" office:value="0.08790763" calcext:value-type="float">
            <text:p>0.08790763</text:p>
          </table:table-cell>
          <table:table-cell office:value-type="float" office:value="0.03551008" calcext:value-type="float">
            <text:p>0.03551008</text:p>
          </table:table-cell>
          <table:table-cell office:value-type="float" office:value="0.02560378" calcext:value-type="float">
            <text:p>0.02560378</text:p>
          </table:table-cell>
          <table:table-cell office:value-type="float" office:value="0.02040018" calcext:value-type="float">
            <text:p>0.02040018</text:p>
          </table:table-cell>
          <table:table-cell office:value-type="float" office:value="0.01887521" calcext:value-type="float">
            <text:p>0.01887521</text:p>
          </table:table-cell>
          <table:table-cell office:value-type="float" office:value="0.01930101" calcext:value-type="float">
            <text:p>0.01930101</text:p>
          </table:table-cell>
          <table:table-cell office:value-type="float" office:value="0.01481986" calcext:value-type="float">
            <text:p>0.01481986</text:p>
          </table:table-cell>
          <table:table-cell office:value-type="float" office:value="2.228043" calcext:value-type="float">
            <text:p>2.228043</text:p>
          </table:table-cell>
          <table:table-cell office:value-type="float" office:value="4.906837" calcext:value-type="float">
            <text:p>4.906837</text:p>
          </table:table-cell>
          <table:table-cell office:value-type="float" office:value="12.09894" calcext:value-type="float">
            <text:p>12.09894</text:p>
          </table:table-cell>
          <table:table-cell office:value-type="float" office:value="20.38723" calcext:value-type="float">
            <text:p>20.38723</text:p>
          </table:table-cell>
          <table:table-cell office:value-type="float" office:value="26.04922" calcext:value-type="float">
            <text:p>26.04922</text:p>
          </table:table-cell>
          <table:table-cell office:value-type="float" office:value="24.14435" calcext:value-type="float">
            <text:p>24.14435</text:p>
          </table:table-cell>
          <table:table-cell office:value-type="float" office:value="12.95376" calcext:value-type="float">
            <text:p>12.95376</text:p>
          </table:table-cell>
          <table:table-cell office:value-type="float" office:value="6.26916" calcext:value-type="float">
            <text:p>6.26916</text:p>
          </table:table-cell>
          <table:table-cell office:value-type="float" office:value="926.5185" calcext:value-type="float">
            <text:p>926.5185</text:p>
          </table:table-cell>
          <table:table-cell office:value-type="float" office:value="0" calcext:value-type="float">
            <text:p>0</text:p>
          </table:table-cell>
          <table:table-cell office:value-type="float" office:value="-0.5381305" calcext:value-type="float">
            <text:p>-0.53813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5.544624" calcext:value-type="float">
            <text:p>5.544624</text:p>
          </table:table-cell>
          <table:table-cell office:value-type="float" office:value="452.3414" calcext:value-type="float">
            <text:p>452.341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312776" calcext:value-type="float">
            <text:p>0.09312776</text:p>
          </table:table-cell>
          <table:table-cell office:value-type="float" office:value="13.27764" calcext:value-type="float">
            <text:p>13.27764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11867" calcext:value-type="float">
            <text:p>0.0311186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45735" calcext:value-type="float">
            <text:p>10.45735</text:p>
          </table:table-cell>
          <table:table-cell office:value-type="float" office:value="-0.3727473" calcext:value-type="float">
            <text:p>-0.3727473</text:p>
          </table:table-cell>
          <table:table-cell office:value-type="float" office:value="-0.3355182" calcext:value-type="float">
            <text:p>-0.3355182</text:p>
          </table:table-cell>
          <table:table-cell office:value-type="float" office:value="0.005328966" calcext:value-type="float">
            <text:p>0.005328966</text:p>
          </table:table-cell>
          <table:table-cell office:value-type="float" office:value="7.320762" calcext:value-type="float">
            <text:p>7.320762</text:p>
          </table:table-cell>
          <table:table-cell office:value-type="float" office:value="1.542027" calcext:value-type="float">
            <text:p>1.542027</text:p>
          </table:table-cell>
          <table:table-cell office:value-type="float" office:value="0.05961053" calcext:value-type="float">
            <text:p>0.05961053</text:p>
          </table:table-cell>
          <table:table-cell office:value-type="float" office:value="0.03072102" calcext:value-type="float">
            <text:p>0.03072102</text:p>
          </table:table-cell>
          <table:table-cell office:value-type="float" office:value="0.02420605" calcext:value-type="float">
            <text:p>0.02420605</text:p>
          </table:table-cell>
          <table:table-cell office:value-type="float" office:value="0.0199955" calcext:value-type="float">
            <text:p>0.0199955</text:p>
          </table:table-cell>
          <table:table-cell office:value-type="float" office:value="0.01880898" calcext:value-type="float">
            <text:p>0.01880898</text:p>
          </table:table-cell>
          <table:table-cell office:value-type="float" office:value="0.01892432" calcext:value-type="float">
            <text:p>0.01892432</text:p>
          </table:table-cell>
          <table:table-cell office:value-type="float" office:value="0.01487389" calcext:value-type="float">
            <text:p>0.01487389</text:p>
          </table:table-cell>
          <table:table-cell office:value-type="float" office:value="8.08542" calcext:value-type="float">
            <text:p>8.08542</text:p>
          </table:table-cell>
          <table:table-cell office:value-type="float" office:value="6.05931" calcext:value-type="float">
            <text:p>6.05931</text:p>
          </table:table-cell>
          <table:table-cell office:value-type="float" office:value="11.17156" calcext:value-type="float">
            <text:p>11.17156</text:p>
          </table:table-cell>
          <table:table-cell office:value-type="float" office:value="18.8695" calcext:value-type="float">
            <text:p>18.8695</text:p>
          </table:table-cell>
          <table:table-cell office:value-type="float" office:value="25.05797" calcext:value-type="float">
            <text:p>25.05797</text:p>
          </table:table-cell>
          <table:table-cell office:value-type="float" office:value="24.57325" calcext:value-type="float">
            <text:p>24.57325</text:p>
          </table:table-cell>
          <table:table-cell office:value-type="float" office:value="13.16976" calcext:value-type="float">
            <text:p>13.16976</text:p>
          </table:table-cell>
          <table:table-cell office:value-type="float" office:value="6.322591" calcext:value-type="float">
            <text:p>6.322591</text:p>
          </table:table-cell>
          <table:table-cell office:value-type="float" office:value="911.5906" calcext:value-type="float">
            <text:p>911.5906</text:p>
          </table:table-cell>
          <table:table-cell office:value-type="float" office:value="0" calcext:value-type="float">
            <text:p>0</text:p>
          </table:table-cell>
          <table:table-cell office:value-type="float" office:value="-0.5381844" calcext:value-type="float">
            <text:p>-0.53818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5.543124" calcext:value-type="float">
            <text:p>5.543124</text:p>
          </table:table-cell>
          <table:table-cell office:value-type="float" office:value="452.3209" calcext:value-type="float">
            <text:p>452.320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293543" calcext:value-type="float">
            <text:p>0.08293543</text:p>
          </table:table-cell>
          <table:table-cell office:value-type="float" office:value="13.28449" calcext:value-type="float">
            <text:p>13.28449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24479" calcext:value-type="float">
            <text:p>0.0312447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5554" calcext:value-type="float">
            <text:p>10.5554</text:p>
          </table:table-cell>
          <table:table-cell office:value-type="float" office:value="-0.3733036" calcext:value-type="float">
            <text:p>-0.3733036</text:p>
          </table:table-cell>
          <table:table-cell office:value-type="float" office:value="-0.3552613" calcext:value-type="float">
            <text:p>-0.3552613</text:p>
          </table:table-cell>
          <table:table-cell office:value-type="float" office:value="0.005329219" calcext:value-type="float">
            <text:p>0.005329219</text:p>
          </table:table-cell>
          <table:table-cell office:value-type="float" office:value="7.355021" calcext:value-type="float">
            <text:p>7.355021</text:p>
          </table:table-cell>
          <table:table-cell office:value-type="float" office:value="0.9814274" calcext:value-type="float">
            <text:p>0.9814274</text:p>
          </table:table-cell>
          <table:table-cell office:value-type="float" office:value="0.04667046" calcext:value-type="float">
            <text:p>0.04667046</text:p>
          </table:table-cell>
          <table:table-cell office:value-type="float" office:value="0.0293556" calcext:value-type="float">
            <text:p>0.0293556</text:p>
          </table:table-cell>
          <table:table-cell office:value-type="float" office:value="0.02376048" calcext:value-type="float">
            <text:p>0.02376048</text:p>
          </table:table-cell>
          <table:table-cell office:value-type="float" office:value="0.01978041" calcext:value-type="float">
            <text:p>0.01978041</text:p>
          </table:table-cell>
          <table:table-cell office:value-type="float" office:value="0.01860977" calcext:value-type="float">
            <text:p>0.01860977</text:p>
          </table:table-cell>
          <table:table-cell office:value-type="float" office:value="0.01859737" calcext:value-type="float">
            <text:p>0.01859737</text:p>
          </table:table-cell>
          <table:table-cell office:value-type="float" office:value="0.01487835" calcext:value-type="float">
            <text:p>0.01487835</text:p>
          </table:table-cell>
          <table:table-cell office:value-type="float" office:value="13.10648" calcext:value-type="float">
            <text:p>13.10648</text:p>
          </table:table-cell>
          <table:table-cell office:value-type="float" office:value="8.023166" calcext:value-type="float">
            <text:p>8.023166</text:p>
          </table:table-cell>
          <table:table-cell office:value-type="float" office:value="11.2508" calcext:value-type="float">
            <text:p>11.2508</text:p>
          </table:table-cell>
          <table:table-cell office:value-type="float" office:value="18.50417" calcext:value-type="float">
            <text:p>18.50417</text:p>
          </table:table-cell>
          <table:table-cell office:value-type="float" office:value="24.42729" calcext:value-type="float">
            <text:p>24.42729</text:p>
          </table:table-cell>
          <table:table-cell office:value-type="float" office:value="23.96288" calcext:value-type="float">
            <text:p>23.96288</text:p>
          </table:table-cell>
          <table:table-cell office:value-type="float" office:value="13.08003" calcext:value-type="float">
            <text:p>13.08003</text:p>
          </table:table-cell>
          <table:table-cell office:value-type="float" office:value="6.359001" calcext:value-type="float">
            <text:p>6.359001</text:p>
          </table:table-cell>
          <table:table-cell office:value-type="float" office:value="959.8093" calcext:value-type="float">
            <text:p>959.8093</text:p>
          </table:table-cell>
          <table:table-cell office:value-type="float" office:value="0" calcext:value-type="float">
            <text:p>0</text:p>
          </table:table-cell>
          <table:table-cell office:value-type="float" office:value="-0.5382025" calcext:value-type="float">
            <text:p>-0.53820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5.530703" calcext:value-type="float">
            <text:p>5.530703</text:p>
          </table:table-cell>
          <table:table-cell office:value-type="float" office:value="452.299" calcext:value-type="float">
            <text:p>452.29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554093" calcext:value-type="float">
            <text:p>0.08554093</text:p>
          </table:table-cell>
          <table:table-cell office:value-type="float" office:value="13.27379" calcext:value-type="float">
            <text:p>13.27379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32275" calcext:value-type="float">
            <text:p>0.0313227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61292" calcext:value-type="float">
            <text:p>10.61292</text:p>
          </table:table-cell>
          <table:table-cell office:value-type="float" office:value="-0.3734713" calcext:value-type="float">
            <text:p>-0.3734713</text:p>
          </table:table-cell>
          <table:table-cell office:value-type="float" office:value="-0.3651783" calcext:value-type="float">
            <text:p>-0.3651783</text:p>
          </table:table-cell>
          <table:table-cell office:value-type="float" office:value="0.005329748" calcext:value-type="float">
            <text:p>0.005329748</text:p>
          </table:table-cell>
          <table:table-cell office:value-type="float" office:value="7.347403" calcext:value-type="float">
            <text:p>7.347403</text:p>
          </table:table-cell>
          <table:table-cell office:value-type="float" office:value="1.047595" calcext:value-type="float">
            <text:p>1.047595</text:p>
          </table:table-cell>
          <table:table-cell office:value-type="float" office:value="0.04045604" calcext:value-type="float">
            <text:p>0.04045604</text:p>
          </table:table-cell>
          <table:table-cell office:value-type="float" office:value="0.02876084" calcext:value-type="float">
            <text:p>0.02876084</text:p>
          </table:table-cell>
          <table:table-cell office:value-type="float" office:value="0.02363661" calcext:value-type="float">
            <text:p>0.02363661</text:p>
          </table:table-cell>
          <table:table-cell office:value-type="float" office:value="0.01963898" calcext:value-type="float">
            <text:p>0.01963898</text:p>
          </table:table-cell>
          <table:table-cell office:value-type="float" office:value="0.01849377" calcext:value-type="float">
            <text:p>0.01849377</text:p>
          </table:table-cell>
          <table:table-cell office:value-type="float" office:value="0.01841871" calcext:value-type="float">
            <text:p>0.01841871</text:p>
          </table:table-cell>
          <table:table-cell office:value-type="float" office:value="0.01488771" calcext:value-type="float">
            <text:p>0.01488771</text:p>
          </table:table-cell>
          <table:table-cell office:value-type="float" office:value="12.16823" calcext:value-type="float">
            <text:p>12.16823</text:p>
          </table:table-cell>
          <table:table-cell office:value-type="float" office:value="10.08711" calcext:value-type="float">
            <text:p>10.08711</text:p>
          </table:table-cell>
          <table:table-cell office:value-type="float" office:value="11.43947" calcext:value-type="float">
            <text:p>11.43947</text:p>
          </table:table-cell>
          <table:table-cell office:value-type="float" office:value="18.47361" calcext:value-type="float">
            <text:p>18.47361</text:p>
          </table:table-cell>
          <table:table-cell office:value-type="float" office:value="24.15663" calcext:value-type="float">
            <text:p>24.15663</text:p>
          </table:table-cell>
          <table:table-cell office:value-type="float" office:value="23.51734" calcext:value-type="float">
            <text:p>23.51734</text:p>
          </table:table-cell>
          <table:table-cell office:value-type="float" office:value="13.00873" calcext:value-type="float">
            <text:p>13.00873</text:p>
          </table:table-cell>
          <table:table-cell office:value-type="float" office:value="6.372905" calcext:value-type="float">
            <text:p>6.372905</text:p>
          </table:table-cell>
          <table:table-cell office:value-type="float" office:value="1056.648" calcext:value-type="float">
            <text:p>1056.648</text:p>
          </table:table-cell>
          <table:table-cell office:value-type="float" office:value="0" calcext:value-type="float">
            <text:p>0</text:p>
          </table:table-cell>
          <table:table-cell office:value-type="float" office:value="-0.5382039" calcext:value-type="float">
            <text:p>-0.53820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5.519231" calcext:value-type="float">
            <text:p>5.519231</text:p>
          </table:table-cell>
          <table:table-cell office:value-type="float" office:value="452.2789" calcext:value-type="float">
            <text:p>452.278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738318" calcext:value-type="float">
            <text:p>0.08738318</text:p>
          </table:table-cell>
          <table:table-cell office:value-type="float" office:value="13.26696" calcext:value-type="float">
            <text:p>13.2669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37845" calcext:value-type="float">
            <text:p>0.0313784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64767" calcext:value-type="float">
            <text:p>10.64767</text:p>
          </table:table-cell>
          <table:table-cell office:value-type="float" office:value="-0.3735153" calcext:value-type="float">
            <text:p>-0.3735153</text:p>
          </table:table-cell>
          <table:table-cell office:value-type="float" office:value="-0.3659534" calcext:value-type="float">
            <text:p>-0.3659534</text:p>
          </table:table-cell>
          <table:table-cell office:value-type="float" office:value="0.005329748" calcext:value-type="float">
            <text:p>0.005329748</text:p>
          </table:table-cell>
          <table:table-cell office:value-type="float" office:value="7.333752" calcext:value-type="float">
            <text:p>7.333752</text:p>
          </table:table-cell>
          <table:table-cell office:value-type="float" office:value="0.9999956" calcext:value-type="float">
            <text:p>0.9999956</text:p>
          </table:table-cell>
          <table:table-cell office:value-type="float" office:value="0.03529692" calcext:value-type="float">
            <text:p>0.03529692</text:p>
          </table:table-cell>
          <table:table-cell office:value-type="float" office:value="0.02866037" calcext:value-type="float">
            <text:p>0.02866037</text:p>
          </table:table-cell>
          <table:table-cell office:value-type="float" office:value="0.02372709" calcext:value-type="float">
            <text:p>0.02372709</text:p>
          </table:table-cell>
          <table:table-cell office:value-type="float" office:value="0.01962667" calcext:value-type="float">
            <text:p>0.01962667</text:p>
          </table:table-cell>
          <table:table-cell office:value-type="float" office:value="0.01847819" calcext:value-type="float">
            <text:p>0.01847819</text:p>
          </table:table-cell>
          <table:table-cell office:value-type="float" office:value="0.01843196" calcext:value-type="float">
            <text:p>0.01843196</text:p>
          </table:table-cell>
          <table:table-cell office:value-type="float" office:value="0.01493973" calcext:value-type="float">
            <text:p>0.01493973</text:p>
          </table:table-cell>
          <table:table-cell office:value-type="float" office:value="10.30938" calcext:value-type="float">
            <text:p>10.30938</text:p>
          </table:table-cell>
          <table:table-cell office:value-type="float" office:value="11.68693" calcext:value-type="float">
            <text:p>11.68693</text:p>
          </table:table-cell>
          <table:table-cell office:value-type="float" office:value="11.62257" calcext:value-type="float">
            <text:p>11.62257</text:p>
          </table:table-cell>
          <table:table-cell office:value-type="float" office:value="18.51672" calcext:value-type="float">
            <text:p>18.51672</text:p>
          </table:table-cell>
          <table:table-cell office:value-type="float" office:value="24.03661" calcext:value-type="float">
            <text:p>24.03661</text:p>
          </table:table-cell>
          <table:table-cell office:value-type="float" office:value="23.22712" calcext:value-type="float">
            <text:p>23.22712</text:p>
          </table:table-cell>
          <table:table-cell office:value-type="float" office:value="12.98891" calcext:value-type="float">
            <text:p>12.98891</text:p>
          </table:table-cell>
          <table:table-cell office:value-type="float" office:value="6.373544" calcext:value-type="float">
            <text:p>6.373544</text:p>
          </table:table-cell>
          <table:table-cell office:value-type="float" office:value="1111.472" calcext:value-type="float">
            <text:p>1111.472</text:p>
          </table:table-cell>
          <table:table-cell office:value-type="float" office:value="0" calcext:value-type="float">
            <text:p>0</text:p>
          </table:table-cell>
          <table:table-cell office:value-type="float" office:value="-0.5382039" calcext:value-type="float">
            <text:p>-0.53820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5.511732" calcext:value-type="float">
            <text:p>5.511732</text:p>
          </table:table-cell>
          <table:table-cell office:value-type="float" office:value="452.2602" calcext:value-type="float">
            <text:p>452.260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726963" calcext:value-type="float">
            <text:p>0.08726963</text:p>
          </table:table-cell>
          <table:table-cell office:value-type="float" office:value="13.30216" calcext:value-type="float">
            <text:p>13.3021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42355" calcext:value-type="float">
            <text:p>0.0314235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66713" calcext:value-type="float">
            <text:p>10.66713</text:p>
          </table:table-cell>
          <table:table-cell office:value-type="float" office:value="-0.3737566" calcext:value-type="float">
            <text:p>-0.3737566</text:p>
          </table:table-cell>
          <table:table-cell office:value-type="float" office:value="-0.3793002" calcext:value-type="float">
            <text:p>-0.3793002</text:p>
          </table:table-cell>
          <table:table-cell office:value-type="float" office:value="0.005329835" calcext:value-type="float">
            <text:p>0.005329835</text:p>
          </table:table-cell>
          <table:table-cell office:value-type="float" office:value="7.340891" calcext:value-type="float">
            <text:p>7.340891</text:p>
          </table:table-cell>
          <table:table-cell office:value-type="float" office:value="0.8953774" calcext:value-type="float">
            <text:p>0.8953774</text:p>
          </table:table-cell>
          <table:table-cell office:value-type="float" office:value="0.03350266" calcext:value-type="float">
            <text:p>0.03350266</text:p>
          </table:table-cell>
          <table:table-cell office:value-type="float" office:value="0.02855663" calcext:value-type="float">
            <text:p>0.02855663</text:p>
          </table:table-cell>
          <table:table-cell office:value-type="float" office:value="0.0236742" calcext:value-type="float">
            <text:p>0.0236742</text:p>
          </table:table-cell>
          <table:table-cell office:value-type="float" office:value="0.01960314" calcext:value-type="float">
            <text:p>0.01960314</text:p>
          </table:table-cell>
          <table:table-cell office:value-type="float" office:value="0.0184249" calcext:value-type="float">
            <text:p>0.0184249</text:p>
          </table:table-cell>
          <table:table-cell office:value-type="float" office:value="0.01839928" calcext:value-type="float">
            <text:p>0.01839928</text:p>
          </table:table-cell>
          <table:table-cell office:value-type="float" office:value="0.01499816" calcext:value-type="float">
            <text:p>0.01499816</text:p>
          </table:table-cell>
          <table:table-cell office:value-type="float" office:value="11.63312" calcext:value-type="float">
            <text:p>11.63312</text:p>
          </table:table-cell>
          <table:table-cell office:value-type="float" office:value="12.67649" calcext:value-type="float">
            <text:p>12.67649</text:p>
          </table:table-cell>
          <table:table-cell office:value-type="float" office:value="11.83401" calcext:value-type="float">
            <text:p>11.83401</text:p>
          </table:table-cell>
          <table:table-cell office:value-type="float" office:value="18.55322" calcext:value-type="float">
            <text:p>18.55322</text:p>
          </table:table-cell>
          <table:table-cell office:value-type="float" office:value="23.9603" calcext:value-type="float">
            <text:p>23.9603</text:p>
          </table:table-cell>
          <table:table-cell office:value-type="float" office:value="23.0345" calcext:value-type="float">
            <text:p>23.0345</text:p>
          </table:table-cell>
          <table:table-cell office:value-type="float" office:value="12.99398" calcext:value-type="float">
            <text:p>12.99398</text:p>
          </table:table-cell>
          <table:table-cell office:value-type="float" office:value="6.371782" calcext:value-type="float">
            <text:p>6.371782</text:p>
          </table:table-cell>
          <table:table-cell office:value-type="float" office:value="1181.724" calcext:value-type="float">
            <text:p>1181.724</text:p>
          </table:table-cell>
          <table:table-cell office:value-type="float" office:value="0" calcext:value-type="float">
            <text:p>0</text:p>
          </table:table-cell>
          <table:table-cell office:value-type="float" office:value="-0.5382077" calcext:value-type="float">
            <text:p>-0.53820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5.491192" calcext:value-type="float">
            <text:p>5.491192</text:p>
          </table:table-cell>
          <table:table-cell office:value-type="float" office:value="452.2399" calcext:value-type="float">
            <text:p>452.239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603556" calcext:value-type="float">
            <text:p>0.09603556</text:p>
          </table:table-cell>
          <table:table-cell office:value-type="float" office:value="13.31863" calcext:value-type="float">
            <text:p>13.31863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46288" calcext:value-type="float">
            <text:p>0.0314628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67907" calcext:value-type="float">
            <text:p>10.67907</text:p>
          </table:table-cell>
          <table:table-cell office:value-type="float" office:value="-0.3737831" calcext:value-type="float">
            <text:p>-0.3737831</text:p>
          </table:table-cell>
          <table:table-cell office:value-type="float" office:value="-0.3794355" calcext:value-type="float">
            <text:p>-0.3794355</text:p>
          </table:table-cell>
          <table:table-cell office:value-type="float" office:value="0.005329835" calcext:value-type="float">
            <text:p>0.005329835</text:p>
          </table:table-cell>
          <table:table-cell office:value-type="float" office:value="7.310472" calcext:value-type="float">
            <text:p>7.310472</text:p>
          </table:table-cell>
          <table:table-cell office:value-type="float" office:value="1.064951" calcext:value-type="float">
            <text:p>1.064951</text:p>
          </table:table-cell>
          <table:table-cell office:value-type="float" office:value="0.0339609" calcext:value-type="float">
            <text:p>0.0339609</text:p>
          </table:table-cell>
          <table:table-cell office:value-type="float" office:value="0.02827773" calcext:value-type="float">
            <text:p>0.02827773</text:p>
          </table:table-cell>
          <table:table-cell office:value-type="float" office:value="0.02357646" calcext:value-type="float">
            <text:p>0.02357646</text:p>
          </table:table-cell>
          <table:table-cell office:value-type="float" office:value="0.01955727" calcext:value-type="float">
            <text:p>0.01955727</text:p>
          </table:table-cell>
          <table:table-cell office:value-type="float" office:value="0.01840162" calcext:value-type="float">
            <text:p>0.01840162</text:p>
          </table:table-cell>
          <table:table-cell office:value-type="float" office:value="0.0183928" calcext:value-type="float">
            <text:p>0.0183928</text:p>
          </table:table-cell>
          <table:table-cell office:value-type="float" office:value="0.01505223" calcext:value-type="float">
            <text:p>0.01505223</text:p>
          </table:table-cell>
          <table:table-cell office:value-type="float" office:value="9.422365" calcext:value-type="float">
            <text:p>9.422365</text:p>
          </table:table-cell>
          <table:table-cell office:value-type="float" office:value="14.33776" calcext:value-type="float">
            <text:p>14.33776</text:p>
          </table:table-cell>
          <table:table-cell office:value-type="float" office:value="12.09372" calcext:value-type="float">
            <text:p>12.09372</text:p>
          </table:table-cell>
          <table:table-cell office:value-type="float" office:value="18.65531" calcext:value-type="float">
            <text:p>18.65531</text:p>
          </table:table-cell>
          <table:table-cell office:value-type="float" office:value="23.93116" calcext:value-type="float">
            <text:p>23.93116</text:p>
          </table:table-cell>
          <table:table-cell office:value-type="float" office:value="22.88743" calcext:value-type="float">
            <text:p>22.88743</text:p>
          </table:table-cell>
          <table:table-cell office:value-type="float" office:value="13.01248" calcext:value-type="float">
            <text:p>13.01248</text:p>
          </table:table-cell>
          <table:table-cell office:value-type="float" office:value="6.369653" calcext:value-type="float">
            <text:p>6.369653</text:p>
          </table:table-cell>
          <table:table-cell office:value-type="float" office:value="1381.813" calcext:value-type="float">
            <text:p>1381.813</text:p>
          </table:table-cell>
          <table:table-cell office:value-type="float" office:value="0" calcext:value-type="float">
            <text:p>0</text:p>
          </table:table-cell>
          <table:table-cell office:value-type="float" office:value="-0.5382077" calcext:value-type="float">
            <text:p>-0.53820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5.476527" calcext:value-type="float">
            <text:p>5.476527</text:p>
          </table:table-cell>
          <table:table-cell office:value-type="float" office:value="452.2198" calcext:value-type="float">
            <text:p>452.219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21395" calcext:value-type="float">
            <text:p>0.1121395</text:p>
          </table:table-cell>
          <table:table-cell office:value-type="float" office:value="13.35863" calcext:value-type="float">
            <text:p>13.35863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5017" calcext:value-type="float">
            <text:p>0.031501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68851" calcext:value-type="float">
            <text:p>10.68851</text:p>
          </table:table-cell>
          <table:table-cell office:value-type="float" office:value="-0.3784943" calcext:value-type="float">
            <text:p>-0.3784943</text:p>
          </table:table-cell>
          <table:table-cell office:value-type="float" office:value="-0.3905566" calcext:value-type="float">
            <text:p>-0.3905566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7.295927" calcext:value-type="float">
            <text:p>7.295927</text:p>
          </table:table-cell>
          <table:table-cell office:value-type="float" office:value="1.935483" calcext:value-type="float">
            <text:p>1.935483</text:p>
          </table:table-cell>
          <table:table-cell office:value-type="float" office:value="0.04376838" calcext:value-type="float">
            <text:p>0.04376838</text:p>
          </table:table-cell>
          <table:table-cell office:value-type="float" office:value="0.02892265" calcext:value-type="float">
            <text:p>0.02892265</text:p>
          </table:table-cell>
          <table:table-cell office:value-type="float" office:value="0.02385835" calcext:value-type="float">
            <text:p>0.02385835</text:p>
          </table:table-cell>
          <table:table-cell office:value-type="float" office:value="0.01963934" calcext:value-type="float">
            <text:p>0.01963934</text:p>
          </table:table-cell>
          <table:table-cell office:value-type="float" office:value="0.01840565" calcext:value-type="float">
            <text:p>0.01840565</text:p>
          </table:table-cell>
          <table:table-cell office:value-type="float" office:value="0.01838984" calcext:value-type="float">
            <text:p>0.01838984</text:p>
          </table:table-cell>
          <table:table-cell office:value-type="float" office:value="0.01509686" calcext:value-type="float">
            <text:p>0.01509686</text:p>
          </table:table-cell>
          <table:table-cell office:value-type="float" office:value="10.77153" calcext:value-type="float">
            <text:p>10.77153</text:p>
          </table:table-cell>
          <table:table-cell office:value-type="float" office:value="14.30599" calcext:value-type="float">
            <text:p>14.30599</text:p>
          </table:table-cell>
          <table:table-cell office:value-type="float" office:value="12.39426" calcext:value-type="float">
            <text:p>12.39426</text:p>
          </table:table-cell>
          <table:table-cell office:value-type="float" office:value="18.75608" calcext:value-type="float">
            <text:p>18.75608</text:p>
          </table:table-cell>
          <table:table-cell office:value-type="float" office:value="23.95107" calcext:value-type="float">
            <text:p>23.95107</text:p>
          </table:table-cell>
          <table:table-cell office:value-type="float" office:value="22.79313" calcext:value-type="float">
            <text:p>22.79313</text:p>
          </table:table-cell>
          <table:table-cell office:value-type="float" office:value="13.04165" calcext:value-type="float">
            <text:p>13.04165</text:p>
          </table:table-cell>
          <table:table-cell office:value-type="float" office:value="6.368613" calcext:value-type="float">
            <text:p>6.368613</text:p>
          </table:table-cell>
          <table:table-cell office:value-type="float" office:value="1523.82" calcext:value-type="float">
            <text:p>1523.82</text:p>
          </table:table-cell>
          <table:table-cell office:value-type="float" office:value="0" calcext:value-type="float">
            <text:p>0</text:p>
          </table:table-cell>
          <table:table-cell office:value-type="float" office:value="-0.5391492" calcext:value-type="float">
            <text:p>-0.539149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5.464098" calcext:value-type="float">
            <text:p>5.464098</text:p>
          </table:table-cell>
          <table:table-cell office:value-type="float" office:value="452.2014" calcext:value-type="float">
            <text:p>452.201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48834" calcext:value-type="float">
            <text:p>0.1148834</text:p>
          </table:table-cell>
          <table:table-cell office:value-type="float" office:value="13.37481" calcext:value-type="float">
            <text:p>13.3748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53913" calcext:value-type="float">
            <text:p>0.03153913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69643" calcext:value-type="float">
            <text:p>10.69643</text:p>
          </table:table-cell>
          <table:table-cell office:value-type="float" office:value="-0.3790435" calcext:value-type="float">
            <text:p>-0.3790435</text:p>
          </table:table-cell>
          <table:table-cell office:value-type="float" office:value="-0.391028" calcext:value-type="float">
            <text:p>-0.391028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7.278177" calcext:value-type="float">
            <text:p>7.278177</text:p>
          </table:table-cell>
          <table:table-cell office:value-type="float" office:value="1.907816" calcext:value-type="float">
            <text:p>1.907816</text:p>
          </table:table-cell>
          <table:table-cell office:value-type="float" office:value="0.04610543" calcext:value-type="float">
            <text:p>0.04610543</text:p>
          </table:table-cell>
          <table:table-cell office:value-type="float" office:value="0.02888984" calcext:value-type="float">
            <text:p>0.02888984</text:p>
          </table:table-cell>
          <table:table-cell office:value-type="float" office:value="0.02397042" calcext:value-type="float">
            <text:p>0.02397042</text:p>
          </table:table-cell>
          <table:table-cell office:value-type="float" office:value="0.01974166" calcext:value-type="float">
            <text:p>0.01974166</text:p>
          </table:table-cell>
          <table:table-cell office:value-type="float" office:value="0.01853529" calcext:value-type="float">
            <text:p>0.01853529</text:p>
          </table:table-cell>
          <table:table-cell office:value-type="float" office:value="0.01847813" calcext:value-type="float">
            <text:p>0.01847813</text:p>
          </table:table-cell>
          <table:table-cell office:value-type="float" office:value="0.01515453" calcext:value-type="float">
            <text:p>0.01515453</text:p>
          </table:table-cell>
          <table:table-cell office:value-type="float" office:value="9.093998" calcext:value-type="float">
            <text:p>9.093998</text:p>
          </table:table-cell>
          <table:table-cell office:value-type="float" office:value="15.55273" calcext:value-type="float">
            <text:p>15.55273</text:p>
          </table:table-cell>
          <table:table-cell office:value-type="float" office:value="12.59466" calcext:value-type="float">
            <text:p>12.59466</text:p>
          </table:table-cell>
          <table:table-cell office:value-type="float" office:value="18.80437" calcext:value-type="float">
            <text:p>18.80437</text:p>
          </table:table-cell>
          <table:table-cell office:value-type="float" office:value="23.94547" calcext:value-type="float">
            <text:p>23.94547</text:p>
          </table:table-cell>
          <table:table-cell office:value-type="float" office:value="22.71282" calcext:value-type="float">
            <text:p>22.71282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6.36822" calcext:value-type="float">
            <text:p>6.36822</text:p>
          </table:table-cell>
          <table:table-cell office:value-type="float" office:value="1617.629" calcext:value-type="float">
            <text:p>1617.629</text:p>
          </table:table-cell>
          <table:table-cell office:value-type="float" office:value="0" calcext:value-type="float">
            <text:p>0</text:p>
          </table:table-cell>
          <table:table-cell office:value-type="float" office:value="-0.539261" calcext:value-type="float">
            <text:p>-0.5392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5.456668" calcext:value-type="float">
            <text:p>5.456668</text:p>
          </table:table-cell>
          <table:table-cell office:value-type="float" office:value="452.1857" calcext:value-type="float">
            <text:p>452.185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78134" calcext:value-type="float">
            <text:p>0.1178134</text:p>
          </table:table-cell>
          <table:table-cell office:value-type="float" office:value="13.38657" calcext:value-type="float">
            <text:p>13.3865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57558" calcext:value-type="float">
            <text:p>0.0315755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70179" calcext:value-type="float">
            <text:p>10.70179</text:p>
          </table:table-cell>
          <table:table-cell office:value-type="float" office:value="-0.3828284" calcext:value-type="float">
            <text:p>-0.3828284</text:p>
          </table:table-cell>
          <table:table-cell office:value-type="float" office:value="-0.3944302" calcext:value-type="float">
            <text:p>-0.3944302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7.268333" calcext:value-type="float">
            <text:p>7.268333</text:p>
          </table:table-cell>
          <table:table-cell office:value-type="float" office:value="2.005958" calcext:value-type="float">
            <text:p>2.005958</text:p>
          </table:table-cell>
          <table:table-cell office:value-type="float" office:value="0.04738572" calcext:value-type="float">
            <text:p>0.04738572</text:p>
          </table:table-cell>
          <table:table-cell office:value-type="float" office:value="0.02987907" calcext:value-type="float">
            <text:p>0.02987907</text:p>
          </table:table-cell>
          <table:table-cell office:value-type="float" office:value="0.02466564" calcext:value-type="float">
            <text:p>0.02466564</text:p>
          </table:table-cell>
          <table:table-cell office:value-type="float" office:value="0.02024185" calcext:value-type="float">
            <text:p>0.02024185</text:p>
          </table:table-cell>
          <table:table-cell office:value-type="float" office:value="0.01890673" calcext:value-type="float">
            <text:p>0.01890673</text:p>
          </table:table-cell>
          <table:table-cell office:value-type="float" office:value="0.01866643" calcext:value-type="float">
            <text:p>0.01866643</text:p>
          </table:table-cell>
          <table:table-cell office:value-type="float" office:value="0.01523694" calcext:value-type="float">
            <text:p>0.01523694</text:p>
          </table:table-cell>
          <table:table-cell office:value-type="float" office:value="8.810379" calcext:value-type="float">
            <text:p>8.810379</text:p>
          </table:table-cell>
          <table:table-cell office:value-type="float" office:value="15.74473" calcext:value-type="float">
            <text:p>15.74473</text:p>
          </table:table-cell>
          <table:table-cell office:value-type="float" office:value="12.75991" calcext:value-type="float">
            <text:p>12.75991</text:p>
          </table:table-cell>
          <table:table-cell office:value-type="float" office:value="18.84781" calcext:value-type="float">
            <text:p>18.84781</text:p>
          </table:table-cell>
          <table:table-cell office:value-type="float" office:value="23.93215" calcext:value-type="float">
            <text:p>23.93215</text:p>
          </table:table-cell>
          <table:table-cell office:value-type="float" office:value="22.64677" calcext:value-type="float">
            <text:p>22.64677</text:p>
          </table:table-cell>
          <table:table-cell office:value-type="float" office:value="13.11128" calcext:value-type="float">
            <text:p>13.11128</text:p>
          </table:table-cell>
          <table:table-cell office:value-type="float" office:value="6.368159" calcext:value-type="float">
            <text:p>6.368159</text:p>
          </table:table-cell>
          <table:table-cell office:value-type="float" office:value="1657.343" calcext:value-type="float">
            <text:p>1657.343</text:p>
          </table:table-cell>
          <table:table-cell office:value-type="float" office:value="0" calcext:value-type="float">
            <text:p>0</text:p>
          </table:table-cell>
          <table:table-cell office:value-type="float" office:value="-0.5400048" calcext:value-type="float">
            <text:p>-0.54000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5.447408" calcext:value-type="float">
            <text:p>5.447408</text:p>
          </table:table-cell>
          <table:table-cell office:value-type="float" office:value="452.1707" calcext:value-type="float">
            <text:p>452.170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08843" calcext:value-type="float">
            <text:p>0.1208843</text:p>
          </table:table-cell>
          <table:table-cell office:value-type="float" office:value="13.39872" calcext:value-type="float">
            <text:p>13.3987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61137" calcext:value-type="float">
            <text:p>0.0316113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70672" calcext:value-type="float">
            <text:p>10.70672</text:p>
          </table:table-cell>
          <table:table-cell office:value-type="float" office:value="-0.3855997" calcext:value-type="float">
            <text:p>-0.3855997</text:p>
          </table:table-cell>
          <table:table-cell office:value-type="float" office:value="-0.3973144" calcext:value-type="float">
            <text:p>-0.3973144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7.25492" calcext:value-type="float">
            <text:p>7.25492</text:p>
          </table:table-cell>
          <table:table-cell office:value-type="float" office:value="2.086072" calcext:value-type="float">
            <text:p>2.086072</text:p>
          </table:table-cell>
          <table:table-cell office:value-type="float" office:value="0.04845074" calcext:value-type="float">
            <text:p>0.04845074</text:p>
          </table:table-cell>
          <table:table-cell office:value-type="float" office:value="0.02982307" calcext:value-type="float">
            <text:p>0.02982307</text:p>
          </table:table-cell>
          <table:table-cell office:value-type="float" office:value="0.02474856" calcext:value-type="float">
            <text:p>0.02474856</text:p>
          </table:table-cell>
          <table:table-cell office:value-type="float" office:value="0.02044938" calcext:value-type="float">
            <text:p>0.02044938</text:p>
          </table:table-cell>
          <table:table-cell office:value-type="float" office:value="0.01913121" calcext:value-type="float">
            <text:p>0.01913121</text:p>
          </table:table-cell>
          <table:table-cell office:value-type="float" office:value="0.01887584" calcext:value-type="float">
            <text:p>0.01887584</text:p>
          </table:table-cell>
          <table:table-cell office:value-type="float" office:value="0.01534001" calcext:value-type="float">
            <text:p>0.01534001</text:p>
          </table:table-cell>
          <table:table-cell office:value-type="float" office:value="8.33553" calcext:value-type="float">
            <text:p>8.33553</text:p>
          </table:table-cell>
          <table:table-cell office:value-type="float" office:value="16.1086" calcext:value-type="float">
            <text:p>16.1086</text:p>
          </table:table-cell>
          <table:table-cell office:value-type="float" office:value="12.94862" calcext:value-type="float">
            <text:p>12.94862</text:p>
          </table:table-cell>
          <table:table-cell office:value-type="float" office:value="18.88798" calcext:value-type="float">
            <text:p>18.88798</text:p>
          </table:table-cell>
          <table:table-cell office:value-type="float" office:value="23.8935" calcext:value-type="float">
            <text:p>23.8935</text:p>
          </table:table-cell>
          <table:table-cell office:value-type="float" office:value="22.57929" calcext:value-type="float">
            <text:p>22.57929</text:p>
          </table:table-cell>
          <table:table-cell office:value-type="float" office:value="13.14594" calcext:value-type="float">
            <text:p>13.14594</text:p>
          </table:table-cell>
          <table:table-cell office:value-type="float" office:value="6.368286" calcext:value-type="float">
            <text:p>6.368286</text:p>
          </table:table-cell>
          <table:table-cell office:value-type="float" office:value="1720.162" calcext:value-type="float">
            <text:p>1720.162</text:p>
          </table:table-cell>
          <table:table-cell office:value-type="float" office:value="0" calcext:value-type="float">
            <text:p>0</text:p>
          </table:table-cell>
          <table:table-cell office:value-type="float" office:value="-0.5405273" calcext:value-type="float">
            <text:p>-0.54052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5.438363" calcext:value-type="float">
            <text:p>5.438363</text:p>
          </table:table-cell>
          <table:table-cell office:value-type="float" office:value="452.1549" calcext:value-type="float">
            <text:p>452.154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22612" calcext:value-type="float">
            <text:p>0.1222612</text:p>
          </table:table-cell>
          <table:table-cell office:value-type="float" office:value="13.41386" calcext:value-type="float">
            <text:p>13.4138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64713" calcext:value-type="float">
            <text:p>0.03164713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71122" calcext:value-type="float">
            <text:p>10.71122</text:p>
          </table:table-cell>
          <table:table-cell office:value-type="float" office:value="-0.3876323" calcext:value-type="float">
            <text:p>-0.3876323</text:p>
          </table:table-cell>
          <table:table-cell office:value-type="float" office:value="-0.3995395" calcext:value-type="float">
            <text:p>-0.3995395</text:p>
          </table:table-cell>
          <table:table-cell office:value-type="float" office:value="0.005330029" calcext:value-type="float">
            <text:p>0.005330029</text:p>
          </table:table-cell>
          <table:table-cell office:value-type="float" office:value="7.242241" calcext:value-type="float">
            <text:p>7.242241</text:p>
          </table:table-cell>
          <table:table-cell office:value-type="float" office:value="2.026676" calcext:value-type="float">
            <text:p>2.026676</text:p>
          </table:table-cell>
          <table:table-cell office:value-type="float" office:value="0.04467448" calcext:value-type="float">
            <text:p>0.04467448</text:p>
          </table:table-cell>
          <table:table-cell office:value-type="float" office:value="0.02983669" calcext:value-type="float">
            <text:p>0.02983669</text:p>
          </table:table-cell>
          <table:table-cell office:value-type="float" office:value="0.02475513" calcext:value-type="float">
            <text:p>0.02475513</text:p>
          </table:table-cell>
          <table:table-cell office:value-type="float" office:value="0.02050367" calcext:value-type="float">
            <text:p>0.02050367</text:p>
          </table:table-cell>
          <table:table-cell office:value-type="float" office:value="0.01920718" calcext:value-type="float">
            <text:p>0.01920718</text:p>
          </table:table-cell>
          <table:table-cell office:value-type="float" office:value="0.01901502" calcext:value-type="float">
            <text:p>0.01901502</text:p>
          </table:table-cell>
          <table:table-cell office:value-type="float" office:value="0.01543347" calcext:value-type="float">
            <text:p>0.01543347</text:p>
          </table:table-cell>
          <table:table-cell office:value-type="float" office:value="8.10011" calcext:value-type="float">
            <text:p>8.10011</text:p>
          </table:table-cell>
          <table:table-cell office:value-type="float" office:value="16.36181" calcext:value-type="float">
            <text:p>16.361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18.94245" calcext:value-type="float">
            <text:p>18.94245</text:p>
          </table:table-cell>
          <table:table-cell office:value-type="float" office:value="23.85991" calcext:value-type="float">
            <text:p>23.85991</text:p>
          </table:table-cell>
          <table:table-cell office:value-type="float" office:value="22.51378" calcext:value-type="float">
            <text:p>22.51378</text:p>
          </table:table-cell>
          <table:table-cell office:value-type="float" office:value="13.18163" calcext:value-type="float">
            <text:p>13.18163</text:p>
          </table:table-cell>
          <table:table-cell office:value-type="float" office:value="6.368859" calcext:value-type="float">
            <text:p>6.368859</text:p>
          </table:table-cell>
          <table:table-cell office:value-type="float" office:value="1780.117" calcext:value-type="float">
            <text:p>1780.117</text:p>
          </table:table-cell>
          <table:table-cell office:value-type="float" office:value="0" calcext:value-type="float">
            <text:p>0</text:p>
          </table:table-cell>
          <table:table-cell office:value-type="float" office:value="-0.5408584" calcext:value-type="float">
            <text:p>-0.54085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5.430358" calcext:value-type="float">
            <text:p>5.430358</text:p>
          </table:table-cell>
          <table:table-cell office:value-type="float" office:value="452.1401" calcext:value-type="float">
            <text:p>452.140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3364" calcext:value-type="float">
            <text:p>0.123364</text:p>
          </table:table-cell>
          <table:table-cell office:value-type="float" office:value="13.48136" calcext:value-type="float">
            <text:p>13.4813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6829" calcext:value-type="float">
            <text:p>0.031682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71533" calcext:value-type="float">
            <text:p>10.71533</text:p>
          </table:table-cell>
          <table:table-cell office:value-type="float" office:value="-0.3896511" calcext:value-type="float">
            <text:p>-0.3896511</text:p>
          </table:table-cell>
          <table:table-cell office:value-type="float" office:value="-0.4043409" calcext:value-type="float">
            <text:p>-0.4043409</text:p>
          </table:table-cell>
          <table:table-cell office:value-type="float" office:value="0.005331258" calcext:value-type="float">
            <text:p>0.005331258</text:p>
          </table:table-cell>
          <table:table-cell office:value-type="float" office:value="7.237979" calcext:value-type="float">
            <text:p>7.237979</text:p>
          </table:table-cell>
          <table:table-cell office:value-type="float" office:value="1.583393" calcext:value-type="float">
            <text:p>1.583393</text:p>
          </table:table-cell>
          <table:table-cell office:value-type="float" office:value="0.05026582" calcext:value-type="float">
            <text:p>0.05026582</text:p>
          </table:table-cell>
          <table:table-cell office:value-type="float" office:value="0.02936243" calcext:value-type="float">
            <text:p>0.02936243</text:p>
          </table:table-cell>
          <table:table-cell office:value-type="float" office:value="0.02432886" calcext:value-type="float">
            <text:p>0.02432886</text:p>
          </table:table-cell>
          <table:table-cell office:value-type="float" office:value="0.02022943" calcext:value-type="float">
            <text:p>0.02022943</text:p>
          </table:table-cell>
          <table:table-cell office:value-type="float" office:value="0.01903986" calcext:value-type="float">
            <text:p>0.01903986</text:p>
          </table:table-cell>
          <table:table-cell office:value-type="float" office:value="0.01906369" calcext:value-type="float">
            <text:p>0.01906369</text:p>
          </table:table-cell>
          <table:table-cell office:value-type="float" office:value="0.01550798" calcext:value-type="float">
            <text:p>0.01550798</text:p>
          </table:table-cell>
          <table:table-cell office:value-type="float" office:value="13.65623" calcext:value-type="float">
            <text:p>13.65623</text:p>
          </table:table-cell>
          <table:table-cell office:value-type="float" office:value="15.69653" calcext:value-type="float">
            <text:p>15.69653</text:p>
          </table:table-cell>
          <table:table-cell office:value-type="float" office:value="13.41882" calcext:value-type="float">
            <text:p>13.41882</text:p>
          </table:table-cell>
          <table:table-cell office:value-type="float" office:value="18.92852" calcext:value-type="float">
            <text:p>18.92852</text:p>
          </table:table-cell>
          <table:table-cell office:value-type="float" office:value="23.77489" calcext:value-type="float">
            <text:p>23.77489</text:p>
          </table:table-cell>
          <table:table-cell office:value-type="float" office:value="22.43511" calcext:value-type="float">
            <text:p>22.43511</text:p>
          </table:table-cell>
          <table:table-cell office:value-type="float" office:value="13.21457" calcext:value-type="float">
            <text:p>13.21457</text:p>
          </table:table-cell>
          <table:table-cell office:value-type="float" office:value="6.369974" calcext:value-type="float">
            <text:p>6.369974</text:p>
          </table:table-cell>
          <table:table-cell office:value-type="float" office:value="1859.218" calcext:value-type="float">
            <text:p>1859.218</text:p>
          </table:table-cell>
          <table:table-cell office:value-type="float" office:value="0" calcext:value-type="float">
            <text:p>0</text:p>
          </table:table-cell>
          <table:table-cell office:value-type="float" office:value="-0.5411892" calcext:value-type="float">
            <text:p>-0.54118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5.42372" calcext:value-type="float">
            <text:p>5.42372</text:p>
          </table:table-cell>
          <table:table-cell office:value-type="float" office:value="452.1257" calcext:value-type="float">
            <text:p>452.125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35075" calcext:value-type="float">
            <text:p>0.1235075</text:p>
          </table:table-cell>
          <table:table-cell office:value-type="float" office:value="13.55406" calcext:value-type="float">
            <text:p>13.5540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7361" calcext:value-type="float">
            <text:p>0.031736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73645" calcext:value-type="float">
            <text:p>10.73645</text:p>
          </table:table-cell>
          <table:table-cell office:value-type="float" office:value="-0.3901894" calcext:value-type="float">
            <text:p>-0.3901894</text:p>
          </table:table-cell>
          <table:table-cell office:value-type="float" office:value="-0.4090989" calcext:value-type="float">
            <text:p>-0.4090989</text:p>
          </table:table-cell>
          <table:table-cell office:value-type="float" office:value="0.005333756" calcext:value-type="float">
            <text:p>0.005333756</text:p>
          </table:table-cell>
          <table:table-cell office:value-type="float" office:value="7.237679" calcext:value-type="float">
            <text:p>7.237679</text:p>
          </table:table-cell>
          <table:table-cell office:value-type="float" office:value="1.519028" calcext:value-type="float">
            <text:p>1.519028</text:p>
          </table:table-cell>
          <table:table-cell office:value-type="float" office:value="0.09300093" calcext:value-type="float">
            <text:p>0.09300093</text:p>
          </table:table-cell>
          <table:table-cell office:value-type="float" office:value="0.03369671" calcext:value-type="float">
            <text:p>0.03369671</text:p>
          </table:table-cell>
          <table:table-cell office:value-type="float" office:value="0.02464892" calcext:value-type="float">
            <text:p>0.02464892</text:p>
          </table:table-cell>
          <table:table-cell office:value-type="float" office:value="0.02002043" calcext:value-type="float">
            <text:p>0.02002043</text:p>
          </table:table-cell>
          <table:table-cell office:value-type="float" office:value="0.01874232" calcext:value-type="float">
            <text:p>0.01874232</text:p>
          </table:table-cell>
          <table:table-cell office:value-type="float" office:value="0.01895954" calcext:value-type="float">
            <text:p>0.01895954</text:p>
          </table:table-cell>
          <table:table-cell office:value-type="float" office:value="0.01554512" calcext:value-type="float">
            <text:p>0.01554512</text:p>
          </table:table-cell>
          <table:table-cell office:value-type="float" office:value="8.917303" calcext:value-type="float">
            <text:p>8.917303</text:p>
          </table:table-cell>
          <table:table-cell office:value-type="float" office:value="12.50104" calcext:value-type="float">
            <text:p>12.50104</text:p>
          </table:table-cell>
          <table:table-cell office:value-type="float" office:value="14.97772" calcext:value-type="float">
            <text:p>14.97772</text:p>
          </table:table-cell>
          <table:table-cell office:value-type="float" office:value="19.79811" calcext:value-type="float">
            <text:p>19.79811</text:p>
          </table:table-cell>
          <table:table-cell office:value-type="float" office:value="24.22171" calcext:value-type="float">
            <text:p>24.22171</text:p>
          </table:table-cell>
          <table:table-cell office:value-type="float" office:value="22.55099" calcext:value-type="float">
            <text:p>22.55099</text:p>
          </table:table-cell>
          <table:table-cell office:value-type="float" office:value="13.24823" calcext:value-type="float">
            <text:p>13.24823</text:p>
          </table:table-cell>
          <table:table-cell office:value-type="float" office:value="6.371981" calcext:value-type="float">
            <text:p>6.371981</text:p>
          </table:table-cell>
          <table:table-cell office:value-type="float" office:value="1922.838" calcext:value-type="float">
            <text:p>1922.838</text:p>
          </table:table-cell>
          <table:table-cell office:value-type="float" office:value="0" calcext:value-type="float">
            <text:p>0</text:p>
          </table:table-cell>
          <table:table-cell office:value-type="float" office:value="-0.5412896" calcext:value-type="float">
            <text:p>-0.54128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5.419034" calcext:value-type="float">
            <text:p>5.419034</text:p>
          </table:table-cell>
          <table:table-cell office:value-type="float" office:value="452.1129" calcext:value-type="float">
            <text:p>452.112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8079" calcext:value-type="float">
            <text:p>0.118079</text:p>
          </table:table-cell>
          <table:table-cell office:value-type="float" office:value="13.53782" calcext:value-type="float">
            <text:p>13.5378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8198" calcext:value-type="float">
            <text:p>0.031819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80597" calcext:value-type="float">
            <text:p>10.80597</text:p>
          </table:table-cell>
          <table:table-cell office:value-type="float" office:value="-0.3903237" calcext:value-type="float">
            <text:p>-0.3903237</text:p>
          </table:table-cell>
          <table:table-cell office:value-type="float" office:value="-0.4139687" calcext:value-type="float">
            <text:p>-0.4139687</text:p>
          </table:table-cell>
          <table:table-cell office:value-type="float" office:value="0.005336244" calcext:value-type="float">
            <text:p>0.005336244</text:p>
          </table:table-cell>
          <table:table-cell office:value-type="float" office:value="7.235713" calcext:value-type="float">
            <text:p>7.235713</text:p>
          </table:table-cell>
          <table:table-cell office:value-type="float" office:value="1.172041" calcext:value-type="float">
            <text:p>1.172041</text:p>
          </table:table-cell>
          <table:table-cell office:value-type="float" office:value="0.06683712" calcext:value-type="float">
            <text:p>0.06683712</text:p>
          </table:table-cell>
          <table:table-cell office:value-type="float" office:value="0.0315333" calcext:value-type="float">
            <text:p>0.0315333</text:p>
          </table:table-cell>
          <table:table-cell office:value-type="float" office:value="0.02484978" calcext:value-type="float">
            <text:p>0.02484978</text:p>
          </table:table-cell>
          <table:table-cell office:value-type="float" office:value="0.02044878" calcext:value-type="float">
            <text:p>0.02044878</text:p>
          </table:table-cell>
          <table:table-cell office:value-type="float" office:value="0.0190901" calcext:value-type="float">
            <text:p>0.0190901</text:p>
          </table:table-cell>
          <table:table-cell office:value-type="float" office:value="0.01902373" calcext:value-type="float">
            <text:p>0.01902373</text:p>
          </table:table-cell>
          <table:table-cell office:value-type="float" office:value="0.01557315" calcext:value-type="float">
            <text:p>0.01557315</text:p>
          </table:table-cell>
          <table:table-cell office:value-type="float" office:value="13.73032" calcext:value-type="float">
            <text:p>13.73032</text:p>
          </table:table-cell>
          <table:table-cell office:value-type="float" office:value="12.07623" calcext:value-type="float">
            <text:p>12.07623</text:p>
          </table:table-cell>
          <table:table-cell office:value-type="float" office:value="14.11814" calcext:value-type="float">
            <text:p>14.11814</text:p>
          </table:table-cell>
          <table:table-cell office:value-type="float" office:value="19.13962" calcext:value-type="float">
            <text:p>19.13962</text:p>
          </table:table-cell>
          <table:table-cell office:value-type="float" office:value="24.08625" calcext:value-type="float">
            <text:p>24.08625</text:p>
          </table:table-cell>
          <table:table-cell office:value-type="float" office:value="22.89157" calcext:value-type="float">
            <text:p>22.89157</text:p>
          </table:table-cell>
          <table:table-cell office:value-type="float" office:value="13.38291" calcext:value-type="float">
            <text:p>13.38291</text:p>
          </table:table-cell>
          <table:table-cell office:value-type="float" office:value="6.375174" calcext:value-type="float">
            <text:p>6.375174</text:p>
          </table:table-cell>
          <table:table-cell office:value-type="float" office:value="1958.929" calcext:value-type="float">
            <text:p>1958.929</text:p>
          </table:table-cell>
          <table:table-cell office:value-type="float" office:value="0" calcext:value-type="float">
            <text:p>0</text:p>
          </table:table-cell>
          <table:table-cell office:value-type="float" office:value="-0.5412896" calcext:value-type="float">
            <text:p>-0.54128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5.413879" calcext:value-type="float">
            <text:p>5.413879</text:p>
          </table:table-cell>
          <table:table-cell office:value-type="float" office:value="452.1007" calcext:value-type="float">
            <text:p>452.100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36859" calcext:value-type="float">
            <text:p>0.1136859</text:p>
          </table:table-cell>
          <table:table-cell office:value-type="float" office:value="13.53547" calcext:value-type="float">
            <text:p>13.5354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87181" calcext:value-type="float">
            <text:p>0.0318718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83889" calcext:value-type="float">
            <text:p>10.83889</text:p>
          </table:table-cell>
          <table:table-cell office:value-type="float" office:value="-0.3903799" calcext:value-type="float">
            <text:p>-0.3903799</text:p>
          </table:table-cell>
          <table:table-cell office:value-type="float" office:value="-0.4227861" calcext:value-type="float">
            <text:p>-0.4227861</text:p>
          </table:table-cell>
          <table:table-cell office:value-type="float" office:value="0.005337251" calcext:value-type="float">
            <text:p>0.005337251</text:p>
          </table:table-cell>
          <table:table-cell office:value-type="float" office:value="7.230103" calcext:value-type="float">
            <text:p>7.230103</text:p>
          </table:table-cell>
          <table:table-cell office:value-type="float" office:value="0.7641073" calcext:value-type="float">
            <text:p>0.7641073</text:p>
          </table:table-cell>
          <table:table-cell office:value-type="float" office:value="0.05051986" calcext:value-type="float">
            <text:p>0.05051986</text:p>
          </table:table-cell>
          <table:table-cell office:value-type="float" office:value="0.03154105" calcext:value-type="float">
            <text:p>0.03154105</text:p>
          </table:table-cell>
          <table:table-cell office:value-type="float" office:value="0.0253562" calcext:value-type="float">
            <text:p>0.0253562</text:p>
          </table:table-cell>
          <table:table-cell office:value-type="float" office:value="0.02090394" calcext:value-type="float">
            <text:p>0.02090394</text:p>
          </table:table-cell>
          <table:table-cell office:value-type="float" office:value="0.01947722" calcext:value-type="float">
            <text:p>0.01947722</text:p>
          </table:table-cell>
          <table:table-cell office:value-type="float" office:value="0.01922365" calcext:value-type="float">
            <text:p>0.01922365</text:p>
          </table:table-cell>
          <table:table-cell office:value-type="float" office:value="0.01563594" calcext:value-type="float">
            <text:p>0.01563594</text:p>
          </table:table-cell>
          <table:table-cell office:value-type="float" office:value="14.17687" calcext:value-type="float">
            <text:p>14.17687</text:p>
          </table:table-cell>
          <table:table-cell office:value-type="float" office:value="13.00006" calcext:value-type="float">
            <text:p>13.00006</text:p>
          </table:table-cell>
          <table:table-cell office:value-type="float" office:value="14.08232" calcext:value-type="float">
            <text:p>14.08232</text:p>
          </table:table-cell>
          <table:table-cell office:value-type="float" office:value="18.99006" calcext:value-type="float">
            <text:p>18.99006</text:p>
          </table:table-cell>
          <table:table-cell office:value-type="float" office:value="23.87641" calcext:value-type="float">
            <text:p>23.87641</text:p>
          </table:table-cell>
          <table:table-cell office:value-type="float" office:value="22.76635" calcext:value-type="float">
            <text:p>22.76635</text:p>
          </table:table-cell>
          <table:table-cell office:value-type="float" office:value="13.4475" calcext:value-type="float">
            <text:p>13.4475</text:p>
          </table:table-cell>
          <table:table-cell office:value-type="float" office:value="6.378952" calcext:value-type="float">
            <text:p>6.378952</text:p>
          </table:table-cell>
          <table:table-cell office:value-type="float" office:value="1992.198" calcext:value-type="float">
            <text:p>1992.198</text:p>
          </table:table-cell>
          <table:table-cell office:value-type="float" office:value="0" calcext:value-type="float">
            <text:p>0</text:p>
          </table:table-cell>
          <table:table-cell office:value-type="float" office:value="-0.5412896" calcext:value-type="float">
            <text:p>-0.54128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5.409688" calcext:value-type="float">
            <text:p>5.409688</text:p>
          </table:table-cell>
          <table:table-cell office:value-type="float" office:value="452.089" calcext:value-type="float">
            <text:p>452.08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77625" calcext:value-type="float">
            <text:p>0.1177625</text:p>
          </table:table-cell>
          <table:table-cell office:value-type="float" office:value="13.54696" calcext:value-type="float">
            <text:p>13.5469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191775" calcext:value-type="float">
            <text:p>0.0319177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85798" calcext:value-type="float">
            <text:p>10.85798</text:p>
          </table:table-cell>
          <table:table-cell office:value-type="float" office:value="-0.3904202" calcext:value-type="float">
            <text:p>-0.3904202</text:p>
          </table:table-cell>
          <table:table-cell office:value-type="float" office:value="-0.4262771" calcext:value-type="float">
            <text:p>-0.4262771</text:p>
          </table:table-cell>
          <table:table-cell office:value-type="float" office:value="0.005338953" calcext:value-type="float">
            <text:p>0.005338953</text:p>
          </table:table-cell>
          <table:table-cell office:value-type="float" office:value="7.225526" calcext:value-type="float">
            <text:p>7.225526</text:p>
          </table:table-cell>
          <table:table-cell office:value-type="float" office:value="0.8136345" calcext:value-type="float">
            <text:p>0.8136345</text:p>
          </table:table-cell>
          <table:table-cell office:value-type="float" office:value="0.1062016" calcext:value-type="float">
            <text:p>0.1062016</text:p>
          </table:table-cell>
          <table:table-cell office:value-type="float" office:value="0.03298496" calcext:value-type="float">
            <text:p>0.03298496</text:p>
          </table:table-cell>
          <table:table-cell office:value-type="float" office:value="0.02552426" calcext:value-type="float">
            <text:p>0.02552426</text:p>
          </table:table-cell>
          <table:table-cell office:value-type="float" office:value="0.02112921" calcext:value-type="float">
            <text:p>0.02112921</text:p>
          </table:table-cell>
          <table:table-cell office:value-type="float" office:value="0.01969557" calcext:value-type="float">
            <text:p>0.01969557</text:p>
          </table:table-cell>
          <table:table-cell office:value-type="float" office:value="0.01938658" calcext:value-type="float">
            <text:p>0.01938658</text:p>
          </table:table-cell>
          <table:table-cell office:value-type="float" office:value="0.0157093" calcext:value-type="float">
            <text:p>0.0157093</text:p>
          </table:table-cell>
          <table:table-cell office:value-type="float" office:value="10.2143" calcext:value-type="float">
            <text:p>10.2143</text:p>
          </table:table-cell>
          <table:table-cell office:value-type="float" office:value="14.96722" calcext:value-type="float">
            <text:p>14.96722</text:p>
          </table:table-cell>
          <table:table-cell office:value-type="float" office:value="14.58759" calcext:value-type="float">
            <text:p>14.58759</text:p>
          </table:table-cell>
          <table:table-cell office:value-type="float" office:value="19.02023" calcext:value-type="float">
            <text:p>19.02023</text:p>
          </table:table-cell>
          <table:table-cell office:value-type="float" office:value="23.78822" calcext:value-type="float">
            <text:p>23.78822</text:p>
          </table:table-cell>
          <table:table-cell office:value-type="float" office:value="22.64843" calcext:value-type="float">
            <text:p>22.64843</text:p>
          </table:table-cell>
          <table:table-cell office:value-type="float" office:value="13.47237" calcext:value-type="float">
            <text:p>13.47237</text:p>
          </table:table-cell>
          <table:table-cell office:value-type="float" office:value="6.382231" calcext:value-type="float">
            <text:p>6.382231</text:p>
          </table:table-cell>
          <table:table-cell office:value-type="float" office:value="2014.152" calcext:value-type="float">
            <text:p>2014.152</text:p>
          </table:table-cell>
          <table:table-cell office:value-type="float" office:value="0" calcext:value-type="float">
            <text:p>0</text:p>
          </table:table-cell>
          <table:table-cell office:value-type="float" office:value="-0.5412896" calcext:value-type="float">
            <text:p>-0.54128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5.406877" calcext:value-type="float">
            <text:p>5.406877</text:p>
          </table:table-cell>
          <table:table-cell office:value-type="float" office:value="452.0792" calcext:value-type="float">
            <text:p>452.079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76744" calcext:value-type="float">
            <text:p>0.1176744</text:p>
          </table:table-cell>
          <table:table-cell office:value-type="float" office:value="13.52038" calcext:value-type="float">
            <text:p>13.5203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0111" calcext:value-type="float">
            <text:p>0.032011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92625" calcext:value-type="float">
            <text:p>10.92625</text:p>
          </table:table-cell>
          <table:table-cell office:value-type="float" office:value="-0.3904873" calcext:value-type="float">
            <text:p>-0.3904873</text:p>
          </table:table-cell>
          <table:table-cell office:value-type="float" office:value="-0.4280469" calcext:value-type="float">
            <text:p>-0.4280469</text:p>
          </table:table-cell>
          <table:table-cell office:value-type="float" office:value="0.005342333" calcext:value-type="float">
            <text:p>0.005342333</text:p>
          </table:table-cell>
          <table:table-cell office:value-type="float" office:value="7.224268" calcext:value-type="float">
            <text:p>7.224268</text:p>
          </table:table-cell>
          <table:table-cell office:value-type="float" office:value="0.8492159" calcext:value-type="float">
            <text:p>0.8492159</text:p>
          </table:table-cell>
          <table:table-cell office:value-type="float" office:value="0.06896363" calcext:value-type="float">
            <text:p>0.06896363</text:p>
          </table:table-cell>
          <table:table-cell office:value-type="float" office:value="0.03376713" calcext:value-type="float">
            <text:p>0.03376713</text:p>
          </table:table-cell>
          <table:table-cell office:value-type="float" office:value="0.0259609" calcext:value-type="float">
            <text:p>0.0259609</text:p>
          </table:table-cell>
          <table:table-cell office:value-type="float" office:value="0.02143518" calcext:value-type="float">
            <text:p>0.02143518</text:p>
          </table:table-cell>
          <table:table-cell office:value-type="float" office:value="0.0198941" calcext:value-type="float">
            <text:p>0.0198941</text:p>
          </table:table-cell>
          <table:table-cell office:value-type="float" office:value="0.01952248" calcext:value-type="float">
            <text:p>0.01952248</text:p>
          </table:table-cell>
          <table:table-cell office:value-type="float" office:value="0.01578184" calcext:value-type="float">
            <text:p>0.01578184</text:p>
          </table:table-cell>
          <table:table-cell office:value-type="float" office:value="8.959899" calcext:value-type="float">
            <text:p>8.959899</text:p>
          </table:table-cell>
          <table:table-cell office:value-type="float" office:value="11.01427" calcext:value-type="float">
            <text:p>11.01427</text:p>
          </table:table-cell>
          <table:table-cell office:value-type="float" office:value="14.6367" calcext:value-type="float">
            <text:p>14.6367</text:p>
          </table:table-cell>
          <table:table-cell office:value-type="float" office:value="19.32086" calcext:value-type="float">
            <text:p>19.32086</text:p>
          </table:table-cell>
          <table:table-cell office:value-type="float" office:value="24.1055" calcext:value-type="float">
            <text:p>24.1055</text:p>
          </table:table-cell>
          <table:table-cell office:value-type="float" office:value="22.91015" calcext:value-type="float">
            <text:p>22.91015</text:p>
          </table:table-cell>
          <table:table-cell office:value-type="float" office:value="13.52063" calcext:value-type="float">
            <text:p>13.52063</text:p>
          </table:table-cell>
          <table:table-cell office:value-type="float" office:value="6.385137" calcext:value-type="float">
            <text:p>6.385137</text:p>
          </table:table-cell>
          <table:table-cell office:value-type="float" office:value="2032.821" calcext:value-type="float">
            <text:p>2032.821</text:p>
          </table:table-cell>
          <table:table-cell office:value-type="float" office:value="0" calcext:value-type="float">
            <text:p>0</text:p>
          </table:table-cell>
          <table:table-cell office:value-type="float" office:value="-0.5412896" calcext:value-type="float">
            <text:p>-0.54128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5.40353" calcext:value-type="float">
            <text:p>5.40353</text:p>
          </table:table-cell>
          <table:table-cell office:value-type="float" office:value="452.0699" calcext:value-type="float">
            <text:p>452.069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86738" calcext:value-type="float">
            <text:p>0.1186738</text:p>
          </table:table-cell>
          <table:table-cell office:value-type="float" office:value="13.52603" calcext:value-type="float">
            <text:p>13.52603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06922" calcext:value-type="float">
            <text:p>0.03206922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0.96654" calcext:value-type="float">
            <text:p>10.96654</text:p>
          </table:table-cell>
          <table:table-cell office:value-type="float" office:value="-0.3905664" calcext:value-type="float">
            <text:p>-0.3905664</text:p>
          </table:table-cell>
          <table:table-cell office:value-type="float" office:value="-0.4310982" calcext:value-type="float">
            <text:p>-0.4310982</text:p>
          </table:table-cell>
          <table:table-cell office:value-type="float" office:value="0.005344544" calcext:value-type="float">
            <text:p>0.005344544</text:p>
          </table:table-cell>
          <table:table-cell office:value-type="float" office:value="7.222666" calcext:value-type="float">
            <text:p>7.222666</text:p>
          </table:table-cell>
          <table:table-cell office:value-type="float" office:value="0.794636" calcext:value-type="float">
            <text:p>0.794636</text:p>
          </table:table-cell>
          <table:table-cell office:value-type="float" office:value="0.08842088" calcext:value-type="float">
            <text:p>0.08842088</text:p>
          </table:table-cell>
          <table:table-cell office:value-type="float" office:value="0.03258449" calcext:value-type="float">
            <text:p>0.03258449</text:p>
          </table:table-cell>
          <table:table-cell office:value-type="float" office:value="0.02591205" calcext:value-type="float">
            <text:p>0.02591205</text:p>
          </table:table-cell>
          <table:table-cell office:value-type="float" office:value="0.02154107" calcext:value-type="float">
            <text:p>0.02154107</text:p>
          </table:table-cell>
          <table:table-cell office:value-type="float" office:value="0.0200806" calcext:value-type="float">
            <text:p>0.0200806</text:p>
          </table:table-cell>
          <table:table-cell office:value-type="float" office:value="0.01969521" calcext:value-type="float">
            <text:p>0.01969521</text:p>
          </table:table-cell>
          <table:table-cell office:value-type="float" office:value="0.01585625" calcext:value-type="float">
            <text:p>0.01585625</text:p>
          </table:table-cell>
          <table:table-cell office:value-type="float" office:value="12.46714" calcext:value-type="float">
            <text:p>12.46714</text:p>
          </table:table-cell>
          <table:table-cell office:value-type="float" office:value="12.09806" calcext:value-type="float">
            <text:p>12.09806</text:p>
          </table:table-cell>
          <table:table-cell office:value-type="float" office:value="14.17817" calcext:value-type="float">
            <text:p>14.17817</text:p>
          </table:table-cell>
          <table:table-cell office:value-type="float" office:value="18.96266" calcext:value-type="float">
            <text:p>18.96266</text:p>
          </table:table-cell>
          <table:table-cell office:value-type="float" office:value="23.86981" calcext:value-type="float">
            <text:p>23.86981</text:p>
          </table:table-cell>
          <table:table-cell office:value-type="float" office:value="22.89334" calcext:value-type="float">
            <text:p>22.89334</text:p>
          </table:table-cell>
          <table:table-cell office:value-type="float" office:value="13.59637" calcext:value-type="float">
            <text:p>13.59637</text:p>
          </table:table-cell>
          <table:table-cell office:value-type="float" office:value="6.388329" calcext:value-type="float">
            <text:p>6.388329</text:p>
          </table:table-cell>
          <table:table-cell office:value-type="float" office:value="2058.187" calcext:value-type="float">
            <text:p>2058.187</text:p>
          </table:table-cell>
          <table:table-cell office:value-type="float" office:value="0" calcext:value-type="float">
            <text:p>0</text:p>
          </table:table-cell>
          <table:table-cell office:value-type="float" office:value="-0.5412896" calcext:value-type="float">
            <text:p>-0.541289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5.40287" calcext:value-type="float">
            <text:p>5.40287</text:p>
          </table:table-cell>
          <table:table-cell office:value-type="float" office:value="452.0623" calcext:value-type="float">
            <text:p>452.062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11025" calcext:value-type="float">
            <text:p>0.1211025</text:p>
          </table:table-cell>
          <table:table-cell office:value-type="float" office:value="13.51362" calcext:value-type="float">
            <text:p>13.5136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19596" calcext:value-type="float">
            <text:p>0.03219596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06164" calcext:value-type="float">
            <text:p>11.06164</text:p>
          </table:table-cell>
          <table:table-cell office:value-type="float" office:value="-0.3911084" calcext:value-type="float">
            <text:p>-0.3911084</text:p>
          </table:table-cell>
          <table:table-cell office:value-type="float" office:value="-0.4362501" calcext:value-type="float">
            <text:p>-0.4362501</text:p>
          </table:table-cell>
          <table:table-cell office:value-type="float" office:value="0.005346922" calcext:value-type="float">
            <text:p>0.005346922</text:p>
          </table:table-cell>
          <table:table-cell office:value-type="float" office:value="7.234625" calcext:value-type="float">
            <text:p>7.234625</text:p>
          </table:table-cell>
          <table:table-cell office:value-type="float" office:value="1.148034" calcext:value-type="float">
            <text:p>1.148034</text:p>
          </table:table-cell>
          <table:table-cell office:value-type="float" office:value="0.09293272" calcext:value-type="float">
            <text:p>0.09293272</text:p>
          </table:table-cell>
          <table:table-cell office:value-type="float" office:value="0.03861635" calcext:value-type="float">
            <text:p>0.03861635</text:p>
          </table:table-cell>
          <table:table-cell office:value-type="float" office:value="0.02693716" calcext:value-type="float">
            <text:p>0.02693716</text:p>
          </table:table-cell>
          <table:table-cell office:value-type="float" office:value="0.02180433" calcext:value-type="float">
            <text:p>0.02180433</text:p>
          </table:table-cell>
          <table:table-cell office:value-type="float" office:value="0.02010039" calcext:value-type="float">
            <text:p>0.02010039</text:p>
          </table:table-cell>
          <table:table-cell office:value-type="float" office:value="0.01981151" calcext:value-type="float">
            <text:p>0.01981151</text:p>
          </table:table-cell>
          <table:table-cell office:value-type="float" office:value="0.01592524" calcext:value-type="float">
            <text:p>0.01592524</text:p>
          </table:table-cell>
          <table:table-cell office:value-type="float" office:value="6.996092" calcext:value-type="float">
            <text:p>6.996092</text:p>
          </table:table-cell>
          <table:table-cell office:value-type="float" office:value="7.61173" calcext:value-type="float">
            <text:p>7.61173</text:p>
          </table:table-cell>
          <table:table-cell office:value-type="float" office:value="14.00719" calcext:value-type="float">
            <text:p>14.00719</text:p>
          </table:table-cell>
          <table:table-cell office:value-type="float" office:value="19.63099" calcext:value-type="float">
            <text:p>19.63099</text:p>
          </table:table-cell>
          <table:table-cell office:value-type="float" office:value="24.79803" calcext:value-type="float">
            <text:p>24.79803</text:p>
          </table:table-cell>
          <table:table-cell office:value-type="float" office:value="23.65672" calcext:value-type="float">
            <text:p>23.65672</text:p>
          </table:table-cell>
          <table:table-cell office:value-type="float" office:value="13.60973" calcext:value-type="float">
            <text:p>13.60973</text:p>
          </table:table-cell>
          <table:table-cell office:value-type="float" office:value="6.397598" calcext:value-type="float">
            <text:p>6.397598</text:p>
          </table:table-cell>
          <table:table-cell office:value-type="float" office:value="1956.335" calcext:value-type="float">
            <text:p>1956.335</text:p>
          </table:table-cell>
          <table:table-cell office:value-type="float" office:value="0" calcext:value-type="float">
            <text:p>0</text:p>
          </table:table-cell>
          <table:table-cell office:value-type="float" office:value="-0.5414515" calcext:value-type="float">
            <text:p>-0.54145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5.402534" calcext:value-type="float">
            <text:p>5.402534</text:p>
          </table:table-cell>
          <table:table-cell office:value-type="float" office:value="452.0539" calcext:value-type="float">
            <text:p>452.053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35244" calcext:value-type="float">
            <text:p>0.1135244</text:p>
          </table:table-cell>
          <table:table-cell office:value-type="float" office:value="13.4597" calcext:value-type="float">
            <text:p>13.459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30101" calcext:value-type="float">
            <text:p>0.0323010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16742" calcext:value-type="float">
            <text:p>11.16742</text:p>
          </table:table-cell>
          <table:table-cell office:value-type="float" office:value="-0.3912746" calcext:value-type="float">
            <text:p>-0.3912746</text:p>
          </table:table-cell>
          <table:table-cell office:value-type="float" office:value="-0.4387364" calcext:value-type="float">
            <text:p>-0.4387364</text:p>
          </table:table-cell>
          <table:table-cell office:value-type="float" office:value="0.005349486" calcext:value-type="float">
            <text:p>0.005349486</text:p>
          </table:table-cell>
          <table:table-cell office:value-type="float" office:value="7.241624" calcext:value-type="float">
            <text:p>7.241624</text:p>
          </table:table-cell>
          <table:table-cell office:value-type="float" office:value="0.9691485" calcext:value-type="float">
            <text:p>0.9691485</text:p>
          </table:table-cell>
          <table:table-cell office:value-type="float" office:value="0.06873693" calcext:value-type="float">
            <text:p>0.06873693</text:p>
          </table:table-cell>
          <table:table-cell office:value-type="float" office:value="0.03475371" calcext:value-type="float">
            <text:p>0.03475371</text:p>
          </table:table-cell>
          <table:table-cell office:value-type="float" office:value="0.02625317" calcext:value-type="float">
            <text:p>0.02625317</text:p>
          </table:table-cell>
          <table:table-cell office:value-type="float" office:value="0.02169941" calcext:value-type="float">
            <text:p>0.02169941</text:p>
          </table:table-cell>
          <table:table-cell office:value-type="float" office:value="0.02019981" calcext:value-type="float">
            <text:p>0.02019981</text:p>
          </table:table-cell>
          <table:table-cell office:value-type="float" office:value="0.01989097" calcext:value-type="float">
            <text:p>0.01989097</text:p>
          </table:table-cell>
          <table:table-cell office:value-type="float" office:value="0.01597123" calcext:value-type="float">
            <text:p>0.01597123</text:p>
          </table:table-cell>
          <table:table-cell office:value-type="float" office:value="10.90657" calcext:value-type="float">
            <text:p>10.90657</text:p>
          </table:table-cell>
          <table:table-cell office:value-type="float" office:value="8.078512" calcext:value-type="float">
            <text:p>8.078512</text:p>
          </table:table-cell>
          <table:table-cell office:value-type="float" office:value="13.12641" calcext:value-type="float">
            <text:p>13.12641</text:p>
          </table:table-cell>
          <table:table-cell office:value-type="float" office:value="18.69344" calcext:value-type="float">
            <text:p>18.69344</text:p>
          </table:table-cell>
          <table:table-cell office:value-type="float" office:value="24.14911" calcext:value-type="float">
            <text:p>24.14911</text:p>
          </table:table-cell>
          <table:table-cell office:value-type="float" office:value="23.87512" calcext:value-type="float">
            <text:p>23.87512</text:p>
          </table:table-cell>
          <table:table-cell office:value-type="float" office:value="13.85668" calcext:value-type="float">
            <text:p>13.85668</text:p>
          </table:table-cell>
          <table:table-cell office:value-type="float" office:value="6.411753" calcext:value-type="float">
            <text:p>6.411753</text:p>
          </table:table-cell>
          <table:table-cell office:value-type="float" office:value="1860.342" calcext:value-type="float">
            <text:p>1860.342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5.402224" calcext:value-type="float">
            <text:p>5.402224</text:p>
          </table:table-cell>
          <table:table-cell office:value-type="float" office:value="452.046" calcext:value-type="float">
            <text:p>452.04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00836" calcext:value-type="float">
            <text:p>0.1100836</text:p>
          </table:table-cell>
          <table:table-cell office:value-type="float" office:value="13.45092" calcext:value-type="float">
            <text:p>13.4509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36441" calcext:value-type="float">
            <text:p>0.0323644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2144" calcext:value-type="float">
            <text:p>11.22144</text:p>
          </table:table-cell>
          <table:table-cell office:value-type="float" office:value="-0.3914025" calcext:value-type="float">
            <text:p>-0.3914025</text:p>
          </table:table-cell>
          <table:table-cell office:value-type="float" office:value="-0.4417032" calcext:value-type="float">
            <text:p>-0.4417032</text:p>
          </table:table-cell>
          <table:table-cell office:value-type="float" office:value="0.00535161" calcext:value-type="float">
            <text:p>0.00535161</text:p>
          </table:table-cell>
          <table:table-cell office:value-type="float" office:value="7.248353" calcext:value-type="float">
            <text:p>7.248353</text:p>
          </table:table-cell>
          <table:table-cell office:value-type="float" office:value="0.9977405" calcext:value-type="float">
            <text:p>0.9977405</text:p>
          </table:table-cell>
          <table:table-cell office:value-type="float" office:value="0.06086969" calcext:value-type="float">
            <text:p>0.06086969</text:p>
          </table:table-cell>
          <table:table-cell office:value-type="float" office:value="0.03320202" calcext:value-type="float">
            <text:p>0.03320202</text:p>
          </table:table-cell>
          <table:table-cell office:value-type="float" office:value="0.02614906" calcext:value-type="float">
            <text:p>0.02614906</text:p>
          </table:table-cell>
          <table:table-cell office:value-type="float" office:value="0.02171793" calcext:value-type="float">
            <text:p>0.02171793</text:p>
          </table:table-cell>
          <table:table-cell office:value-type="float" office:value="0.02027951" calcext:value-type="float">
            <text:p>0.02027951</text:p>
          </table:table-cell>
          <table:table-cell office:value-type="float" office:value="0.01998584" calcext:value-type="float">
            <text:p>0.01998584</text:p>
          </table:table-cell>
          <table:table-cell office:value-type="float" office:value="0.01602562" calcext:value-type="float">
            <text:p>0.01602562</text:p>
          </table:table-cell>
          <table:table-cell office:value-type="float" office:value="15.02893" calcext:value-type="float">
            <text:p>15.02893</text:p>
          </table:table-cell>
          <table:table-cell office:value-type="float" office:value="8.923176" calcext:value-type="float">
            <text:p>8.923176</text:p>
          </table:table-cell>
          <table:table-cell office:value-type="float" office:value="12.78065" calcext:value-type="float">
            <text:p>12.78065</text:p>
          </table:table-cell>
          <table:table-cell office:value-type="float" office:value="18.34852" calcext:value-type="float">
            <text:p>18.34852</text:p>
          </table:table-cell>
          <table:table-cell office:value-type="float" office:value="23.77087" calcext:value-type="float">
            <text:p>23.77087</text:p>
          </table:table-cell>
          <table:table-cell office:value-type="float" office:value="23.58055" calcext:value-type="float">
            <text:p>23.58055</text:p>
          </table:table-cell>
          <table:table-cell office:value-type="float" office:value="13.88964" calcext:value-type="float">
            <text:p>13.88964</text:p>
          </table:table-cell>
          <table:table-cell office:value-type="float" office:value="6.424164" calcext:value-type="float">
            <text:p>6.424164</text:p>
          </table:table-cell>
          <table:table-cell office:value-type="float" office:value="1787.807" calcext:value-type="float">
            <text:p>1787.807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5.401303" calcext:value-type="float">
            <text:p>5.401303</text:p>
          </table:table-cell>
          <table:table-cell office:value-type="float" office:value="452.0386" calcext:value-type="float">
            <text:p>452.038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67097" calcext:value-type="float">
            <text:p>0.1067097</text:p>
          </table:table-cell>
          <table:table-cell office:value-type="float" office:value="13.46566" calcext:value-type="float">
            <text:p>13.4656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40599" calcext:value-type="float">
            <text:p>0.0324059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4072" calcext:value-type="float">
            <text:p>11.24072</text:p>
          </table:table-cell>
          <table:table-cell office:value-type="float" office:value="-0.3914842" calcext:value-type="float">
            <text:p>-0.3914842</text:p>
          </table:table-cell>
          <table:table-cell office:value-type="float" office:value="-0.4437205" calcext:value-type="float">
            <text:p>-0.4437205</text:p>
          </table:table-cell>
          <table:table-cell office:value-type="float" office:value="0.005353461" calcext:value-type="float">
            <text:p>0.005353461</text:p>
          </table:table-cell>
          <table:table-cell office:value-type="float" office:value="7.250907" calcext:value-type="float">
            <text:p>7.250907</text:p>
          </table:table-cell>
          <table:table-cell office:value-type="float" office:value="0.8706748" calcext:value-type="float">
            <text:p>0.8706748</text:p>
          </table:table-cell>
          <table:table-cell office:value-type="float" office:value="0.05272867" calcext:value-type="float">
            <text:p>0.05272867</text:p>
          </table:table-cell>
          <table:table-cell office:value-type="float" office:value="0.03278692" calcext:value-type="float">
            <text:p>0.03278692</text:p>
          </table:table-cell>
          <table:table-cell office:value-type="float" office:value="0.02636707" calcext:value-type="float">
            <text:p>0.02636707</text:p>
          </table:table-cell>
          <table:table-cell office:value-type="float" office:value="0.02188729" calcext:value-type="float">
            <text:p>0.02188729</text:p>
          </table:table-cell>
          <table:table-cell office:value-type="float" office:value="0.0204693" calcext:value-type="float">
            <text:p>0.0204693</text:p>
          </table:table-cell>
          <table:table-cell office:value-type="float" office:value="0.02011888" calcext:value-type="float">
            <text:p>0.02011888</text:p>
          </table:table-cell>
          <table:table-cell office:value-type="float" office:value="0.01609158" calcext:value-type="float">
            <text:p>0.01609158</text:p>
          </table:table-cell>
          <table:table-cell office:value-type="float" office:value="18.32445" calcext:value-type="float">
            <text:p>18.32445</text:p>
          </table:table-cell>
          <table:table-cell office:value-type="float" office:value="10.17156" calcext:value-type="float">
            <text:p>10.17156</text:p>
          </table:table-cell>
          <table:table-cell office:value-type="float" office:value="12.69616" calcext:value-type="float">
            <text:p>12.69616</text:p>
          </table:table-cell>
          <table:table-cell office:value-type="float" office:value="18.15789" calcext:value-type="float">
            <text:p>18.15789</text:p>
          </table:table-cell>
          <table:table-cell office:value-type="float" office:value="23.49903" calcext:value-type="float">
            <text:p>23.49903</text:p>
          </table:table-cell>
          <table:table-cell office:value-type="float" office:value="23.30116" calcext:value-type="float">
            <text:p>23.30116</text:p>
          </table:table-cell>
          <table:table-cell office:value-type="float" office:value="13.87371" calcext:value-type="float">
            <text:p>13.87371</text:p>
          </table:table-cell>
          <table:table-cell office:value-type="float" office:value="6.42944" calcext:value-type="float">
            <text:p>6.42944</text:p>
          </table:table-cell>
          <table:table-cell office:value-type="float" office:value="1742.638" calcext:value-type="float">
            <text:p>1742.638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5.399939" calcext:value-type="float">
            <text:p>5.399939</text:p>
          </table:table-cell>
          <table:table-cell office:value-type="float" office:value="452.0316" calcext:value-type="float">
            <text:p>452.031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38659" calcext:value-type="float">
            <text:p>0.1038659</text:p>
          </table:table-cell>
          <table:table-cell office:value-type="float" office:value="13.49242" calcext:value-type="float">
            <text:p>13.4924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4425" calcext:value-type="float">
            <text:p>0.032442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4762" calcext:value-type="float">
            <text:p>11.24762</text:p>
          </table:table-cell>
          <table:table-cell office:value-type="float" office:value="-0.3915663" calcext:value-type="float">
            <text:p>-0.3915663</text:p>
          </table:table-cell>
          <table:table-cell office:value-type="float" office:value="-0.4473635" calcext:value-type="float">
            <text:p>-0.4473635</text:p>
          </table:table-cell>
          <table:table-cell office:value-type="float" office:value="0.005355021" calcext:value-type="float">
            <text:p>0.005355021</text:p>
          </table:table-cell>
          <table:table-cell office:value-type="float" office:value="7.253051" calcext:value-type="float">
            <text:p>7.253051</text:p>
          </table:table-cell>
          <table:table-cell office:value-type="float" office:value="0.7583677" calcext:value-type="float">
            <text:p>0.7583677</text:p>
          </table:table-cell>
          <table:table-cell office:value-type="float" office:value="0.04797633" calcext:value-type="float">
            <text:p>0.04797633</text:p>
          </table:table-cell>
          <table:table-cell office:value-type="float" office:value="0.03290541" calcext:value-type="float">
            <text:p>0.03290541</text:p>
          </table:table-cell>
          <table:table-cell office:value-type="float" office:value="0.02662832" calcext:value-type="float">
            <text:p>0.02662832</text:p>
          </table:table-cell>
          <table:table-cell office:value-type="float" office:value="0.02206574" calcext:value-type="float">
            <text:p>0.02206574</text:p>
          </table:table-cell>
          <table:table-cell office:value-type="float" office:value="0.02063211" calcext:value-type="float">
            <text:p>0.02063211</text:p>
          </table:table-cell>
          <table:table-cell office:value-type="float" office:value="0.02027594" calcext:value-type="float">
            <text:p>0.02027594</text:p>
          </table:table-cell>
          <table:table-cell office:value-type="float" office:value="0.01616731" calcext:value-type="float">
            <text:p>0.01616731</text:p>
          </table:table-cell>
          <table:table-cell office:value-type="float" office:value="20.93955" calcext:value-type="float">
            <text:p>20.93955</text:p>
          </table:table-cell>
          <table:table-cell office:value-type="float" office:value="11.5445" calcext:value-type="float">
            <text:p>11.5445</text:p>
          </table:table-cell>
          <table:table-cell office:value-type="float" office:value="12.78554" calcext:value-type="float">
            <text:p>12.78554</text:p>
          </table:table-cell>
          <table:table-cell office:value-type="float" office:value="18.05434" calcext:value-type="float">
            <text:p>18.05434</text:p>
          </table:table-cell>
          <table:table-cell office:value-type="float" office:value="23.27079" calcext:value-type="float">
            <text:p>23.27079</text:p>
          </table:table-cell>
          <table:table-cell office:value-type="float" office:value="23.04327" calcext:value-type="float">
            <text:p>23.04327</text:p>
          </table:table-cell>
          <table:table-cell office:value-type="float" office:value="13.86221" calcext:value-type="float">
            <text:p>13.86221</text:p>
          </table:table-cell>
          <table:table-cell office:value-type="float" office:value="6.431248" calcext:value-type="float">
            <text:p>6.431248</text:p>
          </table:table-cell>
          <table:table-cell office:value-type="float" office:value="1710.879" calcext:value-type="float">
            <text:p>1710.879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5.397422" calcext:value-type="float">
            <text:p>5.397422</text:p>
          </table:table-cell>
          <table:table-cell office:value-type="float" office:value="452.0244" calcext:value-type="float">
            <text:p>452.024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01166" calcext:value-type="float">
            <text:p>0.1001166</text:p>
          </table:table-cell>
          <table:table-cell office:value-type="float" office:value="13.512" calcext:value-type="float">
            <text:p>13.51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47759" calcext:value-type="float">
            <text:p>0.0324775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5029" calcext:value-type="float">
            <text:p>11.25029</text:p>
          </table:table-cell>
          <table:table-cell office:value-type="float" office:value="-0.3916086" calcext:value-type="float">
            <text:p>-0.3916086</text:p>
          </table:table-cell>
          <table:table-cell office:value-type="float" office:value="-0.4509283" calcext:value-type="float">
            <text:p>-0.4509283</text:p>
          </table:table-cell>
          <table:table-cell office:value-type="float" office:value="0.005356275" calcext:value-type="float">
            <text:p>0.005356275</text:p>
          </table:table-cell>
          <table:table-cell office:value-type="float" office:value="7.249829" calcext:value-type="float">
            <text:p>7.249829</text:p>
          </table:table-cell>
          <table:table-cell office:value-type="float" office:value="0.5325789" calcext:value-type="float">
            <text:p>0.5325789</text:p>
          </table:table-cell>
          <table:table-cell office:value-type="float" office:value="0.04272019" calcext:value-type="float">
            <text:p>0.04272019</text:p>
          </table:table-cell>
          <table:table-cell office:value-type="float" office:value="0.03366957" calcext:value-type="float">
            <text:p>0.03366957</text:p>
          </table:table-cell>
          <table:table-cell office:value-type="float" office:value="0.02716469" calcext:value-type="float">
            <text:p>0.02716469</text:p>
          </table:table-cell>
          <table:table-cell office:value-type="float" office:value="0.02232448" calcext:value-type="float">
            <text:p>0.02232448</text:p>
          </table:table-cell>
          <table:table-cell office:value-type="float" office:value="0.02083489" calcext:value-type="float">
            <text:p>0.02083489</text:p>
          </table:table-cell>
          <table:table-cell office:value-type="float" office:value="0.02045194" calcext:value-type="float">
            <text:p>0.02045194</text:p>
          </table:table-cell>
          <table:table-cell office:value-type="float" office:value="0.01624833" calcext:value-type="float">
            <text:p>0.01624833</text:p>
          </table:table-cell>
          <table:table-cell office:value-type="float" office:value="21.24529" calcext:value-type="float">
            <text:p>21.24529</text:p>
          </table:table-cell>
          <table:table-cell office:value-type="float" office:value="13.03026" calcext:value-type="float">
            <text:p>13.03026</text:p>
          </table:table-cell>
          <table:table-cell office:value-type="float" office:value="13.03407" calcext:value-type="float">
            <text:p>13.03407</text:p>
          </table:table-cell>
          <table:table-cell office:value-type="float" office:value="18.08645" calcext:value-type="float">
            <text:p>18.08645</text:p>
          </table:table-cell>
          <table:table-cell office:value-type="float" office:value="23.07795" calcext:value-type="float">
            <text:p>23.07795</text:p>
          </table:table-cell>
          <table:table-cell office:value-type="float" office:value="22.78513" calcext:value-type="float">
            <text:p>22.78513</text:p>
          </table:table-cell>
          <table:table-cell office:value-type="float" office:value="13.85728" calcext:value-type="float">
            <text:p>13.85728</text:p>
          </table:table-cell>
          <table:table-cell office:value-type="float" office:value="6.431831" calcext:value-type="float">
            <text:p>6.431831</text:p>
          </table:table-cell>
          <table:table-cell office:value-type="float" office:value="1695.867" calcext:value-type="float">
            <text:p>1695.867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5.393166" calcext:value-type="float">
            <text:p>5.393166</text:p>
          </table:table-cell>
          <table:table-cell office:value-type="float" office:value="452.0168" calcext:value-type="float">
            <text:p>452.016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980592" calcext:value-type="float">
            <text:p>0.09980592</text:p>
          </table:table-cell>
          <table:table-cell office:value-type="float" office:value="13.52635" calcext:value-type="float">
            <text:p>13.52635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51192" calcext:value-type="float">
            <text:p>0.03251192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5227" calcext:value-type="float">
            <text:p>11.25227</text:p>
          </table:table-cell>
          <table:table-cell office:value-type="float" office:value="-0.3916453" calcext:value-type="float">
            <text:p>-0.3916453</text:p>
          </table:table-cell>
          <table:table-cell office:value-type="float" office:value="-0.4565586" calcext:value-type="float">
            <text:p>-0.4565586</text:p>
          </table:table-cell>
          <table:table-cell office:value-type="float" office:value="0.005356582" calcext:value-type="float">
            <text:p>0.005356582</text:p>
          </table:table-cell>
          <table:table-cell office:value-type="float" office:value="7.243119" calcext:value-type="float">
            <text:p>7.243119</text:p>
          </table:table-cell>
          <table:table-cell office:value-type="float" office:value="0.47217" calcext:value-type="float">
            <text:p>0.47217</text:p>
          </table:table-cell>
          <table:table-cell office:value-type="float" office:value="0.0380949" calcext:value-type="float">
            <text:p>0.0380949</text:p>
          </table:table-cell>
          <table:table-cell office:value-type="float" office:value="0.03375735" calcext:value-type="float">
            <text:p>0.03375735</text:p>
          </table:table-cell>
          <table:table-cell office:value-type="float" office:value="0.02741943" calcext:value-type="float">
            <text:p>0.02741943</text:p>
          </table:table-cell>
          <table:table-cell office:value-type="float" office:value="0.02252953" calcext:value-type="float">
            <text:p>0.02252953</text:p>
          </table:table-cell>
          <table:table-cell office:value-type="float" office:value="0.02099609" calcext:value-type="float">
            <text:p>0.02099609</text:p>
          </table:table-cell>
          <table:table-cell office:value-type="float" office:value="0.0206404" calcext:value-type="float">
            <text:p>0.0206404</text:p>
          </table:table-cell>
          <table:table-cell office:value-type="float" office:value="0.01633808" calcext:value-type="float">
            <text:p>0.01633808</text:p>
          </table:table-cell>
          <table:table-cell office:value-type="float" office:value="19.7169" calcext:value-type="float">
            <text:p>19.7169</text:p>
          </table:table-cell>
          <table:table-cell office:value-type="float" office:value="14.82383" calcext:value-type="float">
            <text:p>14.82383</text:p>
          </table:table-cell>
          <table:table-cell office:value-type="float" office:value="13.27724" calcext:value-type="float">
            <text:p>13.27724</text:p>
          </table:table-cell>
          <table:table-cell office:value-type="float" office:value="18.18256" calcext:value-type="float">
            <text:p>18.18256</text:p>
          </table:table-cell>
          <table:table-cell office:value-type="float" office:value="22.97629" calcext:value-type="float">
            <text:p>22.97629</text:p>
          </table:table-cell>
          <table:table-cell office:value-type="float" office:value="22.56161" calcext:value-type="float">
            <text:p>22.56161</text:p>
          </table:table-cell>
          <table:table-cell office:value-type="float" office:value="13.85243" calcext:value-type="float">
            <text:p>13.85243</text:p>
          </table:table-cell>
          <table:table-cell office:value-type="float" office:value="6.431514" calcext:value-type="float">
            <text:p>6.431514</text:p>
          </table:table-cell>
          <table:table-cell office:value-type="float" office:value="1714.288" calcext:value-type="float">
            <text:p>1714.288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5.390081" calcext:value-type="float">
            <text:p>5.390081</text:p>
          </table:table-cell>
          <table:table-cell office:value-type="float" office:value="452.0097" calcext:value-type="float">
            <text:p>452.009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838831" calcext:value-type="float">
            <text:p>0.09838831</text:p>
          </table:table-cell>
          <table:table-cell office:value-type="float" office:value="13.53772" calcext:value-type="float">
            <text:p>13.5377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54625" calcext:value-type="float">
            <text:p>0.0325462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539" calcext:value-type="float">
            <text:p>11.2539</text:p>
          </table:table-cell>
          <table:table-cell office:value-type="float" office:value="-0.3916796" calcext:value-type="float">
            <text:p>-0.3916796</text:p>
          </table:table-cell>
          <table:table-cell office:value-type="float" office:value="-0.4600551" calcext:value-type="float">
            <text:p>-0.4600551</text:p>
          </table:table-cell>
          <table:table-cell office:value-type="float" office:value="0.005357149" calcext:value-type="float">
            <text:p>0.005357149</text:p>
          </table:table-cell>
          <table:table-cell office:value-type="float" office:value="7.237857" calcext:value-type="float">
            <text:p>7.237857</text:p>
          </table:table-cell>
          <table:table-cell office:value-type="float" office:value="0.3746384" calcext:value-type="float">
            <text:p>0.3746384</text:p>
          </table:table-cell>
          <table:table-cell office:value-type="float" office:value="0.03493774" calcext:value-type="float">
            <text:p>0.03493774</text:p>
          </table:table-cell>
          <table:table-cell office:value-type="float" office:value="0.03414623" calcext:value-type="float">
            <text:p>0.03414623</text:p>
          </table:table-cell>
          <table:table-cell office:value-type="float" office:value="0.02771895" calcext:value-type="float">
            <text:p>0.02771895</text:p>
          </table:table-cell>
          <table:table-cell office:value-type="float" office:value="0.02267386" calcext:value-type="float">
            <text:p>0.02267386</text:p>
          </table:table-cell>
          <table:table-cell office:value-type="float" office:value="0.02111181" calcext:value-type="float">
            <text:p>0.02111181</text:p>
          </table:table-cell>
          <table:table-cell office:value-type="float" office:value="0.02079897" calcext:value-type="float">
            <text:p>0.02079897</text:p>
          </table:table-cell>
          <table:table-cell office:value-type="float" office:value="0.01642478" calcext:value-type="float">
            <text:p>0.01642478</text:p>
          </table:table-cell>
          <table:table-cell office:value-type="float" office:value="18.63235" calcext:value-type="float">
            <text:p>18.63235</text:p>
          </table:table-cell>
          <table:table-cell office:value-type="float" office:value="15.94032" calcext:value-type="float">
            <text:p>15.94032</text:p>
          </table:table-cell>
          <table:table-cell office:value-type="float" office:value="13.45437" calcext:value-type="float">
            <text:p>13.45437</text:p>
          </table:table-cell>
          <table:table-cell office:value-type="float" office:value="18.27602" calcext:value-type="float">
            <text:p>18.27602</text:p>
          </table:table-cell>
          <table:table-cell office:value-type="float" office:value="22.92548" calcext:value-type="float">
            <text:p>22.92548</text:p>
          </table:table-cell>
          <table:table-cell office:value-type="float" office:value="22.38109" calcext:value-type="float">
            <text:p>22.38109</text:p>
          </table:table-cell>
          <table:table-cell office:value-type="float" office:value="13.85075" calcext:value-type="float">
            <text:p>13.85075</text:p>
          </table:table-cell>
          <table:table-cell office:value-type="float" office:value="6.43078" calcext:value-type="float">
            <text:p>6.43078</text:p>
          </table:table-cell>
          <table:table-cell office:value-type="float" office:value="1707.21" calcext:value-type="float">
            <text:p>1707.21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5.387517" calcext:value-type="float">
            <text:p>5.387517</text:p>
          </table:table-cell>
          <table:table-cell office:value-type="float" office:value="452.0033" calcext:value-type="float">
            <text:p>452.003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735885" calcext:value-type="float">
            <text:p>0.09735885</text:p>
          </table:table-cell>
          <table:table-cell office:value-type="float" office:value="13.55746" calcext:value-type="float">
            <text:p>13.5574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58058" calcext:value-type="float">
            <text:p>0.0325805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5512" calcext:value-type="float">
            <text:p>11.25512</text:p>
          </table:table-cell>
          <table:table-cell office:value-type="float" office:value="-0.3917341" calcext:value-type="float">
            <text:p>-0.3917341</text:p>
          </table:table-cell>
          <table:table-cell office:value-type="float" office:value="-0.46692" calcext:value-type="float">
            <text:p>-0.46692</text:p>
          </table:table-cell>
          <table:table-cell office:value-type="float" office:value="0.005358005" calcext:value-type="float">
            <text:p>0.005358005</text:p>
          </table:table-cell>
          <table:table-cell office:value-type="float" office:value="7.236291" calcext:value-type="float">
            <text:p>7.236291</text:p>
          </table:table-cell>
          <table:table-cell office:value-type="float" office:value="0.3485322" calcext:value-type="float">
            <text:p>0.3485322</text:p>
          </table:table-cell>
          <table:table-cell office:value-type="float" office:value="0.03498822" calcext:value-type="float">
            <text:p>0.03498822</text:p>
          </table:table-cell>
          <table:table-cell office:value-type="float" office:value="0.0343585" calcext:value-type="float">
            <text:p>0.0343585</text:p>
          </table:table-cell>
          <table:table-cell office:value-type="float" office:value="0.0277995" calcext:value-type="float">
            <text:p>0.0277995</text:p>
          </table:table-cell>
          <table:table-cell office:value-type="float" office:value="0.02276499" calcext:value-type="float">
            <text:p>0.02276499</text:p>
          </table:table-cell>
          <table:table-cell office:value-type="float" office:value="0.0211775" calcext:value-type="float">
            <text:p>0.0211775</text:p>
          </table:table-cell>
          <table:table-cell office:value-type="float" office:value="0.02095264" calcext:value-type="float">
            <text:p>0.02095264</text:p>
          </table:table-cell>
          <table:table-cell office:value-type="float" office:value="0.01651173" calcext:value-type="float">
            <text:p>0.01651173</text:p>
          </table:table-cell>
          <table:table-cell office:value-type="float" office:value="19.18818" calcext:value-type="float">
            <text:p>19.18818</text:p>
          </table:table-cell>
          <table:table-cell office:value-type="float" office:value="16.57949" calcext:value-type="float">
            <text:p>16.57949</text:p>
          </table:table-cell>
          <table:table-cell office:value-type="float" office:value="13.60843" calcext:value-type="float">
            <text:p>13.60843</text:p>
          </table:table-cell>
          <table:table-cell office:value-type="float" office:value="18.3363" calcext:value-type="float">
            <text:p>18.3363</text:p>
          </table:table-cell>
          <table:table-cell office:value-type="float" office:value="22.87793" calcext:value-type="float">
            <text:p>22.87793</text:p>
          </table:table-cell>
          <table:table-cell office:value-type="float" office:value="22.22788" calcext:value-type="float">
            <text:p>22.22788</text:p>
          </table:table-cell>
          <table:table-cell office:value-type="float" office:value="13.85281" calcext:value-type="float">
            <text:p>13.85281</text:p>
          </table:table-cell>
          <table:table-cell office:value-type="float" office:value="6.4299" calcext:value-type="float">
            <text:p>6.4299</text:p>
          </table:table-cell>
          <table:table-cell office:value-type="float" office:value="1686.742" calcext:value-type="float">
            <text:p>1686.742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5.384331" calcext:value-type="float">
            <text:p>5.384331</text:p>
          </table:table-cell>
          <table:table-cell office:value-type="float" office:value="451.9965" calcext:value-type="float">
            <text:p>451.996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639888" calcext:value-type="float">
            <text:p>0.09639888</text:p>
          </table:table-cell>
          <table:table-cell office:value-type="float" office:value="13.57151" calcext:value-type="float">
            <text:p>13.5715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61492" calcext:value-type="float">
            <text:p>0.03261492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5644" calcext:value-type="float">
            <text:p>11.25644</text:p>
          </table:table-cell>
          <table:table-cell office:value-type="float" office:value="-0.3917623" calcext:value-type="float">
            <text:p>-0.3917623</text:p>
          </table:table-cell>
          <table:table-cell office:value-type="float" office:value="-0.4715461" calcext:value-type="float">
            <text:p>-0.4715461</text:p>
          </table:table-cell>
          <table:table-cell office:value-type="float" office:value="0.005358916" calcext:value-type="float">
            <text:p>0.005358916</text:p>
          </table:table-cell>
          <table:table-cell office:value-type="float" office:value="7.230986" calcext:value-type="float">
            <text:p>7.230986</text:p>
          </table:table-cell>
          <table:table-cell office:value-type="float" office:value="0.2936284" calcext:value-type="float">
            <text:p>0.2936284</text:p>
          </table:table-cell>
          <table:table-cell office:value-type="float" office:value="0.03399997" calcext:value-type="float">
            <text:p>0.03399997</text:p>
          </table:table-cell>
          <table:table-cell office:value-type="float" office:value="0.03470603" calcext:value-type="float">
            <text:p>0.03470603</text:p>
          </table:table-cell>
          <table:table-cell office:value-type="float" office:value="0.02801851" calcext:value-type="float">
            <text:p>0.02801851</text:p>
          </table:table-cell>
          <table:table-cell office:value-type="float" office:value="0.0228536" calcext:value-type="float">
            <text:p>0.0228536</text:p>
          </table:table-cell>
          <table:table-cell office:value-type="float" office:value="0.02124605" calcext:value-type="float">
            <text:p>0.02124605</text:p>
          </table:table-cell>
          <table:table-cell office:value-type="float" office:value="0.02108159" calcext:value-type="float">
            <text:p>0.02108159</text:p>
          </table:table-cell>
          <table:table-cell office:value-type="float" office:value="0.01659247" calcext:value-type="float">
            <text:p>0.01659247</text:p>
          </table:table-cell>
          <table:table-cell office:value-type="float" office:value="19.15169" calcext:value-type="float">
            <text:p>19.15169</text:p>
          </table:table-cell>
          <table:table-cell office:value-type="float" office:value="17.29142" calcext:value-type="float">
            <text:p>17.29142</text:p>
          </table:table-cell>
          <table:table-cell office:value-type="float" office:value="13.77709" calcext:value-type="float">
            <text:p>13.77709</text:p>
          </table:table-cell>
          <table:table-cell office:value-type="float" office:value="18.39303" calcext:value-type="float">
            <text:p>18.39303</text:p>
          </table:table-cell>
          <table:table-cell office:value-type="float" office:value="22.82573" calcext:value-type="float">
            <text:p>22.82573</text:p>
          </table:table-cell>
          <table:table-cell office:value-type="float" office:value="22.08171" calcext:value-type="float">
            <text:p>22.08171</text:p>
          </table:table-cell>
          <table:table-cell office:value-type="float" office:value="13.85627" calcext:value-type="float">
            <text:p>13.85627</text:p>
          </table:table-cell>
          <table:table-cell office:value-type="float" office:value="6.429088" calcext:value-type="float">
            <text:p>6.429088</text:p>
          </table:table-cell>
          <table:table-cell office:value-type="float" office:value="1683.262" calcext:value-type="float">
            <text:p>1683.262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5.381298" calcext:value-type="float">
            <text:p>5.381298</text:p>
          </table:table-cell>
          <table:table-cell office:value-type="float" office:value="451.9897" calcext:value-type="float">
            <text:p>451.989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624096" calcext:value-type="float">
            <text:p>0.09624096</text:p>
          </table:table-cell>
          <table:table-cell office:value-type="float" office:value="13.58115" calcext:value-type="float">
            <text:p>13.58115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64915" calcext:value-type="float">
            <text:p>0.0326491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5775" calcext:value-type="float">
            <text:p>11.25775</text:p>
          </table:table-cell>
          <table:table-cell office:value-type="float" office:value="-0.3917806" calcext:value-type="float">
            <text:p>-0.3917806</text:p>
          </table:table-cell>
          <table:table-cell office:value-type="float" office:value="-0.4744745" calcext:value-type="float">
            <text:p>-0.4744745</text:p>
          </table:table-cell>
          <table:table-cell office:value-type="float" office:value="0.005359234" calcext:value-type="float">
            <text:p>0.005359234</text:p>
          </table:table-cell>
          <table:table-cell office:value-type="float" office:value="7.225219" calcext:value-type="float">
            <text:p>7.225219</text:p>
          </table:table-cell>
          <table:table-cell office:value-type="float" office:value="0.2730017" calcext:value-type="float">
            <text:p>0.2730017</text:p>
          </table:table-cell>
          <table:table-cell office:value-type="float" office:value="0.03380632" calcext:value-type="float">
            <text:p>0.03380632</text:p>
          </table:table-cell>
          <table:table-cell office:value-type="float" office:value="0.03516587" calcext:value-type="float">
            <text:p>0.03516587</text:p>
          </table:table-cell>
          <table:table-cell office:value-type="float" office:value="0.0284944" calcext:value-type="float">
            <text:p>0.0284944</text:p>
          </table:table-cell>
          <table:table-cell office:value-type="float" office:value="0.02306633" calcext:value-type="float">
            <text:p>0.02306633</text:p>
          </table:table-cell>
          <table:table-cell office:value-type="float" office:value="0.0213981" calcext:value-type="float">
            <text:p>0.0213981</text:p>
          </table:table-cell>
          <table:table-cell office:value-type="float" office:value="0.02123345" calcext:value-type="float">
            <text:p>0.02123345</text:p>
          </table:table-cell>
          <table:table-cell office:value-type="float" office:value="0.01667689" calcext:value-type="float">
            <text:p>0.01667689</text:p>
          </table:table-cell>
          <table:table-cell office:value-type="float" office:value="18.1453" calcext:value-type="float">
            <text:p>18.1453</text:p>
          </table:table-cell>
          <table:table-cell office:value-type="float" office:value="18.34316" calcext:value-type="float">
            <text:p>18.34316</text:p>
          </table:table-cell>
          <table:table-cell office:value-type="float" office:value="13.95318" calcext:value-type="float">
            <text:p>13.95318</text:p>
          </table:table-cell>
          <table:table-cell office:value-type="float" office:value="18.45228" calcext:value-type="float">
            <text:p>18.45228</text:p>
          </table:table-cell>
          <table:table-cell office:value-type="float" office:value="22.77739" calcext:value-type="float">
            <text:p>22.77739</text:p>
          </table:table-cell>
          <table:table-cell office:value-type="float" office:value="21.94218" calcext:value-type="float">
            <text:p>21.94218</text:p>
          </table:table-cell>
          <table:table-cell office:value-type="float" office:value="13.85915" calcext:value-type="float">
            <text:p>13.85915</text:p>
          </table:table-cell>
          <table:table-cell office:value-type="float" office:value="6.428245" calcext:value-type="float">
            <text:p>6.428245</text:p>
          </table:table-cell>
          <table:table-cell office:value-type="float" office:value="1686.573" calcext:value-type="float">
            <text:p>1686.573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5.376974" calcext:value-type="float">
            <text:p>5.376974</text:p>
          </table:table-cell>
          <table:table-cell office:value-type="float" office:value="451.983" calcext:value-type="float">
            <text:p>451.98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812835" calcext:value-type="float">
            <text:p>0.09812835</text:p>
          </table:table-cell>
          <table:table-cell office:value-type="float" office:value="13.58734" calcext:value-type="float">
            <text:p>13.58734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68294" calcext:value-type="float">
            <text:p>0.0326829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5884" calcext:value-type="float">
            <text:p>11.25884</text:p>
          </table:table-cell>
          <table:table-cell office:value-type="float" office:value="-0.3917856" calcext:value-type="float">
            <text:p>-0.3917856</text:p>
          </table:table-cell>
          <table:table-cell office:value-type="float" office:value="-0.4746435" calcext:value-type="float">
            <text:p>-0.4746435</text:p>
          </table:table-cell>
          <table:table-cell office:value-type="float" office:value="0.005359298" calcext:value-type="float">
            <text:p>0.005359298</text:p>
          </table:table-cell>
          <table:table-cell office:value-type="float" office:value="7.216078" calcext:value-type="float">
            <text:p>7.216078</text:p>
          </table:table-cell>
          <table:table-cell office:value-type="float" office:value="0.3266018" calcext:value-type="float">
            <text:p>0.3266018</text:p>
          </table:table-cell>
          <table:table-cell office:value-type="float" office:value="0.03566872" calcext:value-type="float">
            <text:p>0.03566872</text:p>
          </table:table-cell>
          <table:table-cell office:value-type="float" office:value="0.03523511" calcext:value-type="float">
            <text:p>0.03523511</text:p>
          </table:table-cell>
          <table:table-cell office:value-type="float" office:value="0.02887173" calcext:value-type="float">
            <text:p>0.02887173</text:p>
          </table:table-cell>
          <table:table-cell office:value-type="float" office:value="0.0233111" calcext:value-type="float">
            <text:p>0.0233111</text:p>
          </table:table-cell>
          <table:table-cell office:value-type="float" office:value="0.02159073" calcext:value-type="float">
            <text:p>0.02159073</text:p>
          </table:table-cell>
          <table:table-cell office:value-type="float" office:value="0.02140361" calcext:value-type="float">
            <text:p>0.02140361</text:p>
          </table:table-cell>
          <table:table-cell office:value-type="float" office:value="0.01676774" calcext:value-type="float">
            <text:p>0.01676774</text:p>
          </table:table-cell>
          <table:table-cell office:value-type="float" office:value="15.97699" calcext:value-type="float">
            <text:p>15.97699</text:p>
          </table:table-cell>
          <table:table-cell office:value-type="float" office:value="19.41564" calcext:value-type="float">
            <text:p>19.41564</text:p>
          </table:table-cell>
          <table:table-cell office:value-type="float" office:value="14.32666" calcext:value-type="float">
            <text:p>14.32666</text:p>
          </table:table-cell>
          <table:table-cell office:value-type="float" office:value="18.50343" calcext:value-type="float">
            <text:p>18.50343</text:p>
          </table:table-cell>
          <table:table-cell office:value-type="float" office:value="22.71008" calcext:value-type="float">
            <text:p>22.71008</text:p>
          </table:table-cell>
          <table:table-cell office:value-type="float" office:value="21.79811" calcext:value-type="float">
            <text:p>21.79811</text:p>
          </table:table-cell>
          <table:table-cell office:value-type="float" office:value="13.86072" calcext:value-type="float">
            <text:p>13.86072</text:p>
          </table:table-cell>
          <table:table-cell office:value-type="float" office:value="6.427321" calcext:value-type="float">
            <text:p>6.427321</text:p>
          </table:table-cell>
          <table:table-cell office:value-type="float" office:value="1720.428" calcext:value-type="float">
            <text:p>1720.428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5.37393" calcext:value-type="float">
            <text:p>5.37393</text:p>
          </table:table-cell>
          <table:table-cell office:value-type="float" office:value="451.9764" calcext:value-type="float">
            <text:p>451.976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926002" calcext:value-type="float">
            <text:p>0.09926002</text:p>
          </table:table-cell>
          <table:table-cell office:value-type="float" office:value="13.59277" calcext:value-type="float">
            <text:p>13.5927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71656" calcext:value-type="float">
            <text:p>0.03271656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5971" calcext:value-type="float">
            <text:p>11.25971</text:p>
          </table:table-cell>
          <table:table-cell office:value-type="float" office:value="-0.3917869" calcext:value-type="float">
            <text:p>-0.3917869</text:p>
          </table:table-cell>
          <table:table-cell office:value-type="float" office:value="-0.4746709" calcext:value-type="float">
            <text:p>-0.4746709</text:p>
          </table:table-cell>
          <table:table-cell office:value-type="float" office:value="0.005359298" calcext:value-type="float">
            <text:p>0.005359298</text:p>
          </table:table-cell>
          <table:table-cell office:value-type="float" office:value="7.209178" calcext:value-type="float">
            <text:p>7.209178</text:p>
          </table:table-cell>
          <table:table-cell office:value-type="float" office:value="0.3549395" calcext:value-type="float">
            <text:p>0.3549395</text:p>
          </table:table-cell>
          <table:table-cell office:value-type="float" office:value="0.03803151" calcext:value-type="float">
            <text:p>0.03803151</text:p>
          </table:table-cell>
          <table:table-cell office:value-type="float" office:value="0.03589445" calcext:value-type="float">
            <text:p>0.03589445</text:p>
          </table:table-cell>
          <table:table-cell office:value-type="float" office:value="0.02951525" calcext:value-type="float">
            <text:p>0.02951525</text:p>
          </table:table-cell>
          <table:table-cell office:value-type="float" office:value="0.0236683" calcext:value-type="float">
            <text:p>0.0236683</text:p>
          </table:table-cell>
          <table:table-cell office:value-type="float" office:value="0.02183269" calcext:value-type="float">
            <text:p>0.02183269</text:p>
          </table:table-cell>
          <table:table-cell office:value-type="float" office:value="0.02158384" calcext:value-type="float">
            <text:p>0.02158384</text:p>
          </table:table-cell>
          <table:table-cell office:value-type="float" office:value="0.01686233" calcext:value-type="float">
            <text:p>0.01686233</text:p>
          </table:table-cell>
          <table:table-cell office:value-type="float" office:value="14.24015" calcext:value-type="float">
            <text:p>14.24015</text:p>
          </table:table-cell>
          <table:table-cell office:value-type="float" office:value="19.81057" calcext:value-type="float">
            <text:p>19.81057</text:p>
          </table:table-cell>
          <table:table-cell office:value-type="float" office:value="14.74903" calcext:value-type="float">
            <text:p>14.74903</text:p>
          </table:table-cell>
          <table:table-cell office:value-type="float" office:value="18.57051" calcext:value-type="float">
            <text:p>18.57051</text:p>
          </table:table-cell>
          <table:table-cell office:value-type="float" office:value="22.66748" calcext:value-type="float">
            <text:p>22.66748</text:p>
          </table:table-cell>
          <table:table-cell office:value-type="float" office:value="21.66385" calcext:value-type="float">
            <text:p>21.66385</text:p>
          </table:table-cell>
          <table:table-cell office:value-type="float" office:value="13.86076" calcext:value-type="float">
            <text:p>13.86076</text:p>
          </table:table-cell>
          <table:table-cell office:value-type="float" office:value="6.426296" calcext:value-type="float">
            <text:p>6.426296</text:p>
          </table:table-cell>
          <table:table-cell office:value-type="float" office:value="1737.518" calcext:value-type="float">
            <text:p>1737.518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5.37152" calcext:value-type="float">
            <text:p>5.37152</text:p>
          </table:table-cell>
          <table:table-cell office:value-type="float" office:value="451.9704" calcext:value-type="float">
            <text:p>451.970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900344" calcext:value-type="float">
            <text:p>0.09900344</text:p>
          </table:table-cell>
          <table:table-cell office:value-type="float" office:value="13.59962" calcext:value-type="float">
            <text:p>13.5996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75018" calcext:value-type="float">
            <text:p>0.0327501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6049" calcext:value-type="float">
            <text:p>11.26049</text:p>
          </table:table-cell>
          <table:table-cell office:value-type="float" office:value="-0.3917945" calcext:value-type="float">
            <text:p>-0.3917945</text:p>
          </table:table-cell>
          <table:table-cell office:value-type="float" office:value="-0.4753916" calcext:value-type="float">
            <text:p>-0.4753916</text:p>
          </table:table-cell>
          <table:table-cell office:value-type="float" office:value="0.005359343" calcext:value-type="float">
            <text:p>0.005359343</text:p>
          </table:table-cell>
          <table:table-cell office:value-type="float" office:value="7.203898" calcext:value-type="float">
            <text:p>7.203898</text:p>
          </table:table-cell>
          <table:table-cell office:value-type="float" office:value="0.2851704" calcext:value-type="float">
            <text:p>0.2851704</text:p>
          </table:table-cell>
          <table:table-cell office:value-type="float" office:value="0.03809169" calcext:value-type="float">
            <text:p>0.03809169</text:p>
          </table:table-cell>
          <table:table-cell office:value-type="float" office:value="0.03639641" calcext:value-type="float">
            <text:p>0.03639641</text:p>
          </table:table-cell>
          <table:table-cell office:value-type="float" office:value="0.03008027" calcext:value-type="float">
            <text:p>0.03008027</text:p>
          </table:table-cell>
          <table:table-cell office:value-type="float" office:value="0.02399589" calcext:value-type="float">
            <text:p>0.02399589</text:p>
          </table:table-cell>
          <table:table-cell office:value-type="float" office:value="0.02206066" calcext:value-type="float">
            <text:p>0.02206066</text:p>
          </table:table-cell>
          <table:table-cell office:value-type="float" office:value="0.02176094" calcext:value-type="float">
            <text:p>0.02176094</text:p>
          </table:table-cell>
          <table:table-cell office:value-type="float" office:value="0.01695825" calcext:value-type="float">
            <text:p>0.01695825</text:p>
          </table:table-cell>
          <table:table-cell office:value-type="float" office:value="13.63996" calcext:value-type="float">
            <text:p>13.63996</text:p>
          </table:table-cell>
          <table:table-cell office:value-type="float" office:value="20.54534" calcext:value-type="float">
            <text:p>20.54534</text:p>
          </table:table-cell>
          <table:table-cell office:value-type="float" office:value="14.77823" calcext:value-type="float">
            <text:p>14.77823</text:p>
          </table:table-cell>
          <table:table-cell office:value-type="float" office:value="18.63384" calcext:value-type="float">
            <text:p>18.63384</text:p>
          </table:table-cell>
          <table:table-cell office:value-type="float" office:value="22.67334" calcext:value-type="float">
            <text:p>22.67334</text:p>
          </table:table-cell>
          <table:table-cell office:value-type="float" office:value="21.56692" calcext:value-type="float">
            <text:p>21.56692</text:p>
          </table:table-cell>
          <table:table-cell office:value-type="float" office:value="13.86328" calcext:value-type="float">
            <text:p>13.86328</text:p>
          </table:table-cell>
          <table:table-cell office:value-type="float" office:value="6.425203" calcext:value-type="float">
            <text:p>6.425203</text:p>
          </table:table-cell>
          <table:table-cell office:value-type="float" office:value="1751.933" calcext:value-type="float">
            <text:p>1751.933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5.369412" calcext:value-type="float">
            <text:p>5.369412</text:p>
          </table:table-cell>
          <table:table-cell office:value-type="float" office:value="451.965" calcext:value-type="float">
            <text:p>451.96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963921" calcext:value-type="float">
            <text:p>0.09963921</text:p>
          </table:table-cell>
          <table:table-cell office:value-type="float" office:value="13.60422" calcext:value-type="float">
            <text:p>13.6042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7838" calcext:value-type="float">
            <text:p>0.032783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6122" calcext:value-type="float">
            <text:p>11.26122</text:p>
          </table:table-cell>
          <table:table-cell office:value-type="float" office:value="-0.3917944" calcext:value-type="float">
            <text:p>-0.3917944</text:p>
          </table:table-cell>
          <table:table-cell office:value-type="float" office:value="-0.4755118" calcext:value-type="float">
            <text:p>-0.4755118</text:p>
          </table:table-cell>
          <table:table-cell office:value-type="float" office:value="0.005359387" calcext:value-type="float">
            <text:p>0.005359387</text:p>
          </table:table-cell>
          <table:table-cell office:value-type="float" office:value="7.198607" calcext:value-type="float">
            <text:p>7.198607</text:p>
          </table:table-cell>
          <table:table-cell office:value-type="float" office:value="0.2892744" calcext:value-type="float">
            <text:p>0.2892744</text:p>
          </table:table-cell>
          <table:table-cell office:value-type="float" office:value="0.03926687" calcext:value-type="float">
            <text:p>0.03926687</text:p>
          </table:table-cell>
          <table:table-cell office:value-type="float" office:value="0.03715326" calcext:value-type="float">
            <text:p>0.03715326</text:p>
          </table:table-cell>
          <table:table-cell office:value-type="float" office:value="0.03080662" calcext:value-type="float">
            <text:p>0.03080662</text:p>
          </table:table-cell>
          <table:table-cell office:value-type="float" office:value="0.02444283" calcext:value-type="float">
            <text:p>0.02444283</text:p>
          </table:table-cell>
          <table:table-cell office:value-type="float" office:value="0.02242345" calcext:value-type="float">
            <text:p>0.02242345</text:p>
          </table:table-cell>
          <table:table-cell office:value-type="float" office:value="0.02195315" calcext:value-type="float">
            <text:p>0.02195315</text:p>
          </table:table-cell>
          <table:table-cell office:value-type="float" office:value="0.01705723" calcext:value-type="float">
            <text:p>0.01705723</text:p>
          </table:table-cell>
          <table:table-cell office:value-type="float" office:value="12.87596" calcext:value-type="float">
            <text:p>12.87596</text:p>
          </table:table-cell>
          <table:table-cell office:value-type="float" office:value="21.25558" calcext:value-type="float">
            <text:p>21.25558</text:p>
          </table:table-cell>
          <table:table-cell office:value-type="float" office:value="15.14917" calcext:value-type="float">
            <text:p>15.14917</text:p>
          </table:table-cell>
          <table:table-cell office:value-type="float" office:value="18.54077" calcext:value-type="float">
            <text:p>18.54077</text:p>
          </table:table-cell>
          <table:table-cell office:value-type="float" office:value="22.54016" calcext:value-type="float">
            <text:p>22.54016</text:p>
          </table:table-cell>
          <table:table-cell office:value-type="float" office:value="21.42736" calcext:value-type="float">
            <text:p>21.42736</text:p>
          </table:table-cell>
          <table:table-cell office:value-type="float" office:value="13.86579" calcext:value-type="float">
            <text:p>13.86579</text:p>
          </table:table-cell>
          <table:table-cell office:value-type="float" office:value="6.424162" calcext:value-type="float">
            <text:p>6.424162</text:p>
          </table:table-cell>
          <table:table-cell office:value-type="float" office:value="1763.033" calcext:value-type="float">
            <text:p>1763.033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5.36688" calcext:value-type="float">
            <text:p>5.36688</text:p>
          </table:table-cell>
          <table:table-cell office:value-type="float" office:value="451.9598" calcext:value-type="float">
            <text:p>451.959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06486" calcext:value-type="float">
            <text:p>0.1006486</text:p>
          </table:table-cell>
          <table:table-cell office:value-type="float" office:value="13.6086" calcext:value-type="float">
            <text:p>13.608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81741" calcext:value-type="float">
            <text:p>0.0328174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6179" calcext:value-type="float">
            <text:p>11.26179</text:p>
          </table:table-cell>
          <table:table-cell office:value-type="float" office:value="-0.3917954" calcext:value-type="float">
            <text:p>-0.3917954</text:p>
          </table:table-cell>
          <table:table-cell office:value-type="float" office:value="-0.4755349" calcext:value-type="float">
            <text:p>-0.4755349</text:p>
          </table:table-cell>
          <table:table-cell office:value-type="float" office:value="0.005359387" calcext:value-type="float">
            <text:p>0.005359387</text:p>
          </table:table-cell>
          <table:table-cell office:value-type="float" office:value="7.192403" calcext:value-type="float">
            <text:p>7.192403</text:p>
          </table:table-cell>
          <table:table-cell office:value-type="float" office:value="0.3156028" calcext:value-type="float">
            <text:p>0.3156028</text:p>
          </table:table-cell>
          <table:table-cell office:value-type="float" office:value="0.0405747" calcext:value-type="float">
            <text:p>0.0405747</text:p>
          </table:table-cell>
          <table:table-cell office:value-type="float" office:value="0.03770465" calcext:value-type="float">
            <text:p>0.03770465</text:p>
          </table:table-cell>
          <table:table-cell office:value-type="float" office:value="0.03133139" calcext:value-type="float">
            <text:p>0.03133139</text:p>
          </table:table-cell>
          <table:table-cell office:value-type="float" office:value="0.02478842" calcext:value-type="float">
            <text:p>0.02478842</text:p>
          </table:table-cell>
          <table:table-cell office:value-type="float" office:value="0.02272119" calcext:value-type="float">
            <text:p>0.02272119</text:p>
          </table:table-cell>
          <table:table-cell office:value-type="float" office:value="0.0221412" calcext:value-type="float">
            <text:p>0.0221412</text:p>
          </table:table-cell>
          <table:table-cell office:value-type="float" office:value="0.01715911" calcext:value-type="float">
            <text:p>0.01715911</text:p>
          </table:table-cell>
          <table:table-cell office:value-type="float" office:value="12.02622" calcext:value-type="float">
            <text:p>12.02622</text:p>
          </table:table-cell>
          <table:table-cell office:value-type="float" office:value="21.04644" calcext:value-type="float">
            <text:p>21.04644</text:p>
          </table:table-cell>
          <table:table-cell office:value-type="float" office:value="15.75182" calcext:value-type="float">
            <text:p>15.75182</text:p>
          </table:table-cell>
          <table:table-cell office:value-type="float" office:value="18.56084" calcext:value-type="float">
            <text:p>18.56084</text:p>
          </table:table-cell>
          <table:table-cell office:value-type="float" office:value="22.40158" calcext:value-type="float">
            <text:p>22.40158</text:p>
          </table:table-cell>
          <table:table-cell office:value-type="float" office:value="21.25174" calcext:value-type="float">
            <text:p>21.25174</text:p>
          </table:table-cell>
          <table:table-cell office:value-type="float" office:value="13.86011" calcext:value-type="float">
            <text:p>13.86011</text:p>
          </table:table-cell>
          <table:table-cell office:value-type="float" office:value="6.42294" calcext:value-type="float">
            <text:p>6.42294</text:p>
          </table:table-cell>
          <table:table-cell office:value-type="float" office:value="1778.004" calcext:value-type="float">
            <text:p>1778.004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5.365223" calcext:value-type="float">
            <text:p>5.365223</text:p>
          </table:table-cell>
          <table:table-cell office:value-type="float" office:value="451.9549" calcext:value-type="float">
            <text:p>451.954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0694" calcext:value-type="float">
            <text:p>0.100694</text:p>
          </table:table-cell>
          <table:table-cell office:value-type="float" office:value="13.61324" calcext:value-type="float">
            <text:p>13.61324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85103" calcext:value-type="float">
            <text:p>0.03285103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6228" calcext:value-type="float">
            <text:p>11.26228</text:p>
          </table:table-cell>
          <table:table-cell office:value-type="float" office:value="-0.3917978" calcext:value-type="float">
            <text:p>-0.3917978</text:p>
          </table:table-cell>
          <table:table-cell office:value-type="float" office:value="-0.4756318" calcext:value-type="float">
            <text:p>-0.4756318</text:p>
          </table:table-cell>
          <table:table-cell office:value-type="float" office:value="0.005359469" calcext:value-type="float">
            <text:p>0.005359469</text:p>
          </table:table-cell>
          <table:table-cell office:value-type="float" office:value="7.187988" calcext:value-type="float">
            <text:p>7.187988</text:p>
          </table:table-cell>
          <table:table-cell office:value-type="float" office:value="0.2890789" calcext:value-type="float">
            <text:p>0.2890789</text:p>
          </table:table-cell>
          <table:table-cell office:value-type="float" office:value="0.04048257" calcext:value-type="float">
            <text:p>0.04048257</text:p>
          </table:table-cell>
          <table:table-cell office:value-type="float" office:value="0.0377742" calcext:value-type="float">
            <text:p>0.0377742</text:p>
          </table:table-cell>
          <table:table-cell office:value-type="float" office:value="0.03169521" calcext:value-type="float">
            <text:p>0.03169521</text:p>
          </table:table-cell>
          <table:table-cell office:value-type="float" office:value="0.02508424" calcext:value-type="float">
            <text:p>0.02508424</text:p>
          </table:table-cell>
          <table:table-cell office:value-type="float" office:value="0.02297539" calcext:value-type="float">
            <text:p>0.02297539</text:p>
          </table:table-cell>
          <table:table-cell office:value-type="float" office:value="0.02231733" calcext:value-type="float">
            <text:p>0.02231733</text:p>
          </table:table-cell>
          <table:table-cell office:value-type="float" office:value="0.01725966" calcext:value-type="float">
            <text:p>0.01725966</text:p>
          </table:table-cell>
          <table:table-cell office:value-type="float" office:value="11.91336" calcext:value-type="float">
            <text:p>11.91336</text:p>
          </table:table-cell>
          <table:table-cell office:value-type="float" office:value="23.38659" calcext:value-type="float">
            <text:p>23.38659</text:p>
          </table:table-cell>
          <table:table-cell office:value-type="float" office:value="15.55403" calcext:value-type="float">
            <text:p>15.55403</text:p>
          </table:table-cell>
          <table:table-cell office:value-type="float" office:value="18.46173" calcext:value-type="float">
            <text:p>18.46173</text:p>
          </table:table-cell>
          <table:table-cell office:value-type="float" office:value="22.27816" calcext:value-type="float">
            <text:p>22.27816</text:p>
          </table:table-cell>
          <table:table-cell office:value-type="float" office:value="21.08145" calcext:value-type="float">
            <text:p>21.08145</text:p>
          </table:table-cell>
          <table:table-cell office:value-type="float" office:value="13.84818" calcext:value-type="float">
            <text:p>13.84818</text:p>
          </table:table-cell>
          <table:table-cell office:value-type="float" office:value="6.421378" calcext:value-type="float">
            <text:p>6.421378</text:p>
          </table:table-cell>
          <table:table-cell office:value-type="float" office:value="1784.249" calcext:value-type="float">
            <text:p>1784.249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5.363865" calcext:value-type="float">
            <text:p>5.363865</text:p>
          </table:table-cell>
          <table:table-cell office:value-type="float" office:value="451.9504" calcext:value-type="float">
            <text:p>451.950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37618" calcext:value-type="float">
            <text:p>0.1037618</text:p>
          </table:table-cell>
          <table:table-cell office:value-type="float" office:value="13.624" calcext:value-type="float">
            <text:p>13.624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88465" calcext:value-type="float">
            <text:p>0.0328846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6276" calcext:value-type="float">
            <text:p>11.26276</text:p>
          </table:table-cell>
          <table:table-cell office:value-type="float" office:value="-0.391807" calcext:value-type="float">
            <text:p>-0.391807</text:p>
          </table:table-cell>
          <table:table-cell office:value-type="float" office:value="-0.4763936" calcext:value-type="float">
            <text:p>-0.4763936</text:p>
          </table:table-cell>
          <table:table-cell office:value-type="float" office:value="0.005361072" calcext:value-type="float">
            <text:p>0.005361072</text:p>
          </table:table-cell>
          <table:table-cell office:value-type="float" office:value="7.184657" calcext:value-type="float">
            <text:p>7.184657</text:p>
          </table:table-cell>
          <table:table-cell office:value-type="float" office:value="0.4038156" calcext:value-type="float">
            <text:p>0.4038156</text:p>
          </table:table-cell>
          <table:table-cell office:value-type="float" office:value="0.06291226" calcext:value-type="float">
            <text:p>0.06291226</text:p>
          </table:table-cell>
          <table:table-cell office:value-type="float" office:value="0.04051477" calcext:value-type="float">
            <text:p>0.04051477</text:p>
          </table:table-cell>
          <table:table-cell office:value-type="float" office:value="0.03195395" calcext:value-type="float">
            <text:p>0.03195395</text:p>
          </table:table-cell>
          <table:table-cell office:value-type="float" office:value="0.02513523" calcext:value-type="float">
            <text:p>0.02513523</text:p>
          </table:table-cell>
          <table:table-cell office:value-type="float" office:value="0.02301637" calcext:value-type="float">
            <text:p>0.02301637</text:p>
          </table:table-cell>
          <table:table-cell office:value-type="float" office:value="0.02245806" calcext:value-type="float">
            <text:p>0.02245806</text:p>
          </table:table-cell>
          <table:table-cell office:value-type="float" office:value="0.01735561" calcext:value-type="float">
            <text:p>0.01735561</text:p>
          </table:table-cell>
          <table:table-cell office:value-type="float" office:value="11.67594" calcext:value-type="float">
            <text:p>11.67594</text:p>
          </table:table-cell>
          <table:table-cell office:value-type="float" office:value="18.20057" calcext:value-type="float">
            <text:p>18.20057</text:p>
          </table:table-cell>
          <table:table-cell office:value-type="float" office:value="17.25397" calcext:value-type="float">
            <text:p>17.25397</text:p>
          </table:table-cell>
          <table:table-cell office:value-type="float" office:value="18.81359" calcext:value-type="float">
            <text:p>18.81359</text:p>
          </table:table-cell>
          <table:table-cell office:value-type="float" office:value="22.20936" calcext:value-type="float">
            <text:p>22.20936</text:p>
          </table:table-cell>
          <table:table-cell office:value-type="float" office:value="20.89557" calcext:value-type="float">
            <text:p>20.89557</text:p>
          </table:table-cell>
          <table:table-cell office:value-type="float" office:value="13.83076" calcext:value-type="float">
            <text:p>13.83076</text:p>
          </table:table-cell>
          <table:table-cell office:value-type="float" office:value="6.419948" calcext:value-type="float">
            <text:p>6.419948</text:p>
          </table:table-cell>
          <table:table-cell office:value-type="float" office:value="1795.308" calcext:value-type="float">
            <text:p>1795.308</text:p>
          </table:table-cell>
          <table:table-cell office:value-type="float" office:value="0" calcext:value-type="float">
            <text:p>0</text:p>
          </table:table-cell>
          <table:table-cell office:value-type="float" office:value="-0.5414516" calcext:value-type="float">
            <text:p>-0.54145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5.365654" calcext:value-type="float">
            <text:p>5.365654</text:p>
          </table:table-cell>
          <table:table-cell office:value-type="float" office:value="451.9471" calcext:value-type="float">
            <text:p>451.947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06975" calcext:value-type="float">
            <text:p>0.1006975</text:p>
          </table:table-cell>
          <table:table-cell office:value-type="float" office:value="13.63001" calcext:value-type="float">
            <text:p>13.6300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29319" calcext:value-type="float">
            <text:p>0.032931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27199" calcext:value-type="float">
            <text:p>11.27199</text:p>
          </table:table-cell>
          <table:table-cell office:value-type="float" office:value="-0.3918806" calcext:value-type="float">
            <text:p>-0.3918806</text:p>
          </table:table-cell>
          <table:table-cell office:value-type="float" office:value="-0.477038" calcext:value-type="float">
            <text:p>-0.477038</text:p>
          </table:table-cell>
          <table:table-cell office:value-type="float" office:value="0.005364496" calcext:value-type="float">
            <text:p>0.005364496</text:p>
          </table:table-cell>
          <table:table-cell office:value-type="float" office:value="7.186904" calcext:value-type="float">
            <text:p>7.186904</text:p>
          </table:table-cell>
          <table:table-cell office:value-type="float" office:value="0.5654304" calcext:value-type="float">
            <text:p>0.5654304</text:p>
          </table:table-cell>
          <table:table-cell office:value-type="float" office:value="0.1041097" calcext:value-type="float">
            <text:p>0.1041097</text:p>
          </table:table-cell>
          <table:table-cell office:value-type="float" office:value="0.04492162" calcext:value-type="float">
            <text:p>0.04492162</text:p>
          </table:table-cell>
          <table:table-cell office:value-type="float" office:value="0.03251118" calcext:value-type="float">
            <text:p>0.03251118</text:p>
          </table:table-cell>
          <table:table-cell office:value-type="float" office:value="0.02529313" calcext:value-type="float">
            <text:p>0.02529313</text:p>
          </table:table-cell>
          <table:table-cell office:value-type="float" office:value="0.02313681" calcext:value-type="float">
            <text:p>0.02313681</text:p>
          </table:table-cell>
          <table:table-cell office:value-type="float" office:value="0.02342796" calcext:value-type="float">
            <text:p>0.02342796</text:p>
          </table:table-cell>
          <table:table-cell office:value-type="float" office:value="0.01745699" calcext:value-type="float">
            <text:p>0.01745699</text:p>
          </table:table-cell>
          <table:table-cell office:value-type="float" office:value="11.09382" calcext:value-type="float">
            <text:p>11.09382</text:p>
          </table:table-cell>
          <table:table-cell office:value-type="float" office:value="13.81731" calcext:value-type="float">
            <text:p>13.81731</text:p>
          </table:table-cell>
          <table:table-cell office:value-type="float" office:value="17.63207" calcext:value-type="float">
            <text:p>17.63207</text:p>
          </table:table-cell>
          <table:table-cell office:value-type="float" office:value="19.57963" calcext:value-type="float">
            <text:p>19.57963</text:p>
          </table:table-cell>
          <table:table-cell office:value-type="float" office:value="22.76869" calcext:value-type="float">
            <text:p>22.76869</text:p>
          </table:table-cell>
          <table:table-cell office:value-type="float" office:value="21.05634" calcext:value-type="float">
            <text:p>21.05634</text:p>
          </table:table-cell>
          <table:table-cell office:value-type="float" office:value="13.51102" calcext:value-type="float">
            <text:p>13.51102</text:p>
          </table:table-cell>
          <table:table-cell office:value-type="float" office:value="6.447547" calcext:value-type="float">
            <text:p>6.447547</text:p>
          </table:table-cell>
          <table:table-cell office:value-type="float" office:value="1598.66" calcext:value-type="float">
            <text:p>1598.66</text:p>
          </table:table-cell>
          <table:table-cell office:value-type="float" office:value="0" calcext:value-type="float">
            <text:p>0</text:p>
          </table:table-cell>
          <table:table-cell office:value-type="float" office:value="-0.5417845" calcext:value-type="float">
            <text:p>-0.541784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5.364548" calcext:value-type="float">
            <text:p>5.364548</text:p>
          </table:table-cell>
          <table:table-cell office:value-type="float" office:value="451.9432" calcext:value-type="float">
            <text:p>451.943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687194" calcext:value-type="float">
            <text:p>0.09687194</text:p>
          </table:table-cell>
          <table:table-cell office:value-type="float" office:value="13.59882" calcext:value-type="float">
            <text:p>13.5988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00297" calcext:value-type="float">
            <text:p>0.0330029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31484" calcext:value-type="float">
            <text:p>11.31484</text:p>
          </table:table-cell>
          <table:table-cell office:value-type="float" office:value="-0.3919842" calcext:value-type="float">
            <text:p>-0.3919842</text:p>
          </table:table-cell>
          <table:table-cell office:value-type="float" office:value="-0.4773097" calcext:value-type="float">
            <text:p>-0.4773097</text:p>
          </table:table-cell>
          <table:table-cell office:value-type="float" office:value="0.005365471" calcext:value-type="float">
            <text:p>0.005365471</text:p>
          </table:table-cell>
          <table:table-cell office:value-type="float" office:value="7.183775" calcext:value-type="float">
            <text:p>7.183775</text:p>
          </table:table-cell>
          <table:table-cell office:value-type="float" office:value="0.4224978" calcext:value-type="float">
            <text:p>0.4224978</text:p>
          </table:table-cell>
          <table:table-cell office:value-type="float" office:value="0.07704815" calcext:value-type="float">
            <text:p>0.07704815</text:p>
          </table:table-cell>
          <table:table-cell office:value-type="float" office:value="0.04110572" calcext:value-type="float">
            <text:p>0.04110572</text:p>
          </table:table-cell>
          <table:table-cell office:value-type="float" office:value="0.03187859" calcext:value-type="float">
            <text:p>0.03187859</text:p>
          </table:table-cell>
          <table:table-cell office:value-type="float" office:value="0.02516848" calcext:value-type="float">
            <text:p>0.02516848</text:p>
          </table:table-cell>
          <table:table-cell office:value-type="float" office:value="0.02297924" calcext:value-type="float">
            <text:p>0.02297924</text:p>
          </table:table-cell>
          <table:table-cell office:value-type="float" office:value="0.02326336" calcext:value-type="float">
            <text:p>0.02326336</text:p>
          </table:table-cell>
          <table:table-cell office:value-type="float" office:value="0.01753354" calcext:value-type="float">
            <text:p>0.01753354</text:p>
          </table:table-cell>
          <table:table-cell office:value-type="float" office:value="13.43113" calcext:value-type="float">
            <text:p>13.43113</text:p>
          </table:table-cell>
          <table:table-cell office:value-type="float" office:value="16.94313" calcext:value-type="float">
            <text:p>16.94313</text:p>
          </table:table-cell>
          <table:table-cell office:value-type="float" office:value="16.3905" calcext:value-type="float">
            <text:p>16.3905</text:p>
          </table:table-cell>
          <table:table-cell office:value-type="float" office:value="19.23377" calcext:value-type="float">
            <text:p>19.23377</text:p>
          </table:table-cell>
          <table:table-cell office:value-type="float" office:value="22.92104" calcext:value-type="float">
            <text:p>22.92104</text:p>
          </table:table-cell>
          <table:table-cell office:value-type="float" office:value="20.94575" calcext:value-type="float">
            <text:p>20.94575</text:p>
          </table:table-cell>
          <table:table-cell office:value-type="float" office:value="13.27299" calcext:value-type="float">
            <text:p>13.27299</text:p>
          </table:table-cell>
          <table:table-cell office:value-type="float" office:value="6.469586" calcext:value-type="float">
            <text:p>6.469586</text:p>
          </table:table-cell>
          <table:table-cell office:value-type="float" office:value="1584.575" calcext:value-type="float">
            <text:p>1584.575</text:p>
          </table:table-cell>
          <table:table-cell office:value-type="float" office:value="0" calcext:value-type="float">
            <text:p>0</text:p>
          </table:table-cell>
          <table:table-cell office:value-type="float" office:value="-0.5417897" calcext:value-type="float">
            <text:p>-0.541789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5.365553" calcext:value-type="float">
            <text:p>5.365553</text:p>
          </table:table-cell>
          <table:table-cell office:value-type="float" office:value="451.941" calcext:value-type="float">
            <text:p>451.94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98035" calcext:value-type="float">
            <text:p>0.0998035</text:p>
          </table:table-cell>
          <table:table-cell office:value-type="float" office:value="13.59146" calcext:value-type="float">
            <text:p>13.5914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06619" calcext:value-type="float">
            <text:p>0.0330661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34843" calcext:value-type="float">
            <text:p>11.34843</text:p>
          </table:table-cell>
          <table:table-cell office:value-type="float" office:value="-0.3921388" calcext:value-type="float">
            <text:p>-0.3921388</text:p>
          </table:table-cell>
          <table:table-cell office:value-type="float" office:value="-0.4789518" calcext:value-type="float">
            <text:p>-0.4789518</text:p>
          </table:table-cell>
          <table:table-cell office:value-type="float" office:value="0.005366483" calcext:value-type="float">
            <text:p>0.005366483</text:p>
          </table:table-cell>
          <table:table-cell office:value-type="float" office:value="7.189703" calcext:value-type="float">
            <text:p>7.189703</text:p>
          </table:table-cell>
          <table:table-cell office:value-type="float" office:value="0.6157688" calcext:value-type="float">
            <text:p>0.6157688</text:p>
          </table:table-cell>
          <table:table-cell office:value-type="float" office:value="0.1190271" calcext:value-type="float">
            <text:p>0.1190271</text:p>
          </table:table-cell>
          <table:table-cell office:value-type="float" office:value="0.0454425" calcext:value-type="float">
            <text:p>0.0454425</text:p>
          </table:table-cell>
          <table:table-cell office:value-type="float" office:value="0.03153273" calcext:value-type="float">
            <text:p>0.03153273</text:p>
          </table:table-cell>
          <table:table-cell office:value-type="float" office:value="0.02482172" calcext:value-type="float">
            <text:p>0.02482172</text:p>
          </table:table-cell>
          <table:table-cell office:value-type="float" office:value="0.02281276" calcext:value-type="float">
            <text:p>0.02281276</text:p>
          </table:table-cell>
          <table:table-cell office:value-type="float" office:value="0.02371733" calcext:value-type="float">
            <text:p>0.02371733</text:p>
          </table:table-cell>
          <table:table-cell office:value-type="float" office:value="0.01760154" calcext:value-type="float">
            <text:p>0.01760154</text:p>
          </table:table-cell>
          <table:table-cell office:value-type="float" office:value="10.58005" calcext:value-type="float">
            <text:p>10.58005</text:p>
          </table:table-cell>
          <table:table-cell office:value-type="float" office:value="13.55952" calcext:value-type="float">
            <text:p>13.55952</text:p>
          </table:table-cell>
          <table:table-cell office:value-type="float" office:value="17.87805" calcext:value-type="float">
            <text:p>17.87805</text:p>
          </table:table-cell>
          <table:table-cell office:value-type="float" office:value="19.712" calcext:value-type="float">
            <text:p>19.712</text:p>
          </table:table-cell>
          <table:table-cell office:value-type="float" office:value="22.94053" calcext:value-type="float">
            <text:p>22.94053</text:p>
          </table:table-cell>
          <table:table-cell office:value-type="float" office:value="20.74721" calcext:value-type="float">
            <text:p>20.74721</text:p>
          </table:table-cell>
          <table:table-cell office:value-type="float" office:value="12.9891" calcext:value-type="float">
            <text:p>12.9891</text:p>
          </table:table-cell>
          <table:table-cell office:value-type="float" office:value="6.502091" calcext:value-type="float">
            <text:p>6.502091</text:p>
          </table:table-cell>
          <table:table-cell office:value-type="float" office:value="1495.77" calcext:value-type="float">
            <text:p>1495.77</text:p>
          </table:table-cell>
          <table:table-cell office:value-type="float" office:value="0" calcext:value-type="float">
            <text:p>0</text:p>
          </table:table-cell>
          <table:table-cell office:value-type="float" office:value="-0.5418066" calcext:value-type="float">
            <text:p>-0.541806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5.367002" calcext:value-type="float">
            <text:p>5.367002</text:p>
          </table:table-cell>
          <table:table-cell office:value-type="float" office:value="451.9389" calcext:value-type="float">
            <text:p>451.938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79371" calcext:value-type="float">
            <text:p>0.0979371</text:p>
          </table:table-cell>
          <table:table-cell office:value-type="float" office:value="13.59664" calcext:value-type="float">
            <text:p>13.59664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14257" calcext:value-type="float">
            <text:p>0.0331425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41462" calcext:value-type="float">
            <text:p>11.41462</text:p>
          </table:table-cell>
          <table:table-cell office:value-type="float" office:value="-0.3923567" calcext:value-type="float">
            <text:p>-0.3923567</text:p>
          </table:table-cell>
          <table:table-cell office:value-type="float" office:value="-0.4837768" calcext:value-type="float">
            <text:p>-0.4837768</text:p>
          </table:table-cell>
          <table:table-cell office:value-type="float" office:value="0.005367523" calcext:value-type="float">
            <text:p>0.005367523</text:p>
          </table:table-cell>
          <table:table-cell office:value-type="float" office:value="7.206348" calcext:value-type="float">
            <text:p>7.206348</text:p>
          </table:table-cell>
          <table:table-cell office:value-type="float" office:value="0.7367237" calcext:value-type="float">
            <text:p>0.7367237</text:p>
          </table:table-cell>
          <table:table-cell office:value-type="float" office:value="0.07233041" calcext:value-type="float">
            <text:p>0.07233041</text:p>
          </table:table-cell>
          <table:table-cell office:value-type="float" office:value="0.03738777" calcext:value-type="float">
            <text:p>0.03738777</text:p>
          </table:table-cell>
          <table:table-cell office:value-type="float" office:value="0.02924256" calcext:value-type="float">
            <text:p>0.02924256</text:p>
          </table:table-cell>
          <table:table-cell office:value-type="float" office:value="0.02398329" calcext:value-type="float">
            <text:p>0.02398329</text:p>
          </table:table-cell>
          <table:table-cell office:value-type="float" office:value="0.02223145" calcext:value-type="float">
            <text:p>0.02223145</text:p>
          </table:table-cell>
          <table:table-cell office:value-type="float" office:value="0.02347057" calcext:value-type="float">
            <text:p>0.02347057</text:p>
          </table:table-cell>
          <table:table-cell office:value-type="float" office:value="0.01764795" calcext:value-type="float">
            <text:p>0.01764795</text:p>
          </table:table-cell>
          <table:table-cell office:value-type="float" office:value="16.79252" calcext:value-type="float">
            <text:p>16.79252</text:p>
          </table:table-cell>
          <table:table-cell office:value-type="float" office:value="13.0036" calcext:value-type="float">
            <text:p>13.0036</text:p>
          </table:table-cell>
          <table:table-cell office:value-type="float" office:value="16.70941" calcext:value-type="float">
            <text:p>16.70941</text:p>
          </table:table-cell>
          <table:table-cell office:value-type="float" office:value="19.69442" calcext:value-type="float">
            <text:p>19.69442</text:p>
          </table:table-cell>
          <table:table-cell office:value-type="float" office:value="23.2092" calcext:value-type="float">
            <text:p>23.2092</text:p>
          </table:table-cell>
          <table:table-cell office:value-type="float" office:value="20.73469" calcext:value-type="float">
            <text:p>20.73469</text:p>
          </table:table-cell>
          <table:table-cell office:value-type="float" office:value="12.84297" calcext:value-type="float">
            <text:p>12.84297</text:p>
          </table:table-cell>
          <table:table-cell office:value-type="float" office:value="6.52069" calcext:value-type="float">
            <text:p>6.52069</text:p>
          </table:table-cell>
          <table:table-cell office:value-type="float" office:value="1410.277" calcext:value-type="float">
            <text:p>1410.277</text:p>
          </table:table-cell>
          <table:table-cell office:value-type="float" office:value="0" calcext:value-type="float">
            <text:p>0</text:p>
          </table:table-cell>
          <table:table-cell office:value-type="float" office:value="-0.5418078" calcext:value-type="float">
            <text:p>-0.541807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5.366953" calcext:value-type="float">
            <text:p>5.366953</text:p>
          </table:table-cell>
          <table:table-cell office:value-type="float" office:value="451.9366" calcext:value-type="float">
            <text:p>451.936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57957" calcext:value-type="float">
            <text:p>0.1057957</text:p>
          </table:table-cell>
          <table:table-cell office:value-type="float" office:value="13.63254" calcext:value-type="float">
            <text:p>13.63254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23913" calcext:value-type="float">
            <text:p>0.03323913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4808" calcext:value-type="float">
            <text:p>11.4808</text:p>
          </table:table-cell>
          <table:table-cell office:value-type="float" office:value="-0.3935421" calcext:value-type="float">
            <text:p>-0.3935421</text:p>
          </table:table-cell>
          <table:table-cell office:value-type="float" office:value="-0.4900859" calcext:value-type="float">
            <text:p>-0.4900859</text:p>
          </table:table-cell>
          <table:table-cell office:value-type="float" office:value="0.005367957" calcext:value-type="float">
            <text:p>0.005367957</text:p>
          </table:table-cell>
          <table:table-cell office:value-type="float" office:value="7.22376" calcext:value-type="float">
            <text:p>7.22376</text:p>
          </table:table-cell>
          <table:table-cell office:value-type="float" office:value="0.8890821" calcext:value-type="float">
            <text:p>0.8890821</text:p>
          </table:table-cell>
          <table:table-cell office:value-type="float" office:value="0.2670036" calcext:value-type="float">
            <text:p>0.2670036</text:p>
          </table:table-cell>
          <table:table-cell office:value-type="float" office:value="0.06590577" calcext:value-type="float">
            <text:p>0.06590577</text:p>
          </table:table-cell>
          <table:table-cell office:value-type="float" office:value="0.03163385" calcext:value-type="float">
            <text:p>0.03163385</text:p>
          </table:table-cell>
          <table:table-cell office:value-type="float" office:value="0.02318417" calcext:value-type="float">
            <text:p>0.02318417</text:p>
          </table:table-cell>
          <table:table-cell office:value-type="float" office:value="0.02143995" calcext:value-type="float">
            <text:p>0.02143995</text:p>
          </table:table-cell>
          <table:table-cell office:value-type="float" office:value="0.02311182" calcext:value-type="float">
            <text:p>0.02311182</text:p>
          </table:table-cell>
          <table:table-cell office:value-type="float" office:value="0.01765722" calcext:value-type="float">
            <text:p>0.01765722</text:p>
          </table:table-cell>
          <table:table-cell office:value-type="float" office:value="6.602616" calcext:value-type="float">
            <text:p>6.602616</text:p>
          </table:table-cell>
          <table:table-cell office:value-type="float" office:value="11.51956" calcext:value-type="float">
            <text:p>11.51956</text:p>
          </table:table-cell>
          <table:table-cell office:value-type="float" office:value="17.81142" calcext:value-type="float">
            <text:p>17.81142</text:p>
          </table:table-cell>
          <table:table-cell office:value-type="float" office:value="21.19794" calcext:value-type="float">
            <text:p>21.19794</text:p>
          </table:table-cell>
          <table:table-cell office:value-type="float" office:value="23.73163" calcext:value-type="float">
            <text:p>23.73163</text:p>
          </table:table-cell>
          <table:table-cell office:value-type="float" office:value="20.77279" calcext:value-type="float">
            <text:p>20.77279</text:p>
          </table:table-cell>
          <table:table-cell office:value-type="float" office:value="12.7995" calcext:value-type="float">
            <text:p>12.7995</text:p>
          </table:table-cell>
          <table:table-cell office:value-type="float" office:value="6.528296" calcext:value-type="float">
            <text:p>6.528296</text:p>
          </table:table-cell>
          <table:table-cell office:value-type="float" office:value="1292.508" calcext:value-type="float">
            <text:p>1292.508</text:p>
          </table:table-cell>
          <table:table-cell office:value-type="float" office:value="0" calcext:value-type="float">
            <text:p>0</text:p>
          </table:table-cell>
          <table:table-cell office:value-type="float" office:value="-0.5427408" calcext:value-type="float">
            <text:p>-0.54274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5.367385" calcext:value-type="float">
            <text:p>5.367385</text:p>
          </table:table-cell>
          <table:table-cell office:value-type="float" office:value="451.9331" calcext:value-type="float">
            <text:p>451.933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315039" calcext:value-type="float">
            <text:p>0.09315039</text:p>
          </table:table-cell>
          <table:table-cell office:value-type="float" office:value="13.59927" calcext:value-type="float">
            <text:p>13.5992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40504" calcext:value-type="float">
            <text:p>0.0334050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64495" calcext:value-type="float">
            <text:p>11.64495</text:p>
          </table:table-cell>
          <table:table-cell office:value-type="float" office:value="-0.396637" calcext:value-type="float">
            <text:p>-0.396637</text:p>
          </table:table-cell>
          <table:table-cell office:value-type="float" office:value="-0.4981987" calcext:value-type="float">
            <text:p>-0.4981987</text:p>
          </table:table-cell>
          <table:table-cell office:value-type="float" office:value="0.005368439" calcext:value-type="float">
            <text:p>0.005368439</text:p>
          </table:table-cell>
          <table:table-cell office:value-type="float" office:value="7.244097" calcext:value-type="float">
            <text:p>7.244097</text:p>
          </table:table-cell>
          <table:table-cell office:value-type="float" office:value="0.9545574" calcext:value-type="float">
            <text:p>0.9545574</text:p>
          </table:table-cell>
          <table:table-cell office:value-type="float" office:value="0.137931" calcext:value-type="float">
            <text:p>0.137931</text:p>
          </table:table-cell>
          <table:table-cell office:value-type="float" office:value="0.0484391" calcext:value-type="float">
            <text:p>0.0484391</text:p>
          </table:table-cell>
          <table:table-cell office:value-type="float" office:value="0.02885634" calcext:value-type="float">
            <text:p>0.02885634</text:p>
          </table:table-cell>
          <table:table-cell office:value-type="float" office:value="0.0227588" calcext:value-type="float">
            <text:p>0.0227588</text:p>
          </table:table-cell>
          <table:table-cell office:value-type="float" office:value="0.0211139" calcext:value-type="float">
            <text:p>0.0211139</text:p>
          </table:table-cell>
          <table:table-cell office:value-type="float" office:value="0.02262769" calcext:value-type="float">
            <text:p>0.02262769</text:p>
          </table:table-cell>
          <table:table-cell office:value-type="float" office:value="0.01760797" calcext:value-type="float">
            <text:p>0.01760797</text:p>
          </table:table-cell>
          <table:table-cell office:value-type="float" office:value="9.64264" calcext:value-type="float">
            <text:p>9.64264</text:p>
          </table:table-cell>
          <table:table-cell office:value-type="float" office:value="8.071388" calcext:value-type="float">
            <text:p>8.071388</text:p>
          </table:table-cell>
          <table:table-cell office:value-type="float" office:value="15.01904" calcext:value-type="float">
            <text:p>15.01904</text:p>
          </table:table-cell>
          <table:table-cell office:value-type="float" office:value="20.14021" calcext:value-type="float">
            <text:p>20.14021</text:p>
          </table:table-cell>
          <table:table-cell office:value-type="float" office:value="24.43266" calcext:value-type="float">
            <text:p>24.43266</text:p>
          </table:table-cell>
          <table:table-cell office:value-type="float" office:value="22.9839" calcext:value-type="float">
            <text:p>22.9839</text:p>
          </table:table-cell>
          <table:table-cell office:value-type="float" office:value="13.25704" calcext:value-type="float">
            <text:p>13.25704</text:p>
          </table:table-cell>
          <table:table-cell office:value-type="float" office:value="6.54822" calcext:value-type="float">
            <text:p>6.54822</text:p>
          </table:table-cell>
          <table:table-cell office:value-type="float" office:value="1178.008" calcext:value-type="float">
            <text:p>1178.008</text:p>
          </table:table-cell>
          <table:table-cell office:value-type="float" office:value="0" calcext:value-type="float">
            <text:p>0</text:p>
          </table:table-cell>
          <table:table-cell office:value-type="float" office:value="-0.5440624" calcext:value-type="float">
            <text:p>-0.54406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5.36601" calcext:value-type="float">
            <text:p>5.36601</text:p>
          </table:table-cell>
          <table:table-cell office:value-type="float" office:value="451.9281" calcext:value-type="float">
            <text:p>451.928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562436" calcext:value-type="float">
            <text:p>0.08562436</text:p>
          </table:table-cell>
          <table:table-cell office:value-type="float" office:value="13.52156" calcext:value-type="float">
            <text:p>13.5215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52237" calcext:value-type="float">
            <text:p>0.0335223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77638" calcext:value-type="float">
            <text:p>11.77638</text:p>
          </table:table-cell>
          <table:table-cell office:value-type="float" office:value="-0.3968727" calcext:value-type="float">
            <text:p>-0.3968727</text:p>
          </table:table-cell>
          <table:table-cell office:value-type="float" office:value="-0.5007291" calcext:value-type="float">
            <text:p>-0.5007291</text:p>
          </table:table-cell>
          <table:table-cell office:value-type="float" office:value="0.005369675" calcext:value-type="float">
            <text:p>0.005369675</text:p>
          </table:table-cell>
          <table:table-cell office:value-type="float" office:value="7.246244" calcext:value-type="float">
            <text:p>7.246244</text:p>
          </table:table-cell>
          <table:table-cell office:value-type="float" office:value="0.7530383" calcext:value-type="float">
            <text:p>0.7530383</text:p>
          </table:table-cell>
          <table:table-cell office:value-type="float" office:value="0.1055935" calcext:value-type="float">
            <text:p>0.1055935</text:p>
          </table:table-cell>
          <table:table-cell office:value-type="float" office:value="0.04157603" calcext:value-type="float">
            <text:p>0.04157603</text:p>
          </table:table-cell>
          <table:table-cell office:value-type="float" office:value="0.02774149" calcext:value-type="float">
            <text:p>0.02774149</text:p>
          </table:table-cell>
          <table:table-cell office:value-type="float" office:value="0.02237558" calcext:value-type="float">
            <text:p>0.02237558</text:p>
          </table:table-cell>
          <table:table-cell office:value-type="float" office:value="0.02088239" calcext:value-type="float">
            <text:p>0.02088239</text:p>
          </table:table-cell>
          <table:table-cell office:value-type="float" office:value="0.02233013" calcext:value-type="float">
            <text:p>0.02233013</text:p>
          </table:table-cell>
          <table:table-cell office:value-type="float" office:value="0.01754647" calcext:value-type="float">
            <text:p>0.01754647</text:p>
          </table:table-cell>
          <table:table-cell office:value-type="float" office:value="11.84719" calcext:value-type="float">
            <text:p>11.84719</text:p>
          </table:table-cell>
          <table:table-cell office:value-type="float" office:value="8.529116" calcext:value-type="float">
            <text:p>8.529116</text:p>
          </table:table-cell>
          <table:table-cell office:value-type="float" office:value="14.41406" calcext:value-type="float">
            <text:p>14.41406</text:p>
          </table:table-cell>
          <table:table-cell office:value-type="float" office:value="19.4449" calcext:value-type="float">
            <text:p>19.4449</text:p>
          </table:table-cell>
          <table:table-cell office:value-type="float" office:value="23.66914" calcext:value-type="float">
            <text:p>23.66914</text:p>
          </table:table-cell>
          <table:table-cell office:value-type="float" office:value="22.5756" calcext:value-type="float">
            <text:p>22.5756</text:p>
          </table:table-cell>
          <table:table-cell office:value-type="float" office:value="13.56918" calcext:value-type="float">
            <text:p>13.56918</text:p>
          </table:table-cell>
          <table:table-cell office:value-type="float" office:value="6.584012" calcext:value-type="float">
            <text:p>6.584012</text:p>
          </table:table-cell>
          <table:table-cell office:value-type="float" office:value="1092.933" calcext:value-type="float">
            <text:p>1092.933</text:p>
          </table:table-cell>
          <table:table-cell office:value-type="float" office:value="0" calcext:value-type="float">
            <text:p>0</text:p>
          </table:table-cell>
          <table:table-cell office:value-type="float" office:value="-0.5440624" calcext:value-type="float">
            <text:p>-0.544062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5.364833" calcext:value-type="float">
            <text:p>5.364833</text:p>
          </table:table-cell>
          <table:table-cell office:value-type="float" office:value="451.9233" calcext:value-type="float">
            <text:p>451.923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114158" calcext:value-type="float">
            <text:p>0.08114158</text:p>
          </table:table-cell>
          <table:table-cell office:value-type="float" office:value="13.47946" calcext:value-type="float">
            <text:p>13.4794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60474" calcext:value-type="float">
            <text:p>0.0336047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85891" calcext:value-type="float">
            <text:p>11.85891</text:p>
          </table:table-cell>
          <table:table-cell office:value-type="float" office:value="-0.3970095" calcext:value-type="float">
            <text:p>-0.3970095</text:p>
          </table:table-cell>
          <table:table-cell office:value-type="float" office:value="-0.5026643" calcext:value-type="float">
            <text:p>-0.5026643</text:p>
          </table:table-cell>
          <table:table-cell office:value-type="float" office:value="0.005370918" calcext:value-type="float">
            <text:p>0.005370918</text:p>
          </table:table-cell>
          <table:table-cell office:value-type="float" office:value="7.246894" calcext:value-type="float">
            <text:p>7.246894</text:p>
          </table:table-cell>
          <table:table-cell office:value-type="float" office:value="0.6853378" calcext:value-type="float">
            <text:p>0.6853378</text:p>
          </table:table-cell>
          <table:table-cell office:value-type="float" office:value="0.08341821" calcext:value-type="float">
            <text:p>0.08341821</text:p>
          </table:table-cell>
          <table:table-cell office:value-type="float" office:value="0.03811113" calcext:value-type="float">
            <text:p>0.03811113</text:p>
          </table:table-cell>
          <table:table-cell office:value-type="float" office:value="0.02754472" calcext:value-type="float">
            <text:p>0.02754472</text:p>
          </table:table-cell>
          <table:table-cell office:value-type="float" office:value="0.02234187" calcext:value-type="float">
            <text:p>0.02234187</text:p>
          </table:table-cell>
          <table:table-cell office:value-type="float" office:value="0.02090083" calcext:value-type="float">
            <text:p>0.02090083</text:p>
          </table:table-cell>
          <table:table-cell office:value-type="float" office:value="0.0221374" calcext:value-type="float">
            <text:p>0.0221374</text:p>
          </table:table-cell>
          <table:table-cell office:value-type="float" office:value="0.01751922" calcext:value-type="float">
            <text:p>0.01751922</text:p>
          </table:table-cell>
          <table:table-cell office:value-type="float" office:value="13.97888" calcext:value-type="float">
            <text:p>13.97888</text:p>
          </table:table-cell>
          <table:table-cell office:value-type="float" office:value="9.05741" calcext:value-type="float">
            <text:p>9.05741</text:p>
          </table:table-cell>
          <table:table-cell office:value-type="float" office:value="14.12875" calcext:value-type="float">
            <text:p>14.12875</text:p>
          </table:table-cell>
          <table:table-cell office:value-type="float" office:value="19.12193" calcext:value-type="float">
            <text:p>19.12193</text:p>
          </table:table-cell>
          <table:table-cell office:value-type="float" office:value="23.28667" calcext:value-type="float">
            <text:p>23.28667</text:p>
          </table:table-cell>
          <table:table-cell office:value-type="float" office:value="22.26202" calcext:value-type="float">
            <text:p>22.26202</text:p>
          </table:table-cell>
          <table:table-cell office:value-type="float" office:value="13.5153" calcext:value-type="float">
            <text:p>13.5153</text:p>
          </table:table-cell>
          <table:table-cell office:value-type="float" office:value="6.607296" calcext:value-type="float">
            <text:p>6.607296</text:p>
          </table:table-cell>
          <table:table-cell office:value-type="float" office:value="1025.577" calcext:value-type="float">
            <text:p>1025.577</text:p>
          </table:table-cell>
          <table:table-cell office:value-type="float" office:value="0" calcext:value-type="float">
            <text:p>0</text:p>
          </table:table-cell>
          <table:table-cell office:value-type="float" office:value="-0.5440624" calcext:value-type="float">
            <text:p>-0.54406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5.363642" calcext:value-type="float">
            <text:p>5.363642</text:p>
          </table:table-cell>
          <table:table-cell office:value-type="float" office:value="451.9196" calcext:value-type="float">
            <text:p>451.919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068807" calcext:value-type="float">
            <text:p>0.08068807</text:p>
          </table:table-cell>
          <table:table-cell office:value-type="float" office:value="13.4805" calcext:value-type="float">
            <text:p>13.4805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6643" calcext:value-type="float">
            <text:p>0.0336643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90483" calcext:value-type="float">
            <text:p>11.90483</text:p>
          </table:table-cell>
          <table:table-cell office:value-type="float" office:value="-0.39715" calcext:value-type="float">
            <text:p>-0.39715</text:p>
          </table:table-cell>
          <table:table-cell office:value-type="float" office:value="-0.5050921" calcext:value-type="float">
            <text:p>-0.5050921</text:p>
          </table:table-cell>
          <table:table-cell office:value-type="float" office:value="0.005371734" calcext:value-type="float">
            <text:p>0.005371734</text:p>
          </table:table-cell>
          <table:table-cell office:value-type="float" office:value="7.249321" calcext:value-type="float">
            <text:p>7.249321</text:p>
          </table:table-cell>
          <table:table-cell office:value-type="float" office:value="0.5666065" calcext:value-type="float">
            <text:p>0.5666065</text:p>
          </table:table-cell>
          <table:table-cell office:value-type="float" office:value="0.1178836" calcext:value-type="float">
            <text:p>0.1178836</text:p>
          </table:table-cell>
          <table:table-cell office:value-type="float" office:value="0.03659752" calcext:value-type="float">
            <text:p>0.03659752</text:p>
          </table:table-cell>
          <table:table-cell office:value-type="float" office:value="0.02734966" calcext:value-type="float">
            <text:p>0.02734966</text:p>
          </table:table-cell>
          <table:table-cell office:value-type="float" office:value="0.0223683" calcext:value-type="float">
            <text:p>0.0223683</text:p>
          </table:table-cell>
          <table:table-cell office:value-type="float" office:value="0.02097888" calcext:value-type="float">
            <text:p>0.02097888</text:p>
          </table:table-cell>
          <table:table-cell office:value-type="float" office:value="0.02203778" calcext:value-type="float">
            <text:p>0.02203778</text:p>
          </table:table-cell>
          <table:table-cell office:value-type="float" office:value="0.01751772" calcext:value-type="float">
            <text:p>0.01751772</text:p>
          </table:table-cell>
          <table:table-cell office:value-type="float" office:value="12.6548" calcext:value-type="float">
            <text:p>12.6548</text:p>
          </table:table-cell>
          <table:table-cell office:value-type="float" office:value="12.1717" calcext:value-type="float">
            <text:p>12.1717</text:p>
          </table:table-cell>
          <table:table-cell office:value-type="float" office:value="14.19656" calcext:value-type="float">
            <text:p>14.19656</text:p>
          </table:table-cell>
          <table:table-cell office:value-type="float" office:value="18.99691" calcext:value-type="float">
            <text:p>18.99691</text:p>
          </table:table-cell>
          <table:table-cell office:value-type="float" office:value="23.0704" calcext:value-type="float">
            <text:p>23.0704</text:p>
          </table:table-cell>
          <table:table-cell office:value-type="float" office:value="21.99175" calcext:value-type="float">
            <text:p>21.99175</text:p>
          </table:table-cell>
          <table:table-cell office:value-type="float" office:value="13.43877" calcext:value-type="float">
            <text:p>13.43877</text:p>
          </table:table-cell>
          <table:table-cell office:value-type="float" office:value="6.616503" calcext:value-type="float">
            <text:p>6.616503</text:p>
          </table:table-cell>
          <table:table-cell office:value-type="float" office:value="960.7965" calcext:value-type="float">
            <text:p>960.7965</text:p>
          </table:table-cell>
          <table:table-cell office:value-type="float" office:value="0" calcext:value-type="float">
            <text:p>0</text:p>
          </table:table-cell>
          <table:table-cell office:value-type="float" office:value="-0.5440624" calcext:value-type="float">
            <text:p>-0.54406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5.362657" calcext:value-type="float">
            <text:p>5.362657</text:p>
          </table:table-cell>
          <table:table-cell office:value-type="float" office:value="451.9148" calcext:value-type="float">
            <text:p>451.914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7519337" calcext:value-type="float">
            <text:p>0.07519337</text:p>
          </table:table-cell>
          <table:table-cell office:value-type="float" office:value="13.44238" calcext:value-type="float">
            <text:p>13.4423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75241" calcext:value-type="float">
            <text:p>0.0337524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1.97679" calcext:value-type="float">
            <text:p>11.97679</text:p>
          </table:table-cell>
          <table:table-cell office:value-type="float" office:value="-0.3972517" calcext:value-type="float">
            <text:p>-0.3972517</text:p>
          </table:table-cell>
          <table:table-cell office:value-type="float" office:value="-0.5064839" calcext:value-type="float">
            <text:p>-0.5064839</text:p>
          </table:table-cell>
          <table:table-cell office:value-type="float" office:value="0.005373094" calcext:value-type="float">
            <text:p>0.005373094</text:p>
          </table:table-cell>
          <table:table-cell office:value-type="float" office:value="7.248368" calcext:value-type="float">
            <text:p>7.248368</text:p>
          </table:table-cell>
          <table:table-cell office:value-type="float" office:value="0.549928" calcext:value-type="float">
            <text:p>0.549928</text:p>
          </table:table-cell>
          <table:table-cell office:value-type="float" office:value="0.1062512" calcext:value-type="float">
            <text:p>0.1062512</text:p>
          </table:table-cell>
          <table:table-cell office:value-type="float" office:value="0.04126548" calcext:value-type="float">
            <text:p>0.04126548</text:p>
          </table:table-cell>
          <table:table-cell office:value-type="float" office:value="0.02848356" calcext:value-type="float">
            <text:p>0.02848356</text:p>
          </table:table-cell>
          <table:table-cell office:value-type="float" office:value="0.02268011" calcext:value-type="float">
            <text:p>0.02268011</text:p>
          </table:table-cell>
          <table:table-cell office:value-type="float" office:value="0.02109596" calcext:value-type="float">
            <text:p>0.02109596</text:p>
          </table:table-cell>
          <table:table-cell office:value-type="float" office:value="0.02195702" calcext:value-type="float">
            <text:p>0.02195702</text:p>
          </table:table-cell>
          <table:table-cell office:value-type="float" office:value="0.01751897" calcext:value-type="float">
            <text:p>0.01751897</text:p>
          </table:table-cell>
          <table:table-cell office:value-type="float" office:value="10.15385" calcext:value-type="float">
            <text:p>10.15385</text:p>
          </table:table-cell>
          <table:table-cell office:value-type="float" office:value="10.49602" calcext:value-type="float">
            <text:p>10.49602</text:p>
          </table:table-cell>
          <table:table-cell office:value-type="float" office:value="14.00794" calcext:value-type="float">
            <text:p>14.00794</text:p>
          </table:table-cell>
          <table:table-cell office:value-type="float" office:value="19.20922" calcext:value-type="float">
            <text:p>19.20922</text:p>
          </table:table-cell>
          <table:table-cell office:value-type="float" office:value="23.33797" calcext:value-type="float">
            <text:p>23.33797</text:p>
          </table:table-cell>
          <table:table-cell office:value-type="float" office:value="22.11535" calcext:value-type="float">
            <text:p>22.11535</text:p>
          </table:table-cell>
          <table:table-cell office:value-type="float" office:value="13.41721" calcext:value-type="float">
            <text:p>13.41721</text:p>
          </table:table-cell>
          <table:table-cell office:value-type="float" office:value="6.616082" calcext:value-type="float">
            <text:p>6.616082</text:p>
          </table:table-cell>
          <table:table-cell office:value-type="float" office:value="901.467" calcext:value-type="float">
            <text:p>901.467</text:p>
          </table:table-cell>
          <table:table-cell office:value-type="float" office:value="0" calcext:value-type="float">
            <text:p>0</text:p>
          </table:table-cell>
          <table:table-cell office:value-type="float" office:value="-0.5440624" calcext:value-type="float">
            <text:p>-0.54406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5.36078" calcext:value-type="float">
            <text:p>5.36078</text:p>
          </table:table-cell>
          <table:table-cell office:value-type="float" office:value="451.9102" calcext:value-type="float">
            <text:p>451.910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7293352" calcext:value-type="float">
            <text:p>0.07293352</text:p>
          </table:table-cell>
          <table:table-cell office:value-type="float" office:value="13.42239" calcext:value-type="float">
            <text:p>13.42239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80032" calcext:value-type="float">
            <text:p>0.03380032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00675" calcext:value-type="float">
            <text:p>12.00675</text:p>
          </table:table-cell>
          <table:table-cell office:value-type="float" office:value="-0.3972743" calcext:value-type="float">
            <text:p>-0.3972743</text:p>
          </table:table-cell>
          <table:table-cell office:value-type="float" office:value="-0.5067273" calcext:value-type="float">
            <text:p>-0.5067273</text:p>
          </table:table-cell>
          <table:table-cell office:value-type="float" office:value="0.005373483" calcext:value-type="float">
            <text:p>0.005373483</text:p>
          </table:table-cell>
          <table:table-cell office:value-type="float" office:value="7.243361" calcext:value-type="float">
            <text:p>7.243361</text:p>
          </table:table-cell>
          <table:table-cell office:value-type="float" office:value="0.4201893" calcext:value-type="float">
            <text:p>0.4201893</text:p>
          </table:table-cell>
          <table:table-cell office:value-type="float" office:value="0.08392058" calcext:value-type="float">
            <text:p>0.08392058</text:p>
          </table:table-cell>
          <table:table-cell office:value-type="float" office:value="0.0401246" calcext:value-type="float">
            <text:p>0.0401246</text:p>
          </table:table-cell>
          <table:table-cell office:value-type="float" office:value="0.02941801" calcext:value-type="float">
            <text:p>0.02941801</text:p>
          </table:table-cell>
          <table:table-cell office:value-type="float" office:value="0.02326419" calcext:value-type="float">
            <text:p>0.02326419</text:p>
          </table:table-cell>
          <table:table-cell office:value-type="float" office:value="0.02157832" calcext:value-type="float">
            <text:p>0.02157832</text:p>
          </table:table-cell>
          <table:table-cell office:value-type="float" office:value="0.02204072" calcext:value-type="float">
            <text:p>0.02204072</text:p>
          </table:table-cell>
          <table:table-cell office:value-type="float" office:value="0.01754702" calcext:value-type="float">
            <text:p>0.01754702</text:p>
          </table:table-cell>
          <table:table-cell office:value-type="float" office:value="10.69438" calcext:value-type="float">
            <text:p>10.69438</text:p>
          </table:table-cell>
          <table:table-cell office:value-type="float" office:value="15.01886" calcext:value-type="float">
            <text:p>15.01886</text:p>
          </table:table-cell>
          <table:table-cell office:value-type="float" office:value="13.3738" calcext:value-type="float">
            <text:p>13.3738</text:p>
          </table:table-cell>
          <table:table-cell office:value-type="float" office:value="18.5855" calcext:value-type="float">
            <text:p>18.5855</text:p>
          </table:table-cell>
          <table:table-cell office:value-type="float" office:value="22.94974" calcext:value-type="float">
            <text:p>22.94974</text:p>
          </table:table-cell>
          <table:table-cell office:value-type="float" office:value="21.97481" calcext:value-type="float">
            <text:p>21.97481</text:p>
          </table:table-cell>
          <table:table-cell office:value-type="float" office:value="13.42586" calcext:value-type="float">
            <text:p>13.42586</text:p>
          </table:table-cell>
          <table:table-cell office:value-type="float" office:value="6.61377" calcext:value-type="float">
            <text:p>6.61377</text:p>
          </table:table-cell>
          <table:table-cell office:value-type="float" office:value="901.4291" calcext:value-type="float">
            <text:p>901.4291</text:p>
          </table:table-cell>
          <table:table-cell office:value-type="float" office:value="0" calcext:value-type="float">
            <text:p>0</text:p>
          </table:table-cell>
          <table:table-cell office:value-type="float" office:value="-0.5440624" calcext:value-type="float">
            <text:p>-0.54406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5.358987" calcext:value-type="float">
            <text:p>5.358987</text:p>
          </table:table-cell>
          <table:table-cell office:value-type="float" office:value="451.9062" calcext:value-type="float">
            <text:p>451.906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7145572" calcext:value-type="float">
            <text:p>0.07145572</text:p>
          </table:table-cell>
          <table:table-cell office:value-type="float" office:value="13.4151" calcext:value-type="float">
            <text:p>13.415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85212" calcext:value-type="float">
            <text:p>0.03385212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02168" calcext:value-type="float">
            <text:p>12.02168</text:p>
          </table:table-cell>
          <table:table-cell office:value-type="float" office:value="-0.397286" calcext:value-type="float">
            <text:p>-0.397286</text:p>
          </table:table-cell>
          <table:table-cell office:value-type="float" office:value="-0.5069401" calcext:value-type="float">
            <text:p>-0.5069401</text:p>
          </table:table-cell>
          <table:table-cell office:value-type="float" office:value="0.0053739" calcext:value-type="float">
            <text:p>0.0053739</text:p>
          </table:table-cell>
          <table:table-cell office:value-type="float" office:value="7.238149" calcext:value-type="float">
            <text:p>7.238149</text:p>
          </table:table-cell>
          <table:table-cell office:value-type="float" office:value="0.3390206" calcext:value-type="float">
            <text:p>0.3390206</text:p>
          </table:table-cell>
          <table:table-cell office:value-type="float" office:value="0.06324852" calcext:value-type="float">
            <text:p>0.06324852</text:p>
          </table:table-cell>
          <table:table-cell office:value-type="float" office:value="0.03845615" calcext:value-type="float">
            <text:p>0.03845615</text:p>
          </table:table-cell>
          <table:table-cell office:value-type="float" office:value="0.02967978" calcext:value-type="float">
            <text:p>0.02967978</text:p>
          </table:table-cell>
          <table:table-cell office:value-type="float" office:value="0.02354903" calcext:value-type="float">
            <text:p>0.02354903</text:p>
          </table:table-cell>
          <table:table-cell office:value-type="float" office:value="0.02185101" calcext:value-type="float">
            <text:p>0.02185101</text:p>
          </table:table-cell>
          <table:table-cell office:value-type="float" office:value="0.02212685" calcext:value-type="float">
            <text:p>0.02212685</text:p>
          </table:table-cell>
          <table:table-cell office:value-type="float" office:value="0.01759274" calcext:value-type="float">
            <text:p>0.01759274</text:p>
          </table:table-cell>
          <table:table-cell office:value-type="float" office:value="11.73876" calcext:value-type="float">
            <text:p>11.73876</text:p>
          </table:table-cell>
          <table:table-cell office:value-type="float" office:value="18.10685" calcext:value-type="float">
            <text:p>18.10685</text:p>
          </table:table-cell>
          <table:table-cell office:value-type="float" office:value="13.34585" calcext:value-type="float">
            <text:p>13.34585</text:p>
          </table:table-cell>
          <table:table-cell office:value-type="float" office:value="18.19777" calcext:value-type="float">
            <text:p>18.19777</text:p>
          </table:table-cell>
          <table:table-cell office:value-type="float" office:value="22.54782" calcext:value-type="float">
            <text:p>22.54782</text:p>
          </table:table-cell>
          <table:table-cell office:value-type="float" office:value="21.65855" calcext:value-type="float">
            <text:p>21.65855</text:p>
          </table:table-cell>
          <table:table-cell office:value-type="float" office:value="13.39938" calcext:value-type="float">
            <text:p>13.39938</text:p>
          </table:table-cell>
          <table:table-cell office:value-type="float" office:value="6.606078" calcext:value-type="float">
            <text:p>6.606078</text:p>
          </table:table-cell>
          <table:table-cell office:value-type="float" office:value="900.1199" calcext:value-type="float">
            <text:p>900.1199</text:p>
          </table:table-cell>
          <table:table-cell office:value-type="float" office:value="0" calcext:value-type="float">
            <text:p>0</text:p>
          </table:table-cell>
          <table:table-cell office:value-type="float" office:value="-0.5440624" calcext:value-type="float">
            <text:p>-0.544062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5.356905" calcext:value-type="float">
            <text:p>5.356905</text:p>
          </table:table-cell>
          <table:table-cell office:value-type="float" office:value="451.9026" calcext:value-type="float">
            <text:p>451.902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7096551" calcext:value-type="float">
            <text:p>0.07096551</text:p>
          </table:table-cell>
          <table:table-cell office:value-type="float" office:value="13.40233" calcext:value-type="float">
            <text:p>13.40233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393909" calcext:value-type="float">
            <text:p>0.0339390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04301" calcext:value-type="float">
            <text:p>12.04301</text:p>
          </table:table-cell>
          <table:table-cell office:value-type="float" office:value="-0.3972965" calcext:value-type="float">
            <text:p>-0.3972965</text:p>
          </table:table-cell>
          <table:table-cell office:value-type="float" office:value="-0.5072818" calcext:value-type="float">
            <text:p>-0.5072818</text:p>
          </table:table-cell>
          <table:table-cell office:value-type="float" office:value="0.005374371" calcext:value-type="float">
            <text:p>0.005374371</text:p>
          </table:table-cell>
          <table:table-cell office:value-type="float" office:value="7.232425" calcext:value-type="float">
            <text:p>7.232425</text:p>
          </table:table-cell>
          <table:table-cell office:value-type="float" office:value="0.3374095" calcext:value-type="float">
            <text:p>0.3374095</text:p>
          </table:table-cell>
          <table:table-cell office:value-type="float" office:value="0.05069663" calcext:value-type="float">
            <text:p>0.05069663</text:p>
          </table:table-cell>
          <table:table-cell office:value-type="float" office:value="0.03723145" calcext:value-type="float">
            <text:p>0.03723145</text:p>
          </table:table-cell>
          <table:table-cell office:value-type="float" office:value="0.02947744" calcext:value-type="float">
            <text:p>0.02947744</text:p>
          </table:table-cell>
          <table:table-cell office:value-type="float" office:value="0.02342841" calcext:value-type="float">
            <text:p>0.02342841</text:p>
          </table:table-cell>
          <table:table-cell office:value-type="float" office:value="0.02174951" calcext:value-type="float">
            <text:p>0.02174951</text:p>
          </table:table-cell>
          <table:table-cell office:value-type="float" office:value="0.02213189" calcext:value-type="float">
            <text:p>0.02213189</text:p>
          </table:table-cell>
          <table:table-cell office:value-type="float" office:value="0.01761795" calcext:value-type="float">
            <text:p>0.01761795</text:p>
          </table:table-cell>
          <table:table-cell office:value-type="float" office:value="13.21825" calcext:value-type="float">
            <text:p>13.21825</text:p>
          </table:table-cell>
          <table:table-cell office:value-type="float" office:value="17.02821" calcext:value-type="float">
            <text:p>17.02821</text:p>
          </table:table-cell>
          <table:table-cell office:value-type="float" office:value="14.05665" calcext:value-type="float">
            <text:p>14.05665</text:p>
          </table:table-cell>
          <table:table-cell office:value-type="float" office:value="18.22837" calcext:value-type="float">
            <text:p>18.22837</text:p>
          </table:table-cell>
          <table:table-cell office:value-type="float" office:value="22.25747" calcext:value-type="float">
            <text:p>22.25747</text:p>
          </table:table-cell>
          <table:table-cell office:value-type="float" office:value="21.35583" calcext:value-type="float">
            <text:p>21.35583</text:p>
          </table:table-cell>
          <table:table-cell office:value-type="float" office:value="13.36073" calcext:value-type="float">
            <text:p>13.36073</text:p>
          </table:table-cell>
          <table:table-cell office:value-type="float" office:value="6.58798" calcext:value-type="float">
            <text:p>6.58798</text:p>
          </table:table-cell>
          <table:table-cell office:value-type="float" office:value="898.3419" calcext:value-type="float">
            <text:p>898.3419</text:p>
          </table:table-cell>
          <table:table-cell office:value-type="float" office:value="0" calcext:value-type="float">
            <text:p>0</text:p>
          </table:table-cell>
          <table:table-cell office:value-type="float" office:value="-0.5440624" calcext:value-type="float">
            <text:p>-0.54406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5.35532" calcext:value-type="float">
            <text:p>5.35532</text:p>
          </table:table-cell>
          <table:table-cell office:value-type="float" office:value="451.8996" calcext:value-type="float">
            <text:p>451.899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709999" calcext:value-type="float">
            <text:p>0.0709999</text:p>
          </table:table-cell>
          <table:table-cell office:value-type="float" office:value="13.39266" calcext:value-type="float">
            <text:p>13.3926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02427" calcext:value-type="float">
            <text:p>0.0340242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06253" calcext:value-type="float">
            <text:p>12.06253</text:p>
          </table:table-cell>
          <table:table-cell office:value-type="float" office:value="-0.397308" calcext:value-type="float">
            <text:p>-0.397308</text:p>
          </table:table-cell>
          <table:table-cell office:value-type="float" office:value="-0.5075935" calcext:value-type="float">
            <text:p>-0.5075935</text:p>
          </table:table-cell>
          <table:table-cell office:value-type="float" office:value="0.005375073" calcext:value-type="float">
            <text:p>0.005375073</text:p>
          </table:table-cell>
          <table:table-cell office:value-type="float" office:value="7.227777" calcext:value-type="float">
            <text:p>7.227777</text:p>
          </table:table-cell>
          <table:table-cell office:value-type="float" office:value="0.3159539" calcext:value-type="float">
            <text:p>0.3159539</text:p>
          </table:table-cell>
          <table:table-cell office:value-type="float" office:value="0.04459607" calcext:value-type="float">
            <text:p>0.04459607</text:p>
          </table:table-cell>
          <table:table-cell office:value-type="float" office:value="0.03591544" calcext:value-type="float">
            <text:p>0.03591544</text:p>
          </table:table-cell>
          <table:table-cell office:value-type="float" office:value="0.02909399" calcext:value-type="float">
            <text:p>0.02909399</text:p>
          </table:table-cell>
          <table:table-cell office:value-type="float" office:value="0.02325761" calcext:value-type="float">
            <text:p>0.02325761</text:p>
          </table:table-cell>
          <table:table-cell office:value-type="float" office:value="0.02162504" calcext:value-type="float">
            <text:p>0.02162504</text:p>
          </table:table-cell>
          <table:table-cell office:value-type="float" office:value="0.02207495" calcext:value-type="float">
            <text:p>0.02207495</text:p>
          </table:table-cell>
          <table:table-cell office:value-type="float" office:value="0.01763044" calcext:value-type="float">
            <text:p>0.01763044</text:p>
          </table:table-cell>
          <table:table-cell office:value-type="float" office:value="13.18666" calcext:value-type="float">
            <text:p>13.18666</text:p>
          </table:table-cell>
          <table:table-cell office:value-type="float" office:value="16.17142" calcext:value-type="float">
            <text:p>16.17142</text:p>
          </table:table-cell>
          <table:table-cell office:value-type="float" office:value="15.05061" calcext:value-type="float">
            <text:p>15.05061</text:p>
          </table:table-cell>
          <table:table-cell office:value-type="float" office:value="17.99388" calcext:value-type="float">
            <text:p>17.99388</text:p>
          </table:table-cell>
          <table:table-cell office:value-type="float" office:value="21.98946" calcext:value-type="float">
            <text:p>21.98946</text:p>
          </table:table-cell>
          <table:table-cell office:value-type="float" office:value="21.0826" calcext:value-type="float">
            <text:p>21.0826</text:p>
          </table:table-cell>
          <table:table-cell office:value-type="float" office:value="13.25334" calcext:value-type="float">
            <text:p>13.25334</text:p>
          </table:table-cell>
          <table:table-cell office:value-type="float" office:value="6.576987" calcext:value-type="float">
            <text:p>6.576987</text:p>
          </table:table-cell>
          <table:table-cell office:value-type="float" office:value="895.9681" calcext:value-type="float">
            <text:p>895.9681</text:p>
          </table:table-cell>
          <table:table-cell office:value-type="float" office:value="0" calcext:value-type="float">
            <text:p>0</text:p>
          </table:table-cell>
          <table:table-cell office:value-type="float" office:value="-0.5440624" calcext:value-type="float">
            <text:p>-0.54406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5.355421" calcext:value-type="float">
            <text:p>5.355421</text:p>
          </table:table-cell>
          <table:table-cell office:value-type="float" office:value="451.8989" calcext:value-type="float">
            <text:p>451.898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09111" calcext:value-type="float">
            <text:p>0.1109111</text:p>
          </table:table-cell>
          <table:table-cell office:value-type="float" office:value="13.39085" calcext:value-type="float">
            <text:p>13.39085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09203" calcext:value-type="float">
            <text:p>0.03409203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0927" calcext:value-type="float">
            <text:p>12.0927</text:p>
          </table:table-cell>
          <table:table-cell office:value-type="float" office:value="-0.3977185" calcext:value-type="float">
            <text:p>-0.3977185</text:p>
          </table:table-cell>
          <table:table-cell office:value-type="float" office:value="-0.5087744" calcext:value-type="float">
            <text:p>-0.5087744</text:p>
          </table:table-cell>
          <table:table-cell office:value-type="float" office:value="0.005375935" calcext:value-type="float">
            <text:p>0.005375935</text:p>
          </table:table-cell>
          <table:table-cell office:value-type="float" office:value="7.228837" calcext:value-type="float">
            <text:p>7.228837</text:p>
          </table:table-cell>
          <table:table-cell office:value-type="float" office:value="0.5847781" calcext:value-type="float">
            <text:p>0.5847781</text:p>
          </table:table-cell>
          <table:table-cell office:value-type="float" office:value="0.417692" calcext:value-type="float">
            <text:p>0.417692</text:p>
          </table:table-cell>
          <table:table-cell office:value-type="float" office:value="0.3923016" calcext:value-type="float">
            <text:p>0.3923016</text:p>
          </table:table-cell>
          <table:table-cell office:value-type="float" office:value="0.2477319" calcext:value-type="float">
            <text:p>0.2477319</text:p>
          </table:table-cell>
          <table:table-cell office:value-type="float" office:value="0.02431359" calcext:value-type="float">
            <text:p>0.02431359</text:p>
          </table:table-cell>
          <table:table-cell office:value-type="float" office:value="0.02214883" calcext:value-type="float">
            <text:p>0.02214883</text:p>
          </table:table-cell>
          <table:table-cell office:value-type="float" office:value="0.02294554" calcext:value-type="float">
            <text:p>0.02294554</text:p>
          </table:table-cell>
          <table:table-cell office:value-type="float" office:value="0.01769629" calcext:value-type="float">
            <text:p>0.01769629</text:p>
          </table:table-cell>
          <table:table-cell office:value-type="float" office:value="14.79323" calcext:value-type="float">
            <text:p>14.79323</text:p>
          </table:table-cell>
          <table:table-cell office:value-type="float" office:value="14.51075" calcext:value-type="float">
            <text:p>14.51075</text:p>
          </table:table-cell>
          <table:table-cell office:value-type="float" office:value="16.17794" calcext:value-type="float">
            <text:p>16.17794</text:p>
          </table:table-cell>
          <table:table-cell office:value-type="float" office:value="17.92664" calcext:value-type="float">
            <text:p>17.92664</text:p>
          </table:table-cell>
          <table:table-cell office:value-type="float" office:value="22.73486" calcext:value-type="float">
            <text:p>22.73486</text:p>
          </table:table-cell>
          <table:table-cell office:value-type="float" office:value="20.73098" calcext:value-type="float">
            <text:p>20.73098</text:p>
          </table:table-cell>
          <table:table-cell office:value-type="float" office:value="12.27833" calcext:value-type="float">
            <text:p>12.27833</text:p>
          </table:table-cell>
          <table:table-cell office:value-type="float" office:value="6.652739" calcext:value-type="float">
            <text:p>6.652739</text:p>
          </table:table-cell>
          <table:table-cell office:value-type="float" office:value="884.0393" calcext:value-type="float">
            <text:p>884.0393</text:p>
          </table:table-cell>
          <table:table-cell office:value-type="float" office:value="0" calcext:value-type="float">
            <text:p>0</text:p>
          </table:table-cell>
          <table:table-cell office:value-type="float" office:value="-0.5443015" calcext:value-type="float">
            <text:p>-0.54430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5.354895" calcext:value-type="float">
            <text:p>5.354895</text:p>
          </table:table-cell>
          <table:table-cell office:value-type="float" office:value="451.8985" calcext:value-type="float">
            <text:p>451.898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63241" calcext:value-type="float">
            <text:p>0.163241</text:p>
          </table:table-cell>
          <table:table-cell office:value-type="float" office:value="13.40058" calcext:value-type="float">
            <text:p>13.4005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15855" calcext:value-type="float">
            <text:p>0.0341585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14666" calcext:value-type="float">
            <text:p>12.14666</text:p>
          </table:table-cell>
          <table:table-cell office:value-type="float" office:value="-0.3978423" calcext:value-type="float">
            <text:p>-0.3978423</text:p>
          </table:table-cell>
          <table:table-cell office:value-type="float" office:value="-0.5102034" calcext:value-type="float">
            <text:p>-0.5102034</text:p>
          </table:table-cell>
          <table:table-cell office:value-type="float" office:value="0.005376696" calcext:value-type="float">
            <text:p>0.005376696</text:p>
          </table:table-cell>
          <table:table-cell office:value-type="float" office:value="7.229727" calcext:value-type="float">
            <text:p>7.229727</text:p>
          </table:table-cell>
          <table:table-cell office:value-type="float" office:value="0.7721104" calcext:value-type="float">
            <text:p>0.7721104</text:p>
          </table:table-cell>
          <table:table-cell office:value-type="float" office:value="0.7218683" calcext:value-type="float">
            <text:p>0.7218683</text:p>
          </table:table-cell>
          <table:table-cell office:value-type="float" office:value="0.7714137" calcext:value-type="float">
            <text:p>0.7714137</text:p>
          </table:table-cell>
          <table:table-cell office:value-type="float" office:value="0.5443801" calcext:value-type="float">
            <text:p>0.5443801</text:p>
          </table:table-cell>
          <table:table-cell office:value-type="float" office:value="0.02723959" calcext:value-type="float">
            <text:p>0.02723959</text:p>
          </table:table-cell>
          <table:table-cell office:value-type="float" office:value="0.0227561" calcext:value-type="float">
            <text:p>0.0227561</text:p>
          </table:table-cell>
          <table:table-cell office:value-type="float" office:value="0.02269586" calcext:value-type="float">
            <text:p>0.02269586</text:p>
          </table:table-cell>
          <table:table-cell office:value-type="float" office:value="0.01776798" calcext:value-type="float">
            <text:p>0.01776798</text:p>
          </table:table-cell>
          <table:table-cell office:value-type="float" office:value="20.48568" calcext:value-type="float">
            <text:p>20.48568</text:p>
          </table:table-cell>
          <table:table-cell office:value-type="float" office:value="13.0938" calcext:value-type="float">
            <text:p>13.0938</text:p>
          </table:table-cell>
          <table:table-cell office:value-type="float" office:value="15.67435" calcext:value-type="float">
            <text:p>15.67435</text:p>
          </table:table-cell>
          <table:table-cell office:value-type="float" office:value="18.63371" calcext:value-type="float">
            <text:p>18.63371</text:p>
          </table:table-cell>
          <table:table-cell office:value-type="float" office:value="23.08432" calcext:value-type="float">
            <text:p>23.08432</text:p>
          </table:table-cell>
          <table:table-cell office:value-type="float" office:value="20.16662" calcext:value-type="float">
            <text:p>20.16662</text:p>
          </table:table-cell>
          <table:table-cell office:value-type="float" office:value="11.69426" calcext:value-type="float">
            <text:p>11.69426</text:p>
          </table:table-cell>
          <table:table-cell office:value-type="float" office:value="6.712825" calcext:value-type="float">
            <text:p>6.712825</text:p>
          </table:table-cell>
          <table:table-cell office:value-type="float" office:value="904.6524" calcext:value-type="float">
            <text:p>904.6524</text:p>
          </table:table-cell>
          <table:table-cell office:value-type="float" office:value="0" calcext:value-type="float">
            <text:p>0</text:p>
          </table:table-cell>
          <table:table-cell office:value-type="float" office:value="-0.5443015" calcext:value-type="float">
            <text:p>-0.54430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5.354495" calcext:value-type="float">
            <text:p>5.354495</text:p>
          </table:table-cell>
          <table:table-cell office:value-type="float" office:value="451.8977" calcext:value-type="float">
            <text:p>451.897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187995" calcext:value-type="float">
            <text:p>0.2187995</text:p>
          </table:table-cell>
          <table:table-cell office:value-type="float" office:value="13.38512" calcext:value-type="float">
            <text:p>13.3851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25827" calcext:value-type="float">
            <text:p>0.0342582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23925" calcext:value-type="float">
            <text:p>12.23925</text:p>
          </table:table-cell>
          <table:table-cell office:value-type="float" office:value="-0.3979046" calcext:value-type="float">
            <text:p>-0.3979046</text:p>
          </table:table-cell>
          <table:table-cell office:value-type="float" office:value="-0.5122551" calcext:value-type="float">
            <text:p>-0.5122551</text:p>
          </table:table-cell>
          <table:table-cell office:value-type="float" office:value="0.00537777" calcext:value-type="float">
            <text:p>0.00537777</text:p>
          </table:table-cell>
          <table:table-cell office:value-type="float" office:value="7.230298" calcext:value-type="float">
            <text:p>7.230298</text:p>
          </table:table-cell>
          <table:table-cell office:value-type="float" office:value="0.7499364" calcext:value-type="float">
            <text:p>0.7499364</text:p>
          </table:table-cell>
          <table:table-cell office:value-type="float" office:value="0.9403051" calcext:value-type="float">
            <text:p>0.9403051</text:p>
          </table:table-cell>
          <table:table-cell office:value-type="float" office:value="1.195278" calcext:value-type="float">
            <text:p>1.195278</text:p>
          </table:table-cell>
          <table:table-cell office:value-type="float" office:value="0.8873407" calcext:value-type="float">
            <text:p>0.8873407</text:p>
          </table:table-cell>
          <table:table-cell office:value-type="float" office:value="0.06541488" calcext:value-type="float">
            <text:p>0.06541488</text:p>
          </table:table-cell>
          <table:table-cell office:value-type="float" office:value="0.02386766" calcext:value-type="float">
            <text:p>0.02386766</text:p>
          </table:table-cell>
          <table:table-cell office:value-type="float" office:value="0.02263225" calcext:value-type="float">
            <text:p>0.02263225</text:p>
          </table:table-cell>
          <table:table-cell office:value-type="float" office:value="0.01784699" calcext:value-type="float">
            <text:p>0.01784699</text:p>
          </table:table-cell>
          <table:table-cell office:value-type="float" office:value="6.528244" calcext:value-type="float">
            <text:p>6.528244</text:p>
          </table:table-cell>
          <table:table-cell office:value-type="float" office:value="9.877296" calcext:value-type="float">
            <text:p>9.877296</text:p>
          </table:table-cell>
          <table:table-cell office:value-type="float" office:value="16.48679" calcext:value-type="float">
            <text:p>16.48679</text:p>
          </table:table-cell>
          <table:table-cell office:value-type="float" office:value="20.59018" calcext:value-type="float">
            <text:p>20.59018</text:p>
          </table:table-cell>
          <table:table-cell office:value-type="float" office:value="24.17335" calcext:value-type="float">
            <text:p>24.17335</text:p>
          </table:table-cell>
          <table:table-cell office:value-type="float" office:value="20.22243" calcext:value-type="float">
            <text:p>20.22243</text:p>
          </table:table-cell>
          <table:table-cell office:value-type="float" office:value="11.2952" calcext:value-type="float">
            <text:p>11.2952</text:p>
          </table:table-cell>
          <table:table-cell office:value-type="float" office:value="6.75962" calcext:value-type="float">
            <text:p>6.75962</text:p>
          </table:table-cell>
          <table:table-cell office:value-type="float" office:value="888.3028" calcext:value-type="float">
            <text:p>888.3028</text:p>
          </table:table-cell>
          <table:table-cell office:value-type="float" office:value="0" calcext:value-type="float">
            <text:p>0</text:p>
          </table:table-cell>
          <table:table-cell office:value-type="float" office:value="-0.5443015" calcext:value-type="float">
            <text:p>-0.54430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5.353714" calcext:value-type="float">
            <text:p>5.353714</text:p>
          </table:table-cell>
          <table:table-cell office:value-type="float" office:value="451.8966" calcext:value-type="float">
            <text:p>451.896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436641" calcext:value-type="float">
            <text:p>0.2436641</text:p>
          </table:table-cell>
          <table:table-cell office:value-type="float" office:value="13.31338" calcext:value-type="float">
            <text:p>13.3133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40385" calcext:value-type="float">
            <text:p>0.0344038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3832" calcext:value-type="float">
            <text:p>12.3832</text:p>
          </table:table-cell>
          <table:table-cell office:value-type="float" office:value="-0.3979244" calcext:value-type="float">
            <text:p>-0.3979244</text:p>
          </table:table-cell>
          <table:table-cell office:value-type="float" office:value="-0.5126494" calcext:value-type="float">
            <text:p>-0.5126494</text:p>
          </table:table-cell>
          <table:table-cell office:value-type="float" office:value="0.005378454" calcext:value-type="float">
            <text:p>0.005378454</text:p>
          </table:table-cell>
          <table:table-cell office:value-type="float" office:value="7.229859" calcext:value-type="float">
            <text:p>7.229859</text:p>
          </table:table-cell>
          <table:table-cell office:value-type="float" office:value="0.6084616" calcext:value-type="float">
            <text:p>0.6084616</text:p>
          </table:table-cell>
          <table:table-cell office:value-type="float" office:value="1.251319" calcext:value-type="float">
            <text:p>1.251319</text:p>
          </table:table-cell>
          <table:table-cell office:value-type="float" office:value="1.399483" calcext:value-type="float">
            <text:p>1.399483</text:p>
          </table:table-cell>
          <table:table-cell office:value-type="float" office:value="1.0421" calcext:value-type="float">
            <text:p>1.0421</text:p>
          </table:table-cell>
          <table:table-cell office:value-type="float" office:value="0.07129528" calcext:value-type="float">
            <text:p>0.07129528</text:p>
          </table:table-cell>
          <table:table-cell office:value-type="float" office:value="0.02526062" calcext:value-type="float">
            <text:p>0.02526062</text:p>
          </table:table-cell>
          <table:table-cell office:value-type="float" office:value="0.02270611" calcext:value-type="float">
            <text:p>0.02270611</text:p>
          </table:table-cell>
          <table:table-cell office:value-type="float" office:value="0.01792414" calcext:value-type="float">
            <text:p>0.01792414</text:p>
          </table:table-cell>
          <table:table-cell office:value-type="float" office:value="11.23164" calcext:value-type="float">
            <text:p>11.23164</text:p>
          </table:table-cell>
          <table:table-cell office:value-type="float" office:value="14.02868" calcext:value-type="float">
            <text:p>14.02868</text:p>
          </table:table-cell>
          <table:table-cell office:value-type="float" office:value="14.98485" calcext:value-type="float">
            <text:p>14.98485</text:p>
          </table:table-cell>
          <table:table-cell office:value-type="float" office:value="19.2145" calcext:value-type="float">
            <text:p>19.2145</text:p>
          </table:table-cell>
          <table:table-cell office:value-type="float" office:value="23.62822" calcext:value-type="float">
            <text:p>23.62822</text:p>
          </table:table-cell>
          <table:table-cell office:value-type="float" office:value="20.65753" calcext:value-type="float">
            <text:p>20.65753</text:p>
          </table:table-cell>
          <table:table-cell office:value-type="float" office:value="11.05328" calcext:value-type="float">
            <text:p>11.05328</text:p>
          </table:table-cell>
          <table:table-cell office:value-type="float" office:value="6.795254" calcext:value-type="float">
            <text:p>6.795254</text:p>
          </table:table-cell>
          <table:table-cell office:value-type="float" office:value="914.836" calcext:value-type="float">
            <text:p>914.836</text:p>
          </table:table-cell>
          <table:table-cell office:value-type="float" office:value="0" calcext:value-type="float">
            <text:p>0</text:p>
          </table:table-cell>
          <table:table-cell office:value-type="float" office:value="-0.5443015" calcext:value-type="float">
            <text:p>-0.54430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5.354471" calcext:value-type="float">
            <text:p>5.354471</text:p>
          </table:table-cell>
          <table:table-cell office:value-type="float" office:value="451.8961" calcext:value-type="float">
            <text:p>451.896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62069" calcext:value-type="float">
            <text:p>0.262069</text:p>
          </table:table-cell>
          <table:table-cell office:value-type="float" office:value="13.27366" calcext:value-type="float">
            <text:p>13.2736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53509" calcext:value-type="float">
            <text:p>0.0345350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49322" calcext:value-type="float">
            <text:p>12.49322</text:p>
          </table:table-cell>
          <table:table-cell office:value-type="float" office:value="-0.3980439" calcext:value-type="float">
            <text:p>-0.3980439</text:p>
          </table:table-cell>
          <table:table-cell office:value-type="float" office:value="-0.5128967" calcext:value-type="float">
            <text:p>-0.5128967</text:p>
          </table:table-cell>
          <table:table-cell office:value-type="float" office:value="0.00537889" calcext:value-type="float">
            <text:p>0.00537889</text:p>
          </table:table-cell>
          <table:table-cell office:value-type="float" office:value="7.231609" calcext:value-type="float">
            <text:p>7.231609</text:p>
          </table:table-cell>
          <table:table-cell office:value-type="float" office:value="0.7476577" calcext:value-type="float">
            <text:p>0.7476577</text:p>
          </table:table-cell>
          <table:table-cell office:value-type="float" office:value="1.385526" calcext:value-type="float">
            <text:p>1.385526</text:p>
          </table:table-cell>
          <table:table-cell office:value-type="float" office:value="1.554374" calcext:value-type="float">
            <text:p>1.554374</text:p>
          </table:table-cell>
          <table:table-cell office:value-type="float" office:value="1.127646" calcext:value-type="float">
            <text:p>1.127646</text:p>
          </table:table-cell>
          <table:table-cell office:value-type="float" office:value="0.06332565" calcext:value-type="float">
            <text:p>0.06332565</text:p>
          </table:table-cell>
          <table:table-cell office:value-type="float" office:value="0.02523966" calcext:value-type="float">
            <text:p>0.02523966</text:p>
          </table:table-cell>
          <table:table-cell office:value-type="float" office:value="0.02512927" calcext:value-type="float">
            <text:p>0.02512927</text:p>
          </table:table-cell>
          <table:table-cell office:value-type="float" office:value="0.01801339" calcext:value-type="float">
            <text:p>0.01801339</text:p>
          </table:table-cell>
          <table:table-cell office:value-type="float" office:value="9.680633" calcext:value-type="float">
            <text:p>9.680633</text:p>
          </table:table-cell>
          <table:table-cell office:value-type="float" office:value="16.25335" calcext:value-type="float">
            <text:p>16.25335</text:p>
          </table:table-cell>
          <table:table-cell office:value-type="float" office:value="15.52732" calcext:value-type="float">
            <text:p>15.52732</text:p>
          </table:table-cell>
          <table:table-cell office:value-type="float" office:value="19.55508" calcext:value-type="float">
            <text:p>19.55508</text:p>
          </table:table-cell>
          <table:table-cell office:value-type="float" office:value="23.56406" calcext:value-type="float">
            <text:p>23.56406</text:p>
          </table:table-cell>
          <table:table-cell office:value-type="float" office:value="19.79152" calcext:value-type="float">
            <text:p>19.79152</text:p>
          </table:table-cell>
          <table:table-cell office:value-type="float" office:value="10.38332" calcext:value-type="float">
            <text:p>10.38332</text:p>
          </table:table-cell>
          <table:table-cell office:value-type="float" office:value="6.851276" calcext:value-type="float">
            <text:p>6.851276</text:p>
          </table:table-cell>
          <table:table-cell office:value-type="float" office:value="819.5388" calcext:value-type="float">
            <text:p>819.5388</text:p>
          </table:table-cell>
          <table:table-cell office:value-type="float" office:value="0" calcext:value-type="float">
            <text:p>0</text:p>
          </table:table-cell>
          <table:table-cell office:value-type="float" office:value="-0.545355" calcext:value-type="float">
            <text:p>-0.54535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5.353005" calcext:value-type="float">
            <text:p>5.353005</text:p>
          </table:table-cell>
          <table:table-cell office:value-type="float" office:value="451.8955" calcext:value-type="float">
            <text:p>451.895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741474" calcext:value-type="float">
            <text:p>0.2741474</text:p>
          </table:table-cell>
          <table:table-cell office:value-type="float" office:value="13.26041" calcext:value-type="float">
            <text:p>13.2604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65395" calcext:value-type="float">
            <text:p>0.0346539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58211" calcext:value-type="float">
            <text:p>12.58211</text:p>
          </table:table-cell>
          <table:table-cell office:value-type="float" office:value="-0.3984021" calcext:value-type="float">
            <text:p>-0.3984021</text:p>
          </table:table-cell>
          <table:table-cell office:value-type="float" office:value="-0.513132" calcext:value-type="float">
            <text:p>-0.513132</text:p>
          </table:table-cell>
          <table:table-cell office:value-type="float" office:value="0.005378952" calcext:value-type="float">
            <text:p>0.005378952</text:p>
          </table:table-cell>
          <table:table-cell office:value-type="float" office:value="7.229979" calcext:value-type="float">
            <text:p>7.229979</text:p>
          </table:table-cell>
          <table:table-cell office:value-type="float" office:value="0.837083" calcext:value-type="float">
            <text:p>0.837083</text:p>
          </table:table-cell>
          <table:table-cell office:value-type="float" office:value="1.477055" calcext:value-type="float">
            <text:p>1.477055</text:p>
          </table:table-cell>
          <table:table-cell office:value-type="float" office:value="1.660411" calcext:value-type="float">
            <text:p>1.660411</text:p>
          </table:table-cell>
          <table:table-cell office:value-type="float" office:value="1.176793" calcext:value-type="float">
            <text:p>1.176793</text:p>
          </table:table-cell>
          <table:table-cell office:value-type="float" office:value="0.05751247" calcext:value-type="float">
            <text:p>0.05751247</text:p>
          </table:table-cell>
          <table:table-cell office:value-type="float" office:value="0.0246278" calcext:value-type="float">
            <text:p>0.0246278</text:p>
          </table:table-cell>
          <table:table-cell office:value-type="float" office:value="0.02470687" calcext:value-type="float">
            <text:p>0.02470687</text:p>
          </table:table-cell>
          <table:table-cell office:value-type="float" office:value="0.01805495" calcext:value-type="float">
            <text:p>0.01805495</text:p>
          </table:table-cell>
          <table:table-cell office:value-type="float" office:value="11.6691" calcext:value-type="float">
            <text:p>11.6691</text:p>
          </table:table-cell>
          <table:table-cell office:value-type="float" office:value="18.06425" calcext:value-type="float">
            <text:p>18.06425</text:p>
          </table:table-cell>
          <table:table-cell office:value-type="float" office:value="16.04913" calcext:value-type="float">
            <text:p>16.04913</text:p>
          </table:table-cell>
          <table:table-cell office:value-type="float" office:value="19.9306" calcext:value-type="float">
            <text:p>19.9306</text:p>
          </table:table-cell>
          <table:table-cell office:value-type="float" office:value="23.03746" calcext:value-type="float">
            <text:p>23.03746</text:p>
          </table:table-cell>
          <table:table-cell office:value-type="float" office:value="18.86217" calcext:value-type="float">
            <text:p>18.86217</text:p>
          </table:table-cell>
          <table:table-cell office:value-type="float" office:value="10.02799" calcext:value-type="float">
            <text:p>10.02799</text:p>
          </table:table-cell>
          <table:table-cell office:value-type="float" office:value="6.873919" calcext:value-type="float">
            <text:p>6.873919</text:p>
          </table:table-cell>
          <table:table-cell office:value-type="float" office:value="836.9373" calcext:value-type="float">
            <text:p>836.9373</text:p>
          </table:table-cell>
          <table:table-cell office:value-type="float" office:value="0" calcext:value-type="float">
            <text:p>0</text:p>
          </table:table-cell>
          <table:table-cell office:value-type="float" office:value="-0.5462957" calcext:value-type="float">
            <text:p>-0.54629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5.351564" calcext:value-type="float">
            <text:p>5.351564</text:p>
          </table:table-cell>
          <table:table-cell office:value-type="float" office:value="451.8951" calcext:value-type="float">
            <text:p>451.895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797545" calcext:value-type="float">
            <text:p>0.2797545</text:p>
          </table:table-cell>
          <table:table-cell office:value-type="float" office:value="13.28207" calcext:value-type="float">
            <text:p>13.2820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75413" calcext:value-type="float">
            <text:p>0.03475413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6359" calcext:value-type="float">
            <text:p>12.6359</text:p>
          </table:table-cell>
          <table:table-cell office:value-type="float" office:value="-0.3989213" calcext:value-type="float">
            <text:p>-0.3989213</text:p>
          </table:table-cell>
          <table:table-cell office:value-type="float" office:value="-0.513336" calcext:value-type="float">
            <text:p>-0.513336</text:p>
          </table:table-cell>
          <table:table-cell office:value-type="float" office:value="0.005379032" calcext:value-type="float">
            <text:p>0.005379032</text:p>
          </table:table-cell>
          <table:table-cell office:value-type="float" office:value="7.228334" calcext:value-type="float">
            <text:p>7.228334</text:p>
          </table:table-cell>
          <table:table-cell office:value-type="float" office:value="0.9661709" calcext:value-type="float">
            <text:p>0.9661709</text:p>
          </table:table-cell>
          <table:table-cell office:value-type="float" office:value="1.548394" calcext:value-type="float">
            <text:p>1.548394</text:p>
          </table:table-cell>
          <table:table-cell office:value-type="float" office:value="1.706134" calcext:value-type="float">
            <text:p>1.706134</text:p>
          </table:table-cell>
          <table:table-cell office:value-type="float" office:value="1.18978" calcext:value-type="float">
            <text:p>1.18978</text:p>
          </table:table-cell>
          <table:table-cell office:value-type="float" office:value="0.05228485" calcext:value-type="float">
            <text:p>0.05228485</text:p>
          </table:table-cell>
          <table:table-cell office:value-type="float" office:value="0.02410568" calcext:value-type="float">
            <text:p>0.02410568</text:p>
          </table:table-cell>
          <table:table-cell office:value-type="float" office:value="0.0244688" calcext:value-type="float">
            <text:p>0.0244688</text:p>
          </table:table-cell>
          <table:table-cell office:value-type="float" office:value="0.01805863" calcext:value-type="float">
            <text:p>0.01805863</text:p>
          </table:table-cell>
          <table:table-cell office:value-type="float" office:value="14.80162" calcext:value-type="float">
            <text:p>14.80162</text:p>
          </table:table-cell>
          <table:table-cell office:value-type="float" office:value="19.79546" calcext:value-type="float">
            <text:p>19.79546</text:p>
          </table:table-cell>
          <table:table-cell office:value-type="float" office:value="16.39864" calcext:value-type="float">
            <text:p>16.39864</text:p>
          </table:table-cell>
          <table:table-cell office:value-type="float" office:value="20.0252" calcext:value-type="float">
            <text:p>20.0252</text:p>
          </table:table-cell>
          <table:table-cell office:value-type="float" office:value="22.65305" calcext:value-type="float">
            <text:p>22.65305</text:p>
          </table:table-cell>
          <table:table-cell office:value-type="float" office:value="18.40915" calcext:value-type="float">
            <text:p>18.40915</text:p>
          </table:table-cell>
          <table:table-cell office:value-type="float" office:value="9.867082" calcext:value-type="float">
            <text:p>9.867082</text:p>
          </table:table-cell>
          <table:table-cell office:value-type="float" office:value="6.869084" calcext:value-type="float">
            <text:p>6.869084</text:p>
          </table:table-cell>
          <table:table-cell office:value-type="float" office:value="857.8342" calcext:value-type="float">
            <text:p>857.8342</text:p>
          </table:table-cell>
          <table:table-cell office:value-type="float" office:value="0" calcext:value-type="float">
            <text:p>0</text:p>
          </table:table-cell>
          <table:table-cell office:value-type="float" office:value="-0.5472447" calcext:value-type="float">
            <text:p>-0.54724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5.350263" calcext:value-type="float">
            <text:p>5.350263</text:p>
          </table:table-cell>
          <table:table-cell office:value-type="float" office:value="451.8943" calcext:value-type="float">
            <text:p>451.894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780191" calcext:value-type="float">
            <text:p>0.2780191</text:p>
          </table:table-cell>
          <table:table-cell office:value-type="float" office:value="13.31879" calcext:value-type="float">
            <text:p>13.31879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84176" calcext:value-type="float">
            <text:p>0.03484176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66431" calcext:value-type="float">
            <text:p>12.66431</text:p>
          </table:table-cell>
          <table:table-cell office:value-type="float" office:value="-0.4004894" calcext:value-type="float">
            <text:p>-0.4004894</text:p>
          </table:table-cell>
          <table:table-cell office:value-type="float" office:value="-0.5134288" calcext:value-type="float">
            <text:p>-0.5134288</text:p>
          </table:table-cell>
          <table:table-cell office:value-type="float" office:value="0.005379119" calcext:value-type="float">
            <text:p>0.005379119</text:p>
          </table:table-cell>
          <table:table-cell office:value-type="float" office:value="7.226413" calcext:value-type="float">
            <text:p>7.226413</text:p>
          </table:table-cell>
          <table:table-cell office:value-type="float" office:value="0.828697" calcext:value-type="float">
            <text:p>0.828697</text:p>
          </table:table-cell>
          <table:table-cell office:value-type="float" office:value="1.585172" calcext:value-type="float">
            <text:p>1.585172</text:p>
          </table:table-cell>
          <table:table-cell office:value-type="float" office:value="1.740334" calcext:value-type="float">
            <text:p>1.740334</text:p>
          </table:table-cell>
          <table:table-cell office:value-type="float" office:value="1.164357" calcext:value-type="float">
            <text:p>1.164357</text:p>
          </table:table-cell>
          <table:table-cell office:value-type="float" office:value="0.04867656" calcext:value-type="float">
            <text:p>0.04867656</text:p>
          </table:table-cell>
          <table:table-cell office:value-type="float" office:value="0.02368615" calcext:value-type="float">
            <text:p>0.02368615</text:p>
          </table:table-cell>
          <table:table-cell office:value-type="float" office:value="0.02429736" calcext:value-type="float">
            <text:p>0.02429736</text:p>
          </table:table-cell>
          <table:table-cell office:value-type="float" office:value="0.01804351" calcext:value-type="float">
            <text:p>0.01804351</text:p>
          </table:table-cell>
          <table:table-cell office:value-type="float" office:value="17.21587" calcext:value-type="float">
            <text:p>17.21587</text:p>
          </table:table-cell>
          <table:table-cell office:value-type="float" office:value="18.33311" calcext:value-type="float">
            <text:p>18.33311</text:p>
          </table:table-cell>
          <table:table-cell office:value-type="float" office:value="17.93054" calcext:value-type="float">
            <text:p>17.93054</text:p>
          </table:table-cell>
          <table:table-cell office:value-type="float" office:value="20.04084" calcext:value-type="float">
            <text:p>20.04084</text:p>
          </table:table-cell>
          <table:table-cell office:value-type="float" office:value="22.28062" calcext:value-type="float">
            <text:p>22.28062</text:p>
          </table:table-cell>
          <table:table-cell office:value-type="float" office:value="18.11875" calcext:value-type="float">
            <text:p>18.11875</text:p>
          </table:table-cell>
          <table:table-cell office:value-type="float" office:value="9.79536" calcext:value-type="float">
            <text:p>9.79536</text:p>
          </table:table-cell>
          <table:table-cell office:value-type="float" office:value="6.851815" calcext:value-type="float">
            <text:p>6.851815</text:p>
          </table:table-cell>
          <table:table-cell office:value-type="float" office:value="879.2728" calcext:value-type="float">
            <text:p>879.2728</text:p>
          </table:table-cell>
          <table:table-cell office:value-type="float" office:value="0" calcext:value-type="float">
            <text:p>0</text:p>
          </table:table-cell>
          <table:table-cell office:value-type="float" office:value="-0.5480254" calcext:value-type="float">
            <text:p>-0.54802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5.349066" calcext:value-type="float">
            <text:p>5.349066</text:p>
          </table:table-cell>
          <table:table-cell office:value-type="float" office:value="451.8934" calcext:value-type="float">
            <text:p>451.893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616118" calcext:value-type="float">
            <text:p>0.2616118</text:p>
          </table:table-cell>
          <table:table-cell office:value-type="float" office:value="13.36692" calcext:value-type="float">
            <text:p>13.3669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492228" calcext:value-type="float">
            <text:p>0.0349222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67989" calcext:value-type="float">
            <text:p>12.67989</text:p>
          </table:table-cell>
          <table:table-cell office:value-type="float" office:value="-0.4009064" calcext:value-type="float">
            <text:p>-0.4009064</text:p>
          </table:table-cell>
          <table:table-cell office:value-type="float" office:value="-0.5134656" calcext:value-type="float">
            <text:p>-0.5134656</text:p>
          </table:table-cell>
          <table:table-cell office:value-type="float" office:value="0.00537921" calcext:value-type="float">
            <text:p>0.00537921</text:p>
          </table:table-cell>
          <table:table-cell office:value-type="float" office:value="7.224308" calcext:value-type="float">
            <text:p>7.224308</text:p>
          </table:table-cell>
          <table:table-cell office:value-type="float" office:value="0.7125898" calcext:value-type="float">
            <text:p>0.7125898</text:p>
          </table:table-cell>
          <table:table-cell office:value-type="float" office:value="1.464978" calcext:value-type="float">
            <text:p>1.464978</text:p>
          </table:table-cell>
          <table:table-cell office:value-type="float" office:value="1.606612" calcext:value-type="float">
            <text:p>1.606612</text:p>
          </table:table-cell>
          <table:table-cell office:value-type="float" office:value="1.116481" calcext:value-type="float">
            <text:p>1.116481</text:p>
          </table:table-cell>
          <table:table-cell office:value-type="float" office:value="0.046059" calcext:value-type="float">
            <text:p>0.046059</text:p>
          </table:table-cell>
          <table:table-cell office:value-type="float" office:value="0.02335093" calcext:value-type="float">
            <text:p>0.02335093</text:p>
          </table:table-cell>
          <table:table-cell office:value-type="float" office:value="0.0241711" calcext:value-type="float">
            <text:p>0.0241711</text:p>
          </table:table-cell>
          <table:table-cell office:value-type="float" office:value="0.01802424" calcext:value-type="float">
            <text:p>0.01802424</text:p>
          </table:table-cell>
          <table:table-cell office:value-type="float" office:value="18.447" calcext:value-type="float">
            <text:p>18.447</text:p>
          </table:table-cell>
          <table:table-cell office:value-type="float" office:value="18.02359" calcext:value-type="float">
            <text:p>18.02359</text:p>
          </table:table-cell>
          <table:table-cell office:value-type="float" office:value="19.10756" calcext:value-type="float">
            <text:p>19.10756</text:p>
          </table:table-cell>
          <table:table-cell office:value-type="float" office:value="20.32557" calcext:value-type="float">
            <text:p>20.32557</text:p>
          </table:table-cell>
          <table:table-cell office:value-type="float" office:value="21.92419" calcext:value-type="float">
            <text:p>21.92419</text:p>
          </table:table-cell>
          <table:table-cell office:value-type="float" office:value="17.86066" calcext:value-type="float">
            <text:p>17.86066</text:p>
          </table:table-cell>
          <table:table-cell office:value-type="float" office:value="9.774928" calcext:value-type="float">
            <text:p>9.774928</text:p>
          </table:table-cell>
          <table:table-cell office:value-type="float" office:value="6.832391" calcext:value-type="float">
            <text:p>6.832391</text:p>
          </table:table-cell>
          <table:table-cell office:value-type="float" office:value="879.2499" calcext:value-type="float">
            <text:p>879.2499</text:p>
          </table:table-cell>
          <table:table-cell office:value-type="float" office:value="0" calcext:value-type="float">
            <text:p>0</text:p>
          </table:table-cell>
          <table:table-cell office:value-type="float" office:value="-0.5481637" calcext:value-type="float">
            <text:p>-0.548163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5.347664" calcext:value-type="float">
            <text:p>5.347664</text:p>
          </table:table-cell>
          <table:table-cell office:value-type="float" office:value="451.8928" calcext:value-type="float">
            <text:p>451.892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390599" calcext:value-type="float">
            <text:p>0.2390599</text:p>
          </table:table-cell>
          <table:table-cell office:value-type="float" office:value="13.41695" calcext:value-type="float">
            <text:p>13.41695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00198" calcext:value-type="float">
            <text:p>0.0350019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69461" calcext:value-type="float">
            <text:p>12.69461</text:p>
          </table:table-cell>
          <table:table-cell office:value-type="float" office:value="-0.4010592" calcext:value-type="float">
            <text:p>-0.4010592</text:p>
          </table:table-cell>
          <table:table-cell office:value-type="float" office:value="-0.5135407" calcext:value-type="float">
            <text:p>-0.5135407</text:p>
          </table:table-cell>
          <table:table-cell office:value-type="float" office:value="0.005379222" calcext:value-type="float">
            <text:p>0.005379222</text:p>
          </table:table-cell>
          <table:table-cell office:value-type="float" office:value="7.22157" calcext:value-type="float">
            <text:p>7.22157</text:p>
          </table:table-cell>
          <table:table-cell office:value-type="float" office:value="0.5362099" calcext:value-type="float">
            <text:p>0.5362099</text:p>
          </table:table-cell>
          <table:table-cell office:value-type="float" office:value="1.38164" calcext:value-type="float">
            <text:p>1.38164</text:p>
          </table:table-cell>
          <table:table-cell office:value-type="float" office:value="1.367777" calcext:value-type="float">
            <text:p>1.367777</text:p>
          </table:table-cell>
          <table:table-cell office:value-type="float" office:value="1.063212" calcext:value-type="float">
            <text:p>1.063212</text:p>
          </table:table-cell>
          <table:table-cell office:value-type="float" office:value="0.04337415" calcext:value-type="float">
            <text:p>0.04337415</text:p>
          </table:table-cell>
          <table:table-cell office:value-type="float" office:value="0.0231311" calcext:value-type="float">
            <text:p>0.0231311</text:p>
          </table:table-cell>
          <table:table-cell office:value-type="float" office:value="0.02435917" calcext:value-type="float">
            <text:p>0.02435917</text:p>
          </table:table-cell>
          <table:table-cell office:value-type="float" office:value="0.01801165" calcext:value-type="float">
            <text:p>0.01801165</text:p>
          </table:table-cell>
          <table:table-cell office:value-type="float" office:value="18.00488" calcext:value-type="float">
            <text:p>18.00488</text:p>
          </table:table-cell>
          <table:table-cell office:value-type="float" office:value="18.24522" calcext:value-type="float">
            <text:p>18.24522</text:p>
          </table:table-cell>
          <table:table-cell office:value-type="float" office:value="19.69613" calcext:value-type="float">
            <text:p>19.69613</text:p>
          </table:table-cell>
          <table:table-cell office:value-type="float" office:value="20.87143" calcext:value-type="float">
            <text:p>20.87143</text:p>
          </table:table-cell>
          <table:table-cell office:value-type="float" office:value="21.80012" calcext:value-type="float">
            <text:p>21.80012</text:p>
          </table:table-cell>
          <table:table-cell office:value-type="float" office:value="17.69512" calcext:value-type="float">
            <text:p>17.69512</text:p>
          </table:table-cell>
          <table:table-cell office:value-type="float" office:value="9.73897" calcext:value-type="float">
            <text:p>9.73897</text:p>
          </table:table-cell>
          <table:table-cell office:value-type="float" office:value="6.821598" calcext:value-type="float">
            <text:p>6.821598</text:p>
          </table:table-cell>
          <table:table-cell office:value-type="float" office:value="871.4194" calcext:value-type="float">
            <text:p>871.4194</text:p>
          </table:table-cell>
          <table:table-cell office:value-type="float" office:value="0" calcext:value-type="float">
            <text:p>0</text:p>
          </table:table-cell>
          <table:table-cell office:value-type="float" office:value="-0.5484847" calcext:value-type="float">
            <text:p>-0.54848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5.34588" calcext:value-type="float">
            <text:p>5.34588</text:p>
          </table:table-cell>
          <table:table-cell office:value-type="float" office:value="451.8923" calcext:value-type="float">
            <text:p>451.892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240437" calcext:value-type="float">
            <text:p>0.2240437</text:p>
          </table:table-cell>
          <table:table-cell office:value-type="float" office:value="13.45762" calcext:value-type="float">
            <text:p>13.4576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086" calcext:value-type="float">
            <text:p>0.035086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1699" calcext:value-type="float">
            <text:p>12.71699</text:p>
          </table:table-cell>
          <table:table-cell office:value-type="float" office:value="-0.401308" calcext:value-type="float">
            <text:p>-0.401308</text:p>
          </table:table-cell>
          <table:table-cell office:value-type="float" office:value="-0.5138444" calcext:value-type="float">
            <text:p>-0.5138444</text:p>
          </table:table-cell>
          <table:table-cell office:value-type="float" office:value="0.005379315" calcext:value-type="float">
            <text:p>0.005379315</text:p>
          </table:table-cell>
          <table:table-cell office:value-type="float" office:value="7.218449" calcext:value-type="float">
            <text:p>7.218449</text:p>
          </table:table-cell>
          <table:table-cell office:value-type="float" office:value="0.7166137" calcext:value-type="float">
            <text:p>0.7166137</text:p>
          </table:table-cell>
          <table:table-cell office:value-type="float" office:value="1.444268" calcext:value-type="float">
            <text:p>1.444268</text:p>
          </table:table-cell>
          <table:table-cell office:value-type="float" office:value="1.146255" calcext:value-type="float">
            <text:p>1.146255</text:p>
          </table:table-cell>
          <table:table-cell office:value-type="float" office:value="0.9961213" calcext:value-type="float">
            <text:p>0.9961213</text:p>
          </table:table-cell>
          <table:table-cell office:value-type="float" office:value="0.04115407" calcext:value-type="float">
            <text:p>0.04115407</text:p>
          </table:table-cell>
          <table:table-cell office:value-type="float" office:value="0.02300174" calcext:value-type="float">
            <text:p>0.02300174</text:p>
          </table:table-cell>
          <table:table-cell office:value-type="float" office:value="0.0240129" calcext:value-type="float">
            <text:p>0.0240129</text:p>
          </table:table-cell>
          <table:table-cell office:value-type="float" office:value="0.01801928" calcext:value-type="float">
            <text:p>0.01801928</text:p>
          </table:table-cell>
          <table:table-cell office:value-type="float" office:value="19.19318" calcext:value-type="float">
            <text:p>19.19318</text:p>
          </table:table-cell>
          <table:table-cell office:value-type="float" office:value="18.23982" calcext:value-type="float">
            <text:p>18.23982</text:p>
          </table:table-cell>
          <table:table-cell office:value-type="float" office:value="20.39026" calcext:value-type="float">
            <text:p>20.39026</text:p>
          </table:table-cell>
          <table:table-cell office:value-type="float" office:value="21.40674" calcext:value-type="float">
            <text:p>21.40674</text:p>
          </table:table-cell>
          <table:table-cell office:value-type="float" office:value="21.8385" calcext:value-type="float">
            <text:p>21.8385</text:p>
          </table:table-cell>
          <table:table-cell office:value-type="float" office:value="17.45641" calcext:value-type="float">
            <text:p>17.45641</text:p>
          </table:table-cell>
          <table:table-cell office:value-type="float" office:value="9.458494" calcext:value-type="float">
            <text:p>9.458494</text:p>
          </table:table-cell>
          <table:table-cell office:value-type="float" office:value="6.834267" calcext:value-type="float">
            <text:p>6.834267</text:p>
          </table:table-cell>
          <table:table-cell office:value-type="float" office:value="865.1091" calcext:value-type="float">
            <text:p>865.1091</text:p>
          </table:table-cell>
          <table:table-cell office:value-type="float" office:value="0" calcext:value-type="float">
            <text:p>0</text:p>
          </table:table-cell>
          <table:table-cell office:value-type="float" office:value="-0.5499225" calcext:value-type="float">
            <text:p>-0.54992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5.344713" calcext:value-type="float">
            <text:p>5.344713</text:p>
          </table:table-cell>
          <table:table-cell office:value-type="float" office:value="451.8912" calcext:value-type="float">
            <text:p>451.891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2030755" calcext:value-type="float">
            <text:p>0.2030755</text:p>
          </table:table-cell>
          <table:table-cell office:value-type="float" office:value="13.4946" calcext:value-type="float">
            <text:p>13.494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16547" calcext:value-type="float">
            <text:p>0.0351654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3364" calcext:value-type="float">
            <text:p>12.73364</text:p>
          </table:table-cell>
          <table:table-cell office:value-type="float" office:value="-0.40227" calcext:value-type="float">
            <text:p>-0.40227</text:p>
          </table:table-cell>
          <table:table-cell office:value-type="float" office:value="-0.5138718" calcext:value-type="float">
            <text:p>-0.5138718</text:p>
          </table:table-cell>
          <table:table-cell office:value-type="float" office:value="0.005379362" calcext:value-type="float">
            <text:p>0.005379362</text:p>
          </table:table-cell>
          <table:table-cell office:value-type="float" office:value="7.216007" calcext:value-type="float">
            <text:p>7.216007</text:p>
          </table:table-cell>
          <table:table-cell office:value-type="float" office:value="0.650271" calcext:value-type="float">
            <text:p>0.650271</text:p>
          </table:table-cell>
          <table:table-cell office:value-type="float" office:value="1.350292" calcext:value-type="float">
            <text:p>1.350292</text:p>
          </table:table-cell>
          <table:table-cell office:value-type="float" office:value="0.9560459" calcext:value-type="float">
            <text:p>0.9560459</text:p>
          </table:table-cell>
          <table:table-cell office:value-type="float" office:value="0.9253779" calcext:value-type="float">
            <text:p>0.9253779</text:p>
          </table:table-cell>
          <table:table-cell office:value-type="float" office:value="0.03974456" calcext:value-type="float">
            <text:p>0.03974456</text:p>
          </table:table-cell>
          <table:table-cell office:value-type="float" office:value="0.02282357" calcext:value-type="float">
            <text:p>0.02282357</text:p>
          </table:table-cell>
          <table:table-cell office:value-type="float" office:value="0.0238294" calcext:value-type="float">
            <text:p>0.0238294</text:p>
          </table:table-cell>
          <table:table-cell office:value-type="float" office:value="0.01801389" calcext:value-type="float">
            <text:p>0.01801389</text:p>
          </table:table-cell>
          <table:table-cell office:value-type="float" office:value="20.82151" calcext:value-type="float">
            <text:p>20.82151</text:p>
          </table:table-cell>
          <table:table-cell office:value-type="float" office:value="17.88944" calcext:value-type="float">
            <text:p>17.88944</text:p>
          </table:table-cell>
          <table:table-cell office:value-type="float" office:value="20.81013" calcext:value-type="float">
            <text:p>20.81013</text:p>
          </table:table-cell>
          <table:table-cell office:value-type="float" office:value="22.22238" calcext:value-type="float">
            <text:p>22.22238</text:p>
          </table:table-cell>
          <table:table-cell office:value-type="float" office:value="21.5771" calcext:value-type="float">
            <text:p>21.5771</text:p>
          </table:table-cell>
          <table:table-cell office:value-type="float" office:value="17.18561" calcext:value-type="float">
            <text:p>17.18561</text:p>
          </table:table-cell>
          <table:table-cell office:value-type="float" office:value="9.350266" calcext:value-type="float">
            <text:p>9.350266</text:p>
          </table:table-cell>
          <table:table-cell office:value-type="float" office:value="6.834218" calcext:value-type="float">
            <text:p>6.834218</text:p>
          </table:table-cell>
          <table:table-cell office:value-type="float" office:value="869.6364" calcext:value-type="float">
            <text:p>869.6364</text:p>
          </table:table-cell>
          <table:table-cell office:value-type="float" office:value="0" calcext:value-type="float">
            <text:p>0</text:p>
          </table:table-cell>
          <table:table-cell office:value-type="float" office:value="-0.5501287" calcext:value-type="float">
            <text:p>-0.55012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5.343783" calcext:value-type="float">
            <text:p>5.343783</text:p>
          </table:table-cell>
          <table:table-cell office:value-type="float" office:value="451.8898" calcext:value-type="float">
            <text:p>451.889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845661" calcext:value-type="float">
            <text:p>0.1845661</text:p>
          </table:table-cell>
          <table:table-cell office:value-type="float" office:value="13.52288" calcext:value-type="float">
            <text:p>13.5228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24159" calcext:value-type="float">
            <text:p>0.0352415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4467" calcext:value-type="float">
            <text:p>12.74467</text:p>
          </table:table-cell>
          <table:table-cell office:value-type="float" office:value="-0.4028535" calcext:value-type="float">
            <text:p>-0.4028535</text:p>
          </table:table-cell>
          <table:table-cell office:value-type="float" office:value="-0.5138887" calcext:value-type="float">
            <text:p>-0.5138887</text:p>
          </table:table-cell>
          <table:table-cell office:value-type="float" office:value="0.00537941" calcext:value-type="float">
            <text:p>0.00537941</text:p>
          </table:table-cell>
          <table:table-cell office:value-type="float" office:value="7.213465" calcext:value-type="float">
            <text:p>7.213465</text:p>
          </table:table-cell>
          <table:table-cell office:value-type="float" office:value="0.5947559" calcext:value-type="float">
            <text:p>0.5947559</text:p>
          </table:table-cell>
          <table:table-cell office:value-type="float" office:value="1.253134" calcext:value-type="float">
            <text:p>1.253134</text:p>
          </table:table-cell>
          <table:table-cell office:value-type="float" office:value="0.8276846" calcext:value-type="float">
            <text:p>0.8276846</text:p>
          </table:table-cell>
          <table:table-cell office:value-type="float" office:value="0.8138109" calcext:value-type="float">
            <text:p>0.8138109</text:p>
          </table:table-cell>
          <table:table-cell office:value-type="float" office:value="0.03935637" calcext:value-type="float">
            <text:p>0.03935637</text:p>
          </table:table-cell>
          <table:table-cell office:value-type="float" office:value="0.02256776" calcext:value-type="float">
            <text:p>0.02256776</text:p>
          </table:table-cell>
          <table:table-cell office:value-type="float" office:value="0.02370092" calcext:value-type="float">
            <text:p>0.02370092</text:p>
          </table:table-cell>
          <table:table-cell office:value-type="float" office:value="0.01800104" calcext:value-type="float">
            <text:p>0.01800104</text:p>
          </table:table-cell>
          <table:table-cell office:value-type="float" office:value="21.43481" calcext:value-type="float">
            <text:p>21.43481</text:p>
          </table:table-cell>
          <table:table-cell office:value-type="float" office:value="18.08447" calcext:value-type="float">
            <text:p>18.08447</text:p>
          </table:table-cell>
          <table:table-cell office:value-type="float" office:value="20.94814" calcext:value-type="float">
            <text:p>20.94814</text:p>
          </table:table-cell>
          <table:table-cell office:value-type="float" office:value="23.66338" calcext:value-type="float">
            <text:p>23.66338</text:p>
          </table:table-cell>
          <table:table-cell office:value-type="float" office:value="20.90314" calcext:value-type="float">
            <text:p>20.90314</text:p>
          </table:table-cell>
          <table:table-cell office:value-type="float" office:value="16.7504" calcext:value-type="float">
            <text:p>16.7504</text:p>
          </table:table-cell>
          <table:table-cell office:value-type="float" office:value="9.309917" calcext:value-type="float">
            <text:p>9.309917</text:p>
          </table:table-cell>
          <table:table-cell office:value-type="float" office:value="6.825974" calcext:value-type="float">
            <text:p>6.825974</text:p>
          </table:table-cell>
          <table:table-cell office:value-type="float" office:value="869.0275" calcext:value-type="float">
            <text:p>869.0275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5.34315" calcext:value-type="float">
            <text:p>5.34315</text:p>
          </table:table-cell>
          <table:table-cell office:value-type="float" office:value="451.8883" calcext:value-type="float">
            <text:p>451.888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68588" calcext:value-type="float">
            <text:p>0.168588</text:p>
          </table:table-cell>
          <table:table-cell office:value-type="float" office:value="13.54109" calcext:value-type="float">
            <text:p>13.54109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31449" calcext:value-type="float">
            <text:p>0.0353144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526" calcext:value-type="float">
            <text:p>12.7526</text:p>
          </table:table-cell>
          <table:table-cell office:value-type="float" office:value="-0.4031551" calcext:value-type="float">
            <text:p>-0.4031551</text:p>
          </table:table-cell>
          <table:table-cell office:value-type="float" office:value="-0.5138947" calcext:value-type="float">
            <text:p>-0.5138947</text:p>
          </table:table-cell>
          <table:table-cell office:value-type="float" office:value="0.005379483" calcext:value-type="float">
            <text:p>0.005379483</text:p>
          </table:table-cell>
          <table:table-cell office:value-type="float" office:value="7.211088" calcext:value-type="float">
            <text:p>7.211088</text:p>
          </table:table-cell>
          <table:table-cell office:value-type="float" office:value="0.5971767" calcext:value-type="float">
            <text:p>0.5971767</text:p>
          </table:table-cell>
          <table:table-cell office:value-type="float" office:value="1.212313" calcext:value-type="float">
            <text:p>1.212313</text:p>
          </table:table-cell>
          <table:table-cell office:value-type="float" office:value="0.7624524" calcext:value-type="float">
            <text:p>0.7624524</text:p>
          </table:table-cell>
          <table:table-cell office:value-type="float" office:value="0.6533415" calcext:value-type="float">
            <text:p>0.6533415</text:p>
          </table:table-cell>
          <table:table-cell office:value-type="float" office:value="0.03738838" calcext:value-type="float">
            <text:p>0.03738838</text:p>
          </table:table-cell>
          <table:table-cell office:value-type="float" office:value="0.02233421" calcext:value-type="float">
            <text:p>0.02233421</text:p>
          </table:table-cell>
          <table:table-cell office:value-type="float" office:value="0.02357578" calcext:value-type="float">
            <text:p>0.02357578</text:p>
          </table:table-cell>
          <table:table-cell office:value-type="float" office:value="0.01799505" calcext:value-type="float">
            <text:p>0.01799505</text:p>
          </table:table-cell>
          <table:table-cell office:value-type="float" office:value="21.89052" calcext:value-type="float">
            <text:p>21.89052</text:p>
          </table:table-cell>
          <table:table-cell office:value-type="float" office:value="18.1396" calcext:value-type="float">
            <text:p>18.1396</text:p>
          </table:table-cell>
          <table:table-cell office:value-type="float" office:value="21.06244" calcext:value-type="float">
            <text:p>21.06244</text:p>
          </table:table-cell>
          <table:table-cell office:value-type="float" office:value="24.01274" calcext:value-type="float">
            <text:p>24.01274</text:p>
          </table:table-cell>
          <table:table-cell office:value-type="float" office:value="21.22825" calcext:value-type="float">
            <text:p>21.22825</text:p>
          </table:table-cell>
          <table:table-cell office:value-type="float" office:value="16.31706" calcext:value-type="float">
            <text:p>16.31706</text:p>
          </table:table-cell>
          <table:table-cell office:value-type="float" office:value="9.270435" calcext:value-type="float">
            <text:p>9.270435</text:p>
          </table:table-cell>
          <table:table-cell office:value-type="float" office:value="6.822747" calcext:value-type="float">
            <text:p>6.822747</text:p>
          </table:table-cell>
          <table:table-cell office:value-type="float" office:value="867.9194" calcext:value-type="float">
            <text:p>867.9194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5.342586" calcext:value-type="float">
            <text:p>5.342586</text:p>
          </table:table-cell>
          <table:table-cell office:value-type="float" office:value="451.8867" calcext:value-type="float">
            <text:p>451.886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58237" calcext:value-type="float">
            <text:p>0.158237</text:p>
          </table:table-cell>
          <table:table-cell office:value-type="float" office:value="13.55027" calcext:value-type="float">
            <text:p>13.5502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38666" calcext:value-type="float">
            <text:p>0.03538666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5962" calcext:value-type="float">
            <text:p>12.75962</text:p>
          </table:table-cell>
          <table:table-cell office:value-type="float" office:value="-0.4034262" calcext:value-type="float">
            <text:p>-0.4034262</text:p>
          </table:table-cell>
          <table:table-cell office:value-type="float" office:value="-0.5139126" calcext:value-type="float">
            <text:p>-0.5139126</text:p>
          </table:table-cell>
          <table:table-cell office:value-type="float" office:value="0.005379572" calcext:value-type="float">
            <text:p>0.005379572</text:p>
          </table:table-cell>
          <table:table-cell office:value-type="float" office:value="7.208505" calcext:value-type="float">
            <text:p>7.208505</text:p>
          </table:table-cell>
          <table:table-cell office:value-type="float" office:value="0.5739721" calcext:value-type="float">
            <text:p>0.5739721</text:p>
          </table:table-cell>
          <table:table-cell office:value-type="float" office:value="1.171257" calcext:value-type="float">
            <text:p>1.171257</text:p>
          </table:table-cell>
          <table:table-cell office:value-type="float" office:value="0.7159696" calcext:value-type="float">
            <text:p>0.7159696</text:p>
          </table:table-cell>
          <table:table-cell office:value-type="float" office:value="0.5598179" calcext:value-type="float">
            <text:p>0.5598179</text:p>
          </table:table-cell>
          <table:table-cell office:value-type="float" office:value="0.03469558" calcext:value-type="float">
            <text:p>0.03469558</text:p>
          </table:table-cell>
          <table:table-cell office:value-type="float" office:value="0.02204517" calcext:value-type="float">
            <text:p>0.02204517</text:p>
          </table:table-cell>
          <table:table-cell office:value-type="float" office:value="0.02344187" calcext:value-type="float">
            <text:p>0.02344187</text:p>
          </table:table-cell>
          <table:table-cell office:value-type="float" office:value="0.01799106" calcext:value-type="float">
            <text:p>0.01799106</text:p>
          </table:table-cell>
          <table:table-cell office:value-type="float" office:value="22.18327" calcext:value-type="float">
            <text:p>22.18327</text:p>
          </table:table-cell>
          <table:table-cell office:value-type="float" office:value="18.26277" calcext:value-type="float">
            <text:p>18.26277</text:p>
          </table:table-cell>
          <table:table-cell office:value-type="float" office:value="21.1354" calcext:value-type="float">
            <text:p>21.1354</text:p>
          </table:table-cell>
          <table:table-cell office:value-type="float" office:value="24.08295" calcext:value-type="float">
            <text:p>24.08295</text:p>
          </table:table-cell>
          <table:table-cell office:value-type="float" office:value="21.87355" calcext:value-type="float">
            <text:p>21.87355</text:p>
          </table:table-cell>
          <table:table-cell office:value-type="float" office:value="15.77657" calcext:value-type="float">
            <text:p>15.77657</text:p>
          </table:table-cell>
          <table:table-cell office:value-type="float" office:value="9.216171" calcext:value-type="float">
            <text:p>9.216171</text:p>
          </table:table-cell>
          <table:table-cell office:value-type="float" office:value="6.817611" calcext:value-type="float">
            <text:p>6.817611</text:p>
          </table:table-cell>
          <table:table-cell office:value-type="float" office:value="867.2298" calcext:value-type="float">
            <text:p>867.2298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5.341807" calcext:value-type="float">
            <text:p>5.341807</text:p>
          </table:table-cell>
          <table:table-cell office:value-type="float" office:value="451.8852" calcext:value-type="float">
            <text:p>451.885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463698" calcext:value-type="float">
            <text:p>0.1463698</text:p>
          </table:table-cell>
          <table:table-cell office:value-type="float" office:value="13.5634" calcext:value-type="float">
            <text:p>13.5634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45759" calcext:value-type="float">
            <text:p>0.0354575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6578" calcext:value-type="float">
            <text:p>12.76578</text:p>
          </table:table-cell>
          <table:table-cell office:value-type="float" office:value="-0.4036918" calcext:value-type="float">
            <text:p>-0.4036918</text:p>
          </table:table-cell>
          <table:table-cell office:value-type="float" office:value="-0.5139568" calcext:value-type="float">
            <text:p>-0.5139568</text:p>
          </table:table-cell>
          <table:table-cell office:value-type="float" office:value="0.005379646" calcext:value-type="float">
            <text:p>0.005379646</text:p>
          </table:table-cell>
          <table:table-cell office:value-type="float" office:value="7.205472" calcext:value-type="float">
            <text:p>7.205472</text:p>
          </table:table-cell>
          <table:table-cell office:value-type="float" office:value="0.5206763" calcext:value-type="float">
            <text:p>0.5206763</text:p>
          </table:table-cell>
          <table:table-cell office:value-type="float" office:value="1.092791" calcext:value-type="float">
            <text:p>1.092791</text:p>
          </table:table-cell>
          <table:table-cell office:value-type="float" office:value="0.6490324" calcext:value-type="float">
            <text:p>0.6490324</text:p>
          </table:table-cell>
          <table:table-cell office:value-type="float" office:value="0.4757451" calcext:value-type="float">
            <text:p>0.4757451</text:p>
          </table:table-cell>
          <table:table-cell office:value-type="float" office:value="0.03104921" calcext:value-type="float">
            <text:p>0.03104921</text:p>
          </table:table-cell>
          <table:table-cell office:value-type="float" office:value="0.02200557" calcext:value-type="float">
            <text:p>0.02200557</text:p>
          </table:table-cell>
          <table:table-cell office:value-type="float" office:value="0.02334158" calcext:value-type="float">
            <text:p>0.02334158</text:p>
          </table:table-cell>
          <table:table-cell office:value-type="float" office:value="0.01798985" calcext:value-type="float">
            <text:p>0.01798985</text:p>
          </table:table-cell>
          <table:table-cell office:value-type="float" office:value="22.43624" calcext:value-type="float">
            <text:p>22.43624</text:p>
          </table:table-cell>
          <table:table-cell office:value-type="float" office:value="18.44634" calcext:value-type="float">
            <text:p>18.44634</text:p>
          </table:table-cell>
          <table:table-cell office:value-type="float" office:value="21.24272" calcext:value-type="float">
            <text:p>21.24272</text:p>
          </table:table-cell>
          <table:table-cell office:value-type="float" office:value="24.2146" calcext:value-type="float">
            <text:p>24.2146</text:p>
          </table:table-cell>
          <table:table-cell office:value-type="float" office:value="21.90962" calcext:value-type="float">
            <text:p>21.90962</text:p>
          </table:table-cell>
          <table:table-cell office:value-type="float" office:value="15.76629" calcext:value-type="float">
            <text:p>15.76629</text:p>
          </table:table-cell>
          <table:table-cell office:value-type="float" office:value="9.184817" calcext:value-type="float">
            <text:p>9.184817</text:p>
          </table:table-cell>
          <table:table-cell office:value-type="float" office:value="6.810867" calcext:value-type="float">
            <text:p>6.810867</text:p>
          </table:table-cell>
          <table:table-cell office:value-type="float" office:value="866.0142" calcext:value-type="float">
            <text:p>866.0142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5.340861" calcext:value-type="float">
            <text:p>5.340861</text:p>
          </table:table-cell>
          <table:table-cell office:value-type="float" office:value="451.8838" calcext:value-type="float">
            <text:p>451.883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337923" calcext:value-type="float">
            <text:p>0.1337923</text:p>
          </table:table-cell>
          <table:table-cell office:value-type="float" office:value="13.57916" calcext:value-type="float">
            <text:p>13.5791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52776" calcext:value-type="float">
            <text:p>0.03552776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7126" calcext:value-type="float">
            <text:p>12.77126</text:p>
          </table:table-cell>
          <table:table-cell office:value-type="float" office:value="-0.4039451" calcext:value-type="float">
            <text:p>-0.4039451</text:p>
          </table:table-cell>
          <table:table-cell office:value-type="float" office:value="-0.5140134" calcext:value-type="float">
            <text:p>-0.5140134</text:p>
          </table:table-cell>
          <table:table-cell office:value-type="float" office:value="0.0053797" calcext:value-type="float">
            <text:p>0.0053797</text:p>
          </table:table-cell>
          <table:table-cell office:value-type="float" office:value="7.202083" calcext:value-type="float">
            <text:p>7.202083</text:p>
          </table:table-cell>
          <table:table-cell office:value-type="float" office:value="0.4636309" calcext:value-type="float">
            <text:p>0.4636309</text:p>
          </table:table-cell>
          <table:table-cell office:value-type="float" office:value="0.994033" calcext:value-type="float">
            <text:p>0.994033</text:p>
          </table:table-cell>
          <table:table-cell office:value-type="float" office:value="0.5699036" calcext:value-type="float">
            <text:p>0.5699036</text:p>
          </table:table-cell>
          <table:table-cell office:value-type="float" office:value="0.4011276" calcext:value-type="float">
            <text:p>0.4011276</text:p>
          </table:table-cell>
          <table:table-cell office:value-type="float" office:value="0.02825147" calcext:value-type="float">
            <text:p>0.02825147</text:p>
          </table:table-cell>
          <table:table-cell office:value-type="float" office:value="0.02196002" calcext:value-type="float">
            <text:p>0.02196002</text:p>
          </table:table-cell>
          <table:table-cell office:value-type="float" office:value="0.02323619" calcext:value-type="float">
            <text:p>0.02323619</text:p>
          </table:table-cell>
          <table:table-cell office:value-type="float" office:value="0.01798972" calcext:value-type="float">
            <text:p>0.01798972</text:p>
          </table:table-cell>
          <table:table-cell office:value-type="float" office:value="22.72409" calcext:value-type="float">
            <text:p>22.72409</text:p>
          </table:table-cell>
          <table:table-cell office:value-type="float" office:value="18.66966" calcext:value-type="float">
            <text:p>18.66966</text:p>
          </table:table-cell>
          <table:table-cell office:value-type="float" office:value="21.37005" calcext:value-type="float">
            <text:p>21.37005</text:p>
          </table:table-cell>
          <table:table-cell office:value-type="float" office:value="24.33306" calcext:value-type="float">
            <text:p>24.33306</text:p>
          </table:table-cell>
          <table:table-cell office:value-type="float" office:value="21.8378" calcext:value-type="float">
            <text:p>21.8378</text:p>
          </table:table-cell>
          <table:table-cell office:value-type="float" office:value="15.90057" calcext:value-type="float">
            <text:p>15.90057</text:p>
          </table:table-cell>
          <table:table-cell office:value-type="float" office:value="9.144349" calcext:value-type="float">
            <text:p>9.144349</text:p>
          </table:table-cell>
          <table:table-cell office:value-type="float" office:value="6.801792" calcext:value-type="float">
            <text:p>6.801792</text:p>
          </table:table-cell>
          <table:table-cell office:value-type="float" office:value="864.1528" calcext:value-type="float">
            <text:p>864.1528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5.33971" calcext:value-type="float">
            <text:p>5.33971</text:p>
          </table:table-cell>
          <table:table-cell office:value-type="float" office:value="451.8825" calcext:value-type="float">
            <text:p>451.882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213211" calcext:value-type="float">
            <text:p>0.1213211</text:p>
          </table:table-cell>
          <table:table-cell office:value-type="float" office:value="13.59651" calcext:value-type="float">
            <text:p>13.5965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59716" calcext:value-type="float">
            <text:p>0.03559716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7652" calcext:value-type="float">
            <text:p>12.77652</text:p>
          </table:table-cell>
          <table:table-cell office:value-type="float" office:value="-0.4041792" calcext:value-type="float">
            <text:p>-0.4041792</text:p>
          </table:table-cell>
          <table:table-cell office:value-type="float" office:value="-0.5140793" calcext:value-type="float">
            <text:p>-0.5140793</text:p>
          </table:table-cell>
          <table:table-cell office:value-type="float" office:value="0.005379744" calcext:value-type="float">
            <text:p>0.005379744</text:p>
          </table:table-cell>
          <table:table-cell office:value-type="float" office:value="7.198257" calcext:value-type="float">
            <text:p>7.198257</text:p>
          </table:table-cell>
          <table:table-cell office:value-type="float" office:value="0.3887187" calcext:value-type="float">
            <text:p>0.3887187</text:p>
          </table:table-cell>
          <table:table-cell office:value-type="float" office:value="0.8673112" calcext:value-type="float">
            <text:p>0.8673112</text:p>
          </table:table-cell>
          <table:table-cell office:value-type="float" office:value="0.486495" calcext:value-type="float">
            <text:p>0.486495</text:p>
          </table:table-cell>
          <table:table-cell office:value-type="float" office:value="0.3412173" calcext:value-type="float">
            <text:p>0.3412173</text:p>
          </table:table-cell>
          <table:table-cell office:value-type="float" office:value="0.02612574" calcext:value-type="float">
            <text:p>0.02612574</text:p>
          </table:table-cell>
          <table:table-cell office:value-type="float" office:value="0.02179054" calcext:value-type="float">
            <text:p>0.02179054</text:p>
          </table:table-cell>
          <table:table-cell office:value-type="float" office:value="0.02310756" calcext:value-type="float">
            <text:p>0.02310756</text:p>
          </table:table-cell>
          <table:table-cell office:value-type="float" office:value="0.01798844" calcext:value-type="float">
            <text:p>0.01798844</text:p>
          </table:table-cell>
          <table:table-cell office:value-type="float" office:value="23.00186" calcext:value-type="float">
            <text:p>23.00186</text:p>
          </table:table-cell>
          <table:table-cell office:value-type="float" office:value="18.9133" calcext:value-type="float">
            <text:p>18.9133</text:p>
          </table:table-cell>
          <table:table-cell office:value-type="float" office:value="21.51566" calcext:value-type="float">
            <text:p>21.51566</text:p>
          </table:table-cell>
          <table:table-cell office:value-type="float" office:value="24.42998" calcext:value-type="float">
            <text:p>24.42998</text:p>
          </table:table-cell>
          <table:table-cell office:value-type="float" office:value="21.78833" calcext:value-type="float">
            <text:p>21.78833</text:p>
          </table:table-cell>
          <table:table-cell office:value-type="float" office:value="16.07558" calcext:value-type="float">
            <text:p>16.07558</text:p>
          </table:table-cell>
          <table:table-cell office:value-type="float" office:value="9.083639" calcext:value-type="float">
            <text:p>9.083639</text:p>
          </table:table-cell>
          <table:table-cell office:value-type="float" office:value="6.789231" calcext:value-type="float">
            <text:p>6.789231</text:p>
          </table:table-cell>
          <table:table-cell office:value-type="float" office:value="861.7805" calcext:value-type="float">
            <text:p>861.7805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5.338704" calcext:value-type="float">
            <text:p>5.338704</text:p>
          </table:table-cell>
          <table:table-cell office:value-type="float" office:value="451.8809" calcext:value-type="float">
            <text:p>451.880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11694" calcext:value-type="float">
            <text:p>0.111694</text:p>
          </table:table-cell>
          <table:table-cell office:value-type="float" office:value="13.61107" calcext:value-type="float">
            <text:p>13.6110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66634" calcext:value-type="float">
            <text:p>0.0356663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8152" calcext:value-type="float">
            <text:p>12.78152</text:p>
          </table:table-cell>
          <table:table-cell office:value-type="float" office:value="-0.404411" calcext:value-type="float">
            <text:p>-0.404411</text:p>
          </table:table-cell>
          <table:table-cell office:value-type="float" office:value="-0.5141372" calcext:value-type="float">
            <text:p>-0.5141372</text:p>
          </table:table-cell>
          <table:table-cell office:value-type="float" office:value="0.005379758" calcext:value-type="float">
            <text:p>0.005379758</text:p>
          </table:table-cell>
          <table:table-cell office:value-type="float" office:value="7.194685" calcext:value-type="float">
            <text:p>7.194685</text:p>
          </table:table-cell>
          <table:table-cell office:value-type="float" office:value="0.3686966" calcext:value-type="float">
            <text:p>0.3686966</text:p>
          </table:table-cell>
          <table:table-cell office:value-type="float" office:value="0.7758602" calcext:value-type="float">
            <text:p>0.7758602</text:p>
          </table:table-cell>
          <table:table-cell office:value-type="float" office:value="0.4225264" calcext:value-type="float">
            <text:p>0.4225264</text:p>
          </table:table-cell>
          <table:table-cell office:value-type="float" office:value="0.2948312" calcext:value-type="float">
            <text:p>0.2948312</text:p>
          </table:table-cell>
          <table:table-cell office:value-type="float" office:value="0.0243641" calcext:value-type="float">
            <text:p>0.0243641</text:p>
          </table:table-cell>
          <table:table-cell office:value-type="float" office:value="0.02152864" calcext:value-type="float">
            <text:p>0.02152864</text:p>
          </table:table-cell>
          <table:table-cell office:value-type="float" office:value="0.02297827" calcext:value-type="float">
            <text:p>0.02297827</text:p>
          </table:table-cell>
          <table:table-cell office:value-type="float" office:value="0.01798489" calcext:value-type="float">
            <text:p>0.01798489</text:p>
          </table:table-cell>
          <table:table-cell office:value-type="float" office:value="23.52407" calcext:value-type="float">
            <text:p>23.52407</text:p>
          </table:table-cell>
          <table:table-cell office:value-type="float" office:value="19.04059" calcext:value-type="float">
            <text:p>19.04059</text:p>
          </table:table-cell>
          <table:table-cell office:value-type="float" office:value="21.62341" calcext:value-type="float">
            <text:p>21.62341</text:p>
          </table:table-cell>
          <table:table-cell office:value-type="float" office:value="24.50853" calcext:value-type="float">
            <text:p>24.50853</text:p>
          </table:table-cell>
          <table:table-cell office:value-type="float" office:value="21.75848" calcext:value-type="float">
            <text:p>21.75848</text:p>
          </table:table-cell>
          <table:table-cell office:value-type="float" office:value="16.24149" calcext:value-type="float">
            <text:p>16.24149</text:p>
          </table:table-cell>
          <table:table-cell office:value-type="float" office:value="9.028115" calcext:value-type="float">
            <text:p>9.028115</text:p>
          </table:table-cell>
          <table:table-cell office:value-type="float" office:value="6.772893" calcext:value-type="float">
            <text:p>6.772893</text:p>
          </table:table-cell>
          <table:table-cell office:value-type="float" office:value="859.8491" calcext:value-type="float">
            <text:p>859.8491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5.338272" calcext:value-type="float">
            <text:p>5.338272</text:p>
          </table:table-cell>
          <table:table-cell office:value-type="float" office:value="451.8794" calcext:value-type="float">
            <text:p>451.879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82827" calcext:value-type="float">
            <text:p>0.1082827</text:p>
          </table:table-cell>
          <table:table-cell office:value-type="float" office:value="13.61385" calcext:value-type="float">
            <text:p>13.61385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735" calcext:value-type="float">
            <text:p>0.03573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8623" calcext:value-type="float">
            <text:p>12.78623</text:p>
          </table:table-cell>
          <table:table-cell office:value-type="float" office:value="-0.4046038" calcext:value-type="float">
            <text:p>-0.4046038</text:p>
          </table:table-cell>
          <table:table-cell office:value-type="float" office:value="-0.5141672" calcext:value-type="float">
            <text:p>-0.5141672</text:p>
          </table:table-cell>
          <table:table-cell office:value-type="float" office:value="0.005379851" calcext:value-type="float">
            <text:p>0.005379851</text:p>
          </table:table-cell>
          <table:table-cell office:value-type="float" office:value="7.192146" calcext:value-type="float">
            <text:p>7.192146</text:p>
          </table:table-cell>
          <table:table-cell office:value-type="float" office:value="0.3588481" calcext:value-type="float">
            <text:p>0.3588481</text:p>
          </table:table-cell>
          <table:table-cell office:value-type="float" office:value="0.748586" calcext:value-type="float">
            <text:p>0.748586</text:p>
          </table:table-cell>
          <table:table-cell office:value-type="float" office:value="0.4040971" calcext:value-type="float">
            <text:p>0.4040971</text:p>
          </table:table-cell>
          <table:table-cell office:value-type="float" office:value="0.2733821" calcext:value-type="float">
            <text:p>0.2733821</text:p>
          </table:table-cell>
          <table:table-cell office:value-type="float" office:value="0.02357763" calcext:value-type="float">
            <text:p>0.02357763</text:p>
          </table:table-cell>
          <table:table-cell office:value-type="float" office:value="0.02097919" calcext:value-type="float">
            <text:p>0.02097919</text:p>
          </table:table-cell>
          <table:table-cell office:value-type="float" office:value="0.02287972" calcext:value-type="float">
            <text:p>0.02287972</text:p>
          </table:table-cell>
          <table:table-cell office:value-type="float" office:value="0.01798085" calcext:value-type="float">
            <text:p>0.01798085</text:p>
          </table:table-cell>
          <table:table-cell office:value-type="float" office:value="23.74586" calcext:value-type="float">
            <text:p>23.74586</text:p>
          </table:table-cell>
          <table:table-cell office:value-type="float" office:value="19.1125" calcext:value-type="float">
            <text:p>19.1125</text:p>
          </table:table-cell>
          <table:table-cell office:value-type="float" office:value="21.65819" calcext:value-type="float">
            <text:p>21.65819</text:p>
          </table:table-cell>
          <table:table-cell office:value-type="float" office:value="24.54967" calcext:value-type="float">
            <text:p>24.54967</text:p>
          </table:table-cell>
          <table:table-cell office:value-type="float" office:value="21.72499" calcext:value-type="float">
            <text:p>21.72499</text:p>
          </table:table-cell>
          <table:table-cell office:value-type="float" office:value="16.36285" calcext:value-type="float">
            <text:p>16.36285</text:p>
          </table:table-cell>
          <table:table-cell office:value-type="float" office:value="9.004954" calcext:value-type="float">
            <text:p>9.004954</text:p>
          </table:table-cell>
          <table:table-cell office:value-type="float" office:value="6.754151" calcext:value-type="float">
            <text:p>6.754151</text:p>
          </table:table-cell>
          <table:table-cell office:value-type="float" office:value="857.8998" calcext:value-type="float">
            <text:p>857.8998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5.337313" calcext:value-type="float">
            <text:p>5.337313</text:p>
          </table:table-cell>
          <table:table-cell office:value-type="float" office:value="451.8782" calcext:value-type="float">
            <text:p>451.878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1010451" calcext:value-type="float">
            <text:p>0.1010451</text:p>
          </table:table-cell>
          <table:table-cell office:value-type="float" office:value="13.62463" calcext:value-type="float">
            <text:p>13.62463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80367" calcext:value-type="float">
            <text:p>0.0358036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9058" calcext:value-type="float">
            <text:p>12.79058</text:p>
          </table:table-cell>
          <table:table-cell office:value-type="float" office:value="-0.4047928" calcext:value-type="float">
            <text:p>-0.4047928</text:p>
          </table:table-cell>
          <table:table-cell office:value-type="float" office:value="-0.5143083" calcext:value-type="float">
            <text:p>-0.5143083</text:p>
          </table:table-cell>
          <table:table-cell office:value-type="float" office:value="0.005379905" calcext:value-type="float">
            <text:p>0.005379905</text:p>
          </table:table-cell>
          <table:table-cell office:value-type="float" office:value="7.18865" calcext:value-type="float">
            <text:p>7.18865</text:p>
          </table:table-cell>
          <table:table-cell office:value-type="float" office:value="0.321708" calcext:value-type="float">
            <text:p>0.321708</text:p>
          </table:table-cell>
          <table:table-cell office:value-type="float" office:value="0.6641667" calcext:value-type="float">
            <text:p>0.6641667</text:p>
          </table:table-cell>
          <table:table-cell office:value-type="float" office:value="0.3560816" calcext:value-type="float">
            <text:p>0.3560816</text:p>
          </table:table-cell>
          <table:table-cell office:value-type="float" office:value="0.2397781" calcext:value-type="float">
            <text:p>0.2397781</text:p>
          </table:table-cell>
          <table:table-cell office:value-type="float" office:value="0.02277805" calcext:value-type="float">
            <text:p>0.02277805</text:p>
          </table:table-cell>
          <table:table-cell office:value-type="float" office:value="0.01992038" calcext:value-type="float">
            <text:p>0.01992038</text:p>
          </table:table-cell>
          <table:table-cell office:value-type="float" office:value="0.02287349" calcext:value-type="float">
            <text:p>0.02287349</text:p>
          </table:table-cell>
          <table:table-cell office:value-type="float" office:value="0.01797979" calcext:value-type="float">
            <text:p>0.01797979</text:p>
          </table:table-cell>
          <table:table-cell office:value-type="float" office:value="23.74824" calcext:value-type="float">
            <text:p>23.74824</text:p>
          </table:table-cell>
          <table:table-cell office:value-type="float" office:value="19.42824" calcext:value-type="float">
            <text:p>19.42824</text:p>
          </table:table-cell>
          <table:table-cell office:value-type="float" office:value="21.75162" calcext:value-type="float">
            <text:p>21.75162</text:p>
          </table:table-cell>
          <table:table-cell office:value-type="float" office:value="24.60813" calcext:value-type="float">
            <text:p>24.60813</text:p>
          </table:table-cell>
          <table:table-cell office:value-type="float" office:value="21.74043" calcext:value-type="float">
            <text:p>21.74043</text:p>
          </table:table-cell>
          <table:table-cell office:value-type="float" office:value="16.3191" calcext:value-type="float">
            <text:p>16.3191</text:p>
          </table:table-cell>
          <table:table-cell office:value-type="float" office:value="9.068213" calcext:value-type="float">
            <text:p>9.068213</text:p>
          </table:table-cell>
          <table:table-cell office:value-type="float" office:value="6.735348" calcext:value-type="float">
            <text:p>6.735348</text:p>
          </table:table-cell>
          <table:table-cell office:value-type="float" office:value="854.4954" calcext:value-type="float">
            <text:p>854.4954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5.336237" calcext:value-type="float">
            <text:p>5.336237</text:p>
          </table:table-cell>
          <table:table-cell office:value-type="float" office:value="451.8769" calcext:value-type="float">
            <text:p>451.876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94039" calcext:value-type="float">
            <text:p>0.094039</text:p>
          </table:table-cell>
          <table:table-cell office:value-type="float" office:value="13.63731" calcext:value-type="float">
            <text:p>13.6373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87233" calcext:value-type="float">
            <text:p>0.03587233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9486" calcext:value-type="float">
            <text:p>12.79486</text:p>
          </table:table-cell>
          <table:table-cell office:value-type="float" office:value="-0.4049497" calcext:value-type="float">
            <text:p>-0.4049497</text:p>
          </table:table-cell>
          <table:table-cell office:value-type="float" office:value="-0.5144776" calcext:value-type="float">
            <text:p>-0.5144776</text:p>
          </table:table-cell>
          <table:table-cell office:value-type="float" office:value="0.005379984" calcext:value-type="float">
            <text:p>0.005379984</text:p>
          </table:table-cell>
          <table:table-cell office:value-type="float" office:value="7.184894" calcext:value-type="float">
            <text:p>7.184894</text:p>
          </table:table-cell>
          <table:table-cell office:value-type="float" office:value="0.3092672" calcext:value-type="float">
            <text:p>0.3092672</text:p>
          </table:table-cell>
          <table:table-cell office:value-type="float" office:value="0.5762784" calcext:value-type="float">
            <text:p>0.5762784</text:p>
          </table:table-cell>
          <table:table-cell office:value-type="float" office:value="0.3083291" calcext:value-type="float">
            <text:p>0.3083291</text:p>
          </table:table-cell>
          <table:table-cell office:value-type="float" office:value="0.2085605" calcext:value-type="float">
            <text:p>0.2085605</text:p>
          </table:table-cell>
          <table:table-cell office:value-type="float" office:value="0.02198078" calcext:value-type="float">
            <text:p>0.02198078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2289512" calcext:value-type="float">
            <text:p>0.02289512</text:p>
          </table:table-cell>
          <table:table-cell office:value-type="float" office:value="0.01798379" calcext:value-type="float">
            <text:p>0.01798379</text:p>
          </table:table-cell>
          <table:table-cell office:value-type="float" office:value="23.75734" calcext:value-type="float">
            <text:p>23.75734</text:p>
          </table:table-cell>
          <table:table-cell office:value-type="float" office:value="19.80713" calcext:value-type="float">
            <text:p>19.80713</text:p>
          </table:table-cell>
          <table:table-cell office:value-type="float" office:value="21.85349" calcext:value-type="float">
            <text:p>21.85349</text:p>
          </table:table-cell>
          <table:table-cell office:value-type="float" office:value="24.66391" calcext:value-type="float">
            <text:p>24.66391</text:p>
          </table:table-cell>
          <table:table-cell office:value-type="float" office:value="21.74837" calcext:value-type="float">
            <text:p>21.74837</text:p>
          </table:table-cell>
          <table:table-cell office:value-type="float" office:value="16.244" calcext:value-type="float">
            <text:p>16.244</text:p>
          </table:table-cell>
          <table:table-cell office:value-type="float" office:value="9.152762" calcext:value-type="float">
            <text:p>9.152762</text:p>
          </table:table-cell>
          <table:table-cell office:value-type="float" office:value="6.718994" calcext:value-type="float">
            <text:p>6.718994</text:p>
          </table:table-cell>
          <table:table-cell office:value-type="float" office:value="850.1619" calcext:value-type="float">
            <text:p>850.1619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5.335026" calcext:value-type="float">
            <text:p>5.335026</text:p>
          </table:table-cell>
          <table:table-cell office:value-type="float" office:value="451.8757" calcext:value-type="float">
            <text:p>451.875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787967" calcext:value-type="float">
            <text:p>0.08787967</text:p>
          </table:table-cell>
          <table:table-cell office:value-type="float" office:value="13.65101" calcext:value-type="float">
            <text:p>13.6510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594088" calcext:value-type="float">
            <text:p>0.0359408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79899" calcext:value-type="float">
            <text:p>12.79899</text:p>
          </table:table-cell>
          <table:table-cell office:value-type="float" office:value="-0.4050737" calcext:value-type="float">
            <text:p>-0.4050737</text:p>
          </table:table-cell>
          <table:table-cell office:value-type="float" office:value="-0.5146783" calcext:value-type="float">
            <text:p>-0.5146783</text:p>
          </table:table-cell>
          <table:table-cell office:value-type="float" office:value="0.00538005" calcext:value-type="float">
            <text:p>0.00538005</text:p>
          </table:table-cell>
          <table:table-cell office:value-type="float" office:value="7.180882" calcext:value-type="float">
            <text:p>7.180882</text:p>
          </table:table-cell>
          <table:table-cell office:value-type="float" office:value="0.2975302" calcext:value-type="float">
            <text:p>0.2975302</text:p>
          </table:table-cell>
          <table:table-cell office:value-type="float" office:value="0.4876435" calcext:value-type="float">
            <text:p>0.4876435</text:p>
          </table:table-cell>
          <table:table-cell office:value-type="float" office:value="0.2669218" calcext:value-type="float">
            <text:p>0.2669218</text:p>
          </table:table-cell>
          <table:table-cell office:value-type="float" office:value="0.1828203" calcext:value-type="float">
            <text:p>0.1828203</text:p>
          </table:table-cell>
          <table:table-cell office:value-type="float" office:value="0.02132734" calcext:value-type="float">
            <text:p>0.02132734</text:p>
          </table:table-cell>
          <table:table-cell office:value-type="float" office:value="0.01837625" calcext:value-type="float">
            <text:p>0.01837625</text:p>
          </table:table-cell>
          <table:table-cell office:value-type="float" office:value="0.02291892" calcext:value-type="float">
            <text:p>0.02291892</text:p>
          </table:table-cell>
          <table:table-cell office:value-type="float" office:value="0.0179873" calcext:value-type="float">
            <text:p>0.0179873</text:p>
          </table:table-cell>
          <table:table-cell office:value-type="float" office:value="23.63717" calcext:value-type="float">
            <text:p>23.63717</text:p>
          </table:table-cell>
          <table:table-cell office:value-type="float" office:value="20.28011" calcext:value-type="float">
            <text:p>20.28011</text:p>
          </table:table-cell>
          <table:table-cell office:value-type="float" office:value="21.96359" calcext:value-type="float">
            <text:p>21.96359</text:p>
          </table:table-cell>
          <table:table-cell office:value-type="float" office:value="24.71591" calcext:value-type="float">
            <text:p>24.71591</text:p>
          </table:table-cell>
          <table:table-cell office:value-type="float" office:value="21.74833" calcext:value-type="float">
            <text:p>21.74833</text:p>
          </table:table-cell>
          <table:table-cell office:value-type="float" office:value="16.17434" calcext:value-type="float">
            <text:p>16.17434</text:p>
          </table:table-cell>
          <table:table-cell office:value-type="float" office:value="9.24646" calcext:value-type="float">
            <text:p>9.24646</text:p>
          </table:table-cell>
          <table:table-cell office:value-type="float" office:value="6.700891" calcext:value-type="float">
            <text:p>6.700891</text:p>
          </table:table-cell>
          <table:table-cell office:value-type="float" office:value="845.1292" calcext:value-type="float">
            <text:p>845.1292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5.333691" calcext:value-type="float">
            <text:p>5.333691</text:p>
          </table:table-cell>
          <table:table-cell office:value-type="float" office:value="451.8743" calcext:value-type="float">
            <text:p>451.8743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8236624" calcext:value-type="float">
            <text:p>0.08236624</text:p>
          </table:table-cell>
          <table:table-cell office:value-type="float" office:value="13.66498" calcext:value-type="float">
            <text:p>13.6649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00864" calcext:value-type="float">
            <text:p>0.0360086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0285" calcext:value-type="float">
            <text:p>12.80285</text:p>
          </table:table-cell>
          <table:table-cell office:value-type="float" office:value="-0.4051676" calcext:value-type="float">
            <text:p>-0.4051676</text:p>
          </table:table-cell>
          <table:table-cell office:value-type="float" office:value="-0.514836" calcext:value-type="float">
            <text:p>-0.514836</text:p>
          </table:table-cell>
          <table:table-cell office:value-type="float" office:value="0.005380068" calcext:value-type="float">
            <text:p>0.005380068</text:p>
          </table:table-cell>
          <table:table-cell office:value-type="float" office:value="7.176523" calcext:value-type="float">
            <text:p>7.176523</text:p>
          </table:table-cell>
          <table:table-cell office:value-type="float" office:value="0.2640395" calcext:value-type="float">
            <text:p>0.2640395</text:p>
          </table:table-cell>
          <table:table-cell office:value-type="float" office:value="0.4126855" calcext:value-type="float">
            <text:p>0.4126855</text:p>
          </table:table-cell>
          <table:table-cell office:value-type="float" office:value="0.2329956" calcext:value-type="float">
            <text:p>0.2329956</text:p>
          </table:table-cell>
          <table:table-cell office:value-type="float" office:value="0.1607994" calcext:value-type="float">
            <text:p>0.1607994</text:p>
          </table:table-cell>
          <table:table-cell office:value-type="float" office:value="0.0207225" calcext:value-type="float">
            <text:p>0.0207225</text:p>
          </table:table-cell>
          <table:table-cell office:value-type="float" office:value="0.01785867" calcext:value-type="float">
            <text:p>0.01785867</text:p>
          </table:table-cell>
          <table:table-cell office:value-type="float" office:value="0.02293238" calcext:value-type="float">
            <text:p>0.02293238</text:p>
          </table:table-cell>
          <table:table-cell office:value-type="float" office:value="0.01799063" calcext:value-type="float">
            <text:p>0.01799063</text:p>
          </table:table-cell>
          <table:table-cell office:value-type="float" office:value="23.75342" calcext:value-type="float">
            <text:p>23.75342</text:p>
          </table:table-cell>
          <table:table-cell office:value-type="float" office:value="20.60616" calcext:value-type="float">
            <text:p>20.60616</text:p>
          </table:table-cell>
          <table:table-cell office:value-type="float" office:value="22.07403" calcext:value-type="float">
            <text:p>22.07403</text:p>
          </table:table-cell>
          <table:table-cell office:value-type="float" office:value="24.76448" calcext:value-type="float">
            <text:p>24.76448</text:p>
          </table:table-cell>
          <table:table-cell office:value-type="float" office:value="21.74683" calcext:value-type="float">
            <text:p>21.74683</text:p>
          </table:table-cell>
          <table:table-cell office:value-type="float" office:value="16.11529" calcext:value-type="float">
            <text:p>16.11529</text:p>
          </table:table-cell>
          <table:table-cell office:value-type="float" office:value="9.338653" calcext:value-type="float">
            <text:p>9.338653</text:p>
          </table:table-cell>
          <table:table-cell office:value-type="float" office:value="6.682514" calcext:value-type="float">
            <text:p>6.682514</text:p>
          </table:table-cell>
          <table:table-cell office:value-type="float" office:value="841.4539" calcext:value-type="float">
            <text:p>841.4539</text:p>
          </table:table-cell>
          <table:table-cell office:value-type="float" office:value="0" calcext:value-type="float">
            <text:p>0</text:p>
          </table:table-cell>
          <table:table-cell office:value-type="float" office:value="-0.5501338" calcext:value-type="float">
            <text:p>-0.550133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5.332451" calcext:value-type="float">
            <text:p>5.332451</text:p>
          </table:table-cell>
          <table:table-cell office:value-type="float" office:value="451.8731" calcext:value-type="float">
            <text:p>451.873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7956241" calcext:value-type="float">
            <text:p>0.07956241</text:p>
          </table:table-cell>
          <table:table-cell office:value-type="float" office:value="13.68419" calcext:value-type="float">
            <text:p>13.68419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07621" calcext:value-type="float">
            <text:p>0.0360762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0655" calcext:value-type="float">
            <text:p>12.80655</text:p>
          </table:table-cell>
          <table:table-cell office:value-type="float" office:value="-0.4052307" calcext:value-type="float">
            <text:p>-0.4052307</text:p>
          </table:table-cell>
          <table:table-cell office:value-type="float" office:value="-0.5151889" calcext:value-type="float">
            <text:p>-0.5151889</text:p>
          </table:table-cell>
          <table:table-cell office:value-type="float" office:value="0.00538015" calcext:value-type="float">
            <text:p>0.00538015</text:p>
          </table:table-cell>
          <table:table-cell office:value-type="float" office:value="7.172867" calcext:value-type="float">
            <text:p>7.172867</text:p>
          </table:table-cell>
          <table:table-cell office:value-type="float" office:value="0.3424508" calcext:value-type="float">
            <text:p>0.3424508</text:p>
          </table:table-cell>
          <table:table-cell office:value-type="float" office:value="0.351685" calcext:value-type="float">
            <text:p>0.351685</text:p>
          </table:table-cell>
          <table:table-cell office:value-type="float" office:value="0.2051442" calcext:value-type="float">
            <text:p>0.2051442</text:p>
          </table:table-cell>
          <table:table-cell office:value-type="float" office:value="0.1417865" calcext:value-type="float">
            <text:p>0.1417865</text:p>
          </table:table-cell>
          <table:table-cell office:value-type="float" office:value="0.02015259" calcext:value-type="float">
            <text:p>0.02015259</text:p>
          </table:table-cell>
          <table:table-cell office:value-type="float" office:value="0.01742969" calcext:value-type="float">
            <text:p>0.01742969</text:p>
          </table:table-cell>
          <table:table-cell office:value-type="float" office:value="0.02294543" calcext:value-type="float">
            <text:p>0.02294543</text:p>
          </table:table-cell>
          <table:table-cell office:value-type="float" office:value="0.01799501" calcext:value-type="float">
            <text:p>0.01799501</text:p>
          </table:table-cell>
          <table:table-cell office:value-type="float" office:value="23.98303" calcext:value-type="float">
            <text:p>23.98303</text:p>
          </table:table-cell>
          <table:table-cell office:value-type="float" office:value="20.71894" calcext:value-type="float">
            <text:p>20.71894</text:p>
          </table:table-cell>
          <table:table-cell office:value-type="float" office:value="22.21765" calcext:value-type="float">
            <text:p>22.21765</text:p>
          </table:table-cell>
          <table:table-cell office:value-type="float" office:value="24.82061" calcext:value-type="float">
            <text:p>24.82061</text:p>
          </table:table-cell>
          <table:table-cell office:value-type="float" office:value="21.74829" calcext:value-type="float">
            <text:p>21.74829</text:p>
          </table:table-cell>
          <table:table-cell office:value-type="float" office:value="16.05792" calcext:value-type="float">
            <text:p>16.05792</text:p>
          </table:table-cell>
          <table:table-cell office:value-type="float" office:value="9.426456" calcext:value-type="float">
            <text:p>9.426456</text:p>
          </table:table-cell>
          <table:table-cell office:value-type="float" office:value="6.665494" calcext:value-type="float">
            <text:p>6.665494</text:p>
          </table:table-cell>
          <table:table-cell office:value-type="float" office:value="824.898" calcext:value-type="float">
            <text:p>824.898</text:p>
          </table:table-cell>
          <table:table-cell office:value-type="float" office:value="0" calcext:value-type="float">
            <text:p>0</text:p>
          </table:table-cell>
          <table:table-cell office:value-type="float" office:value="-0.5501351" calcext:value-type="float">
            <text:p>-0.55013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5.330838" calcext:value-type="float">
            <text:p>5.330838</text:p>
          </table:table-cell>
          <table:table-cell office:value-type="float" office:value="451.8718" calcext:value-type="float">
            <text:p>451.8718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7465618" calcext:value-type="float">
            <text:p>0.07465618</text:p>
          </table:table-cell>
          <table:table-cell office:value-type="float" office:value="13.70332" calcext:value-type="float">
            <text:p>13.7033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14344" calcext:value-type="float">
            <text:p>0.0361434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0977" calcext:value-type="float">
            <text:p>12.80977</text:p>
          </table:table-cell>
          <table:table-cell office:value-type="float" office:value="-0.4052932" calcext:value-type="float">
            <text:p>-0.4052932</text:p>
          </table:table-cell>
          <table:table-cell office:value-type="float" office:value="-0.5153591" calcext:value-type="float">
            <text:p>-0.5153591</text:p>
          </table:table-cell>
          <table:table-cell office:value-type="float" office:value="0.005380171" calcext:value-type="float">
            <text:p>0.005380171</text:p>
          </table:table-cell>
          <table:table-cell office:value-type="float" office:value="7.168077" calcext:value-type="float">
            <text:p>7.168077</text:p>
          </table:table-cell>
          <table:table-cell office:value-type="float" office:value="0.2570384" calcext:value-type="float">
            <text:p>0.2570384</text:p>
          </table:table-cell>
          <table:table-cell office:value-type="float" office:value="0.3090648" calcext:value-type="float">
            <text:p>0.3090648</text:p>
          </table:table-cell>
          <table:table-cell office:value-type="float" office:value="0.1844624" calcext:value-type="float">
            <text:p>0.1844624</text:p>
          </table:table-cell>
          <table:table-cell office:value-type="float" office:value="0.1260555" calcext:value-type="float">
            <text:p>0.1260555</text:p>
          </table:table-cell>
          <table:table-cell office:value-type="float" office:value="0.01960683" calcext:value-type="float">
            <text:p>0.01960683</text:p>
          </table:table-cell>
          <table:table-cell office:value-type="float" office:value="0.01707769" calcext:value-type="float">
            <text:p>0.01707769</text:p>
          </table:table-cell>
          <table:table-cell office:value-type="float" office:value="0.02295299" calcext:value-type="float">
            <text:p>0.02295299</text:p>
          </table:table-cell>
          <table:table-cell office:value-type="float" office:value="0.01800201" calcext:value-type="float">
            <text:p>0.01800201</text:p>
          </table:table-cell>
          <table:table-cell office:value-type="float" office:value="24.96042" calcext:value-type="float">
            <text:p>24.96042</text:p>
          </table:table-cell>
          <table:table-cell office:value-type="float" office:value="20.7824" calcext:value-type="float">
            <text:p>20.7824</text:p>
          </table:table-cell>
          <table:table-cell office:value-type="float" office:value="22.36631" calcext:value-type="float">
            <text:p>22.36631</text:p>
          </table:table-cell>
          <table:table-cell office:value-type="float" office:value="24.87766" calcext:value-type="float">
            <text:p>24.87766</text:p>
          </table:table-cell>
          <table:table-cell office:value-type="float" office:value="21.75057" calcext:value-type="float">
            <text:p>21.75057</text:p>
          </table:table-cell>
          <table:table-cell office:value-type="float" office:value="16.00956" calcext:value-type="float">
            <text:p>16.00956</text:p>
          </table:table-cell>
          <table:table-cell office:value-type="float" office:value="9.501574" calcext:value-type="float">
            <text:p>9.501574</text:p>
          </table:table-cell>
          <table:table-cell office:value-type="float" office:value="6.651881" calcext:value-type="float">
            <text:p>6.651881</text:p>
          </table:table-cell>
          <table:table-cell office:value-type="float" office:value="820.4041" calcext:value-type="float">
            <text:p>820.4041</text:p>
          </table:table-cell>
          <table:table-cell office:value-type="float" office:value="0" calcext:value-type="float">
            <text:p>0</text:p>
          </table:table-cell>
          <table:table-cell office:value-type="float" office:value="-0.5501406" calcext:value-type="float">
            <text:p>-0.55014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5.329952" calcext:value-type="float">
            <text:p>5.329952</text:p>
          </table:table-cell>
          <table:table-cell office:value-type="float" office:value="451.8701" calcext:value-type="float">
            <text:p>451.870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7168439" calcext:value-type="float">
            <text:p>0.07168439</text:p>
          </table:table-cell>
          <table:table-cell office:value-type="float" office:value="13.71208" calcext:value-type="float">
            <text:p>13.7120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21079" calcext:value-type="float">
            <text:p>0.0362107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1285" calcext:value-type="float">
            <text:p>12.81285</text:p>
          </table:table-cell>
          <table:table-cell office:value-type="float" office:value="-0.405349" calcext:value-type="float">
            <text:p>-0.405349</text:p>
          </table:table-cell>
          <table:table-cell office:value-type="float" office:value="-0.5153683" calcext:value-type="float">
            <text:p>-0.5153683</text:p>
          </table:table-cell>
          <table:table-cell office:value-type="float" office:value="0.00538021" calcext:value-type="float">
            <text:p>0.00538021</text:p>
          </table:table-cell>
          <table:table-cell office:value-type="float" office:value="7.1644" calcext:value-type="float">
            <text:p>7.1644</text:p>
          </table:table-cell>
          <table:table-cell office:value-type="float" office:value="0.2405018" calcext:value-type="float">
            <text:p>0.2405018</text:p>
          </table:table-cell>
          <table:table-cell office:value-type="float" office:value="0.2924454" calcext:value-type="float">
            <text:p>0.2924454</text:p>
          </table:table-cell>
          <table:table-cell office:value-type="float" office:value="0.1708295" calcext:value-type="float">
            <text:p>0.1708295</text:p>
          </table:table-cell>
          <table:table-cell office:value-type="float" office:value="0.112663" calcext:value-type="float">
            <text:p>0.112663</text:p>
          </table:table-cell>
          <table:table-cell office:value-type="float" office:value="0.01917516" calcext:value-type="float">
            <text:p>0.01917516</text:p>
          </table:table-cell>
          <table:table-cell office:value-type="float" office:value="0.01679195" calcext:value-type="float">
            <text:p>0.01679195</text:p>
          </table:table-cell>
          <table:table-cell office:value-type="float" office:value="0.02294801" calcext:value-type="float">
            <text:p>0.02294801</text:p>
          </table:table-cell>
          <table:table-cell office:value-type="float" office:value="0.01800794" calcext:value-type="float">
            <text:p>0.01800794</text:p>
          </table:table-cell>
          <table:table-cell office:value-type="float" office:value="25.62238" calcext:value-type="float">
            <text:p>25.62238</text:p>
          </table:table-cell>
          <table:table-cell office:value-type="float" office:value="20.66605" calcext:value-type="float">
            <text:p>20.66605</text:p>
          </table:table-cell>
          <table:table-cell office:value-type="float" office:value="22.4444" calcext:value-type="float">
            <text:p>22.4444</text:p>
          </table:table-cell>
          <table:table-cell office:value-type="float" office:value="24.90909" calcext:value-type="float">
            <text:p>24.90909</text:p>
          </table:table-cell>
          <table:table-cell office:value-type="float" office:value="21.74032" calcext:value-type="float">
            <text:p>21.74032</text:p>
          </table:table-cell>
          <table:table-cell office:value-type="float" office:value="15.96171" calcext:value-type="float">
            <text:p>15.96171</text:p>
          </table:table-cell>
          <table:table-cell office:value-type="float" office:value="9.566782" calcext:value-type="float">
            <text:p>9.566782</text:p>
          </table:table-cell>
          <table:table-cell office:value-type="float" office:value="6.639576" calcext:value-type="float">
            <text:p>6.639576</text:p>
          </table:table-cell>
          <table:table-cell office:value-type="float" office:value="817.9814" calcext:value-type="float">
            <text:p>817.9814</text:p>
          </table:table-cell>
          <table:table-cell office:value-type="float" office:value="0" calcext:value-type="float">
            <text:p>0</text:p>
          </table:table-cell>
          <table:table-cell office:value-type="float" office:value="-0.5501411" calcext:value-type="float">
            <text:p>-0.55014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5.32951" calcext:value-type="float">
            <text:p>5.32951</text:p>
          </table:table-cell>
          <table:table-cell office:value-type="float" office:value="451.8687" calcext:value-type="float">
            <text:p>451.868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7046976" calcext:value-type="float">
            <text:p>0.07046976</text:p>
          </table:table-cell>
          <table:table-cell office:value-type="float" office:value="13.71433" calcext:value-type="float">
            <text:p>13.71433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27798" calcext:value-type="float">
            <text:p>0.0362779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1578" calcext:value-type="float">
            <text:p>12.81578</text:p>
          </table:table-cell>
          <table:table-cell office:value-type="float" office:value="-0.4053855" calcext:value-type="float">
            <text:p>-0.4053855</text:p>
          </table:table-cell>
          <table:table-cell office:value-type="float" office:value="-0.5153725" calcext:value-type="float">
            <text:p>-0.5153725</text:p>
          </table:table-cell>
          <table:table-cell office:value-type="float" office:value="0.005380275" calcext:value-type="float">
            <text:p>0.005380275</text:p>
          </table:table-cell>
          <table:table-cell office:value-type="float" office:value="7.161726" calcext:value-type="float">
            <text:p>7.161726</text:p>
          </table:table-cell>
          <table:table-cell office:value-type="float" office:value="0.230395" calcext:value-type="float">
            <text:p>0.230395</text:p>
          </table:table-cell>
          <table:table-cell office:value-type="float" office:value="0.285246" calcext:value-type="float">
            <text:p>0.285246</text:p>
          </table:table-cell>
          <table:table-cell office:value-type="float" office:value="0.1670326" calcext:value-type="float">
            <text:p>0.1670326</text:p>
          </table:table-cell>
          <table:table-cell office:value-type="float" office:value="0.1054031" calcext:value-type="float">
            <text:p>0.1054031</text:p>
          </table:table-cell>
          <table:table-cell office:value-type="float" office:value="0.01935006" calcext:value-type="float">
            <text:p>0.01935006</text:p>
          </table:table-cell>
          <table:table-cell office:value-type="float" office:value="0.01663344" calcext:value-type="float">
            <text:p>0.01663344</text:p>
          </table:table-cell>
          <table:table-cell office:value-type="float" office:value="0.02294455" calcext:value-type="float">
            <text:p>0.02294455</text:p>
          </table:table-cell>
          <table:table-cell office:value-type="float" office:value="0.01801048" calcext:value-type="float">
            <text:p>0.01801048</text:p>
          </table:table-cell>
          <table:table-cell office:value-type="float" office:value="25.86468" calcext:value-type="float">
            <text:p>25.86468</text:p>
          </table:table-cell>
          <table:table-cell office:value-type="float" office:value="20.73362" calcext:value-type="float">
            <text:p>20.73362</text:p>
          </table:table-cell>
          <table:table-cell office:value-type="float" office:value="22.46008" calcext:value-type="float">
            <text:p>22.46008</text:p>
          </table:table-cell>
          <table:table-cell office:value-type="float" office:value="24.926" calcext:value-type="float">
            <text:p>24.926</text:p>
          </table:table-cell>
          <table:table-cell office:value-type="float" office:value="21.73348" calcext:value-type="float">
            <text:p>21.73348</text:p>
          </table:table-cell>
          <table:table-cell office:value-type="float" office:value="15.89037" calcext:value-type="float">
            <text:p>15.89037</text:p>
          </table:table-cell>
          <table:table-cell office:value-type="float" office:value="9.647519" calcext:value-type="float">
            <text:p>9.647519</text:p>
          </table:table-cell>
          <table:table-cell office:value-type="float" office:value="6.624567" calcext:value-type="float">
            <text:p>6.624567</text:p>
          </table:table-cell>
          <table:table-cell office:value-type="float" office:value="815.6436" calcext:value-type="float">
            <text:p>815.6436</text:p>
          </table:table-cell>
          <table:table-cell office:value-type="float" office:value="0" calcext:value-type="float">
            <text:p>0</text:p>
          </table:table-cell>
          <table:table-cell office:value-type="float" office:value="-0.5501411" calcext:value-type="float">
            <text:p>-0.55014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5.329151" calcext:value-type="float">
            <text:p>5.329151</text:p>
          </table:table-cell>
          <table:table-cell office:value-type="float" office:value="451.8674" calcext:value-type="float">
            <text:p>451.867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6972654" calcext:value-type="float">
            <text:p>0.06972654</text:p>
          </table:table-cell>
          <table:table-cell office:value-type="float" office:value="13.71533" calcext:value-type="float">
            <text:p>13.71533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34457" calcext:value-type="float">
            <text:p>0.0363445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1876" calcext:value-type="float">
            <text:p>12.81876</text:p>
          </table:table-cell>
          <table:table-cell office:value-type="float" office:value="-0.40538" calcext:value-type="float">
            <text:p>-0.40538</text:p>
          </table:table-cell>
          <table:table-cell office:value-type="float" office:value="-0.5153725" calcext:value-type="float">
            <text:p>-0.5153725</text:p>
          </table:table-cell>
          <table:table-cell office:value-type="float" office:value="0.005380323" calcext:value-type="float">
            <text:p>0.005380323</text:p>
          </table:table-cell>
          <table:table-cell office:value-type="float" office:value="7.159304" calcext:value-type="float">
            <text:p>7.159304</text:p>
          </table:table-cell>
          <table:table-cell office:value-type="float" office:value="0.2169648" calcext:value-type="float">
            <text:p>0.2169648</text:p>
          </table:table-cell>
          <table:table-cell office:value-type="float" office:value="0.2779644" calcext:value-type="float">
            <text:p>0.2779644</text:p>
          </table:table-cell>
          <table:table-cell office:value-type="float" office:value="0.1648254" calcext:value-type="float">
            <text:p>0.1648254</text:p>
          </table:table-cell>
          <table:table-cell office:value-type="float" office:value="0.1012744" calcext:value-type="float">
            <text:p>0.1012744</text:p>
          </table:table-cell>
          <table:table-cell office:value-type="float" office:value="0.02026096" calcext:value-type="float">
            <text:p>0.02026096</text:p>
          </table:table-cell>
          <table:table-cell office:value-type="float" office:value="0.01683418" calcext:value-type="float">
            <text:p>0.01683418</text:p>
          </table:table-cell>
          <table:table-cell office:value-type="float" office:value="0.02290377" calcext:value-type="float">
            <text:p>0.02290377</text:p>
          </table:table-cell>
          <table:table-cell office:value-type="float" office:value="0.01801187" calcext:value-type="float">
            <text:p>0.01801187</text:p>
          </table:table-cell>
          <table:table-cell office:value-type="float" office:value="25.96451" calcext:value-type="float">
            <text:p>25.96451</text:p>
          </table:table-cell>
          <table:table-cell office:value-type="float" office:value="20.83642" calcext:value-type="float">
            <text:p>20.83642</text:p>
          </table:table-cell>
          <table:table-cell office:value-type="float" office:value="22.47027" calcext:value-type="float">
            <text:p>22.47027</text:p>
          </table:table-cell>
          <table:table-cell office:value-type="float" office:value="24.93199" calcext:value-type="float">
            <text:p>24.93199</text:p>
          </table:table-cell>
          <table:table-cell office:value-type="float" office:value="21.72851" calcext:value-type="float">
            <text:p>21.72851</text:p>
          </table:table-cell>
          <table:table-cell office:value-type="float" office:value="15.82319" calcext:value-type="float">
            <text:p>15.82319</text:p>
          </table:table-cell>
          <table:table-cell office:value-type="float" office:value="9.736777" calcext:value-type="float">
            <text:p>9.736777</text:p>
          </table:table-cell>
          <table:table-cell office:value-type="float" office:value="6.607608" calcext:value-type="float">
            <text:p>6.607608</text:p>
          </table:table-cell>
          <table:table-cell office:value-type="float" office:value="813.2892" calcext:value-type="float">
            <text:p>813.2892</text:p>
          </table:table-cell>
          <table:table-cell office:value-type="float" office:value="0" calcext:value-type="float">
            <text:p>0</text:p>
          </table:table-cell>
          <table:table-cell office:value-type="float" office:value="-0.5501411" calcext:value-type="float">
            <text:p>-0.55014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5.328737" calcext:value-type="float">
            <text:p>5.328737</text:p>
          </table:table-cell>
          <table:table-cell office:value-type="float" office:value="451.8661" calcext:value-type="float">
            <text:p>451.866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687504" calcext:value-type="float">
            <text:p>0.0687504</text:p>
          </table:table-cell>
          <table:table-cell office:value-type="float" office:value="13.71709" calcext:value-type="float">
            <text:p>13.71709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41077" calcext:value-type="float">
            <text:p>0.0364107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2155" calcext:value-type="float">
            <text:p>12.82155</text:p>
          </table:table-cell>
          <table:table-cell office:value-type="float" office:value="-0.4053773" calcext:value-type="float">
            <text:p>-0.4053773</text:p>
          </table:table-cell>
          <table:table-cell office:value-type="float" office:value="-0.5153725" calcext:value-type="float">
            <text:p>-0.5153725</text:p>
          </table:table-cell>
          <table:table-cell office:value-type="float" office:value="0.005380373" calcext:value-type="float">
            <text:p>0.005380373</text:p>
          </table:table-cell>
          <table:table-cell office:value-type="float" office:value="7.156654" calcext:value-type="float">
            <text:p>7.156654</text:p>
          </table:table-cell>
          <table:table-cell office:value-type="float" office:value="0.2047871" calcext:value-type="float">
            <text:p>0.2047871</text:p>
          </table:table-cell>
          <table:table-cell office:value-type="float" office:value="0.2659627" calcext:value-type="float">
            <text:p>0.2659627</text:p>
          </table:table-cell>
          <table:table-cell office:value-type="float" office:value="0.1599621" calcext:value-type="float">
            <text:p>0.1599621</text:p>
          </table:table-cell>
          <table:table-cell office:value-type="float" office:value="0.09592641" calcext:value-type="float">
            <text:p>0.09592641</text:p>
          </table:table-cell>
          <table:table-cell office:value-type="float" office:value="0.02106334" calcext:value-type="float">
            <text:p>0.02106334</text:p>
          </table:table-cell>
          <table:table-cell office:value-type="float" office:value="0.01707704" calcext:value-type="float">
            <text:p>0.01707704</text:p>
          </table:table-cell>
          <table:table-cell office:value-type="float" office:value="0.02275131" calcext:value-type="float">
            <text:p>0.02275131</text:p>
          </table:table-cell>
          <table:table-cell office:value-type="float" office:value="0.01802379" calcext:value-type="float">
            <text:p>0.01802379</text:p>
          </table:table-cell>
          <table:table-cell office:value-type="float" office:value="26.05987" calcext:value-type="float">
            <text:p>26.05987</text:p>
          </table:table-cell>
          <table:table-cell office:value-type="float" office:value="20.90282" calcext:value-type="float">
            <text:p>20.90282</text:p>
          </table:table-cell>
          <table:table-cell office:value-type="float" office:value="22.49163" calcext:value-type="float">
            <text:p>22.49163</text:p>
          </table:table-cell>
          <table:table-cell office:value-type="float" office:value="24.94047" calcext:value-type="float">
            <text:p>24.94047</text:p>
          </table:table-cell>
          <table:table-cell office:value-type="float" office:value="21.72443" calcext:value-type="float">
            <text:p>21.72443</text:p>
          </table:table-cell>
          <table:table-cell office:value-type="float" office:value="15.78026" calcext:value-type="float">
            <text:p>15.78026</text:p>
          </table:table-cell>
          <table:table-cell office:value-type="float" office:value="9.786621" calcext:value-type="float">
            <text:p>9.786621</text:p>
          </table:table-cell>
          <table:table-cell office:value-type="float" office:value="6.600634" calcext:value-type="float">
            <text:p>6.600634</text:p>
          </table:table-cell>
          <table:table-cell office:value-type="float" office:value="810.1456" calcext:value-type="float">
            <text:p>810.1456</text:p>
          </table:table-cell>
          <table:table-cell office:value-type="float" office:value="0" calcext:value-type="float">
            <text:p>0</text:p>
          </table:table-cell>
          <table:table-cell office:value-type="float" office:value="-0.5501411" calcext:value-type="float">
            <text:p>-0.55014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5.329581" calcext:value-type="float">
            <text:p>5.329581</text:p>
          </table:table-cell>
          <table:table-cell office:value-type="float" office:value="451.865" calcext:value-type="float">
            <text:p>451.86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6618951" calcext:value-type="float">
            <text:p>0.06618951</text:p>
          </table:table-cell>
          <table:table-cell office:value-type="float" office:value="13.72189" calcext:value-type="float">
            <text:p>13.72189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47796" calcext:value-type="float">
            <text:p>0.03647796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2706" calcext:value-type="float">
            <text:p>12.82706</text:p>
          </table:table-cell>
          <table:table-cell office:value-type="float" office:value="-0.4055675" calcext:value-type="float">
            <text:p>-0.4055675</text:p>
          </table:table-cell>
          <table:table-cell office:value-type="float" office:value="-0.5156529" calcext:value-type="float">
            <text:p>-0.5156529</text:p>
          </table:table-cell>
          <table:table-cell office:value-type="float" office:value="0.005381212" calcext:value-type="float">
            <text:p>0.005381212</text:p>
          </table:table-cell>
          <table:table-cell office:value-type="float" office:value="7.155695" calcext:value-type="float">
            <text:p>7.155695</text:p>
          </table:table-cell>
          <table:table-cell office:value-type="float" office:value="0.2215372" calcext:value-type="float">
            <text:p>0.2215372</text:p>
          </table:table-cell>
          <table:table-cell office:value-type="float" office:value="0.2242466" calcext:value-type="float">
            <text:p>0.2242466</text:p>
          </table:table-cell>
          <table:table-cell office:value-type="float" office:value="0.1443858" calcext:value-type="float">
            <text:p>0.1443858</text:p>
          </table:table-cell>
          <table:table-cell office:value-type="float" office:value="0.08550689" calcext:value-type="float">
            <text:p>0.08550689</text:p>
          </table:table-cell>
          <table:table-cell office:value-type="float" office:value="0.02109341" calcext:value-type="float">
            <text:p>0.02109341</text:p>
          </table:table-cell>
          <table:table-cell office:value-type="float" office:value="0.01704061" calcext:value-type="float">
            <text:p>0.01704061</text:p>
          </table:table-cell>
          <table:table-cell office:value-type="float" office:value="0.02403693" calcext:value-type="float">
            <text:p>0.02403693</text:p>
          </table:table-cell>
          <table:table-cell office:value-type="float" office:value="0.01803516" calcext:value-type="float">
            <text:p>0.01803516</text:p>
          </table:table-cell>
          <table:table-cell office:value-type="float" office:value="20.30957" calcext:value-type="float">
            <text:p>20.30957</text:p>
          </table:table-cell>
          <table:table-cell office:value-type="float" office:value="21.31168" calcext:value-type="float">
            <text:p>21.31168</text:p>
          </table:table-cell>
          <table:table-cell office:value-type="float" office:value="22.57185" calcext:value-type="float">
            <text:p>22.57185</text:p>
          </table:table-cell>
          <table:table-cell office:value-type="float" office:value="24.96717" calcext:value-type="float">
            <text:p>24.96717</text:p>
          </table:table-cell>
          <table:table-cell office:value-type="float" office:value="21.72429" calcext:value-type="float">
            <text:p>21.72429</text:p>
          </table:table-cell>
          <table:table-cell office:value-type="float" office:value="15.74928" calcext:value-type="float">
            <text:p>15.74928</text:p>
          </table:table-cell>
          <table:table-cell office:value-type="float" office:value="10.34993" calcext:value-type="float">
            <text:p>10.34993</text:p>
          </table:table-cell>
          <table:table-cell office:value-type="float" office:value="6.592861" calcext:value-type="float">
            <text:p>6.592861</text:p>
          </table:table-cell>
          <table:table-cell office:value-type="float" office:value="749.8965" calcext:value-type="float">
            <text:p>749.8965</text:p>
          </table:table-cell>
          <table:table-cell office:value-type="float" office:value="0" calcext:value-type="float">
            <text:p>0</text:p>
          </table:table-cell>
          <table:table-cell office:value-type="float" office:value="-0.5503465" calcext:value-type="float">
            <text:p>-0.550346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5.328177" calcext:value-type="float">
            <text:p>5.328177</text:p>
          </table:table-cell>
          <table:table-cell office:value-type="float" office:value="451.8636" calcext:value-type="float">
            <text:p>451.8636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6405335" calcext:value-type="float">
            <text:p>0.06405335</text:p>
          </table:table-cell>
          <table:table-cell office:value-type="float" office:value="13.73476" calcext:value-type="float">
            <text:p>13.7347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54412" calcext:value-type="float">
            <text:p>0.03654412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2924" calcext:value-type="float">
            <text:p>12.82924</text:p>
          </table:table-cell>
          <table:table-cell office:value-type="float" office:value="-0.405681" calcext:value-type="float">
            <text:p>-0.405681</text:p>
          </table:table-cell>
          <table:table-cell office:value-type="float" office:value="-0.5158575" calcext:value-type="float">
            <text:p>-0.5158575</text:p>
          </table:table-cell>
          <table:table-cell office:value-type="float" office:value="0.005381216" calcext:value-type="float">
            <text:p>0.005381216</text:p>
          </table:table-cell>
          <table:table-cell office:value-type="float" office:value="7.151093" calcext:value-type="float">
            <text:p>7.151093</text:p>
          </table:table-cell>
          <table:table-cell office:value-type="float" office:value="0.1946948" calcext:value-type="float">
            <text:p>0.1946948</text:p>
          </table:table-cell>
          <table:table-cell office:value-type="float" office:value="0.1958192" calcext:value-type="float">
            <text:p>0.1958192</text:p>
          </table:table-cell>
          <table:table-cell office:value-type="float" office:value="0.1344014" calcext:value-type="float">
            <text:p>0.1344014</text:p>
          </table:table-cell>
          <table:table-cell office:value-type="float" office:value="0.07720051" calcext:value-type="float">
            <text:p>0.07720051</text:p>
          </table:table-cell>
          <table:table-cell office:value-type="float" office:value="0.02054356" calcext:value-type="float">
            <text:p>0.02054356</text:p>
          </table:table-cell>
          <table:table-cell office:value-type="float" office:value="0.01683381" calcext:value-type="float">
            <text:p>0.01683381</text:p>
          </table:table-cell>
          <table:table-cell office:value-type="float" office:value="0.0238317" calcext:value-type="float">
            <text:p>0.0238317</text:p>
          </table:table-cell>
          <table:table-cell office:value-type="float" office:value="0.01804391" calcext:value-type="float">
            <text:p>0.01804391</text:p>
          </table:table-cell>
          <table:table-cell office:value-type="float" office:value="21.9986" calcext:value-type="float">
            <text:p>21.9986</text:p>
          </table:table-cell>
          <table:table-cell office:value-type="float" office:value="21.30055" calcext:value-type="float">
            <text:p>21.30055</text:p>
          </table:table-cell>
          <table:table-cell office:value-type="float" office:value="22.6766" calcext:value-type="float">
            <text:p>22.6766</text:p>
          </table:table-cell>
          <table:table-cell office:value-type="float" office:value="25.00099" calcext:value-type="float">
            <text:p>25.00099</text:p>
          </table:table-cell>
          <table:table-cell office:value-type="float" office:value="21.72553" calcext:value-type="float">
            <text:p>21.72553</text:p>
          </table:table-cell>
          <table:table-cell office:value-type="float" office:value="15.72914" calcext:value-type="float">
            <text:p>15.72914</text:p>
          </table:table-cell>
          <table:table-cell office:value-type="float" office:value="10.39884" calcext:value-type="float">
            <text:p>10.39884</text:p>
          </table:table-cell>
          <table:table-cell office:value-type="float" office:value="6.582387" calcext:value-type="float">
            <text:p>6.582387</text:p>
          </table:table-cell>
          <table:table-cell office:value-type="float" office:value="748.6431" calcext:value-type="float">
            <text:p>748.6431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5.326588" calcext:value-type="float">
            <text:p>5.326588</text:p>
          </table:table-cell>
          <table:table-cell office:value-type="float" office:value="451.8622" calcext:value-type="float">
            <text:p>451.862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6259476" calcext:value-type="float">
            <text:p>0.06259476</text:p>
          </table:table-cell>
          <table:table-cell office:value-type="float" office:value="13.7486" calcext:value-type="float">
            <text:p>13.7486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60961" calcext:value-type="float">
            <text:p>0.0366096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3123" calcext:value-type="float">
            <text:p>12.83123</text:p>
          </table:table-cell>
          <table:table-cell office:value-type="float" office:value="-0.4056844" calcext:value-type="float">
            <text:p>-0.4056844</text:p>
          </table:table-cell>
          <table:table-cell office:value-type="float" office:value="-0.5158594" calcext:value-type="float">
            <text:p>-0.5158594</text:p>
          </table:table-cell>
          <table:table-cell office:value-type="float" office:value="0.005381216" calcext:value-type="float">
            <text:p>0.005381216</text:p>
          </table:table-cell>
          <table:table-cell office:value-type="float" office:value="7.146187" calcext:value-type="float">
            <text:p>7.146187</text:p>
          </table:table-cell>
          <table:table-cell office:value-type="float" office:value="0.1797345" calcext:value-type="float">
            <text:p>0.1797345</text:p>
          </table:table-cell>
          <table:table-cell office:value-type="float" office:value="0.1747743" calcext:value-type="float">
            <text:p>0.1747743</text:p>
          </table:table-cell>
          <table:table-cell office:value-type="float" office:value="0.1274734" calcext:value-type="float">
            <text:p>0.1274734</text:p>
          </table:table-cell>
          <table:table-cell office:value-type="float" office:value="0.07162949" calcext:value-type="float">
            <text:p>0.07162949</text:p>
          </table:table-cell>
          <table:table-cell office:value-type="float" office:value="0.01993237" calcext:value-type="float">
            <text:p>0.01993237</text:p>
          </table:table-cell>
          <table:table-cell office:value-type="float" office:value="0.0165822" calcext:value-type="float">
            <text:p>0.0165822</text:p>
          </table:table-cell>
          <table:table-cell office:value-type="float" office:value="0.02361532" calcext:value-type="float">
            <text:p>0.02361532</text:p>
          </table:table-cell>
          <table:table-cell office:value-type="float" office:value="0.01805514" calcext:value-type="float">
            <text:p>0.01805514</text:p>
          </table:table-cell>
          <table:table-cell office:value-type="float" office:value="22.35851" calcext:value-type="float">
            <text:p>22.35851</text:p>
          </table:table-cell>
          <table:table-cell office:value-type="float" office:value="21.42435" calcext:value-type="float">
            <text:p>21.42435</text:p>
          </table:table-cell>
          <table:table-cell office:value-type="float" office:value="22.77666" calcext:value-type="float">
            <text:p>22.77666</text:p>
          </table:table-cell>
          <table:table-cell office:value-type="float" office:value="25.03647" calcext:value-type="float">
            <text:p>25.03647</text:p>
          </table:table-cell>
          <table:table-cell office:value-type="float" office:value="21.72414" calcext:value-type="float">
            <text:p>21.72414</text:p>
          </table:table-cell>
          <table:table-cell office:value-type="float" office:value="15.71869" calcext:value-type="float">
            <text:p>15.71869</text:p>
          </table:table-cell>
          <table:table-cell office:value-type="float" office:value="10.43055" calcext:value-type="float">
            <text:p>10.43055</text:p>
          </table:table-cell>
          <table:table-cell office:value-type="float" office:value="6.575848" calcext:value-type="float">
            <text:p>6.575848</text:p>
          </table:table-cell>
          <table:table-cell office:value-type="float" office:value="743.5015" calcext:value-type="float">
            <text:p>743.5015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5.325079" calcext:value-type="float">
            <text:p>5.325079</text:p>
          </table:table-cell>
          <table:table-cell office:value-type="float" office:value="451.8605" calcext:value-type="float">
            <text:p>451.860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6157641" calcext:value-type="float">
            <text:p>0.06157641</text:p>
          </table:table-cell>
          <table:table-cell office:value-type="float" office:value="13.76277" calcext:value-type="float">
            <text:p>13.7627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67472" calcext:value-type="float">
            <text:p>0.03667472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3312" calcext:value-type="float">
            <text:p>12.83312</text:p>
          </table:table-cell>
          <table:table-cell office:value-type="float" office:value="-0.4057208" calcext:value-type="float">
            <text:p>-0.4057208</text:p>
          </table:table-cell>
          <table:table-cell office:value-type="float" office:value="-0.5159097" calcext:value-type="float">
            <text:p>-0.5159097</text:p>
          </table:table-cell>
          <table:table-cell office:value-type="float" office:value="0.005381218" calcext:value-type="float">
            <text:p>0.005381218</text:p>
          </table:table-cell>
          <table:table-cell office:value-type="float" office:value="7.141457" calcext:value-type="float">
            <text:p>7.141457</text:p>
          </table:table-cell>
          <table:table-cell office:value-type="float" office:value="0.1837773" calcext:value-type="float">
            <text:p>0.1837773</text:p>
          </table:table-cell>
          <table:table-cell office:value-type="float" office:value="0.1595538" calcext:value-type="float">
            <text:p>0.1595538</text:p>
          </table:table-cell>
          <table:table-cell office:value-type="float" office:value="0.1229311" calcext:value-type="float">
            <text:p>0.1229311</text:p>
          </table:table-cell>
          <table:table-cell office:value-type="float" office:value="0.06782384" calcext:value-type="float">
            <text:p>0.06782384</text:p>
          </table:table-cell>
          <table:table-cell office:value-type="float" office:value="0.01935598" calcext:value-type="float">
            <text:p>0.01935598</text:p>
          </table:table-cell>
          <table:table-cell office:value-type="float" office:value="0.01634914" calcext:value-type="float">
            <text:p>0.01634914</text:p>
          </table:table-cell>
          <table:table-cell office:value-type="float" office:value="0.02339056" calcext:value-type="float">
            <text:p>0.02339056</text:p>
          </table:table-cell>
          <table:table-cell office:value-type="float" office:value="0.01806593" calcext:value-type="float">
            <text:p>0.01806593</text:p>
          </table:table-cell>
          <table:table-cell office:value-type="float" office:value="22.84077" calcext:value-type="float">
            <text:p>22.84077</text:p>
          </table:table-cell>
          <table:table-cell office:value-type="float" office:value="21.39219" calcext:value-type="float">
            <text:p>21.39219</text:p>
          </table:table-cell>
          <table:table-cell office:value-type="float" office:value="22.88428" calcext:value-type="float">
            <text:p>22.88428</text:p>
          </table:table-cell>
          <table:table-cell office:value-type="float" office:value="25.07143" calcext:value-type="float">
            <text:p>25.07143</text:p>
          </table:table-cell>
          <table:table-cell office:value-type="float" office:value="21.7213" calcext:value-type="float">
            <text:p>21.7213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10.45537" calcext:value-type="float">
            <text:p>10.45537</text:p>
          </table:table-cell>
          <table:table-cell office:value-type="float" office:value="6.570363" calcext:value-type="float">
            <text:p>6.570363</text:p>
          </table:table-cell>
          <table:table-cell office:value-type="float" office:value="741.5986" calcext:value-type="float">
            <text:p>741.5986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5.324123" calcext:value-type="float">
            <text:p>5.324123</text:p>
          </table:table-cell>
          <table:table-cell office:value-type="float" office:value="451.8589" calcext:value-type="float">
            <text:p>451.8589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6043678" calcext:value-type="float">
            <text:p>0.06043678</text:p>
          </table:table-cell>
          <table:table-cell office:value-type="float" office:value="13.77081" calcext:value-type="float">
            <text:p>13.7708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73909" calcext:value-type="float">
            <text:p>0.0367390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3478" calcext:value-type="float">
            <text:p>12.83478</text:p>
          </table:table-cell>
          <table:table-cell office:value-type="float" office:value="-0.4058124" calcext:value-type="float">
            <text:p>-0.4058124</text:p>
          </table:table-cell>
          <table:table-cell office:value-type="float" office:value="-0.5159368" calcext:value-type="float">
            <text:p>-0.5159368</text:p>
          </table:table-cell>
          <table:table-cell office:value-type="float" office:value="0.005381239" calcext:value-type="float">
            <text:p>0.005381239</text:p>
          </table:table-cell>
          <table:table-cell office:value-type="float" office:value="7.137671" calcext:value-type="float">
            <text:p>7.137671</text:p>
          </table:table-cell>
          <table:table-cell office:value-type="float" office:value="0.1771478" calcext:value-type="float">
            <text:p>0.1771478</text:p>
          </table:table-cell>
          <table:table-cell office:value-type="float" office:value="0.1530102" calcext:value-type="float">
            <text:p>0.1530102</text:p>
          </table:table-cell>
          <table:table-cell office:value-type="float" office:value="0.1201191" calcext:value-type="float">
            <text:p>0.1201191</text:p>
          </table:table-cell>
          <table:table-cell office:value-type="float" office:value="0.06471381" calcext:value-type="float">
            <text:p>0.06471381</text:p>
          </table:table-cell>
          <table:table-cell office:value-type="float" office:value="0.01894264" calcext:value-type="float">
            <text:p>0.01894264</text:p>
          </table:table-cell>
          <table:table-cell office:value-type="float" office:value="0.01615539" calcext:value-type="float">
            <text:p>0.01615539</text:p>
          </table:table-cell>
          <table:table-cell office:value-type="float" office:value="0.02316277" calcext:value-type="float">
            <text:p>0.02316277</text:p>
          </table:table-cell>
          <table:table-cell office:value-type="float" office:value="0.01807797" calcext:value-type="float">
            <text:p>0.01807797</text:p>
          </table:table-cell>
          <table:table-cell office:value-type="float" office:value="23.48937" calcext:value-type="float">
            <text:p>23.48937</text:p>
          </table:table-cell>
          <table:table-cell office:value-type="float" office:value="21.28428" calcext:value-type="float">
            <text:p>21.28428</text:p>
          </table:table-cell>
          <table:table-cell office:value-type="float" office:value="22.95715" calcext:value-type="float">
            <text:p>22.95715</text:p>
          </table:table-cell>
          <table:table-cell office:value-type="float" office:value="25.09004" calcext:value-type="float">
            <text:p>25.09004</text:p>
          </table:table-cell>
          <table:table-cell office:value-type="float" office:value="21.71058" calcext:value-type="float">
            <text:p>21.71058</text:p>
          </table:table-cell>
          <table:table-cell office:value-type="float" office:value="15.70465" calcext:value-type="float">
            <text:p>15.70465</text:p>
          </table:table-cell>
          <table:table-cell office:value-type="float" office:value="10.47458" calcext:value-type="float">
            <text:p>10.47458</text:p>
          </table:table-cell>
          <table:table-cell office:value-type="float" office:value="6.566958" calcext:value-type="float">
            <text:p>6.566958</text:p>
          </table:table-cell>
          <table:table-cell office:value-type="float" office:value="740.0407" calcext:value-type="float">
            <text:p>740.0407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5.323534" calcext:value-type="float">
            <text:p>5.323534</text:p>
          </table:table-cell>
          <table:table-cell office:value-type="float" office:value="451.8574" calcext:value-type="float">
            <text:p>451.8574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5985674" calcext:value-type="float">
            <text:p>0.05985674</text:p>
          </table:table-cell>
          <table:table-cell office:value-type="float" office:value="13.77462" calcext:value-type="float">
            <text:p>13.7746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80347" calcext:value-type="float">
            <text:p>0.0368034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3643" calcext:value-type="float">
            <text:p>12.83643</text:p>
          </table:table-cell>
          <table:table-cell office:value-type="float" office:value="-0.4058541" calcext:value-type="float">
            <text:p>-0.4058541</text:p>
          </table:table-cell>
          <table:table-cell office:value-type="float" office:value="-0.5159417" calcext:value-type="float">
            <text:p>-0.5159417</text:p>
          </table:table-cell>
          <table:table-cell office:value-type="float" office:value="0.005381282" calcext:value-type="float">
            <text:p>0.005381282</text:p>
          </table:table-cell>
          <table:table-cell office:value-type="float" office:value="7.134592" calcext:value-type="float">
            <text:p>7.134592</text:p>
          </table:table-cell>
          <table:table-cell office:value-type="float" office:value="0.1721263" calcext:value-type="float">
            <text:p>0.1721263</text:p>
          </table:table-cell>
          <table:table-cell office:value-type="float" office:value="0.1489852" calcext:value-type="float">
            <text:p>0.1489852</text:p>
          </table:table-cell>
          <table:table-cell office:value-type="float" office:value="0.1184512" calcext:value-type="float">
            <text:p>0.1184512</text:p>
          </table:table-cell>
          <table:table-cell office:value-type="float" office:value="0.06269616" calcext:value-type="float">
            <text:p>0.06269616</text:p>
          </table:table-cell>
          <table:table-cell office:value-type="float" office:value="0.01894732" calcext:value-type="float">
            <text:p>0.01894732</text:p>
          </table:table-cell>
          <table:table-cell office:value-type="float" office:value="0.0160635" calcext:value-type="float">
            <text:p>0.0160635</text:p>
          </table:table-cell>
          <table:table-cell office:value-type="float" office:value="0.02292562" calcext:value-type="float">
            <text:p>0.02292562</text:p>
          </table:table-cell>
          <table:table-cell office:value-type="float" office:value="0.01809216" calcext:value-type="float">
            <text:p>0.01809216</text:p>
          </table:table-cell>
          <table:table-cell office:value-type="float" office:value="23.8773" calcext:value-type="float">
            <text:p>23.8773</text:p>
          </table:table-cell>
          <table:table-cell office:value-type="float" office:value="21.23386" calcext:value-type="float">
            <text:p>21.23386</text:p>
          </table:table-cell>
          <table:table-cell office:value-type="float" office:value="22.98101" calcext:value-type="float">
            <text:p>22.98101</text:p>
          </table:table-cell>
          <table:table-cell office:value-type="float" office:value="25.10301" calcext:value-type="float">
            <text:p>25.10301</text:p>
          </table:table-cell>
          <table:table-cell office:value-type="float" office:value="21.70192" calcext:value-type="float">
            <text:p>21.70192</text:p>
          </table:table-cell>
          <table:table-cell office:value-type="float" office:value="15.6842" calcext:value-type="float">
            <text:p>15.6842</text:p>
          </table:table-cell>
          <table:table-cell office:value-type="float" office:value="10.49055" calcext:value-type="float">
            <text:p>10.49055</text:p>
          </table:table-cell>
          <table:table-cell office:value-type="float" office:value="6.565662" calcext:value-type="float">
            <text:p>6.565662</text:p>
          </table:table-cell>
          <table:table-cell office:value-type="float" office:value="737.6794" calcext:value-type="float">
            <text:p>737.6794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5.322837" calcext:value-type="float">
            <text:p>5.322837</text:p>
          </table:table-cell>
          <table:table-cell office:value-type="float" office:value="451.8561" calcext:value-type="float">
            <text:p>451.856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5948317" calcext:value-type="float">
            <text:p>0.05948317</text:p>
          </table:table-cell>
          <table:table-cell office:value-type="float" office:value="13.7788" calcext:value-type="float">
            <text:p>13.778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86784" calcext:value-type="float">
            <text:p>0.03686784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3811" calcext:value-type="float">
            <text:p>12.83811</text:p>
          </table:table-cell>
          <table:table-cell office:value-type="float" office:value="-0.4058976" calcext:value-type="float">
            <text:p>-0.4058976</text:p>
          </table:table-cell>
          <table:table-cell office:value-type="float" office:value="-0.5159653" calcext:value-type="float">
            <text:p>-0.5159653</text:p>
          </table:table-cell>
          <table:table-cell office:value-type="float" office:value="0.005381311" calcext:value-type="float">
            <text:p>0.005381311</text:p>
          </table:table-cell>
          <table:table-cell office:value-type="float" office:value="7.131402" calcext:value-type="float">
            <text:p>7.131402</text:p>
          </table:table-cell>
          <table:table-cell office:value-type="float" office:value="0.1726462" calcext:value-type="float">
            <text:p>0.1726462</text:p>
          </table:table-cell>
          <table:table-cell office:value-type="float" office:value="0.1444103" calcext:value-type="float">
            <text:p>0.1444103</text:p>
          </table:table-cell>
          <table:table-cell office:value-type="float" office:value="0.1165784" calcext:value-type="float">
            <text:p>0.1165784</text:p>
          </table:table-cell>
          <table:table-cell office:value-type="float" office:value="0.06109632" calcext:value-type="float">
            <text:p>0.06109632</text:p>
          </table:table-cell>
          <table:table-cell office:value-type="float" office:value="0.01923616" calcext:value-type="float">
            <text:p>0.01923616</text:p>
          </table:table-cell>
          <table:table-cell office:value-type="float" office:value="0.01611427" calcext:value-type="float">
            <text:p>0.01611427</text:p>
          </table:table-cell>
          <table:table-cell office:value-type="float" office:value="0.0226653" calcext:value-type="float">
            <text:p>0.0226653</text:p>
          </table:table-cell>
          <table:table-cell office:value-type="float" office:value="0.01811076" calcext:value-type="float">
            <text:p>0.01811076</text:p>
          </table:table-cell>
          <table:table-cell office:value-type="float" office:value="24.07695" calcext:value-type="float">
            <text:p>24.07695</text:p>
          </table:table-cell>
          <table:table-cell office:value-type="float" office:value="21.3047" calcext:value-type="float">
            <text:p>21.3047</text:p>
          </table:table-cell>
          <table:table-cell office:value-type="float" office:value="23.00421" calcext:value-type="float">
            <text:p>23.00421</text:p>
          </table:table-cell>
          <table:table-cell office:value-type="float" office:value="25.11295" calcext:value-type="float">
            <text:p>25.11295</text:p>
          </table:table-cell>
          <table:table-cell office:value-type="float" office:value="21.69649" calcext:value-type="float">
            <text:p>21.69649</text:p>
          </table:table-cell>
          <table:table-cell office:value-type="float" office:value="15.66666" calcext:value-type="float">
            <text:p>15.66666</text:p>
          </table:table-cell>
          <table:table-cell office:value-type="float" office:value="10.49766" calcext:value-type="float">
            <text:p>10.49766</text:p>
          </table:table-cell>
          <table:table-cell office:value-type="float" office:value="6.567711" calcext:value-type="float">
            <text:p>6.567711</text:p>
          </table:table-cell>
          <table:table-cell office:value-type="float" office:value="736.194" calcext:value-type="float">
            <text:p>736.194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5.322374" calcext:value-type="float">
            <text:p>5.322374</text:p>
          </table:table-cell>
          <table:table-cell office:value-type="float" office:value="451.8547" calcext:value-type="float">
            <text:p>451.8547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5926169" calcext:value-type="float">
            <text:p>0.05926169</text:p>
          </table:table-cell>
          <table:table-cell office:value-type="float" office:value="13.78134" calcext:value-type="float">
            <text:p>13.78134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93221" calcext:value-type="float">
            <text:p>0.03693221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3949" calcext:value-type="float">
            <text:p>12.83949</text:p>
          </table:table-cell>
          <table:table-cell office:value-type="float" office:value="-0.4059382" calcext:value-type="float">
            <text:p>-0.4059382</text:p>
          </table:table-cell>
          <table:table-cell office:value-type="float" office:value="-0.5159703" calcext:value-type="float">
            <text:p>-0.5159703</text:p>
          </table:table-cell>
          <table:table-cell office:value-type="float" office:value="0.005381342" calcext:value-type="float">
            <text:p>0.005381342</text:p>
          </table:table-cell>
          <table:table-cell office:value-type="float" office:value="7.128616" calcext:value-type="float">
            <text:p>7.128616</text:p>
          </table:table-cell>
          <table:table-cell office:value-type="float" office:value="0.1692944" calcext:value-type="float">
            <text:p>0.1692944</text:p>
          </table:table-cell>
          <table:table-cell office:value-type="float" office:value="0.1419144" calcext:value-type="float">
            <text:p>0.1419144</text:p>
          </table:table-cell>
          <table:table-cell office:value-type="float" office:value="0.1161056" calcext:value-type="float">
            <text:p>0.1161056</text:p>
          </table:table-cell>
          <table:table-cell office:value-type="float" office:value="0.0606095" calcext:value-type="float">
            <text:p>0.0606095</text:p>
          </table:table-cell>
          <table:table-cell office:value-type="float" office:value="0.01978757" calcext:value-type="float">
            <text:p>0.01978757</text:p>
          </table:table-cell>
          <table:table-cell office:value-type="float" office:value="0.01628734" calcext:value-type="float">
            <text:p>0.01628734</text:p>
          </table:table-cell>
          <table:table-cell office:value-type="float" office:value="0.0224135" calcext:value-type="float">
            <text:p>0.0224135</text:p>
          </table:table-cell>
          <table:table-cell office:value-type="float" office:value="0.01813421" calcext:value-type="float">
            <text:p>0.01813421</text:p>
          </table:table-cell>
          <table:table-cell office:value-type="float" office:value="24.35834" calcext:value-type="float">
            <text:p>24.35834</text:p>
          </table:table-cell>
          <table:table-cell office:value-type="float" office:value="21.28503" calcext:value-type="float">
            <text:p>21.28503</text:p>
          </table:table-cell>
          <table:table-cell office:value-type="float" office:value="23.01802" calcext:value-type="float">
            <text:p>23.01802</text:p>
          </table:table-cell>
          <table:table-cell office:value-type="float" office:value="25.11707" calcext:value-type="float">
            <text:p>25.11707</text:p>
          </table:table-cell>
          <table:table-cell office:value-type="float" office:value="21.6897" calcext:value-type="float">
            <text:p>21.6897</text:p>
          </table:table-cell>
          <table:table-cell office:value-type="float" office:value="15.64712" calcext:value-type="float">
            <text:p>15.64712</text:p>
          </table:table-cell>
          <table:table-cell office:value-type="float" office:value="10.49926" calcext:value-type="float">
            <text:p>10.49926</text:p>
          </table:table-cell>
          <table:table-cell office:value-type="float" office:value="6.572264" calcext:value-type="float">
            <text:p>6.572264</text:p>
          </table:table-cell>
          <table:table-cell office:value-type="float" office:value="733.5038" calcext:value-type="float">
            <text:p>733.5038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5.3216" calcext:value-type="float">
            <text:p>5.3216</text:p>
          </table:table-cell>
          <table:table-cell office:value-type="float" office:value="451.8535" calcext:value-type="float">
            <text:p>451.853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5881497" calcext:value-type="float">
            <text:p>0.05881497</text:p>
          </table:table-cell>
          <table:table-cell office:value-type="float" office:value="13.78612" calcext:value-type="float">
            <text:p>13.78612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699657" calcext:value-type="float">
            <text:p>0.03699657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4083" calcext:value-type="float">
            <text:p>12.84083</text:p>
          </table:table-cell>
          <table:table-cell office:value-type="float" office:value="-0.4059837" calcext:value-type="float">
            <text:p>-0.4059837</text:p>
          </table:table-cell>
          <table:table-cell office:value-type="float" office:value="-0.5159895" calcext:value-type="float">
            <text:p>-0.5159895</text:p>
          </table:table-cell>
          <table:table-cell office:value-type="float" office:value="0.005381354" calcext:value-type="float">
            <text:p>0.005381354</text:p>
          </table:table-cell>
          <table:table-cell office:value-type="float" office:value="7.125199" calcext:value-type="float">
            <text:p>7.125199</text:p>
          </table:table-cell>
          <table:table-cell office:value-type="float" office:value="0.1609367" calcext:value-type="float">
            <text:p>0.1609367</text:p>
          </table:table-cell>
          <table:table-cell office:value-type="float" office:value="0.1352761" calcext:value-type="float">
            <text:p>0.1352761</text:p>
          </table:table-cell>
          <table:table-cell office:value-type="float" office:value="0.1133124" calcext:value-type="float">
            <text:p>0.1133124</text:p>
          </table:table-cell>
          <table:table-cell office:value-type="float" office:value="0.05916423" calcext:value-type="float">
            <text:p>0.05916423</text:p>
          </table:table-cell>
          <table:table-cell office:value-type="float" office:value="0.02020472" calcext:value-type="float">
            <text:p>0.02020472</text:p>
          </table:table-cell>
          <table:table-cell office:value-type="float" office:value="0.0165241" calcext:value-type="float">
            <text:p>0.0165241</text:p>
          </table:table-cell>
          <table:table-cell office:value-type="float" office:value="0.02223201" calcext:value-type="float">
            <text:p>0.02223201</text:p>
          </table:table-cell>
          <table:table-cell office:value-type="float" office:value="0.01816368" calcext:value-type="float">
            <text:p>0.01816368</text:p>
          </table:table-cell>
          <table:table-cell office:value-type="float" office:value="24.50162" calcext:value-type="float">
            <text:p>24.50162</text:p>
          </table:table-cell>
          <table:table-cell office:value-type="float" office:value="21.36321" calcext:value-type="float">
            <text:p>21.36321</text:p>
          </table:table-cell>
          <table:table-cell office:value-type="float" office:value="23.04912" calcext:value-type="float">
            <text:p>23.04912</text:p>
          </table:table-cell>
          <table:table-cell office:value-type="float" office:value="25.12446" calcext:value-type="float">
            <text:p>25.12446</text:p>
          </table:table-cell>
          <table:table-cell office:value-type="float" office:value="21.68393" calcext:value-type="float">
            <text:p>21.68393</text:p>
          </table:table-cell>
          <table:table-cell office:value-type="float" office:value="15.631" calcext:value-type="float">
            <text:p>15.631</text:p>
          </table:table-cell>
          <table:table-cell office:value-type="float" office:value="10.50024" calcext:value-type="float">
            <text:p>10.50024</text:p>
          </table:table-cell>
          <table:table-cell office:value-type="float" office:value="6.578296" calcext:value-type="float">
            <text:p>6.578296</text:p>
          </table:table-cell>
          <table:table-cell office:value-type="float" office:value="731.0163" calcext:value-type="float">
            <text:p>731.0163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5.320704" calcext:value-type="float">
            <text:p>5.320704</text:p>
          </table:table-cell>
          <table:table-cell office:value-type="float" office:value="451.8522" calcext:value-type="float">
            <text:p>451.8522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5854263" calcext:value-type="float">
            <text:p>0.05854263</text:p>
          </table:table-cell>
          <table:table-cell office:value-type="float" office:value="13.79191" calcext:value-type="float">
            <text:p>13.79191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706039" calcext:value-type="float">
            <text:p>0.03706039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421" calcext:value-type="float">
            <text:p>12.8421</text:p>
          </table:table-cell>
          <table:table-cell office:value-type="float" office:value="-0.4060293" calcext:value-type="float">
            <text:p>-0.4060293</text:p>
          </table:table-cell>
          <table:table-cell office:value-type="float" office:value="-0.5160241" calcext:value-type="float">
            <text:p>-0.5160241</text:p>
          </table:table-cell>
          <table:table-cell office:value-type="float" office:value="0.005381358" calcext:value-type="float">
            <text:p>0.005381358</text:p>
          </table:table-cell>
          <table:table-cell office:value-type="float" office:value="7.121598" calcext:value-type="float">
            <text:p>7.121598</text:p>
          </table:table-cell>
          <table:table-cell office:value-type="float" office:value="0.1685762" calcext:value-type="float">
            <text:p>0.1685762</text:p>
          </table:table-cell>
          <table:table-cell office:value-type="float" office:value="0.1311955" calcext:value-type="float">
            <text:p>0.1311955</text:p>
          </table:table-cell>
          <table:table-cell office:value-type="float" office:value="0.1116113" calcext:value-type="float">
            <text:p>0.1116113</text:p>
          </table:table-cell>
          <table:table-cell office:value-type="float" office:value="0.05797969" calcext:value-type="float">
            <text:p>0.05797969</text:p>
          </table:table-cell>
          <table:table-cell office:value-type="float" office:value="0.02043507" calcext:value-type="float">
            <text:p>0.02043507</text:p>
          </table:table-cell>
          <table:table-cell office:value-type="float" office:value="0.01674205" calcext:value-type="float">
            <text:p>0.01674205</text:p>
          </table:table-cell>
          <table:table-cell office:value-type="float" office:value="0.02212215" calcext:value-type="float">
            <text:p>0.02212215</text:p>
          </table:table-cell>
          <table:table-cell office:value-type="float" office:value="0.01819474" calcext:value-type="float">
            <text:p>0.01819474</text:p>
          </table:table-cell>
          <table:table-cell office:value-type="float" office:value="24.67971" calcext:value-type="float">
            <text:p>24.67971</text:p>
          </table:table-cell>
          <table:table-cell office:value-type="float" office:value="21.46287" calcext:value-type="float">
            <text:p>21.46287</text:p>
          </table:table-cell>
          <table:table-cell office:value-type="float" office:value="23.08041" calcext:value-type="float">
            <text:p>23.08041</text:p>
          </table:table-cell>
          <table:table-cell office:value-type="float" office:value="25.13076" calcext:value-type="float">
            <text:p>25.13076</text:p>
          </table:table-cell>
          <table:table-cell office:value-type="float" office:value="21.67655" calcext:value-type="float">
            <text:p>21.67655</text:p>
          </table:table-cell>
          <table:table-cell office:value-type="float" office:value="15.61816" calcext:value-type="float">
            <text:p>15.61816</text:p>
          </table:table-cell>
          <table:table-cell office:value-type="float" office:value="10.50211" calcext:value-type="float">
            <text:p>10.50211</text:p>
          </table:table-cell>
          <table:table-cell office:value-type="float" office:value="6.584806" calcext:value-type="float">
            <text:p>6.584806</text:p>
          </table:table-cell>
          <table:table-cell office:value-type="float" office:value="729.1592" calcext:value-type="float">
            <text:p>729.1592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5.320342" calcext:value-type="float">
            <text:p>5.320342</text:p>
          </table:table-cell>
          <table:table-cell office:value-type="float" office:value="451.851" calcext:value-type="float">
            <text:p>451.851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5860252" calcext:value-type="float">
            <text:p>0.05860252</text:p>
          </table:table-cell>
          <table:table-cell office:value-type="float" office:value="13.79378" calcext:value-type="float">
            <text:p>13.79378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712405" calcext:value-type="float">
            <text:p>0.03712405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4303" calcext:value-type="float">
            <text:p>12.84303</text:p>
          </table:table-cell>
          <table:table-cell office:value-type="float" office:value="-0.406069" calcext:value-type="float">
            <text:p>-0.406069</text:p>
          </table:table-cell>
          <table:table-cell office:value-type="float" office:value="-0.516028" calcext:value-type="float">
            <text:p>-0.516028</text:p>
          </table:table-cell>
          <table:table-cell office:value-type="float" office:value="0.005381395" calcext:value-type="float">
            <text:p>0.005381395</text:p>
          </table:table-cell>
          <table:table-cell office:value-type="float" office:value="7.119064" calcext:value-type="float">
            <text:p>7.119064</text:p>
          </table:table-cell>
          <table:table-cell office:value-type="float" office:value="0.1691122" calcext:value-type="float">
            <text:p>0.1691122</text:p>
          </table:table-cell>
          <table:table-cell office:value-type="float" office:value="0.1320255" calcext:value-type="float">
            <text:p>0.1320255</text:p>
          </table:table-cell>
          <table:table-cell office:value-type="float" office:value="0.1133841" calcext:value-type="float">
            <text:p>0.1133841</text:p>
          </table:table-cell>
          <table:table-cell office:value-type="float" office:value="0.05887707" calcext:value-type="float">
            <text:p>0.05887707</text:p>
          </table:table-cell>
          <table:table-cell office:value-type="float" office:value="0.02120875" calcext:value-type="float">
            <text:p>0.02120875</text:p>
          </table:table-cell>
          <table:table-cell office:value-type="float" office:value="0.01724345" calcext:value-type="float">
            <text:p>0.01724345</text:p>
          </table:table-cell>
          <table:table-cell office:value-type="float" office:value="0.02207936" calcext:value-type="float">
            <text:p>0.02207936</text:p>
          </table:table-cell>
          <table:table-cell office:value-type="float" office:value="0.01822417" calcext:value-type="float">
            <text:p>0.01822417</text:p>
          </table:table-cell>
          <table:table-cell office:value-type="float" office:value="25.00071" calcext:value-type="float">
            <text:p>25.00071</text:p>
          </table:table-cell>
          <table:table-cell office:value-type="float" office:value="21.42104" calcext:value-type="float">
            <text:p>21.42104</text:p>
          </table:table-cell>
          <table:table-cell office:value-type="float" office:value="23.08352" calcext:value-type="float">
            <text:p>23.08352</text:p>
          </table:table-cell>
          <table:table-cell office:value-type="float" office:value="25.12794" calcext:value-type="float">
            <text:p>25.12794</text:p>
          </table:table-cell>
          <table:table-cell office:value-type="float" office:value="21.66381" calcext:value-type="float">
            <text:p>21.66381</text:p>
          </table:table-cell>
          <table:table-cell office:value-type="float" office:value="15.60034" calcext:value-type="float">
            <text:p>15.60034</text:p>
          </table:table-cell>
          <table:table-cell office:value-type="float" office:value="10.50283" calcext:value-type="float">
            <text:p>10.50283</text:p>
          </table:table-cell>
          <table:table-cell office:value-type="float" office:value="6.591613" calcext:value-type="float">
            <text:p>6.591613</text:p>
          </table:table-cell>
          <table:table-cell office:value-type="float" office:value="726.868" calcext:value-type="float">
            <text:p>726.868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5.320008" calcext:value-type="float">
            <text:p>5.320008</text:p>
          </table:table-cell>
          <table:table-cell office:value-type="float" office:value="451.85" calcext:value-type="float">
            <text:p>451.85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0.05852551" calcext:value-type="float">
            <text:p>0.05852551</text:p>
          </table:table-cell>
          <table:table-cell office:value-type="float" office:value="13.79727" calcext:value-type="float">
            <text:p>13.79727</text:p>
          </table:table-cell>
          <table:table-cell office:value-type="float" office:value="0.01803413" calcext:value-type="float">
            <text:p>0.01803413</text:p>
          </table:table-cell>
          <table:table-cell office:value-type="float" office:value="0.037188" calcext:value-type="float">
            <text:p>0.037188</text:p>
          </table:table-cell>
          <table:table-cell office:value-type="float" office:value="0.1026357" calcext:value-type="float">
            <text:p>0.1026357</text:p>
          </table:table-cell>
          <table:table-cell office:value-type="float" office:value="12.84472" calcext:value-type="float">
            <text:p>12.84472</text:p>
          </table:table-cell>
          <table:table-cell office:value-type="float" office:value="-0.4061209" calcext:value-type="float">
            <text:p>-0.4061209</text:p>
          </table:table-cell>
          <table:table-cell office:value-type="float" office:value="-0.516113" calcext:value-type="float">
            <text:p>-0.516113</text:p>
          </table:table-cell>
          <table:table-cell office:value-type="float" office:value="0.005381417" calcext:value-type="float">
            <text:p>0.005381417</text:p>
          </table:table-cell>
          <table:table-cell office:value-type="float" office:value="7.116653" calcext:value-type="float">
            <text:p>7.116653</text:p>
          </table:table-cell>
          <table:table-cell office:value-type="float" office:value="0.1626873" calcext:value-type="float">
            <text:p>0.1626873</text:p>
          </table:table-cell>
          <table:table-cell office:value-type="float" office:value="0.1260903" calcext:value-type="float">
            <text:p>0.1260903</text:p>
          </table:table-cell>
          <table:table-cell office:value-type="float" office:value="0.1108245" calcext:value-type="float">
            <text:p>0.1108245</text:p>
          </table:table-cell>
          <table:table-cell office:value-type="float" office:value="0.05863778" calcext:value-type="float">
            <text:p>0.05863778</text:p>
          </table:table-cell>
          <table:table-cell office:value-type="float" office:value="0.02219704" calcext:value-type="float">
            <text:p>0.02219704</text:p>
          </table:table-cell>
          <table:table-cell office:value-type="float" office:value="0.01805648" calcext:value-type="float">
            <text:p>0.01805648</text:p>
          </table:table-cell>
          <table:table-cell office:value-type="float" office:value="0.02249397" calcext:value-type="float">
            <text:p>0.02249397</text:p>
          </table:table-cell>
          <table:table-cell office:value-type="float" office:value="0.01825144" calcext:value-type="float">
            <text:p>0.01825144</text:p>
          </table:table-cell>
          <table:table-cell office:value-type="float" office:value="21.61732" calcext:value-type="float">
            <text:p>21.61732</text:p>
          </table:table-cell>
          <table:table-cell office:value-type="float" office:value="21.8965" calcext:value-type="float">
            <text:p>21.8965</text:p>
          </table:table-cell>
          <table:table-cell office:value-type="float" office:value="23.11685" calcext:value-type="float">
            <text:p>23.11685</text:p>
          </table:table-cell>
          <table:table-cell office:value-type="float" office:value="25.13043" calcext:value-type="float">
            <text:p>25.13043</text:p>
          </table:table-cell>
          <table:table-cell office:value-type="float" office:value="21.65865" calcext:value-type="float">
            <text:p>21.65865</text:p>
          </table:table-cell>
          <table:table-cell office:value-type="float" office:value="15.58786" calcext:value-type="float">
            <text:p>15.58786</text:p>
          </table:table-cell>
          <table:table-cell office:value-type="float" office:value="10.60233" calcext:value-type="float">
            <text:p>10.60233</text:p>
          </table:table-cell>
          <table:table-cell office:value-type="float" office:value="6.598899" calcext:value-type="float">
            <text:p>6.598899</text:p>
          </table:table-cell>
          <table:table-cell office:value-type="float" office:value="710.329" calcext:value-type="float">
            <text:p>710.329</text:p>
          </table:table-cell>
          <table:table-cell office:value-type="float" office:value="0" calcext:value-type="float">
            <text:p>0</text:p>
          </table:table-cell>
          <table:table-cell office:value-type="float" office:value="-0.5503531" calcext:value-type="float">
            <text:p>-0.5503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09:30.011638259</dc:date>
    <meta:editing-duration>PT7S</meta:editing-duration>
    <meta:editing-cycles>1</meta:editing-cycles>
    <meta:document-statistic meta:table-count="1" meta:cell-count="12810" meta:object-count="0"/>
    <meta:generator>LibreOffice/6.4.7.2$Linux_X86_64 LibreOffice_project/40$Build-2</meta:generator>
  </office:meta>
</office:document-meta>
</file>